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wmf;windows_formatname=&quot;Image WMF&quot;" manifest:full-path="ObjectReplacements/Object 10"/>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office:font-face-decls>
  <office:automatic-styles>
    <style:style style:name="Table1" style:family="table">
      <style:table-properties style:width="7.052cm" fo:margin-left="3.842cm" fo:margin-right="3.773cm" table:align="margins"/>
    </style:style>
    <style:style style:name="Table1.A" style:family="table-column">
      <style:table-column-properties style:column-width="3.493cm" style:rel-column-width="32464*"/>
    </style:style>
    <style:style style:name="Table1.B" style:family="table-column">
      <style:table-column-properties style:column-width="3.56cm" style:rel-column-width="33071*"/>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7.052cm" fo:margin-left="3.842cm" fo:margin-right="3.773cm" table:align="margins"/>
    </style:style>
    <style:style style:name="Table2.A" style:family="table-column">
      <style:table-column-properties style:column-width="3.493cm" style:rel-column-width="32464*"/>
    </style:style>
    <style:style style:name="Table2.B" style:family="table-column">
      <style:table-column-properties style:column-width="3.56cm" style:rel-column-width="3307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margin-left="1.27cm" fo:margin-right="1.27cm" fo:margin-top="0.176cm" fo:margin-bottom="0cm" fo:text-align="center" style:justify-single-word="false" fo:text-indent="0cm" style:auto-text-indent="false"/>
      <style:text-properties fo:color="#000000" fo:font-size="24pt" fo:letter-spacing="normal" fo:font-weight="bold" style:font-size-asian="24pt" style:font-weight-asian="bold"/>
    </style:style>
    <style:style style:name="P2" style:family="paragraph" style:parent-style-name="Title">
      <style:paragraph-properties fo:margin-left="1.27cm" fo:margin-right="1.27cm" fo:margin-top="0cm" fo:margin-bottom="0cm" fo:text-align="center" style:justify-single-word="false" fo:text-indent="0cm" style:auto-text-indent="false"/>
      <style:text-properties fo:color="#000000" fo:font-size="16pt" fo:letter-spacing="normal" style:font-size-asian="16pt"/>
    </style:style>
    <style:style style:name="P3" style:family="paragraph" style:parent-style-name="Title">
      <style:paragraph-properties fo:margin-left="1.27cm" fo:margin-right="1.27cm" fo:margin-top="0cm" fo:margin-bottom="0cm" fo:text-align="center" style:justify-single-word="false" fo:text-indent="0cm" style:auto-text-indent="false"/>
      <style:text-properties fo:color="#000000" fo:font-size="12pt" fo:letter-spacing="normal" style:font-size-asian="12pt" style:font-size-complex="12pt"/>
    </style:style>
    <style:style style:name="P4" style:family="paragraph" style:parent-style-name="Heading_20_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 style:family="paragraph" style:parent-style-name="Cod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 style:family="paragraph" style:parent-style-name="Body_20_Text_20_Compact">
      <style:text-properties fo:font-weight="bold" style:font-weight-asian="bold" style:font-weight-complex="bold"/>
    </style:style>
    <style:style style:name="P10" style:family="paragraph" style:parent-style-name="Body_20_Text_20_Compact">
      <style:text-properties fo:font-weight="normal" style:font-weight-asian="normal" style:font-weight-complex="normal"/>
    </style:style>
    <style:style style:name="P11" style:family="paragraph" style:parent-style-name="Heading_20_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3" style:family="paragraph" style:parent-style-name="Part"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4" style:family="paragraph" style:parent-style-name="Code">
      <style:paragraph-properties fo:line-height="200%"/>
    </style:style>
    <style:style style:name="P15"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 style:family="paragraph" style:parent-style-name="Part">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7" style:family="paragraph" style:parent-style-name="Heading_20_1">
      <style:paragraph-properties fo:break-before="page"/>
    </style:style>
    <style:style style:name="P18" style:family="paragraph" style:parent-style-name="WW-List_20_Bullet_20_3">
      <style:paragraph-properties fo:margin-left="1.27cm" fo:margin-right="1.27cm" fo:text-indent="0cm" style:auto-text-indent="false"/>
    </style:style>
    <style:style style:name="P19" style:family="paragraph" style:parent-style-name="Text_20_body">
      <style:paragraph-properties fo:keep-with-next="always"/>
    </style:style>
    <style:style style:name="P20"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10pt" fo:language="en" fo:country="US" fo:font-style="normal" fo:font-weight="normal" style:font-name-asian="Courier New1" style:font-size-asian="10pt" style:font-style-asian="normal" style:font-weight-asian="bold" style:font-name-complex="Courier New1" style:font-size-complex="10pt" style:language-complex="ar" style:country-complex="SA" style:font-style-complex="normal" style:font-weight-complex="bold"/>
    </style:style>
    <style:style style:name="P21" style:family="paragraph" style:parent-style-name="Heading_20_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2" style:family="paragraph" style:parent-style-name="Code"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23" style:family="paragraph" style:parent-style-name="Standard"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text-properties style:font-name="Arial"/>
    </style:style>
    <style:style style:name="P24" style:family="paragraph" style:parent-style-name="Standard"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25" style:family="paragraph" style:parent-style-name="Text_20_body"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26" style:family="paragraph" style:parent-style-name="Text_20_body" style:list-style-name="WW8Num36">
      <style:paragraph-properties fo:margin-left="0cm" fo:margin-right="0cm" fo:text-indent="0cm" style:auto-text-indent="false"/>
    </style:style>
    <style:style style:name="P27" style:family="paragraph" style:parent-style-name="Text_20_body" style:list-style-name="WW8Num94">
      <style:paragraph-properties fo:margin-left="0cm" fo:margin-right="0cm" fo:text-indent="0cm" style:auto-text-indent="false"/>
    </style:style>
    <style:style style:name="P28" style:family="paragraph" style:parent-style-name="Text_20_body" style:list-style-name="WW8Num130">
      <style:paragraph-properties fo:margin-left="0cm" fo:margin-right="0cm" fo:text-indent="0cm" style:auto-text-indent="false"/>
    </style:style>
    <style:style style:name="P29" style:family="paragraph" style:parent-style-name="Text_20_body" style:list-style-name="WW8Num20">
      <style:paragraph-properties fo:margin-left="0cm" fo:margin-right="0cm" fo:text-align="start" style:justify-single-word="false" fo:text-indent="0cm" style:auto-text-indent="false"/>
    </style:style>
    <style:style style:name="P30"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31" style:family="paragraph" style:parent-style-name="WW-List_20_4">
      <style:paragraph-properties fo:margin-left="3.81cm" fo:margin-right="0cm" fo:text-indent="0cm" style:auto-text-indent="false"/>
    </style:style>
    <style:style style:name="P32" style:family="paragraph" style:parent-style-name="Text_20_body" style:list-style-name="WW8Num20">
      <style:paragraph-properties fo:margin-left="0cm" fo:margin-right="0cm" fo:text-indent="0cm" style:auto-text-indent="false" fo:keep-with-next="always"/>
      <style:text-properties style:font-name="Courier New1" style:font-name-complex="Courier New1"/>
    </style:style>
    <style:style style:name="P33"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 style:family="paragraph" style:parent-style-name="Text_20_body">
      <style:paragraph-properties>
        <style:tab-stops>
          <style:tab-stop style:position="8.255cm" style:type="center"/>
          <style:tab-stop style:position="15.875cm" style:type="right"/>
        </style:tab-stops>
      </style:paragraph-properties>
    </style:style>
    <style:style style:name="P35" style:family="paragraph" style:parent-style-name="Text_20_body" style:list-style-name="WW8Num54">
      <style:paragraph-properties fo:margin-left="0cm" fo:margin-right="0cm" fo:text-indent="0cm" style:auto-text-indent="false">
        <style:tab-stops>
          <style:tab-stop style:position="8.885cm" style:type="center"/>
          <style:tab-stop style:position="16.505cm" style:type="right"/>
        </style:tab-stops>
      </style:paragraph-properties>
    </style:style>
    <style:style style:name="P36" style:family="paragraph" style:parent-style-name="Heading_20_2">
      <style:paragraph-properties>
        <style:tab-stops>
          <style:tab-stop style:position="8.255cm" style:type="center"/>
          <style:tab-stop style:position="15.875cm" style:type="right"/>
        </style:tab-stops>
      </style:paragraph-properties>
    </style:style>
    <style:style style:name="P37" style:family="paragraph" style:parent-style-name="Code_20_last_20_line">
      <style:paragraph-properties fo:margin-left="3.237cm" fo:margin-right="0cm" fo:text-indent="0cm" style:auto-text-indent="false"/>
    </style:style>
    <style:style style:name="P38" style:family="paragraph" style:parent-style-name="Heading_20_3">
      <style:text-properties fo:font-weight="bold" style:font-weight-asian="bold" style:font-weight-complex="bold"/>
    </style:style>
    <style:style style:name="P39" style:family="paragraph" style:parent-style-name="Text_20_body" style:list-style-name="L2">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40"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 style:family="paragraph" style:parent-style-name="Text_20_body"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2" style:family="paragraph" style:parent-style-name="WW-List_20_Continue" style:list-style-name="WW8Num91"/>
    <style:style style:name="P43" style:family="paragraph" style:parent-style-name="Text_20_body">
      <style:paragraph-properties fo:text-align="center" style:justify-single-word="false"/>
      <style:text-properties fo:color="#ff0000"/>
    </style:style>
    <style:style style:name="P44" style:family="paragraph" style:parent-style-name="Text_20_body" style:list-style-name="WW8Num46">
      <style:paragraph-properties fo:margin-left="0cm" fo:margin-right="0cm" fo:text-indent="0cm" style:auto-text-indent="false"/>
    </style:style>
    <style:style style:name="P45" style:family="paragraph" style:parent-style-name="Heading_20_2"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6" style:family="paragraph" style:parent-style-name="Heading_20_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7"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8" style:family="paragraph" style:parent-style-name="Cod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9" style:family="paragraph" style:parent-style-name="Text_20_body" style:list-style-name="WW8Num30">
      <style:paragraph-properties fo:margin-left="0cm" fo:margin-right="0cm" fo:text-indent="0cm" style:auto-text-indent="false"/>
    </style:style>
    <style:style style:name="P50" style:family="paragraph" style:parent-style-name="Text_20_body" style:list-style-name="WW8Num111">
      <style:paragraph-properties fo:margin-left="0cm" fo:margin-right="0cm" fo:text-indent="0cm" style:auto-text-indent="false"/>
    </style:style>
    <style:style style:name="P51" style:family="paragraph" style:parent-style-name="Text_20_body" style:list-style-name="WW8Num63">
      <style:paragraph-properties fo:margin-left="0cm" fo:margin-right="0cm" fo:text-indent="0cm" style:auto-text-indent="false"/>
    </style:style>
    <style:style style:name="P52" style:family="paragraph" style:parent-style-name="WW-List_20_Continue_20_2" style:list-style-name="WW8Num37">
      <style:paragraph-properties fo:margin-left="0cm" fo:margin-right="0cm" fo:text-indent="0cm" style:auto-text-indent="false"/>
    </style:style>
    <style:style style:name="P53" style:family="paragraph" style:parent-style-name="Text_20_body" style:list-style-name="WW8Num57"/>
    <style:style style:name="P54" style:family="paragraph" style:parent-style-name="Text_20_body"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5" style:family="paragraph" style:parent-style-name="Text_20_body_20_indent">
      <style:paragraph-properties fo:margin-left="0cm" fo:margin-right="0cm" fo:text-indent="0cm" style:auto-text-indent="false"/>
    </style:style>
    <style:style style:name="P56" style:family="paragraph" style:parent-style-name="Text_20_body">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 style:family="paragraph" style:parent-style-name="Heading_20_1"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 style:family="paragraph" style:parent-style-name="Text_20_body" style:list-style-name="WW8Num112">
      <style:paragraph-properties fo:margin-left="0cm" fo:margin-right="0cm" fo:text-indent="0cm" style:auto-text-indent="false"/>
    </style:style>
    <style:style style:name="P59" style:family="paragraph" style:parent-style-name="Text_20_body" style:list-style-name="WW8Num62">
      <style:paragraph-properties fo:margin-left="0cm" fo:margin-right="0cm" fo:text-indent="0cm" style:auto-text-indent="false"/>
    </style:style>
    <style:style style:name="P60" style:family="paragraph" style:parent-style-name="Text_20_body"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 style:family="paragraph" style:parent-style-name="Text_20_body" style:list-style-name="WW8Num105">
      <style:paragraph-properties fo:margin-left="0cm" fo:margin-right="0cm" fo:text-indent="0cm" style:auto-text-indent="false"/>
    </style:style>
    <style:style style:name="P62" style:family="paragraph" style:parent-style-name="Text_20_body" style:list-style-name="WW8Num101">
      <style:paragraph-properties fo:margin-left="0cm" fo:margin-right="0cm" fo:text-indent="0cm" style:auto-text-indent="false"/>
    </style:style>
    <style:style style:name="P63" style:family="paragraph" style:parent-style-name="Text_20_body">
      <style:paragraph-properties fo:margin-left="3.175cm" fo:margin-right="0cm" fo:text-indent="0cm" style:auto-text-indent="false"/>
    </style:style>
    <style:style style:name="P64" style:family="paragraph" style:parent-style-name="Text_20_body" style:list-style-name="WW8Num113">
      <style:paragraph-properties fo:margin-left="0cm" fo:margin-right="0cm" fo:text-indent="0cm" style:auto-text-indent="false"/>
    </style:style>
    <style:style style:name="P65" style:family="paragraph" style:parent-style-name="Text_20_body" style:list-style-name="WW8Num73">
      <style:paragraph-properties fo:margin-left="0cm" fo:margin-right="0cm" fo:text-indent="0cm" style:auto-text-indent="false"/>
    </style:style>
    <style:style style:name="P66" style:family="paragraph" style:parent-style-name="Code_20_indented">
      <style:paragraph-properties fo:margin-left="3.274cm" fo:margin-right="0cm" fo:text-indent="0cm" style:auto-text-indent="false"/>
    </style:style>
    <style:style style:name="P67" style:family="paragraph" style:parent-style-name="Text_20_body" style:list-style-name="WW8Num84">
      <style:paragraph-properties fo:margin-left="0cm" fo:margin-right="0cm" fo:text-indent="0cm" style:auto-text-indent="false"/>
    </style:style>
    <style:style style:name="P68" style:family="paragraph" style:parent-style-name="Text_20_body" style:list-style-name="WW8Num115">
      <style:paragraph-properties fo:margin-left="0cm" fo:margin-right="0cm" fo:text-indent="0cm" style:auto-text-indent="false"/>
    </style:style>
    <style:style style:name="P69" style:family="paragraph" style:parent-style-name="Text_20_body">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0"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1"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2" style:family="paragraph" style:parent-style-name="body_20_text_20_last_20_alternativ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3" style:family="paragraph" style:parent-style-name="Text_20_body" style:list-style-name="WW8Num119">
      <style:paragraph-properties fo:margin-left="0cm" fo:margin-right="0cm" fo:text-indent="0cm" style:auto-text-indent="false"/>
    </style:style>
    <style:style style:name="P74" style:family="paragraph" style:parent-style-name="Heading_20_2"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5"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6" style:family="paragraph" style:parent-style-name="Code_20_indented">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7" style:family="paragraph" style:parent-style-name="Text_20_body">
      <style:paragraph-properties fo:break-before="page"/>
    </style:style>
    <style:style style:name="P78" style:family="paragraph" style:parent-style-name="Text_20_body" style:list-style-name="WW8Num103">
      <style:paragraph-properties fo:margin-left="0cm" fo:margin-right="0cm" fo:text-indent="0cm" style:auto-text-indent="false"/>
    </style:style>
    <style:style style:name="P79"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0" style:family="paragraph" style:parent-style-name="Text_20_body" style:list-style-name="WW8Num88">
      <style:paragraph-properties fo:margin-left="0cm" fo:margin-right="0cm" fo:text-indent="0cm" style:auto-text-indent="false"/>
    </style:style>
    <style:style style:name="P81"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2" style:family="paragraph" style:parent-style-name="Heading_20_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3" style:family="paragraph" style:parent-style-name="Code_20_indented">
      <style:text-properties fo:font-weight="bold" style:font-weight-asian="bold" style:font-weight-complex="bold"/>
    </style:style>
    <style:style style:name="P84" style:family="paragraph" style:parent-style-name="Code_20_indented"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5" style:family="paragraph" style:parent-style-name="Text_20_body" style:list-style-name="WW8Num87">
      <style:paragraph-properties fo:margin-left="0cm" fo:margin-right="0cm" fo:text-indent="0cm" style:auto-text-indent="false"/>
    </style:style>
    <style:style style:name="P8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87" style:family="paragraph" style:parent-style-name="Text_20_body" style:list-style-name="WW8Num132">
      <style:paragraph-properties fo:margin-left="0cm" fo:margin-right="0cm" fo:text-indent="0cm" style:auto-text-indent="false"/>
    </style:style>
    <style:style style:name="P88" style:family="paragraph" style:parent-style-name="Text_20_body" style:list-style-name="WW8Num72">
      <style:paragraph-properties fo:margin-left="0cm" fo:margin-right="0cm" fo:text-indent="0cm" style:auto-text-indent="false" fo:keep-with-next="always"/>
    </style:style>
    <style:style style:name="P89" style:family="paragraph" style:parent-style-name="Text_20_body" style:list-style-name="WW8Num72">
      <style:paragraph-properties fo:margin-left="0cm" fo:margin-right="0cm" fo:text-indent="0cm" style:auto-text-indent="false"/>
    </style:style>
    <style:style style:name="P90" style:family="paragraph" style:parent-style-name="Text_20_body" style:list-style-name="WW8Num68">
      <style:paragraph-properties fo:margin-left="0cm" fo:margin-right="0cm" fo:text-indent="0cm" style:auto-text-indent="false"/>
    </style:style>
    <style:style style:name="P91" style:family="paragraph" style:parent-style-name="WW-List_20_Continue_20_2" style:list-style-name="WW8Num117">
      <style:paragraph-properties fo:margin-left="0cm" fo:margin-right="0cm" fo:text-indent="0cm" style:auto-text-indent="false"/>
    </style:style>
    <style:style style:name="P92" style:family="paragraph" style:parent-style-name="Heading_20_1" style:list-style-name="WW8Num93">
      <style:paragraph-properties fo:margin-left="0cm" fo:margin-right="0cm" fo:text-indent="0cm" style:auto-text-indent="false"/>
    </style:style>
    <style:style style:name="P93" style:family="paragraph" style:parent-style-name="Text_20_body">
      <style:paragraph-properties fo:margin-left="2.646cm" fo:margin-right="0cm" fo:text-indent="0cm" style:auto-text-indent="false"/>
    </style:style>
    <style:style style:name="P94" style:family="paragraph" style:parent-style-name="Text_20_body" style:list-style-name="WW8Num93">
      <style:paragraph-properties fo:margin-left="0cm" fo:margin-right="0cm" fo:text-indent="0cm" style:auto-text-indent="false"/>
    </style:style>
    <style:style style:name="P95"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96" style:family="paragraph" style:parent-style-name="Text_20_body" style:list-style-name="WW8Num54">
      <style:paragraph-properties fo:margin-left="0cm" fo:margin-right="0cm" fo:text-indent="0cm" style:auto-text-indent="false"/>
    </style:style>
    <style:style style:name="P97" style:family="paragraph" style:parent-style-name="Text_20_body" style:list-style-name="WW8Num92">
      <style:paragraph-properties fo:margin-left="0cm" fo:margin-right="0cm" fo:text-indent="0cm" style:auto-text-indent="false"/>
    </style:style>
    <style:style style:name="P98" style:family="paragraph" style:parent-style-name="Text_20_body" style:list-style-name="WW8Num92">
      <style:paragraph-properties fo:margin-left="0cm" fo:margin-right="0cm" fo:text-indent="0cm" style:auto-text-indent="false"/>
      <style:text-properties fo:font-weight="bold" style:font-weight-asian="bold" style:font-weight-complex="bold"/>
    </style:style>
    <style:style style:name="P99" style:family="paragraph" style:parent-style-name="Text_20_body" style:list-style-name="WW8Num92">
      <style:paragraph-properties fo:margin-left="0cm" fo:margin-right="0cm" fo:text-indent="0cm" style:auto-text-indent="false"/>
      <style:text-properties fo:font-weight="normal" style:font-weight-asian="normal" style:font-weight-complex="normal"/>
    </style:style>
    <style:style style:name="P100" style:family="paragraph" style:parent-style-name="Text_20_body" style:list-style-name="WW8Num99">
      <style:paragraph-properties fo:margin-left="0cm" fo:margin-right="0cm" fo:text-indent="0cm" style:auto-text-indent="false"/>
    </style:style>
    <style:style style:name="P101"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2" style:family="paragraph" style:parent-style-name="Heading_20_4">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3"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4" style:family="paragraph" style:parent-style-name="Text_20_body">
      <style:text-properties fo:font-weight="normal" style:font-weight-asian="normal" style:font-weight-complex="normal"/>
    </style:style>
    <style:style style:name="P105"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6" style:family="paragraph" style:parent-style-name="Text_20_body" style:list-style-name="WW8Num125">
      <style:paragraph-properties fo:margin-left="0cm" fo:margin-right="0cm" fo:text-indent="0cm" style:auto-text-indent="false"/>
    </style:style>
    <style:style style:name="P107" style:family="paragraph" style:parent-style-name="Text_20_body"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8" style:family="paragraph" style:parent-style-name="Text_20_body"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09" style:family="paragraph" style:parent-style-name="Part">
      <style:paragraph-properties fo:break-before="page"/>
      <style:text-properties fo:color="#000080" style:font-name="Arial" fo:font-size="8pt" fo:language="zxx" fo:country="none" fo:font-weight="normal" style:font-name-asian="Times New Roman" style:font-size-asian="10pt" style:font-name-complex="Times New Roman" style:font-size-complex="10pt" style:language-complex="ar" style:country-complex="SA"/>
    </style:style>
    <style:style style:name="P110" style:family="paragraph" style:parent-style-name="Text_20_body">
      <style:paragraph-properties style:line-height-at-least="0cm"/>
    </style:style>
    <style:style style:name="P111" style:family="paragraph" style:parent-style-name="Text_20_body" style:list-style-name="WW8Num42">
      <style:paragraph-properties fo:margin-left="0cm" fo:margin-right="0cm" style:line-height-at-least="0cm" fo:text-indent="0cm" style:auto-text-indent="false">
        <style:tab-stops/>
      </style:paragraph-properties>
    </style:style>
    <style:style style:name="P112" style:family="paragraph" style:parent-style-name="Text_20_body">
      <style:paragraph-properties style:line-height-at-least="0cm">
        <style:tab-stops/>
      </style:paragraph-properties>
    </style:style>
    <style:style style:name="P113" style:family="paragraph" style:parent-style-name="Text_20_body">
      <style:paragraph-properties>
        <style:tab-stops/>
      </style:paragraph-properties>
    </style:style>
    <style:style style:name="P114" style:family="paragraph" style:parent-style-name="Heading_20_3">
      <style:paragraph-properties>
        <style:tab-stops/>
      </style:paragraph-properties>
    </style:style>
    <style:style style:name="P115" style:family="paragraph" style:parent-style-name="Text_20_body">
      <style:paragraph-properties fo:text-align="justify" style:justify-single-word="false">
        <style:tab-stops/>
      </style:paragraph-properties>
    </style:style>
    <style:style style:name="P116" style:family="paragraph" style:parent-style-name="Text_20_body" style:list-style-name="WW8Num131">
      <style:paragraph-properties fo:margin-left="2.54cm" fo:margin-right="0cm" fo:text-indent="0cm" style:auto-text-indent="false">
        <style:tab-stops/>
      </style:paragraph-properties>
    </style:style>
    <style:style style:name="P117" style:family="paragraph" style:parent-style-name="Text_20_body" style:list-style-name="WW8Num110">
      <style:paragraph-properties fo:margin-left="2.54cm" fo:margin-right="0cm" fo:text-indent="0cm" style:auto-text-indent="false">
        <style:tab-stops/>
      </style:paragraph-properties>
    </style:style>
    <style:style style:name="P118" style:family="paragraph" style:parent-style-name="Code_20_last_20_line" style:list-style-name="L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19" style:family="paragraph" style:parent-style-name="Text_20_body" style:list-style-name="WW8Num20">
      <style:paragraph-properties fo:margin-left="0cm" fo:margin-right="0cm" fo:text-indent="0cm" style:auto-text-indent="false"/>
    </style:style>
    <style:style style:name="P120" style:family="paragraph" style:parent-style-name="Text_20_body" style:list-style-name="L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1" style:family="paragraph" style:parent-style-name="Code_20_last_20_lin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2" style:family="paragraph" style:parent-style-name="Heading_20_1"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3" style:family="paragraph" style:parent-style-name="Text_20_body" style:list-style-name="L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4" style:family="paragraph" style:parent-style-name="Text_20_body" style:list-style-name="L4">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list-style-name="L8"/>
    <style:style style:name="P129" style:family="paragraph" style:parent-style-name="Text_20_body" style:list-style-name="L9"/>
    <style:style style:name="P130" style:family="paragraph" style:parent-style-name="Text_20_body" style:list-style-name="L10"/>
    <style:style style:name="P131" style:family="paragraph" style:parent-style-name="Text_20_body" style:list-style-name="L11"/>
    <style:style style:name="P132" style:family="paragraph" style:parent-style-name="Text_20_body" style:list-style-name="L12"/>
    <style:style style:name="P133" style:family="paragraph" style:parent-style-name="Text_20_body" style:list-style-name="L13"/>
    <style:style style:name="P134" style:family="paragraph" style:parent-style-name="Text_20_body" style:list-style-name="L14">
      <style:paragraph-properties fo:margin-left="2.54cm" fo:margin-right="0cm" fo:text-indent="0cm" style:auto-text-indent="false"/>
    </style:style>
    <style:style style:name="P135" style:family="paragraph" style:parent-style-name="Text_20_body" style:list-style-name="L15"/>
    <style:style style:name="P136" style:family="paragraph" style:parent-style-name="Text_20_body" style:list-style-name="L16"/>
    <style:style style:name="P137" style:family="paragraph" style:parent-style-name="Text_20_body" style:list-style-name="L17"/>
    <style:style style:name="P138" style:family="paragraph" style:parent-style-name="Text_20_body" style:list-style-name="L18"/>
    <style:style style:name="P139" style:family="paragraph" style:parent-style-name="Text_20_body" style:list-style-name="L19"/>
    <style:style style:name="P140" style:family="paragraph" style:parent-style-name="Text_20_body" style:list-style-name="L20"/>
    <style:style style:name="P141" style:family="paragraph" style:parent-style-name="Text_20_body" style:list-style-name="L21"/>
    <style:style style:name="P142" style:family="paragraph" style:parent-style-name="Text_20_body" style:list-style-name="L22"/>
    <style:style style:name="P143" style:family="paragraph" style:parent-style-name="Text_20_body" style:list-style-name="L23"/>
    <style:style style:name="P144" style:family="paragraph" style:parent-style-name="Text_20_body" style:list-style-name="L24"/>
    <style:style style:name="P145" style:family="paragraph" style:parent-style-name="Text_20_body" style:list-style-name="L25"/>
    <style:style style:name="P146" style:family="paragraph" style:parent-style-name="Text_20_body" style:list-style-name="L26"/>
    <style:style style:name="P147" style:family="paragraph" style:parent-style-name="Text_20_body" style:list-style-name="L3"/>
    <style:style style:name="P148" style:family="paragraph" style:parent-style-name="Text_20_body" style:list-style-name="L27"/>
    <style:style style:name="P149" style:family="paragraph" style:parent-style-name="Text_20_body" style:list-style-name="L28"/>
    <style:style style:name="P150" style:family="paragraph" style:parent-style-name="Text_20_body" style:list-style-name="L29"/>
    <style:style style:name="P151" style:family="paragraph" style:parent-style-name="Text_20_body" style:list-style-name="L30"/>
    <style:style style:name="P152" style:family="paragraph" style:parent-style-name="Text_20_body" style:list-style-name="L31"/>
    <style:style style:name="P153" style:family="paragraph" style:parent-style-name="Text_20_body" style:list-style-name="L32"/>
    <style:style style:name="P154" style:family="paragraph" style:parent-style-name="Text_20_body" style:list-style-name="L33"/>
    <style:style style:name="P155" style:family="paragraph" style:parent-style-name="Text_20_body" style:list-style-name="L34"/>
    <style:style style:name="P156" style:family="paragraph" style:parent-style-name="Text_20_body" style:list-style-name="L35"/>
    <style:style style:name="P157" style:family="paragraph" style:parent-style-name="Text_20_body" style:list-style-name="L1">
      <style:text-properties style:font-name="Arial"/>
    </style:style>
    <style:style style:name="P158" style:family="paragraph" style:parent-style-name="Text_20_body" style:list-style-name="L1"/>
    <style:style style:name="P159" style:family="paragraph" style:parent-style-name="Text_20_body" style:list-style-name="L1">
      <style:text-properties style:font-name="Arial" fo:font-size="10pt" fo:language="en" fo:country="US" style:font-name-asian="Courier New1" style:font-size-asian="10pt" style:font-name-complex="Courier New1" style:font-size-complex="10pt"/>
    </style:style>
    <style:style style:name="P160" style:family="paragraph" style:parent-style-name="Text_20_body"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1"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2" style:family="paragraph" style:parent-style-name="Text_20_body">
      <style:text-properties style:font-name="Arial"/>
    </style:style>
    <style:style style:name="P163"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64" style:family="paragraph" style:parent-style-name="Text_20_body" style:list-style-name="WW8Num129">
      <style:paragraph-properties fo:margin-left="0cm" fo:margin-right="0cm" fo:text-indent="0cm" style:auto-text-indent="false"/>
    </style:style>
    <style:style style:name="P165" style:family="paragraph" style:parent-style-name="Text_20_body" style:list-style-name="WW8Num51">
      <style:paragraph-properties fo:margin-left="0cm" fo:margin-right="0cm" fo:text-indent="0cm" style:auto-text-indent="false"/>
    </style:style>
    <style:style style:name="P166" style:family="paragraph" style:parent-style-name="Footer">
      <style:paragraph-properties fo:text-align="center" style:justify-single-word="false"/>
    </style:style>
    <style:style style:name="P167" style:family="paragraph" style:parent-style-name="Title">
      <style:paragraph-properties fo:margin-left="1.27cm" fo:margin-right="1.27cm" fo:margin-top="0.176cm" fo:margin-bottom="0cm" fo:text-align="center" style:justify-single-word="false" fo:text-indent="0cm" style:auto-text-indent="false"/>
      <style:text-properties fo:color="#000000" fo:font-size="24pt" fo:letter-spacing="normal" fo:font-weight="bold" style:font-size-asian="24pt" style:font-weight-asian="bold"/>
    </style:style>
    <style:style style:name="P168" style:family="paragraph" style:parent-style-name="Subtitle">
      <style:paragraph-properties fo:margin-left="1.27cm" fo:margin-right="1.27cm" fo:margin-top="0.176cm" fo:margin-bottom="0cm" fo:text-align="center" style:justify-single-word="false" fo:text-indent="0cm" style:auto-text-indent="false"/>
      <style:text-properties fo:color="#000000" fo:font-size="24pt" fo:letter-spacing="normal" fo:font-weight="bold" style:font-size-asian="24pt" style:font-weight-asian="bold"/>
    </style:style>
    <style:style style:name="P169" style:family="paragraph" style:parent-style-name="Title">
      <style:paragraph-properties fo:margin-left="1.27cm" fo:margin-right="1.27cm" fo:margin-top="0cm" fo:margin-bottom="0cm" fo:text-align="center" style:justify-single-word="false" fo:text-indent="0cm" style:auto-text-indent="false"/>
      <style:text-properties fo:color="#000000" fo:font-size="16pt" fo:letter-spacing="normal" style:font-size-asian="16pt"/>
    </style:style>
    <style:style style:name="P170" style:family="paragraph" style:parent-style-name="Title">
      <style:paragraph-properties fo:margin-left="1.27cm" fo:margin-right="1.27cm" fo:margin-top="0cm" fo:margin-bottom="0cm" fo:text-align="center" style:justify-single-word="false" fo:text-indent="0cm" style:auto-text-indent="false"/>
      <style:text-properties fo:color="#000000" fo:font-size="12pt" fo:letter-spacing="normal" style:font-size-asian="12pt" style:font-size-complex="12pt"/>
    </style:style>
    <style:style style:name="P171" style:family="paragraph" style:parent-style-name="Title">
      <style:paragraph-properties fo:margin-left="1.27cm" fo:margin-right="1.27cm" fo:margin-top="0cm" fo:margin-bottom="0cm" fo:text-align="center" style:justify-single-word="false" fo:text-indent="0cm" style:auto-text-indent="false"/>
      <style:text-properties fo:font-size="12pt" style:font-size-asian="12pt" style:font-size-complex="12pt"/>
    </style:style>
    <style:style style:name="P172" style:family="paragraph" style:parent-style-name="Subtitle">
      <style:paragraph-properties fo:margin-left="1.27cm" fo:margin-right="1.27cm" fo:margin-top="0cm" fo:margin-bottom="0cm" fo:text-align="center" style:justify-single-word="false" fo:text-indent="0cm" style:auto-text-indent="false"/>
      <style:text-properties fo:font-size="12pt" style:font-size-asian="12pt" style:font-size-complex="12pt"/>
    </style:style>
    <style:style style:name="P173" style:family="paragraph" style:parent-style-name="Text_20_body">
      <style:paragraph-properties fo:margin-left="1.27cm" fo:margin-right="1.27cm" fo:margin-top="0cm" fo:margin-bottom="0cm" fo:text-align="center" style:justify-single-word="false" fo:text-indent="0cm" style:auto-text-indent="false"/>
      <style:text-properties fo:font-size="12pt" style:font-size-asian="12pt" style:font-size-complex="12pt"/>
    </style:style>
    <style:style style:name="P174" style:family="paragraph" style:parent-style-name="Text_20_body">
      <style:paragraph-properties fo:margin-left="1.27cm" fo:margin-right="1.27cm" fo:margin-top="0cm" fo:margin-bottom="0cm" fo:text-align="center" style:justify-single-word="false" fo:text-indent="0cm" style:auto-text-indent="false" fo:break-before="page"/>
      <style:text-properties fo:font-size="12pt" style:font-size-asian="12pt" style:font-size-complex="12pt"/>
    </style:style>
    <style:style style:name="P175" style:family="paragraph" style:parent-style-name="WW-List_20_Bullet_20_3">
      <style:paragraph-properties fo:margin-left="1.27cm" fo:margin-right="1.27cm" fo:text-indent="0cm" style:auto-text-indent="false"/>
    </style:style>
    <style:style style:name="P176" style:family="paragraph" style:parent-style-name="Heading_20_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77" style:family="paragraph" style:parent-style-name="Heading_20_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78" style:family="paragraph" style:parent-style-name="Text_20_body">
      <style:paragraph-properties fo:margin-left="0cm" fo:margin-right="0cm" fo:text-indent="0cm" style:auto-text-indent="false"/>
    </style:style>
    <style:style style:name="P179" style:family="paragraph" style:parent-style-name="Text_20_body">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0" style:family="paragraph" style:parent-style-name="Heading_20_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1" style:family="paragraph" style:parent-style-name="Heading_20_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2" style:family="paragraph" style:parent-style-name="Text_20_body">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3" style:family="paragraph" style:parent-style-name="Part">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4" style:family="paragraph" style:parent-style-name="Code_20_last_20_lin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5" style:family="paragraph" style:parent-style-name="Code_20_indented">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6" style:family="paragraph" style:parent-style-name="Heading_20_4">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7" style:family="paragraph" style:parent-style-name="Heading_20_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8" style:family="paragraph" style:parent-style-name="body_20_text_20_last_20_alternativ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89" style:family="paragraph" style:parent-style-name="Text_20_body_20_indent">
      <style:paragraph-properties fo:margin-left="0cm" fo:margin-right="0cm" fo:text-indent="0cm" style:auto-text-indent="false"/>
    </style:style>
    <style:style style:name="P190" style:family="paragraph" style:parent-style-name="Code">
      <style:paragraph-properties fo:margin-left="0cm" fo:margin-right="0cm" fo:text-indent="0cm" style:auto-text-indent="false"/>
    </style:style>
    <style:style style:name="P191" style:family="paragraph" style:parent-style-name="Cod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92" style:family="paragraph" style:parent-style-name="Code">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193" style:family="paragraph" style:parent-style-name="Heading">
      <style:paragraph-properties fo:margin-left="0cm" fo:margin-right="0cm" fo:text-indent="0cm" style:auto-text-indent="false"/>
    </style:style>
    <style:style style:name="P194" style:family="paragraph" style:parent-style-name="Text_20_body">
      <style:text-properties style:font-name="Arial"/>
    </style:style>
    <style:style style:name="P195" style:family="paragraph" style:parent-style-name="Text_20_body">
      <style:paragraph-properties style:line-height-at-least="0cm"/>
    </style:style>
    <style:style style:name="P196" style:family="paragraph" style:parent-style-name="Text_20_body">
      <style:paragraph-properties style:line-height-at-least="0cm">
        <style:tab-stops/>
      </style:paragraph-properties>
    </style:style>
    <style:style style:name="P197" style:family="paragraph" style:parent-style-name="Text_20_body">
      <style:paragraph-properties>
        <style:tab-stops/>
      </style:paragraph-properties>
    </style:style>
    <style:style style:name="P198" style:family="paragraph" style:parent-style-name="Text_20_body">
      <style:paragraph-properties fo:text-align="justify" style:justify-single-word="false">
        <style:tab-stops/>
      </style:paragraph-properties>
    </style:style>
    <style:style style:name="P199" style:family="paragraph" style:parent-style-name="Text_20_body">
      <style:text-properties fo:font-weight="normal" style:font-weight-asian="normal" style:font-weight-complex="normal"/>
    </style:style>
    <style:style style:name="P200" style:family="paragraph" style:parent-style-name="Text_20_body">
      <style:paragraph-properties fo:text-align="center" style:justify-single-word="false"/>
      <style:text-properties fo:color="#ff0000"/>
    </style:style>
    <style:style style:name="P201" style:family="paragraph" style:parent-style-name="Text_20_body">
      <style:paragraph-properties>
        <style:tab-stops>
          <style:tab-stop style:position="8.255cm" style:type="center"/>
          <style:tab-stop style:position="15.875cm" style:type="right"/>
        </style:tab-stops>
      </style:paragraph-properties>
    </style:style>
    <style:style style:name="P202" style:family="paragraph" style:parent-style-name="Text_20_body">
      <style:text-properties fo:font-style="normal" style:font-style-asian="normal" style:font-style-complex="normal"/>
    </style:style>
    <style:style style:name="P203" style:family="paragraph" style:parent-style-name="Text_20_body">
      <style:text-properties fo:font-style="normal" fo:font-weight="normal" style:font-style-asian="normal" style:font-weight-asian="normal" style:font-style-complex="normal" style:font-weight-complex="normal"/>
    </style:style>
    <style:style style:name="P204" style:family="paragraph" style:parent-style-name="Part">
      <style:paragraph-properties fo:break-before="page"/>
      <style:text-properties fo:color="#000080" style:font-name="Arial" fo:font-size="8pt" fo:language="zxx" fo:country="none" fo:font-weight="normal" style:font-name-asian="Times New Roman" style:font-size-asian="10pt" style:font-name-complex="Times New Roman" style:font-size-complex="10pt" style:language-complex="ar" style:country-complex="SA"/>
    </style:style>
    <style:style style:name="P205" style:family="paragraph" style:parent-style-name="Heading_20_1">
      <style:paragraph-properties fo:break-before="page"/>
    </style:style>
    <style:style style:name="P206" style:family="paragraph" style:parent-style-name="Text_20_body">
      <style:paragraph-properties fo:break-before="page"/>
    </style:style>
    <style:style style:name="P207" style:family="paragraph" style:parent-style-name="Heading_20_3">
      <style:paragraph-properties>
        <style:tab-stops/>
      </style:paragraph-properties>
    </style:style>
    <style:style style:name="P208" style:family="paragraph" style:parent-style-name="Heading_20_3">
      <style:text-properties fo:font-weight="bold" style:font-weight-asian="bold" style:font-weight-complex="bold"/>
    </style:style>
    <style:style style:name="P209" style:family="paragraph" style:parent-style-name="Text_20_body">
      <style:paragraph-properties fo:margin-left="2.646cm" fo:margin-right="0cm" fo:text-indent="0cm" style:auto-text-indent="false"/>
    </style:style>
    <style:style style:name="P210" style:family="paragraph" style:parent-style-name="Code_20_indented">
      <style:text-properties fo:font-weight="bold" style:font-weight-asian="bold" style:font-weight-complex="bold"/>
    </style:style>
    <style:style style:name="P211" style:family="paragraph" style:parent-style-name="Text_20_body">
      <style:paragraph-properties fo:margin-left="3.175cm" fo:margin-right="0cm" fo:text-indent="0cm" style:auto-text-indent="false"/>
    </style:style>
    <style:style style:name="P212" style:family="paragraph" style:parent-style-name="Code_20_indented">
      <style:paragraph-properties fo:margin-left="3.274cm" fo:margin-right="0cm" fo:text-indent="0cm" style:auto-text-indent="false"/>
    </style:style>
    <style:style style:name="P213" style:family="paragraph" style:parent-style-name="Heading_20_2">
      <style:paragraph-properties>
        <style:tab-stops>
          <style:tab-stop style:position="8.255cm" style:type="center"/>
          <style:tab-stop style:position="15.875cm" style:type="right"/>
        </style:tab-stops>
      </style:paragraph-properties>
    </style:style>
    <style:style style:name="P214" style:family="paragraph" style:parent-style-name="Code_20_last_20_line">
      <style:paragraph-properties fo:margin-left="3.237cm" fo:margin-right="0cm" fo:text-indent="0cm" style:auto-text-indent="false"/>
    </style:style>
    <style:style style:name="P215" style:family="paragraph" style:parent-style-name="Text_20_body">
      <style:paragraph-properties fo:margin-left="3.81cm" fo:margin-right="0cm" fo:text-indent="0cm" style:auto-text-indent="false"/>
    </style:style>
    <style:style style:name="P216" style:family="paragraph" style:parent-style-name="Text_20_body">
      <style:paragraph-properties fo:margin-left="3.81cm" fo:margin-right="0cm" fo:text-indent="0cm" style:auto-text-indent="false"/>
      <style:text-properties fo:font-weight="normal" style:font-weight-asian="normal" style:font-weight-complex="normal"/>
    </style:style>
    <style:style style:name="P217" style:family="paragraph" style:parent-style-name="WW-List_20_4">
      <style:paragraph-properties fo:margin-left="3.81cm" fo:margin-right="0cm" fo:text-indent="0cm" style:auto-text-indent="false"/>
    </style:style>
    <style:style style:name="P218" style:family="paragraph" style:parent-style-name="Code">
      <style:paragraph-properties fo:margin-left="3.81cm" fo:margin-right="0cm" fo:text-indent="0cm" style:auto-text-indent="false"/>
    </style:style>
    <style:style style:name="P219" style:family="paragraph" style:parent-style-name="Code">
      <style:paragraph-properties fo:margin-left="3.81cm" fo:margin-right="0cm" fo:text-indent="0cm" style:auto-text-indent="false"/>
      <style:text-properties fo:font-weight="normal" style:font-weight-asian="normal" style:font-weight-complex="normal"/>
    </style:style>
    <style:style style:name="P220" style:family="paragraph" style:parent-style-name="Text_20_body">
      <style:paragraph-properties fo:keep-with-next="always"/>
    </style:style>
    <style:style style:name="P221" style:family="paragraph" style:parent-style-name="Code">
      <style:paragraph-properties fo:line-height="200%"/>
    </style:style>
    <style:style style:name="P222" style:family="paragraph" style:parent-style-name="Code">
      <style:text-properties fo:color="#000000" style:font-name="Courier New" fo:font-size="10pt" style:font-name-asian="Courier New" style:font-size-asian="10pt" style:font-name-complex="Courier New" style:font-size-complex="10pt"/>
    </style:style>
    <style:style style:name="P223" style:family="paragraph" style:parent-style-name="Code">
      <style:text-properties fo:font-weight="normal" style:font-weight-asian="normal" style:font-weight-complex="normal"/>
    </style:style>
    <style:style style:name="P224" style:family="paragraph" style:parent-style-name="Code">
      <style:text-properties fo:font-style="normal" fo:font-weight="normal" style:font-style-asian="normal" style:font-weight-asian="normal" style:font-style-complex="normal" style:font-weight-complex="normal"/>
    </style:style>
    <style:style style:name="P225" style:family="paragraph" style:parent-style-name="Body_20_Text_20_Compact">
      <style:text-properties fo:font-weight="bold" style:font-weight-asian="bold" style:font-weight-complex="bold"/>
    </style:style>
    <style:style style:name="P226" style:family="paragraph" style:parent-style-name="Body_20_Text_20_Compact">
      <style:text-properties fo:font-weight="normal" style:font-weight-asian="normal" style:font-weight-complex="normal"/>
    </style:style>
    <style:style style:name="P227" style:family="paragraph" style:parent-style-name="Preformatted_20_Text">
      <style:text-properties fo:color="#000000" fo:font-size="8pt" fo:font-weight="bold" style:font-size-asian="8pt" style:font-weight-asian="bold" style:font-size-complex="8pt" style:font-weight-complex="bold"/>
    </style:style>
    <style:style style:name="P228" style:family="paragraph" style:parent-style-name="Preformatted_20_Text">
      <style:paragraph-properties fo:margin-top="0cm" fo:margin-bottom="0.499cm"/>
      <style:text-properties fo:font-size="8pt" style:font-size-asian="8pt" style:font-size-complex="8pt"/>
    </style:style>
    <style:style style:name="P229" style:family="paragraph" style:parent-style-name="Text_20_body">
      <style:paragraph-properties fo:margin-left="2.535cm" fo:margin-right="0cm" fo:text-indent="0cm" style:auto-text-indent="false"/>
    </style:style>
    <style:style style:name="P230" style:family="paragraph" style:parent-style-name="Text_20_body">
      <style:paragraph-properties fo:margin-left="2.529cm" fo:margin-right="0cm" fo:text-indent="0cm" style:auto-text-indent="false"/>
    </style:style>
    <style:style style:name="P231" style:family="paragraph" style:parent-style-name="Text_20_body">
      <style:paragraph-properties fo:margin-left="2.559cm" fo:margin-right="0cm" fo:text-indent="0cm" style:auto-text-indent="false">
        <style:tab-stops>
          <style:tab-stop style:position="0cm"/>
        </style:tab-stops>
      </style:paragraph-properties>
    </style:style>
    <style:style style:name="P232" style:family="paragraph" style:parent-style-name="Code">
      <style:paragraph-properties fo:margin-left="2.559cm" fo:margin-right="0cm" fo:text-indent="0cm" style:auto-text-indent="false">
        <style:tab-stops>
          <style:tab-stop style:position="0cm"/>
        </style:tab-stops>
      </style:paragraph-properties>
      <style:text-properties fo:font-weight="bold" style:font-weight-asian="bold" style:font-weight-complex="bold"/>
    </style:style>
    <style:style style:name="P233" style:family="paragraph" style:parent-style-name="Code">
      <style:paragraph-properties fo:margin-left="2.559cm" fo:margin-right="0cm" fo:text-indent="0cm" style:auto-text-indent="false">
        <style:tab-stops>
          <style:tab-stop style:position="0cm"/>
        </style:tab-stops>
      </style:paragraph-properties>
    </style:style>
    <style:style style:name="P234" style:family="paragraph" style:parent-style-name="Code">
      <style:paragraph-properties fo:margin-left="2.559cm" fo:margin-right="0cm" fo:text-indent="0cm" style:auto-text-indent="false"/>
      <style:text-properties fo:font-weight="normal" style:font-weight-asian="normal" style:font-weight-complex="normal"/>
    </style:style>
    <style:style style:name="P235" style:family="paragraph" style:parent-style-name="Contents_20_2">
      <style:paragraph-properties>
        <style:tab-stops>
          <style:tab-stop style:position="14.314cm" style:type="right" style:leader-style="dotted" style:leader-text="."/>
        </style:tab-stops>
      </style:paragraph-properties>
    </style:style>
    <style:style style:name="P236" style:family="paragraph" style:parent-style-name="Contents_20_3">
      <style:paragraph-properties>
        <style:tab-stops>
          <style:tab-stop style:position="13.961cm" style:type="right" style:leader-style="dotted" style:leader-text="."/>
        </style:tab-stops>
      </style:paragraph-properties>
    </style:style>
    <style:style style:name="P237" style:family="paragraph" style:parent-style-name="Code">
      <style:paragraph-properties fo:margin-left="3.815cm" fo:margin-right="0cm" fo:text-indent="0cm" style:auto-text-indent="false">
        <style:tab-stops>
          <style:tab-stop style:position="0cm"/>
        </style:tab-stops>
      </style:paragraph-properties>
    </style:style>
    <style:style style:name="P238" style:family="paragraph" style:parent-style-name="Code">
      <style:paragraph-properties fo:margin-left="3.815cm" fo:margin-right="0cm" fo:text-indent="0cm" style:auto-text-indent="false">
        <style:tab-stops>
          <style:tab-stop style:position="0cm"/>
        </style:tab-stops>
      </style:paragraph-properties>
      <style:text-properties fo:font-weight="bold" style:font-weight-asian="bold" style:font-weight-complex="bold"/>
    </style:style>
    <style:style style:name="P239" style:family="paragraph" style:parent-style-name="Standard"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text-properties style:font-name="Arial"/>
    </style:style>
    <style:style style:name="P240" style:family="paragraph" style:parent-style-name="Standard"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241" style:family="paragraph" style:parent-style-name="Text_20_body" style:list-style-name="L30"/>
    <style:style style:name="P242" style:family="paragraph" style:parent-style-name="Text_20_body" style:list-style-name="L31"/>
    <style:style style:name="P243" style:family="paragraph" style:parent-style-name="Text_20_body" style:list-style-name="L32"/>
    <style:style style:name="P244" style:family="paragraph" style:parent-style-name="Text_20_body" style:list-style-name="L33"/>
    <style:style style:name="P245" style:family="paragraph" style:parent-style-name="Text_20_body" style:list-style-name="L34"/>
    <style:style style:name="P246" style:family="paragraph" style:parent-style-name="Text_20_body" style:list-style-name="L35"/>
    <style:style style:name="P247" style:family="paragraph" style:parent-style-name="Text_20_body" style:list-style-name="L35"/>
    <style:style style:name="P248" style:family="paragraph" style:parent-style-name="Text_20_body" style:list-style-name="L1">
      <style:text-properties style:font-name="Arial"/>
    </style:style>
    <style:style style:name="P249" style:family="paragraph" style:parent-style-name="Text_20_body" style:list-style-name="L1">
      <style:text-properties style:font-name="Arial"/>
    </style:style>
    <style:style style:name="P250" style:family="paragraph" style:parent-style-name="Text_20_body" style:list-style-name="L1">
      <style:text-properties style:font-name="Arial"/>
    </style:style>
    <style:style style:name="P251" style:family="paragraph" style:parent-style-name="Text_20_body" style:list-style-name="L1">
      <style:text-properties style:font-name="Arial"/>
    </style:style>
    <style:style style:name="P252" style:family="paragraph" style:parent-style-name="Text_20_body" style:list-style-name="L1">
      <style:text-properties style:font-name="Arial"/>
    </style:style>
    <style:style style:name="P253" style:family="paragraph" style:parent-style-name="Text_20_body" style:list-style-name="L1">
      <style:text-properties style:font-name="Arial"/>
    </style:style>
    <style:style style:name="P254" style:family="paragraph" style:parent-style-name="Text_20_body" style:list-style-name="L1">
      <style:text-properties style:font-name="Arial"/>
    </style:style>
    <style:style style:name="P255" style:family="paragraph" style:parent-style-name="Text_20_body" style:list-style-name="L1">
      <style:text-properties style:font-name="Arial"/>
    </style:style>
    <style:style style:name="P256" style:family="paragraph" style:parent-style-name="Text_20_body" style:list-style-name="L1">
      <style:text-properties style:font-name="Arial" fo:font-size="10pt" fo:language="en" fo:country="US" style:font-name-asian="Courier New1" style:font-size-asian="10pt" style:font-name-complex="Courier New1" style:font-size-complex="10pt"/>
    </style:style>
    <style:style style:name="P257" style:family="paragraph" style:parent-style-name="Text_20_body" style:list-style-name="L1"/>
    <style:style style:name="P258" style:family="paragraph" style:parent-style-name="Text_20_body" style:list-style-name="L1"/>
    <style:style style:name="P259" style:family="paragraph" style:parent-style-name="Text_20_body" style:list-style-name="L27"/>
    <style:style style:name="P260" style:family="paragraph" style:parent-style-name="Text_20_body" style:list-style-name="L28"/>
    <style:style style:name="P261" style:family="paragraph" style:parent-style-name="Text_20_body" style:list-style-name="L29"/>
    <style:style style:name="P262" style:family="paragraph" style:parent-style-name="Text_20_body" style:list-style-name="L5"/>
    <style:style style:name="P263" style:family="paragraph" style:parent-style-name="Text_20_body" style:list-style-name="L6"/>
    <style:style style:name="P264" style:family="paragraph" style:parent-style-name="Text_20_body" style:list-style-name="L7"/>
    <style:style style:name="P265" style:family="paragraph" style:parent-style-name="Text_20_body" style:list-style-name="L8"/>
    <style:style style:name="P266" style:family="paragraph" style:parent-style-name="Text_20_body" style:list-style-name="L9"/>
    <style:style style:name="P267" style:family="paragraph" style:parent-style-name="Text_20_body" style:list-style-name="L10"/>
    <style:style style:name="P268" style:family="paragraph" style:parent-style-name="Text_20_body" style:list-style-name="L11"/>
    <style:style style:name="P269" style:family="paragraph" style:parent-style-name="Text_20_body" style:list-style-name="L12"/>
    <style:style style:name="P270" style:family="paragraph" style:parent-style-name="Text_20_body" style:list-style-name="L13"/>
    <style:style style:name="P271" style:family="paragraph" style:parent-style-name="Text_20_body" style:list-style-name="L15"/>
    <style:style style:name="P272" style:family="paragraph" style:parent-style-name="Text_20_body" style:list-style-name="L16"/>
    <style:style style:name="P273" style:family="paragraph" style:parent-style-name="Text_20_body" style:list-style-name="L17"/>
    <style:style style:name="P274" style:family="paragraph" style:parent-style-name="Text_20_body" style:list-style-name="L18"/>
    <style:style style:name="P275" style:family="paragraph" style:parent-style-name="Text_20_body" style:list-style-name="L19"/>
    <style:style style:name="P276" style:family="paragraph" style:parent-style-name="Text_20_body" style:list-style-name="L20"/>
    <style:style style:name="P277" style:family="paragraph" style:parent-style-name="Text_20_body" style:list-style-name="L21"/>
    <style:style style:name="P278" style:family="paragraph" style:parent-style-name="Text_20_body" style:list-style-name="L22"/>
    <style:style style:name="P279" style:family="paragraph" style:parent-style-name="Text_20_body" style:list-style-name="L23"/>
    <style:style style:name="P280" style:family="paragraph" style:parent-style-name="Text_20_body" style:list-style-name="L24"/>
    <style:style style:name="P281" style:family="paragraph" style:parent-style-name="Text_20_body" style:list-style-name="L25"/>
    <style:style style:name="P282" style:family="paragraph" style:parent-style-name="Text_20_body" style:list-style-name="L26"/>
    <style:style style:name="P283" style:family="paragraph" style:parent-style-name="Text_20_body" style:list-style-name="L3"/>
    <style:style style:name="P284" style:family="paragraph" style:parent-style-name="Text_20_body" style:list-style-name="WW8Num57"/>
    <style:style style:name="P285" style:family="paragraph" style:parent-style-name="Text_20_body" style:list-style-name="L36"/>
    <style:style style:name="P286" style:family="paragraph" style:parent-style-name="Text_20_body" style:list-style-name="L36"/>
    <style:style style:name="P287" style:family="paragraph" style:parent-style-name="Text_20_body" style:list-style-name="L36"/>
    <style:style style:name="P288" style:family="paragraph" style:parent-style-name="Text_20_body" style:list-style-name="L37"/>
    <style:style style:name="P289" style:family="paragraph" style:parent-style-name="Text_20_body" style:list-style-name="L37"/>
    <style:style style:name="P290" style:family="paragraph" style:parent-style-name="Text_20_body" style:list-style-name="L38"/>
    <style:style style:name="P291" style:family="paragraph" style:parent-style-name="Text_20_body" style:list-style-name="L38"/>
    <style:style style:name="P292" style:family="paragraph" style:parent-style-name="Text_20_body" style:list-style-name="L39"/>
    <style:style style:name="P293" style:family="paragraph" style:parent-style-name="Text_20_body" style:list-style-name="L39"/>
    <style:style style:name="P294" style:family="paragraph" style:parent-style-name="Text_20_body" style:list-style-name="L40"/>
    <style:style style:name="P295" style:family="paragraph" style:parent-style-name="Text_20_body" style:list-style-name="L41"/>
    <style:style style:name="P296" style:family="paragraph" style:parent-style-name="Text_20_body" style:list-style-name="L41"/>
    <style:style style:name="P297" style:family="paragraph" style:parent-style-name="Text_20_body" style:list-style-name="L41"/>
    <style:style style:name="P298" style:family="paragraph" style:parent-style-name="Text_20_body" style:list-style-name="L41"/>
    <style:style style:name="P299" style:family="paragraph" style:parent-style-name="Text_20_body" style:list-style-name="L41"/>
    <style:style style:name="P300" style:family="paragraph" style:parent-style-name="Text_20_body">
      <style:text-properties fo:font-weight="bold" style:font-weight-asian="bold" style:font-weight-complex="bold"/>
    </style:style>
    <style:style style:name="P301" style:family="paragraph" style:parent-style-name="Text_20_body" style:list-style-name="WW8Num129">
      <style:paragraph-properties fo:margin-left="0cm" fo:margin-right="0cm" fo:text-indent="0cm" style:auto-text-indent="false"/>
    </style:style>
    <style:style style:name="P302" style:family="paragraph" style:parent-style-name="Text_20_body" style:list-style-name="WW8Num129">
      <style:paragraph-properties fo:margin-left="0cm" fo:margin-right="0cm" fo:text-indent="0cm" style:auto-text-indent="false"/>
    </style:style>
    <style:style style:name="P303" style:family="paragraph" style:parent-style-name="Text_20_body" style:list-style-name="WW8Num129">
      <style:paragraph-properties fo:margin-left="0cm" fo:margin-right="0cm" fo:text-indent="0cm" style:auto-text-indent="false"/>
    </style:style>
    <style:style style:name="P304" style:family="paragraph" style:parent-style-name="Text_20_body" style:list-style-name="WW8Num129">
      <style:paragraph-properties fo:margin-left="0cm" fo:margin-right="0cm" fo:text-indent="0cm" style:auto-text-indent="false"/>
    </style:style>
    <style:style style:name="P305" style:family="paragraph" style:parent-style-name="Text_20_body" style:list-style-name="WW8Num129">
      <style:paragraph-properties fo:margin-left="0cm" fo:margin-right="0cm" fo:text-indent="0cm" style:auto-text-indent="false"/>
    </style:style>
    <style:style style:name="P306" style:family="paragraph" style:parent-style-name="Text_20_body" style:list-style-name="WW8Num132">
      <style:paragraph-properties fo:margin-left="0cm" fo:margin-right="0cm" fo:text-indent="0cm" style:auto-text-indent="false"/>
    </style:style>
    <style:style style:name="P307" style:family="paragraph" style:parent-style-name="Text_20_body" style:list-style-name="WW8Num132">
      <style:paragraph-properties fo:margin-left="0cm" fo:margin-right="0cm" fo:text-indent="0cm" style:auto-text-indent="false"/>
    </style:style>
    <style:style style:name="P308" style:family="paragraph" style:parent-style-name="Text_20_body" style:list-style-name="WW8Num132">
      <style:paragraph-properties fo:margin-left="0cm" fo:margin-right="0cm" fo:text-indent="0cm" style:auto-text-indent="false"/>
    </style:style>
    <style:style style:name="P309" style:family="paragraph" style:parent-style-name="Text_20_body" style:list-style-name="WW8Num51">
      <style:paragraph-properties fo:margin-left="0cm" fo:margin-right="0cm" fo:text-indent="0cm" style:auto-text-indent="false"/>
    </style:style>
    <style:style style:name="P310" style:family="paragraph" style:parent-style-name="Text_20_body" style:list-style-name="WW8Num51">
      <style:paragraph-properties fo:margin-left="0cm" fo:margin-right="0cm" fo:text-indent="0cm" style:auto-text-indent="false"/>
    </style:style>
    <style:style style:name="P311" style:family="paragraph" style:parent-style-name="Text_20_body" style:list-style-name="WW8Num51">
      <style:paragraph-properties fo:margin-left="0cm" fo:margin-right="0cm" fo:text-indent="0cm" style:auto-text-indent="false"/>
    </style:style>
    <style:style style:name="P312"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3"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4"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5"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6" style:family="paragraph" style:parent-style-name="Text_20_body" style:list-style-name="L4">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7" style:family="paragraph" style:parent-style-name="Text_20_body" style:list-style-name="L4">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8" style:family="paragraph" style:parent-style-name="Text_20_body" style:list-style-name="L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19" style:family="paragraph" style:parent-style-name="Text_20_body" style:list-style-name="L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3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4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59"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0"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3"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4"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5"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6"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7"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8"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69"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0"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1"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2" style:family="paragraph" style:parent-style-name="Text_20_body"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3"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4"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5"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6"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7"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8"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79"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0" style:family="paragraph" style:parent-style-name="Text_20_body"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1"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2"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3"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4"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5"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6"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7"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8"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89"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0"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1"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2"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3"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4"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5"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6"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7"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8"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99"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0"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1"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2"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3"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4"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5"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6"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7"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8" style:family="paragraph" style:parent-style-name="Text_20_body"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09" style:family="paragraph" style:parent-style-name="Text_20_body"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0" style:family="paragraph" style:parent-style-name="Text_20_body"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1" style:family="paragraph" style:parent-style-name="Text_20_body"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2"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3"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4"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5"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6"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7" style:family="paragraph" style:parent-style-name="Text_20_body" style:list-style-name="L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8" style:family="paragraph" style:parent-style-name="Text_20_body"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419" style:family="paragraph" style:parent-style-name="Text_20_body" style:list-style-name="WW8Num20">
      <style:paragraph-properties fo:margin-left="0cm" fo:margin-right="0cm" fo:text-indent="0cm" style:auto-text-indent="false"/>
    </style:style>
    <style:style style:name="P420" style:family="paragraph" style:parent-style-name="Text_20_body" style:list-style-name="WW8Num20">
      <style:paragraph-properties fo:margin-left="0cm" fo:margin-right="0cm" fo:text-indent="0cm" style:auto-text-indent="false"/>
    </style:style>
    <style:style style:name="P421" style:family="paragraph" style:parent-style-name="Text_20_body" style:list-style-name="WW8Num20">
      <style:paragraph-properties fo:margin-left="0cm" fo:margin-right="0cm" fo:text-indent="0cm" style:auto-text-indent="false"/>
    </style:style>
    <style:style style:name="P422" style:family="paragraph" style:parent-style-name="Text_20_body" style:list-style-name="WW8Num42">
      <style:paragraph-properties fo:margin-left="0cm" fo:margin-right="0cm" style:line-height-at-least="0cm" fo:text-indent="0cm" style:auto-text-indent="false">
        <style:tab-stops/>
      </style:paragraph-properties>
    </style:style>
    <style:style style:name="P423" style:family="paragraph" style:parent-style-name="Text_20_body" style:list-style-name="WW8Num42">
      <style:paragraph-properties fo:margin-left="0cm" fo:margin-right="0cm" style:line-height-at-least="0cm" fo:text-indent="0cm" style:auto-text-indent="false">
        <style:tab-stops/>
      </style:paragraph-properties>
    </style:style>
    <style:style style:name="P424" style:family="paragraph" style:parent-style-name="Text_20_body" style:list-style-name="WW8Num42">
      <style:paragraph-properties fo:margin-left="0cm" fo:margin-right="0cm" style:line-height-at-least="0cm" fo:text-indent="0cm" style:auto-text-indent="false">
        <style:tab-stops/>
      </style:paragraph-properties>
    </style:style>
    <style:style style:name="P425" style:family="paragraph" style:parent-style-name="Text_20_body" style:list-style-name="WW8Num42">
      <style:paragraph-properties fo:margin-left="0cm" fo:margin-right="0cm" style:line-height-at-least="0cm" fo:text-indent="0cm" style:auto-text-indent="false">
        <style:tab-stops/>
      </style:paragraph-properties>
    </style:style>
    <style:style style:name="P426" style:family="paragraph" style:parent-style-name="Text_20_body" style:list-style-name="WW8Num125">
      <style:paragraph-properties fo:margin-left="0cm" fo:margin-right="0cm" fo:text-indent="0cm" style:auto-text-indent="false"/>
    </style:style>
    <style:style style:name="P427" style:family="paragraph" style:parent-style-name="Text_20_body" style:list-style-name="WW8Num125">
      <style:paragraph-properties fo:margin-left="0cm" fo:margin-right="0cm" fo:text-indent="0cm" style:auto-text-indent="false"/>
    </style:style>
    <style:style style:name="P428" style:family="paragraph" style:parent-style-name="Text_20_body" style:list-style-name="WW8Num92">
      <style:paragraph-properties fo:margin-left="0cm" fo:margin-right="0cm" fo:text-indent="0cm" style:auto-text-indent="false"/>
    </style:style>
    <style:style style:name="P429" style:family="paragraph" style:parent-style-name="Text_20_body" style:list-style-name="WW8Num92">
      <style:paragraph-properties fo:margin-left="0cm" fo:margin-right="0cm" fo:text-indent="0cm" style:auto-text-indent="false"/>
    </style:style>
    <style:style style:name="P430" style:family="paragraph" style:parent-style-name="Text_20_body" style:list-style-name="WW8Num92">
      <style:paragraph-properties fo:margin-left="0cm" fo:margin-right="0cm" fo:text-indent="0cm" style:auto-text-indent="false"/>
    </style:style>
    <style:style style:name="P431" style:family="paragraph" style:parent-style-name="Text_20_body" style:list-style-name="WW8Num92">
      <style:paragraph-properties fo:margin-left="0cm" fo:margin-right="0cm" fo:text-indent="0cm" style:auto-text-indent="false"/>
    </style:style>
    <style:style style:name="P432" style:family="paragraph" style:parent-style-name="Text_20_body" style:list-style-name="WW8Num92">
      <style:paragraph-properties fo:margin-left="0cm" fo:margin-right="0cm" fo:text-indent="0cm" style:auto-text-indent="false"/>
      <style:text-properties fo:font-weight="bold" style:font-weight-asian="bold" style:font-weight-complex="bold"/>
    </style:style>
    <style:style style:name="P433" style:family="paragraph" style:parent-style-name="Text_20_body" style:list-style-name="WW8Num92">
      <style:paragraph-properties fo:margin-left="0cm" fo:margin-right="0cm" fo:text-indent="0cm" style:auto-text-indent="false"/>
      <style:text-properties fo:font-weight="normal" style:font-weight-asian="normal" style:font-weight-complex="normal"/>
    </style:style>
    <style:style style:name="P434" style:family="paragraph" style:parent-style-name="Text_20_body" style:list-style-name="WW8Num99">
      <style:paragraph-properties fo:margin-left="0cm" fo:margin-right="0cm" fo:text-indent="0cm" style:auto-text-indent="false"/>
    </style:style>
    <style:style style:name="P435" style:family="paragraph" style:parent-style-name="Text_20_body" style:list-style-name="WW8Num99">
      <style:paragraph-properties fo:margin-left="0cm" fo:margin-right="0cm" fo:text-indent="0cm" style:auto-text-indent="false"/>
    </style:style>
    <style:style style:name="P436" style:family="paragraph" style:parent-style-name="Text_20_body" style:list-style-name="WW8Num99">
      <style:paragraph-properties fo:margin-left="0cm" fo:margin-right="0cm" fo:text-indent="0cm" style:auto-text-indent="false"/>
    </style:style>
    <style:style style:name="P437" style:family="paragraph" style:parent-style-name="Text_20_body" style:list-style-name="WW8Num99">
      <style:paragraph-properties fo:margin-left="0cm" fo:margin-right="0cm" fo:text-indent="0cm" style:auto-text-indent="false"/>
    </style:style>
    <style:style style:name="P438" style:family="paragraph" style:parent-style-name="Text_20_body" style:list-style-name="WW8Num54">
      <style:paragraph-properties fo:margin-left="0cm" fo:margin-right="0cm" fo:text-indent="0cm" style:auto-text-indent="false"/>
    </style:style>
    <style:style style:name="P439" style:family="paragraph" style:parent-style-name="Text_20_body" style:list-style-name="WW8Num54">
      <style:paragraph-properties fo:margin-left="0cm" fo:margin-right="0cm" fo:text-indent="0cm" style:auto-text-indent="false"/>
    </style:style>
    <style:style style:name="P440" style:family="paragraph" style:parent-style-name="Text_20_body" style:list-style-name="WW8Num54">
      <style:paragraph-properties fo:margin-left="0cm" fo:margin-right="0cm" fo:text-indent="0cm" style:auto-text-indent="false"/>
    </style:style>
    <style:style style:name="P441" style:family="paragraph" style:parent-style-name="Text_20_body" style:list-style-name="WW8Num93">
      <style:paragraph-properties fo:margin-left="0cm" fo:margin-right="0cm" fo:text-indent="0cm" style:auto-text-indent="false"/>
    </style:style>
    <style:style style:name="P442" style:family="paragraph" style:parent-style-name="Text_20_body" style:list-style-name="WW8Num132">
      <style:paragraph-properties fo:margin-left="0cm" fo:margin-right="0cm" fo:text-indent="0cm" style:auto-text-indent="false"/>
    </style:style>
    <style:style style:name="P443" style:family="paragraph" style:parent-style-name="Text_20_body" style:list-style-name="WW8Num132">
      <style:paragraph-properties fo:margin-left="0cm" fo:margin-right="0cm" fo:text-indent="0cm" style:auto-text-indent="false"/>
    </style:style>
    <style:style style:name="P444" style:family="paragraph" style:parent-style-name="Text_20_body" style:list-style-name="WW8Num132">
      <style:paragraph-properties fo:margin-left="0cm" fo:margin-right="0cm" fo:text-indent="0cm" style:auto-text-indent="false"/>
    </style:style>
    <style:style style:name="P445" style:family="paragraph" style:parent-style-name="Text_20_body" style:list-style-name="WW8Num132">
      <style:paragraph-properties fo:margin-left="0cm" fo:margin-right="0cm" fo:text-indent="0cm" style:auto-text-indent="false"/>
    </style:style>
    <style:style style:name="P446" style:family="paragraph" style:parent-style-name="Text_20_body" style:list-style-name="WW8Num132">
      <style:paragraph-properties fo:margin-left="0cm" fo:margin-right="0cm" fo:text-indent="0cm" style:auto-text-indent="false"/>
    </style:style>
    <style:style style:name="P447" style:family="paragraph" style:parent-style-name="Text_20_body" style:list-style-name="WW8Num68">
      <style:paragraph-properties fo:margin-left="0cm" fo:margin-right="0cm" fo:text-indent="0cm" style:auto-text-indent="false"/>
    </style:style>
    <style:style style:name="P448" style:family="paragraph" style:parent-style-name="Text_20_body" style:list-style-name="WW8Num68">
      <style:paragraph-properties fo:margin-left="0cm" fo:margin-right="0cm" fo:text-indent="0cm" style:auto-text-indent="false"/>
    </style:style>
    <style:style style:name="P449" style:family="paragraph" style:parent-style-name="Text_20_body" style:list-style-name="WW8Num132">
      <style:paragraph-properties fo:margin-left="0cm" fo:margin-right="0cm" fo:text-indent="0cm" style:auto-text-indent="false"/>
    </style:style>
    <style:style style:name="P450" style:family="paragraph" style:parent-style-name="Text_20_body" style:list-style-name="WW8Num132">
      <style:paragraph-properties fo:margin-left="0cm" fo:margin-right="0cm" fo:text-indent="0cm" style:auto-text-indent="false"/>
    </style:style>
    <style:style style:name="P451" style:family="paragraph" style:parent-style-name="Text_20_body" style:list-style-name="WW8Num132">
      <style:paragraph-properties fo:margin-left="0cm" fo:margin-right="0cm" fo:text-indent="0cm" style:auto-text-indent="false"/>
    </style:style>
    <style:style style:name="P452" style:family="paragraph" style:parent-style-name="Text_20_body" style:list-style-name="WW8Num132">
      <style:paragraph-properties fo:margin-left="0cm" fo:margin-right="0cm" fo:text-indent="0cm" style:auto-text-indent="false"/>
    </style:style>
    <style:style style:name="P453" style:family="paragraph" style:parent-style-name="Text_20_body" style:list-style-name="WW8Num72">
      <style:paragraph-properties fo:margin-left="0cm" fo:margin-right="0cm" fo:text-indent="0cm" style:auto-text-indent="false"/>
    </style:style>
    <style:style style:name="P454" style:family="paragraph" style:parent-style-name="Text_20_body" style:list-style-name="WW8Num72">
      <style:paragraph-properties fo:margin-left="0cm" fo:margin-right="0cm" fo:text-indent="0cm" style:auto-text-indent="false"/>
    </style:style>
    <style:style style:name="P455" style:family="paragraph" style:parent-style-name="Text_20_body" style:list-style-name="WW8Num72">
      <style:paragraph-properties fo:margin-left="0cm" fo:margin-right="0cm" fo:text-indent="0cm" style:auto-text-indent="false"/>
    </style:style>
    <style:style style:name="P456" style:family="paragraph" style:parent-style-name="Text_20_body" style:list-style-name="WW8Num72">
      <style:paragraph-properties fo:margin-left="0cm" fo:margin-right="0cm" fo:text-indent="0cm" style:auto-text-indent="false"/>
    </style:style>
    <style:style style:name="P457" style:family="paragraph" style:parent-style-name="Text_20_body" style:list-style-name="WW8Num72">
      <style:paragraph-properties fo:margin-left="0cm" fo:margin-right="0cm" fo:text-indent="0cm" style:auto-text-indent="false"/>
    </style:style>
    <style:style style:name="P458" style:family="paragraph" style:parent-style-name="Text_20_body" style:list-style-name="WW8Num132">
      <style:paragraph-properties fo:margin-left="0cm" fo:margin-right="0cm" fo:text-indent="0cm" style:auto-text-indent="false"/>
    </style:style>
    <style:style style:name="P459" style:family="paragraph" style:parent-style-name="Text_20_body" style:list-style-name="WW8Num132">
      <style:paragraph-properties fo:margin-left="0cm" fo:margin-right="0cm" fo:text-indent="0cm" style:auto-text-indent="false"/>
    </style:style>
    <style:style style:name="P460" style:family="paragraph" style:parent-style-name="Text_20_body" style:list-style-name="WW8Num132">
      <style:paragraph-properties fo:margin-left="0cm" fo:margin-right="0cm" fo:text-indent="0cm" style:auto-text-indent="false"/>
    </style:style>
    <style:style style:name="P461" style:family="paragraph" style:parent-style-name="Text_20_body" style:list-style-name="WW8Num87">
      <style:paragraph-properties fo:margin-left="0cm" fo:margin-right="0cm" fo:text-indent="0cm" style:auto-text-indent="false"/>
    </style:style>
    <style:style style:name="P462" style:family="paragraph" style:parent-style-name="Text_20_body" style:list-style-name="WW8Num88">
      <style:paragraph-properties fo:margin-left="0cm" fo:margin-right="0cm" fo:text-indent="0cm" style:auto-text-indent="false"/>
    </style:style>
    <style:style style:name="P463" style:family="paragraph" style:parent-style-name="Text_20_body" style:list-style-name="WW8Num88">
      <style:paragraph-properties fo:margin-left="0cm" fo:margin-right="0cm" fo:text-indent="0cm" style:auto-text-indent="false"/>
    </style:style>
    <style:style style:name="P464" style:family="paragraph" style:parent-style-name="Text_20_body" style:list-style-name="WW8Num88">
      <style:paragraph-properties fo:margin-left="0cm" fo:margin-right="0cm" fo:text-indent="0cm" style:auto-text-indent="false"/>
    </style:style>
    <style:style style:name="P465" style:family="paragraph" style:parent-style-name="Text_20_body" style:list-style-name="WW8Num88">
      <style:paragraph-properties fo:margin-left="0cm" fo:margin-right="0cm" fo:text-indent="0cm" style:auto-text-indent="false"/>
    </style:style>
    <style:style style:name="P466" style:family="paragraph" style:parent-style-name="Text_20_body" style:list-style-name="WW8Num88">
      <style:paragraph-properties fo:margin-left="0cm" fo:margin-right="0cm" fo:text-indent="0cm" style:auto-text-indent="false"/>
    </style:style>
    <style:style style:name="P467" style:family="paragraph" style:parent-style-name="Text_20_body" style:list-style-name="WW8Num88">
      <style:paragraph-properties fo:margin-left="0cm" fo:margin-right="0cm" fo:text-indent="0cm" style:auto-text-indent="false"/>
    </style:style>
    <style:style style:name="P468" style:family="paragraph" style:parent-style-name="Text_20_body" style:list-style-name="WW8Num103">
      <style:paragraph-properties fo:margin-left="0cm" fo:margin-right="0cm" fo:text-indent="0cm" style:auto-text-indent="false"/>
    </style:style>
    <style:style style:name="P469" style:family="paragraph" style:parent-style-name="Text_20_body" style:list-style-name="WW8Num103">
      <style:paragraph-properties fo:margin-left="0cm" fo:margin-right="0cm" fo:text-indent="0cm" style:auto-text-indent="false"/>
    </style:style>
    <style:style style:name="P470" style:family="paragraph" style:parent-style-name="Text_20_body" style:list-style-name="WW8Num119">
      <style:paragraph-properties fo:margin-left="0cm" fo:margin-right="0cm" fo:text-indent="0cm" style:auto-text-indent="false"/>
    </style:style>
    <style:style style:name="P471" style:family="paragraph" style:parent-style-name="Text_20_body" style:list-style-name="WW8Num119">
      <style:paragraph-properties fo:margin-left="0cm" fo:margin-right="0cm" fo:text-indent="0cm" style:auto-text-indent="false"/>
    </style:style>
    <style:style style:name="P472" style:family="paragraph" style:parent-style-name="Text_20_body" style:list-style-name="WW8Num119">
      <style:paragraph-properties fo:margin-left="0cm" fo:margin-right="0cm" fo:text-indent="0cm" style:auto-text-indent="false"/>
    </style:style>
    <style:style style:name="P473" style:family="paragraph" style:parent-style-name="Text_20_body" style:list-style-name="WW8Num105">
      <style:paragraph-properties fo:margin-left="0cm" fo:margin-right="0cm" fo:text-indent="0cm" style:auto-text-indent="false"/>
    </style:style>
    <style:style style:name="P474" style:family="paragraph" style:parent-style-name="Text_20_body" style:list-style-name="WW8Num105">
      <style:paragraph-properties fo:margin-left="0cm" fo:margin-right="0cm" fo:text-indent="0cm" style:auto-text-indent="false"/>
    </style:style>
    <style:style style:name="P475" style:family="paragraph" style:parent-style-name="Text_20_body" style:list-style-name="WW8Num105">
      <style:paragraph-properties fo:margin-left="0cm" fo:margin-right="0cm" fo:text-indent="0cm" style:auto-text-indent="false"/>
    </style:style>
    <style:style style:name="P476" style:family="paragraph" style:parent-style-name="Text_20_body" style:list-style-name="WW8Num105">
      <style:paragraph-properties fo:margin-left="0cm" fo:margin-right="0cm" fo:text-indent="0cm" style:auto-text-indent="false"/>
    </style:style>
    <style:style style:name="P477" style:family="paragraph" style:parent-style-name="Text_20_body" style:list-style-name="WW8Num105">
      <style:paragraph-properties fo:margin-left="0cm" fo:margin-right="0cm" fo:text-indent="0cm" style:auto-text-indent="false"/>
    </style:style>
    <style:style style:name="P478" style:family="paragraph" style:parent-style-name="Text_20_body" style:list-style-name="WW8Num105">
      <style:paragraph-properties fo:margin-left="0cm" fo:margin-right="0cm" fo:text-indent="0cm" style:auto-text-indent="false"/>
    </style:style>
    <style:style style:name="P479" style:family="paragraph" style:parent-style-name="Text_20_body" style:list-style-name="WW8Num101">
      <style:paragraph-properties fo:margin-left="0cm" fo:margin-right="0cm" fo:text-indent="0cm" style:auto-text-indent="false"/>
    </style:style>
    <style:style style:name="P480" style:family="paragraph" style:parent-style-name="Text_20_body" style:list-style-name="WW8Num101">
      <style:paragraph-properties fo:margin-left="0cm" fo:margin-right="0cm" fo:text-indent="0cm" style:auto-text-indent="false"/>
    </style:style>
    <style:style style:name="P481" style:family="paragraph" style:parent-style-name="Text_20_body" style:list-style-name="WW8Num113">
      <style:paragraph-properties fo:margin-left="0cm" fo:margin-right="0cm" fo:text-indent="0cm" style:auto-text-indent="false"/>
    </style:style>
    <style:style style:name="P482" style:family="paragraph" style:parent-style-name="Text_20_body" style:list-style-name="WW8Num113">
      <style:paragraph-properties fo:margin-left="0cm" fo:margin-right="0cm" fo:text-indent="0cm" style:auto-text-indent="false"/>
    </style:style>
    <style:style style:name="P483" style:family="paragraph" style:parent-style-name="Text_20_body" style:list-style-name="WW8Num113">
      <style:paragraph-properties fo:margin-left="0cm" fo:margin-right="0cm" fo:text-indent="0cm" style:auto-text-indent="false"/>
    </style:style>
    <style:style style:name="P484" style:family="paragraph" style:parent-style-name="Text_20_body" style:list-style-name="WW8Num113">
      <style:paragraph-properties fo:margin-left="0cm" fo:margin-right="0cm" fo:text-indent="0cm" style:auto-text-indent="false"/>
    </style:style>
    <style:style style:name="P485" style:family="paragraph" style:parent-style-name="Text_20_body" style:list-style-name="WW8Num73">
      <style:paragraph-properties fo:margin-left="0cm" fo:margin-right="0cm" fo:text-indent="0cm" style:auto-text-indent="false"/>
    </style:style>
    <style:style style:name="P486" style:family="paragraph" style:parent-style-name="Text_20_body" style:list-style-name="WW8Num73">
      <style:paragraph-properties fo:margin-left="0cm" fo:margin-right="0cm" fo:text-indent="0cm" style:auto-text-indent="false"/>
    </style:style>
    <style:style style:name="P487" style:family="paragraph" style:parent-style-name="Text_20_body" style:list-style-name="WW8Num84">
      <style:paragraph-properties fo:margin-left="0cm" fo:margin-right="0cm" fo:text-indent="0cm" style:auto-text-indent="false"/>
    </style:style>
    <style:style style:name="P488" style:family="paragraph" style:parent-style-name="Text_20_body" style:list-style-name="WW8Num84">
      <style:paragraph-properties fo:margin-left="0cm" fo:margin-right="0cm" fo:text-indent="0cm" style:auto-text-indent="false"/>
    </style:style>
    <style:style style:name="P489" style:family="paragraph" style:parent-style-name="Text_20_body" style:list-style-name="WW8Num84">
      <style:paragraph-properties fo:margin-left="0cm" fo:margin-right="0cm" fo:text-indent="0cm" style:auto-text-indent="false"/>
    </style:style>
    <style:style style:name="P490" style:family="paragraph" style:parent-style-name="Text_20_body" style:list-style-name="WW8Num84">
      <style:paragraph-properties fo:margin-left="0cm" fo:margin-right="0cm" fo:text-indent="0cm" style:auto-text-indent="false"/>
    </style:style>
    <style:style style:name="P491" style:family="paragraph" style:parent-style-name="Text_20_body" style:list-style-name="WW8Num115">
      <style:paragraph-properties fo:margin-left="0cm" fo:margin-right="0cm" fo:text-indent="0cm" style:auto-text-indent="false"/>
    </style:style>
    <style:style style:name="P492" style:family="paragraph" style:parent-style-name="Text_20_body" style:list-style-name="WW8Num115">
      <style:paragraph-properties fo:margin-left="0cm" fo:margin-right="0cm" fo:text-indent="0cm" style:auto-text-indent="false"/>
    </style:style>
    <style:style style:name="P493" style:family="paragraph" style:parent-style-name="Text_20_body" style:list-style-name="WW8Num112">
      <style:paragraph-properties fo:margin-left="0cm" fo:margin-right="0cm" fo:text-indent="0cm" style:auto-text-indent="false"/>
    </style:style>
    <style:style style:name="P494" style:family="paragraph" style:parent-style-name="Text_20_body" style:list-style-name="WW8Num112">
      <style:paragraph-properties fo:margin-left="0cm" fo:margin-right="0cm" fo:text-indent="0cm" style:auto-text-indent="false"/>
    </style:style>
    <style:style style:name="P495" style:family="paragraph" style:parent-style-name="Text_20_body" style:list-style-name="WW8Num112">
      <style:paragraph-properties fo:margin-left="0cm" fo:margin-right="0cm" fo:text-indent="0cm" style:auto-text-indent="false"/>
    </style:style>
    <style:style style:name="P496" style:family="paragraph" style:parent-style-name="Text_20_body" style:list-style-name="WW8Num112">
      <style:paragraph-properties fo:margin-left="0cm" fo:margin-right="0cm" fo:text-indent="0cm" style:auto-text-indent="false"/>
    </style:style>
    <style:style style:name="P497" style:family="paragraph" style:parent-style-name="Text_20_body" style:list-style-name="WW8Num62">
      <style:paragraph-properties fo:margin-left="0cm" fo:margin-right="0cm" fo:text-indent="0cm" style:auto-text-indent="false"/>
    </style:style>
    <style:style style:name="P498" style:family="paragraph" style:parent-style-name="Text_20_body" style:list-style-name="WW8Num62">
      <style:paragraph-properties fo:margin-left="0cm" fo:margin-right="0cm" fo:text-indent="0cm" style:auto-text-indent="false"/>
    </style:style>
    <style:style style:name="P499" style:family="paragraph" style:parent-style-name="Text_20_body" style:list-style-name="WW8Num62">
      <style:paragraph-properties fo:margin-left="0cm" fo:margin-right="0cm" fo:text-indent="0cm" style:auto-text-indent="false"/>
    </style:style>
    <style:style style:name="P500" style:family="paragraph" style:parent-style-name="Text_20_body" style:list-style-name="WW8Num30">
      <style:paragraph-properties fo:margin-left="0cm" fo:margin-right="0cm" fo:text-indent="0cm" style:auto-text-indent="false"/>
    </style:style>
    <style:style style:name="P501" style:family="paragraph" style:parent-style-name="Text_20_body" style:list-style-name="WW8Num30">
      <style:paragraph-properties fo:margin-left="0cm" fo:margin-right="0cm" fo:text-indent="0cm" style:auto-text-indent="false"/>
    </style:style>
    <style:style style:name="P502" style:family="paragraph" style:parent-style-name="Text_20_body" style:list-style-name="WW8Num30">
      <style:paragraph-properties fo:margin-left="0cm" fo:margin-right="0cm" fo:text-indent="0cm" style:auto-text-indent="false"/>
    </style:style>
    <style:style style:name="P503" style:family="paragraph" style:parent-style-name="Text_20_body" style:list-style-name="WW8Num111">
      <style:paragraph-properties fo:margin-left="0cm" fo:margin-right="0cm" fo:text-indent="0cm" style:auto-text-indent="false"/>
    </style:style>
    <style:style style:name="P504" style:family="paragraph" style:parent-style-name="Text_20_body" style:list-style-name="WW8Num111">
      <style:paragraph-properties fo:margin-left="0cm" fo:margin-right="0cm" fo:text-indent="0cm" style:auto-text-indent="false"/>
    </style:style>
    <style:style style:name="P505" style:family="paragraph" style:parent-style-name="Text_20_body" style:list-style-name="WW8Num63">
      <style:paragraph-properties fo:margin-left="0cm" fo:margin-right="0cm" fo:text-indent="0cm" style:auto-text-indent="false"/>
    </style:style>
    <style:style style:name="P506" style:family="paragraph" style:parent-style-name="Text_20_body" style:list-style-name="WW8Num63">
      <style:paragraph-properties fo:margin-left="0cm" fo:margin-right="0cm" fo:text-indent="0cm" style:auto-text-indent="false"/>
    </style:style>
    <style:style style:name="P507" style:family="paragraph" style:parent-style-name="Text_20_body" style:list-style-name="WW8Num63">
      <style:paragraph-properties fo:margin-left="0cm" fo:margin-right="0cm" fo:text-indent="0cm" style:auto-text-indent="false"/>
    </style:style>
    <style:style style:name="P508" style:family="paragraph" style:parent-style-name="Text_20_body" style:list-style-name="WW8Num63">
      <style:paragraph-properties fo:margin-left="0cm" fo:margin-right="0cm" fo:text-indent="0cm" style:auto-text-indent="false"/>
    </style:style>
    <style:style style:name="P509" style:family="paragraph" style:parent-style-name="Text_20_body" style:list-style-name="WW8Num63">
      <style:paragraph-properties fo:margin-left="0cm" fo:margin-right="0cm" fo:text-indent="0cm" style:auto-text-indent="false"/>
    </style:style>
    <style:style style:name="P510" style:family="paragraph" style:parent-style-name="Text_20_body" style:list-style-name="WW8Num63">
      <style:paragraph-properties fo:margin-left="0cm" fo:margin-right="0cm" fo:text-indent="0cm" style:auto-text-indent="false"/>
    </style:style>
    <style:style style:name="P511" style:family="paragraph" style:parent-style-name="Text_20_body" style:list-style-name="WW8Num46">
      <style:paragraph-properties fo:margin-left="0cm" fo:margin-right="0cm" fo:text-indent="0cm" style:auto-text-indent="false"/>
    </style:style>
    <style:style style:name="P512" style:family="paragraph" style:parent-style-name="Text_20_body" style:list-style-name="WW8Num46">
      <style:paragraph-properties fo:margin-left="0cm" fo:margin-right="0cm" fo:text-indent="0cm" style:auto-text-indent="false"/>
    </style:style>
    <style:style style:name="P513" style:family="paragraph" style:parent-style-name="Text_20_body" style:list-style-name="WW8Num54">
      <style:paragraph-properties fo:margin-left="0cm" fo:margin-right="0cm" fo:text-indent="0cm" style:auto-text-indent="false">
        <style:tab-stops>
          <style:tab-stop style:position="8.885cm" style:type="center"/>
          <style:tab-stop style:position="16.505cm" style:type="right"/>
        </style:tab-stops>
      </style:paragraph-properties>
    </style:style>
    <style:style style:name="P514" style:family="paragraph" style:parent-style-name="Text_20_body" style:list-style-name="WW8Num54">
      <style:paragraph-properties fo:margin-left="0cm" fo:margin-right="0cm" fo:text-indent="0cm" style:auto-text-indent="false">
        <style:tab-stops>
          <style:tab-stop style:position="8.885cm" style:type="center"/>
          <style:tab-stop style:position="16.505cm" style:type="right"/>
        </style:tab-stops>
      </style:paragraph-properties>
    </style:style>
    <style:style style:name="P515" style:family="paragraph" style:parent-style-name="Text_20_body" style:list-style-name="WW8Num54">
      <style:paragraph-properties fo:margin-left="0cm" fo:margin-right="0cm" fo:text-indent="0cm" style:auto-text-indent="false">
        <style:tab-stops>
          <style:tab-stop style:position="8.885cm" style:type="center"/>
          <style:tab-stop style:position="16.505cm" style:type="right"/>
        </style:tab-stops>
      </style:paragraph-properties>
    </style:style>
    <style:style style:name="P516" style:family="paragraph" style:parent-style-name="Text_20_body"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517" style:family="paragraph" style:parent-style-name="Text_20_body"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518" style:family="paragraph" style:parent-style-name="Text_20_body" style:list-style-name="WW8Num87">
      <style:paragraph-properties fo:margin-left="0cm" fo:margin-right="0cm" fo:text-indent="0cm" style:auto-text-indent="false">
        <style:tab-stops>
          <style:tab-stop style:position="8.89cm" style:type="center"/>
          <style:tab-stop style:position="16.51cm" style:type="right"/>
        </style:tab-stops>
      </style:paragraph-properties>
    </style:style>
    <style:style style:name="P519" style:family="paragraph" style:parent-style-name="Text_20_body" style:list-style-name="WW8Num36">
      <style:paragraph-properties fo:margin-left="0cm" fo:margin-right="0cm" fo:text-indent="0cm" style:auto-text-indent="false"/>
    </style:style>
    <style:style style:name="P520" style:family="paragraph" style:parent-style-name="Text_20_body" style:list-style-name="WW8Num36">
      <style:paragraph-properties fo:margin-left="0cm" fo:margin-right="0cm" fo:text-indent="0cm" style:auto-text-indent="false"/>
    </style:style>
    <style:style style:name="P521" style:family="paragraph" style:parent-style-name="Text_20_body" style:list-style-name="WW8Num36">
      <style:paragraph-properties fo:margin-left="0cm" fo:margin-right="0cm" fo:text-indent="0cm" style:auto-text-indent="false"/>
    </style:style>
    <style:style style:name="P522" style:family="paragraph" style:parent-style-name="Text_20_body" style:list-style-name="WW8Num94">
      <style:paragraph-properties fo:margin-left="0cm" fo:margin-right="0cm" fo:text-indent="0cm" style:auto-text-indent="false"/>
    </style:style>
    <style:style style:name="P523" style:family="paragraph" style:parent-style-name="Text_20_body" style:list-style-name="WW8Num94">
      <style:paragraph-properties fo:margin-left="0cm" fo:margin-right="0cm" fo:text-indent="0cm" style:auto-text-indent="false"/>
    </style:style>
    <style:style style:name="P524" style:family="paragraph" style:parent-style-name="Text_20_body" style:list-style-name="WW8Num94">
      <style:paragraph-properties fo:margin-left="0cm" fo:margin-right="0cm" fo:text-indent="0cm" style:auto-text-indent="false"/>
    </style:style>
    <style:style style:name="P525" style:family="paragraph" style:parent-style-name="Text_20_body" style:list-style-name="WW8Num130">
      <style:paragraph-properties fo:margin-left="0cm" fo:margin-right="0cm" fo:text-indent="0cm" style:auto-text-indent="false"/>
    </style:style>
    <style:style style:name="P526" style:family="paragraph" style:parent-style-name="Text_20_body" style:list-style-name="WW8Num130">
      <style:paragraph-properties fo:margin-left="0cm" fo:margin-right="0cm" fo:text-indent="0cm" style:auto-text-indent="false"/>
    </style:style>
    <style:style style:name="P527" style:family="paragraph" style:parent-style-name="Text_20_body" style:list-style-name="WW8Num20">
      <style:paragraph-properties fo:margin-left="0cm" fo:margin-right="0cm" fo:text-align="start" style:justify-single-word="false" fo:text-indent="0cm" style:auto-text-indent="false"/>
    </style:style>
    <style:style style:name="P528"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529"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530"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531" style:family="paragraph" style:parent-style-name="Text_20_body" style:list-style-name="WW8Num20">
      <style:paragraph-properties fo:margin-left="0cm" fo:margin-right="0cm" fo:text-indent="0cm" style:auto-text-indent="false"/>
      <style:text-properties style:font-name="Courier New1" style:font-name-complex="Courier New1"/>
    </style:style>
    <style:style style:name="P532" style:family="paragraph" style:parent-style-name="Text_20_body"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3" style:family="paragraph" style:parent-style-name="Text_20_body"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4" style:family="paragraph" style:parent-style-name="Text_20_body"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5" style:family="paragraph" style:parent-style-name="Text_20_body"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6" style:family="paragraph" style:parent-style-name="Text_20_body"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7" style:family="paragraph" style:parent-style-name="Text_20_body"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8" style:family="paragraph" style:parent-style-name="Text_20_body"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39" style:family="paragraph" style:parent-style-name="Text_20_body"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0"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1"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2"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3" style:family="paragraph" style:parent-style-name="Text_20_body" style:list-style-name="WW8Num9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4" style:family="paragraph" style:parent-style-name="Text_20_body"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5" style:family="paragraph" style:parent-style-name="Text_20_body"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6" style:family="paragraph" style:parent-style-name="Text_20_body"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7" style:family="paragraph" style:parent-style-name="Text_20_body"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48" style:family="paragraph" style:parent-style-name="Text_20_body" style:list-style-name="WW8Num72">
      <style:paragraph-properties fo:margin-left="0cm" fo:margin-right="0cm" fo:text-indent="0cm" style:auto-text-indent="false" fo:keep-with-next="always"/>
    </style:style>
    <style:style style:name="P549" style:family="paragraph" style:parent-style-name="Text_20_body" style:list-style-name="WW8Num20">
      <style:paragraph-properties fo:margin-left="0cm" fo:margin-right="0cm" fo:text-indent="0cm" style:auto-text-indent="false" fo:keep-with-next="always"/>
      <style:text-properties style:font-name="Courier New1" style:font-name-complex="Courier New1"/>
    </style:style>
    <style:style style:name="P550" style:family="paragraph" style:parent-style-name="Text_20_body" style:list-style-name="L14">
      <style:paragraph-properties fo:margin-left="2.54cm" fo:margin-right="0cm" fo:text-indent="0cm" style:auto-text-indent="false"/>
    </style:style>
    <style:style style:name="P551" style:family="paragraph" style:parent-style-name="Text_20_body" style:list-style-name="WW8Num131">
      <style:paragraph-properties fo:margin-left="2.54cm" fo:margin-right="0cm" fo:text-indent="0cm" style:auto-text-indent="false">
        <style:tab-stops/>
      </style:paragraph-properties>
    </style:style>
    <style:style style:name="P552" style:family="paragraph" style:parent-style-name="Text_20_body" style:list-style-name="WW8Num131">
      <style:paragraph-properties fo:margin-left="2.54cm" fo:margin-right="0cm" fo:text-indent="0cm" style:auto-text-indent="false">
        <style:tab-stops/>
      </style:paragraph-properties>
    </style:style>
    <style:style style:name="P553" style:family="paragraph" style:parent-style-name="Text_20_body" style:list-style-name="WW8Num131">
      <style:paragraph-properties fo:margin-left="2.54cm" fo:margin-right="0cm" fo:text-indent="0cm" style:auto-text-indent="false">
        <style:tab-stops/>
      </style:paragraph-properties>
    </style:style>
    <style:style style:name="P554" style:family="paragraph" style:parent-style-name="Text_20_body" style:list-style-name="WW8Num110">
      <style:paragraph-properties fo:margin-left="2.54cm" fo:margin-right="0cm" fo:text-indent="0cm" style:auto-text-indent="false">
        <style:tab-stops/>
      </style:paragraph-properties>
    </style:style>
    <style:style style:name="P555" style:family="paragraph" style:parent-style-name="Text_20_body" style:list-style-name="WW8Num110">
      <style:paragraph-properties fo:margin-left="2.54cm" fo:margin-right="0cm" fo:text-indent="0cm" style:auto-text-indent="false">
        <style:tab-stops/>
      </style:paragraph-properties>
    </style:style>
    <style:style style:name="P556" style:family="paragraph" style:parent-style-name="Text_20_body" style:list-style-name="WW8Num110">
      <style:paragraph-properties fo:margin-left="2.54cm" fo:margin-right="0cm" fo:text-indent="0cm" style:auto-text-indent="false">
        <style:tab-stops/>
      </style:paragraph-properties>
    </style:style>
    <style:style style:name="P557" style:family="paragraph" style:parent-style-name="Text_20_body" style:list-style-name="L2">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558" style:family="paragraph" style:parent-style-name="Text_20_body" style:list-style-name="L2">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559" style:family="paragraph" style:parent-style-name="Text_20_body" style:list-style-name="L2">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560" style:family="paragraph" style:parent-style-name="Text_20_body" style:list-style-name="L2">
      <style:paragraph-properties fo:margin-left="3.81cm" fo:margin-right="0cm" fo:text-indent="0cm" style:auto-text-indent="false">
        <style:tab-stops>
          <style:tab-stop style:position="8.255cm" style:type="center"/>
          <style:tab-stop style:position="15.875cm" style:type="right"/>
        </style:tab-stops>
      </style:paragraph-properties>
    </style:style>
    <style:style style:name="P561" style:family="paragraph" style:parent-style-name="Text_20_body" style:list-style-name="L41">
      <style:paragraph-properties fo:margin-left="3.81cm" fo:margin-right="0cm" fo:text-indent="0cm" style:auto-text-indent="false"/>
    </style:style>
    <style:style style:name="P562" style:family="paragraph" style:parent-style-name="Text_20_body" style:list-style-name="L41">
      <style:paragraph-properties fo:margin-left="3.81cm" fo:margin-right="0cm" fo:text-indent="0cm" style:auto-text-indent="false"/>
    </style:style>
    <style:style style:name="P563" style:family="paragraph" style:parent-style-name="Text_20_body" style:master-page-name="Standard"/>
    <style:style style:name="P564" style:family="paragraph" style:parent-style-name="Text_20_body">
      <style:paragraph-properties fo:margin-left="2.559cm" fo:margin-right="0cm" fo:text-indent="0cm" style:auto-text-indent="false">
        <style:tab-stops>
          <style:tab-stop style:position="0cm"/>
        </style:tab-stops>
      </style:paragraph-properties>
    </style:style>
    <style:style style:name="P565"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66"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67"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68"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69"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0" style:family="paragraph" style:parent-style-name="Heading_20_1"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1"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2"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3"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4"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5" style:family="paragraph" style:parent-style-name="Heading_20_1"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6" style:family="paragraph" style:parent-style-name="Heading_20_1" style:list-style-name="WW8Num93">
      <style:paragraph-properties fo:margin-left="0cm" fo:margin-right="0cm" fo:text-indent="0cm" style:auto-text-indent="false"/>
    </style:style>
    <style:style style:name="P577"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8" style:family="paragraph" style:parent-style-name="Heading_20_1"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79" style:family="paragraph" style:parent-style-name="Heading_20_1" style:list-style-name="WW8Num88">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0"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1"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2"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3"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4"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5"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6"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7"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8"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89"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0"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1"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2"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3"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4"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5"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6"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7" style:family="paragraph" style:parent-style-name="Heading_20_1"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10pt" fo:language="en" fo:country="US" fo:font-style="normal" fo:font-weight="normal" style:font-name-asian="Courier New1" style:font-size-asian="10pt" style:font-style-asian="normal" style:font-weight-asian="bold" style:font-name-complex="Courier New1" style:font-size-complex="10pt" style:language-complex="ar" style:country-complex="SA" style:font-style-complex="normal" style:font-weight-complex="bold"/>
    </style:style>
    <style:style style:name="P598" style:family="paragraph" style:parent-style-name="Heading_20_1"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599" style:family="paragraph" style:parent-style-name="Heading_20_1" style:list-style-name="L3">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0"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1" style:family="paragraph" style:parent-style-name="Heading_20_1"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2" style:family="paragraph" style:parent-style-name="Heading_20_2"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3" style:family="paragraph" style:parent-style-name="Heading_20_2"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4"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5"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6"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7"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8"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09"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0" style:family="paragraph" style:parent-style-name="Heading_20_2"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1" style:family="paragraph" style:parent-style-name="Heading_20_2"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2"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3"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4"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5" style:family="paragraph" style:parent-style-name="Heading_20_4"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16" style:family="paragraph" style:parent-style-name="WW-List_20_Continue" style:list-style-name="WW8Num91"/>
    <style:style style:name="P617" style:family="paragraph" style:parent-style-name="WW-List_20_Continue_20_2" style:list-style-name="WW8Num117">
      <style:paragraph-properties fo:margin-left="0cm" fo:margin-right="0cm" fo:text-indent="0cm" style:auto-text-indent="false"/>
    </style:style>
    <style:style style:name="P618" style:family="paragraph" style:parent-style-name="WW-List_20_Continue_20_2" style:list-style-name="WW8Num37">
      <style:paragraph-properties fo:margin-left="0cm" fo:margin-right="0cm" fo:text-indent="0cm" style:auto-text-indent="false"/>
    </style:style>
    <style:style style:name="P619" style:family="paragraph" style:parent-style-name="WW-List_20_Continue_20_2" style:list-style-name="WW8Num37">
      <style:paragraph-properties fo:margin-left="0cm" fo:margin-right="0cm" fo:text-indent="0cm" style:auto-text-indent="false"/>
    </style:style>
    <style:style style:name="P620" style:family="paragraph" style:parent-style-name="WW-List_20_Continue_20_2" style:list-style-name="WW8Num37">
      <style:paragraph-properties fo:margin-left="0cm" fo:margin-right="0cm" fo:text-indent="0cm" style:auto-text-indent="false"/>
    </style:style>
    <style:style style:name="P621"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2"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3"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4" style:family="paragraph" style:parent-style-name="body_20_text_20_last_20_alternative"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5" style:family="paragraph" style:parent-style-name="Code">
      <style:text-properties fo:font-weight="normal" style:font-weight-asian="normal" style:font-weight-complex="normal"/>
    </style:style>
    <style:style style:name="P626"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7"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8"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29"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0" style:family="paragraph" style:parent-style-name="Code" style:list-style-name="WW8Num62">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1"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2"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3"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4"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5"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6"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7"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8"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39"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0"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1"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2"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3"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4"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5"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6"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7"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8" style:family="paragraph" style:parent-style-name="Code" style:list-style-name="L1">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49" style:family="paragraph" style:parent-style-name="Code" style:list-style-name="WW8Num62">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0" style:family="paragraph" style:parent-style-name="Code">
      <style:paragraph-properties fo:margin-left="3.81cm" fo:margin-right="0cm" fo:text-indent="0cm" style:auto-text-indent="false"/>
      <style:text-properties fo:font-weight="normal" style:font-weight-asian="normal" style:font-weight-complex="normal"/>
    </style:style>
    <style:style style:name="P651" style:family="paragraph" style:parent-style-name="Code">
      <style:paragraph-properties fo:margin-left="3.815cm" fo:margin-right="0cm" fo:text-indent="0cm" style:auto-text-indent="false">
        <style:tab-stops>
          <style:tab-stop style:position="0cm"/>
        </style:tab-stops>
      </style:paragraph-properties>
    </style:style>
    <style:style style:name="P652" style:family="paragraph" style:parent-style-name="Code">
      <style:paragraph-properties fo:margin-left="3.815cm" fo:margin-right="0cm" fo:text-indent="0cm" style:auto-text-indent="false">
        <style:tab-stops>
          <style:tab-stop style:position="0cm"/>
        </style:tab-stops>
      </style:paragraph-properties>
      <style:text-properties fo:font-weight="bold" style:font-weight-asian="bold" style:font-weight-complex="bold"/>
    </style:style>
    <style:style style:name="P653" style:family="paragraph" style:parent-style-name="Code">
      <style:paragraph-properties fo:margin-left="2.559cm" fo:margin-right="0cm" fo:text-indent="0cm" style:auto-text-indent="false">
        <style:tab-stops>
          <style:tab-stop style:position="0cm"/>
        </style:tab-stops>
      </style:paragraph-properties>
    </style:style>
    <style:style style:name="P654" style:family="paragraph" style:parent-style-name="Code">
      <style:paragraph-properties fo:margin-left="2.559cm" fo:margin-right="0cm" fo:text-indent="0cm" style:auto-text-indent="false">
        <style:tab-stops>
          <style:tab-stop style:position="0cm"/>
        </style:tab-stops>
      </style:paragraph-properties>
      <style:text-properties fo:font-weight="bold" style:font-weight-asian="bold" style:font-weight-complex="bold"/>
    </style:style>
    <style:style style:name="P655" style:family="paragraph" style:parent-style-name="Code_20_last_20_line" style:list-style-name="L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6" style:family="paragraph" style:parent-style-name="Code_20_last_20_line" style:list-style-name="L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Courier"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7"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8"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59"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0"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1"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2"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3"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4"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5"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6"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7"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8"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69"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0"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1"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2"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3"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4"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5"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6"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7"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8"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79"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0"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1"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2"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3"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4"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5"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6"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7"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8"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89"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0"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1"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2" style:family="paragraph" style:parent-style-name="Code_20_indented"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3" style:family="paragraph" style:parent-style-name="Code_20_indented" style:list-style-name="WW8Num87">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4"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5"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6"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7"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8"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699" style:family="paragraph" style:parent-style-name="Code_20_indented" style:list-style-name="WW8Num88">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00" style:family="paragraph" style:parent-style-name="Code_20_indented" style:list-style-name="WW8Num93">
      <style:paragraph-properties fo:margin-left="0cm" fo:margin-right="0cm" fo:text-indent="0cm" style:auto-text-indent="false">
        <style:tab-stops>
          <style:tab-stop style:position="8.255cm" style:type="center"/>
          <style:tab-stop style:position="15.875cm" style:type="right"/>
        </style:tab-stops>
      </style:paragraph-properties>
      <style:text-properties fo:color="#000080" style:font-name="Arial" fo:font-size="8pt" fo:language="zxx" fo:country="none" fo:font-style="normal"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01" style:family="paragraph" style:parent-style-name="Part"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702" style:family="paragraph" style:parent-style-name="Part" style:list-style-name="L1">
      <style:paragraph-properties fo:margin-left="0cm" fo:margin-right="0cm" fo:text-indent="0cm" style:auto-text-indent="false" fo:break-before="page">
        <style:tab-stops>
          <style:tab-stop style:position="8.255cm" style:type="center"/>
          <style:tab-stop style:position="15.875cm" style:type="right"/>
        </style:tab-stops>
      </style:paragraph-properties>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 style:family="text"/>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style-complex="italic"/>
    </style:style>
    <style:style style:name="T5" style:family="text">
      <style:text-properties fo:language="es" fo:country="ES"/>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80" style:font-name="Courier" fo:font-size="8pt" fo:language="zxx" fo:country="none" fo:font-weight="normal" style:font-name-asian="Times New Roman" style:font-size-asian="10pt" style:font-name-complex="Times New Roman" style:font-size-complex="10pt" style:language-complex="ar" style:country-complex="SA"/>
    </style:style>
    <style:style style:name="T9" style:family="text">
      <style:text-properties style:font-name="Courier New1" style:font-name-complex="Courier New1"/>
    </style:style>
    <style:style style:name="T10" style:family="text">
      <style:text-properties fo:font-style="normal" style:font-style-asian="normal" style:font-style-complex="normal"/>
    </style:style>
    <style:style style:name="T11" style:family="text">
      <style:text-properties fo:font-style="italic" style:text-underline-style="none" style:font-style-asian="italic" style:font-style-complex="italic"/>
    </style:style>
    <style:style style:name="T12" style:family="text">
      <style:text-properties fo:font-weight="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color="#ff0000"/>
    </style:style>
    <style:style style:name="T15" style:family="text">
      <style:text-properties fo:font-weight="normal"/>
    </style:style>
    <style:style style:name="T16" style:family="text">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font-style-complex="normal" style:font-weight-complex="bold"/>
    </style:style>
    <style:style style:name="T17" style:family="text">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18" style:family="text">
      <style:text-properties style:use-window-font-color="true" style:font-name="Courier2" fo:font-size="10pt" fo:language="zxx" fo:country="none" fo:font-style="italic" fo:font-weight="normal"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9" style:family="text">
      <style:text-properties fo:color="#000080" style:font-name="Arial" fo:font-size="8pt" fo:language="zxx" fo:country="none" fo:font-weight="normal" style:font-name-asian="Times New Roman" style:font-size-asian="10pt" style:font-name-complex="Times New Roman" style:font-size-complex="10pt" style:language-complex="ar" style:country-complex="SA"/>
    </style:style>
    <style:style style:name="T20" style:family="text">
      <style:text-properties style:use-window-font-color="true" style:font-name="Courier2" fo:font-size="10pt" fo:language="zxx" fo:country="none" fo:font-weight="normal" style:font-name-asian="Times New Roman" style:font-size-asian="10pt" style:font-name-complex="Times New Roman" style:font-size-complex="10pt" style:language-complex="ar" style:country-complex="SA"/>
    </style:style>
    <style:style style:name="T21" style:family="text">
      <style:text-properties style:text-underline-style="solid" style:text-underline-width="auto" style:text-underline-color="font-color"/>
    </style:style>
    <style:style style:name="T22" style:family="text">
      <style:text-properties fo:font-style="normal" style:font-style-asian="normal" style:font-weight-asian="bold" style:font-style-complex="normal" style:font-weight-complex="bold"/>
    </style:style>
    <style:style style:name="T23" style:family="text">
      <style:text-properties style:font-name="Arial"/>
    </style:style>
    <style:style style:name="T24" style:family="text">
      <style:text-properties style:font-name="Courier2"/>
    </style:style>
    <style:style style:name="T25" style:family="text">
      <style:text-properties style:font-name-complex="Arial"/>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style:text-underline-style="none" style:font-style-asian="italic" style:font-style-complex="italic"/>
    </style:style>
    <style:style style:name="T30" style:family="text">
      <style:text-properties fo:font-style="normal" style:font-style-asian="normal" style:font-style-complex="normal"/>
    </style:style>
    <style:style style:name="T31" style:family="text">
      <style:text-properties fo:font-style="normal"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style:font-name="Arial"/>
    </style:style>
    <style:style style:name="T34" style:family="text">
      <style:text-properties style:font-name="Courier2"/>
    </style:style>
    <style:style style:name="T35" style:family="text">
      <style:text-properties fo:color="#000080" style:font-name="Arial" fo:font-size="8pt" fo:language="zxx" fo:country="none" fo:font-weight="normal" style:font-name-asian="Times New Roman" style:font-size-asian="10pt" style:font-name-complex="Times New Roman" style:font-size-complex="10pt" style:language-complex="ar" style:country-complex="SA"/>
    </style:style>
    <style:style style:name="T36" style:family="text">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7" style:family="text">
      <style:text-properties fo:color="#000080" style:font-name="Arial" fo:font-size="8pt" fo:language="zxx" fo:country="none" fo:font-style="normal" fo:font-weight="normal" style:font-name-asian="Times New Roman" style:font-size-asian="10pt" style:font-style-asian="normal" style:font-weight-asian="bold" style:font-name-complex="Times New Roman" style:font-size-complex="10pt" style:font-style-complex="normal" style:font-weight-complex="bold"/>
    </style:style>
    <style:style style:name="T38" style:family="text">
      <style:text-properties fo:color="#000080" style:font-name="Courier" fo:font-size="8pt" fo:language="zxx" fo:country="none" fo:font-weight="normal" style:font-name-asian="Times New Roman" style:font-size-asian="10pt" style:font-name-complex="Times New Roman" style:font-size-complex="10pt" style:language-complex="ar" style:country-complex="SA"/>
    </style:style>
    <style:style style:name="T39" style:family="text">
      <style:text-properties style:text-underline-style="solid" style:text-underline-width="auto" style:text-underline-color="font-color"/>
    </style:style>
    <style:style style:name="T40" style:family="text">
      <style:text-properties style:use-window-font-color="true" style:font-name="Courier2" fo:font-size="10pt" fo:language="zxx" fo:country="none" fo:font-weight="normal" style:font-name-asian="Times New Roman" style:font-size-asian="10pt" style:font-name-complex="Times New Roman" style:font-size-complex="10pt" style:language-complex="ar" style:country-complex="SA"/>
    </style:style>
    <style:style style:name="T41" style:family="text">
      <style:text-properties style:use-window-font-color="true" style:font-name="Courier2" fo:font-size="10pt" fo:language="zxx" fo:country="none" fo:font-style="italic" fo:font-weight="normal"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normal"/>
    </style:style>
    <style:style style:name="T45" style:family="text">
      <style:text-properties fo:font-weight="normal" style:font-weight-asian="normal" style:font-weight-complex="normal"/>
    </style:style>
    <style:style style:name="T46" style:family="text">
      <style:text-properties fo:color="#ff0000"/>
    </style:style>
    <style:style style:name="T47" style:family="text">
      <style:text-properties style:font-style-complex="italic"/>
    </style:style>
    <style:style style:name="T48" style:family="text">
      <style:text-properties style:font-name="Courier New1" style:font-name-complex="Courier New1"/>
    </style:style>
    <style:style style:name="T49" style:family="text">
      <style:text-properties fo:language="es" fo:country="ES"/>
    </style:style>
    <style:style style:name="T50" style:family="text">
      <style:text-properties fo:color="#000000" style:text-underline-style="none"/>
    </style:style>
    <style:style style:name="T51" style:family="text">
      <style:text-properties fo:color="#000000" fo:font-size="8pt" fo:font-weight="bold" style:font-size-asian="8pt" style:font-weight-asian="bold" style:font-size-complex="8pt" style:font-weight-complex="bold"/>
    </style:style>
    <style:style style:name="T52" style:family="text">
      <style:text-properties fo:color="#000000" fo:font-size="8pt" style:text-underline-style="none" fo:font-weight="bold" style:font-size-asian="8pt" style:font-weight-asian="bold" style:font-size-complex="8pt" style:font-weight-complex="bold"/>
    </style:style>
    <style:style style:name="T53" style:family="text">
      <style:text-properties fo:font-size="8pt" style:font-size-asian="8pt" style:font-size-complex="8pt"/>
    </style:style>
    <style:style style:name="T54" style:family="text">
      <style:text-properties fo:font-size="8pt" fo:font-weight="bold" style:font-size-asian="8pt" style:font-size-complex="8pt"/>
    </style:style>
    <style:style style:name="T55" style:family="text">
      <style:text-properties fo:font-size="10pt"/>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704cm" draw:visible-area-height="9.529cm"/>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011cm" draw:visible-area-height="5.011cm"/>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5.011cm" draw:visible-area-height="5.011cm"/>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text:tracked-changes text:track-changes="false">
        <text:changed-region text:id="ct94548248">
          <text:deletion>
            <office:change-info>
              <dc:creator>unknown</dc:creator>
              <dc:date>2005-10-28T15:08:00</dc:date>
            </office:change-info>
            <text:p text:style-name="P1">Reference Manual</text:p>
          </text:deletion>
        </text:changed-region>
        <text:changed-region text:id="ct94548144">
          <text:insertion>
            <office:change-info>
              <dc:creator>unknown</dc:creator>
              <dc:date>2005-10-28T15:08:00</dc:date>
            </office:change-info>
          </text:insertion>
        </text:changed-region>
        <text:changed-region text:id="ct94763776">
          <text:insertion>
            <office:change-info>
              <dc:creator>unknown</dc:creator>
              <dc:date>2005-10-28T15:09:00</dc:date>
            </office:change-info>
          </text:insertion>
        </text:changed-region>
        <text:changed-region text:id="ct94533920">
          <text:deletion>
            <office:change-info>
              <dc:creator>unknown</dc:creator>
              <dc:date>2005-10-28T15:09:00</dc:date>
            </office:change-info>
            <text:p text:style-name="P2">A guide to programming with the SmartFrog Framework</text:p>
            <text:p text:style-name="P2"/>
          </text:deletion>
        </text:changed-region>
        <text:changed-region text:id="ct94762584">
          <text:deletion>
            <office:change-info>
              <dc:creator>unknown</dc:creator>
              <dc:date>2005-08-24T16:54:00</dc:date>
            </office:change-info>
            <text:p text:style-name="P3">4</text:p>
          </text:deletion>
        </text:changed-region>
        <text:changed-region text:id="ct94534464">
          <text:insertion>
            <office:change-info>
              <dc:creator>unknown</dc:creator>
              <dc:date>2005-10-28T15:14:00</dc:date>
            </office:change-info>
          </text:insertion>
        </text:changed-region>
        <text:changed-region text:id="ct94763096">
          <text:insertion>
            <office:change-info>
              <dc:creator>unknown</dc:creator>
              <dc:date>2005-10-28T15:14:00</dc:date>
            </office:change-info>
          </text:insertion>
        </text:changed-region>
        <text:changed-region text:id="ct95358984">
          <text:deletion>
            <office:change-info>
              <dc:creator>unknown</dc:creator>
              <dc:date>2005-08-04T14:15:00</dc:date>
            </office:change-info>
            <text:h text:style-name="P4" text:outline-level="2"><text:s/>– Basic</text:h>
          </text:deletion>
        </text:changed-region>
        <text:changed-region text:id="ct95358840">
          <text:deletion>
            <office:change-info>
              <dc:creator>unknown</dc:creator>
              <dc:date>2005-08-04T15:16:00</dc:date>
            </office:change-info>
            <text:list text:style-name="L1">
              <text:list-item text:start-value="1">
                <text:p text:style-name="P5"><text:span text:style-name="code_20_inline"/></text:p>
              </text:list-item>
            </text:list>
            <text:p text:style-name="Text_20_body">This may now be used as follows:</text:p>
            <text:p text:style-name="Code">aValue extends aStepFunciton {</text:p>
            <text:p text:style-name="Code"><text:s text:c="8"/>value 5;</text:p>
            <text:p text:style-name="Code">}</text:p>
            <text:p text:style-name="Code"/>
            <text:p text:style-name="Code">anotherValue extends aStepFunction {</text:p>
            <text:p text:style-name="Code"><text:s text:c="8"/>value 15;</text:p>
            <text:p text:style-name="Code_20_last_20_line">}</text:p>
            <text:p text:style-name="Text_20_body">Which would give values for these two attributes as <text:span text:style-name="code_20_inline">20</text:span> and <text:span text:style-name="code_20_inline">30</text:span> respectively.</text:p>
            <text:p text:style-name="Text_20_body">The special syntactic form for <text:span text:style-name="code_20_inline">ifThenElse</text:span> is as follows:</text:p>
            <text:p text:style-name="Code_20_last_20_line">foo <text:s text:c="3"/>IF (10 &gt; 20) THEN 5 ELSE 15 FI;</text:p>
            <text:p text:style-name="Text_20_body">defining <text:span text:style-name="code_20_inline">foo</text:span> to be 15. Note that as with all special forms, any references used within it are evaluated relative to the transformed syntax, and not that given. The definition for <text:span text:style-name="code_20_inline">foo</text:span> above is equivalent to:</text:p>
            <text:p text:style-name="Code">foo extends ifThenElse {</text:p>
            <text:p text:style-name="Code"><text:s text:c="8"/>if (10&gt;20);</text:p>
            <text:p text:style-name="Code"><text:s text:c="8"/>then 5;</text:p>
            <text:p text:style-name="Code"><text:s text:c="8"/>else 15;</text:p>
            <text:p text:style-name="Code_20_last_20_line">}</text:p>
            <text:h text:style-name="Heading_20_3" text:outline-level="4">vector</text:h>
            <text:p text:style-name="Text_20_body">The vector function takes each of its attribute parameters in the order provided and creates a vector whose elements are the values of the attributes (names are ignored, hence unique naming is useful). An example is</text:p>
            <text:p text:style-name="Code">myData extends vector {</text:p>
            <text:p text:style-name="Code"><text:tab/>-- "the meaning of life is ";</text:p>
            <text:p text:style-name="Code"><text:tab/>-- 42;</text:p>
            <text:p text:style-name="Code"><text:tab/>-- extends vector {</text:p>
            <text:p text:style-name="Code"><text:tab/><text:tab/>-- " by ";</text:p>
            <text:p text:style-name="Code"><text:tab/><text:tab/>-- "Douglas Adams";</text:p>
            <text:p text:style-name="Code"><text:tab/>}</text:p>
            <text:p text:style-name="Code_20_last_20_line">}</text:p>
            <text:p text:style-name="Text_20_body">which results in the vector <text:s/>with three elements, the third of which is itself a vector.</text:p>
            <text:p text:style-name="Text_20_body">There is a special syntactic form for vector which is as follows:</text:p>
            <text:p text:style-name="Code_20_last_20_line">myData ["the meaning of life is", "42", ["by", "Douglas Adams"]];</text:p>
            <text:p text:style-name="Text_20_body">This is the equivalent of the earlier definition using the template. Again, any reference provided within the vector syntax is resolved relative to the transformation into the template form.</text:p>
            <text:h text:style-name="Heading_20_3" text:outline-level="4">formatString</text:h>
            <text:p text:style-name="Text_20_body"><text:span text:style-name="code_20_inline"><text:span text:style-name="T2">FormatString</text:span></text:span> is a function that takes a format string and a set of parameters and creates a resultant string which has the values of the parameters embedded. The format string attribute itself should be named <text:span text:style-name="code_20_inline"><text:span text:style-name="T2">format</text:span></text:span><text:span text:style-name="T2"> </text:span>and the various parameter strings should be named <text:span text:style-name="code_20_inline"><text:span text:style-name="T2">sx</text:span></text:span> where x is a single digit. The format string should identify the places where the various parameter strings should be embedded using the characters “<text:span text:style-name="code_20_inline">$x</text:span>” for a single digit x. An example is</text:p>
            <text:p text:style-name="Code">myString extends formatString {</text:p>
            <text:p text:style-name="Code"><text:tab/>format "the meaning of $2 is $1";</text:p>
            <text:p text:style-name="Code"><text:tab/>s1 42;</text:p>
            <text:p text:style-name="Code"><text:tab/>s2 "life";</text:p>
            <text:p text:style-name="Code_20_last_20_line">}</text:p>
            <text:p text:style-name="Text_20_body">The attributes may of course be links to other values, but not <text:span text:style-name="code_20_inline">LAZY</text:span> links as these are not resolved in time for the function phase.</text:p>
            <text:h text:style-name="Heading_20_3" text:outline-level="4">random</text:h>
            <text:p text:style-name="Text_20_body">The <text:span text:style-name="code_20_inline">random</text:span> function, which in truth is not really a function since it returns a different value for each invocation, returns a random number as follows:</text:p>
            <text:list text:style-name="WW8Num13">
              <text:list-item text:start-value="1">
                <text:p text:style-name="WW-List_20_Bullet_20_2">if the attribute <text:span text:style-name="code_20_inline"><text:span text:style-name="T3">integer</text:span></text:span> is set to <text:span text:style-name="code_20_inline"><text:span text:style-name="T3">true</text:span></text:span>, an integer between attributes <text:span text:style-name="code_20_inline"><text:span text:style-name="T3">min</text:span></text:span> and <text:span text:style-name="code_20_inline"><text:span text:style-name="T3">max</text:span></text:span><text:span text:style-name="T3"> </text:span>is returned, otherwise a floating point value between 0 and 1. The default values for <text:span text:style-name="code_20_inline">min</text:span> and <text:span text:style-name="code_20_inline">max</text:span> are 0 and 10 respectively.</text:p>
              </text:list-item>
              <text:list-item>
                <text:p text:style-name="WW-List_20_Bullet_20_2">if the attribute <text:span text:style-name="code_20_inline"><text:span text:style-name="T3">seed</text:span></text:span> is provided, and the random number generator has not yet been initialized, that seed is used.</text:p>
              </text:list-item>
            </text:list>
            <text:p text:style-name="Text_20_body">Examples of the use of the random are:</text:p>
            <text:p text:style-name="Code">dice extends random {</text:p>
            <text:p text:style-name="Code"><text:tab/>integer true;</text:p>
            <text:p text:style-name="Code"><text:tab/>min 1;</text:p>
            <text:p text:style-name="Code"><text:tab/>max 6;</text:p>
            <text:p text:style-name="Code">}</text:p>
            <text:p text:style-name="Code"/>
            <text:p text:style-name="Code">myConfig extends Compound {</text:p>
            <text:p text:style-name="Code"><text:s/><text:tab/>throw1 extends dice;</text:p>
            <text:p text:style-name="Code"><text:s text:c="4"/>throw2 extends dice;</text:p>
            <text:p text:style-name="Code">}</text:p>
            <text:p text:style-name="Text_20_body">Each of <text:span text:style-name="code_20_inline"><text:span text:style-name="T3">throw1</text:span></text:span> and <text:span text:style-name="code_20_inline"><text:span text:style-name="T3">throw2</text:span></text:span> will be some random integer between 1 and 6. Note that each invocation in <text:span text:style-name="code_20_inline"><text:span text:style-name="T3">myConfig</text:span></text:span> is independent. Each JVM contains a single random number generator for use during function resolution.</text:p>
            <text:h text:style-name="Heading_20_3" text:outline-level="4">next</text:h>
            <text:p text:style-name="Text_20_body">The <text:span text:style-name="code_20_inline">next</text:span> function is one that returns a monotonically increasing value, guaranteed never to return the same number twice within a single description. Again, it is not strictly a function since it never returns the same value for the same parameters. The only parameter attribute is the <text:span text:style-name="code_20_inline">base</text:span> attribute, setting a minimum value for the values. If the <text:span text:style-name="code_20_inline">base</text:span> is below the next value, it is ignored. If it is above, the next value will be the <text:span text:style-name="code_20_inline">base</text:span>. The default <text:span text:style-name="code_20_inline">base</text:span> is 0.</text:p>
            <text:p text:style-name="Text_20_body">An example of the use of <text:span text:style-name="T3">next</text:span> is</text:p>
            <text:p text:style-name="Code">unique extends concat {</text:p>
            <text:p text:style-name="Code"><text:tab/>prefix "xxyyyqqq";</text:p>
            <text:p text:style-name="Code"><text:tab/>postfix extends next;</text:p>
            <text:p text:style-name="Code">}</text:p>
            <text:p text:style-name="Code"/>
            <text:p text:style-name="Code">myConfig extends Compound {</text:p>
            <text:p text:style-name="Code"><text:s text:c="10"/>name extends unique;</text:p>
            <text:p text:style-name="Code"><text:s text:c="10"/>otherAttr 42;</text:p>
            <text:p text:style-name="Code_20_last_20_line">}</text:p>
            <text:h text:style-name="Heading_20_3" text:outline-level="4">date</text:h>
            <text:p text:style-name="Text_20_body">The <text:span text:style-name="code_20_inline">date</text:span> function returns a string representation of the current date. There are no formatting parameters. Again, this is not strictly a function.</text:p>
            <text:h text:style-name="Heading_20_3" text:outline-level="4">userinput</text:h>
            <text:p text:style-name="Text_20_body">The <text:span text:style-name="code_20_inline">userinput</text:span> function asks the user for an input on the command line. It returns the value entered. The prompting message may be specified in the <text:span text:style-name="code_20_inline">prompt</text:span> attribute. </text:p>
            <text:p text:style-name="Code">anything extends userinput {</text:p>
            <text:p text:style-name="Code"><text:tab/>prompt "Enter any value";</text:p>
            <text:p text:style-name="Code_20_last_20_line">}</text:p>
            <text:p text:style-name="Text_20_body">This will result in <text:span text:style-name="code_20_inline"><text:span text:style-name="T3">anything</text:span></text:span><text:span text:style-name="T3"> </text:span>being set to <text:span text:style-name="T4">whatever </text:span>has been entered on the command line. A default value may also be set using the attribute “<text:span text:style-name="code_20_inline">default</text:span>”.</text:p>
            <text:list text:style-name="L1">
              <text:list-item text:start-value="1">
                <text:h text:style-name="P6" text:outline-level="2" text:restart-numbering="true" text:start-value="1">Appendix D: Schemas</text:h>
              </text:list-item>
            </text:list>
          </text:deletion>
        </text:changed-region>
        <text:changed-region text:id="ct95358736">
          <text:deletion>
            <office:change-info>
              <dc:creator>unknown</dc:creator>
              <dc:date>2005-08-03T16:44:00</dc:date>
            </office:change-info>
            <text:p text:style-name="P7">}</text:p>
          </text:deletion>
        </text:changed-region>
        <text:changed-region text:id="ct95234992">
          <text:deletion>
            <office:change-info>
              <dc:creator>unknown</dc:creator>
              <dc:date>2005-08-04T15:16:00</dc:date>
            </office:change-info>
            <text:list text:style-name="L1">
              <text:list-item text:start-value="1">
                <text:p text:style-name="P5">on <text:s/>extends <text:s/>ifThenElse {</text:p>
              </text:list-item>
            </text:list>
            <text:p text:style-name="Code"><text:s text:c="4"/>boundary 10;</text:p>
            <text:p text:style-name="Code"><text:s text:c="4"/>value;</text:p>
            <text:p text:style-name="Code"/>
            <text:p text:style-name="Code"><text:s text:c="4"/>if (value &gt; boundary);</text:p>
            <text:p text:style-name="Code"><text:s text:c="4"/>then 20;</text:p>
            <text:p text:style-name="Code"><text:s text:c="4"/>else 30;</text:p>
            <text:p text:style-name="Code">}</text:p>
            <text:list text:style-name="L1">
              <text:list-item text:start-value="1">
                <text:p text:style-name="P5">it</text:p>
              </text:list-item>
            </text:list>
          </text:deletion>
        </text:changed-region>
        <text:changed-region text:id="ct95358632">
          <text:deletion>
            <office:change-info>
              <dc:creator>Steve Loughran</dc:creator>
              <dc:date>2005-04-01T13:10:00</dc:date>
            </office:change-info>
            <text:p text:style-name="P7">i</text:p>
          </text:deletion>
        </text:changed-region>
        <text:changed-region text:id="ct95229832">
          <text:deletion>
            <office:change-info>
              <dc:creator>unknown</dc:creator>
              <dc:date>2005-08-04T15:16:00</dc:date>
            </office:change-info>
            <text:list text:style-name="L1">
              <text:list-item text:start-value="1">
                <text:list>
                  <text:list-item text:start-value="1">
                    <text:h text:style-name="P6" text:outline-level="2" text:restart-numbering="true" text:start-value="1"><text:span text:style-name="code_20_inline"/></text:h>
                  </text:list-item>
                </text:list>
              </text:list-item>
            </text:list>
            <text:p text:style-name="Text_20_body">SmartFrog provides a number of functions. These functions are all available as templates that are defined in a file which must be included if they are to be used. However, some are also available as operators, using the SmartFrog operator syntax, and in this case the include file is not required.</text:p>
            <text:p text:style-name="Text_20_body">The operators are all converted into an instance of the expanded template at time of parsing, so may in every respect be treated in the same way as a use of the template itself. Furthermore, it should be noted that any references that are used within an expression containing operators, these references will be resolved in the context of the templates – this means that use of reference parts such as <text:span text:style-name="code_20_inline">PARENT</text:span> are hard to use. <text:span text:style-name="code_20_inline">ATTRIB</text:span> reference parts are useable in the normal way.</text:p>
            <text:p text:style-name="Text_20_body">The functions are defined by including the <text:span text:style-name="code_20_inline"><text:span text:style-name="T3">functions.sf</text:span></text:span> file as follows:</text:p>
            <text:p text:style-name="Code_20_last_20_line">#include "org/smartfrog/functions.sf"</text:p>
            <text:p text:style-name="Text_20_body">The functions defined as operators may be grouped into three main categories: unary, binary and nary. </text:p>
            <text:h text:style-name="Heading_20_2" text:outline-level="3">Unary Operators</text:h>
            <text:p text:style-name="Text_20_body">There is currently only one unary operator, the Boolean negation operator. The syntax for unary operators is</text:p>
            <text:p text:style-name="Code_20_last_20_line">( opsymbol value )</text:p>
            <text:p text:style-name="Text_20_body">The surrounding ( ) symbols must be present. All templates for unary operators have as their parameter the attribute “<text:span text:style-name="code_20_inline">data</text:span>”. Other attributes are allowed, but are ignored for the purpose of evaluating the function. They may, of course, be used for the definition of the data attribute during earlier phases.</text:p>
            <text:h text:style-name="Heading_20_3" text:outline-level="4">not</text:h>
            <text:p text:style-name="Text_20_body">Operator symbol: !</text:p>
            <text:p text:style-name="Text_20_body">The function not is defined as the negation of the boolean attribute “<text:span text:style-name="code_20_inline">data</text:span>”. If the attribute is not present or of the wrong type, an exception is reported.</text:p>
            <text:p text:style-name="Code">x <text:s text:c="2"/>true;</text:p>
            <text:p text:style-name="Code">foo <text:s text:c="2"/>(! x);</text:p>
            <text:p text:style-name="Code">bar extends not {</text:p>
            <text:p text:style-name="Code"><text:s text:c="4"/>data x;</text:p>
            <text:p text:style-name="Code_20_last_20_line">}</text:p>
            <text:h text:style-name="Heading_20_2" text:outline-level="3">Binary Operators</text:h>
            <text:p text:style-name="Text_20_body">There are a number of binary operators covering primarily the arithmetic, comparison and logical operators. The syntax for binary operators is</text:p>
            <text:p text:style-name="Code_20_last_20_line">( value opsymbol value )</text:p>
            <text:p text:style-name="Text_20_body">The surrounding ( ) symbols must be present. All templates for binary operators have as their parameter attributes the names “<text:span text:style-name="code_20_inline">left</text:span>” and “<text:span text:style-name="code_20_inline">right</text:span>”, to indicate which value it is. Other attributes may be present and are ignored whilst evaluating the operator.</text:p>
            <text:h text:style-name="Heading_20_3" text:outline-level="4">Minus</text:h>
            <text:p text:style-name="Text_20_body">Operator symbol: <text:span text:style-name="code_20_inline">-</text:span></text:p>
            <text:p text:style-name="Text_20_body">The minus operator subtracts the right attribute from the left, resulting in a number which satisfies the Java rules for numbers. If either of the two attributes are not numbers, an exception is thrown. Other attributes that may be defined in the template are ignored.</text:p>
            <text:p text:style-name="Code">minus10 extends minus {</text:p>
            <text:p text:style-name="Code"><text:s text:c="8"/>value;</text:p>
            <text:p text:style-name="Code"><text:s text:c="8"/>left value;</text:p>
            <text:p text:style-name="Code"><text:s text:c="8"/>right 10;</text:p>
            <text:p text:style-name="Code">}</text:p>
            <text:p text:style-name="Code"/>
            <text:p text:style-name="Code">foo extends minus10 {</text:p>
            <text:p text:style-name="Code"><text:s text:c="4"/>value 34;</text:p>
            <text:p text:style-name="Code">}</text:p>
            <text:p text:style-name="Code"/>
            <text:p text:style-name="Code_20_last_20_line">aFoo <text:s/>( 34 – 10 );</text:p>
            <text:h text:style-name="Heading_20_3" text:outline-level="4">divide</text:h>
            <text:p text:style-name="Text_20_body">Operator symbol: /</text:p>
            <text:p text:style-name="Text_20_body">The divide operator divides the left attribute by the right, resulting in a number which satisfies the Java rules for numbers. If either of the two attributes are not numbers, an exception is thrown. Other attributes that may be defined in the template are ignored.</text:p>
            <text:p text:style-name="Code">percent extends product {</text:p>
            <text:p text:style-name="Code"><text:s text:c="4"/>fraction extends divide {</text:p>
            <text:p text:style-name="Code"><text:s text:c="11"/>enum; denom;</text:p>
            <text:p text:style-name="Code"><text:s text:c="11"/>left enum;</text:p>
            <text:p text:style-name="Code"><text:s text:c="11"/>right denom;</text:p>
            <text:p text:style-name="Code"><text:s text:c="7"/>}</text:p>
            <text:p text:style-name="Code"><text:s text:c="5"/>-- 100;</text:p>
            <text:p text:style-name="Code">}</text:p>
            <text:p text:style-name="Code"/>
            <text:p text:style-name="Code">foo extends percent {</text:p>
            <text:p text:style-name="Code"><text:s text:c="4"/>fraction:enum 34;</text:p>
            <text:p text:style-name="Code"><text:s text:c="4"/>fraction:denom 56;</text:p>
            <text:p text:style-name="Code_20_last_20_line">}</text:p>
            <text:p text:style-name="Text_20_body"/>
            <text:h text:style-name="Heading_20_3" text:outline-level="4">EQ, NE</text:h>
            <text:p text:style-name="Text_20_body">Operator symbols: <text:span text:style-name="code_20_inline">==</text:span>, <text:span text:style-name="code_20_inline">!=</text:span></text:p>
            <text:p text:style-name="Text_20_body">These operators are the comparator operators, equals and not equals respectively. The two attributes, left and right, are compared using the Java equals method (<text:span text:style-name="code_20_inline">left.equals(right)</text:span>). The result of the function is the boolean value that is returned by that test.</text:p>
            <text:h text:style-name="Heading_20_3" text:outline-level="4">GE, GT, LE, LT</text:h>
            <text:p text:style-name="Text_20_body">Operator symbols: <text:span text:style-name="code_20_inline">&gt;=, &gt;, &lt;=, &lt;</text:span></text:p>
            <text:p text:style-name="Text_20_body">These operators are the numeric value comparators, testing to see if the left attribute value is greater than or equal to (or whatever operator is used) the right attribute. The Java rules for numeric comparison are used.</text:p>
            <text:h text:style-name="Heading_20_2" text:outline-level="3">Nary Operators</text:h>
            <text:p text:style-name="Text_20_body">Nary operators are operators that are may have a arbitrary number of attribute parameters. All the attributes provided within the template are assumed to be part of the function, and the names used to provide these attributes are ignored. Thus the “unique” name – is normally used for these operators.</text:p>
            <text:p text:style-name="Text_20_body">The syntax for an nary operator is as follows:</text:p>
            <text:p text:style-name="Code_20_last_20_line">( value opsymbol value opsymbol value opsymbol ... )</text:p>
            <text:p text:style-name="Text_20_body">Each of the operator symbols must be identical, though other may be used by nesting the use of operators wherever a value is expected. The above form is converted to the expanded template form during parsing, so any references that are used when a value is expected is resolved relative to the template and not the operator expression.</text:p>
            <text:h text:style-name="Heading_20_3" text:outline-level="4">concat</text:h>
            <text:p text:style-name="Text_20_body">Operator symbol: <text:span text:style-name="code_20_inline">++</text:span></text:p>
            <text:p text:style-name="Text_20_body">The concatenate function takes each of its attribute parameters and concatenates them in the order of definition. These attributes are converted to strings using the <text:span text:style-name="code_20_inline"><text:span text:style-name="T3">toString()</text:span></text:span> Java method. An example of the use of the concatenate function is:</text:p>
            <text:p text:style-name="Code">myString extends concat {</text:p>
            <text:p text:style-name="Code"><text:tab/>a "the meaning of life is ";</text:p>
            <text:p text:style-name="Code"><text:tab/>b 42;</text:p>
            <text:p text:style-name="Code"><text:tab/>c extends concat {</text:p>
            <text:p text:style-name="Code"><text:tab/><text:tab/>a " by ";</text:p>
            <text:p text:style-name="Code"><text:tab/><text:tab/>b "Douglas Adams";</text:p>
            <text:p text:style-name="Code"><text:tab/>}</text:p>
            <text:p text:style-name="Code_20_last_20_line">}</text:p>
            <text:p text:style-name="Text_20_body">which results in the string <text:span text:style-name="T3">“the meaning of life is 42 by Douglas Adams”</text:span>.</text:p>
            <text:h text:style-name="Heading_20_3" text:outline-level="4">append</text:h>
            <text:p text:style-name="Text_20_body">Operator symbol: <text:span text:style-name="code_20_inline">&lt;&gt;</text:span></text:p>
            <text:p text:style-name="Text_20_body">The append function is similar to the vector function, except that all parameters must be vectors and these are expanded in-line. The difference can be seen by considering the same example</text:p>
            <text:p text:style-name="Code">myVector extends vector {</text:p>
            <text:p text:style-name="Code"><text:tab/>-- ["the meaning of life is "];</text:p>
            <text:p text:style-name="Code"><text:tab/>-- [42];</text:p>
            <text:p text:style-name="Code"><text:tab/>-- extends vector {</text:p>
            <text:p text:style-name="Code"><text:tab/><text:tab/>-- " by ";</text:p>
            <text:p text:style-name="Code"><text:tab/><text:tab/>-- "Douglas Adams";</text:p>
            <text:p text:style-name="Code"><text:tab/>}</text:p>
            <text:p text:style-name="Code_20_last_20_line">}</text:p>
            <text:p text:style-name="Text_20_body">which results in the vector <text:s/></text:p>
            <text:p text:style-name="Code_20_last_20_line">[ "the meaning of life is", 42, "by", "Douglas Adams"]</text:p>
            <text:p text:style-name="Text_20_body">The operator form can be used for the same purpose. The following definition is equivalent to the definition of <text:span text:style-name="code_20_inline">myVector</text:span> above.</text:p>
            <text:p text:style-name="Code">MyVector <text:s text:c="2"/>( ["the meaning of life is"] </text:p>
            <text:p text:style-name="Code"><text:s text:c="17"/>&lt;&gt; [42] </text:p>
            <text:p text:style-name="Code_20_last_20_line"><text:s text:c="17"/>&lt;&gt; ["by", "Douglas Adams"] );</text:p>
            <text:h text:style-name="Heading_20_3" text:outline-level="4">sum</text:h>
            <text:p text:style-name="Text_20_body">Operator symbol: <text:span text:style-name="code_20_inline">+</text:span></text:p>
            <text:p text:style-name="Text_20_body">The sum function sums each of its attributes which must be numbers, failure will result in an exception. The names of the attributes are, of course, <text:s/>irrelevant. An example of the use of the sum function is:</text:p>
            <text:p text:style-name="Code">val1 34;</text:p>
            <text:p text:style-name="Code">val2 45;</text:p>
            <text:p text:style-name="Code">num extends sum {</text:p>
            <text:p text:style-name="Code"><text:tab/>-- val1;</text:p>
            <text:p text:style-name="Code"><text:tab/>-- 345;</text:p>
            <text:p text:style-name="Code"><text:tab/>-- val2</text:p>
            <text:p text:style-name="Code">}</text:p>
            <text:p text:style-name="Text_20_body">This will result in <text:span text:style-name="code_20_inline"><text:span text:style-name="T3">num</text:span></text:span> being set to <text:span text:style-name="code_20_inline"><text:span text:style-name="T3">424</text:span></text:span>. An equivalent expression is</text:p>
            <text:p text:style-name="Code_20_last_20_line">num (val1 + 345 + val2);</text:p>
            <text:h text:style-name="Heading_20_3" text:outline-level="4">product</text:h>
            <text:p text:style-name="Text_20_body">Operator symbol: <text:span text:style-name="code_20_inline">*</text:span></text:p>
            <text:p text:style-name="Text_20_body">The product function multiplies each of its attributes type-cast to integers, failure will result in an exception. The order is irrelevant. An example of the use of the product function is:</text:p>
            <text:p text:style-name="Code">times10 extends product {</text:p>
            <text:p text:style-name="Code">ten 10;</text:p>
            <text:p text:style-name="Code">}</text:p>
            <text:p text:style-name="Code"/>
            <text:p text:style-name="Code">myNum extends times10 {</text:p>
            <text:p text:style-name="Code"><text:tab/>val 34;</text:p>
            <text:p text:style-name="Code_20_last_20_line">}</text:p>
            <text:p text:style-name="Text_20_body">This will result in <text:span text:style-name="code_20_inline"><text:span text:style-name="T3">myNum</text:span></text:span> being set to <text:span text:style-name="code_20_inline"><text:span text:style-name="T3">340</text:span></text:span>.</text:p>
            <text:h text:style-name="Heading_20_3" text:outline-level="4">and</text:h>
            <text:p text:style-name="Text_20_body">Operator symbol: <text:span text:style-name="code_20_inline">&amp;&amp;</text:span></text:p>
            <text:p text:style-name="Text_20_body">The conjunction operator takes the logical “and” of all its attribute parameters. Each of the parameters must be a boolean and if they are not, an exception is thrown. As with all nary operators the names of the attributes are irrelevant.</text:p>
            <text:h text:style-name="Heading_20_3" text:outline-level="4">or</text:h>
            <text:p text:style-name="Text_20_body">Operator symbol: ||</text:p>
            <text:p text:style-name="Text_20_body">The disjunction operator takes the logical “or” of all its attribute parameters. Each of the parameters must be a boolean and if they are not, an exception is thrown. As with all nary operators the names of the attributes are irrelevant.</text:p>
            <text:h text:style-name="Heading_20_2" text:outline-level="3">Other Functions</text:h>
            <text:p text:style-name="Text_20_body">In addition to the operators, there are a number of other functions provided. Some of these also have specialised syntactic forms – most notably the <text:span text:style-name="code_20_inline">ifThenElse</text:span> and the vector function. These syntactic forms are converted to the template form at time of parsing, and do not require the use of the include file “<text:span text:style-name="code_20_inline">functions.sf</text:span>”. If the templates are used directly, then this file must be included.</text:p>
            <text:h text:style-name="Heading_20_3" text:outline-level="4">IfThenElse</text:h>
            <text:p text:style-name="Text_20_body">The <text:span text:style-name="code_20_inline">ifThenElse</text:span> function is provided to conditionally provide a value for an attribute. The template uses three well-known attributes: <text:span text:style-name="code_20_inline">if</text:span>, <text:span text:style-name="code_20_inline">then</text:span> and <text:span text:style-name="code_20_inline">else</text:span>. Other attributes may be present but are ignored. If one of the attributes is not provided, or is the if attribute is not a boolean value, an exception will be thrown. Since the <text:span text:style-name="code_20_inline">ifThenElse</text:span> template is defined through attributes, these may be changed by extension or placement.</text:p>
            <text:list text:style-name="L1">
              <text:list-item text:start-value="1">
                <text:p text:style-name="P5">aStepFunc</text:p>
              </text:list-item>
            </text:list>
          </text:deletion>
        </text:changed-region>
        <text:changed-region text:id="ct95358528">
          <text:deletion>
            <office:change-info>
              <dc:creator>unknown</dc:creator>
              <dc:date>2005-08-04T14:15:00</dc:date>
            </office:change-info>
            <text:h text:style-name="P4" text:outline-level="2"><text:s/>– Basic</text:h>
          </text:deletion>
        </text:changed-region>
        <text:changed-region text:id="ct95358424">
          <text:deletion>
            <office:change-info>
              <dc:creator>unknown</dc:creator>
              <dc:date>2005-08-04T15:16:00</dc:date>
            </office:change-info>
            <text:list text:style-name="L1">
              <text:list-item text:start-value="1">
                <text:p text:style-name="P5">] </text:p>
              </text:list-item>
            </text:list>
            <text:p text:style-name="Code">LETTER:</text:p>
            <text:p text:style-name="Code"><text:s text:c="6"/>[</text:p>
            <text:p text:style-name="Code"><text:s text:c="7"/>"\u0024", </text:p>
            <text:p text:style-name="Code"><text:s text:c="7"/>"\u0041"-"\u005a",</text:p>
            <text:p text:style-name="Code"><text:s text:c="7"/>"\u005f",</text:p>
            <text:p text:style-name="Code"><text:s text:c="7"/>"\u0061"-"\u007a",</text:p>
            <text:p text:style-name="Code"><text:s text:c="7"/>"\u00c0"-"\u00d6",</text:p>
            <text:p text:style-name="Code"><text:s text:c="7"/>"\u00d8"-"\u00f6",</text:p>
            <text:p text:style-name="Code"><text:s text:c="7"/>"\u00f8"-"\u00ff",</text:p>
            <text:p text:style-name="Code"><text:s text:c="7"/>"\u0100"-"\u1fff",</text:p>
            <text:p text:style-name="Code"><text:s text:c="7"/>"\u3040"-"\u318f",</text:p>
            <text:p text:style-name="Code"><text:s text:c="7"/>"\u3300"-"\u337f",</text:p>
            <text:p text:style-name="Code"><text:s text:c="7"/>"\u3400"-"\u3d2d",</text:p>
            <text:p text:style-name="Code"><text:s text:c="7"/>"\u4e00"-"\u9fff",</text:p>
            <text:p text:style-name="Code"><text:s text:c="7"/>"\uf900"-"\ufaff"</text:p>
            <text:p text:style-name="Code"><text:s text:c="6"/>]</text:p>
            <text:p text:style-name="Code">DIGIT:</text:p>
            <text:p text:style-name="Code"><text:s text:c="6"/>[</text:p>
            <text:p text:style-name="Code"><text:s text:c="7"/>"\u0030"-"\u0039",</text:p>
            <text:p text:style-name="Code"><text:s text:c="7"/>"\u0660"-"\u0669",</text:p>
            <text:p text:style-name="Code"><text:s text:c="7"/>"\u06f0"-"\u06f9",</text:p>
            <text:p text:style-name="Code"><text:s text:c="7"/>"\u0966"-"\u096f",</text:p>
            <text:p text:style-name="Code"><text:s text:c="7"/>"\u09e6"-"\u09ef",</text:p>
            <text:p text:style-name="Code"><text:s text:c="7"/>"\u0a66"-"\u0a6f",</text:p>
            <text:p text:style-name="Code"><text:s text:c="7"/>"\u0ae6"-"\u0aef",</text:p>
            <text:p text:style-name="Code"><text:s text:c="7"/>"\u0b66"-"\u0b6f",</text:p>
            <text:p text:style-name="Code"><text:s text:c="7"/>"\u0be7"-"\u0bef",</text:p>
            <text:p text:style-name="Code"><text:s text:c="7"/>"\u0c66"-"\u0c6f",</text:p>
            <text:p text:style-name="Code"><text:s text:c="7"/>"\u0ce6"-"\u0cef",</text:p>
            <text:p text:style-name="Code"><text:s text:c="7"/>"\u0d66"-"\u0d6f",</text:p>
            <text:p text:style-name="Code"><text:s text:c="7"/>"\u0e50"-"\u0e59",</text:p>
            <text:p text:style-name="Code"><text:s text:c="7"/>"\u0ed0"-"\u0ed9",</text:p>
            <text:p text:style-name="Code"><text:span text:style-name="T5"><text:s text:c="7"/></text:span>"\u1040"-"\u1049"</text:p>
            <text:p text:style-name="Code"><text:s text:c="6"/>]</text:p>
            <text:p text:style-name="Code"><text:s text:c="2"/></text:p>
            <text:p text:style-name="Code">/* Literals */</text:p>
            <text:p text:style-name="Code">STRING: ("\"" (</text:p>
            <text:p text:style-name="Code"><text:s text:c="10"/>(~["\"","\\","\n","\r"])</text:p>
            <text:p text:style-name="Code"><text:s text:c="10"/>| ("\\"</text:p>
            <text:p text:style-name="Code"><text:s text:c="14"/>( ["n","t","b","r","f","\\","'","\""]</text:p>
            <text:p text:style-name="Code"><text:s text:c="14"/>| ["0"-"3"] ["0"-"7"] ["0"-"7"]</text:p>
            <text:p text:style-name="Code"><text:s text:c="14"/>)</text:p>
            <text:p text:style-name="Code"><text:s text:c="12"/>)</text:p>
            <text:p text:style-name="Code"><text:s text:c="8"/>)* "\"")</text:p>
            <text:p text:style-name="Code"><text:s text:c="6"/></text:p>
            <text:p text:style-name="Code">MULTILINESTRING: ("##" (</text:p>
            <text:p text:style-name="Code"><text:s text:c="10"/>(~["#","\\"])</text:p>
            <text:p text:style-name="Code"><text:s text:c="10"/>| ("\\"</text:p>
            <text:p text:style-name="Code"><text:s text:c="14"/>( ["n","t","b","r","f","\\","'","#"]</text:p>
            <text:p text:style-name="Code"><text:s text:c="14"/>| ["0"-"3"] ["0"-"7"] ["0"-"7"]</text:p>
            <text:p text:style-name="Code"><text:s text:c="14"/>)</text:p>
            <text:p text:style-name="Code"><text:s text:c="12"/>)</text:p>
            <text:p text:style-name="Code"><text:s text:c="8"/>)* "#")</text:p>
            <text:p text:style-name="Code"><text:s text:c="6"/></text:p>
            <text:p text:style-name="Code">NUMBER: &lt;INTEGER&gt; | &lt;FLOAT&gt; | &lt;LONG&gt; | &lt;DOUBLE&gt;</text:p>
            <text:p text:style-name="Code"/>
            <text:p text:style-name="Code">INTEGER: (("-")? ["1"-"9"] (["0"-"9"])*) <text:s/>| <text:s/>"0" </text:p>
            <text:p text:style-name="Code"><text:s text:c="4"/></text:p>
            <text:p text:style-name="Code">FLOAT_BASE: <text:s/>("-")?</text:p>
            <text:p text:style-name="Code"><text:s text:c="8"/>(</text:p>
            <text:p text:style-name="Code"><text:s text:c="10"/>(["0"-"9"])+ "." (["0"-"9"])* (&lt;EXPONENT&gt;)?</text:p>
            <text:p text:style-name="Code"><text:s text:c="8"/>| "." (["0"-"9"])+ (&lt;EXPONENT&gt;)?</text:p>
            <text:p text:style-name="Code"><text:s text:c="8"/>| (["0"-"9"])+ &lt;EXPONENT&gt;</text:p>
            <text:p text:style-name="Code"><text:s text:c="8"/>| (["0"-"9"])+ (&lt;EXPONENT&gt;)?</text:p>
            <text:p text:style-name="Code"><text:s text:c="8"/>)</text:p>
            <text:p text:style-name="Code"><text:s text:c="6"/></text:p>
            <text:p text:style-name="Code">EXPONENT: ["e","E"] (["+","-"])? (["0"-"9"])+ &gt;</text:p>
            <text:p text:style-name="Code"/>
            <text:p text:style-name="Code">DOUBLE: &lt;FLOAT_BASE&gt; (["d", "D"])?</text:p>
            <text:p text:style-name="Code"><text:s text:c="6"/></text:p>
            <text:p text:style-name="Code">LONG: &lt;INTEGER&gt; (["l", "L"])?</text:p>
            <text:p text:style-name="Code"><text:s text:c="6"/></text:p>
            <text:p text:style-name="Code">FLOAT: &lt;FLOAT_BASE&gt; ["f", "F"]</text:p>
            <text:list text:style-name="L1">
              <text:list-item text:start-value="1">
                <text:h text:style-name="P6" text:outline-level="2" text:restart-numbering="true" text:start-value="1">Appendix C: Predefined SmartFrog Functions</text:h>
              </text:list-item>
            </text:list>
          </text:deletion>
        </text:changed-region>
        <text:changed-region text:id="ct95358320">
          <text:deletion>
            <office:change-info>
              <dc:creator>unknown</dc:creator>
              <dc:date>2005-08-03T16:47:00</dc:date>
            </office:change-info>
            <text:p text:style-name="P7">[".", "_", "-"</text:p>
          </text:deletion>
        </text:changed-region>
        <text:changed-region text:id="ct95358216">
          <text:deletion>
            <office:change-info>
              <dc:creator>unknown</dc:creator>
              <dc:date>2005-08-04T15:16:00</dc:date>
            </office:change-info>
            <text:list text:style-name="L1">
              <text:list-item text:start-value="1">
                <text:p text:style-name="P5"><text:span text:style-name="code_20_inline"/></text:p>
              </text:list-item>
            </text:list>
            <text:p text:style-name="Code"/>
            <text:p text:style-name="Code">/* Tokens – using Unicode */</text:p>
            <text:p text:style-name="Code">WORD: LETTER (LETTER|DIGIT|SPECIAL)* </text:p>
            <text:list text:style-name="L1">
              <text:list-item text:start-value="1">
                <text:p text:style-name="P5">SPECIAL: </text:p>
              </text:list-item>
            </text:list>
          </text:deletion>
        </text:changed-region>
        <text:changed-region text:id="ct95358112">
          <text:deletion>
            <office:change-info>
              <dc:creator>unknown</dc:creator>
              <dc:date>2005-08-03T16:29:00</dc:date>
            </office:change-info>
            <text:p text:style-name="P7">”</text:p>
          </text:deletion>
        </text:changed-region>
        <text:changed-region text:id="ct95358008">
          <text:deletion>
            <office:change-info>
              <dc:creator>unknown</dc:creator>
              <dc:date>2005-08-04T15:16:00</dc:date>
            </office:change-info>
            <text:p text:style-name="P7">"FI</text:p>
          </text:deletion>
        </text:changed-region>
        <text:changed-region text:id="ct95357904">
          <text:deletion>
            <office:change-info>
              <dc:creator>unknown</dc:creator>
              <dc:date>2005-08-03T16:29:00</dc:date>
            </office:change-info>
            <text:p text:style-name="P7">"</text:p>
          </text:deletion>
        </text:changed-region>
        <text:changed-region text:id="ct95357800">
          <text:deletion>
            <office:change-info>
              <dc:creator>unknown</dc:creator>
              <dc:date>2005-08-04T15:16:00</dc:date>
            </office:change-info>
            <text:p text:style-name="P7"><text:s/>| </text:p>
          </text:deletion>
        </text:changed-region>
        <text:changed-region text:id="ct95357696">
          <text:deletion>
            <office:change-info>
              <dc:creator>unknown</dc:creator>
              <dc:date>2005-08-03T16:29:00</dc:date>
            </office:change-info>
            <text:p text:style-name="P7">”</text:p>
          </text:deletion>
        </text:changed-region>
        <text:changed-region text:id="ct95357592">
          <text:deletion>
            <office:change-info>
              <dc:creator>unknown</dc:creator>
              <dc:date>2005-08-04T15:16:00</dc:date>
            </office:change-info>
            <text:p text:style-name="P7">"ELSE</text:p>
          </text:deletion>
        </text:changed-region>
        <text:changed-region text:id="ct95357488">
          <text:deletion>
            <office:change-info>
              <dc:creator>unknown</dc:creator>
              <dc:date>2005-08-03T16:29:00</dc:date>
            </office:change-info>
            <text:p text:style-name="P7">"</text:p>
          </text:deletion>
        </text:changed-region>
        <text:changed-region text:id="ct95357384">
          <text:deletion>
            <office:change-info>
              <dc:creator>unknown</dc:creator>
              <dc:date>2005-08-04T15:16:00</dc:date>
            </office:change-info>
            <text:p text:style-name="P7"><text:s/>| </text:p>
          </text:deletion>
        </text:changed-region>
        <text:changed-region text:id="ct95357280">
          <text:deletion>
            <office:change-info>
              <dc:creator>unknown</dc:creator>
              <dc:date>2005-08-03T16:29:00</dc:date>
            </office:change-info>
            <text:p text:style-name="P7">”</text:p>
          </text:deletion>
        </text:changed-region>
        <text:changed-region text:id="ct95357176">
          <text:deletion>
            <office:change-info>
              <dc:creator>unknown</dc:creator>
              <dc:date>2005-08-04T15:16:00</dc:date>
            </office:change-info>
            <text:p text:style-name="P7">"THEN</text:p>
          </text:deletion>
        </text:changed-region>
        <text:changed-region text:id="ct95357072">
          <text:deletion>
            <office:change-info>
              <dc:creator>unknown</dc:creator>
              <dc:date>2005-08-03T16:29:00</dc:date>
            </office:change-info>
            <text:p text:style-name="P7">"</text:p>
          </text:deletion>
        </text:changed-region>
        <text:changed-region text:id="ct95356968">
          <text:deletion>
            <office:change-info>
              <dc:creator>unknown</dc:creator>
              <dc:date>2005-08-04T15:16:00</dc:date>
            </office:change-info>
            <text:p text:style-name="P7"><text:s/>| </text:p>
          </text:deletion>
        </text:changed-region>
        <text:changed-region text:id="ct95356864">
          <text:deletion>
            <office:change-info>
              <dc:creator>unknown</dc:creator>
              <dc:date>2005-08-03T16:29:00</dc:date>
            </office:change-info>
            <text:p text:style-name="P7">”</text:p>
          </text:deletion>
        </text:changed-region>
        <text:changed-region text:id="ct95356760">
          <text:deletion>
            <office:change-info>
              <dc:creator>unknown</dc:creator>
              <dc:date>2005-08-04T15:16:00</dc:date>
            </office:change-info>
            <text:p text:style-name="P7">"IF</text:p>
          </text:deletion>
        </text:changed-region>
        <text:changed-region text:id="ct95356656">
          <text:deletion>
            <office:change-info>
              <dc:creator>unknown</dc:creator>
              <dc:date>2005-08-03T16:29:00</dc:date>
            </office:change-info>
            <text:p text:style-name="P7">"</text:p>
          </text:deletion>
        </text:changed-region>
        <text:changed-region text:id="ct95356552">
          <text:deletion>
            <office:change-info>
              <dc:creator>unknown</dc:creator>
              <dc:date>2005-08-04T15:16:00</dc:date>
            </office:change-info>
            <text:p text:style-name="P7"><text:s text:c="11"/></text:p>
          </text:deletion>
        </text:changed-region>
        <text:changed-region text:id="ct95356448">
          <text:deletion>
            <office:change-info>
              <dc:creator>unknown</dc:creator>
              <dc:date>2005-08-03T16:28:00</dc:date>
            </office:change-info>
            <text:list text:style-name="L1">
              <text:list-item text:start-value="1">
                <text:p text:style-name="P5"><text:span text:style-name="code_20_inline"/></text:p>
              </text:list-item>
              <text:list-item>
                <text:p text:style-name="P5"><text:s text:c="12"/></text:p>
              </text:list-item>
            </text:list>
          </text:deletion>
        </text:changed-region>
        <text:changed-region text:id="ct95356344">
          <text:deletion>
            <office:change-info>
              <dc:creator>unknown</dc:creator>
              <dc:date>2005-08-04T15:16:00</dc:date>
            </office:change-info>
            <text:p text:style-name="P7"><text:s/>|</text:p>
          </text:deletion>
        </text:changed-region>
        <text:changed-region text:id="ct95356240">
          <text:deletion>
            <office:change-info>
              <dc:creator>unknown</dc:creator>
              <dc:date>2005-08-03T16:48:00</dc:date>
            </office:change-info>
            <text:p text:style-name="P7">”</text:p>
          </text:deletion>
        </text:changed-region>
        <text:changed-region text:id="ct95356136">
          <text:deletion>
            <office:change-info>
              <dc:creator>unknown</dc:creator>
              <dc:date>2005-08-04T15:16:00</dc:date>
            </office:change-info>
            <text:p text:style-name="P7">||</text:p>
          </text:deletion>
        </text:changed-region>
        <text:changed-region text:id="ct95356032">
          <text:deletion>
            <office:change-info>
              <dc:creator>unknown</dc:creator>
              <dc:date>2005-08-03T16:28:00</dc:date>
            </office:change-info>
            <text:p text:style-name="P7">"</text:p>
          </text:deletion>
        </text:changed-region>
        <text:changed-region text:id="ct95355928">
          <text:deletion>
            <office:change-info>
              <dc:creator>unknown</dc:creator>
              <dc:date>2005-08-04T15:16:00</dc:date>
            </office:change-info>
            <text:p text:style-name="P7"><text:s/>| "</text:p>
          </text:deletion>
        </text:changed-region>
        <text:changed-region text:id="ct95355824">
          <text:deletion>
            <office:change-info>
              <dc:creator>unknown</dc:creator>
              <dc:date>2005-08-03T16:48:00</dc:date>
            </office:change-info>
            <text:p text:style-name="P7">”</text:p>
          </text:deletion>
        </text:changed-region>
        <text:changed-region text:id="ct95355720">
          <text:deletion>
            <office:change-info>
              <dc:creator>unknown</dc:creator>
              <dc:date>2005-08-04T15:16:00</dc:date>
            </office:change-info>
            <text:p text:style-name="P7">&amp;&amp;</text:p>
          </text:deletion>
        </text:changed-region>
        <text:changed-region text:id="ct95355616">
          <text:deletion>
            <office:change-info>
              <dc:creator>unknown</dc:creator>
              <dc:date>2005-08-03T16:28:00</dc:date>
            </office:change-info>
            <text:p text:style-name="P7">"</text:p>
          </text:deletion>
        </text:changed-region>
        <text:changed-region text:id="ct95355512">
          <text:deletion>
            <office:change-info>
              <dc:creator>unknown</dc:creator>
              <dc:date>2005-08-04T15:16:00</dc:date>
            </office:change-info>
            <text:p text:style-name="P7"><text:s/>| "</text:p>
          </text:deletion>
        </text:changed-region>
        <text:changed-region text:id="ct95355408">
          <text:deletion>
            <office:change-info>
              <dc:creator>unknown</dc:creator>
              <dc:date>2005-08-03T16:48:00</dc:date>
            </office:change-info>
            <text:p text:style-name="P7">”</text:p>
          </text:deletion>
        </text:changed-region>
        <text:changed-region text:id="ct95355304">
          <text:deletion>
            <office:change-info>
              <dc:creator>unknown</dc:creator>
              <dc:date>2005-08-04T15:16:00</dc:date>
            </office:change-info>
            <text:p text:style-name="P7">++</text:p>
          </text:deletion>
        </text:changed-region>
        <text:changed-region text:id="ct95355200">
          <text:deletion>
            <office:change-info>
              <dc:creator>unknown</dc:creator>
              <dc:date>2005-08-03T16:28:00</dc:date>
            </office:change-info>
            <text:p text:style-name="P7">"</text:p>
          </text:deletion>
        </text:changed-region>
        <text:changed-region text:id="ct95355096">
          <text:deletion>
            <office:change-info>
              <dc:creator>unknown</dc:creator>
              <dc:date>2005-08-04T15:16:00</dc:date>
            </office:change-info>
            <text:p text:style-name="P7"><text:s/>| "</text:p>
          </text:deletion>
        </text:changed-region>
        <text:changed-region text:id="ct95354992">
          <text:deletion>
            <office:change-info>
              <dc:creator>unknown</dc:creator>
              <dc:date>2005-08-03T16:48:00</dc:date>
            </office:change-info>
            <text:p text:style-name="P7">”</text:p>
          </text:deletion>
        </text:changed-region>
        <text:changed-region text:id="ct95354888">
          <text:deletion>
            <office:change-info>
              <dc:creator>unknown</dc:creator>
              <dc:date>2005-08-04T15:16:00</dc:date>
            </office:change-info>
            <text:p text:style-name="P7">/</text:p>
          </text:deletion>
        </text:changed-region>
        <text:changed-region text:id="ct95354744">
          <text:deletion>
            <office:change-info>
              <dc:creator>unknown</dc:creator>
              <dc:date>2005-08-03T16:27:00</dc:date>
            </office:change-info>
            <text:p text:style-name="P7">"</text:p>
          </text:deletion>
        </text:changed-region>
        <text:changed-region text:id="ct95354640">
          <text:deletion>
            <office:change-info>
              <dc:creator>unknown</dc:creator>
              <dc:date>2005-08-04T15:16:00</dc:date>
            </office:change-info>
            <text:p text:style-name="P7"><text:s/>| "</text:p>
          </text:deletion>
        </text:changed-region>
        <text:changed-region text:id="ct95354536">
          <text:deletion>
            <office:change-info>
              <dc:creator>unknown</dc:creator>
              <dc:date>2005-08-03T16:48:00</dc:date>
            </office:change-info>
            <text:p text:style-name="P7">”</text:p>
          </text:deletion>
        </text:changed-region>
        <text:changed-region text:id="ct95354432">
          <text:deletion>
            <office:change-info>
              <dc:creator>unknown</dc:creator>
              <dc:date>2005-08-04T15:16:00</dc:date>
            </office:change-info>
            <text:p text:style-name="P7">*</text:p>
          </text:deletion>
        </text:changed-region>
        <text:changed-region text:id="ct95354328">
          <text:deletion>
            <office:change-info>
              <dc:creator>unknown</dc:creator>
              <dc:date>2005-08-03T16:27:00</dc:date>
            </office:change-info>
            <text:p text:style-name="P7">"</text:p>
          </text:deletion>
        </text:changed-region>
        <text:changed-region text:id="ct95354224">
          <text:deletion>
            <office:change-info>
              <dc:creator>unknown</dc:creator>
              <dc:date>2005-08-04T15:16:00</dc:date>
            </office:change-info>
            <text:p text:style-name="P7"><text:s/>| "</text:p>
          </text:deletion>
        </text:changed-region>
        <text:changed-region text:id="ct95354120">
          <text:deletion>
            <office:change-info>
              <dc:creator>unknown</dc:creator>
              <dc:date>2005-08-03T16:48:00</dc:date>
            </office:change-info>
            <text:p text:style-name="P7">”</text:p>
          </text:deletion>
        </text:changed-region>
        <text:changed-region text:id="ct95354016">
          <text:deletion>
            <office:change-info>
              <dc:creator>unknown</dc:creator>
              <dc:date>2005-08-04T15:16:00</dc:date>
            </office:change-info>
            <text:p text:style-name="P7">-</text:p>
          </text:deletion>
        </text:changed-region>
        <text:changed-region text:id="ct95353912">
          <text:deletion>
            <office:change-info>
              <dc:creator>unknown</dc:creator>
              <dc:date>2005-08-03T16:27:00</dc:date>
            </office:change-info>
            <text:p text:style-name="P7">"</text:p>
          </text:deletion>
        </text:changed-region>
        <text:changed-region text:id="ct95353808">
          <text:deletion>
            <office:change-info>
              <dc:creator>unknown</dc:creator>
              <dc:date>2005-08-04T15:16:00</dc:date>
            </office:change-info>
            <text:p text:style-name="P7"><text:s/>| "</text:p>
          </text:deletion>
        </text:changed-region>
        <text:changed-region text:id="ct95353704">
          <text:deletion>
            <office:change-info>
              <dc:creator>unknown</dc:creator>
              <dc:date>2005-08-03T16:48:00</dc:date>
            </office:change-info>
            <text:p text:style-name="P7">”</text:p>
          </text:deletion>
        </text:changed-region>
        <text:changed-region text:id="ct95353600">
          <text:deletion>
            <office:change-info>
              <dc:creator>unknown</dc:creator>
              <dc:date>2005-08-04T15:16:00</dc:date>
            </office:change-info>
            <text:p text:style-name="P7">+</text:p>
          </text:deletion>
        </text:changed-region>
        <text:changed-region text:id="ct95353496">
          <text:deletion>
            <office:change-info>
              <dc:creator>unknown</dc:creator>
              <dc:date>2005-08-03T16:27:00</dc:date>
            </office:change-info>
            <text:p text:style-name="P7">"</text:p>
          </text:deletion>
        </text:changed-region>
        <text:changed-region text:id="ct95353392">
          <text:deletion>
            <office:change-info>
              <dc:creator>unknown</dc:creator>
              <dc:date>2005-08-04T15:16:00</dc:date>
            </office:change-info>
            <text:p text:style-name="P7"><text:s/>| "</text:p>
          </text:deletion>
        </text:changed-region>
        <text:changed-region text:id="ct95353288">
          <text:deletion>
            <office:change-info>
              <dc:creator>unknown</dc:creator>
              <dc:date>2005-08-03T16:29:00</dc:date>
            </office:change-info>
            <text:p text:style-name="P7">”</text:p>
          </text:deletion>
        </text:changed-region>
        <text:changed-region text:id="ct95353184">
          <text:deletion>
            <office:change-info>
              <dc:creator>unknown</dc:creator>
              <dc:date>2005-08-04T15:16:00</dc:date>
            </office:change-info>
            <text:p text:style-name="P7">"!</text:p>
          </text:deletion>
        </text:changed-region>
        <text:changed-region text:id="ct95353080">
          <text:deletion>
            <office:change-info>
              <dc:creator>unknown</dc:creator>
              <dc:date>2005-08-03T16:27:00</dc:date>
            </office:change-info>
            <text:p text:style-name="P7">"</text:p>
          </text:deletion>
        </text:changed-region>
        <text:changed-region text:id="ct95352976">
          <text:deletion>
            <office:change-info>
              <dc:creator>unknown</dc:creator>
              <dc:date>2005-08-04T15:16:00</dc:date>
            </office:change-info>
            <text:p text:style-name="P7"><text:s/>| </text:p>
          </text:deletion>
        </text:changed-region>
        <text:changed-region text:id="ct95352872">
          <text:deletion>
            <office:change-info>
              <dc:creator>unknown</dc:creator>
              <dc:date>2005-08-03T16:29:00</dc:date>
            </office:change-info>
            <text:p text:style-name="P7">”</text:p>
          </text:deletion>
        </text:changed-region>
        <text:changed-region text:id="ct95352768">
          <text:deletion>
            <office:change-info>
              <dc:creator>unknown</dc:creator>
              <dc:date>2005-08-04T15:16:00</dc:date>
            </office:change-info>
            <text:p text:style-name="P7">"&lt;&gt;</text:p>
          </text:deletion>
        </text:changed-region>
        <text:changed-region text:id="ct95352664">
          <text:deletion>
            <office:change-info>
              <dc:creator>unknown</dc:creator>
              <dc:date>2005-08-03T16:27:00</dc:date>
            </office:change-info>
            <text:p text:style-name="P7">"</text:p>
          </text:deletion>
        </text:changed-region>
        <text:changed-region text:id="ct95352560">
          <text:deletion>
            <office:change-info>
              <dc:creator>unknown</dc:creator>
              <dc:date>2005-08-04T15:16:00</dc:date>
            </office:change-info>
            <text:p text:style-name="P7"><text:s/>| </text:p>
          </text:deletion>
        </text:changed-region>
        <text:changed-region text:id="ct95352456">
          <text:deletion>
            <office:change-info>
              <dc:creator>unknown</dc:creator>
              <dc:date>2005-08-03T16:29:00</dc:date>
            </office:change-info>
            <text:p text:style-name="P7">”</text:p>
          </text:deletion>
        </text:changed-region>
        <text:changed-region text:id="ct95352352">
          <text:deletion>
            <office:change-info>
              <dc:creator>unknown</dc:creator>
              <dc:date>2005-08-04T15:16:00</dc:date>
            </office:change-info>
            <text:p text:style-name="P7">"&lt;</text:p>
          </text:deletion>
        </text:changed-region>
        <text:changed-region text:id="ct95352248">
          <text:deletion>
            <office:change-info>
              <dc:creator>unknown</dc:creator>
              <dc:date>2005-08-03T16:27:00</dc:date>
            </office:change-info>
            <text:p text:style-name="P7">"</text:p>
          </text:deletion>
        </text:changed-region>
        <text:changed-region text:id="ct95352144">
          <text:deletion>
            <office:change-info>
              <dc:creator>unknown</dc:creator>
              <dc:date>2005-08-04T15:16:00</dc:date>
            </office:change-info>
            <text:p text:style-name="P7"><text:s/>| </text:p>
          </text:deletion>
        </text:changed-region>
        <text:changed-region text:id="ct95352040">
          <text:deletion>
            <office:change-info>
              <dc:creator>unknown</dc:creator>
              <dc:date>2005-08-03T16:29:00</dc:date>
            </office:change-info>
            <text:p text:style-name="P7">”</text:p>
          </text:deletion>
        </text:changed-region>
        <text:changed-region text:id="ct95351936">
          <text:deletion>
            <office:change-info>
              <dc:creator>unknown</dc:creator>
              <dc:date>2005-08-04T15:16:00</dc:date>
            </office:change-info>
            <text:p text:style-name="P7">"&lt;=</text:p>
          </text:deletion>
        </text:changed-region>
        <text:changed-region text:id="ct95351832">
          <text:deletion>
            <office:change-info>
              <dc:creator>unknown</dc:creator>
              <dc:date>2005-08-03T16:27:00</dc:date>
            </office:change-info>
            <text:list text:style-name="L1">
              <text:list-item text:start-value="1">
                <text:p text:style-name="P5"><text:span text:style-name="code_20_inline"/></text:p>
              </text:list-item>
              <text:list-item>
                <text:p text:style-name="P5"><text:s text:c="23"/>"</text:p>
              </text:list-item>
            </text:list>
          </text:deletion>
        </text:changed-region>
        <text:changed-region text:id="ct95351728">
          <text:deletion>
            <office:change-info>
              <dc:creator>unknown</dc:creator>
              <dc:date>2005-08-04T15:16:00</dc:date>
            </office:change-info>
            <text:p text:style-name="P7"><text:s/>|</text:p>
          </text:deletion>
        </text:changed-region>
        <text:changed-region text:id="ct95351624">
          <text:deletion>
            <office:change-info>
              <dc:creator>unknown</dc:creator>
              <dc:date>2005-08-03T16:28:00</dc:date>
            </office:change-info>
            <text:p text:style-name="P7">”</text:p>
          </text:deletion>
        </text:changed-region>
        <text:changed-region text:id="ct95351520">
          <text:deletion>
            <office:change-info>
              <dc:creator>unknown</dc:creator>
              <dc:date>2005-08-04T15:16:00</dc:date>
            </office:change-info>
            <text:p text:style-name="P7">&gt;</text:p>
          </text:deletion>
        </text:changed-region>
        <text:changed-region text:id="ct95351416">
          <text:deletion>
            <office:change-info>
              <dc:creator>unknown</dc:creator>
              <dc:date>2005-08-03T16:27:00</dc:date>
            </office:change-info>
            <text:p text:style-name="P7">"</text:p>
          </text:deletion>
        </text:changed-region>
        <text:changed-region text:id="ct95351312">
          <text:deletion>
            <office:change-info>
              <dc:creator>unknown</dc:creator>
              <dc:date>2005-08-04T15:16:00</dc:date>
            </office:change-info>
            <text:p text:style-name="P7"><text:s/>| "</text:p>
          </text:deletion>
        </text:changed-region>
        <text:changed-region text:id="ct95351208">
          <text:deletion>
            <office:change-info>
              <dc:creator>unknown</dc:creator>
              <dc:date>2005-08-03T16:28:00</dc:date>
            </office:change-info>
            <text:p text:style-name="P7">”</text:p>
          </text:deletion>
        </text:changed-region>
        <text:changed-region text:id="ct95351104">
          <text:deletion>
            <office:change-info>
              <dc:creator>unknown</dc:creator>
              <dc:date>2005-08-04T15:16:00</dc:date>
            </office:change-info>
            <text:p text:style-name="P7">&gt;=</text:p>
          </text:deletion>
        </text:changed-region>
        <text:changed-region text:id="ct95351000">
          <text:deletion>
            <office:change-info>
              <dc:creator>unknown</dc:creator>
              <dc:date>2005-08-03T16:27:00</dc:date>
            </office:change-info>
            <text:p text:style-name="P7">"</text:p>
          </text:deletion>
        </text:changed-region>
        <text:changed-region text:id="ct95350896">
          <text:deletion>
            <office:change-info>
              <dc:creator>unknown</dc:creator>
              <dc:date>2005-08-04T15:16:00</dc:date>
            </office:change-info>
            <text:p text:style-name="P7"><text:s/>| "</text:p>
          </text:deletion>
        </text:changed-region>
        <text:changed-region text:id="ct95350792">
          <text:deletion>
            <office:change-info>
              <dc:creator>unknown</dc:creator>
              <dc:date>2005-08-03T16:28:00</dc:date>
            </office:change-info>
            <text:p text:style-name="P7">”</text:p>
          </text:deletion>
        </text:changed-region>
        <text:changed-region text:id="ct95350648">
          <text:deletion>
            <office:change-info>
              <dc:creator>unknown</dc:creator>
              <dc:date>2005-08-04T15:16:00</dc:date>
            </office:change-info>
            <text:p text:style-name="P7">!=</text:p>
          </text:deletion>
        </text:changed-region>
        <text:changed-region text:id="ct95350544">
          <text:deletion>
            <office:change-info>
              <dc:creator>unknown</dc:creator>
              <dc:date>2005-08-03T16:27:00</dc:date>
            </office:change-info>
            <text:p text:style-name="P7">"</text:p>
          </text:deletion>
        </text:changed-region>
        <text:changed-region text:id="ct95350440">
          <text:deletion>
            <office:change-info>
              <dc:creator>unknown</dc:creator>
              <dc:date>2005-08-04T15:16:00</dc:date>
            </office:change-info>
            <text:p text:style-name="P7"><text:s/>| "</text:p>
          </text:deletion>
        </text:changed-region>
        <text:changed-region text:id="ct95350336">
          <text:deletion>
            <office:change-info>
              <dc:creator>unknown</dc:creator>
              <dc:date>2005-08-03T16:28:00</dc:date>
            </office:change-info>
            <text:p text:style-name="P7">”</text:p>
          </text:deletion>
        </text:changed-region>
        <text:changed-region text:id="ct95350232">
          <text:deletion>
            <office:change-info>
              <dc:creator>unknown</dc:creator>
              <dc:date>2005-08-04T15:16:00</dc:date>
            </office:change-info>
            <text:p text:style-name="P7">==</text:p>
          </text:deletion>
        </text:changed-region>
        <text:changed-region text:id="ct95350128">
          <text:deletion>
            <office:change-info>
              <dc:creator>unknown</dc:creator>
              <dc:date>2005-08-03T16:27:00</dc:date>
            </office:change-info>
            <text:p text:style-name="P7">"</text:p>
          </text:deletion>
        </text:changed-region>
        <text:changed-region text:id="ct95350024">
          <text:deletion>
            <office:change-info>
              <dc:creator>unknown</dc:creator>
              <dc:date>2005-08-04T15:16:00</dc:date>
            </office:change-info>
            <text:p text:style-name="P7"><text:s/>| "</text:p>
          </text:deletion>
        </text:changed-region>
        <text:changed-region text:id="ct95349920">
          <text:deletion>
            <office:change-info>
              <dc:creator>unknown</dc:creator>
              <dc:date>2005-08-03T16:28:00</dc:date>
            </office:change-info>
            <text:p text:style-name="P7">”</text:p>
          </text:deletion>
        </text:changed-region>
        <text:changed-region text:id="ct95349816">
          <text:deletion>
            <office:change-info>
              <dc:creator>unknown</dc:creator>
              <dc:date>2005-08-04T15:16:00</dc:date>
            </office:change-info>
            <text:p text:style-name="P7">")</text:p>
          </text:deletion>
        </text:changed-region>
        <text:changed-region text:id="ct95349712">
          <text:deletion>
            <office:change-info>
              <dc:creator>unknown</dc:creator>
              <dc:date>2005-08-03T16:27:00</dc:date>
            </office:change-info>
            <text:p text:style-name="P7">"</text:p>
          </text:deletion>
        </text:changed-region>
        <text:changed-region text:id="ct95349608">
          <text:deletion>
            <office:change-info>
              <dc:creator>unknown</dc:creator>
              <dc:date>2005-08-04T15:16:00</dc:date>
            </office:change-info>
            <text:p text:style-name="P7"><text:s/>| </text:p>
          </text:deletion>
        </text:changed-region>
        <text:changed-region text:id="ct95349504">
          <text:deletion>
            <office:change-info>
              <dc:creator>unknown</dc:creator>
              <dc:date>2005-08-03T16:27:00</dc:date>
            </office:change-info>
            <text:p text:style-name="P7">"</text:p>
          </text:deletion>
        </text:changed-region>
        <text:changed-region text:id="ct95349400">
          <text:deletion>
            <office:change-info>
              <dc:creator>unknown</dc:creator>
              <dc:date>2005-08-04T15:16:00</dc:date>
            </office:change-info>
            <text:p text:style-name="P7">"("</text:p>
          </text:deletion>
        </text:changed-region>
        <text:changed-region text:id="ct95349296">
          <text:deletion>
            <office:change-info>
              <dc:creator>unknown</dc:creator>
              <dc:date>2005-08-03T16:27:00</dc:date>
            </office:change-info>
            <text:p text:style-name="P7">"</text:p>
          </text:deletion>
        </text:changed-region>
        <text:changed-region text:id="ct95349192">
          <text:deletion>
            <office:change-info>
              <dc:creator>unknown</dc:creator>
              <dc:date>2005-08-04T15:16:00</dc:date>
            </office:change-info>
            <text:p text:style-name="P7"><text:s/>| "#include" | </text:p>
          </text:deletion>
        </text:changed-region>
        <text:changed-region text:id="ct95349088">
          <text:deletion>
            <office:change-info>
              <dc:creator>unknown</dc:creator>
              <dc:date>2005-08-03T16:28:00</dc:date>
            </office:change-info>
            <text:p text:style-name="P7">”</text:p>
          </text:deletion>
        </text:changed-region>
        <text:changed-region text:id="ct95348984">
          <text:deletion>
            <office:change-info>
              <dc:creator>unknown</dc:creator>
              <dc:date>2005-08-04T15:16:00</dc:date>
            </office:change-info>
            <text:p text:style-name="P7">"PROCESS</text:p>
          </text:deletion>
        </text:changed-region>
        <text:changed-region text:id="ct95348880">
          <text:deletion>
            <office:change-info>
              <dc:creator>unknown</dc:creator>
              <dc:date>2005-08-03T16:27:00</dc:date>
            </office:change-info>
            <text:list text:style-name="L1">
              <text:list-item text:start-value="1">
                <text:p text:style-name="P5"><text:span text:style-name="code_20_inline"/></text:p>
              </text:list-item>
              <text:list-item>
                <text:p text:style-name="P5"><text:s text:c="23"/>"</text:p>
              </text:list-item>
            </text:list>
          </text:deletion>
        </text:changed-region>
        <text:changed-region text:id="ct95348776">
          <text:deletion>
            <office:change-info>
              <dc:creator>unknown</dc:creator>
              <dc:date>2005-08-04T15:16:00</dc:date>
            </office:change-info>
            <text:p text:style-name="P7"><text:s/>"PROPERTY" | "IPROPERTY" | "PARENT" | "HOST" |</text:p>
          </text:deletion>
        </text:changed-region>
        <text:changed-region text:id="ct95348672">
          <text:deletion>
            <office:change-info>
              <dc:creator>unknown</dc:creator>
              <dc:date>2005-08-03T16:26:00</dc:date>
            </office:change-info>
            <text:list text:style-name="L1">
              <text:list-item text:start-value="1">
                <text:p text:style-name="P5"><text:span text:style-name="code_20_inline"/></text:p>
              </text:list-item>
              <text:list-item>
                <text:p text:style-name="P5"><text:s text:c="22"/></text:p>
              </text:list-item>
            </text:list>
          </text:deletion>
        </text:changed-region>
        <text:changed-region text:id="ct95348568">
          <text:deletion>
            <office:change-info>
              <dc:creator>unknown</dc:creator>
              <dc:date>2005-08-04T15:16:00</dc:date>
            </office:change-info>
            <text:p text:style-name="P7">THIS” |</text:p>
          </text:deletion>
        </text:changed-region>
        <text:changed-region text:id="ct95348464">
          <text:deletion>
            <office:change-info>
              <dc:creator>unknown</dc:creator>
              <dc:date>2005-08-03T16:28:00</dc:date>
            </office:change-info>
            <text:p text:style-name="P7">"</text:p>
          </text:deletion>
        </text:changed-region>
        <text:changed-region text:id="ct95348360">
          <text:deletion>
            <office:change-info>
              <dc:creator>unknown</dc:creator>
              <dc:date>2005-08-04T15:16:00</dc:date>
            </office:change-info>
            <text:p text:style-name="P7"><text:s/>| "</text:p>
          </text:deletion>
        </text:changed-region>
        <text:changed-region text:id="ct95348256">
          <text:deletion>
            <office:change-info>
              <dc:creator>unknown</dc:creator>
              <dc:date>2005-08-03T16:28:00</dc:date>
            </office:change-info>
            <text:p text:style-name="P7">”</text:p>
          </text:deletion>
        </text:changed-region>
        <text:changed-region text:id="ct95348152">
          <text:deletion>
            <office:change-info>
              <dc:creator>unknown</dc:creator>
              <dc:date>2005-08-04T15:16:00</dc:date>
            </office:change-info>
            <text:p text:style-name="P7">"ROOT" | "ATTRIB" | HERE</text:p>
          </text:deletion>
        </text:changed-region>
        <text:changed-region text:id="ct95348048">
          <text:deletion>
            <office:change-info>
              <dc:creator>unknown</dc:creator>
              <dc:date>2005-08-03T16:28:00</dc:date>
            </office:change-info>
            <text:p text:style-name="P7">"</text:p>
          </text:deletion>
        </text:changed-region>
        <text:changed-region text:id="ct95347944">
          <text:deletion>
            <office:change-info>
              <dc:creator>unknown</dc:creator>
              <dc:date>2005-08-04T15:16:00</dc:date>
            </office:change-info>
            <text:p text:style-name="P7"><text:s text:c="11"/>"extends" | "LAZY" | </text:p>
          </text:deletion>
        </text:changed-region>
        <text:changed-region text:id="ct95347840">
          <text:deletion>
            <office:change-info>
              <dc:creator>unknown</dc:creator>
              <dc:date>2005-08-03T16:26:00</dc:date>
            </office:change-info>
            <text:list text:style-name="L1">
              <text:list-item text:start-value="1">
                <text:p text:style-name="P5"><text:s/></text:p>
              </text:list-item>
              <text:list-item>
                <text:p text:style-name="P5"><text:s text:c="12"/></text:p>
              </text:list-item>
            </text:list>
          </text:deletion>
        </text:changed-region>
        <text:changed-region text:id="ct95347736">
          <text:deletion>
            <office:change-info>
              <dc:creator>unknown</dc:creator>
              <dc:date>2005-08-04T15:16:00</dc:date>
            </office:change-info>
            <text:p text:style-name="P7"><text:s/>|</text:p>
          </text:deletion>
        </text:changed-region>
        <text:changed-region text:id="ct95347632">
          <text:deletion>
            <office:change-info>
              <dc:creator>unknown</dc:creator>
              <dc:date>2005-08-03T16:28:00</dc:date>
            </office:change-info>
            <text:p text:style-name="P7">”</text:p>
          </text:deletion>
        </text:changed-region>
        <text:changed-region text:id="ct95347528">
          <text:deletion>
            <office:change-info>
              <dc:creator>unknown</dc:creator>
              <dc:date>2005-08-04T15:16:00</dc:date>
            </office:change-info>
            <text:p text:style-name="P7">"--</text:p>
          </text:deletion>
        </text:changed-region>
        <text:changed-region text:id="ct95186136">
          <text:deletion>
            <office:change-info>
              <dc:creator>unknown</dc:creator>
              <dc:date>2005-08-03T16:28:00</dc:date>
            </office:change-info>
            <text:p text:style-name="P7">"</text:p>
          </text:deletion>
        </text:changed-region>
        <text:changed-region text:id="ct95347424">
          <text:deletion>
            <office:change-info>
              <dc:creator>unknown</dc:creator>
              <dc:date>2005-08-04T15:16:00</dc:date>
            </office:change-info>
            <text:list text:style-name="L1">
              <text:list-item text:start-value="1">
                <text:list>
                  <text:list-item text:start-value="1">
                    <text:h text:style-name="P6" text:outline-level="2" text:restart-numbering="true" text:start-value="1"><text:span text:style-name="code_20_inline"/></text:h>
                  </text:list-item>
                </text:list>
              </text:list-item>
            </text:list>
            <text:p text:style-name="Code">/* White Space */</text:p>
            <text:p text:style-name="Code">SKIP : " "| "\t"| "\n"| "\r"| "\f"</text:p>
            <text:p text:style-name="Code"/>
            <text:p text:style-name="Code">/* Comments */</text:p>
            <text:p text:style-name="Code">SINGLELINECOMMENT: "//"(~["\n”,”\r"])*</text:p>
            <text:p text:style-name="Code">FORMALCOMMENT: "/**" ... "*/ "</text:p>
            <text:p text:style-name="Code">MULTILINECOMMENT: “/*" ... ”*/"</text:p>
            <text:p text:style-name="Code"/>
            <text:p text:style-name="Code">/* Reserved Tokens */</text:p>
            <text:list text:style-name="L1">
              <text:list-item text:start-value="1">
                <text:p text:style-name="P5">RESERVED: <text:s/>";" | "," | "{" | "}" | "[" | "]" | ":" | true | false | "NULL" | </text:p>
              </text:list-item>
            </text:list>
          </text:deletion>
        </text:changed-region>
        <text:changed-region text:id="ct95347320">
          <text:deletion>
            <office:change-info>
              <dc:creator>unknown</dc:creator>
              <dc:date>2005-08-04T14:15:00</dc:date>
            </office:change-info>
            <text:h text:style-name="P4" text:outline-level="2"><text:s/>- Basic</text:h>
          </text:deletion>
        </text:changed-region>
        <text:changed-region text:id="ct95347216">
          <text:deletion>
            <office:change-info>
              <dc:creator>unknown</dc:creator>
              <dc:date>2005-08-04T15:16:00</dc:date>
            </office:change-info>
            <text:list text:style-name="L1">
              <text:list-item text:start-value="1">
                <text:list>
                  <text:list-item text:start-value="1">
                    <text:h text:style-name="P8" text:outline-level="2" text:restart-numbering="true" text:start-value="1"><text:span text:style-name="code_20_inline"/></text:h>
                  </text:list-item>
                </text:list>
              </text:list-item>
            </text:list>
            <text:p text:style-name="Body_20_Text_20_Compact">/*</text:p>
            <text:p text:style-name="Body_20_Text_20_Compact"><text:s/>* Main entry point to the grammar</text:p>
            <text:p text:style-name="Body_20_Text_20_Compact"><text:s/>*/</text:p>
            <text:p text:style-name="Body_20_Text_20_Compact"><text:s text:c="4"/>AttributesEntry ::= <text:s/>AttributeList <text:span text:style-name="T6">EOF</text:span></text:p>
            <text:p text:style-name="Body_20_Text_20_Compact"/>
            <text:p text:style-name="Body_20_Text_20_Compact">/*</text:p>
            <text:p text:style-name="Body_20_Text_20_Compact"><text:s/>* Entry point for Reference parser</text:p>
            <text:p text:style-name="Body_20_Text_20_Compact"><text:s/>*/</text:p>
            <text:p text:style-name="Body_20_Text_20_Compact"><text:s text:c="4"/>ReferenceEntry ::= Reference <text:span text:style-name="T6">EOF</text:span></text:p>
            <text:p text:style-name="Body_20_Text_20_Compact"/>
            <text:p text:style-name="Body_20_Text_20_Compact">/* </text:p>
            <text:p text:style-name="Body_20_Text_20_Compact"><text:s/>* Main body of grammar</text:p>
            <text:p text:style-name="Body_20_Text_20_Compact"><text:s/>*/</text:p>
            <text:p text:style-name="Body_20_Text_20_Compact"><text:s text:c="4"/>AttributeList::= <text:s/>( <text:s text:c="3"/>Attribute</text:p>
            <text:p text:style-name="Body_20_Text_20_Compact"><text:s text:c="32"/>| <text:span text:style-name="T6">#include</text:span> String</text:p>
            <text:p text:style-name="Body_20_Text_20_Compact"><text:s text:c="32"/>| <text:span text:style-name="T6">;</text:span></text:p>
            <text:p text:style-name="Body_20_Text_20_Compact"><text:s text:c="30"/>)*</text:p>
            <text:p text:style-name="Body_20_Text_20_Compact"/>
            <text:p text:style-name="Body_20_Text_20_Compact"><text:s text:c="4"/>Attribute::= <text:s text:c="2"/>Name Value</text:p>
            <text:p text:style-name="Body_20_Text_20_Compact"/>
            <text:p text:style-name="Body_20_Text_20_Compact"><text:s text:c="4"/>Name::= <text:s text:c="2"/><text:span text:style-name="T6">--</text:span> <text:s/>| (WORD [ <text:span text:style-name="T6">:</text:span> Name ])</text:p>
            <text:p text:style-name="Body_20_Text_20_Compact"/>
            <text:p text:style-name="Body_20_Text_20_Compact"><text:s text:c="4"/>Value::= Component</text:p>
            <text:p text:style-name="Body_20_Text_20_Compact"><text:s text:c="9"/>| SimpleValue <text:span text:style-name="T6">;</text:span></text:p>
            <text:p text:style-name="Body_20_Text_20_Compact"><text:s text:c="9"/>| <text:span text:style-name="T6">;</text:span></text:p>
            <text:p text:style-name="Body_20_Text_20_Compact"/>
            <text:p text:style-name="Body_20_Text_20_Compact"><text:s text:c="4"/>SimpleValue::= Reference</text:p>
            <text:p text:style-name="Body_20_Text_20_Compact"><text:s text:c="15"/>| Basic</text:p>
            <text:p text:style-name="Body_20_Text_20_Compact"><text:s text:c="15"/>| Operator</text:p>
            <text:p text:style-name="Body_20_Text_20_Compact"><text:s text:c="15"/>| IfThenElse</text:p>
            <text:p text:style-name="Body_20_Text_20_Compact"><text:s text:c="15"/>| Vector</text:p>
            <text:p text:style-name="Body_20_Text_20_Compact"/>
            <text:p text:style-name="Body_20_Text_20_Compact"><text:s text:c="4"/>Operator::=</text:p>
            <text:p text:style-name="Body_20_Text_20_Compact"><text:s text:c="7"/><text:span text:style-name="T6">(</text:span></text:p>
            <text:p text:style-name="Body_20_Text_20_Compact"><text:s text:c="12"/>(UnaryOp SimpleValue ) </text:p>
            <text:p text:style-name="Body_20_Text_20_Compact"><text:s text:c="10"/>| (SimpleValue [ BinaryOp SimpleValue ])</text:p>
            <text:p text:style-name="Body_20_Text_20_Compact"><text:s text:c="10"/>| (SimpleValue [ (NaryOp SimpleValue)* ])</text:p>
            <text:p text:style-name="Body_20_Text_20_Compact"><text:s text:c="7"/><text:span text:style-name="T6">)</text:span></text:p>
            <text:p text:style-name="Body_20_Text_20_Compact"/>
            <text:p text:style-name="Body_20_Text_20_Compact"><text:s text:c="4"/>IfThenElse::= <text:span text:style-name="T6">IF</text:span> SimpleValue <text:span text:style-name="T6">THEN</text:span> SimpleValue <text:span text:style-name="T6">ELSE</text:span> SimpleValue <text:span text:style-name="T6">FI</text:span></text:p>
            <text:p text:style-name="Body_20_Text_20_Compact"/>
            <text:p text:style-name="Body_20_Text_20_Compact"><text:s text:c="4"/>Vector::= <text:span text:style-name="T6">[</text:span> <text:s/>[SimpleValue ( <text:span text:style-name="T6">,</text:span> SimpleValue) *] <text:s/><text:span text:style-name="T6">]</text:span></text:p>
            <text:p text:style-name="Body_20_Text_20_Compact"/>
            <text:p text:style-name="Body_20_Text_20_Compact"><text:s text:c="4"/>Component::= <text:span text:style-name="T6">extends</text:span> [<text:span text:style-name="T6">LAZY] </text:span><text:span text:style-name="T7">Type Body</text:span></text:p>
            <text:p text:style-name="Body_20_Text_20_Compact"/>
            <text:p text:style-name="Body_20_Text_20_Compact"><text:s text:c="4"/>Type::= <text:s text:c="2"/>[ <text:span text:style-name="T6">NULL</text:span> | BaseReference ]</text:p>
            <text:p text:style-name="Body_20_Text_20_Compact"/>
            <text:p text:style-name="Body_20_Text_20_Compact"><text:s text:c="4"/>Body ::= (<text:span text:style-name="T6"> <text:s text:c="2"/>;</text:span> <text:s/>| <text:s/><text:span text:style-name="T6">{</text:span> <text:s/>AttributeList <text:span text:style-name="T6">} <text:s/></text:span>)</text:p>
            <text:p text:style-name="Body_20_Text_20_Compact"/>
            <text:p text:style-name="Body_20_Text_20_Compact"><text:s text:c="4"/>Reference::= [ <text:span text:style-name="T6">LAZY</text:span>] BaseReference</text:p>
            <text:p text:style-name="Body_20_Text_20_Compact"/>
            <text:p text:style-name="Body_20_Text_20_Compact"><text:s text:c="4"/>BaseReference::= ReferencePart ( <text:span text:style-name="T6">: </text:span>ReferencePart)*</text:p>
            <text:p text:style-name="Body_20_Text_20_Compact"/>
            <text:p text:style-name="Body_20_Text_20_Compact"><text:s text:c="4"/>ReferencePart::= <text:span text:style-name="T6">ROOT</text:span></text:p>
            <text:p text:style-name="Body_20_Text_20_Compact"><text:s text:c="30"/>| <text:span text:style-name="T6">PARENT</text:span></text:p>
            <text:p text:style-name="Body_20_Text_20_Compact"><text:s text:c="30"/>| (<text:span text:style-name="T6">ATTRIB</text:span> WORD)</text:p>
            <text:p text:style-name="Body_20_Text_20_Compact"><text:s text:c="30"/>| (<text:span text:style-name="T6">HERE</text:span> WORD)</text:p>
            <text:p text:style-name="Body_20_Text_20_Compact"><text:s text:c="30"/>| <text:span text:style-name="T6">THIS</text:span></text:p>
            <text:p text:style-name="Body_20_Text_20_Compact"><text:span text:style-name="T6"><text:s text:c="30"/>| </text:span><text:span text:style-name="T7">WORD</text:span></text:p>
            <text:p text:style-name="Body_20_Text_20_Compact"><text:s text:c="30"/>| (<text:span text:style-name="T6">PROPERTY</text:span> WORD)</text:p>
            <text:p text:style-name="Body_20_Text_20_Compact"><text:s text:c="30"/>| (<text:span text:style-name="T6">IPROPERTY</text:span> WORD)</text:p>
            <text:p text:style-name="Body_20_Text_20_Compact"><text:tab/> <text:s text:c="16"/>| (<text:span text:style-name="T6">HOST</text:span> (WORD | STRING))</text:p>
            <text:p text:style-name="Body_20_Text_20_Compact"><text:s text:c="30"/>| <text:span text:style-name="T6">PROCESS</text:span></text:p>
            <text:p text:style-name="Body_20_Text_20_Compact"><text:s text:c="30"/>| WORD</text:p>
            <text:p text:style-name="Body_20_Text_20_Compact"/>
            <text:p text:style-name="Body_20_Text_20_Compact"><text:s text:c="5"/>Basic::= String</text:p>
            <text:p text:style-name="Body_20_Text_20_Compact"><text:s text:c="17"/>| Number</text:p>
            <text:p text:style-name="Body_20_Text_20_Compact"><text:s text:c="17"/>| Boolean</text:p>
            <text:p text:style-name="Body_20_Text_20_Compact"><text:s text:c="17"/>| <text:span text:style-name="T6">[|</text:span> Basic (<text:span text:style-name="T6">, </text:span>Basic)* <text:span text:style-name="T6">|]</text:span></text:p>
            <text:p text:style-name="Body_20_Text_20_Compact"><text:s text:c="17"/>| <text:span text:style-name="T6">NULL</text:span></text:p>
            <text:p text:style-name="Body_20_Text_20_Compact"/>
            <text:p text:style-name="Body_20_Text_20_Compact"><text:s text:c="4"/>Number::= DOUBLE </text:p>
            <text:p text:style-name="Body_20_Text_20_Compact"><text:s text:c="10"/>| FLOAT</text:p>
            <text:p text:style-name="Body_20_Text_20_Compact"><text:s text:c="10"/>| INTEGER</text:p>
            <text:p text:style-name="Body_20_Text_20_Compact"><text:s text:c="10"/>| LONG</text:p>
            <text:p text:style-name="Body_20_Text_20_Compact"/>
            <text:p text:style-name="Body_20_Text_20_Compact"><text:s text:c="4"/>String::= STRING</text:p>
            <text:p text:style-name="Body_20_Text_20_Compact"><text:s text:c="17"/>| MULTILINESTRING</text:p>
            <text:p text:style-name="Body_20_Text_20_Compact"/>
            <text:p text:style-name="Body_20_Text_20_Compact"><text:s text:c="4"/>Boolean::= <text:s/><text:span text:style-name="T6">true</text:span> | <text:span text:style-name="T6">false</text:span></text:p>
            <text:p text:style-name="P9"/>
            <text:p text:style-name="P9"><text:s text:c="4"/><text:span text:style-name="T7">UnaryOp::= !</text:span></text:p>
            <text:p text:style-name="P10"/>
            <text:p text:style-name="P10"><text:s text:c="4"/>BinaryOp::= <text:span text:style-name="T6">-</text:span> | <text:span text:style-name="T6">/</text:span> | <text:span text:style-name="T6">==</text:span> | <text:span text:style-name="T6">!=</text:span> | <text:span text:style-name="T6">&gt;=</text:span> | <text:span text:style-name="T6">&gt;</text:span> | <text:span text:style-name="T6">&lt;=</text:span> | <text:span text:style-name="T6">&lt;</text:span></text:p>
            <text:p text:style-name="P10"/>
            <text:p text:style-name="P10"><text:s text:c="4"/>NaryOp::= <text:span text:style-name="T6">+</text:span> | <text:span text:style-name="T6">*</text:span> | <text:span text:style-name="T6">++</text:span> | <text:span text:style-name="T6">&lt;&gt;</text:span> | <text:span text:style-name="T6">&amp;&amp;</text:span> | <text:span text:style-name="T6">||</text:span></text:p>
            <text:list text:style-name="L1">
              <text:list-item text:start-value="1">
                <text:h text:style-name="P6" text:outline-level="2" text:restart-numbering="true" text:start-value="1">Appendix B: The SmartFrog Lexical Rules</text:h>
              </text:list-item>
            </text:list>
          </text:deletion>
        </text:changed-region>
        <text:changed-region text:id="ct95347112">
          <text:deletion>
            <office:change-info>
              <dc:creator>unknown</dc:creator>
              <dc:date>2005-08-04T14:14:00</dc:date>
            </office:change-info>
            <text:h text:style-name="P11" text:outline-level="2"><text:s/>- Basic</text:h>
          </text:deletion>
        </text:changed-region>
        <text:changed-region text:id="ct95347008">
          <text:deletion>
            <office:change-info>
              <dc:creator>unknown</dc:creator>
              <dc:date>2005-08-04T15:16:00</dc:date>
            </office:change-info>
            <text:h text:style-name="P11" text:outline-level="2">Appendix A: The SmartFrog Syntax</text:h>
          </text:deletion>
        </text:changed-region>
        <text:changed-region text:id="ct95346904">
          <text:deletion>
            <office:change-info>
              <dc:creator>unknown</dc:creator>
              <dc:date>2005-08-04T15:29:00</dc:date>
            </office:change-info>
            <text:list text:style-name="L1">
              <text:list-item text:start-value="1">
                <text:p text:style-name="P12">.</text:p>
              </text:list-item>
              <text:list-item>
                <text:h text:style-name="P8" text:outline-level="2"/>
              </text:list-item>
            </text:list>
          </text:deletion>
        </text:changed-region>
        <text:changed-region text:id="ct95346800">
          <text:deletion>
            <office:change-info>
              <dc:creator>unknown</dc:creator>
              <dc:date>2005-10-28T15:10:00</dc:date>
            </office:change-info>
            <text:list text:style-name="L1">
              <text:list-item text:start-value="1">
                <text:h text:style-name="P13" text:outline-level="1" text:restart-numbering="true" text:start-value="1"><text:span text:style-name="code_20_inline"/></text:h>
              </text:list-item>
            </text:list>
            <text:p text:style-name="Text_20_body">This section creates a simple example, covering all aspects including the creation of the SmartFrog description and the necessary Java classes.</text:p>
            <text:p text:style-name="Text_20_body">The example is a variant on the normal “hello world” that is so favoured by books on programming. There will be two components – a printer and a message generator. The message generator will locate the printer, send a series of messages to it, and terminate. The printer, on the other hand, will wait until it is given a message, and then print it. It will terminate when told to do so.</text:p>
            <text:p text:style-name="Text_20_body">The example is supplied with the SmartFrog distribution and is in package <text:span text:style-name="code_20_inline"><text:span text:style-name="T3">org.smartfrog.examples.helloworld</text:span></text:span>.</text:p>
            <text:p text:style-name="Text_20_body">For each of the two components, two aspects must be considered:</text:p>
            <text:list text:style-name="WW8Num13">
              <text:list-item text:start-value="1">
                <text:p text:style-name="WW-List_20_Bullet_20_2">How the description for the component is defined, what attributes must be provided and what the default attribute values are</text:p>
              </text:list-item>
              <text:list-item>
                <text:p text:style-name="WW-List_20_Bullet_20_2">How the implementation is to be written, what is to be done in the various lifecycle phases and what threading is required</text:p>
              </text:list-item>
            </text:list>
            <text:p text:style-name="Text_20_body">Following the definition of the components, consideration must be given as to how they are to be combined into a single application.</text:p>
            <text:h text:style-name="Heading_20_2" text:outline-level="3">The Printer </text:h>
            <text:p text:style-name="Text_20_body">The printer is a very simple component. It offers a single method that must be accessible via RMI, namely <text:span text:style-name="code_20_inline"><text:span text:style-name="T3">printIt</text:span></text:span>, which must take a string and print it on the standard output. It has no specific initialization requirements, no threading and no specific need to clean up on termination. </text:p>
            <text:p text:style-name="Text_20_body">To make it a little more interesting, the printer will prefix the output message with an identifier - either the <text:span text:style-name="code_20_inline"><text:span text:style-name="T3">name</text:span></text:span> attribute if it is provided, or the name the component has in the application tree if it is not.</text:p>
            <text:p text:style-name="Heading_20_4">The Description – file “<text:span text:style-name="code_20_inline">printer.sf</text:span>”</text:p>
            <text:p text:style-name="Text_20_body">The description needs only to link the component type to the implementing class. It does not need to provide a default value for the name of the printer, since the use of no name will cause a default to the name within the component tree.</text:p>
            <text:p text:style-name="Code">Printer extends Prim {</text:p>
            <text:p text:style-name="Code"><text:s text:c="4"/>sfClass "org.smartfrog.examples.helloworld.PrinterImpl";</text:p>
            <text:p text:style-name="Code"><text:s text:c="4"/>name ""; <text:s text:c="2"/>//name – if empty, uses sfCompleteName</text:p>
            <text:p text:style-name="Code_20_last_20_line">}</text:p>
            <text:p text:style-name="Text_20_body">This fully describes the basic printer component. Host bindings will be done as part of the complete application description.</text:p>
            <text:p text:style-name="Heading_20_4">The Interface – file “<text:span text:style-name="code_20_inline">Printer.java</text:span>”</text:p>
            <text:p text:style-name="Text_20_body">Since the printer has an RMI accessible method, that method must be described in an interface that extends <text:span text:style-name="code_20_inline"><text:span text:style-name="T3">Remote</text:span></text:span>, and the method must throw the appropriate <text:span text:style-name="code_20_inline"><text:span text:style-name="T3">RemoteException</text:span></text:span>. The interface is very simple:</text:p>
            <text:p text:style-name="Code">package org.smartfrog.examples.helloworld;</text:p>
            <text:p text:style-name="Code">import java.rmi.*;</text:p>
            <text:p text:style-name="Code"/>
            <text:p text:style-name="Code">public interface Printer extends Remote {</text:p>
            <text:p text:style-name="Code"><text:s text:c="4"/>public void printIt(String message) throws RemoteException;</text:p>
            <text:p text:style-name="Code_20_last_20_line">}</text:p>
            <text:p text:style-name="Text_20_body">This interface will be used by RMIC to generate the appropriate stub for the <text:span text:style-name="code_20_inline">PrinterImpl</text:span> class enabling other components to remotely call this method.</text:p>
            <text:p text:style-name="Heading_20_4">The Implementation – file “<text:span text:style-name="code_20_inline">PrinterImpl.java</text:span>”</text:p>
            <text:p text:style-name="Text_20_body">The <text:span text:style-name="code_20_inline"><text:span text:style-name="T3">PrinterImpl</text:span></text:span> class is a primitive component and so must follow the outline template provided in section <text:bookmark-ref text:reference-format="chapter" text:ref-name="_Ref532266325"/>. In addition, it must implement the <text:span text:style-name="T3">Printer</text:span> interface.</text:p>
            <text:p text:style-name="Text_20_body">Note that since there are no specific start or termination actions to carry out, there is no need to provide the <text:span text:style-name="code_20_inline"><text:span text:style-name="T3">sfStart</text:span></text:span> or <text:span text:style-name="code_20_inline"><text:span text:style-name="T3">sfTerminateWith</text:span></text:span> methods.</text:p>
            <text:p text:style-name="Code">package org.smartfrog.examples.helloworld;</text:p>
            <text:p text:style-name="Code">import org.smartfrog.sfcore.prim.*;</text:p>
            <text:p text:style-name="Code">import java.rmi.*;</text:p>
            <text:p text:style-name="Code">import org.smartfrog.sfcore.Reference.*;</text:p>
            <text:p text:style-name="Code">import org.smartfrog.sfcore.prim.*;</text:p>
            <text:p text:style-name="Code"/>
            <text:p text:style-name="Code">public class PrinterImpl extends PrimImpl implements Prim, Printer {</text:p>
            <text:p text:style-name="Code"/>
            <text:p text:style-name="Code"><text:s text:c="2"/>/* any component specific declarations */</text:p>
            <text:p text:style-name="Code"/>
            <text:p text:style-name="Code"><text:s text:c="2"/>// my name</text:p>
            <text:p text:style-name="Code"><text:s text:c="2"/>String name = "";</text:p>
            <text:p text:style-name="Code"/>
            <text:p text:style-name="Code"><text:s text:c="2"/>// reference to my name attribute</text:p>
            <text:p text:style-name="Code"><text:s text:c="2"/>Reference nameRef = new Reference(ReferencePart.here("name"));</text:p>
            <text:p text:style-name="Code"/>
            <text:p text:style-name="Code"><text:s text:c="2"/>// standard remotable constructor – must be provided</text:p>
            <text:p text:style-name="Code"><text:s text:c="2"/>public PrinterImpl() throws RemoteException {</text:p>
            <text:p text:style-name="Code"><text:s text:c="2"/>}</text:p>
            <text:p text:style-name="Code"/>
            <text:p text:style-name="Code"><text:s text:c="2"/>// initialization template method</text:p>
            <text:p text:style-name="Code"><text:s text:c="2"/>public synchronized void sfDeploy() </text:p>
            <text:p text:style-name="Code"><text:s text:c="8"/>throws RemoteException, SmartFrogException {</text:p>
            <text:p text:style-name="Code"><text:s text:c="4"/>super.sfDeploy();</text:p>
            <text:p text:style-name="Code"><text:s text:c="4"/>/* any component specific initialization code */</text:p>
            <text:p text:style-name="Code"><text:s text:c="4"/>name = sfResolve(nameRef, "", false); </text:p>
            <text:p text:style-name="Code"><text:s text:c="4"/>if (name.equals("") name = sfCompleteName().toString();</text:p>
            <text:p text:style-name="Code"><text:s text:c="2"/>}</text:p>
            <text:p text:style-name="Code"/>
            <text:p text:style-name="Code"><text:s text:c="3"/>/* component specific methods */</text:p>
            <text:p text:style-name="Code"><text:s text:c="3"/>public void printIt(String message) throws RemoteException {</text:p>
            <text:p text:style-name="Code"><text:s text:c="5"/>system.out.println(name + ": " + message);</text:p>
            <text:p text:style-name="Code"><text:s text:c="3"/>}</text:p>
            <text:p text:style-name="Code">}</text:p>
            <text:p text:style-name="Text_20_body"/>
            <text:h text:style-name="Heading_20_2" text:outline-level="3">The Generator </text:h>
            <text:p text:style-name="Text_20_body">The generator is a slightly more complex component. In particular, it must locate the printer, and call it with a sequence set of messages. This must be done in a separate thread started during the <text:span text:style-name="code_20_inline"><text:span text:style-name="T3">sfStart</text:span></text:span> lifecycle method. The thread must be terminated during the termination template method if it has not already done so.</text:p>
            <text:p text:style-name="Text_20_body">In addition to locating the printer, the component must obtain its set of messages and a frequency with which it should print these messages (defaulting to, say, one every 10 seconds).</text:p>
            <text:p text:style-name="Heading_20_4">The Description – file “<text:span text:style-name="code_20_inline">generator.sf</text:span>”</text:p>
            <text:p text:style-name="Text_20_body">The description needs to link to the component type to the implementing class and define the other attributes with their default values. The link to the printer component, which will be LAZY because the RMI reference is required, cannot be provided until the whole application is created.</text:p>
            <text:p text:style-name="Code">Generator extends Prim {</text:p>
            <text:p text:style-name="Code"><text:s text:c="4"/>sfClass "org.smartfrog.examples.helloworld.GeneratorImpl";</text:p>
            <text:p text:style-name="Code"><text:s text:c="4"/>frequency 10; <text:s text:c="2"/>// default value set to 10 seconds</text:p>
            <text:p text:style-name="Code"><text:s text:c="4"/>messasges []; <text:s text:c="2"/>// a vector of messages</text:p>
            <text:p text:style-name="Code"><text:s text:c="4"/>printer; <text:s text:c="7"/>// link to the printer component</text:p>
            <text:p text:style-name="Code_20_last_20_line">}</text:p>
            <text:p text:style-name="Heading_20_4">The Implementation – file “GeneratorImpl.java”</text:p>
            <text:p text:style-name="Text_20_body">Unlike the printer, the generator has no externally accessed methods apart from those related to being a primitive component. Consequently, no additional interface needs to be defined. The generator, though, requires a thread – this may be done in many ways but extending <text:span text:style-name="T3">Runnable</text:span> and creating a thread from itself is the easiest.</text:p>
            <text:p text:style-name="Code">package org.smartfrog.examples.helloworld;</text:p>
            <text:p text:style-name="Code">import org.smartfrog.sfcore.Reference.*;</text:p>
            <text:p text:style-name="Code">import org.smartfrog.sfcore.prim.*;</text:p>
            <text:p text:style-name="Code">import java.util.*;</text:p>
            <text:p text:style-name="Code">import java.rmi.*;</text:p>
            <text:p text:style-name="Code"/>
            <text:p text:style-name="Code"/>
            <text:p text:style-name="Code">public class GeneratorImpl extends PrimImpl implements Prim,Runnable {</text:p>
            <text:p text:style-name="Code"/>
            <text:p text:style-name="Code"><text:s text:c="2"/>/* any component specific declarations */</text:p>
            <text:p text:style-name="Code"><text:s text:c="2"/>Reference messagesRef = new Reference(</text:p>
            <text:p text:style-name="Code"><text:s text:c="26"/>ReferencePart.here("messages"));</text:p>
            <text:p text:style-name="Code"><text:s text:c="2"/>Reference printerRef = new Reference(</text:p>
            <text:p text:style-name="Code"><text:s text:c="26"/>ReferencePart.here("printer"));</text:p>
            <text:p text:style-name="Code"><text:s text:c="2"/>Reference frequencyRef = new Reference(</text:p>
            <text:p text:style-name="Code"><text:s text:c="26"/>ReferencePart.here("frequency"));</text:p>
            <text:p text:style-name="Code"/>
            <text:p text:style-name="Code"><text:s text:c="2"/>Printer printer;</text:p>
            <text:p text:style-name="Code"><text:s text:c="2"/>Vector messages;</text:p>
            <text:p text:style-name="Code"><text:s text:c="2"/>int frequency;</text:p>
            <text:p text:style-name="Code"/>
            <text:p text:style-name="Code"><text:s text:c="2"/>Thread sender;</text:p>
            <text:p text:style-name="Code"><text:s text:c="2"/>boolean terminated = false; // notify the thread to terminate</text:p>
            <text:p text:style-name="Code"/>
            <text:p text:style-name="Code"><text:s text:c="2"/>public GeneratorImpl() throws RemoteException {</text:p>
            <text:p text:style-name="Code"><text:s text:c="2"/>}</text:p>
            <text:p text:style-name="Code"/>
            <text:p text:style-name="Code"><text:s text:c="2"/>public synchronized void sfDeploy() </text:p>
            <text:p text:style-name="Code"><text:s text:c="7"/>throws RemoteException, SmartFrogException {</text:p>
            <text:p text:style-name="Code"><text:s text:c="4"/>super.sfDeploy();</text:p>
            <text:p text:style-name="Code"><text:tab/></text:p>
            <text:p text:style-name="Code"><text:s text:c="4"/>printer = (Printer) sfResolve(printerRef, true);</text:p>
            <text:p text:style-name="Code"><text:s text:c="4"/>messages = sfResolve(messagesRef), [], true);</text:p>
            <text:p text:style-name="Code"><text:s text:c="4"/>frequency = sfResolve(frequencyRef,0,true)* 1000;</text:p>
            <text:p text:style-name="Code"><text:s text:c="2"/>}</text:p>
            <text:p text:style-name="Code"/>
            <text:p text:style-name="Code"><text:s text:c="2"/>public synchronized void sfStart() </text:p>
            <text:p text:style-name="Code"><text:s text:c="8"/>throws RemoteException, SmartFrogException {</text:p>
            <text:p text:style-name="Code"><text:s text:c="4"/>super.sfStart();</text:p>
            <text:p text:style-name="Code"><text:tab/><text:tab/></text:p>
            <text:p text:style-name="Code"><text:s text:c="4"/>// create and start the thread</text:p>
            <text:p text:style-name="Code"><text:s text:c="4"/>sender = new Thread(this);</text:p>
            <text:p text:style-name="Code"><text:s text:c="4"/>sender.start();</text:p>
            <text:p text:style-name="Code"><text:s text:c="2"/>}</text:p>
            <text:p text:style-name="Code"/>
            <text:p text:style-name="Code"><text:s text:c="2"/>public synchronized void sfTerminateWith(TerminationRecord tr) {</text:p>
            <text:p text:style-name="Code"><text:s text:c="4"/>// terminate the thread nicely if needed, can wait for it to</text:p>
            <text:p text:style-name="Code"><text:s text:c="4"/>// awake to actually do so</text:p>
            <text:p text:style-name="Code"/>
            <text:p text:style-name="Code"><text:s text:c="4"/>terminated = true;</text:p>
            <text:p text:style-name="Code"><text:s text:c="4"/>super.sfTerminateWith(tr);</text:p>
            <text:p text:style-name="Code"><text:s text:c="2"/>}</text:p>
            <text:p text:style-name="Code"/>
            <text:p text:style-name="Code"><text:s text:c="2"/>public void run() {</text:p>
            <text:p text:style-name="Code"><text:s text:c="4"/>// the body of the thread</text:p>
            <text:p text:style-name="Code"><text:s text:c="4"/>try {</text:p>
            <text:p text:style-name="Code"><text:s text:c="6"/>for (Enumeration en = messages.elements();</text:p>
            <text:p text:style-name="Code"><text:s text:c="11"/>en.hasMoreElements() &amp; !terminated; ) {</text:p>
            <text:p text:style-name="Code"><text:s text:c="8"/>printer.printIt(en.nextElement().toString()); <text:s text:c="6"/></text:p>
            <text:p text:style-name="Code"><text:s text:c="8"/>if (frequency &gt; 0) {</text:p>
            <text:p text:style-name="Code"><text:s text:c="11"/>Thread.sleep (frequency)</text:p>
            <text:p text:style-name="Code"><text:s text:c="8"/>}</text:p>
            <text:p text:style-name="Code"><text:s text:c="6"/>}</text:p>
            <text:p text:style-name="Code"><text:s text:c="4"/>} finally {</text:p>
            <text:p text:style-name="Code"><text:s text:c="6"/>// it doesn't matter calling this many times</text:p>
            <text:p text:style-name="Code"><text:s text:c="6"/>sfTerminate(TerminationRecord.normal(null));</text:p>
            <text:p text:style-name="Code"><text:s text:c="4"/>}</text:p>
            <text:p text:style-name="Code"><text:s text:c="2"/>}</text:p>
            <text:p text:style-name="Code">}</text:p>
            <text:h text:style-name="Heading_20_2" text:outline-level="3">Compiling the Components</text:h>
            <text:p text:style-name="Text_20_body">The two classes and the interface all need to be compiled using the <text:span text:style-name="code_20_inline"><text:span text:style-name="T3">javac</text:span></text:span> compiler. This has been done in the distribution and the classes are in the <text:span text:style-name="code_20_inline"><text:span text:style-name="T3">sfExamples.jar</text:span></text:span> file.</text:p>
            <text:p text:style-name="Text_20_body">Further, the two classes must be prepared for RMI by creating and compiling the stubs and skeletons. This is done using the <text:span text:style-name="T3">rmic</text:span> compiler that is invoked on the class:</text:p>
            <text:p text:style-name="Code">rmic org.smartfrog.examples.helloworld.PrinterImpl</text:p>
            <text:p text:style-name="Code_20_last_20_line">rmic org.smartfrog.examples.helloworld.GeneratorImpl</text:p>
            <text:p text:style-name="Text_20_body">Both the classes must be rmic’ed because although the generator has no interface as part of its own specialized behaviour, it does implement the <text:span text:style-name="T3">Prim</text:span> interface which may be access remotely – for example in the case of remote deployment.</text:p>
            <text:p text:style-name="Text_20_body">If either of the classes will never be remotely accessed – for example if the entire application will always be run in a single JVM – the <text:span text:style-name="code_20_inline">rmic</text:span> steps may be skipped. In this case, the attribute <text:span text:style-name="code_20_inline"><text:span text:style-name="T3">sfExport</text:span></text:span> must be set to <text:span text:style-name="code_20_inline"><text:span text:style-name="T3">false</text:span></text:span><text:span text:style-name="T3"> </text:span>in the appropriate component descriptions. If this is not done, the SmartFrog system will attempt to load the stubs and skeletons for the classes and make the objects accessible remotely. </text:p>
            <text:p text:style-name="Text_20_body">Again, the stubs and skeletons have been pre-compiled and are in the jar file.</text:p>
            <text:h text:style-name="Heading_20_2" text:outline-level="3">The Combined Application</text:h>
            <text:p text:style-name="Text_20_body">Now that the various parts are defined and compiled it is possible to define a few applications, consisting of one or more generators and printers, deployed on one or more hosts, as required.</text:p>
            <text:p text:style-name="Text_20_body">Starting with the simplest, one of each on the same host:</text:p>
            <text:p text:style-name="Code">#include <text:span text:style-name="T8">"</text:span>org/smartfrog/components.sf<text:span text:style-name="T8">"</text:span></text:p>
            <text:p text:style-name="Code">#include <text:span text:style-name="T8">"</text:span>org/smartfrog/examples/helloworld/printer.sf<text:span text:style-name="T8">"</text:span></text:p>
            <text:p text:style-name="Code">#include <text:span text:style-name="T8">"</text:span>org/smartfrog/examples/helloworld/generator.sf<text:span text:style-name="T8">"</text:span></text:p>
            <text:p text:style-name="Code"/>
            <text:p text:style-name="Code">// the application must be called sfConfig</text:p>
            <text:p text:style-name="Code">// a compound is a collection of components</text:p>
            <text:p text:style-name="Code">sfConfig extends Compound {</text:p>
            <text:p text:style-name="Code"><text:s text:c="2"/>g extends Generator {</text:p>
            <text:p text:style-name="Code"><text:s text:c="4"/>messages [<text:span text:style-name="T8">"</text:span>hello<text:span text:style-name="T8">"</text:span>, <text:span text:style-name="T8">"</text:span>world<text:span text:style-name="T8">"</text:span>];</text:p>
            <text:p text:style-name="Code"><text:s text:c="4"/>printer LAZY ATTRIB p; <text:s text:c="3"/>// link to the instance of the printer</text:p>
            <text:p text:style-name="Code"><text:s text:c="2"/>}</text:p>
            <text:p text:style-name="Code"><text:s text:c="2"/>p extends Printer {</text:p>
            <text:p text:style-name="Code"><text:s text:c="4"/>name <text:span text:style-name="T8">"</text:span>myPrinter<text:span text:style-name="T8">"</text:span>;</text:p>
            <text:p text:style-name="Code"><text:s text:c="2"/>}</text:p>
            <text:p text:style-name="Code">}</text:p>
            <text:p text:style-name="Text_20_body">Note that the printer is given a name rather than using the name derived from the tree (which would be “<text:span text:style-name="code_20_inline">p</text:span>” as the name is from, but not including, “<text:span text:style-name="code_20_inline">sfConfig</text:span>”). The generator uses the default frequency of 10.</text:p>
            <text:p text:style-name="Text_20_body">The next example shows that it’s possible to have more than one generator using the same printer:</text:p>
            <text:p text:style-name="Code">#include "org/smartfrog/components.sf"</text:p>
            <text:p text:style-name="Code">#include "org/smartfrog/examples/helloworld/printer.sf"</text:p>
            <text:p text:style-name="Code">#include "org/smartfrog/examples/helloworld/generator.sf"</text:p>
            <text:p text:style-name="Code"/>
            <text:p text:style-name="Code">// the application must be called sfConfig</text:p>
            <text:p text:style-name="Code">// a compound is a collection of components</text:p>
            <text:p text:style-name="Code">sfConfig extends Compound {</text:p>
            <text:p text:style-name="Code"><text:s text:c="2"/>g1 extends Generator {</text:p>
            <text:p text:style-name="Code"><text:s text:c="4"/>messages ["hello", "world"];</text:p>
            <text:p text:style-name="Code"><text:s text:c="4"/>// link to the instance of the printer</text:p>
            <text:p text:style-name="Code"><text:s text:c="4"/>printer LAZY ATTRIB p;</text:p>
            <text:p text:style-name="Code"><text:s text:c="2"/>}</text:p>
            <text:p text:style-name="Code"><text:s text:c="2"/>g2 extends Generator {</text:p>
            <text:p text:style-name="Code"><text:s text:c="4"/>messages ["hello", "world", "again"];</text:p>
            <text:p text:style-name="Code"><text:s text:c="4"/>frequency 5;</text:p>
            <text:p text:style-name="Code"><text:s text:c="4"/>// link to the instance of the printer</text:p>
            <text:p text:style-name="Code"><text:s text:c="4"/>printer LAZY ATTRIB p;</text:p>
            <text:p text:style-name="Code"><text:s text:c="2"/>}</text:p>
            <text:p text:style-name="Code"><text:s text:c="2"/>p extends Printer {</text:p>
            <text:p text:style-name="Code"><text:s text:c="4"/>name "myPrinter";</text:p>
            <text:p text:style-name="Code"><text:s text:c="2"/>}</text:p>
            <text:p text:style-name="Code">}</text:p>
            <text:p text:style-name="Text_20_body">(In this case, there is a problem with termination that will be explained later.)</text:p>
            <text:p text:style-name="Text_20_body">A more complex example is one where we define a new component that consists of a printer and generator pair. This pair will print to each other, and the application consists of two of these pairs. </text:p>
            <text:p text:style-name="P14">#include "org/smartfrog/components.sf"</text:p>
            <text:p text:style-name="Code">#include "org/smartfrog/examples/helloworld/printer.sf"</text:p>
            <text:p text:style-name="Code">#include "org/smartfrog/examples/helloworld/generator.sf"</text:p>
            <text:p text:style-name="Code"/>
            <text:p text:style-name="Code"><text:s text:c="2"/>// a compound is a collection of components</text:p>
            <text:p text:style-name="Code">Pair extends Compound {</text:p>
            <text:p text:style-name="Code"><text:s/></text:p>
            <text:p text:style-name="Code"><text:s text:c="2"/>g extends Generator {</text:p>
            <text:p text:style-name="Code"><text:s text:c="4"/>messages ["hello", "world"];</text:p>
            <text:p text:style-name="Code"><text:s text:c="4"/>// link to the instance of the printer</text:p>
            <text:p text:style-name="Code"><text:s text:c="4"/>printer LAZY ATTRIB p;</text:p>
            <text:p text:style-name="Code"><text:s text:c="2"/>}</text:p>
            <text:p text:style-name="Code"><text:s text:c="2"/>p extends Printer;</text:p>
            <text:p text:style-name="Code">}</text:p>
            <text:p text:style-name="Code">sfConfig extends Compound {</text:p>
            <text:p text:style-name="Code"><text:s text:c="2"/>pair1 extends Pair;</text:p>
            <text:p text:style-name="Code"><text:s text:c="2"/>pair2 extends Pair;</text:p>
            <text:p text:style-name="Code_20_last_20_line">}</text:p>
            <text:p text:style-name="Text_20_body">In this case the printer component has not been given a name, so will use the one derived from the tree – <text:span text:style-name="code_20_inline"><text:span text:style-name="T3">pair1:p</text:span></text:span> and <text:span text:style-name="code_20_inline"><text:span text:style-name="T3">pair2:p</text:span></text:span> respectively. Each generator will find the associated printer, even though they are using the same link, because these links are resolved in different contexts.</text:p>
            <text:p text:style-name="Text_20_body">There is, however, a problem with this example and the previous one. Since the lifecycle of the whole application is connected, the first of the two generators to finish will cause the whole application to terminate even though the other may not have finished yet. This may be solved by the use of the workflow components, but this is not covered in this reference manual. </text:p>
            <text:p text:style-name="Text_20_body">Enriching the example a little further, the pair should optionally be parameterizable with the set of messages and the frequency, but without requiring the user to know the structure of the components contained within it.</text:p>
            <text:p text:style-name="Code">#include "org/smartfrog/components.sf"</text:p>
            <text:p text:style-name="Code">#include "org/smartfrog/examples/helloworld/printer.sf"</text:p>
            <text:p text:style-name="Code">#include "org/smartfrog/examples/helloworld/generator.sf"</text:p>
            <text:p text:style-name="Code"/>
            <text:p text:style-name="Code">Pair extends Compound { </text:p>
            <text:p text:style-name="Code"><text:s text:c="2"/>// default value for param</text:p>
            <text:p text:style-name="Code"><text:s text:c="2"/>messages ["this is a", "boring”, "set of strings"];</text:p>
            <text:p text:style-name="Code"/>
            <text:p text:style-name="Code"><text:s text:c="2"/>// ditto <text:s text:c="11"/></text:p>
            <text:p text:style-name="Code"><text:s text:c="2"/>frequency 10; <text:s text:c="65"/></text:p>
            <text:p text:style-name="Code"/>
            <text:p text:style-name="Code"><text:s text:c="2"/>g extends Generator {</text:p>
            <text:p text:style-name="Code"><text:s text:c="4"/>// link to container’s value</text:p>
            <text:p text:style-name="Code"><text:s text:c="4"/>messages PARENT:messages;</text:p>
            <text:p text:style-name="Code"><text:s text:c="4"/>// link to container’s value</text:p>
            <text:p text:style-name="Code"><text:s text:c="4"/>frequency PARENT:frequency; </text:p>
            <text:p text:style-name="Code"><text:s text:c="4"/>// link to the instance of the printer</text:p>
            <text:p text:style-name="Code"><text:s text:c="4"/>printer LAZY p;</text:p>
            <text:p text:style-name="Code"><text:s text:c="2"/>}</text:p>
            <text:p text:style-name="Code"/>
            <text:p text:style-name="Code"><text:s text:c="2"/>p extends Printer;</text:p>
            <text:p text:style-name="Code">}</text:p>
            <text:p text:style-name="Code"/>
            <text:p text:style-name="Code"/>
            <text:p text:style-name="Code">sfConfig extends Compound {</text:p>
            <text:p text:style-name="Code"><text:s text:c="2"/>pair1 extends Pair {</text:p>
            <text:p text:style-name="Code"><text:s text:c="4"/>messages ["hello", "world”, "again"];</text:p>
            <text:p text:style-name="Code"><text:s text:c="2"/>}</text:p>
            <text:p text:style-name="Code"><text:s text:c="2"/>pair2 extends Pair {</text:p>
            <text:p text:style-name="Code"><text:s text:c="4"/>frequency 5;</text:p>
            <text:p text:style-name="Code"><text:s text:c="2"/>}</text:p>
            <text:p text:style-name="Code_20_last_20_line">}</text:p>
            <text:p text:style-name="Text_20_body">This example shows the use of the parameterization pattern described in section <text:bookmark-ref text:reference-format="chapter" text:ref-name="_Ref532649753"/>.</text:p>
            <text:p text:style-name="Text_20_body">The final example is one where the hosts on which various components are to be deployed may be modified. Taking the last example, we will enrich the notion of <text:span text:style-name="T3">pair</text:span> with two hosts – the printer host and the generator host, both defaulting to the local host.</text:p>
            <text:p text:style-name="Text_20_body">In the combination, we will put the printer of one pair and the generator of the other pair on one host, and the reverse on a second host.</text:p>
            <text:p text:style-name="Code">#include "org/smartfrog/components.sf"</text:p>
            <text:p text:style-name="Code">#include "org/smartfrog/examples/helloworld/printer.sf"</text:p>
            <text:p text:style-name="Code">#include "org/smartfrog/examples/helloworld/generator.sf"</text:p>
            <text:p text:style-name="Code"/>
            <text:p text:style-name="Code">Pair extends Compound { // a compound is a collection of components</text:p>
            <text:p text:style-name="Code"><text:s text:c="2"/>printerHost "localhost";</text:p>
            <text:p text:style-name="Code"><text:s text:c="2"/>generatorHost "localhost";</text:p>
            <text:p text:style-name="Code"/>
            <text:p text:style-name="Code"><text:s text:c="2"/></text:p>
            <text:p text:style-name="Code"><text:s text:c="2"/>// default value for parameter messages</text:p>
            <text:p text:style-name="Code"><text:s text:c="2"/>messages ["this is a", "boring”, "set of strings"];</text:p>
            <text:p text:style-name="Code"/>
            <text:p text:style-name="Code"><text:s text:c="2"/>// ditto <text:s text:c="11"/></text:p>
            <text:p text:style-name="Code"><text:s text:c="2"/>frequency 10; <text:s text:c="65"/></text:p>
            <text:p text:style-name="Code"/>
            <text:p text:style-name="Code"><text:s text:c="2"/>g extends Generator {</text:p>
            <text:p text:style-name="Code"><text:s text:c="4"/>sfProcessHost generatorHost;</text:p>
            <text:p text:style-name="Code"><text:s text:c="4"/>messages PARENT:messages; <text:s text:c="3"/>// link to container’s value</text:p>
            <text:p text:style-name="Code"><text:s text:c="4"/>frequency PARENT:frequency; <text:s/>// ditto</text:p>
            <text:p text:style-name="Code"><text:s text:c="4"/>printer LAZY p; <text:s text:c="3"/>// link to the instance of the printer</text:p>
            <text:p text:style-name="Code"><text:s text:c="2"/>}</text:p>
            <text:p text:style-name="Code"/>
            <text:p text:style-name="Code"><text:s text:c="2"/>p extends Printer {</text:p>
            <text:p text:style-name="Code">sfProcessHost printerHost;</text:p>
            <text:p text:style-name="Code"><text:s text:c="2"/>}</text:p>
            <text:p text:style-name="Code">}</text:p>
            <text:p text:style-name="Code"/>
            <text:p text:style-name="Code"/>
            <text:p text:style-name="Code">sfConfig extends Compound {</text:p>
            <text:p text:style-name="Code"><text:s text:c="2"/>hostA "foo.smartfrog.org";</text:p>
            <text:p text:style-name="Code"><text:s text:c="2"/>hostB "bar.smartfrog.org";</text:p>
            <text:p text:style-name="Code"/>
            <text:p text:style-name="Code"><text:s text:c="2"/>pair1 extends Pair {</text:p>
            <text:p text:style-name="Code"><text:s text:c="4"/>printerHost hostA;</text:p>
            <text:p text:style-name="Code"><text:s text:c="4"/>generatorHost hostB;</text:p>
            <text:p text:style-name="Code"><text:s text:c="4"/>messages ["hello", "world”, "again"];</text:p>
            <text:p text:style-name="Code"><text:s text:c="2"/>}</text:p>
            <text:p text:style-name="Code"><text:s text:c="2"/>pair2 extends Pair {</text:p>
            <text:p text:style-name="Code"><text:s text:c="4"/>printerHost hostB;</text:p>
            <text:p text:style-name="Code"><text:s text:c="4"/>generatorHost hostA;</text:p>
            <text:p text:style-name="Code"><text:s text:c="4"/>frequency 5;</text:p>
            <text:p text:style-name="Code"><text:s text:c="2"/>}</text:p>
            <text:p text:style-name="Code_20_last_20_line">}</text:p>
            <text:list text:style-name="L1">
              <text:list-item text:start-value="1">
                <text:p text:style-name="P15">By modifying the <text:span text:style-name="code_20_inline">hostA</text:span> and <text:span text:style-name="code_20_inline">hostB</text:span> attributes, different deployments may be obtained</text:p>
              </text:list-item>
            </text:list>
          </text:deletion>
        </text:changed-region>
        <text:changed-region text:id="ct95148704">
          <text:deletion>
            <office:change-info>
              <dc:creator>unknown</dc:creator>
              <dc:date>2005-08-04T14:14:00</dc:date>
            </office:change-info>
            <text:h text:style-name="P16" text:outline-level="1"><text:s/>- Basic</text:h>
          </text:deletion>
        </text:changed-region>
        <text:changed-region text:id="ct95346696">
          <text:deletion>
            <office:change-info>
              <dc:creator>unknown</dc:creator>
              <dc:date>2005-10-28T15:10:00</dc:date>
            </office:change-info>
            <text:list text:style-name="L1">
              <text:list-item text:start-value="1">
                <text:p text:style-name="P15"><text:span text:style-name="code_20_inline"/></text:p>
              </text:list-item>
              <text:list-item>
                <text:h text:style-name="P13" text:outline-level="1">Example</text:h>
              </text:list-item>
            </text:list>
          </text:deletion>
        </text:changed-region>
        <text:changed-region text:id="ct95346592">
          <text:deletion>
            <office:change-info>
              <dc:creator>unknown</dc:creator>
              <dc:date>2005-08-03T13:40:00</dc:date>
            </office:change-info>
            <text:list text:style-name="L1">
              <text:list-item text:start-value="1">
                <text:p text:style-name="P15"><text:span text:style-name="code_20_inline"/></text:p>
              </text:list-item>
            </text:list>
            <text:h text:style-name="P17" text:outline-level="2">Functions, Schemas and Phases - Expert</text:h>
            <text:p text:style-name="Text_20_body">Phases are a way of users controlling the process of the transforming the SmartFrog parse tree into the final form ready for deployment (or other purpose). Each phase is a pass over the component description hierarchy carrying out an action controlled, in the case of user-defined phases, by attributes defined within the descriptions.</text:p>
            <text:p text:style-name="Text_20_body">Under normal circumstances users will not need to know about phases or how to modify on adapt them, the default collection of phases is already correct for most purposes.</text:p>
            <text:p text:style-name="Text_20_body">The predefined phases for the default language are as follows:</text:p>
            <text:list text:style-name="WW8Num13">
              <text:list-item text:start-value="1">
                <text:p text:style-name="WW-List_20_Bullet_20_2"><text:span text:style-name="code_20_inline">type</text:span> – carry out type resolution on the component description hierarchy; this is predefined and does not rely on attributes in the tree to trigger it.</text:p>
              </text:list-item>
              <text:list-item>
                <text:p text:style-name="WW-List_20_Bullet_20_2"><text:span text:style-name="code_20_inline">place</text:span> – carry out place resolution on the component description hierarchy; this is predefined and does not rely on attributes in the tree to trigger it.</text:p>
              </text:list-item>
              <text:list-item>
                <text:p text:style-name="WW-List_20_Bullet_20_2"><text:span text:style-name="code_20_inline">link</text:span> – carry out link resolution on the component description hierarchy; this is predefined and does not rely on attributes in the tree to trigger it.</text:p>
              </text:list-item>
              <text:list-item>
                <text:p text:style-name="WW-List_20_Bullet_20_2"><text:span text:style-name="code_20_inline">sfConfig</text:span> – not really a phase, rather it controls where the phases are applied. Its effect is that for the remaining phases in the current phase list, they are only applied to the <text:span text:style-name="code_20_inline">sfConfig</text:span> attribute.</text:p>
              </text:list-item>
              <text:list-item>
                <text:p text:style-name="WW-List_20_Bullet_20_2"><text:span text:style-name="code_20_inline">print</text:span> – again, not really a phase, but it triggers the printing of the tree to the standard output. This provides a debugging mechanism as it can be placed between any other phases to view the intermediate state of the tree.</text:p>
              </text:list-item>
              <text:list-item>
                <text:p text:style-name="WW-List_20_Bullet_20_2"><text:span text:style-name="code_20_inline">function</text:span> – in reality a user-defined phase, but one which is provided by default. It causes all the functions to be evaluated. It is triggered in the same way as the other user-defined phases, by the occurrence of attributes with the name <text:span text:style-name="code_20_inline"><text:span text:style-name="T3">phase.function</text:span></text:span>.</text:p>
              </text:list-item>
              <text:list-item>
                <text:p text:style-name="WW-List_20_Bullet_20_2"><text:span text:style-name="code_20_inline">predicate</text:span> – also a user-defined phase which is provided by default. It causes all predicates to be checked and errors reported. The schema mechanism is an instance of the use of the predicate phase, though others may be added by users. The phase is triggered in the same way as other user-defined phases, by the occurrence of the attributes with the name <text:span text:style-name="code_20_inline"><text:span text:style-name="T2">phase.predicate</text:span></text:span>.</text:p>
              </text:list-item>
            </text:list>
            <text:p text:style-name="Text_20_body">Phases are triggered in a specific order, as determined by the top-level attribute <text:span text:style-name="code_20_inline"><text:span text:style-name="T3">phaseList</text:span></text:span>. If the attribute is not present, it is as though the attribute were defined as follows:</text:p>
            <text:p text:style-name="Code_20_last_20_line">phaseList [“type”, “place”, “sfConfig”, “link”, “function”, “predicate”];</text:p>
            <text:p text:style-name="Text_20_body">This default definition provides the semantics described in the section <text:bookmark-ref text:reference-format="chapter" text:ref-name="_Ref532114644"/>.</text:p>
            <text:p text:style-name="Text_20_body">User phases are defined as follows:</text:p>
            <text:list text:style-name="WW8Num13">
              <text:list-item text:start-value="1">
                <text:p text:style-name="WW-List_20_Bullet_20_2">A class must be created which implements the interface <text:span text:style-name="code_20_inline"><text:span text:style-name="T3">PhaseAction</text:span></text:span> in package <text:span text:style-name="code_20_inline"><text:span text:style-name="T3">org.smartfrog.sfcore.parser</text:span></text:span>. The interface is fully defined in the Javadoc, but in summary, it provides two methods:</text:p>
              </text:list-item>
            </text:list>
            <text:list text:style-name="WW8Num69">
              <text:list-item text:start-value="1">
                <text:p text:style-name="P18"><text:span text:style-name="code_20_inline">forComponent</text:span> – which initializes the instance of the action with the component description on which it is to operate</text:p>
              </text:list-item>
              <text:list-item>
                <text:p text:style-name="P18"><text:span text:style-name="code_20_inline">doit</text:span> – which triggers the action of the phase, </text:p>
              </text:list-item>
            </text:list>
            <text:list text:style-name="WW8Num13">
              <text:list-item text:start-value="1">
                <text:p text:style-name="WW-List_20_Bullet_20_2">In whichever component description the action must take place, an attribute whose name starts with the string <text:span text:style-name="code_20_inline"><text:span text:style-name="T3">phase.nnn</text:span></text:span> must be provided, set to the string containing the class name, where <text:span text:style-name="code_20_inline"><text:span text:style-name="T3">nnn</text:span></text:span> is the desired name of the phase.</text:p>
              </text:list-item>
              <text:list-item>
                <text:p text:style-name="WW-List_20_Bullet_20_2">The <text:span text:style-name="code_20_inline"><text:span text:style-name="T3">phaseList</text:span></text:span> attribute must be set at the top level of the description, containing the phase name <text:span text:style-name="code_20_inline"><text:span text:style-name="T3">nnn</text:span></text:span> at the appropriate point relative to the other phases. It is recommended that this is placed after all the standard resolution phases, though occasionally it may be necessary to place the phase earlier.</text:p>
              </text:list-item>
            </text:list>
            <text:p text:style-name="Text_20_body">There are a few points to notice. Firstly, the descriptions are traversed depth-first so the inner descriptions are visited before the outer. This makes sense for functions, for example, that are evaluated from the inside. The second point is that the action is independent of the phase, in that the attribute name determines the phase; the action is determined by the attribute value. Thus, it is possible for the same action to be used in two different phases, and for different actions to be invoked in the same phase – as is the case with all functions. It is also possible to have more than one action for each phase in a component description since the attribute name merely needs to start with the <text:span text:style-name="code_20_inline"><text:span text:style-name="T3">phase.nnn</text:span></text:span> string so several may be provided.</text:p>
            <text:p text:style-name="Text_20_body">Note that both the <text:span text:style-name="code_20_inline">phaseList</text:span> attribute and the <text:span text:style-name="code_20_inline">phase.nnn</text:span> attributes are removed from the description after the action is invoked.</text:p>
            <text:p text:style-name="Text_20_body">Consider the following example. A class is provided that adds the <text:span text:style-name="code_20_inline"><text:span text:style-name="T3">sfProcessHost</text:span></text:span> attribute (used to determine on which host a component should be deployed) to a component description, based on the value of an attribute <text:span text:style-name="code_20_inline"><text:span text:style-name="T3">sfLogicalHost</text:span></text:span>. It maps the logical host to the physical host in some way not defined here – say by using the method <text:span text:style-name="code_20_inline"><text:span text:style-name="T3">mapHost</text:span></text:span>. </text:p>
            <text:p text:style-name="Text_20_body">The class might be defined as follows:</text:p>
            <text:p text:style-name="Code">package org.smartfrog,example;</text:p>
            <text:p text:style-name="Code"/>
            <text:p text:style-name="Code">class MapHost implements PhaseAction {</text:p>
            <text:p text:style-name="Code"><text:tab/>ComponentDescription cmp = null;</text:p>
            <text:p text:style-name="Code"/>
            <text:p text:style-name="Code"><text:tab/>public void forComponent (ComponentDescription c) {</text:p>
            <text:p text:style-name="Code"><text:tab/><text:tab/>cmp = c;</text:p>
            <text:p text:style-name="Code">}</text:p>
            <text:p text:style-name="Code"/>
            <text:p text:style-name="Code">public void doit() {</text:p>
            <text:p text:style-name="Code"><text:tab/>String logicalHost = c.sfResolve(</text:p>
            <text:p text:style-name="Code"><text:tab/><text:tab/>Reference.fromString("sfLogicalHost"));</text:p>
            <text:p text:style-name="Code"><text:tab/>c.addAttribute("sfProcessHost", <text:s/>mapHost(logicalHost));</text:p>
            <text:p text:style-name="Code">}</text:p>
            <text:p text:style-name="Code"/>
            <text:p text:style-name="Code">private String mapHost(String logical) { … }</text:p>
            <text:p text:style-name="Code">}</text:p>
            <text:p text:style-name="P19">This class may then be used in a description, to be acted on in the phase <text:span text:style-name="code_20_inline"><text:span text:style-name="T3">mapHosts</text:span></text:span>, as follows</text:p>
            <text:p text:style-name="Code">phaseList ["type", "place", "sfConfig", "link", </text:p>
            <text:p text:style-name="Code"><text:s text:c="4"/>"function", "predicate", "mapHosts"];</text:p>
            <text:p text:style-name="Code"/>
            <text:p text:style-name="Code">MappedCompound extends Compound { </text:p>
            <text:p text:style-name="Code"><text:s text:c="2"/>phase.mapHosts "org.smartfrog.example.MapHost"; </text:p>
            <text:p text:style-name="Code">}</text:p>
            <text:p text:style-name="Code"/>
            <text:p text:style-name="Code">sfConfig extends MappedCompound {</text:p>
            <text:p text:style-name="Code"><text:tab/>sfLogicalHost "databaseHost";</text:p>
            <text:p text:style-name="Code"><text:tab/>component1 extends Prim { …}</text:p>
            <text:p text:style-name="Code"><text:tab/>component2 extends Prim { … }</text:p>
            <text:p text:style-name="Code">}</text:p>
            <text:p text:style-name="Text_20_body">The phase list adds the mapping phase to the end, providing for the host mapping. The <text:span text:style-name="code_20_inline">MappedCompound</text:span>, when used, carries its phase attribute with it. Consequently, it is now contained within <text:span text:style-name="code_20_inline">sfConfig</text:span>. Thus during that last phase, <text:span text:style-name="code_20_inline">sfConfig</text:span> will be mapped to the correct physical host.</text:p>
            <text:h text:style-name="Heading_20_2" text:outline-level="3"><text:s/>Functions</text:h>
            <text:p text:style-name="Text_20_body">Functions are evaluated during a predefined phase, named <text:span text:style-name="code_20_inline"><text:span text:style-name="T3">function</text:span></text:span>, with the effect that an attribute obtains the value of the evaluated function. To make functions easier to write, a predefined abstract <text:span text:style-name="code_20_inline"><text:span text:style-name="T3">PhaseAction</text:span></text:span>, called <text:span text:style-name="code_20_inline"><text:span text:style-name="T2">BaseFunction</text:span></text:span> from package</text:p>
            <text:p text:style-name="Code_20_last_20_line"><text:s/>org.smartfrog.sfcore.languages.sf.functions</text:p>
            <text:p text:style-name="Text_20_body"><text:s/>is provided that makes writing new functions easier.</text:p>
            <text:p text:style-name="Text_20_body">New functions should extend the class <text:span text:style-name="code_20_inline"><text:span text:style-name="T3">BaseFunction</text:span></text:span> and provide the method <text:span text:style-name="code_20_inline"><text:span text:style-name="T3">doFunction()</text:span></text:span>, returning the result of the function as an <text:span text:style-name="code_20_inline"><text:span text:style-name="T3">Object</text:span></text:span>. Any attribute may be accessed during the evaluation process.</text:p>
            <text:p text:style-name="Text_20_body"><text:span text:style-name="code_20_inline"><text:span text:style-name="T3">BaseFunction</text:span></text:span> is documented in the Javadoc and predefined functions are documented in section <text:bookmark-ref text:reference-format="chapter" text:ref-name="_Ref532093413"/>.</text:p>
            <text:h text:style-name="Heading_20_2" text:outline-level="3">Predicates</text:h>
            <text:p text:style-name="Text_20_body">Predicates are evaluated during a predefined phase, named <text:span text:style-name="code_20_inline"><text:span text:style-name="T2">predicate</text:span></text:span>, with the effect that the associated predicate class is evaluated and any errors notified to the user by generating an appropriate exception. Most predicates will be instances of <text:span text:style-name="code_20_inline"><text:span text:style-name="T2">Schema</text:span></text:span>, however users may define their own. To make user-defined predicates easier to define, a class <text:span text:style-name="code_20_inline"><text:span text:style-name="T2">BasePredicate</text:span></text:span> from package</text:p>
            <text:p text:style-name="Code_20_last_20_line"><text:s/>org.smartfrog.sfcore.languages.sf.predicates</text:p>
            <text:p text:style-name="Text_20_body"><text:s/>is provided that makes writing new predicates easier.</text:p>
            <text:p text:style-name="Text_20_body">New functions should extend the class <text:span text:style-name="code_20_inline"><text:span text:style-name="T3">BasePredicate</text:span></text:span> and provide the method <text:span text:style-name="code_20_inline"><text:span text:style-name="T3">doPredicate()</text:span></text:span>, throwing the exception</text:p>
            <text:p text:style-name="Code_20_last_20_line"><text:s/>SmartFrogCompileResolutionException </text:p>
            <text:p text:style-name="Text_20_body">if there is an error. Any attribute may be accessed during the predicate evaluation.</text:p>
            <text:list text:style-name="L1">
              <text:list-item text:start-value="1">
                <text:p text:style-name="P15"><text:span text:style-name="code_20_inline"><text:span text:style-name="T3">BasePredicate</text:span></text:span> is documented in the Javadoc and the predefined predicate <text:span text:style-name="T2">Schema</text:span> is documented in section <text:bookmark-ref text:reference-format="chapter" text:ref-name="_Ref55695518"/>.</text:p>
              </text:list-item>
            </text:list>
          </text:deletion>
        </text:changed-region>
        <text:changed-region text:id="ct95346488">
          <text:deletion>
            <office:change-info>
              <dc:creator>unknown</dc:creator>
              <dc:date>2005-10-28T15:10:00</dc:date>
            </office:change-info>
            <text:list text:style-name="WW8Num62">
              <text:list-item text:start-value="1">
                <text:list>
                  <text:list-item text:start-value="1">
                    <text:h text:style-name="P20" text:outline-level="2" text:restart-numbering="true" text:start-value="1">p</text:h>
                  </text:list-item>
                </text:list>
              </text:list-item>
            </text:list>
            <text:h text:style-name="Heading_20_2" text:outline-level="3"><text:s text:c="2"/>Introduction </text:h>
            <text:p text:style-name="Text_20_body">This section describes the SmartFrog security model. Its design deliberately had a very simple usage model in mind, so it may not suit all uses. Future releases of SmartFrog will address more complex scenarios by enhancing some of the current mechanisms, so even if it does not fully meet your requirements, some experimentation may still be worthwhile. In addition, although some penetration testing has been done, security mechanisms are difficult to get right first time, so unwanted "features" may well appear.</text:p>
            <text:p text:style-name="Text_20_body">Several aspects are covered in this section. Firstly, the threats that are considered in the model are described. Secondly, the policies that must be enforced in order to protect the system from these threats are defined. Thirdly, the specific mechanisms that have been implemented, and the assumptions regarding the rest of the system are listed. Finally, a discussion about the current limitations that will motivate enhancements in future releases. <text:s/></text:p>
            <text:h text:style-name="Heading_20_2" text:outline-level="3">Threat Model <text:s/></text:h>
            <text:p text:style-name="Text_20_body">SmartFrog could be an extremely powerful tool to spread viruses. The ease of deploying and managing the life cycle of a distributed application plays against you when the application deployed is malign. Therefore, it is critical that the system controls who can deploy what and where.</text:p>
            <text:p text:style-name="Text_20_body">In particular, the communication channels between SmartFrog daemons are not necessarily secure, e.g., they could be Internet connections. An attacker could modify deployment configurations sent from legitimate daemons, or just pretend that he is a valid participant and send his own. In addition, he can obtain critical configuration information, such as passwords, by snooping on the communication, that he can later use to attack the system. <text:s/></text:p>
            <text:p text:style-name="Text_20_body">An important feature of SmartFrog is to dynamically load resources from web servers while deploying. These resources could be additional configuration descriptions, Java classes, scripts, executable files and so on. New exploits on web servers appear every month, and the concern is that these could be used to modify resources that SmartFrog will download later on. <text:s/></text:p>
            <text:p text:style-name="Text_20_body">Making a node "SmartFrog aware" implies installing a permanent service in this node, opening up a port for incoming requests, creating a special account to run the service, and so on. This can make that platform more vulnerable if someone can compromise the service itself, e.g., by exploiting a buffer overflow. <text:s/></text:p>
            <text:h text:style-name="Heading_20_2" text:outline-level="3">Security Policy <text:s/></text:h>
            <text:p text:style-name="Text_20_body">The ultimate goal is that a distributed application configured, deployed and managed by SmartFrog is not more vulnerable than the same application configured, deployed and managed manually using a local secure procedure. This means that SmartFrog is not trying to "fix" the security problems of the application itself by, e.g., constraining what the application can do. However, the application could indirectly benefit by having a more flexible mechanism to bootstrap its security, or it could even use directly SmartFrog security services. <text:s/></text:p>
            <text:p text:style-name="Text_20_body">Another desired goal is not to introduce new vulnerabilities in the hosting node because SmartFrog has been activated. The problem is that the interactions of SmartFrog with the rest of the system make this goal platform dependent. Again, SmartFrog cannot "fix" problems in the underlying OS security; it is simply that SmartFrog must not make them more "visible". <text:s/></text:p>
            <text:p text:style-name="Text_20_body">To help clarify the target security model in this release, the concept of a SmartFrog Trusted Community (SFTC) has been introduced. A SFTC is a set of principals, typically composed of SmartFrog daemons and administrators that fully trust each other, i.e., they will do <text:span text:style-name="T6">anything</text:span> that another valid member requests, and they do not trust anybody else. There is a single authority that defines who is initially in the community, but a current member could later on add new members based on its own criteria. A member of an SFTC should only use resources that are trusted, where trust in this context means that they were created or authorized by another member of the community, and nobody has modified them since. In some cases, we want to enforce confidentiality as well as integrity on these resources, always within the scope of an SFTC. <text:s/></text:p>
            <text:p text:style-name="Text_20_body">As mentioned in the discussion on threats, SmartFrog uses web servers to dynamically load resources. Web servers are <text:span text:style-name="T6">not</text:span> part of the SFTC, although they host resources that are trusted by members of the SFTC. Mechanisms described in the next section will enforce the integrity (but currently not the confidentiality) of these resources. <text:s text:c="2"/></text:p>
            <text:p text:style-name="Text_20_body">There is a strong requirement for knowing what is coming from inside or outside the community, but it is less valuable to know from whom within the community the original request came from. This means that accountability of individual members in the community is very limited, something not surprising when members fully delegate each other actions, and there are no members with "special" privileges. Nevertheless, SmartFrog still give different identities to each principal in an SFTC to make future enhancements easier. <text:s text:c="3"/></text:p>
            <text:p text:style-name="Text_20_body">Special care should be taken before authorizing that a particular application might be deployed in the platform. Deployed components share the same environment and privileges of the SmartFrog infrastructure and they could take control of it. The problem is not only deploying a virus, but also deploying an application with an exploitable vulnerability, that will allow an attacker to get control of the application, then the SmartFrog local daemon, and finally all the nodes in the SFTC. <text:s/>In general, ensure that daemons have the minimal privileges required to carry out the tasks required by the applications.</text:p>
            <text:h text:style-name="Heading_20_2" text:outline-level="3">Security Mechanisms <text:s/></text:h>
            <text:p text:style-name="Text_20_body">In this section, the security mechanisms that have been implemented for SmartFrog to support SFTCs are described. This implies knowing when a principal is a valid member of the community, ensuring that interactions over an insecure network of valid members are safe, and satisfying the integrity (and authentication) requirements of trusted resources, possibly hosted by non-members of the SFTC. In addition, other mechanisms that have not been implemented as part of SmartFrog, but are assumed to be available to make the model work, are discussed. <text:s/></text:p>
            <text:h text:style-name="Heading_20_3" text:outline-level="4">Built-in security mechanisms</text:h>
            <text:p text:style-name="Text_20_body">SmartFrog uses PKI (Public Key Infrastructure) based on X509 certificates to provide principals of the SFTC with credentials that justify they are valid members of the community. The centralized CA (Certificate Authority) is based on openSSL and fully integrated with the rest of the release installation process (by using Ant). Keys for individual members are actually generated using Sun's <text:span text:style-name="code_20_inline">keytool</text:span>, and Sun's implementation of a keystore (with random passwords) is used to keep node credentials safe (we assume though that the centralized CA is in a safe, isolated environment). <text:s/></text:p>
            <text:p text:style-name="Text_20_body">Java 2 security mechanisms are leveraged to create a SFTC. In particular, the Java security policy is set so that, when enforced by a <text:span text:style-name="code_20_inline">SecurityManager</text:span>, gives full privileges to classes loaded from signed jars (using a trusted key for the SFTC), and none otherwise. These mechanisms are extended to other resources apart from classes, such as configuration descriptions, so that they are only loaded if they are in a signed jar (same signing key as before). This is particularly useful when the jars are hosted by web servers that are not part of the SFTC. Jars containing classes and configurations of this release are signed as part of the installation process. Jars with your classes/configurations could be easily signed with a similar process (i.e., using Ant). <text:s/></text:p>
            <text:p text:style-name="Text_20_body">RMI calls are tunnelled over SSL using the JSSE API and Sun's reference implementation. SmartFrog forces <text:span text:style-name="T6">mutual</text:span> authentication in the SSL sessions based on the 1024 bits RSA public/private keys that are discussed above. Only the SFTC CA keys are part of our trust assumptions so, by validating the other partner's X509 certificate chain, SmartFrog knows that it belongs to the community. However, the authenticated credentials of the other session peer are currently propagated to the application layer, but this will only be useful in future releases. Current SSL session settings include triple DES encryption, with HMAC SHA-1 for message authentication. In addition, a similar mechanism is used to protect access to the RMI registry. <text:s/></text:p>
            <text:p text:style-name="Text_20_body">SmartFrog supports dynamic loading of stubs during RMI calls, or arbitrary resources in signed jar files using an enhanced RMI class loader. In both cases the loading sources is restricted to a configured codebase, and use the Java 2 mechanisms for signed JAR files described above. <text:s/></text:p>
            <text:p text:style-name="Text_20_body">All SmartFrog core classes use the security hooks described above for loading resources and communicating with other peers. In addition, the set-up of the security mechanisms is done as early as possible in the initialization of daemons to minimize exposure. <text:s/></text:p>
            <text:h text:style-name="Heading_20_3" text:outline-level="4"><text:s/>Assumptions</text:h>
            <text:p text:style-name="Text_20_body">The process of setting up the critical components of SmartFrog is safe. For example, the Zip file containing the release has not been tampered with or, if keys are centrally created, their confidentiality has not been compromised when they were ship to the target host. <text:s/></text:p>
            <text:p text:style-name="Text_20_body">Similarly, SmartFrog critical components are protected by the underlying OS after they have been set-up. For example, everything under the directory "<text:span text:style-name="code_20_inline">private/</text:span>" can only be read/modified by the authorized user account that is using SmartFrog (the security credentials are in that directory). Moreover, an attacker cannot modify the SF core classes, basic scripts, or the JVM itself. In general, SmartFrog is not trying to solve vulnerabilities of the platform, just hoping that things do not get worse. <text:s/></text:p>
            <text:p text:style-name="Text_20_body">The current SmartFrog infrastructure is only as secure as the applications that it deploys, unless significant application customization is done (e.g., spawn processes under a different user with less privileges). <text:s text:c="3"/></text:p>
            <text:p text:style-name="Text_20_body">The implementation of the security mechanisms in SmartFrog uses many third-party packages to quickly implement the security mechanisms. This implies that if vulnerabilities are found in one of these components, e.g., Sun's secure random number generator, this will have a devastating effect on the implementation. <text:s/></text:p>
            <text:h text:style-name="Heading_20_3" text:outline-level="4">Known limitations and future enhancements <text:s/></text:h>
            <text:p text:style-name="Text_20_body">Some of the security assumptions will be relaxed in future releases of SmartFrog. The next logical enhancement is to isolate the SmartFrog infrastructure from the applications that it deploys and manages. Since restrictions should not be placed on what SmartFrog can deploy, OS support will be required for that.</text:p>
            <text:p text:style-name="Text_20_body">Once isolation can be guaranteed, a common platform can be used to deploy applications for non-mutually trusted clients. This will require virtualizing the deployment service so that clients just can view and interact with their own applications. </text:p>
            <text:p text:style-name="Text_20_body">The next step will be deploying applications that spawn multiple domains of trust, i.e., multiple SFTC, in which a non-hierarchical trust model and more accountability is required. This federated model, together with a new revocation mechanism, will limit the exposure when the security credentials of a valid member are compromised. <text:s text:c="3"/></text:p>
            <text:list text:style-name="L1">
              <text:list-item text:start-value="1">
                <text:p text:style-name="P15">Finally, denial of service attacks are not prevented, and some of third party packages that are used are particularly exposed to these attacks. Re-engineering SmartFrog to be more robust against these attacks is a significant effort.</text:p>
              </text:list-item>
            </text:list>
          </text:deletion>
        </text:changed-region>
        <text:changed-region text:id="ct95346384">
          <text:deletion>
            <office:change-info>
              <dc:creator>unknown</dc:creator>
              <dc:date>2005-08-04T14:14:00</dc:date>
            </office:change-info>
            <text:h text:style-name="P21" text:outline-level="2"><text:s/>- Advanced</text:h>
          </text:deletion>
        </text:changed-region>
        <text:changed-region text:id="ct95346280">
          <text:deletion>
            <office:change-info>
              <dc:creator>unknown</dc:creator>
              <dc:date>2005-10-28T15:10:00</dc:date>
            </office:change-info>
            <text:list text:style-name="WW8Num62">
              <text:list-item text:start-value="1">
                <text:p text:style-name="P22"><text:span text:style-name="code_20_inline"/></text:p>
              </text:list-item>
            </text:list>
            <text:h text:style-name="Heading_20_2" text:outline-level="3">SFSystem And Command-Line Parameters</text:h>
            <text:p text:style-name="Text_20_body">The main loop of a SmartFrog process is provided by the class <text:span text:style-name="code_20_inline"><text:span text:style-name="T3">SFSystem</text:span></text:span>. When this class is invoked, it reads various command line parameters and system properties to generate the appropriate type of SmartFrog process and to trigger the desired configuration actions. <text:s/>The general form of the command line for SmartFrog is</text:p>
            <text:p text:style-name="Code_20_last_20_line">java [–D properties] org.smartfrog.sfcore.SFSystem [parameters]</text:p>
            <text:p text:style-name="Text_20_body">In general the command line will be triggered by a script setting up the properties as defined and described below, and arranging for the command line parameters to be correctly defined. The parameters are:</text:p>
            <text:list text:style-name="WW8Num87">
              <text:list-item text:start-value="1">
                <text:p text:style-name="P23"><text:span text:style-name="code_20_inline">-a <text:s/>SFACT: </text:span>SmartFrog Action Descriptors (SFACT). There can be more than one of this. See format for SFACT in 13.2</text:p>
                <text:p text:style-name="P24"/>
              </text:list-item>
              <text:list-item>
                <text:p text:style-name="P25"><text:span text:style-name="code_20_inline">-f SFREF:</text:span> file that contains a set of file that contains a set of SmartFrog Action Descriptors (SFACT). There can be more than one of this. See format for SFREF in 13.1.</text:p>
              </text:list-item>
              <text:list-item>
                <text:p text:style-name="P25"><text:span text:style-name="code_20_inline">-e</text:span> : exit after deployment of the configurations is complete.</text:p>
              </text:list-item>
              <text:list-item>
                <text:p text:style-name="P25"><text:span text:style-name="code_20_inline">-?</text:span>: usage and help information.</text:p>
              </text:list-item>
            </text:list>
            <text:p text:style-name="Text_20_body"/>
            <text:p text:style-name="Text_20_body">The system properties are rather more complex in their effect. To understand their effect on SmartFrog behaviour, the concept of a process compound must be explained. Of course, additional properties may be defined to parameterize specific applications that require it (this is particularly useful in conjunction with the <text:span text:style-name="code_20_inline">PROPERTY</text:span> and <text:span text:style-name="code_20_inline">IPROPERTY</text:span> links).</text:p>
            <text:h text:style-name="Heading_20_2" text:outline-level="3">Process Compounds</text:h>
            <text:p text:style-name="Text_20_body">Every process contains a specialized component known as a <text:span text:style-name="code_20_inline"><text:span text:style-name="T3">ProcessCompound</text:span></text:span> created by <text:span text:style-name="code_20_inline"><text:span text:style-name="T3">SFSystem</text:span></text:span> at start-up. It is a modified <text:span text:style-name="code_20_inline">Compound</text:span> providing the full component creation interface offered by all compounds. As such, it is the means by which all top-level components within the process are created. As it is a compound, it also contains attributes and sub-components:</text:p>
            <text:list text:style-name="WW8Num36">
              <text:list-item>
                <text:p text:style-name="P26">It contains attributes that affect the behaviour of the process, such as security settings, classpath information, and so on.</text:p>
              </text:list-item>
              <text:list-item>
                <text:p text:style-name="P26">It contains an attribute referencing each application that is running in the process. These applications are all children of the <text:span text:style-name="code_20_inline"><text:span text:style-name="T3">ProcessCompound</text:span></text:span><text:span text:style-name="T3">, </text:span>in the sense that<text:span text:style-name="T3"> </text:span>the <text:span text:style-name="code_20_inline"><text:span text:style-name="T3">ProcessCompound</text:span></text:span> does monitor the children for status. This is so they may be removed from the <text:span text:style-name="code_20_inline"><text:span text:style-name="T3">ProcessCompound</text:span></text:span> on termination. The applications, however, do not consider the <text:span text:style-name="code_20_inline"><text:span text:style-name="T3">ProcessCompound</text:span></text:span> as their parent.</text:p>
              </text:list-item>
              <text:list-item>
                <text:p text:style-name="P26">It contains, as a child, the <text:span text:style-name="code_20_inline"><text:span text:style-name="T3">ProcessCompound</text:span></text:span> of any sub-process that may be created during the deployment process: it is possible to have a simple two-level tree of processes controlled by attributes within the <text:span text:style-name="code_20_inline"><text:span text:style-name="T3">ComponentDescription</text:span></text:span> to be deployed. A sub-process does consider the root process as its parent and will terminate if the root dies.</text:p>
              </text:list-item>
            </text:list>
            <text:p text:style-name="Text_20_body">However, to interact with the <text:span text:style-name="code_20_inline"><text:span text:style-name="T3">ProcessCompound</text:span></text:span> in a process, for example to initiate a deployment, it is necessary to obtain the RMI object reference to that <text:span text:style-name="code_20_inline"><text:span text:style-name="T3">ProcessCompound</text:span></text:span>. SmartFrog defines a core mechanism using the RMI registry for this purpose, though other mechanisms may additionally be defined. One such is that provided with the SLP discovery infrastructure described in a separate document. Only the registry-based mechanism is described here.</text:p>
            <text:h text:style-name="Heading_20_2" text:outline-level="3">Types Of Processes</text:h>
            <text:p text:style-name="Text_20_body">Processes come in three main types:</text:p>
            <text:list text:style-name="WW8Num94">
              <text:list-item>
                <text:p text:style-name="P27">Root Processes that create an instance of an RMI registry and register themselves within it so that they may be located. Note that a host may have several root processes so long as they use different ports for the registry. However there are restrictions in the current release that limit the degree of interactions of processes on different ports and hence this should only be done if the two belong to different SmartFrog systems. A SmartFrog system is designed so that a single root process exists on each host, and that these are on the same port number.</text:p>
              </text:list-item>
              <text:list-item>
                <text:p text:style-name="P27">Sub-processes are processes that register with the root process and become children of the root process, and hence are named within the <text:span text:style-name="code_20_inline"><text:span text:style-name="T3">ProcessCompound</text:span></text:span> of the root process. This is the mechanism by which the sub-processes are located and their RMI references obtained. Subprocesses may be created in two ways – by explicit launching from a command line or by defining that an application should be deployed in a sub-process that is created if it does not already exist.</text:p>
              </text:list-item>
              <text:list-item>
                <text:p text:style-name="P27">Basic processes are processes that do not use the core SmartFrog mechanisms to advertise their existence – either because they are not required to be accessed or because they use other mechanisms for this purpose.</text:p>
              </text:list-item>
            </text:list>
            <text:p text:style-name="Text_20_body">The normal model for a SmartFrog system is that a root process compound is created as a service or daemon on each host, possibly at boot time, and that applications are created (in dynamically created sub-processes if so desired) as defined by applications that are launched from basic processes that exit when the application has been successfully deployed.</text:p>
            <text:h text:style-name="Heading_20_2" text:outline-level="3">Process Attributes</text:h>
            <text:p text:style-name="Text_20_body">Each process, when it is started, customizes its behaviour dependent on attributes that are given it in two distinct ways:</text:p>
            <text:list text:style-name="WW8Num130">
              <text:list-item>
                <text:p text:style-name="P28">As attributes defined in the <text:span text:style-name="code_20_inline"><text:span text:style-name="T3">processcompound.sf</text:span></text:span><text:span text:style-name="code_20_inline"> </text:span>file that is read at the start-up of any process.</text:p>
              </text:list-item>
              <text:list-item>
                <text:p text:style-name="P28">System properties set on the command line that override the defaults provided in the above start-up file.</text:p>
              </text:list-item>
            </text:list>
            <text:p text:style-name="Text_20_body">These attributes control aspects of process behaviour such as type of process it should be, what port is used for the registry within the system, whether security should be enabled and where remote code is available for remote downloading. Most of the attributes may be defined in either or both the above ways, however a few of the attributes must be passed as system properties. In particular, the security properties need to be set before the <text:span text:style-name="code_20_inline"><text:span text:style-name="T3">processcompound.sf</text:span></text:span> file is read.</text:p>
            <text:p text:style-name="Text_20_body">When the <text:span text:style-name="code_20_inline"><text:span text:style-name="T3">processcompound.sf</text:span></text:span> file is parsed, all system properties with the prefix <text:span text:style-name="code_20_inline"><text:span text:style-name="T3">org.smartfrog.sfcore.processCompound</text:span></text:span> are added to the context before deployment, thereby creating the process compound itself. Consequently, using the command line option </text:p>
            <text:p text:style-name="Code_20_last_20_line">-Dorg.smartfrog.sfcore.processCompound.sfRootLocatorPort=2000</text:p>
            <text:p text:style-name="Text_20_body">when starting Java overrides the default value defined in <text:span text:style-name="code_20_inline"><text:span text:style-name="T3">processcompound.sf</text:span></text:span><text:span text:style-name="code_20_inline">.</text:span> The attributes from <text:span text:style-name="code_20_inline">processcompound.sf</text:span> that are considered user-modifiable are as follows:</text:p>
            <text:list text:style-name="WW8Num20">
              <text:list-item text:start-value="1">
                <text:p text:style-name="P29"><text:span text:style-name="code_20_inline">sfProcessName</text:span> <text:s text:c="3"/><text:line-break/>(no default value preset in <text:span text:style-name="code_20_inline"><text:span text:style-name="T3">processcompound.sf</text:span></text:span>)</text:p>
              </text:list-item>
              <text:list-item>
                <text:p text:style-name="P30"><text:span text:style-name="code_20_inline">sfLivenessDelay 15;</text:span></text:p>
              </text:list-item>
            </text:list>
            <text:p text:style-name="P31">how frequently (in seconds) to check children processes and applications to status</text:p>
            <text:list text:style-name="WW8Num20">
              <text:list-item text:start-value="1">
                <text:p text:style-name="P30"><text:span text:style-name="code_20_inline">sfLivenessFactor 5;</text:span></text:p>
              </text:list-item>
            </text:list>
            <text:p text:style-name="P31">how many missed checks from parent process before assuming that parent process is dead</text:p>
            <text:list text:style-name="WW8Num20">
              <text:list-item text:start-value="1">
                <text:p text:style-name="P30"><text:span text:style-name="code_20_inline">sfProcessAllow true;</text:span></text:p>
              </text:list-item>
            </text:list>
            <text:p text:style-name="WW-List_20_4">allow sub-processes – only used with the root process compound</text:p>
            <text:list text:style-name="WW8Num20">
              <text:list-item text:start-value="1">
                <text:p text:style-name="P30"><text:span text:style-name="code_20_inline">sfProcessTimeout 60;</text:span></text:p>
              </text:list-item>
            </text:list>
            <text:p text:style-name="P31">how long to wait (in seconds) for a child process to be created before failure is assumed</text:p>
            <text:list text:style-name="WW8Num20">
              <text:list-item text:start-value="1">
                <text:p text:style-name="P32"><text:span text:style-name="code_20_inline">sfRootLocatorPort 3800;</text:span></text:p>
              </text:list-item>
            </text:list>
            <text:p text:style-name="WW-List_20_4">the registry port for the root process compound</text:p>
            <text:h text:style-name="Heading_20_2" text:outline-level="3">Accessing Process Compounds And Attributes</text:h>
            <text:p text:style-name="Text_20_body">Attributes may be accessed via the process compound itself. Indeed, the attributes should never be accessed by requesting the system properties - they may not have been defined through that mechanism. To access the attributes, first obtain the process compound of that process then simply lookup the attribute using the normal SmartFrog supplied methods (it is, after all, a Prim) as in:</text:p>
            <text:p text:style-name="Code_20_last_20_line">SFProcess.getProcessCompound()<text:line-break/><text:tab/>.sfResolve(Reference.fromString("sfRootLocatorPort"));</text:p>
            <text:p text:style-name="Text_20_body">Note that for efficiency, using the string reference parser should be limited. Overall, it is better to build and use a reference to avoid the expensive step of parsing the string as a reference. </text:p>
            <text:p text:style-name="Text_20_body">If the process compound required is on a different host, or is in a different sub-process, the mechanism is to first locate the root process compound on that host, then to find the process of that name as an attribute within the process compound. This can be done using the following invocation</text:p>
            <text:p text:style-name="Code_20_last_20_line">SFProcess.getRootLocator().getRootProcessCompound("hostname");</text:p>
            <text:p text:style-name="Text_20_body">Or by making use of the host reference</text:p>
            <text:p text:style-name="Code_20_last_20_line"><text:s/>sfResolve(Reference.fromString("HOST hostname"));</text:p>
            <text:p text:style-name="Text_20_body">Attributes may then be queried as before. Once the root process compound is obtained, sub-processes may be obtained by looking up the process name in the compound as with any other attribute.</text:p>
            <text:h text:style-name="Heading_20_2" text:outline-level="3">Creating And Naming Sub-Processes</text:h>
            <text:p text:style-name="Text_20_body">Sub-processes are created in two ways. A user may create a sub-process of an existing root process by setting the system property <text:span text:style-name="code_20_inline"><text:span text:style-name="T3">sfProcessName</text:span></text:span> as follows on the command line to start the daemon:</text:p>
            <text:p text:style-name="Code_20_last_20_line">-Dorg.smartfrog.sfcore.ProcessComopund.sfProcessName=name</text:p>
            <text:p text:style-name="Text_20_body">By doing so, the process registers with the root under the supplied name. If the root does not exist, the process will fail and terminate. Note that if the reserved name “<text:span text:style-name="code_20_inline">rootProcess</text:span>” is used, a root process is created.</text:p>
            <text:p text:style-name="Text_20_body">The second mechanism is via the attribute “<text:span text:style-name="code_20_inline">sfProcessName</text:span>” being given in a component to be deployed as in the following snippet</text:p>
            <text:p text:style-name="Code">Foo extends Compound { </text:p>
            <text:p text:style-name="Code"><text:s text:c="2"/>sfProcessName "fooProcess";</text:p>
            <text:p text:style-name="Code"><text:s text:c="2"/>// ... </text:p>
            <text:p text:style-name="Code_20_last_20_line"><text:s text:c="2"/>}</text:p>
            <text:p text:style-name="Text_20_body">On deployment, the compound <text:span text:style-name="code_20_inline">Foo</text:span> will be deployed in a sub-process <text:span text:style-name="code_20_inline"><text:span text:style-name="T3">fooProcess</text:span></text:span>, the host depending on the provision of the attribute <text:span text:style-name="code_20_inline"><text:span text:style-name="T3">sfProcessHost</text:span></text:span> and local if not provided. If <text:span text:style-name="code_20_inline"><text:span text:style-name="T3">fooProcess</text:span></text:span> already exists, this will be used, otherwise a new process will be created using that name.</text:p>
            <text:p text:style-name="Text_20_body">It should be noted that in automatically creating this subprocess, the command line is defined to pass on all system properties of the root, apart from the <text:span text:style-name="code_20_inline"><text:span text:style-name="T3">org.smartfrog.sfcore.processCompound.sfProcessName</text:span></text:span><text:span text:style-name="code_20_inline"> </text:span>property that set to the appropriate name for the process.</text:p>
            <text:h text:style-name="Heading_20_2" text:outline-level="3">Naming Applications</text:h>
            <text:p text:style-name="Text_20_body">As applications are deployed into the various processes, the process compounds are involved in the creation of the first component of an application tree in that process (this may not be the root component of the application tree, just the first in that process). As it does so, the process compound will keep an attribute referencing this component, the name of the component being either obtained from the component’s <text:span text:style-name="code_20_inline"><text:span text:style-name="T3">sfProcessComponentName</text:span></text:span> attribute if it exists, or a random unique name generated on demand. </text:p>
            <text:p text:style-name="Text_20_body">This component is not a child of the process compound, though the process compound does monitor it for status using the liveness mechanism, removing it if liveness shows that the component has terminated. However, the provision of this attribute does enable a management system to locate processes (using the registry and named sub-processes) and then to find all applications that are resident completely or partially within that process. By following the hierarchy of parent/child relationships, every component across all processes of every application can be located.</text:p>
            <text:p text:style-name="Text_20_body">Using the <text:span text:style-name="T3">–n</text:span> command-line parameter of <text:span text:style-name="code_20_inline"><text:span text:style-name="T3">SFSystem</text:span></text:span> command ensures that the root component of the associated configuration is given the name provided on the command line. It is exactly as though application were being given a name by using the <text:span text:style-name="code_20_inline">sfProcessComponentName</text:span> in the application itself.</text:p>
            <text:h text:style-name="Heading_20_2" text:outline-level="3">HOST and PROCESS Links</text:h>
            <text:p text:style-name="Text_20_body">Note that the naming of components in this way also provides a convenient naming service across a SmartFrog system that could be used by components to locate each other – for example, a component may wish to log events at the logging service on a specific host. The normal way in which components locate each other is, of course, by using a link. To support the use of the naming capability, a <text:span text:style-name="code_20_inline">HOST</text:span> link is provided which will, as it is resolved, use the root location mechanism to access remote process compounds, allowing the remainder of the link to be de-referenced in that context, to a subprocess compound or an application component. The syntax for <text:span text:style-name="code_20_inline">HOST</text:span> references is given in section <text:bookmark-ref text:reference-format="chapter" text:ref-name="_Ref532649569"/>. </text:p>
            <text:p text:style-name="Text_20_body">Another link that may be used in a similar way is the <text:span text:style-name="code_20_inline">PROCESS</text:span> link that refers to the process compound of process in which the component is deployed.</text:p>
            <text:list text:style-name="WW8Num62">
              <text:list-item text:start-value="1">
                <text:h text:style-name="P33" text:outline-level="2" text:restart-numbering="true" text:start-value="1">The SmartFrog Security Model</text:h>
              </text:list-item>
            </text:list>
          </text:deletion>
        </text:changed-region>
        <text:changed-region text:id="ct95346176">
          <text:deletion>
            <office:change-info>
              <dc:creator>unknown</dc:creator>
              <dc:date>2005-08-24T16:50:00</dc:date>
            </office:change-info>
            <text:list text:style-name="WW8Num62">
              <text:list-item text:start-value="1">
                <text:h text:style-name="P33" text:outline-level="2" text:restart-numbering="true" text:start-value="1">SmartFrog Resource References</text:h>
              </text:list-item>
            </text:list>
            <text:p text:style-name="P34">Throughout the SmartFrog system, including on the command line, references to SmartFrog resources (i.e. files) may be given in a number of ways:</text:p>
            <text:list text:style-name="WW8Num54">
              <text:list-item text:start-value="1">
                <text:p text:style-name="P35">as a URL to the file;</text:p>
              </text:list-item>
              <text:list-item>
                <text:p text:style-name="P35">as a relative or absolute path name to a file;</text:p>
              </text:list-item>
              <text:list-item>
                <text:p text:style-name="P35">as a path to a resource in a jar file on the classpath or code base.</text:p>
              </text:list-item>
            </text:list>
            <text:p text:style-name="P34">In this last case, the reference should be given as a path relative to the root of the package structure within the jar file, i.e. without the leading /. In most cases this leading / is removed by the code, but there may be some instances where this is not so.</text:p>
            <text:p text:style-name="P34">In the following descriptions of the scripts, a reference to such a resource is referred to as an SFREF.</text:p>
            <text:h text:style-name="P36" text:outline-level="3">SmartFrog Action Descriptor</text:h>
            <text:p text:style-name="P34">An action descriptor is is used on the command line to describe a certain type of action that will be carried on by the daemon. An action has a number of “:” separated fields, most of which may be left blank in many cases.</text:p>
            <text:p text:style-name="P34">The format is: </text:p>
            <text:p text:style-name="P37">NAME:ACTION:SFREF:SUBREF:HOST:PROCESS</text:p>
            <text:p text:style-name="P34">The semantics of the fields are defined as follows:</text:p>
            <text:h text:style-name="P38" text:outline-level="4">NAME</text:h>
            <text:p text:style-name="Text_20_body">The name is a single word, or a SmartFrog reference in which case it must be surrounded by quotes. The name has one of two interpretations depending on the action to be taken (see next field). </text:p>
            <text:p text:style-name="Text_20_body">In <text:span text:style-name="code_20_inline">TERMINATE</text:span>, <text:span text:style-name="code_20_inline">DETACH</text:span>, <text:span text:style-name="code_20_inline">DETaTERM</text:span>, the name is a reference to the component on which to apply the action.</text:p>
            <text:p text:style-name="Text_20_body">In <text:span text:style-name="code_20_inline">DEPLOY</text:span>, the name is treated like a placement and the name is split into two: all but the last part is a reference to another component and the last (or only) part is the name which will be given to the deployed component within that referenced component. If the component is not a <text:span text:style-name="code_20_inline">ProcessCompound</text:span>, the component is also made the parent of the deployment.</text:p>
            <text:p text:style-name="Text_20_body">In all cases, the NAME is resolved relative to the process compound of the HOST and PROCESS specified by the appropriate fields.</text:p>
            <text:p text:style-name="Text_20_body">When a name is not provided, it indicates the process compound of the host and process defined in the HOST and PROCESS fields.</text:p>
            <text:p text:style-name="Text_20_body">Examples:</text:p>
            <text:p text:style-name="Code">foo</text:p>
            <text:p text:style-name="Code">"HOST localhost:foo"</text:p>
            <text:h text:style-name="P38" text:outline-level="4">ACTION</text:h>
            <text:p text:style-name="Text_20_body">This field defines the action to be taken on the named component</text:p>
            <text:list text:style-name="L2">
              <text:list-item>
                <text:p text:style-name="P39"><text:span text:style-name="code_20_inline">DEPLOY</text:span> a component or application.</text:p>
              </text:list-item>
              <text:list-item>
                <text:p text:style-name="P39"><text:span text:style-name="code_20_inline">TERMINATE</text:span> a component or application.</text:p>
              </text:list-item>
              <text:list-item>
                <text:p text:style-name="P39"><text:span text:style-name="code_20_inline">DETACH</text:span> a component from its parent.</text:p>
              </text:list-item>
              <text:list-item>
                <text:p text:style-name="P39"><text:span text:style-name="code_20_inline">DETaTERM</text:span> detach and terminate a component from its parent.</text:p>
              </text:list-item>
            </text:list>
            <text:h text:style-name="P38" text:outline-level="4">SFREF</text:h>
            <text:p text:style-name="Text_20_body">The SmartFrog description (if needed) to be used by <text:span text:style-name="code_20_inline">ACTION</text:span>. It is a SmartFrog Resource Reference see 13.1. It needs to use quotes when the <text:s/>reference is using “<text:span text:style-name="code_20_inline">:</text:span>”. Currently this is only required for a <text:span text:style-name="code_20_inline">DEPLOY</text:span> action and is ignored otherwise.</text:p>
            <text:p text:style-name="Text_20_body">Examples:</text:p>
            <text:p text:style-name="Code">/home/sf/foo.sf</text:p>
            <text:p text:style-name="Code">"c:\sf\foo.sf"</text:p>
            <text:h text:style-name="P38" text:outline-level="4">SUBREF</text:h>
            <text:p text:style-name="Text_20_body">When the SFREF is parsed and resolved, the result is a component description containing a number of attributes. In the “sf” language, this is the contents of the <text:span text:style-name="code_20_inline">sfConfig</text:span> definition. Under normal circumstances, it is this whole definition that is used for the deployment, but occasionally, for testing purposes perhaps, it is useful to specify some single subcomponent. Under these circumstances, the name of this attribute, or a reference to a deeply nested application, may be provided. This is the SUBREF.</text:p>
            <text:p text:style-name="Text_20_body">Examples:</text:p>
            <text:p text:style-name="Code">foo</text:p>
            <text:p text:style-name="Code">“first:foo”</text:p>
            <text:h text:style-name="P38" text:outline-level="4">HOST</text:h>
            <text:p text:style-name="Text_20_body">host name or IP from where to resolve the name. If HOST is not present, the process name is ignored and the process executing is used. If you want to refer to another process, other than the executing one, on the local host, <text:s/>"localhost" should be used and the appropriate PROCESS name used.</text:p>
            <text:p text:style-name="Text_20_body">Examples:</text:p>
            <text:p text:style-name="Code">foo.hpl.hp.com</text:p>
            <text:p text:style-name="Code">127.0.0.1</text:p>
            <text:h text:style-name="P38" text:outline-level="4">PROCESS</text:h>
            <text:p text:style-name="Text_20_body">process name from where to resolve the name. When empty it defaults to <text:s/>“<text:span text:style-name="code_20_inline">rootProcess</text:span>”. </text:p>
            <text:h text:style-name="Heading_20_3" text:outline-level="4">Examples</text:h>
            <text:p text:style-name="Text_20_body">These examples show the use of the action descriptors for different purposes.</text:p>
            <text:p text:style-name="Text_20_body">Example 1: Deploy a description in local daemon</text:p>
            <text:p text:style-name="Code_20_last_20_line">counterEx:DEPLOY:org/smartfrog/examples/counter.sf::localhost:</text:p>
            <text:p text:style-name="Text_20_body">Example 2. Terminate local sfDaemon</text:p>
            <text:p text:style-name="Code_20_last_20_line">rootProcess:TERMINATE:::localhost: <text:s text:c="3"/></text:p>
            <text:p text:style-name="Text_20_body">or</text:p>
            <text:p text:style-name="Code_20_last_20_line">:TERMINATE:::localhost:</text:p>
            <text:p text:style-name="P34">Example 3: Deploy "<text:span text:style-name="code_20_inline">counterToSucceed</text:span>" from <text:span text:style-name="code_20_inline">counter/example2.sf</text:span></text:p>
            <text:p text:style-name="Code">counterEx3:DEPLOY:org/smartfrog/examples/counter/example2.sf:</text:p>
            <text:list text:style-name="WW8Num62">
              <text:list-item text:start-value="1">
                <text:p text:style-name="P40"><text:tab/>"testLevel1:counterToSucceed":localhost:</text:p>
              </text:list-item>
            </text:list>
          </text:deletion>
        </text:changed-region>
        <text:changed-region text:id="ct95346072">
          <text:deletion>
            <office:change-info>
              <dc:creator>unknown</dc:creator>
              <dc:date>2005-08-24T16:51:00</dc:date>
            </office:change-info>
            <text:list text:style-name="WW8Num62">
              <text:list-item text:start-value="1">
                <text:p text:style-name="P41"><text:span text:style-name="code_20_inline"/></text:p>
              </text:list-item>
              <text:list-item>
                <text:h text:style-name="P33" text:outline-level="2"/>
              </text:list-item>
            </text:list>
          </text:deletion>
        </text:changed-region>
        <text:changed-region text:id="ct95345968">
          <text:deletion>
            <office:change-info>
              <dc:creator>unknown</dc:creator>
              <dc:date>2005-10-28T15:10:00</dc:date>
            </office:change-info>
            <text:list text:style-name="WW8Num62">
              <text:list-item text:start-value="1">
                <text:list>
                  <text:list-item text:start-value="1">
                    <text:h text:style-name="P33" text:outline-level="2" text:restart-numbering="true" text:start-value="1"><text:span text:style-name="code_20_inline"/></text:h>
                  </text:list-item>
                </text:list>
              </text:list-item>
            </text:list>
            <text:p text:style-name="Text_20_body">The SmartFrog system is designed to form the basis for a fully distributed configuration and programming environment. As such, the system must be able to deal with deploying components into many processes (Java Virtual Machines) on many different hosts. This section covers the subject of these processes, how they may be identified and located, and how they may be started and managed. It also deals to a degree with the APIs provided to allow applications to interact with them, however, as usual, the full API is described in the accompanying Javadoc.</text:p>
            <text:list text:style-name="WW8Num62">
              <text:list-item text:start-value="1">
                <text:p text:style-name="P41">There are two concepts to understand as part of the underlying control of the SmartFrog system. The first of these is the SmartFrog Resource Reference (SFREF). This is a URL to a description file to deploy or otherwise use. The second is an SmartFrog Action Descriptor (SFACT), which is used to indicate to SmartFrog an action to take. These are now described in more detail.</text:p>
              </text:list-item>
            </text:list>
          </text:deletion>
        </text:changed-region>
        <text:changed-region text:id="ct95071512">
          <text:deletion>
            <office:change-info>
              <dc:creator>unknown</dc:creator>
              <dc:date>2005-08-04T14:14:00</dc:date>
            </office:change-info>
            <text:h text:style-name="P21" text:outline-level="2"><text:s/>- Advanced</text:h>
          </text:deletion>
        </text:changed-region>
        <text:changed-region text:id="ct95345864">
          <text:deletion>
            <office:change-info>
              <dc:creator>unknown</dc:creator>
              <dc:date>2005-10-28T15:10:00</dc:date>
            </office:change-info>
            <text:list text:style-name="WW8Num62">
              <text:list-item text:start-value="1">
                <text:list>
                  <text:list-item text:start-value="1">
                    <text:h text:style-name="P33" text:outline-level="2" text:restart-numbering="true" text:start-value="1"><text:span text:style-name="code_20_inline"/></text:h>
                  </text:list-item>
                </text:list>
              </text:list-item>
            </text:list>
            <text:p text:style-name="Text_20_body">At times, it is necessary to carry out an action for some or all of the phases of the lifecycle of every object – a typical use being to trace or log the components that come and go. To enable this, a set of lifecycle hooks have been provided, such that at every component lifecycle phase the appropriate hook is called, parameterized by the component.</text:p>
            <text:p text:style-name="Text_20_body">The hooks are called in the <text:span text:style-name="code_20_inline"><text:span text:style-name="T3">PrimImpl</text:span></text:span><text:span text:style-name="T3"> </text:span>base class, as part of the default implementation of the template lifecycle methods. For the hooks to be called, therefore, it is essential that the superclass template methods are called in any derived class, as indicated in the primitive template in Appendix E.</text:p>
            <text:p text:style-name="Text_20_body">To create a new hook class, the class should implement the interface <text:span text:style-name="code_20_inline"><text:span text:style-name="T3">PrimHook</text:span></text:span> in package <text:span text:style-name="code_20_inline"><text:span text:style-name="T3">org.smartfrog.sfcore.prim</text:span></text:span><text:span text:style-name="T3">.</text:span> This interface defines a single method, <text:span text:style-name="code_20_inline"><text:span text:style-name="T3">sfHookAction</text:span></text:span><text:span text:style-name="T3">,</text:span> which is called when the hook is invoked. This method is documented in the <text:span text:style-name="T2">Javadoc</text:span>.</text:p>
            <text:p text:style-name="Text_20_body">To register a hook, an instance of the hook class should be added to one of the four <text:span text:style-name="code_20_inline"><text:span text:style-name="T3">HookSet</text:span></text:span> members available in <text:span text:style-name="code_20_inline">Prim</text:span> (using the <text:span text:style-name="code_20_inline"><text:span text:style-name="T3">addHook</text:span></text:span> method), namely <text:span text:style-name="code_20_inline"><text:span text:style-name="T3">sfDeployWithHooks</text:span></text:span>, <text:span text:style-name="code_20_inline"><text:span text:style-name="T3">sfDeployHooks</text:span></text:span>, <text:span text:style-name="code_20_inline"><text:span text:style-name="T3">sfStartHooks</text:span></text:span>, and <text:span text:style-name="code_20_inline">sfTerminateWithHooks</text:span>; one for each of the template methods. Note that the effect of the hook is local to a specific process.</text:p>
            <text:p text:style-name="Text_20_body">Removal of hooks is also possible, so creating a component that adds a hook on start, and removes it on termination, is feasible – so for example a management component could, on demand, capture all the lifecycles for a period of time at a process and send the information back to some central console.</text:p>
            <text:p text:style-name="Text_20_body">The mechanism is primarily intended for debugging and management. </text:p>
            <text:list text:style-name="WW8Num62">
              <text:list-item text:start-value="1">
                <text:h text:style-name="P33" text:outline-level="2" text:restart-numbering="true" text:start-value="1">Processes and Java Virtual Machines</text:h>
              </text:list-item>
            </text:list>
          </text:deletion>
        </text:changed-region>
        <text:changed-region text:id="ct95345760">
          <text:deletion>
            <office:change-info>
              <dc:creator>unknown</dc:creator>
              <dc:date>2005-08-04T14:13:00</dc:date>
            </office:change-info>
            <text:h text:style-name="P21" text:outline-level="2"><text:s/>- Expert</text:h>
          </text:deletion>
        </text:changed-region>
        <text:changed-region text:id="ct95345656">
          <text:deletion>
            <office:change-info>
              <dc:creator>unknown</dc:creator>
              <dc:date>2005-10-28T15:10:00</dc:date>
            </office:change-info>
            <text:list text:style-name="WW8Num62">
              <text:list-item text:start-value="1">
                <text:list>
                  <text:list-item text:start-value="1">
                    <text:h text:style-name="P33" text:outline-level="2" text:restart-numbering="true" text:start-value="1"><text:span text:style-name="code_20_inline"/></text:h>
                  </text:list-item>
                </text:list>
              </text:list-item>
            </text:list>
            <text:p text:style-name="Text_20_body">A feature of SmartFrog is its all-or-nothing semantics for Compounds, its shared lifecycle for all components. This must be done in a context where any host within the network or, indeed, the network itself, may fail at any time. These failures may result in applications losing some components, or perhaps being partitioned into two or more parts if the network itself fails.</text:p>
            <text:p text:style-name="Text_20_body">The guarantees that SmartFrog attempts to provide, such as all-or-nothing deployment, cannot be achieved by purely passive means. The system needs to monitor the various components to ensure that they are still active, can be accessed and are in good shape. Detection of the failure of an application component, or of the network between such components, must be notified to the application in an appropriate way. Note that the difference between failure of a node and the failure of the network between nodes cannot normally be diagnosed from the perspective of another node.</text:p>
            <text:p text:style-name="Text_20_body">The hierarchical nature of an application provides a natural chain of responsibility – a parent is responsible for the checking and monitoring of its children, and vice-versa. Notification of failures will be made to these components and it is the responsibility of these components to take appropriate action.</text:p>
            <text:p text:style-name="Text_20_body">SmartFrog provides a default liveness checking mechanism based on a parent regularly heart-beating its children. Each component provides a method <text:span text:style-name="code_20_inline"><text:span text:style-name="T3">sfPing</text:span></text:span><text:span text:style-name="T3"> </text:span>as part of the <text:span text:style-name="T3">Prim</text:span> interface. This method either returns or throws an exception, and it may be overwritten by the component implementer to carry out any appropriate checks.</text:p>
            <text:p text:style-name="Text_20_body">There are two possibilities when this method is called:</text:p>
            <text:list text:style-name="WW8Num13">
              <text:list-item text:start-value="1">
                <text:p text:style-name="WW-List_20_Bullet_20_2">The method succeeds, and returns normally – this is considered as confirmation that the component is alive.</text:p>
              </text:list-item>
              <text:list-item>
                <text:p text:style-name="WW-List_20_Bullet_20_2">The method fails by throwing an exception, implying one of the following:</text:p>
              </text:list-item>
            </text:list>
            <text:list text:style-name="WW8Num69">
              <text:list-item text:start-value="1">
                <text:p text:style-name="P18">that the remote host has failed.</text:p>
              </text:list-item>
              <text:list-item>
                <text:p text:style-name="P18">that the network has failed and the two components are out of communication.</text:p>
              </text:list-item>
              <text:list-item>
                <text:p text:style-name="P18">that the component is indicating that an error has occurred and it should be considered as dead.</text:p>
              </text:list-item>
            </text:list>
            <text:list text:style-name="WW8Num91">
              <text:list-item>
                <text:p text:style-name="P42">The default <text:span text:style-name="code_20_inline"><text:span text:style-name="T3">Compound</text:span></text:span> semantics is to terminate itself under any of these circumstances and hence the whole application follows suit – again alternative semantics may be defined.</text:p>
              </text:list-item>
            </text:list>
            <text:p text:style-name="Text_20_body">On the child side, it monitors how frequently the parent is checking its state. If the parent misses more than a specified number of heart-beats, the child assumes that the parent has failed, or there is a network failure, and handles the failure – again the default is to terminate itself (and hence any part of the application below it in the hierarchy).</text:p>
            <text:p text:style-name="Text_20_body">Should the parent or network recover, the child will respond with an exception to any request for status, and the parent and hence the rest of the application will terminate by default.</text:p>
            <text:p text:style-name="Text_20_body"><text:s/>If the default behaviour needs to be changed, the report to the component is done via a call to the method <text:span text:style-name="code_20_inline"><text:span text:style-name="T3">sfLivenessFailure</text:span></text:span>. This method, in the default implementation provided by <text:span text:style-name="code_20_inline">PrimImpl</text:span>, simply terminates. This method may be over-ridden if required.</text:p>
            <text:p text:style-name="Text_20_body">To try to be a little more efficient, the SmartFrog system does not create a liveness thread for each component. Rather, it creates one for every component that is in a different process. This thread is responsible for checking all the components in the hierarchy downwards until it has checked a single level of remote components. Equally, it is only the “first” component that monitors whether it is being checked on a regular basis. Consequently, overheads for large numbers of components on one host are minimal. The following diagram makes this clear.</text:p>
            <text:p text:style-name="P43"><draw:frame draw:style-name="fr1" draw:name="Object6" text:anchor-type="as-char" svg:width="10.619cm" svg:height="7.959cm" draw:z-index="0"><draw:object-ole xlink:href="./Object 10" xlink:type="simple" xlink:show="embed" xlink:actuate="onLoad"/><draw:image xlink:href="./ObjectReplacements/Object 10" xlink:type="simple" xlink:show="embed" xlink:actuate="onLoad"/></draw:frame></text:p>
            <text:p text:style-name="Text_20_body">The frequency of liveness checking can be modified to balance responsiveness requirements and overheads in any particular system. Two attributes may be set:</text:p>
            <text:list text:style-name="WW8Num46">
              <text:list-item>
                <text:p text:style-name="P44"><text:span text:style-name="code_20_inline">sfLivenessDelay</text:span>: (default 15 seconds) how frequently in seconds should the liveness be checked. Zero indicates no checking.</text:p>
              </text:list-item>
              <text:list-item>
                <text:p text:style-name="P44"><text:bookmark-start text:name="_1066909529"/><text:span text:style-name="code_20_inline">s</text:span><text:bookmark-end text:name="_1066909529"/><text:span text:style-name="code_20_inline">fLivenessFactor</text:span>: (default 2 misses) how many missed heart-beats should be considered a parent failure.</text:p>
              </text:list-item>
            </text:list>
            <text:p text:style-name="Text_20_body">These may be modified for the entire system by setting them in prim.sf, or for all components rooted in a process by setting the attribute definitions in the process compound for that process, or it can be set for the sub-tree of a component by setting it in that component.</text:p>
            <text:p text:style-name="Text_20_body">Each component searches for the current value of these attributes up the containment tree up to the root (using an <text:span text:style-name="code_20_inline">ATTRIB</text:span> reference part). If it does not find them anywhere up the tree, including in the root component, the default is taken from the local process compound (this defines the defaults of 15 seconds and 2 misses given above). </text:p>
            <text:list text:style-name="WW8Num62">
              <text:list-item text:start-value="1">
                <text:h text:style-name="P33" text:outline-level="2" text:restart-numbering="true" text:start-value="1">Hooks</text:h>
              </text:list-item>
            </text:list>
          </text:deletion>
        </text:changed-region>
        <text:changed-region text:id="ct95345552">
          <text:deletion>
            <office:change-info>
              <dc:creator>unknown</dc:creator>
              <dc:date>2005-08-04T14:13:00</dc:date>
            </office:change-info>
            <text:h text:style-name="P21" text:outline-level="2"><text:s/>- Advanced</text:h>
          </text:deletion>
        </text:changed-region>
        <text:changed-region text:id="ct95345448">
          <text:deletion>
            <office:change-info>
              <dc:creator>unknown</dc:creator>
              <dc:date>2005-10-28T15:10:00</dc:date>
            </office:change-info>
            <text:h text:style-name="P21" text:outline-level="2">Liveness</text:h>
          </text:deletion>
        </text:changed-region>
        <text:changed-region text:id="ct95345344">
          <text:deletion>
            <office:change-info>
              <dc:creator>Steve Loughran</dc:creator>
              <dc:date>2005-09-19T11:09:00</dc:date>
            </office:change-info>
            <text:h text:style-name="P21" text:outline-level="2">s</text:h>
          </text:deletion>
        </text:changed-region>
        <text:changed-region text:id="ct95067080">
          <text:deletion>
            <office:change-info>
              <dc:creator>unknown</dc:creator>
              <dc:date>2005-10-28T15:10:00</dc:date>
            </office:change-info>
            <text:h text:style-name="P21" text:outline-level="2">t</text:h>
          </text:deletion>
        </text:changed-region>
        <text:changed-region text:id="ct95345240">
          <text:deletion>
            <office:change-info>
              <dc:creator>Steve Loughran</dc:creator>
              <dc:date>2005-09-19T11:09:00</dc:date>
            </office:change-info>
            <text:h text:style-name="P21" text:outline-level="2">r</text:h>
          </text:deletion>
        </text:changed-region>
        <text:changed-region text:id="ct95345136">
          <text:deletion>
            <office:change-info>
              <dc:creator>unknown</dc:creator>
              <dc:date>2005-10-28T15:10:00</dc:date>
            </office:change-info>
            <text:h text:style-name="P21" text:outline-level="2">er</text:h>
          </text:deletion>
        </text:changed-region>
        <text:changed-region text:id="ct95345032">
          <text:deletion>
            <office:change-info>
              <dc:creator>Steve Loughran</dc:creator>
              <dc:date>2005-09-19T11:09:00</dc:date>
            </office:change-info>
            <text:h text:style-name="P21" text:outline-level="2">e</text:h>
          </text:deletion>
        </text:changed-region>
        <text:changed-region text:id="ct95344928">
          <text:deletion>
            <office:change-info>
              <dc:creator>unknown</dc:creator>
              <dc:date>2005-10-28T15:10:00</dc:date>
            </office:change-info>
            <text:list text:style-name="WW8Num62">
              <text:list-item text:start-value="1">
                <text:list>
                  <text:list-item text:start-value="1">
                    <text:list>
                      <text:list-item text:start-value="1">
                        <text:h text:style-name="P45" text:outline-level="3" text:restart-numbering="true" text:start-value="1"><text:span text:style-name="code_20_inline"/></text:h>
                      </text:list-item>
                    </text:list>
                  </text:list-item>
                </text:list>
              </text:list-item>
            </text:list>
            <text:p text:style-name="Text_20_body">Every component, when created, adds two attributes to its collection of attributes. These are the hostname and process name in which the component is running. These are defined in the very earliest phase of the lifecycle, during construction. Consequently they are present during all other phases.</text:p>
            <text:list text:style-name="WW8Num62">
              <text:list-item text:start-value="1">
                <text:h text:style-name="P33" text:outline-level="2" text:restart-numbering="true" text:start-value="1"/>
              </text:list-item>
            </text:list>
          </text:deletion>
        </text:changed-region>
        <text:changed-region text:id="ct95344824">
          <text:deletion>
            <office:change-info>
              <dc:creator>unknown</dc:creator>
              <dc:date>2005-08-04T14:12:00</dc:date>
            </office:change-info>
            <text:h text:style-name="P46" text:outline-level="3"><text:s/>- Basic</text:h>
          </text:deletion>
        </text:changed-region>
        <text:changed-region text:id="ct95344720">
          <text:deletion>
            <office:change-info>
              <dc:creator>unknown</dc:creator>
              <dc:date>2005-10-28T15:10:00</dc:date>
            </office:change-info>
            <text:list text:style-name="WW8Num62">
              <text:list-item text:start-value="1">
                <text:list>
                  <text:list-item text:start-value="1">
                    <text:list>
                      <text:list-item text:start-value="1">
                        <text:h text:style-name="P47" text:outline-level="3" text:restart-numbering="true" text:start-value="1"><text:span text:style-name="code_20_inline"/></text:h>
                      </text:list-item>
                    </text:list>
                  </text:list-item>
                </text:list>
              </text:list-item>
            </text:list>
            <text:p text:style-name="Text_20_body">Attributes of a component are stored in a <text:span text:style-name="code_20_inline"><text:span text:style-name="T3">Context</text:span></text:span>, as defined by the <text:span text:style-name="code_20_inline"><text:span text:style-name="T3">ComponentDescription</text:span></text:span>, and made available through the <text:span text:style-name="code_20_inline"><text:span text:style-name="T3">Prim</text:span></text:span> interface using the <text:span text:style-name="code_20_inline"><text:span text:style-name="T3">sfResolve</text:span></text:span> method. However, it can be useful for a component to provide an attribute that is not stored within its context but is evaluated on demand, for example an attribute representing the current load on the component.</text:p>
            <text:p text:style-name="Text_20_body">For this, the request for an attribute value must be trapped, diverted from the lookup in the context, and the correct value returned. This is possible by understanding how a reference is de-referenced.</text:p>
            <text:p text:style-name="Text_20_body">The <text:span text:style-name="code_20_inline"><text:span text:style-name="T3">sfResolve</text:span></text:span> method is almost immediately converted into a request to resolve the reference from a specific index of the reference parts using the method</text:p>
            <text:p text:style-name="Code">Object sfResolve(Reference r, int index)</text:p>
            <text:p text:style-name="body_20_text_20_alternative">This method resolves one part to get to another ComponentDescription, and forwards the request adding one to the index. In this way the reference is eventually fully de-referenced and the attribute value returned.</text:p>
            <text:p text:style-name="body_20_text_20_alternative"/>
            <text:p text:style-name="Text_20_body">This method is implemented by <text:span text:style-name="code_20_inline"><text:span text:style-name="T3">PrimImpl</text:span></text:span>, and its default implementation is to look up in the context and forward if the reference is not yet completely de-referenced.</text:p>
            <text:p text:style-name="Text_20_body">The accepted way of trapping a request is to override the default implementation in the appropriate component class, checking to see if the attribute is one that needs special handling and if not, invoking the super-class method to continue as normal. If it has to be handled specially, carry out the appropriate processing and return the evaluated attribute value.</text:p>
            <text:p text:style-name="Text_20_body">This mechanism has some interesting possibilities. For example, it is possible to intercept a reference early on in its de-referencing process, within a component that may then use the rest of the reference parts to be a parameter to the component to evaluate its attribute value. This may be used, for example, to provide an adaptor into other naming and discovery technologies. </text:p>
            <text:p text:style-name="Text_20_body">Consider a component that uses a database to extract a value for an attribute given a table name, a key and the column name required. Assume further that this component has been deployed on a specific host, say <text:span text:style-name="code_20_inline"><text:span text:style-name="T3">db.smartfrog.org</text:span></text:span>, with the <text:span text:style-name="code_20_inline"><text:span text:style-name="T3">sfProcessComponentName</text:span></text:span> set to <text:span text:style-name="code_20_inline"><text:span text:style-name="T3">dbAccess</text:span></text:span>. Descriptions may now use references of the form</text:p>
            <text:p text:style-name="Code">foo LAZY HOST db.smartfrog.org:dbAccess:ttt:kkk:ccc</text:p>
            <text:p text:style-name="Text_20_body">where <text:span text:style-name="T3">ttt, kkk, ccc</text:span> are the table name, key and column respectively. This is again an example of how a component which is accessing the attribute <text:span text:style-name="T3">foo</text:span> need know little of how the attribute’s value is obtained. This is an issue for the configuration not for the component code.</text:p>
            <text:list text:style-name="WW8Num62">
              <text:list-item text:start-value="1">
                <text:h text:style-name="P47" text:outline-level="3" text:restart-numbering="true" text:start-value="1"><text:s/>sfHost and sfProcess Attributes</text:h>
              </text:list-item>
            </text:list>
          </text:deletion>
        </text:changed-region>
        <text:changed-region text:id="ct95055312">
          <text:deletion>
            <office:change-info>
              <dc:creator>unknown</dc:creator>
              <dc:date>2005-08-04T14:13:00</dc:date>
            </office:change-info>
            <text:h text:style-name="P46" text:outline-level="3"><text:s/>- Expert</text:h>
          </text:deletion>
        </text:changed-region>
        <text:changed-region text:id="ct95344616">
          <text:deletion>
            <office:change-info>
              <dc:creator>unknown</dc:creator>
              <dc:date>2005-10-28T15:10:00</dc:date>
            </office:change-info>
            <text:list text:style-name="WW8Num62">
              <text:list-item text:start-value="1">
                <text:list>
                  <text:list-item text:start-value="1">
                    <text:list>
                      <text:list-item text:start-value="1">
                        <text:h text:style-name="P47" text:outline-level="3" text:restart-numbering="true" text:start-value="1"><text:span text:style-name="code_20_inline"/></text:h>
                      </text:list-item>
                    </text:list>
                  </text:list-item>
                </text:list>
              </text:list-item>
            </text:list>
            <text:p text:style-name="Text_20_body">Given the use of <text:span text:style-name="code_20_inline">LAZY</text:span> links, with the ability to read attribute values many times, they may be used as a way of passing information between components. To provide the ability to add, remove and replace attribute values from the context, three methods are provided as part of the <text:span text:style-name="code_20_inline"><text:span text:style-name="T3">Prim</text:span></text:span> interface. Note that these descriptions of these methods do not accurately define the signature. These should be found from the Javadoc.</text:p>
            <text:p text:style-name="Code"><text:s text:c="2"/>public Object sfAddAttribute(Object name, Object value)</text:p>
            <text:p text:style-name="body_20_text_20_last_20_alternative">Add an attribute to the component's context. Values should be marshallable types if they are to be referenced remotely at run-time. <text:s/>If an attribute with this name already exists it is not replaced.</text:p>
            <text:p text:style-name="Code"><text:s text:c="2"/>public Object sfRemoveAttribute(Object name)</text:p>
            <text:p text:style-name="body_20_text_20_last_20_alternative">Remove named attribute from component context. Non present attribute names are ignored.</text:p>
            <text:p text:style-name="Code"><text:s text:c="2"/>public Object sfReplaceAttribute(Object name, Object value)</text:p>
            <text:p text:style-name="body_20_text_20_last_20_alternative">Replace named attribute in component context. If attribute is not present it is added to the context.</text:p>
            <text:list text:style-name="WW8Num62">
              <text:list-item text:start-value="1">
                <text:h text:style-name="P47" text:outline-level="3" text:restart-numbering="true" text:start-value="1">Trapping Accesses And Reference Adaptors</text:h>
              </text:list-item>
            </text:list>
          </text:deletion>
        </text:changed-region>
        <text:changed-region text:id="ct95344512">
          <text:deletion>
            <office:change-info>
              <dc:creator>unknown</dc:creator>
              <dc:date>2005-08-04T14:13:00</dc:date>
            </office:change-info>
            <text:h text:style-name="P46" text:outline-level="3"><text:s/>- Advanced</text:h>
          </text:deletion>
        </text:changed-region>
        <text:changed-region text:id="ct95344408">
          <text:deletion>
            <office:change-info>
              <dc:creator>unknown</dc:creator>
              <dc:date>2005-10-28T15:10:00</dc:date>
            </office:change-info>
            <text:list text:style-name="WW8Num62">
              <text:list-item text:start-value="1">
                <text:list>
                  <text:list-item text:start-value="1">
                    <text:list>
                      <text:list-item text:start-value="1">
                        <text:h text:style-name="P47" text:outline-level="3" text:restart-numbering="true" text:start-value="1"><text:span text:style-name="code_20_inline"/></text:h>
                      </text:list-item>
                    </text:list>
                  </text:list-item>
                </text:list>
              </text:list-item>
            </text:list>
            <text:p text:style-name="Text_20_body">The root reference part appears simple, but it can have some unexpected side effects. The meaning of the <text:span text:style-name="code_20_inline">ROOT</text:span> reference part is that, at the time of resolution, the <text:span text:style-name="code_20_inline"><text:span text:style-name="T3">ComponentDescription</text:span></text:span> or <text:span text:style-name="code_20_inline"><text:span text:style-name="T3">Compound</text:span></text:span><text:span text:style-name="T3">/</text:span><text:span text:style-name="code_20_inline"><text:span text:style-name="T3">Prim</text:span></text:span><text:span text:style-name="T3"> </text:span>hierarchy is traversed upwards from the point of initial resolution until there is no parent. This top <text:span text:style-name="code_20_inline"><text:span text:style-name="T3">ComponentDescription</text:span></text:span> or <text:span text:style-name="code_20_inline"><text:span text:style-name="T3">Component</text:span></text:span> is the root.</text:p>
            <text:p text:style-name="Text_20_body">Therefore, when a link is defined using the ROOT reference part, the ROOT refers to the file itself, the virtual <text:span text:style-name="code_20_inline">ComponentDescription</text:span> containing all the attributes at the top level.</text:p>
            <text:p text:style-name="Text_20_body">At run-time, however, this <text:span text:style-name="code_20_inline">ComponentDescription</text:span> no longer exists – the component called <text:span text:style-name="code_20_inline"><text:span text:style-name="T3">sfConfig</text:span></text:span> from that file is normally the new run-time root. Consequently, <text:span text:style-name="code_20_inline">LAZY</text:span> links with <text:span text:style-name="code_20_inline">ROOT</text:span> resolve differently from the way they would have done if they had not been lazy and had been resolved at the time of link resolution.</text:p>
            <text:p text:style-name="Text_20_body">The situation is even more confused, though, since the structure of the tree can change during the life of an application. For example, the use of <text:span text:style-name="code_20_inline"><text:span text:style-name="T2">sfDetach</text:span></text:span><text:span text:style-name="T2"> </text:span>changes the structure of the tree during its execution. This difficulty in pinning the meaning of <text:span text:style-name="code_20_inline">ROOT</text:span> can cause great confusion and therefore the use of <text:span text:style-name="code_20_inline">ROOT</text:span> should be limited to occasions where the semantics are clear.</text:p>
            <text:list text:style-name="WW8Num62">
              <text:list-item text:start-value="1">
                <text:h text:style-name="P47" text:outline-level="3" text:restart-numbering="true" text:start-value="1">Modifying Attributes Values</text:h>
              </text:list-item>
            </text:list>
          </text:deletion>
        </text:changed-region>
        <text:changed-region text:id="ct95344304">
          <text:deletion>
            <office:change-info>
              <dc:creator>unknown</dc:creator>
              <dc:date>2005-08-04T14:13:00</dc:date>
            </office:change-info>
            <text:h text:style-name="P46" text:outline-level="3"><text:s/>– Advanced</text:h>
          </text:deletion>
        </text:changed-region>
        <text:changed-region text:id="ct95344200">
          <text:deletion>
            <office:change-info>
              <dc:creator>unknown</dc:creator>
              <dc:date>2005-10-28T15:10:00</dc:date>
            </office:change-info>
            <text:list text:style-name="WW8Num62">
              <text:list-item text:start-value="1">
                <text:p text:style-name="P40">}</text:p>
              </text:list-item>
            </text:list>
            <text:p text:style-name="Code">}</text:p>
            <text:p text:style-name="Text_20_body">which is not the intended behaviour. If the link is made lazy, on the other hand, the resolution is carried out at run-time by the <text:span text:style-name="code_20_inline">Compound</text:span>/<text:span text:style-name="code_20_inline">Prim</text:span> hierarchy and instead of the <text:span text:style-name="code_20_inline">ComponentDescription</text:span> being copied, the RMI object reference of the component referenced is returned. Under these circumstances, <text:span text:style-name="code_20_inline"><text:span text:style-name="T3">comp2</text:span></text:span> would be able to call the exported methods of <text:span text:style-name="code_20_inline"><text:span text:style-name="T3">comp1</text:span></text:span>.</text:p>
            <text:list text:style-name="WW8Num62">
              <text:list-item text:start-value="1">
                <text:h text:style-name="P47" text:outline-level="3" text:restart-numbering="true" text:start-value="1">The Moving ROOT</text:h>
              </text:list-item>
            </text:list>
          </text:deletion>
        </text:changed-region>
        <text:changed-region text:id="ct95344096">
          <text:deletion>
            <office:change-info>
              <dc:creator>unknown</dc:creator>
              <dc:date>2005-08-04T11:55:00</dc:date>
            </office:change-info>
            <text:p text:style-name="P48"><text:s text:c="5"/></text:p>
          </text:deletion>
        </text:changed-region>
        <text:changed-region text:id="ct95343992">
          <text:deletion>
            <office:change-info>
              <dc:creator>unknown</dc:creator>
              <dc:date>2005-10-28T15:10:00</dc:date>
            </office:change-info>
            <text:list text:style-name="WW8Num62">
              <text:list-item text:start-value="1">
                <text:p text:style-name="P40">}</text:p>
              </text:list-item>
            </text:list>
            <text:p text:style-name="Code">}</text:p>
            <text:p text:style-name="Text_20_body"/>
            <text:p text:style-name="Text_20_body">The link to <text:span text:style-name="code_20_inline"><text:span text:style-name="T3">comp1</text:span></text:span> from within <text:span text:style-name="code_20_inline"><text:span text:style-name="T3">comp2</text:span></text:span> is defined as <text:span text:style-name="code_20_inline">LAZY</text:span>. This is because the link, if it de-referenced at the time of link resolution, results in a copy of the <text:span text:style-name="code_20_inline"><text:span text:style-name="T3">ComponentDescription</text:span></text:span> that is <text:span text:style-name="code_20_inline"><text:span text:style-name="T3">comp1</text:span></text:span> being placed within that of <text:span text:style-name="code_20_inline"><text:span text:style-name="T3">comp2</text:span></text:span> under the name <text:span text:style-name="code_20_inline"><text:span text:style-name="T3">otherComp</text:span></text:span>. Thus, if it were not <text:span text:style-name="code_20_inline">LAZY</text:span>, after resolution the result would be the resolved equivalent of</text:p>
            <text:p text:style-name="Code">sfConfig extends {</text:p>
            <text:p text:style-name="Code"><text:tab/>comp1 extends Prim { … }</text:p>
            <text:p text:style-name="Code"><text:tab/>comp2 extends Prim { …</text:p>
            <text:p text:style-name="Code"><text:tab/><text:tab/>otherComp extends Prim { … };</text:p>
            <text:list text:style-name="WW8Num62">
              <text:list-item text:start-value="1">
                <text:p text:style-name="P40"><text:s text:c="4"/></text:p>
              </text:list-item>
            </text:list>
          </text:deletion>
        </text:changed-region>
        <text:changed-region text:id="ct95026136">
          <text:deletion>
            <office:change-info>
              <dc:creator>unknown</dc:creator>
              <dc:date>2005-08-04T11:55:00</dc:date>
            </office:change-info>
            <text:p text:style-name="P48"><text:s text:c="5"/></text:p>
          </text:deletion>
        </text:changed-region>
        <text:changed-region text:id="ct95343888">
          <text:deletion>
            <office:change-info>
              <dc:creator>unknown</dc:creator>
              <dc:date>2005-10-28T15:10:00</dc:date>
            </office:change-info>
            <text:list text:style-name="WW8Num62">
              <text:list-item text:start-value="1">
                <text:list>
                  <text:list-item text:start-value="1">
                    <text:h text:style-name="P33" text:outline-level="2" text:restart-numbering="true" text:start-value="1"><text:span text:style-name="code_20_inline"/></text:h>
                  </text:list-item>
                </text:list>
              </text:list-item>
            </text:list>
            <text:h text:style-name="Heading_20_2" text:outline-level="3">Accessing Attributes At Runtime </text:h>
            <text:p text:style-name="Text_20_body">Attributes of a component are stored in a <text:span text:style-name="code_20_inline"><text:span text:style-name="T3">Context</text:span></text:span>, as defined by the <text:span text:style-name="code_20_inline"><text:span text:style-name="T3">ComponentDescription</text:span></text:span> used to create the component. These attributes may be accessed using the <text:span text:style-name="code_20_inline"><text:span text:style-name="T3">sfResolve</text:span></text:span> method of the <text:span text:style-name="code_20_inline"><text:span text:style-name="T3">Prim</text:span></text:span> interface. This method takes a reference and, relative to the component on which it the method is initially invoked, de-references it to obtain the desired attribute. This method may equally be used by any component, one that has an RMI reference to the object or by the component itself. If called within the body of component, the reference is de-referenced starting with the component itself.</text:p>
            <text:p text:style-name="Text_20_body">The <text:span text:style-name="code_20_inline"><text:span text:style-name="T3">sfResolve</text:span></text:span> method is defined as follows.</text:p>
            <text:p text:style-name="Code"><text:bookmark-start text:name="_Ref532625662"/>Object sfResolve(Reference r)<text:bookmark-end text:name="_Ref532625662"/></text:p>
            <text:p text:style-name="body_20_text_20_last_20_alternative">Locate an attribute when given a reference. This method resolves from the point in the component hierarchy that is the Prim on which it is called. References may be constructed using the class constructor (recommended) or the <text:span text:style-name="T3">fromString("…")</text:span> method defined on Reference to provide a simple, though inefficient, way of creating complex references. </text:p>
            <text:p text:style-name="Text_20_body">This method will return an <text:span text:style-name="T3">Object</text:span> that may be inspected using reflection or caste to an appropriate class. For most attributes it is clear from the context what the value returned should be. </text:p>
            <text:p text:style-name="Text_20_body">Although the above method is the primary one for accessing attributes, there are a number of other methods with a number of semantics – they are all documented in the Javadoc.</text:p>
            <text:h text:style-name="Heading_20_2" text:outline-level="3">LAZY links And RMI </text:h>
            <text:p text:style-name="Text_20_body">If the description contained a LAZY link, the link resolution phase would not have resolved it in advance – rather it would have left the reference to be the value of the attribute. There are now two possibilities when <text:span text:style-name="code_20_inline"><text:span text:style-name="T3">sfResolve</text:span></text:span> is invoked:</text:p>
            <text:list text:style-name="WW8Num13">
              <text:list-item text:start-value="1">
                <text:p text:style-name="WW-List_20_Bullet_20_2">That the reference is de-referenced at this point, returning the appropriate value.</text:p>
              </text:list-item>
              <text:list-item>
                <text:p text:style-name="WW-List_20_Bullet_20_2">That the reference itself is returned as the attribute value.</text:p>
              </text:list-item>
            </text:list>
            <text:p text:style-name="Text_20_body">The first of these semantics is that implemented by <text:span text:style-name="code_20_inline"><text:span text:style-name="T3">sfResolve</text:span></text:span><text:span text:style-name="T3"> </text:span>(though not by all methods in the <text:span text:style-name="code_20_inline">Prim</text:span> interface). Consequently, if an attribute is a <text:span text:style-name="code_20_inline">LAZY</text:span> link, it is silently de-referenced at the time it is accessed, following the parent-child component hierarchy in exactly the same way as is done with <text:span text:style-name="code_20_inline">ComponentDescription</text:span> declarations during link resolution.</text:p>
            <text:p text:style-name="Text_20_body">Note that the value returned by the resolution is not cached locally. It will be fetched each time the attribute is accessed. The value should be cached by the component itself if this is required.</text:p>
            <text:p text:style-name="Text_20_body">There are several reasons why a <text:span text:style-name="code_20_inline">LAZY</text:span> link might be used instead of a normal link, in spite of the fact that delaying access in this way is much less efficient – particularly so when the attribute referenced may be remote. These reasons are all related to the property that the value of the attribute is not available at time of link resolution.</text:p>
            <text:list text:style-name="WW8Num13">
              <text:list-item text:start-value="1">
                <text:p text:style-name="WW-List_20_Bullet_20_2">The attribute referenced may be set at run-time by the component, or may continually change its value and must be read many times. This variability is the reason for not automatically caching values locally.</text:p>
              </text:list-item>
              <text:list-item>
                <text:p text:style-name="WW-List_20_Bullet_20_2">The link may reference a component with the intention of obtaining the RMI object reference of the component</text:p>
              </text:list-item>
            </text:list>
            <text:p text:style-name="Text_20_body">Consider the following example:</text:p>
            <text:p text:style-name="Code">sfConfig extends {</text:p>
            <text:p text:style-name="Code"><text:tab/>comp1 extends Prim { … }</text:p>
            <text:p text:style-name="Code"><text:tab/>comp2 extends Prim { …</text:p>
            <text:p text:style-name="Code"><text:tab/><text:tab/>otherComp LAZY comp1;</text:p>
            <text:list text:style-name="WW8Num62">
              <text:list-item text:start-value="1">
                <text:p text:style-name="P40"><text:s text:c="4"/></text:p>
              </text:list-item>
            </text:list>
          </text:deletion>
        </text:changed-region>
        <text:changed-region text:id="ct95025992">
          <text:deletion>
            <office:change-info>
              <dc:creator>unknown</dc:creator>
              <dc:date>2005-08-04T14:13:00</dc:date>
            </office:change-info>
            <text:h text:style-name="P21" text:outline-level="2"><text:s/>- Basic</text:h>
          </text:deletion>
        </text:changed-region>
        <text:changed-region text:id="ct95343784">
          <text:deletion>
            <office:change-info>
              <dc:creator>unknown</dc:creator>
              <dc:date>2005-10-28T15:10:00</dc:date>
            </office:change-info>
            <text:list text:style-name="WW8Num62">
              <text:list-item text:start-value="1">
                <text:list>
                  <text:list-item text:start-value="1">
                    <text:h text:style-name="P33" text:outline-level="2" text:restart-numbering="true" text:start-value="1"><text:span text:style-name="code_20_inline"/></text:h>
                  </text:list-item>
                </text:list>
              </text:list-item>
            </text:list>
            <text:p text:style-name="Text_20_body">In SmartFrog, the term deployment is used to indicate the creation of the components in response to the system being given a suitable parsed and resolved description. A parsed component description may be deployed in two primary ways:</text:p>
            <text:list text:style-name="WW8Num13">
              <text:list-item text:start-value="1">
                <text:p text:style-name="WW-List_20_Bullet_20_2">by invoking the <text:span text:style-name="code_20_inline"><text:span text:style-name="T3">sfDeployComponentDescription</text:span></text:span> method on a compound, and passing the parsed component to it – this would on the whole be restricted to those cases when the compound is to be the parent, or when it is simply desired to have the initial deployment occur near the compound (i.e. in the same JVM).</text:p>
              </text:list-item>
              <text:list-item>
                <text:p text:style-name="WW-List_20_Bullet_20_2">by <text:s/>invoking the same method on the <text:span text:style-name="code_20_inline"><text:span text:style-name="T3">ProcessCompound</text:span></text:span> of the SmartFrog JVM in which the top-level component should be created, though any use of deployment control attributes, such as <text:span text:style-name="code_20_inline"><text:span text:style-name="T3">sfProcessHost</text:span></text:span>, may still cause the component to be deployed elsewhere.</text:p>
              </text:list-item>
            </text:list>
            <text:p text:style-name="Text_20_body">The SmartFrog system uses the second of these two mechanisms for deploying the descriptions that are given to it on the command-line.</text:p>
            <text:p text:style-name="Text_20_body">In either case, the deployment semantics are identical and proceeds as follows:</text:p>
            <text:list text:style-name="WW8Num13">
              <text:list-item text:start-value="1">
                <text:p text:style-name="WW-List_20_Bullet_20_2">The compound passes the top description to the deployer.</text:p>
              </text:list-item>
              <text:list-item>
                <text:p text:style-name="WW-List_20_Bullet_20_2">The deployer, if it is the right one, examines the description for the attribute <text:span text:style-name="code_20_inline"><text:span text:style-name="T3">sfClass</text:span></text:span>, extracts the class-name and creates an instance of the component class using the default constructor. If it is not the correct deployer, it locates and passes on the request – see section <text:bookmark-ref text:reference-format="chapter" text:ref-name="_Ref531408147"/> for a description of how this is done.</text:p>
              </text:list-item>
              <text:list-item>
                <text:p text:style-name="WW-List_20_Bullet_20_2">The instance is initialized using the <text:span text:style-name="code_20_inline"><text:span text:style-name="T3">sfDeployWith</text:span></text:span> method, being passed its component description as a parameter.</text:p>
              </text:list-item>
            </text:list>
            <text:list text:style-name="WW8Num69">
              <text:list-item text:start-value="1">
                <text:p text:style-name="P18">If the component is a prim, it carries out some basic initialization and returns.</text:p>
              </text:list-item>
              <text:list-item>
                <text:p text:style-name="P18">If the component is a compound, it examines the attributes of the description and extracts those that are non-lazy component descriptions. It passes these descriptions to the deployer to create an instance of its subcomponents.</text:p>
              </text:list-item>
            </text:list>
            <text:list text:style-name="WW8Num13">
              <text:list-item text:start-value="1">
                <text:p text:style-name="WW-List_20_Bullet_20_2">The object reference (possibly remote) is returned as the result of the <text:span text:style-name="code_20_inline"><text:span text:style-name="T3">sfDeployComponentDescription</text:span></text:span> method call. The receiving object is then responsible for invoking the remaining lifecycle methods in the correct order.</text:p>
              </text:list-item>
            </text:list>
            <text:p text:style-name="Text_20_body">A number of facts should be noted. Firstly, that any component tagged <text:span text:style-name="code_20_inline">LAZY</text:span> is not deployed by its parent compound – this leaves the description to be used as structured data or for later programmatic deployment. Secondly, the semantics of what is considered a component in a description is not defined by the framework; rather it is defined by the compound component. This alternation of responsibility between the deployer to create a single instance of a component and the component to decide the next steps is an important feature of the deployment mechanisms within the SmartFrog framework. The last fact is that the follow-up initialize/start lifecycle is entirely up to the components that control the deployment – they are responsible for invoking these methods. It is true that the framework will invoke a specific lifecycle on the initial descriptions that are passed on the command-line – however, any other component that initiates a deployment may chose to impose a different lifecycle if so desired.</text:p>
            <text:h text:style-name="Heading_20_2" text:outline-level="3">Selecting Deployers</text:h>
            <text:p text:style-name="Text_20_body">A deployer is a Java object that is capable of creating an instance of a component in a specific place, as described by attributes in the component description. SmartFrog comes with three deployers, each providing a little more capability than the previous. Some of the services supplied with SmartFrog may add additional deployers. There are two aspects to cover</text:p>
            <text:list text:style-name="WW8Num13">
              <text:list-item text:start-value="1">
                <text:p text:style-name="WW-List_20_Bullet_20_2">how a deployer is chosen</text:p>
              </text:list-item>
              <text:list-item>
                <text:p text:style-name="WW-List_20_Bullet_20_2"><text:bookmark-start text:name="_Ref531408147"/>how each deployer i<text:bookmark-end text:name="_Ref531408147"/>nterprets the attributes to select a location for deployment. </text:p>
              </text:list-item>
            </text:list>
            <text:p text:style-name="Text_20_body">The first of these is either the class defined by the <text:span text:style-name="code_20_inline"><text:span text:style-name="T3">sfDeployerClass</text:span></text:span><text:span text:style-name="T9"> </text:span>attribute of the component description to be deployed or the default deployer if this is not provided. The default is an instance of the <text:span text:style-name="code_20_inline"><text:span text:style-name="T3">PrimProcessDeployerImpl</text:span></text:span> class. Thus in the example</text:p>
            <text:p text:style-name="Code">sfConfig extends Compound {</text:p>
            <text:p text:style-name="Code"><text:s text:c="4"/>sfDeployerClass "org.smartfrog.example.NewDeployer";</text:p>
            <text:p text:style-name="Code"><text:s text:c="4"/>…</text:p>
            <text:p text:style-name="Code">}</text:p>
            <text:p text:style-name="Text_20_body"/>
            <text:p text:style-name="Text_20_body">The component will be deployed with the <text:span text:style-name="code_20_inline"><text:span text:style-name="T3">NewDeployer</text:span></text:span> class. If this attribute had not been present, the default would be used. Each component in a hierarchy may be deployed with a different deployer.</text:p>
            <text:p text:style-name="Text_20_body">The three deployers provided by the core SmartFrog system are as follows:</text:p>
            <text:list text:style-name="WW8Num13">
              <text:list-item text:start-value="1">
                <text:p text:style-name="WW-List_20_Bullet_20_2"><text:span text:style-name="code_20_inline">PrimDeployerImpl</text:span> – deploys the component in the current JVM, ignoring any other attributes</text:p>
              </text:list-item>
              <text:list-item>
                <text:p text:style-name="WW-List_20_Bullet_20_2"><text:span text:style-name="code_20_inline">PrimHostDeployerImpl</text:span> <text:s/>- deploys the component in the root process compound of the host whose name is provided in by the <text:span text:style-name="code_20_inline"><text:span text:style-name="T3">sfProcessHost</text:span></text:span> attribute. If no name is provided, the current JVM is used.</text:p>
              </text:list-item>
              <text:list-item>
                <text:p text:style-name="WW-List_20_Bullet_20_2"><text:span text:style-name="code_20_inline">PrimProcessDeployerImpl</text:span> – deploys the component in the named process (or the root process if not provided) of the specified host. If neither is provided, the deployer <text:s/>uses the current JVM. The process name is defined using the <text:span text:style-name="code_20_inline"><text:span text:style-name="T3">sfProcessName</text:span></text:span> attribute, the host using the <text:span text:style-name="code_20_inline"><text:span text:style-name="T3">sfProcessHost</text:span></text:span> attribute. This is the default deployer.</text:p>
              </text:list-item>
            </text:list>
            <text:p text:style-name="Text_20_body">Thus, the following description will be deployed on the appropriate host and process, given that the default deployer will be selected.</text:p>
            <text:p text:style-name="Code">sfConfig extends Compound {</text:p>
            <text:p text:style-name="Code"><text:s text:c="4"/>sfProcessHost “sfhost.smartfrog.org”;</text:p>
            <text:p text:style-name="Code"><text:s text:c="4"/>sfProcessName “example”;</text:p>
            <text:p text:style-name="Code"><text:s text:c="4"/>…</text:p>
            <text:p text:style-name="Code">}</text:p>
            <text:p text:style-name="Text_20_body"/>
            <text:p text:style-name="Text_20_body">A description of processes, root processes and named sub-processes, is given in section <text:bookmark-ref text:reference-format="chapter" text:ref-name="_Ref531422958"/>.</text:p>
            <text:h text:style-name="Heading_20_2" text:outline-level="3">Termination </text:h>
            <text:p text:style-name="Text_20_body">Termination may be initiated on a component in one of three ways:</text:p>
            <text:list text:style-name="WW8Num13">
              <text:list-item text:start-value="1">
                <text:p text:style-name="WW-List_20_Bullet_20_2">By a call of the API method <text:span text:style-name="code_20_inline"><text:span text:style-name="T3">sfTerminate(…)</text:span></text:span> by a thread started by the component, or from an external source such as a management system.</text:p>
              </text:list-item>
              <text:list-item>
                <text:p text:style-name="WW-List_20_Bullet_20_2">From the parent of the component.</text:p>
              </text:list-item>
              <text:list-item>
                <text:p text:style-name="WW-List_20_Bullet_20_2">From a child of the component, indicating that the child has terminated – although depending on the semantics of the compound, this may trigger an action other than the propagation of termination. The standard <text:span text:style-name="code_20_inline">CompoundImpl</text:span>, though, will propagate this termination to itself, the other children and its parent.</text:p>
              </text:list-item>
            </text:list>
            <text:p text:style-name="Text_20_body">Whereas for most of the component lifecycle stages, the compounds and primitives are stepped synchronously through the cycle – each is created before any are initialized, and each is initialized before any is started – this is not necessarily a good model for termination. In many cases, termination may be carried out asynchronously. Indeed, in the case of failure of a component or the network, this is an absolute necessity. In other cases, it may be desirable to terminate in a specified order whenever possible.</text:p>
            <text:p text:style-name="Text_20_body">SmartFrog allows a degree of control over the termination process. The default model is to terminate asynchronously, notifying parent component and child components in arbitrary order, and calling the termination template method on the component – the <text:span text:style-name="code_20_inline"><text:span text:style-name="T3">sfTerminateWith(…)</text:span></text:span> method – at some point in that process.</text:p>
            <text:p text:style-name="Text_20_body">If a component must be terminated synchronously, the attribute <text:span text:style-name="code_20_inline"><text:span text:style-name="T3">sfSyncTerminate</text:span></text:span> must be set to the boolean value <text:span text:style-name="code_20_inline"><text:span text:style-name="T3">true</text:span></text:span>. If not set, or set to <text:span text:style-name="T3">false</text:span>, the component will terminate asynchronously. </text:p>
            <text:h text:style-name="Heading_20_3" text:outline-level="4">Synchronous Termination </text:h>
            <text:p text:style-name="Text_20_body">Synchronous termination causes a component to carry out the following steps in order:</text:p>
            <text:list text:style-name="WW8Num13">
              <text:list-item text:start-value="1">
                <text:p text:style-name="WW-List_20_Bullet_20_2">Inform the children to terminate, waiting for each to be complete until the next is invoked. This is done in the order of definition in the component description.</text:p>
              </text:list-item>
              <text:list-item>
                <text:p text:style-name="WW-List_20_Bullet_20_2">Terminate self by calling the <text:span text:style-name="code_20_inline"><text:span text:style-name="T3">sfTerminateWith</text:span></text:span> template method.</text:p>
              </text:list-item>
              <text:list-item>
                <text:p text:style-name="WW-List_20_Bullet_20_2">Notify parent that termination has occurred, if not initially told by the parent to terminate.</text:p>
              </text:list-item>
            </text:list>
            <text:p text:style-name="Text_20_body">Note that a child component need not terminate itself synchronously, this is set by the attributes within the child. If it is desired that all components terminate synchronously, the definition of <text:span text:style-name="code_20_inline"><text:span text:style-name="T3">Prim</text:span></text:span> should be modified in the file <text:span text:style-name="code_20_inline"><text:span text:style-name="T3">components.sf</text:span></text:span> to include the appropriate attribute.</text:p>
            <text:h text:style-name="Heading_20_3" text:outline-level="4">Asynchronous Termination</text:h>
            <text:p text:style-name="Text_20_body">This is the default mode of termination. The same three steps are undertaken, though the children are all informed of the need to terminate in separate threads that are created for this purpose. The implications of this are that there may be some delay in the termination process, that resources may not be freed immediately. However, it also means that long termination sequences are scheduled independently of notifying its termination to its parent. This fast notification may be important for fault tolerance purposes, for example.</text:p>
            <text:h text:style-name="Heading_20_3" text:outline-level="4">Terminator Thread</text:h>
            <text:p text:style-name="Text_20_body">As mentioned in section 9.2.2, asynchronous termination is done using a separate thread. Terminator thread provides a standard way of asynchronously terminating <text:span text:style-name="code_20_inline">SmartFrog</text:span> components. This class is defined in <text:span text:style-name="code_20_inline">org.smartfrog.sfcore.common</text:span> package. For example:</text:p>
            <text:p text:style-name="Code">// create an instance of terminator thread by passing component reference and termination record</text:p>
            <text:p text:style-name="Code">TerminatorThread terminator = new TerminatorThread(compRef, <text:s text:c="6"/><text:tab/><text:tab/><text:tab/><text:tab/><text:tab/><text:tab/><text:tab/><text:tab/>terminationRec);</text:p>
            <text:p text:style-name="Code">// Start the thread</text:p>
            <text:p text:style-name="Code">terminator.start();</text:p>
            <text:p text:style-name="Code"/>
            <text:p text:style-name="Code">// Terminator thread object can also be constucted using another constuctor</text:p>
            <text:p text:style-name="Code">public TerminatorThread(Prim target, Throwable t, Reference compId);</text:p>
            <text:p text:style-name="Text_20_body"/>
            <text:p text:style-name="Text_20_body">Some utility methods are available in the <text:span text:style-name="code_20_inline">TerminatorThread</text:span> class:</text:p>
            <text:p text:style-name="Code">// returns a TerminatorThread object which does not notify</text:p>
            <text:p text:style-name="Code">// components parent while terminating the component </text:p>
            <text:p text:style-name="Code">public TerminatorThread quietly();</text:p>
            <text:p text:style-name="Code"/>
            <text:p text:style-name="Code">// returns a TerminatorThread object which </text:p>
            <text:p text:style-name="Code">// detaches the component from parent before terminating</text:p>
            <text:p text:style-name="Code">// the component</text:p>
            <text:p text:style-name="Code">public TerminatorThread detach();</text:p>
            <text:p text:style-name="Code"/>
            <text:p text:style-name="Code">// returns a TerminatorThread object which</text:p>
            <text:p text:style-name="Code">// <text:s/>does not terminate the underlying component</text:p>
            <text:p text:style-name="Code">public TerminatorThread dontTerminate();</text:p>
            <text:list text:style-name="WW8Num62">
              <text:list-item text:start-value="1">
                <text:h text:style-name="P33" text:outline-level="2" text:restart-numbering="true" text:start-value="1">Attributes, LAZY Links and RMI Object References</text:h>
              </text:list-item>
            </text:list>
          </text:deletion>
        </text:changed-region>
        <text:changed-region text:id="ct94972360">
          <text:deletion>
            <office:change-info>
              <dc:creator>unknown</dc:creator>
              <dc:date>2005-08-04T14:13:00</dc:date>
            </office:change-info>
            <text:h text:style-name="P21" text:outline-level="2"><text:s/>- Advanced</text:h>
          </text:deletion>
        </text:changed-region>
        <text:changed-region text:id="ct95343680">
          <text:deletion>
            <office:change-info>
              <dc:creator>unknown</dc:creator>
              <dc:date>2005-10-28T15:10:00</dc:date>
            </office:change-info>
            <text:h text:style-name="P21" text:outline-level="2">Deployment In Detail</text:h>
          </text:deletion>
        </text:changed-region>
        <text:changed-region text:id="ct95343576">
          <text:deletion>
            <office:change-info>
              <dc:creator>unknown</dc:creator>
              <dc:date>2005-08-03T14:02:00</dc:date>
            </office:change-info>
            <text:list text:style-name="WW8Num62">
              <text:list-item text:start-value="1">
                <text:h text:style-name="P33" text:outline-level="2" text:restart-numbering="true" text:start-value="1"><text:span text:style-name="code_20_inline"/></text:h>
              </text:list-item>
              <text:list-item>
                <text:h text:style-name="P33" text:outline-level="2"/>
              </text:list-item>
            </text:list>
          </text:deletion>
        </text:changed-region>
        <text:changed-region text:id="ct95343472">
          <text:deletion>
            <office:change-info>
              <dc:creator>unknown</dc:creator>
              <dc:date>2005-10-28T15:10:00</dc:date>
            </office:change-info>
            <text:list text:style-name="WW8Num62">
              <text:list-item text:start-value="1">
                <text:list>
                  <text:list-item text:start-value="1">
                    <text:h text:style-name="P33" text:outline-level="2" text:restart-numbering="true" text:start-value="1"><text:span text:style-name="code_20_inline"/></text:h>
                  </text:list-item>
                </text:list>
              </text:list-item>
            </text:list>
            <text:p text:style-name="Text_20_body">SmartFrog provides the ability to create collections of components with certain semantic guarantees. These collections – whatever their semantics – are known as compounds. SmartFrog provides a small number of these collections; others may be defined as required. The primary collection component is simply known as “<text:span text:style-name="code_20_inline">Compound</text:span>” and is the root of all other collections.</text:p>
            <text:p text:style-name="Text_20_body">There are three aspects to consider with <text:span text:style-name="code_20_inline">Compound</text:span></text:p>
            <text:list text:style-name="WW8Num30">
              <text:list-item>
                <text:p text:style-name="P49">The component description for compound – contained in the file "<text:span text:style-name="code_20_inline">/</text:span><text:span text:style-name="code_20_inline"><text:span text:style-name="T3">org/smartfrog/components.sf"</text:span></text:span>.</text:p>
              </text:list-item>
              <text:list-item>
                <text:p text:style-name="P49">The interface <text:span text:style-name="code_20_inline"><text:span text:style-name="T3">Compound.java</text:span></text:span>.</text:p>
              </text:list-item>
              <text:list-item>
                <text:p text:style-name="P49">the implementation of the base class of all compounds: <text:span text:style-name="code_20_inline"><text:span text:style-name="T3">CompoundImpl.java</text:span></text:span>.</text:p>
              </text:list-item>
            </text:list>
            <text:h text:style-name="Heading_20_2" text:outline-level="3">Compound Component Descriptions</text:h>
            <text:p text:style-name="Text_20_body">The component description is an extension of the component description <text:span text:style-name="code_20_inline"><text:span text:style-name="T3">Prim</text:span></text:span> and adds attributes relevant to the liveness mechanisms and, importantly, it adds the <text:span text:style-name="code_20_inline"><text:span text:style-name="T3">sfClass</text:span></text:span> attribute to ensure that the compound component description generates an instance of the <text:span text:style-name="code_20_inline"><text:span text:style-name="T3">CompoundImpl</text:span></text:span> class when deployed.</text:p>
            <text:p text:style-name="Text_20_body">In order to define a collection of components, the description must extend Compound and add any <text:span text:style-name="code_20_inline"><text:span text:style-name="T3">Prims</text:span></text:span> or <text:span text:style-name="code_20_inline"><text:span text:style-name="T3">Compounds</text:span></text:span> that are required. For example</text:p>
            <text:p text:style-name="Code">#include "org/smartfrog/components.sf"</text:p>
            <text:p text:style-name="Code">sfConfig extends Compound {</text:p>
            <text:p text:style-name="Code"><text:s text:c="8"/>component1 extends Comopund {</text:p>
            <text:p text:style-name="Code"><text:s text:c="12"/>foo extends Prim { sfClass "…"; }</text:p>
            <text:p text:style-name="Code"><text:s text:c="12"/>bar extends Prim { sfClass "…"; }</text:p>
            <text:p text:style-name="Code"><text:s text:c="8"/>}</text:p>
            <text:p text:style-name="Code"><text:s text:c="8"/>baz extends Prim {sfClass "…"; }</text:p>
            <text:p text:style-name="Code">}</text:p>
            <text:p text:style-name="Text_20_body"/>
            <text:p text:style-name="Text_20_body">defines the system to be a collection containing a sub-collection and a primitive. The sub-collection <text:span text:style-name="code_20_inline"><text:span text:style-name="T3">component1</text:span></text:span> contains two primitives. Note that the extension of the <text:span text:style-name="code_20_inline"><text:span text:style-name="T3">Compound</text:span></text:span> does not contain an <text:span text:style-name="code_20_inline"><text:span text:style-name="T3">sfClass</text:span></text:span> attribute as this is supplied by the definition of <text:span text:style-name="code_20_inline"><text:span text:style-name="T3">Compound</text:span></text:span> in the include file.</text:p>
            <text:h text:style-name="Heading_20_2" text:outline-level="3">The Compound Interface</text:h>
            <text:p text:style-name="Text_20_body">The Compound interface, in the package <text:span text:style-name="code_20_inline"><text:span text:style-name="T3">org.smartfrog.sfcore.compound</text:span></text:span>, <text:s/>is an extension of the Prim interface, hence any compound is by definition also a primitive component. It also defines a number of additional features:</text:p>
            <text:list text:style-name="WW8Num111">
              <text:list-item>
                <text:p text:style-name="P50">Compound extends the interface <text:span text:style-name="code_20_inline"><text:span text:style-name="T3">ChildMinder</text:span></text:span> that provides methods for registering and removing child components. These methods will rarely be used by SmartFrog programmers as they are automatically invoked as required by the underlying system. These methods are documented in the Javadoc for the interface.</text:p>
              </text:list-item>
              <text:list-item>
                <text:p text:style-name="P50">Compound directly defines a number of methods to allow applications, should they desire it, to deploy additional application descriptions. Although in the normal course of events this will not be used directly by SmartFrog programmers, it is sufficiently frequently used to merit some further explanation here. There are three methods:</text:p>
              </text:list-item>
            </text:list>
            <text:p text:style-name="Code">public Prim sfDeployComponentDescription(Object name,</text:p>
            <text:p text:style-name="Code"><text:s text:c="41"/>Compound parent,</text:p>
            <text:p text:style-name="Code"><text:s text:c="41"/>ComponentDescription cmp, </text:p>
            <text:p text:style-name="Code"><text:s text:c="41"/>Context parms)</text:p>
            <text:p text:style-name="Code"><text:s text:c="15"/>throws RemoteException, SmartFrogException;</text:p>
            <text:p text:style-name="Code">public Prim sfCreateNewChild(Object name,</text:p>
            <text:p text:style-name="Code"><text:s text:c="29"/>ComponentDescription cmp, </text:p>
            <text:p text:style-name="Code"><text:s text:c="29"/>Context parms)</text:p>
            <text:p text:style-name="Code"><text:s text:c="15"/>throws RemoteException, SmartFrogException;</text:p>
            <text:p text:style-name="Code">public Prim sfCreateNewApp(ComponentDescription cmp, </text:p>
            <text:p text:style-name="Code"><text:s text:c="27"/>Context parms)</text:p>
            <text:p text:style-name="Code"><text:s text:c="15"/>throws RemoteException, SmartFrogException;</text:p>
            <text:p text:style-name="Text_20_body"/>
            <text:p text:style-name="Text_20_body">The first of these is primarily intended to be an internal method for use by the framework and should be used cautiously by programmers. The method is given a component description that has already been parsed and resolved and deploys it (i.e., creates and calls <text:span text:style-name="code_20_inline">sfDeployWith(...)</text:span>) with the following additional aspects:</text:p>
            <text:list text:style-name="WW8Num63">
              <text:list-item>
                <text:p text:style-name="P51">A parent, an existing <text:span text:style-name="code_20_inline">Compound</text:span> including the one implementing the called method, may be provided, or <text:span text:style-name="code_20_inline">null</text:span> if no parent is required. If no parent is provided, a wholly new application is created.</text:p>
              </text:list-item>
              <text:list-item>
                <text:p text:style-name="P51">The name by which this component is to be known within that parent compound – again may be null if a parent is not required</text:p>
              </text:list-item>
              <text:list-item>
                <text:p text:style-name="P51">A set of additional attributes that should be placed into the top-level component description before deployment.</text:p>
              </text:list-item>
            </text:list>
            <text:list text:style-name="WW8Num37">
              <text:list-header>
                <text:p text:style-name="P52">This method is used by the SmartFrog system itself to build the complete component hierarchy. Note that since the remainder of the lifecycle is not invoked, this is up to the programmer to do, ensuring that no part-deployed components are left polluting the system. Users must also be careful of synchronization issues and ensure that lifecycle methods are not invoked twice by error (easy to do without care)..</text:p>
                <text:p text:style-name="P52">The next two methods are designed for component programmers, as they encapsulate a higher-level of functionality. In particular, they both involve the whole of the start-up lifecycle (<text:span text:style-name="code_20_inline">sfDeployWith</text:span>, <text:span text:style-name="code_20_inline">sfDeploy</text:span> and <text:span text:style-name="code_20_inline">sfStart</text:span>), and have standard error handling behaviour, and the handling of the synchronization and multiple lifecycle aspects.</text:p>
                <text:p text:style-name="P52">The first of the two methods, <text:span text:style-name="code_20_inline">sfCreateNewChild</text:span>, is used to create a new application part as a child of an existing compound. The way to achieve this is by invoking the method on that compound with (in addition to the description):</text:p>
              </text:list-header>
            </text:list>
            <text:list text:style-name="WW8Num63">
              <text:list-item text:start-value="1">
                <text:p text:style-name="P51">The name by which this component is to be known within that parent compound – again may be null if a parent is not required</text:p>
              </text:list-item>
              <text:list-item>
                <text:p text:style-name="P51">A set of additional attributes that should be placed into the top-level component description before deployment.</text:p>
              </text:list-item>
            </text:list>
            <text:p text:style-name="Text_20_body">The error handling during the lifecycle is defined to be to detach and terminate the new child, if necessary, and to throw an appropriate exception in the calling thread.</text:p>
            <text:p text:style-name="Text_20_body">The second of these methods, <text:span text:style-name="code_20_inline">sfCreateNewApp</text:span>, is used to create a new application which is its own root – it has not parent. Consequently, no parent is required, and no name for it to be associated with within a parent. Consequently, in addition to the description, the only additional data required is</text:p>
            <text:list text:style-name="WW8Num63">
              <text:list-item text:start-value="1">
                <text:p text:style-name="P51">A set of additional attributes that should be placed into the top-level component description before deployment.</text:p>
              </text:list-item>
            </text:list>
            <text:p text:style-name="Text_20_body">The error handling during the lifecycle is defined to be to terminate the application (there is no need to detach – it is a new root), and to throw an appropriate exception in the calling thread.</text:p>
            <text:h text:style-name="Heading_20_2" text:outline-level="3">CompoundImpl</text:h>
            <text:p text:style-name="Text_20_body">The class <text:span text:style-name="code_20_inline">CompoundImpl</text:span> in package <text:span text:style-name="code_20_inline">org.smartfrog.sfcore.compound</text:span> is the implementation of the core capabilities of SmartFrog collections. In addition to being the class which is extended whenever a new type of Compound is defined, it provides all the semantics for one of the most common type of grouping – the shared-lifecycle component collection.</text:p>
            <text:p text:style-name="Text_20_body">The purpose of the <text:span text:style-name="code_20_inline">CompoundImpl</text:span> is to provide a collection with the following semantics:</text:p>
            <text:list text:style-name="WW8Num69">
              <text:list-item text:start-value="1">
                <text:p text:style-name="WW-List_20_Bullet">The <text:span text:style-name="code_20_inline"><text:span text:style-name="T3">Compound</text:span></text:span> provides a notion of child component – one for whose lifecycle it is responsible. A child is an attribute of the <text:span text:style-name="code_20_inline"><text:span text:style-name="T3">Compound</text:span></text:span>, but also has a specific relationship relative to lifecycle management and failure monitoring.</text:p>
              </text:list-item>
              <text:list-item>
                <text:p text:style-name="WW-List_20_Bullet">The <text:span text:style-name="code_20_inline"><text:span text:style-name="T3">Compound</text:span></text:span> and its sub-components share an identical lifecycle, i.e.</text:p>
              </text:list-item>
              <text:list-item>
                <text:p text:style-name="P18">whenever the compound is created, so are the sub-components in order of definition</text:p>
              </text:list-item>
              <text:list-item>
                <text:p text:style-name="P18">whenever the compound is initialized, so are the sub-components in order of definition</text:p>
              </text:list-item>
              <text:list-item>
                <text:p text:style-name="P18">whenever the compound is started, so are the sub-components in order of definition </text:p>
              </text:list-item>
              <text:list-item>
                <text:p text:style-name="P18">whenever the compound fails or is terminated, so are the sub-components; this may be done asynchronously or synchronously in order of definition</text:p>
              </text:list-item>
            </text:list>
            <text:list text:style-name="WW8Num57">
              <text:list-item>
                <text:p text:style-name="P53">This phasing of the lifecycle is of extreme importance to the SmartFrog system. The phasing carries through the hierarchy of the compounds and effectively provides a top-down, depth-first traversal of the compound parent-child containment tree. Thus, each child is guaranteed that each of the other children (and indeed the entire tree) has been stepped through the previous phase of the lifecycle before it will step through the next. Thus, all components will be initialized before any are started, and so on. The only exception to this is termination, which may occur at any time and may be completely asynchronous.</text:p>
              </text:list-item>
            </text:list>
            <text:list text:style-name="WW8Num69">
              <text:list-item text:start-value="1">
                <text:p text:style-name="WW-List_20_Bullet">The <text:span text:style-name="code_20_inline"><text:span text:style-name="T3">Compound</text:span></text:span> monitors its children for their status using the child’s <text:span text:style-name="code_20_inline"><text:span text:style-name="T3">sfPing</text:span></text:span> template method. If there is any failure of this method (either an exception or the method returning false), the child is assumed to have died and the compound propagates this as defined by the shared lifecycle principle. Note that other semantics for failure recovery, or other semantics for lifecycles, may be implemented and many are provided within the accompanying workflow package </text:p>
              </text:list-item>
            </text:list>
            <text:list text:style-name="WW8Num62">
              <text:list-item text:start-value="1">
                <text:h text:style-name="P33" text:outline-level="2" text:restart-numbering="true" text:start-value="1"><text:span text:style-name="code_20_inline"/></text:h>
              </text:list-item>
            </text:list>
          </text:deletion>
        </text:changed-region>
        <text:changed-region text:id="ct95343368">
          <text:deletion>
            <office:change-info>
              <dc:creator>unknown</dc:creator>
              <dc:date>2005-08-05T15:53:00</dc:date>
            </office:change-info>
            <text:h text:style-name="P21" text:outline-level="2"><text:s/>- Basic</text:h>
          </text:deletion>
        </text:changed-region>
        <text:changed-region text:id="ct95343264">
          <text:deletion>
            <office:change-info>
              <dc:creator>unknown</dc:creator>
              <dc:date>2005-10-28T15:10:00</dc:date>
            </office:change-info>
            <text:list text:style-name="WW8Num62">
              <text:list-item text:start-value="1">
                <text:p text:style-name="P54">our.</text:p>
              </text:list-item>
            </text:list>
            <text:p text:style-name="Text_20_body">Thus, a typical SmartFrog primitive has the following shape:</text:p>
            <text:p text:style-name="Code">import org.smartfrog.sfcore.prim.Prim;</text:p>
            <text:p text:style-name="Code">import org.smartfrog.sfcore.prim.PrimImpl;</text:p>
            <text:p text:style-name="Code">import org.smartfrog.sfcore.prim.common.SmartFrogException;</text:p>
            <text:p text:style-name="Code"/>
            <text:p text:style-name="Code">import java.rmi.RemoteException;</text:p>
            <text:p text:style-name="Code"/>
            <text:p text:style-name="Code">public class MyPrim extends PrimImpl implements Prim, … {</text:p>
            <text:p text:style-name="Code"><text:s text:c="2"/>/* any component specific declarations */</text:p>
            <text:p text:style-name="Code"/>
            <text:p text:style-name="Code"><text:s text:c="2"/>public MyPrim() throws RemoteException {</text:p>
            <text:p text:style-name="Code"><text:s text:c="2"/>}</text:p>
            <text:p text:style-name="Code"/>
            <text:p text:style-name="Code"><text:s text:c="2"/>public synchronized void sfDeploy() </text:p>
            <text:p text:style-name="Code"><text:s text:c="4"/>throws RemoteException, SmartFrogException {</text:p>
            <text:p text:style-name="Code"><text:s text:c="4"/>super.sfDeploy();</text:p>
            <text:p text:style-name="Code"><text:s text:c="4"/>/* any component specific initialization code */</text:p>
            <text:p text:style-name="Code"><text:s text:c="2"/>}</text:p>
            <text:p text:style-name="Code"/>
            <text:p text:style-name="Code"><text:s text:c="2"/>public synchronized void sfStart() </text:p>
            <text:p text:style-name="Code"><text:s text:c="4"/>throws RemoteException, SmartFrogException {</text:p>
            <text:p text:style-name="Code"><text:s text:c="4"/>super.sfStart();</text:p>
            <text:p text:style-name="Code"><text:s text:c="4"/>/* any component specific start-up code */</text:p>
            <text:p text:style-name="Code"><text:s text:c="2"/>}</text:p>
            <text:p text:style-name="Code"/>
            <text:p text:style-name="Code"><text:s text:c="2"/>public synchronized void sfTerminateWith(TerminationRecored tr) <text:s/>{ </text:p>
            <text:p text:style-name="Code"><text:s text:c="4"/>/* any component specific termination code */</text:p>
            <text:p text:style-name="Code"><text:s text:c="4"/>super.sfTerminateWith(tr);</text:p>
            <text:p text:style-name="Code"><text:s text:c="2"/>}</text:p>
            <text:p text:style-name="Code"/>
            <text:p text:style-name="Code"><text:s text:c="2"/>/* any component specific methods */</text:p>
            <text:p text:style-name="Code">}</text:p>
            <text:p text:style-name="Text_20_body">This template is absolutely the key to programming SmartFrog components. The three template methods may be left out if they are not required. Note the fact that all the three methods call the super-class method, and note that in <text:span text:style-name="code_20_inline">sfDeploy</text:span> and <text:span text:style-name="code_20_inline">sfStart</text:span> this is done before the component specific part, whilst with <text:span text:style-name="code_20_inline">sfTerminateWith</text:span> this is done at the end. The <text:span text:style-name="code_20_inline">sfTerminateMethod</text:span> must also be written so as not to fail if called before the component was actually started.</text:p>
            <text:h text:style-name="Heading_20_2" text:outline-level="3"><text:bookmark-start text:name="_Ref531435509"/>Utility Methods<text:bookmark-end text:name="_Ref531435509"/></text:h>
            <text:p text:style-name="Text_20_body">The utility methods are defined in <text:span text:style-name="code_20_inline"><text:span text:style-name="T3">PrimImpl</text:span></text:span> designed to provide a component programmer with the key utilities to enable interaction with the SmartFrog system. These are the ability to find and manipulate attributes, locate application components and to terminate itself and hence (under normal circumstances) the whole application. </text:p>
            <text:p text:style-name="Text_20_body">The utility methods are primarily defined in <text:span text:style-name="code_20_inline"><text:span text:style-name="T3">Prim</text:span></text:span>, however other methods are defined in the <text:span text:style-name="code_20_inline"><text:span text:style-name="T3">RemoteReferenceResolver</text:span></text:span> interface that <text:span text:style-name="code_20_inline"><text:span text:style-name="T3">Prim</text:span></text:span> extends. A brief overview of these methods is now given, however a more complete definition is provided with the <text:span text:style-name="T2">Javadoc</text:span>. The precise signature of these methods should also be checked in the <text:span text:style-name="T2">Javadoc</text:span>,</text:p>
            <text:p text:style-name="Code">Object sfResolve(Reference r)</text:p>
            <text:p text:style-name="body_20_text_20_alternative">Locate an attribute when given a reference. This method resolves from the point in the component hierarchy that is the Prim on which it is called. References may be constructed using the class constructor (recommended) or the <text:span text:style-name="T3">fromString(“…”)</text:span> method defined on Reference to provide a simple, though inefficient, way of creating complex references. The class <text:span text:style-name="T3">Reference</text:span> is documented in section <text:bookmark-ref text:reference-format="chapter" text:ref-name="_Ref528473355"/>.</text:p>
            <text:p text:style-name="P55"/>
            <text:p text:style-name="Code">void sfTerminate(TerminationRecord tr)</text:p>
            <text:p text:style-name="body_20_text_20_alternative">Terminate the component and hence (under normal circumstances) the application. This will cause the termination template method to be called at some point in the future, though not necessarily immediately.</text:p>
            <text:p text:style-name="body_20_text_20_alternative"/>
            <text:p text:style-name="Code">void sfDetach()</text:p>
            <text:p text:style-name="body_20_text_20_alternative">Split the application tree into two independent components; the parent-child link becomes severed and thus the lifecycles of the parent and the child components become separated. The child component becomes a root component, i.e. one with no parent.</text:p>
            <text:p text:style-name="body_20_text_20_alternative"/>
            <text:p text:style-name="Code">sfAddAttribute/sfReplaceAttribute/sfRemoveAttribute</text:p>
            <text:p text:style-name="body_20_text_20_alternative">These are a collection of methods that allow the modification or removal of the component’s attributes.</text:p>
            <text:p text:style-name="body_20_text_20_alternative"/>
            <text:p text:style-name="Code">Prim sfParent()</text:p>
            <text:p text:style-name="body_20_text_20_alternative">Returns the parent of the component, or null if it is a root component.</text:p>
            <text:p text:style-name="body_20_text_20_alternative"/>
            <text:p text:style-name="Code">Context sfContext()</text:p>
            <text:p text:style-name="body_20_text_20_last_20_alternative">Each component contains the context that was originally given to the component as its description. This method returns that context.</text:p>
            <text:p text:style-name="Code">Reference sfCompleteName() throws RemoteException</text:p>
            <text:p text:style-name="body_20_text_20_last_20_alternative">Returns the complete name of the component from the root of the application. Throws exception if unable to trace the component hierarchy starting from the root.</text:p>
            <text:p text:style-name="Code">Reference sfCompleteNameSafe()</text:p>
            <text:p text:style-name="body_20_text_20_last_20_alternative">Returns the complete name of the component from the root of the application and does not throw any exception.</text:p>
            <text:p text:style-name="Text_20_body">These methods form the basis of the programming API for components providing interactions with the SmartFrog system. Other methods, to do with dynamically modifying the structure of the application hierarchy, such as deploying new branches of the tree, are covered in the section on Compounds, section <text:bookmark-ref text:reference-format="chapter" text:ref-name="_Ref529783064"/>. </text:p>
            <text:p text:style-name="Text_20_body"/>
            <text:list text:style-name="WW8Num62">
              <text:list-item text:start-value="1">
                <text:h text:style-name="P33" text:outline-level="2" text:restart-numbering="true" text:start-value="1">Compoundsvi</text:h>
              </text:list-item>
            </text:list>
          </text:deletion>
        </text:changed-region>
        <text:changed-region text:id="ct95343160">
          <text:deletion>
            <office:change-info>
              <dc:creator>Steve Loughran</dc:creator>
              <dc:date>2005-09-19T11:08:00</dc:date>
            </office:change-info>
            <text:p text:style-name="P56">i</text:p>
          </text:deletion>
        </text:changed-region>
        <text:changed-region text:id="ct95343056">
          <text:deletion>
            <office:change-info>
              <dc:creator>unknown</dc:creator>
              <dc:date>2005-10-28T15:10:00</dc:date>
            </office:change-info>
            <text:list text:style-name="WW8Num88">
              <text:list-item text:start-value="1">
                <text:list>
                  <text:list-item text:start-value="1">
                    <text:h text:style-name="P57" text:outline-level="2" text:restart-numbering="true" text:start-value="1"><text:span text:style-name="code_20_inline"/></text:h>
                  </text:list-item>
                </text:list>
              </text:list-item>
            </text:list>
            <text:p text:style-name="Text_20_body">Primitives are the core of the SmartFrog component model, they are the basis for all the components that are created to implement application behaviour. Implementing a prim component in Java is the essence of SmartFrog programming.</text:p>
            <text:p text:style-name="Text_20_body">Creating a prim class involves the following steps:</text:p>
            <text:list text:style-name="WW8Num112">
              <text:list-item>
                <text:p text:style-name="P58">Inheriting from the <text:span text:style-name="code_20_inline"><text:span text:style-name="T3">PrimImpl</text:span></text:span> class and implementing the <text:span text:style-name="code_20_inline"><text:span text:style-name="T3">Prim</text:span></text:span> interface (note that although <text:span text:style-name="code_20_inline"><text:span text:style-name="T3">PrimImpl</text:span></text:span> itself implements <text:span text:style-name="code_20_inline"><text:span text:style-name="T3">Prim</text:span></text:span>, it is necessary for RMI that the component directly declares that it implements it or another <text:span text:style-name="code_20_inline">Remote </text:span>interface. </text:p>
              </text:list-item>
              <text:list-item>
                <text:p text:style-name="P58">Providing an empty default constructor throwing the RMI remote exception, this constructor is used by SmartFrog to create the component instance.</text:p>
              </text:list-item>
              <text:list-item>
                <text:p text:style-name="P58">Providing the appropriate lifecycle template methods if they are required – default methods are provided by the <text:span text:style-name="code_20_inline"><text:span text:style-name="T3">PrimImpl</text:span></text:span> class should no action be required at a specific point in the lifecycle.</text:p>
              </text:list-item>
              <text:list-item>
                <text:p text:style-name="P58">Implementing any component-specific interface required by the component.</text:p>
              </text:list-item>
            </text:list>
            <text:p text:style-name="Text_20_body">The component-specific behaviour defined in the template methods or in the component-specific interfaces may use the utility methods.</text:p>
            <text:h text:style-name="Heading_20_2" text:outline-level="3">Template Methods</text:h>
            <text:p text:style-name="Text_20_body">The template methods are defined to be the ones shown in the lifecycle diagram, namely:</text:p>
            <text:list text:style-name="WW8Num62">
              <text:list-item text:start-value="1">
                <text:p text:style-name="P59"><text:span text:style-name="code_20_inline">sfDeployWith(…)</text:span> is the method that is used alongside the default constructor for the basic creation of a component. It should not be overridden with application specific behaviour.</text:p>
              </text:list-item>
              <text:list-item>
                <text:p text:style-name="P59"><text:span text:style-name="code_20_inline">sfDeploy()</text:span> is the method that the system invokes to transition the component from the created state to the initialized state. Users may override this method to provide component specific initialization code, though care should be taken to invoke the superclass implementation to maintain correct behaviour. After this method, components should be ready to receive requests from other components in the application. Thus, listener threads must be started but threads that invoke other components may not. The component may assume that all other components in the same application have been created, but may not assume that they have been initialized. </text:p>
              </text:list-item>
              <text:list-item>
                <text:p text:style-name="P59"><text:span text:style-name="code_20_inline">sfStart()</text:span> is the method that the system invokes to transition the component from the initialized state to the running state. Users may override this method to provide component specific initialization code, though care should be taken to invoke the superclass implementation to maintain correct behaviour. The method will start any required active threads. The component may assume that all other components in the application have been initialized, but may not assume that they have been started.</text:p>
              </text:list-item>
              <text:list-item>
                <text:p text:style-name="P41"><text:span text:style-name="code_20_inline">sfTerminateWith(TerminationRecord tr)</text:span> is the method that may be called at any time to transition from any state to the terminated state. The termination record contains details of the reason for termination. All threads must be stopped, all resources must be released, etc. No assumptions may be made as to the state of any other component in the application. The superclass termination method must be invoked to ensure correct beha</text:p>
              </text:list-item>
            </text:list>
          </text:deletion>
        </text:changed-region>
        <text:changed-region text:id="ct95342952">
          <text:deletion>
            <office:change-info>
              <dc:creator>unknown</dc:creator>
              <dc:date>2005-08-05T15:53:00</dc:date>
            </office:change-info>
            <text:h text:style-name="P21" text:outline-level="2"><text:s/>- Basic</text:h>
          </text:deletion>
        </text:changed-region>
        <text:changed-region text:id="ct95342848">
          <text:deletion>
            <office:change-info>
              <dc:creator>unknown</dc:creator>
              <dc:date>2005-10-28T15:10:00</dc:date>
            </office:change-info>
            <text:list text:style-name="WW8Num88">
              <text:list-item text:start-value="1">
                <text:p text:style-name="P60"><text:span text:style-name="code_20_inline"/></text:p>
              </text:list-item>
            </text:list>
            <text:p text:style-name="Text_20_body">This section describes how a set of attributes is interpreted by the SmartFrog framework as a collection of components distributed across a number of hosts in a network. There are several aspects to consider:</text:p>
            <text:list text:style-name="WW8Num105">
              <text:list-item>
                <text:p text:style-name="P61">how attributes indicate type of component.</text:p>
              </text:list-item>
              <text:list-item>
                <text:p text:style-name="P61">how attributes are used to indicate the location of components.</text:p>
              </text:list-item>
              <text:list-item>
                <text:p text:style-name="P61">how the system carries out the creation of components.</text:p>
              </text:list-item>
              <text:list-item>
                <text:p text:style-name="P61">how components are started and stopped.</text:p>
              </text:list-item>
              <text:list-item>
                <text:p text:style-name="P61">how components may use the framework APIs to access configuration values.</text:p>
              </text:list-item>
              <text:list-item>
                <text:p text:style-name="P61">how components may dynamically interact with the framework to dynamically modify the sets of components that are created.</text:p>
              </text:list-item>
            </text:list>
            <text:p text:style-name="Text_20_body">First, however, it is worth a general discussion of the concepts behind the SmartFrog application model.</text:p>
            <text:h text:style-name="Heading_20_2" text:outline-level="3">Applications As Component Collections</text:h>
            <text:p text:style-name="Text_20_body">SmartFrog considers a whole system to be a collection of applications running over a distributed collection of compute resources. This collection of applications may be dynamic, generated on demand by a variety of external and internal events, such as a user request or a new resource being started.</text:p>
            <text:p text:style-name="Text_20_body">Each application is, in turn, a collection of components defined statically via an application description or generated dynamically at run-time according to the requirements determined at that time. The components of an application may be dynamic, changing over time to adjust for circumstances.</text:p>
            <text:p text:style-name="Text_20_body">These terms, namely <text:span text:style-name="T3">system</text:span>, <text:span text:style-name="T3">application</text:span> and <text:span text:style-name="T3">component</text:span>, deserve better definition to highlight their respective roles and the ways in which SmartFrog manages them. It is easier to consider them in reverse order.</text:p>
            <text:p text:style-name="Heading_20_4">Component</text:p>
            <text:p text:style-name="Text_20_body">A component is defined as a single Java object which implements a specific API (defined in the <text:span text:style-name="code_20_inline"><text:span text:style-name="T3">Prim</text:span></text:span> interface) and which consequently implements the specific lifecycle as defined by the SmartFrog component model.</text:p>
            <text:p text:style-name="Text_20_body">Since the component is implemented as a single object, it resides entirely within one JVM on a single host. The component may, behind the scenes, create and manage other objects including other processes and programs written in other languages. However, for the purpose of SmartFrog, the management view of component is entirely defined by the <text:span text:style-name="code_20_inline"><text:span text:style-name="T3">Prim</text:span></text:span> object. </text:p>
            <text:p text:style-name="Heading_20_4">Application</text:p>
            <text:p text:style-name="Text_20_body">An application consists of a collection of components, and consequently it is not an atomic object as seen by SmartFrog. This means that the lifecycle is not viewed through a single interface, complicating the handling of the lifecycle of the whole application. An application has two characteristics that characterize the notion:</text:p>
            <text:list text:style-name="WW8Num101">
              <text:list-item>
                <text:p text:style-name="P62">Each component is tightly bound to the others via a parent-child relationship, each may be a parent to others and each (unless it is the root component) has a parent. This transitive closure of the parent-child relationship is the scope of the application.</text:p>
              </text:list-item>
              <text:list-item>
                <text:p text:style-name="P62">The lifecycle of each component in an application is tied to the lifecycle of the others via this parent-child relationship – parents are notified of child death, and vice-versa, and the parents are entirely responsible for the lifecycle of their children. The order of component start-up and termination is well defined and may be relied on for the simplification of component coding.</text:p>
              </text:list-item>
            </text:list>
            <text:p text:style-name="P63">Components of an application may locate each other, thereby enabling communication, using the built-in SmartFrog naming capabilities by following the parent-child relationships. These links between components are specified via <text:span text:style-name="code_20_inline"><text:span text:style-name="T3">LAZY </text:span></text:span><text:span text:style-name="T10">links</text:span>.</text:p>
            <text:p text:style-name="Heading_20_4">System</text:p>
            <text:p text:style-name="Text_20_body">A system is simply a collection of applications, loosely grouped over the distributed resources. Applications within a system do not have direct links between their components, nor any direct responsibility for, nor notification of, their respective lifecycle (though these may be implemented within specific component behaviour).</text:p>
            <text:p text:style-name="Text_20_body">Typically, applications locate each other through naming or discovery services, and they must be able to cope appropriately with the non-existence of applications on which they depend, both at start-up and during operation.</text:p>
            <text:h text:style-name="Heading_20_2" text:outline-level="3">Applications and Component Descriptions</text:h>
            <text:p text:style-name="Text_20_body">As described above, each application is a collection of components connected via a parent-child hierarchy. Thus an application is a tree structure similar to the tree structure present in a component description hierarchy, as described in section <text:bookmark-ref text:reference-format="chapter" text:ref-name="_Ref529779778"/>. Indeed, it is the role of the SmartFrog system to convert a description into the equivalent running application according to an appropriate interpretation of attributes present in the description. </text:p>
            <text:p text:style-name="Text_20_body">The process of taking a description and converting it into a running application is defined roughly as follows:</text:p>
            <text:list text:style-name="WW8Num113">
              <text:list-item>
                <text:p text:style-name="P64">A description in SmartFrog notation is parsed and resolved.</text:p>
              </text:list-item>
              <text:list-item>
                <text:p text:style-name="P64">The specific <text:span text:style-name="T3">interesting</text:span> component description is selected, namely the <text:span text:style-name="code_20_inline"><text:span text:style-name="T3">sfConfig</text:span></text:span> component description.</text:p>
              </text:list-item>
              <text:list-item>
                <text:p text:style-name="P64">The result is a hierarchy of component descriptions (each extending <text:span text:style-name="code_20_inline">NULL</text:span>, the empty description).</text:p>
              </text:list-item>
              <text:list-item>
                <text:p text:style-name="P64">The role of SmartFrog is to create an equivalent hierarchy of objects, as determined by the attributes present in the component description hierarchy.</text:p>
              </text:list-item>
            </text:list>
            <text:p text:style-name="Text_20_body">Consider the following small example:</text:p>
            <text:p text:style-name="Code_20_indented">StatusMonitor extends Prim {</text:p>
            <text:p text:style-name="Code_20_indented"><text:s text:c="4"/>sfClass "org.smartfrog.examples.StatusMonitor";</text:p>
            <text:p text:style-name="Code_20_indented">}</text:p>
            <text:p text:style-name="Code_20_indented"><text:hidden-text text:condition="ooow:" text:string-value="" text:is-hidden="true"/></text:p>
            <text:p text:style-name="Code_20_indented">LogMonitor extends Prim {</text:p>
            <text:p text:style-name="Code_20_indented"><text:s text:c="4"/>sfClass "org.smartfrog.examples.LogMonitor";</text:p>
            <text:p text:style-name="Code_20_indented">}</text:p>
            <text:p text:style-name="Code_20_indented"><text:hidden-text text:condition="ooow:" text:string-value="" text:is-hidden="true"/></text:p>
            <text:p text:style-name="Code_20_indented">sfConfig extends Compound {</text:p>
            <text:p text:style-name="Code_20_indented"><text:s text:c="4"/>log extends LogMonitor;</text:p>
            <text:p text:style-name="Code_20_indented"><text:s text:c="4"/>status extends StatusMonitor;</text:p>
            <text:p text:style-name="Code_20_indented">}</text:p>
            <text:p text:style-name="Standard"/>
            <text:p text:style-name="Text_20_body"><text:span text:style-name="code_20_inline"><text:span text:style-name="T3">Prim</text:span></text:span> and <text:span text:style-name="code_20_inline"><text:span text:style-name="T3">Compound</text:span></text:span> are described in detail in section <text:bookmark-ref text:reference-format="chapter" text:ref-name="_Ref529780657"/>, but in effect define collections of attributes that describe leaves (<text:span text:style-name="code_20_inline"><text:span text:style-name="T3">Prim</text:span></text:span>) and nodes (<text:span text:style-name="code_20_inline"><text:span text:style-name="T3">Compound</text:span></text:span>) of a component hierarchy. <text:span text:style-name="code_20_inline">Prim</text:span> is a collection that defines some basic attributes relevant to all components (such as default code base), and Compound contains at least the additional attribute:</text:p>
            <text:p text:style-name="Code_20_indented">sfClass "org.smartfrog.sfcore.compound.CompoundImpl";</text:p>
            <text:p text:style-name="Text_20_body"/>
            <text:p text:style-name="Text_20_body">After all the resolution steps, and after selection of the <text:span text:style-name="code_20_inline"><text:span text:style-name="T3">sfConfig</text:span></text:span> attribute, the following description is obtained:</text:p>
            <text:p text:style-name="Code_20_indented">sfConfig extends {</text:p>
            <text:p text:style-name="Code_20_indented"><text:tab/>sfClass "org.smartfrog.sfcore.compound.CompoundImpl";</text:p>
            <text:p text:style-name="Code_20_indented"><text:s text:c="9"/>// plus Prim attributes</text:p>
            <text:p text:style-name="Code_20_indented"><text:tab/>log extends {</text:p>
            <text:p text:style-name="Code_20_indented"><text:tab/><text:tab/>sfClass "org.smartfrog.examples.LogMonitor";</text:p>
            <text:p text:style-name="Code_20_indented"><text:s text:c="25"/>// plus Prim attributes</text:p>
            <text:p text:style-name="Code_20_indented"><text:tab/>}</text:p>
            <text:p text:style-name="Code_20_indented"><text:tab/>status extends {</text:p>
            <text:p text:style-name="Code_20_indented"><text:tab/><text:tab/> sfClass "org.smartfrog.examples.StatusMonitor";</text:p>
            <text:p text:style-name="Code_20_indented"><text:s text:c="26"/>// plus Prim attributes</text:p>
            <text:p text:style-name="Code_20_indented"><text:s/><text:tab/>}</text:p>
            <text:p text:style-name="Code_20_indented">}</text:p>
            <text:p text:style-name="Text_20_body">This is a hierarchy of component descriptions. The SmartFrog framework takes this description and turns it into the following running application: a component parent-child hierarchy using the <text:span text:style-name="code_20_inline"><text:span text:style-name="T11">sfClass</text:span></text:span> attribute to determine the class of object to instantiate.</text:p>
            <text:p text:style-name="Text_20_body"><draw:frame draw:style-name="fr2" draw:name="Object4" text:anchor-type="as-char" svg:width="10.82cm" svg:height="7.123cm" draw:z-index="0"><draw:object-ole xlink:href="./Object 8" xlink:type="simple" xlink:show="embed" xlink:actuate="onLoad"/><draw:image xlink:href="./ObjectReplacements/Object 8" xlink:type="simple" xlink:show="embed" xlink:actuate="onLoad"/></draw:frame></text:p>
            <text:p text:style-name="Text_20_body">In both cases, the described and running, a <text:span text:style-name="code_20_inline"><text:span text:style-name="T3">Context</text:span></text:span> (section <text:bookmark-ref text:reference-format="chapter" text:ref-name="_Ref532647179"/>) is used to store the attributes. In the described case, the values are the component descriptions of the next level in the tree, whereas in the running case the same attributes hold the RMI references to the running components represented by the equivalent component description. </text:p>
            <text:p text:style-name="Text_20_body">Consequently, the application forms a naming structure mirroring the one in the description and indeed, references may be used to traverse the structure in exactly the same way as with the descriptions. The difference is that once the application is deployed, references to components return the RMI object reference to the component rather than a copy of the attributes in the referenced description.</text:p>
            <text:h text:style-name="Heading_20_2" text:outline-level="3">Representing Components With Attributes</text:h>
            <text:p text:style-name="Text_20_body">Applications are described using the SmartFrog notation. To create an application, its description is parsed, resolved and the <text:span text:style-name="code_20_inline">sfConfig</text:span> attribute extracted. The <text:span text:style-name="code_20_inline"><text:span text:style-name="T3">ComponentDescription</text:span></text:span> obtained is given to the framework to create and manage the components associated with that description. The means by which the SmartFrog framework does so depends on the attributes that are present within the <text:span text:style-name="code_20_inline"><text:span text:style-name="T3">ComponentDescriptions</text:span></text:span>.</text:p>
            <text:p text:style-name="Text_20_body">Each description that is intended to represent a running component has two types of attributes, though these are indistinguishable within the notation. These are</text:p>
            <text:list text:style-name="WW8Num73">
              <text:list-item>
                <text:p text:style-name="P65">the template attributes that define the Java class of the component, where it should be created, and certain other management aspects; these are all identified by their “well-known” names. All template attributes start with the letters <text:span text:style-name="code_20_inline"><text:span text:style-name="T3">sf</text:span></text:span>.</text:p>
              </text:list-item>
              <text:list-item>
                <text:p text:style-name="P65">the component configuration attributes containing configuration information to control the component behaviour; these are all the attributes other than the template attributes, and their interpretation is component specific.</text:p>
              </text:list-item>
            </text:list>
            <text:p text:style-name="Text_20_body">This section is concerned only with the template attributes. The template attributes may be split into several categories, the most important of which are described in the following sub-sections.</text:p>
            <text:h text:style-name="Heading_20_3" text:outline-level="4">Defining the Component Class</text:h>
            <text:p text:style-name="Text_20_body">Each component created by SmartFrog is an instance of a class that implements the <text:span text:style-name="code_20_inline"><text:span text:style-name="T3">Prim</text:span></text:span> interface (and usually extends the class <text:span text:style-name="code_20_inline"><text:span text:style-name="T3">PrimImpl</text:span></text:span>). The key attribute of any component is therefore defining the identity of that component class. This is done by providing the well-known attribute <text:span text:style-name="code_20_inline"><text:span text:style-name="T3">sfClass</text:span></text:span> holding a string representing the full package and class name of the component. Thus the description:</text:p>
            <text:p text:style-name="Code_20_indented">sfConfig extends {</text:p>
            <text:p text:style-name="Code_20_indented"><text:s text:c="4"/>sfClass "org.smartfrog.example.AClass";</text:p>
            <text:p text:style-name="Code_20_indented">}</text:p>
            <text:p text:style-name="Text_20_body"/>
            <text:p text:style-name="Text_20_body">defines an application with a single component, an instance of the class <text:span text:style-name="code_20_inline"><text:span text:style-name="T3">AClass</text:span></text:span> in the package <text:span text:style-name="code_20_inline"><text:span text:style-name="T3">org.smartfrog.examples</text:span></text:span>.</text:p>
            <text:p text:style-name="Text_20_body">The code for the component class is normally loaded from the codebase defined at the point of launching the daemon. However it is also possible to define a codebase for a specific component, or a whole sub-tree of a description, by setting the <text:span text:style-name="code_20_inline"><text:span text:style-name="T2">sfCodeBase</text:span></text:span> attribute within the definition. This also affects all sub-components, which may reset the codebase to the default by setting the <text:span text:style-name="code_20_inline"><text:span text:style-name="T2">sfCodeBase</text:span></text:span> attribute to the string <text:span text:style-name="code_20_inline">"default":</text:span></text:p>
            <text:p text:style-name="Code_20_indented">sfConfig extends {</text:p>
            <text:p text:style-name="Code_20_indented"><text:s text:c="4"/>sfcodebase "default";</text:p>
            <text:p text:style-name="Code_20_indented">}</text:p>
            <text:p text:style-name="Text_20_body"><text:span text:style-name="code_20_inline"/></text:p>
            <text:p text:style-name="Text_20_body">Note that the <text:span text:style-name="code_20_inline"><text:span text:style-name="T2">sfCodeBase</text:span></text:span> defines an additional location where a class may be found – the default codebase is still searched for the definition.</text:p>
            <text:h text:style-name="Heading_20_3" text:outline-level="4">Controlling Deployment </text:h>
            <text:p text:style-name="Text_20_body">In addition to specifying the class of the component, it is necessary to define where the component is to be created. Components are created in SmartFrog processes known as <text:span text:style-name="T3">daemons</text:span>. Daemons have a variety of flavours, however all provide the ability for the SmartFrog infrastructure to request the creation of new components. The two primary flavours are the <text:span text:style-name="T6">root</text:span> daemon that must run on each host, started manually or automatically at boot time, and named sub-daemons that may be created on demand by the SmartFrog framework.</text:p>
            <text:p text:style-name="Text_20_body">SmartFrog provides a mechanism by which daemons may be identified via a combination of host and process names, however it also provides the means by which other location identification mechanisms may be implemented; an example of this being the use of SLP. </text:p>
            <text:p text:style-name="Text_20_body">The two key attributes for identifying locations are the <text:span text:style-name="code_20_inline"><text:span text:style-name="T3">sfProcessHost</text:span></text:span> and the <text:span text:style-name="code_20_inline"><text:span text:style-name="T3">sfProcessName</text:span></text:span> attributes, both strings identifying the host and process respectively. If neither attribute is present, the current process is assumed; the current process being whichever is currently carrying out the deployment. If the <text:span text:style-name="code_20_inline"><text:span text:style-name="T3">sfProcessHost</text:span></text:span> attribute is present, but the <text:span text:style-name="code_20_inline"><text:span text:style-name="T3">sfProcessName</text:span></text:span> is not, the root daemon is assumed. Clearly any such use of the <text:span text:style-name="code_20_inline">sfProcessHost</text:span> attribute assumes that a root SmartFrog daemon is running on the identified host, and that security settings of the remote host permit the local system to deploy to it.</text:p>
            <text:p text:style-name="Text_20_body">Thus, the following example will create the example component in the root process on the specified host.</text:p>
            <text:p text:style-name="Code_20_indented">sfConfig extends {</text:p>
            <text:p text:style-name="Code_20_indented"><text:s text:c="4"/>sfClass "org.smartfrog.example.AClass";</text:p>
            <text:p text:style-name="Code_20_indented"><text:s text:c="4"/>sfProcessHost "15.144.56.243";</text:p>
            <text:p text:style-name="Code_20_indented">}</text:p>
            <text:p text:style-name="Text_20_body">and the following will place the component into a sub-process named <text:span text:style-name="code_20_inline"><text:span text:style-name="T3">ExampleProcess</text:span></text:span>, creating it if it does not already exist.</text:p>
            <text:p text:style-name="Code_20_indented">sfConfig extends {</text:p>
            <text:p text:style-name="Code_20_indented"><text:s text:c="4"/>sfClass "org.smartfrog.example.AClass";</text:p>
            <text:p text:style-name="Code_20_indented"><text:s text:c="4"/>sfProcessHost "15.144.56.243";</text:p>
            <text:p text:style-name="Code_20_indented"><text:s text:c="4"/>sfProcessName "ExampleProcess";</text:p>
            <text:p text:style-name="Code_20_indented">}</text:p>
            <text:h text:style-name="Heading_20_3" text:outline-level="4">RMI</text:h>
            <text:p text:style-name="Text_20_body">SmartFrog relies on Java/RMI to provide the transport layer for carrying out management tasks, such as initiating the creation of a component. SmartFrog also makes it easy to use RMI to provide inter-component communication for application purposes. In particular, the RMI reference of a component is returned whenever a LAZY link is dereferenced to point to a component. However, it is an overhead for all components to be full-blown RMI servers; it is only necessary that the first component of any hierarchy of components in a daemon be a server, though others may be so if required.</text:p>
            <text:p text:style-name="Text_20_body">If it is unnecessary for a component to be <text:span text:style-name="T3">exported</text:span> as an RMI server, the <text:span text:style-name="code_20_inline"><text:span text:style-name="T3">sfExport</text:span></text:span> attribute may be set:</text:p>
            <text:p text:style-name="Code_20_indented">sfConfig extends {</text:p>
            <text:p text:style-name="P66"><text:s text:c="4"/>sfClass "org.smartfrog.example.AClass";</text:p>
            <text:p text:style-name="Code_20_indented"><text:s text:c="4"/>sfExport "false";</text:p>
            <text:p text:style-name="Code_20_indented">}</text:p>
            <text:p text:style-name="Text_20_body"/>
            <text:p text:style-name="Text_20_body">It is equally possible to set it to true to ensure that the RMI export is done, although this is also the default if the attribute is not explicitly set. If the export is set to <text:span text:style-name="code_20_inline">"false"</text:span>, only components in the same JVM will be able to access the component.</text:p>
            <text:h text:style-name="Heading_20_3" text:outline-level="4">Prim and Compound</text:h>
            <text:p text:style-name="Text_20_body">In the notation, the root of all extensions is the <text:span text:style-name="code_20_inline">NULL</text:span> attribute set; this is normally indicated by extending nothing. However, when components are being described (as opposed to arbitrary structured data) it is conventional to use the description <text:span text:style-name="code_20_inline"><text:span text:style-name="T3">Prim</text:span></text:span> as the root of all descriptions. This provides a single place where default-valued template attributes may be placed, thus guaranteeing that all components inherit them.</text:p>
            <text:p text:style-name="Text_20_body">Prim is defined in the file <text:span text:style-name="code_20_inline"><text:span text:style-name="T3">org/smartfrog/components.sf</text:span></text:span>. Thus, this must effectively be included in every description, as in the following example.</text:p>
            <text:p text:style-name="Code_20_indented">#include "/org/smartfrog/components.sf"</text:p>
            <text:p text:style-name="Code_20_indented">sfConfig extends Prim {</text:p>
            <text:p text:style-name="Code_20_indented"><text:s text:c="4"/>sfClass "org.smartfrog.example.AClass";</text:p>
            <text:p text:style-name="Code_20_indented">}</text:p>
            <text:p text:style-name="Text_20_body">In addition to <text:span text:style-name="code_20_inline"><text:span text:style-name="T3">Prim</text:span></text:span>, there is a standard component called <text:span text:style-name="code_20_inline"><text:span text:style-name="T3">Compound</text:span></text:span> defined in the same <text:span text:style-name="code_20_inline"><text:span text:style-name="T3">components.sf</text:span></text:span> file. This provides the definition of the most commonly used application-grouping component, which creates a set of components as part of an atomic collection. Thus, most applications are similar to the following example in their use of <text:span text:style-name="code_20_inline"><text:span text:style-name="T3">Prim</text:span></text:span> and <text:span text:style-name="code_20_inline"><text:span text:style-name="T3">Compound</text:span></text:span>:</text:p>
            <text:p text:style-name="Code_20_indented">#include "org/smartforg/components.sf"</text:p>
            <text:p text:style-name="Code_20_indented">Service extends Prim {</text:p>
            <text:p text:style-name="Code_20_indented"><text:s text:c="5"/>sfClass "org.smartfrog.example.Service";</text:p>
            <text:p text:style-name="Code_20_indented"><text:s text:c="5"/>// and other attributes</text:p>
            <text:p text:style-name="Code_20_indented">}</text:p>
            <text:p text:style-name="Code_20_indented">ServicePair extends Compound {</text:p>
            <text:p text:style-name="Code_20_indented"><text:s text:c="4"/>service1 extends Service{ … }</text:p>
            <text:p text:style-name="Code_20_indented"><text:s text:c="4"/>service2 extends Service { … }</text:p>
            <text:p text:style-name="Code_20_indented">} </text:p>
            <text:p text:style-name="Code_20_indented">sfConfig extends ServicePair {</text:p>
            <text:p text:style-name="Code_20_indented"><text:s text:c="3"/>sfProcessHost "localhost";</text:p>
            <text:p text:style-name="Code_20_indented">}</text:p>
            <text:p text:style-name="Text_20_body">The <text:span text:style-name="code_20_inline"><text:span text:style-name="T3">Compound</text:span></text:span> description is unlike <text:span text:style-name="code_20_inline"><text:span text:style-name="T3">Prim</text:span></text:span>, in that it contains an <text:span text:style-name="code_20_inline"><text:span text:style-name="T3">sfClass</text:span></text:span> attribute defining the compound implementation class, which means that it is directly instantiable in a deployment. Otherwise, it is empty but may be used to define default template attributes for all compounds.</text:p>
            <text:p text:style-name="Code_20_indented">Compound extends Prim {</text:p>
            <text:p text:style-name="Code_20_indented"><text:s text:c="5"/>sfClass “org.smartfrog.sfcore.compound.CompoundImpl” ;</text:p>
            <text:p text:style-name="Code_20_indented">}</text:p>
            <text:p text:style-name="Text_20_body">Compounds are described further in section <text:bookmark-ref text:reference-format="chapter" text:ref-name="_Ref529782202"/>.</text:p>
            <text:h text:style-name="Heading_20_2" text:outline-level="3">Lifecycles</text:h>
            <text:p text:style-name="Text_20_body">An important aspect of the SmartFrog component model is the lifecycle. The lifecycle is implemented as a simple state machine, shown in the following diagram.</text:p>
            <text:p text:style-name="Text_20_body"><draw:frame draw:style-name="fr3" draw:name="Object5" text:anchor-type="as-char" svg:y="-2.466cm" svg:width="11.285cm" svg:height="8.467cm" draw:z-index="0"><draw:object-ole xlink:href="./Object 9" xlink:type="simple" xlink:show="embed" xlink:actuate="onLoad"/><draw:image xlink:href="./ObjectReplacements/Object 9" xlink:type="simple" xlink:show="embed" xlink:actuate="onLoad"/></draw:frame></text:p>
            <text:p text:style-name="Text_20_body">The transitions in the state machine are associated with actions implemented (if required) by the components. <text:s/>The transition actions are implemented by the invocation of methods on the component, during which the component may take any appropriate action. These transition methods, also known as the template methods, are indicated along side the transition in the diagram.</text:p>
            <text:p text:style-name="Text_20_body">These methods are described more fully in section <text:bookmark-ref text:reference-format="chapter" text:ref-name="_Ref532647796"/>. Default minimal actions are provided if the component has no specific action to carry out during the transition.</text:p>
            <text:p text:style-name="Text_20_body"><text:bookmark-start text:name="_1064673104"/>I<text:bookmark-end text:name="_1064673104"/>n an application with multiple components, the lifecycle of the whole system is defined by the combination of component lifecycles in some order. It is not completely defined within SmartFrog as to how these lifecycles are composed as it depends on the specific components used, and specifically those that are compound components. </text:p>
            <text:p text:style-name="Text_20_body">The root parent of the parent-child hierarchy is controlled by the framework, and it is responsible for triggering the lifecycle transitions. It is the responsibility of that component to transition each of its children. The most common component used as root, and as intermediate nodes of the hierarchy is the <text:span text:style-name="code_20_inline"><text:span text:style-name="T3">Compound</text:span></text:span> and this defines a simple combined lifecycle aimed at providing the notion of a single atomic composition with a shared lifecycle:</text:p>
            <text:list text:style-name="WW8Num84">
              <text:list-item>
                <text:p text:style-name="P67">on transition to the <text:span text:style-name="T3">instantiated</text:span> state, all children are similarly instantiated;</text:p>
              </text:list-item>
              <text:list-item>
                <text:p text:style-name="P67">on transition to the <text:span text:style-name="T3">initialized</text:span> state, all children are initialized;</text:p>
              </text:list-item>
              <text:list-item>
                <text:p text:style-name="P67">on transition to <text:span text:style-name="T3">running</text:span>, all children are started;</text:p>
              </text:list-item>
              <text:list-item>
                <text:p text:style-name="P67">on transition of any component to <text:span text:style-name="T3">terminated</text:span>, all children and the parent are terminated, and thereby the whole hierarchy is terminated.</text:p>
              </text:list-item>
            </text:list>
            <text:p text:style-name="Text_20_body">This specific semantics has some important properties. The entire application is stepped through the lifecycle in a synchronous way: all components are created before any are initialized and all components are initialized before any are started. Termination is rather different as its occurrence is asynchronous with respect to the other transitions and any component in the hierarchy may be the first to transition to the terminated state (i.e. unlike the other transitions, it is not only the root which may initiate it). Nevertheless, the semantics are such that the whole application will terminate if any component terminates.</text:p>
            <text:p text:style-name="Text_20_body">There are other possible semantics for parent-child lifecycle combination other than <text:span text:style-name="code_20_inline"><text:span text:style-name="T3">Compound</text:span></text:span>, and some are provided by the framework. In particular, the workflow package provides a number of combinations such as parallel composition and sequential composition. The workflow package, documented in an accompanying manual, is designed to provide a simple lightweight workflow-style capability to the SmartFrog framework. </text:p>
            <text:p text:style-name="Text_20_body">Only <text:span text:style-name="code_20_inline"><text:span text:style-name="T3">Compound</text:span></text:span>, and its close relative <text:span text:style-name="code_20_inline"><text:span text:style-name="T3">DetachingCompound</text:span></text:span>, will be considered within this manual, as it is the core implementation of component composition and is used by all others.</text:p>
            <text:h text:style-name="Heading_20_2" text:outline-level="3">The SmartFrog API</text:h>
            <text:p text:style-name="Text_20_body">The SmartFrog API is in essence the interface that each component must implement. This is the <text:span text:style-name="code_20_inline"><text:span text:style-name="T3">Prim</text:span></text:span> interface (not to be confused with the <text:span text:style-name="code_20_inline"><text:span text:style-name="T3">Prim</text:span></text:span> description) in the package <text:span text:style-name="code_20_inline"><text:span text:style-name="T3">org.smartfrog.sfcore.prim</text:span></text:span>. All the SmartFrog capabilities are defined through the methods defined in this interface. To provide default implementations of these methods, all components should extend the class <text:span text:style-name="code_20_inline"><text:span text:style-name="T3">PrimImpl</text:span></text:span> to define their default behaviour and enable access to the framework services.</text:p>
            <text:p text:style-name="Text_20_body">The API is divided into two parts:</text:p>
            <text:list text:style-name="WW8Num115">
              <text:list-item>
                <text:p text:style-name="P68">The template methods that a component may wish to redefine; these are primarily the lifecycle methods.</text:p>
              </text:list-item>
              <text:list-item>
                <text:p text:style-name="P68">The utility methods that provide the component with the ability to access the SmartFrog framework capabilities, which includes access to the component’s configuration attributes. Equally they provide the SmartFrog system or other components access to the same capabilities on that component.</text:p>
              </text:list-item>
            </text:list>
            <text:p text:style-name="Text_20_body">Both of these parts are defined in the <text:span text:style-name="T3">Prim</text:span> interface and are fully documented in the accompanying <text:span text:style-name="T2">Javadoc</text:span>; a partial description of the more important aspects is given in section <text:bookmark-ref text:reference-format="chapter" text:ref-name="_Ref532275204"/>.</text:p>
            <text:list text:style-name="WW8Num88">
              <text:list-item text:start-value="1">
                <text:h text:style-name="P57" text:outline-level="2" text:restart-numbering="true" text:start-value="1">Primitives</text:h>
              </text:list-item>
            </text:list>
          </text:deletion>
        </text:changed-region>
        <text:changed-region text:id="ct95342744">
          <text:deletion>
            <office:change-info>
              <dc:creator>unknown</dc:creator>
              <dc:date>2005-08-05T15:52:00</dc:date>
            </office:change-info>
            <text:p text:style-name="P69"><text:s/>- Basic</text:p>
          </text:deletion>
        </text:changed-region>
        <text:changed-region text:id="ct95342640">
          <text:deletion>
            <office:change-info>
              <dc:creator>unknown</dc:creator>
              <dc:date>2005-10-28T15:10:00</dc:date>
            </office:change-info>
            <text:list text:style-name="WW8Num88">
              <text:list-item text:start-value="1">
                <text:p text:style-name="P70">The SmartFrog Component Modeli</text:p>
              </text:list-item>
              <text:list-item>
                <text:p text:style-name="P60">t</text:p>
              </text:list-item>
            </text:list>
          </text:deletion>
        </text:changed-region>
        <text:changed-region text:id="ct95342536">
          <text:deletion>
            <office:change-info>
              <dc:creator>Steve Loughran</dc:creator>
              <dc:date>2005-09-19T11:07:00</dc:date>
            </office:change-info>
            <text:p text:style-name="P56">t</text:p>
          </text:deletion>
        </text:changed-region>
        <text:changed-region text:id="ct95342432">
          <text:deletion>
            <office:change-info>
              <dc:creator>unknown</dc:creator>
              <dc:date>2005-10-28T15:10:00</dc:date>
            </office:change-info>
            <text:p text:style-name="P56">t</text:p>
          </text:deletion>
        </text:changed-region>
        <text:changed-region text:id="ct95342328">
          <text:deletion>
            <office:change-info>
              <dc:creator>Steve Loughran</dc:creator>
              <dc:date>2005-09-19T11:07:00</dc:date>
            </office:change-info>
            <text:p text:style-name="P56">t</text:p>
          </text:deletion>
        </text:changed-region>
        <text:changed-region text:id="ct95342224">
          <text:deletion>
            <office:change-info>
              <dc:creator>unknown</dc:creator>
              <dc:date>2005-10-28T15:10:00</dc:date>
            </office:change-info>
            <text:p text:style-name="P56">l</text:p>
          </text:deletion>
        </text:changed-region>
        <text:changed-region text:id="ct95342120">
          <text:deletion>
            <office:change-info>
              <dc:creator>Steve Loughran</dc:creator>
              <dc:date>2005-09-19T11:06:00</dc:date>
            </office:change-info>
            <text:p text:style-name="P56">t</text:p>
          </text:deletion>
        </text:changed-region>
        <text:changed-region text:id="ct95342016">
          <text:deletion>
            <office:change-info>
              <dc:creator>unknown</dc:creator>
              <dc:date>2005-08-05T16:43:00</dc:date>
            </office:change-info>
            <text:list text:style-name="WW8Num88">
              <text:list-item text:start-value="1">
                <text:p text:style-name="P70"><text:span text:style-name="code_20_inline"/></text:p>
              </text:list-item>
            </text:list>
            <text:h text:style-name="Heading_20_2" text:outline-level="3">Context</text:h>
            <text:p text:style-name="Text_20_body">A context is the container class for all the attributes defined in a component description, and is returned by the method <text:span text:style-name="code_20_inline"><text:span text:style-name="T3">getContext</text:span></text:span>.</text:p>
            <text:list text:style-name="WW8Num88">
              <text:list-item text:start-value="1">
                <text:p text:style-name="P70"><text:span text:style-name="code_20_inline"><text:span text:style-name="T3">Context</text:span></text:span> is defined as an extension of the standard Java class <text:span text:style-name="code_20_inline"><text:span text:style-name="T3">java.util.Hashtable</text:span></text:span><text:span text:style-name="T3">,</text:span> and adds to this basic class the notion of ordering of the values within the hashtable. This ordering is exposed via the <text:span text:style-name="T3">keys</text:span> enumerator that ensures the keys are returned in the correct sequence</text:p>
              </text:list-item>
            </text:list>
          </text:deletion>
        </text:changed-region>
        <text:changed-region text:id="ct95341912">
          <text:deletion>
            <office:change-info>
              <dc:creator>unknown</dc:creator>
              <dc:date>2005-08-04T16:22:00</dc:date>
            </office:change-info>
            <text:list text:style-name="WW8Num88">
              <text:list-item text:start-value="1">
                <text:p text:style-name="P71">.</text:p>
              </text:list-item>
            </text:list>
            <text:h text:style-name="Heading_20_2" text:outline-level="3"><text:bookmark-start text:name="_Ref528473355"/>Reference<text:bookmark-end text:name="_Ref528473355"/></text:h>
            <text:p text:style-name="Text_20_body"><text:span text:style-name="code_20_inline">Reference</text:span> is the Java representation of the references that may be used in the three areas: references to super-types, placement references and as links. References are lists of <text:span text:style-name="code_20_inline"><text:span text:style-name="T3">ReferencePart</text:span></text:span>, each indicating a single step in the resolution that must occur.</text:p>
            <text:p text:style-name="Text_20_body">The only interesting methods are those for constructing references, namely the constructors and the method <text:span text:style-name="code_20_inline"><text:span text:style-name="T3">fromString</text:span></text:span>. The other methods are typical of those required for manipulating lists, such as adding and removing parts and enumerating over the elements.</text:p>
            <text:p text:style-name="Text_20_body">There are two constructors – one for an empty reference (one with no parts) and one for constructing a reference with a single part. Other parts must either be added to these basic references, or the reference may be created by parsing a string.</text:p>
            <text:p text:style-name="Code_20_indented">static<text:span text:style-name="T6"> </text:span>Reference<text:span text:style-name="T6"> fromString (</text:span>String<text:span text:style-name="T6"> </text:span>refString) </text:p>
            <text:p text:style-name="body_20_text_20_last_20_alternative">Utility method to create a reference from a string. The method is extremely expensive as it creates an instance of a parser and should therefore not be used too freely.</text:p>
            <text:list text:style-name="WW8Num88">
              <text:list-item text:start-value="1">
                <text:p text:style-name="P70"><text:span text:style-name="code_20_inline">ReferencePart</text:span> is the parent class of all reference parts, there is one per syntactic reference part (<text:span text:style-name="code_20_inline">ROOT</text:span>, <text:span text:style-name="code_20_inline">ATTRIB</text:span>, etc.). Again, the main interest is in the constructors for these. There are a couple of static helper methods for their construction defined in <text:span text:style-name="code_20_inline">ReferencePart</text:span>.</text:p>
              </text:list-item>
            </text:list>
          </text:deletion>
        </text:changed-region>
        <text:changed-region text:id="ct95341808">
          <text:deletion>
            <office:change-info>
              <dc:creator>Steve Loughran</dc:creator>
              <dc:date>2005-09-19T11:05:00</dc:date>
            </office:change-info>
            <text:p text:style-name="P72">ent</text:p>
          </text:deletion>
        </text:changed-region>
        <text:changed-region text:id="ct94907512">
          <text:deletion>
            <office:change-info>
              <dc:creator>unknown</dc:creator>
              <dc:date>2005-10-28T15:10:00</dc:date>
            </office:change-info>
            <text:list text:style-name="WW8Num88">
              <text:list-item text:start-value="1">
                <text:p text:style-name="P70"><text:span text:style-name="code_20_inline"/></text:p>
              </text:list-item>
            </text:list>
            <text:h text:style-name="Heading_20_3" text:outline-level="4">Copying</text:h>
            <text:p text:style-name="Text_20_body">The interface defines two methods of note – a deep copy operator that returns an equivalent structure of data and a clone method that returns a shallow copy. The copy method is recursive, in that it clones the top level component description, then embeds within it all the data contained in the copied description - invoking the copy method first if this data implements the Copying interface.</text:p>
            <text:p text:style-name="Code_20_indented"><text:s text:c="4"/>public Object copy();</text:p>
            <text:p text:style-name="body_20_text_20_alternative">Produce a deep copy of the component description</text:p>
            <text:p text:style-name="Text_20_body"/>
            <text:p text:style-name="Code_20_indented"><text:s text:c="4"/>public Object clone();</text:p>
            <text:p text:style-name="body_20_text_20_last_20_alternative">Produce a shallow copy of the component description</text:p>
            <text:h text:style-name="Heading_20_3" text:outline-level="4">ReferenceResolution</text:h>
            <text:p text:style-name="Text_20_body">The reference resolution interface contains a number of methods to locate attributes within the hierarchy of component descriptions. The main method provided is the following:</text:p>
            <text:p text:style-name="Code_20_indented">Object <text:span text:style-name="T6">sfResolve</text:span>(Reference r) </text:p>
            <text:list text:style-name="WW8Num88">
              <text:list-item text:start-value="1">
                <text:p text:style-name="P71">Resolve a given reference in the ComponentDescription hierarchy.</text:p>
              </text:list-item>
            </text:list>
          </text:deletion>
        </text:changed-region>
        <text:changed-region text:id="ct94907408">
          <text:deletion>
            <office:change-info>
              <dc:creator>unknown</dc:creator>
              <dc:date>2005-08-05T16:40:00</dc:date>
            </office:change-info>
            <text:list text:style-name="WW8Num88">
              <text:list-item text:start-value="1">
                <text:p text:style-name="P71">The core provides the basic construction and traversal methods: in particular</text:p>
              </text:list-item>
            </text:list>
            <text:p text:style-name="Code_20_indented">Context <text:span text:style-name="T6">getContext</text:span>()</text:p>
            <text:p text:style-name="body_20_text_20_alternative">Get the context for this description. The context is the ordered collection of attributes associated with the ComponentDescription. There is an equivalent setContext method.</text:p>
            <text:p text:style-name="body_20_text_20_alternative"/>
            <text:p text:style-name="Code_20_indented">ComponentDescription <text:span text:style-name="T6">getParent</text:span>()</text:p>
            <text:p text:style-name="body_20_text_20_last_20_alternative">Get the parent ComponentDescription for this description. This will be null if it is the outermost description. There is an equivalent setParent method.</text:p>
            <text:list text:style-name="WW8Num88">
              <text:list-item text:start-value="1">
                <text:p text:style-name="P70">These, plus a few other miscellaneous methods, enable the operations to be carried out.</text:p>
              </text:list-item>
            </text:list>
          </text:deletion>
        </text:changed-region>
        <text:changed-region text:id="ct95341704">
          <text:deletion>
            <office:change-info>
              <dc:creator>unknown</dc:creator>
              <dc:date>2005-10-28T15:10:00</dc:date>
            </office:change-info>
            <text:list text:style-name="WW8Num88">
              <text:list-item text:start-value="1">
                <text:p text:style-name="P70"><text:span text:style-name="code_20_inline"/></text:p>
              </text:list-item>
            </text:list>
            <text:p text:style-name="Text_20_body">The interface can be considered in three parts:</text:p>
            <text:list text:style-name="WW8Num119">
              <text:list-item>
                <text:p text:style-name="P73">the core interface for construction and traversal.</text:p>
              </text:list-item>
              <text:list-item>
                <text:p text:style-name="P73">a copying interface which provides a deep copy operator essential when handling descriptions.</text:p>
              </text:list-item>
              <text:list-item>
                <text:p text:style-name="P73">a reference resolution interface, defining methods to look up attribute values given references that describe paths through a description hierarchy.</text:p>
              </text:list-item>
            </text:list>
            <text:h text:style-name="Heading_20_3" text:outline-level="4">Core </text:h>
            <text:list text:style-name="WW8Num88">
              <text:list-item text:start-value="1">
                <text:p text:style-name="P71"/>
              </text:list-item>
            </text:list>
          </text:deletion>
        </text:changed-region>
        <text:changed-region text:id="ct95341600">
          <text:deletion>
            <office:change-info>
              <dc:creator>unknown</dc:creator>
              <dc:date>2005-08-04T16:12:00</dc:date>
            </office:change-info>
            <text:list text:style-name="WW8Num88">
              <text:list-item text:start-value="1">
                <text:p text:style-name="P70">A <text:span text:style-name="code_20_inline"><text:span text:style-name="T3">ComponentDescription</text:span></text:span> is an interface, with default implementation <text:span text:style-name="code_20_inline"><text:span text:style-name="T3">ComponentDescriptionImpl</text:span></text:span>, which represents the concept of an attribute set in the syntax. Consequently, it has a number of methods that enable the creation and traversal of the containment and extension hierarchies.</text:p>
              </text:list-item>
            </text:list>
          </text:deletion>
        </text:changed-region>
        <text:changed-region text:id="ct95341496">
          <text:deletion>
            <office:change-info>
              <dc:creator>unknown</dc:creator>
              <dc:date>2005-08-04T16:36:00</dc:date>
            </office:change-info>
            <text:list text:style-name="WW8Num88">
              <text:list-item text:start-value="1">
                <text:list>
                  <text:list-item text:start-value="1">
                    <text:list>
                      <text:list-item text:start-value="1">
                        <text:h text:style-name="P74" text:outline-level="3" text:restart-numbering="true" text:start-value="1"><text:span text:style-name="code_20_inline"/></text:h>
                      </text:list-item>
                    </text:list>
                  </text:list-item>
                </text:list>
              </text:list-item>
              <text:list-item>
                <text:p text:style-name="P70"/>
              </text:list-item>
            </text:list>
          </text:deletion>
        </text:changed-region>
        <text:changed-region text:id="ct95341392">
          <text:deletion>
            <office:change-info>
              <dc:creator>unknown</dc:creator>
              <dc:date>2005-10-28T15:10:00</dc:date>
            </office:change-info>
            <text:h text:style-name="P46" text:outline-level="3">ComponentDescription</text:h>
          </text:deletion>
        </text:changed-region>
        <text:changed-region text:id="ct95341288">
          <text:deletion>
            <office:change-info>
              <dc:creator>Steve Loughran</dc:creator>
              <dc:date>2005-09-19T11:05:00</dc:date>
            </office:change-info>
            <text:h text:style-name="P46" text:outline-level="3">c</text:h>
          </text:deletion>
        </text:changed-region>
        <text:changed-region text:id="ct95341184">
          <text:deletion>
            <office:change-info>
              <dc:creator>Steve Loughran</dc:creator>
              <dc:date>2005-09-19T11:04:00</dc:date>
            </office:change-info>
            <text:h text:style-name="P46" text:outline-level="3">j</text:h>
          </text:deletion>
        </text:changed-region>
        <text:changed-region text:id="ct95341080">
          <text:deletion>
            <office:change-info>
              <dc:creator>unknown</dc:creator>
              <dc:date>2005-10-28T15:10:00</dc:date>
            </office:change-info>
            <text:h text:style-name="P46" text:outline-level="3">J</text:h>
          </text:deletion>
        </text:changed-region>
        <text:changed-region text:id="ct95340976">
          <text:deletion>
            <office:change-info>
              <dc:creator>Steve Loughran</dc:creator>
              <dc:date>2005-09-19T11:04:00</dc:date>
            </office:change-info>
            <text:h text:style-name="P46" text:outline-level="3">e</text:h>
          </text:deletion>
        </text:changed-region>
        <text:changed-region text:id="ct95340872">
          <text:deletion>
            <office:change-info>
              <dc:creator>unknown</dc:creator>
              <dc:date>2005-10-28T15:10:00</dc:date>
            </office:change-info>
            <text:h text:style-name="P46" text:outline-level="3">F</text:h>
          </text:deletion>
        </text:changed-region>
        <text:changed-region text:id="ct95340768">
          <text:deletion>
            <office:change-info>
              <dc:creator>Steve Loughran</dc:creator>
              <dc:date>2005-09-19T11:04:00</dc:date>
            </office:change-info>
            <text:h text:style-name="P46" text:outline-level="3">f</text:h>
          </text:deletion>
        </text:changed-region>
        <text:changed-region text:id="ct95340664">
          <text:deletion>
            <office:change-info>
              <dc:creator>unknown</dc:creator>
              <dc:date>2005-10-28T15:10:00</dc:date>
            </office:change-info>
            <text:list text:style-name="WW8Num88">
              <text:list-item text:start-value="1">
                <text:p text:style-name="P70"><text:span text:style-name="code_20_inline"/></text:p>
              </text:list-item>
              <text:list-item>
                <text:h text:style-name="P74" text:outline-level="3"/>
              </text:list-item>
            </text:list>
          </text:deletion>
        </text:changed-region>
        <text:changed-region text:id="ct95340560">
          <text:deletion>
            <office:change-info>
              <dc:creator>unknown</dc:creator>
              <dc:date>2005-08-04T16:15:00</dc:date>
            </office:change-info>
            <text:list text:style-name="WW8Num88">
              <text:list-item text:start-value="1">
                <text:p text:style-name="P70"><text:span text:style-name="code_20_inline"/></text:p>
              </text:list-item>
              <text:list-item>
                <text:p text:style-name="P70">The definition of these interfaces and classes also requires an understanding of some other classes – most notably <text:span text:style-name="T2">Context</text:span> and <text:span text:style-name="T2">Reference</text:span>.</text:p>
              </text:list-item>
            </text:list>
          </text:deletion>
        </text:changed-region>
        <text:changed-region text:id="ct95340456">
          <text:deletion>
            <office:change-info>
              <dc:creator>unknown</dc:creator>
              <dc:date>2005-10-28T15:10:00</dc:date>
            </office:change-info>
            <text:list text:style-name="WW8Num88">
              <text:list-item text:start-value="1">
                <text:p text:style-name="P70">In all cases, these interfaces and classes are fully defined in the accompanying Javadoc. The description provided here is only partial and is to give an overall feeling for the overall structure of the Java representation. The details of exceptions should also be obtained from the Javadoc.</text:p>
              </text:list-item>
            </text:list>
          </text:deletion>
        </text:changed-region>
        <text:changed-region text:id="ct95340352">
          <text:deletion>
            <office:change-info>
              <dc:creator>unknown</dc:creator>
              <dc:date>2005-08-04T16:14:00</dc:date>
            </office:change-info>
            <text:list text:style-name="WW8Num88">
              <text:list-item text:start-value="1">
                <text:p text:style-name="P70"><text:s/></text:p>
              </text:list-item>
              <text:list-item>
                <text:p text:style-name="P70"/>
              </text:list-item>
            </text:list>
          </text:deletion>
        </text:changed-region>
        <text:changed-region text:id="ct95340248">
          <text:deletion>
            <office:change-info>
              <dc:creator>unknown</dc:creator>
              <dc:date>2005-08-04T16:12:00</dc:date>
            </office:change-info>
            <text:list text:style-name="WW8Num88">
              <text:list-item text:start-value="1">
                <text:p text:style-name="P70"><text:span text:style-name="code_20_inline">ComponentDescription</text:span>, in addition to defining its own methods, extends three further interfaces, two of which needs further description: <text:span text:style-name="code_20_inline"><text:span text:style-name="T2">ReferenceResolver</text:span></text:span> and <text:span text:style-name="T2">Copying</text:span>. The third, <text:span text:style-name="code_20_inline"><text:span text:style-name="T2">ComponentDeployer</text:span></text:span>, defines methods that are used internally by the SmartFrog framework.</text:p>
              </text:list-item>
              <text:list-item>
                <text:p text:style-name="P70">A base implementation of the interface <text:span text:style-name="code_20_inline"><text:span text:style-name="T2">ComponentDescription</text:span></text:span> is the class <text:span text:style-name="code_20_inline"><text:span text:style-name="T2">ComponentDescriptionImpl</text:span></text:span><text:span text:style-name="T2"> </text:span>is provided by the framework. This class may be generated directly by the language processor, or users may produce a class which extends it in some way.</text:p>
              </text:list-item>
            </text:list>
          </text:deletion>
        </text:changed-region>
        <text:changed-region text:id="ct95340144">
          <text:deletion>
            <office:change-info>
              <dc:creator>unknown</dc:creator>
              <dc:date>2005-10-28T15:10:00</dc:date>
            </office:change-info>
            <text:list text:style-name="WW8Num88">
              <text:list-item text:start-value="1">
                <text:p text:style-name="P75"><text:span text:style-name="code_20_inline"/></text:p>
              </text:list-item>
            </text:list>
            <text:p text:style-name="Text_20_body">This section describes the data structures produced after the complete cycle of language processing (i.e. phase resolution). The data structures that are generated as the output of this process implement the interface <text:span text:style-name="code_20_inline"><text:span text:style-name="T2">ComponentDescription</text:span></text:span>, and it is this interface that users must understand to be able to create interesting tools or components.</text:p>
            <text:list text:style-name="WW8Num88">
              <text:list-item text:start-value="1">
                <text:p text:style-name="P70"><text:span text:style-name="code_20_inline"/></text:p>
              </text:list-item>
            </text:list>
          </text:deletion>
        </text:changed-region>
        <text:changed-region text:id="ct95340040">
          <text:deletion>
            <office:change-info>
              <dc:creator>unknown</dc:creator>
              <dc:date>2005-08-04T16:38:00</dc:date>
            </office:change-info>
            <text:p text:style-name="P76"><text:s/>- Advanced</text:p>
          </text:deletion>
        </text:changed-region>
        <text:changed-region text:id="ct95339936">
          <text:deletion>
            <office:change-info>
              <dc:creator>unknown</dc:creator>
              <dc:date>2005-10-28T15:10:00</dc:date>
            </office:change-info>
            <text:p text:style-name="P76">The Data Model</text:p>
          </text:deletion>
        </text:changed-region>
        <text:changed-region text:id="ct94880288">
          <text:deletion>
            <office:change-info>
              <dc:creator>unknown</dc:creator>
              <dc:date>2005-08-03T13:44:00</dc:date>
            </office:change-info>
            <text:list text:style-name="WW8Num88">
              <text:list-item text:start-value="1">
                <text:p text:style-name="P75"><text:span text:style-name="code_20_inline"/></text:p>
              </text:list-item>
              <text:list-item>
                <text:p text:style-name="P75"/>
              </text:list-item>
            </text:list>
          </text:deletion>
        </text:changed-region>
        <text:changed-region text:id="ct95339832">
          <text:deletion>
            <office:change-info>
              <dc:creator>unknown</dc:creator>
              <dc:date>2005-08-03T13:43:00</dc:date>
            </office:change-info>
            <text:list text:style-name="WW8Num88">
              <text:list-item text:start-value="1">
                <text:p text:style-name="P75"><text:span text:style-name="code_20_inline"/></text:p>
              </text:list-item>
            </text:list>
            <text:p text:style-name="P77"/>
            <text:p text:style-name="P77"/>
            <text:list text:style-name="WW8Num88">
              <text:list-item text:start-value="1">
                <text:p text:style-name="P75"><text:span text:style-name="code_20_inline"/></text:p>
              </text:list-item>
            </text:list>
          </text:deletion>
        </text:changed-region>
        <text:changed-region text:id="ct95339728">
          <text:deletion>
            <office:change-info>
              <dc:creator>unknown</dc:creator>
              <dc:date>2005-10-28T15:10:00</dc:date>
            </office:change-info>
            <text:list text:style-name="WW8Num88">
              <text:list-item text:start-value="1">
                <text:p text:style-name="P70"><text:s/>done using the <text:span text:style-name="code_20_inline"><text:span text:style-name="T2">sfAsComponentDescription</text:span></text:span> method defined in <text:span text:style-name="code_20_inline"><text:span text:style-name="T2">Phases</text:span></text:span>. The full code for parsing and processing a stream in the default language is</text:p>
              </text:list-item>
            </text:list>
            <text:p text:style-name="Code_20_indented">Phases component = new SFParser().sfParse(stream);</text:p>
            <text:p text:style-name="Code_20_indented">phases = phases.sfResolvePhases();</text:p>
            <text:list text:style-name="WW8Num88">
              <text:list-item text:start-value="1">
                <text:p text:style-name="P75">ComponentDescription component.sfAsComponentDescription();</text:p>
              </text:list-item>
            </text:list>
          </text:deletion>
        </text:changed-region>
        <text:changed-region text:id="ct95339624">
          <text:deletion>
            <office:change-info>
              <dc:creator>unknown</dc:creator>
              <dc:date>2005-08-04T10:39:00</dc:date>
            </office:change-info>
            <text:p text:style-name="P56">may be</text:p>
          </text:deletion>
        </text:changed-region>
        <text:changed-region text:id="ct95339520">
          <text:deletion>
            <office:change-info>
              <dc:creator>unknown</dc:creator>
              <dc:date>2005-10-28T15:10:00</dc:date>
            </office:change-info>
            <text:list text:style-name="WW8Num88">
              <text:list-item text:start-value="1">
                <text:p text:style-name="P70"><text:s/>implementing the <text:span text:style-name="code_20_inline"><text:span text:style-name="T2">ComponentDescription</text:span></text:span> interface (normally, but not necessarily) an extension of <text:span text:style-name="code_20_inline"><text:span text:style-name="T2">ComponentDescriptionImpl</text:span></text:span>.</text:p>
              </text:list-item>
              <text:list-item>
                <text:p text:style-name="P70">This </text:p>
              </text:list-item>
            </text:list>
          </text:deletion>
        </text:changed-region>
        <text:changed-region text:id="ct95339416">
          <text:deletion>
            <office:change-info>
              <dc:creator>unknown</dc:creator>
              <dc:date>2005-08-04T10:39:00</dc:date>
            </office:change-info>
            <text:p text:style-name="P56">one</text:p>
          </text:deletion>
        </text:changed-region>
        <text:changed-region text:id="ct95339312">
          <text:deletion>
            <office:change-info>
              <dc:creator>unknown</dc:creator>
              <dc:date>2005-10-28T15:10:00</dc:date>
            </office:change-info>
            <text:list text:style-name="WW8Num88">
              <text:list-item text:start-value="1">
                <text:p text:style-name="P70"><text:s/>that represent URLs of descriptions to load are examined to determine from the extension which parser should be used.</text:p>
              </text:list-item>
            </text:list>
            <text:h text:style-name="Heading_20_3" text:outline-level="4">Evaluating The Phases</text:h>
            <text:p text:style-name="Text_20_body">Once the parser has completed, the resultant data structures must implement the <text:span text:style-name="code_20_inline"><text:span text:style-name="T2">Phases</text:span></text:span> interface. Through the use of this interface the various phases of the language processing are carried out – either as a single step or by carrying them out one at a time. After each phase, date structures that implement the <text:span text:style-name="code_20_inline"><text:span text:style-name="T2">Phases</text:span></text:span> interface must be returned.</text:p>
            <text:p text:style-name="Text_20_body">The complete description of the API is given in the Javadoc, but the following examples are probably sufficient to illustrate the process.</text:p>
            <text:p text:style-name="Text_20_body">To evaluate all phases in one go:</text:p>
            <text:p text:style-name="Code_20_indented">Phases phases = new SFParser().sfParse(stream);</text:p>
            <text:p text:style-name="Code_20_indented">phases = phases.sfResolvePhases();</text:p>
            <text:p text:style-name="Text_20_body"/>
            <text:p text:style-name="Text_20_body">To extract the phases, then apply them one at a time:</text:p>
            <text:p text:style-name="Code_20_indented">Phases phases = new SFParser().sfParse(is);</text:p>
            <text:p text:style-name="Code_20_indented">Vector thePhases = phases.sfGetPhases();</text:p>
            <text:p text:style-name="Code_20_indented"/>
            <text:p text:style-name="Code_20_indented">for (Enumeration e = thePhases.elements(); e.hasMoreElements();) {</text:p>
            <text:p text:style-name="Code_20_indented"><text:s text:c="5"/>phases = phases.sfResolvePhase((String) e.nextElement());</text:p>
            <text:p text:style-name="Code_20_indented">}</text:p>
            <text:h text:style-name="Heading_20_3" text:outline-level="4">Converting to <text:span text:style-name="code_20_inline">ComponentDescription</text:span></text:h>
            <text:list text:style-name="WW8Num88">
              <text:list-item text:start-value="1">
                <text:p text:style-name="P70">Before handing the data to the deployment system, the languages own data structures must be converted to those expected by the deployment system – namely </text:p>
              </text:list-item>
            </text:list>
          </text:deletion>
        </text:changed-region>
        <text:changed-region text:id="ct95339208">
          <text:deletion>
            <office:change-info>
              <dc:creator>unknown</dc:creator>
              <dc:date>2005-08-04T10:38:00</dc:date>
            </office:change-info>
            <text:p text:style-name="P56"><text:s/>(e.g. <text:span text:style-name="code_20_inline">–n</text:span> and <text:span text:style-name="code_20_inline">–c</text:span> parameters)</text:p>
          </text:deletion>
        </text:changed-region>
        <text:changed-region text:id="ct95339104">
          <text:deletion>
            <office:change-info>
              <dc:creator>unknown</dc:creator>
              <dc:date>2005-10-28T15:10:00</dc:date>
            </office:change-info>
            <text:list text:style-name="WW8Num88">
              <text:list-item text:start-value="1">
                <text:p text:style-name="P70"><text:span text:style-name="code_20_inline"/></text:p>
              </text:list-item>
            </text:list>
            <text:h text:style-name="Heading_20_2" text:outline-level="3">Background</text:h>
            <text:p text:style-name="Text_20_body">The SmartFrog framework is designed to support a range of possible languages to define configurations for the deployment engine to instantiate. The languages are all required to follow a common model for their processing, and to eventually produce data structures that are suitable for the deployment system. The default language is the base SmartFrog language defined above, and which uses the file extension “<text:span text:style-name="code_20_inline">.sf</text:span>”.</text:p>
            <text:p text:style-name="Text_20_body">The first stage of language processing is the parser – a tool for turning text into data structures for further processing. The parser interface allows programmers to select the parser based either on the language type of the file (as defined by file extension), by direct selection, or simply using the default (sf) parser. </text:p>
            <text:p text:style-name="Text_20_body">After parsing, the data structures produced must implement an interface for driving the remaining resolution phases. This interface is </text:p>
            <text:p text:style-name="Code_20_indented">org.smartfrog.parser.Phases</text:p>
            <text:p text:style-name="Text_20_body"/>
            <text:p text:style-name="Text_20_body">Following the invocation of the various phases, the data is converted into a hierarchy of data supporting the <text:span text:style-name="code_20_inline"><text:span text:style-name="T2">ComponentDescription</text:span></text:span> interface, which may then be passed to the deployment system.</text:p>
            <text:p text:style-name="Text_20_body">Using this model, it is reasonably easy to define a new language and integrate it into the system. The default SF language is the first such, but others such as XML based languages, or the more advanced SF2 language currently under development are also possible.</text:p>
            <text:p text:style-name="Text_20_body">The remainder of this section describes how to invoke the parser, how to step the language data structures through the various processing phases, and finally the nature of the resultant <text:span text:style-name="code_20_inline"><text:span text:style-name="T2">ComponentDescription</text:span></text:span> data structures.</text:p>
            <text:h text:style-name="Heading_20_2" text:outline-level="3">The Parser</text:h>
            <text:p text:style-name="Text_20_body">The SmartFrog parser is implemented as a Java class with a method to parse an <text:span text:style-name="code_20_inline"><text:span text:style-name="T3">InputStream</text:span></text:span> producing an instance of the class <text:span text:style-name="code_20_inline"><text:span text:style-name="T2">ComponentDescription</text:span></text:span>, the Java class representing the parsed text allowing programmatic manipulation of the information. Any <text:span text:style-name="code_20_inline"><text:span text:style-name="T2">InputStream</text:span></text:span> may be used, thus the parser may be invoked on a <text:span text:style-name="code_20_inline"><text:span text:style-name="T3">String</text:span></text:span>, a <text:span text:style-name="code_20_inline"><text:span text:style-name="T3">File</text:span></text:span>, a <text:span text:style-name="code_20_inline"><text:span text:style-name="T3">URL</text:span></text:span>, or any indeed any object that provides a stream model.</text:p>
            <text:p text:style-name="Text_20_body">During parsing, a number of include files or URLs may be specified indicating text that should be included into the current parse. It should be noted that unlike C, the text is not merely embedded into the source text, rather the files are parsed independently by the parser and the consequent data embedded into the resultant <text:span text:style-name="code_20_inline"><text:span text:style-name="T2">ComponentDescription</text:span></text:span> data structure produced by the initial stream. Note that in principle, the parsers of include files may be different from the parser for the main stream, thus providing a means for including files in different notations. However, the mechanisms for doing so are not covered in this manual.</text:p>
            <text:h text:style-name="Heading_20_3" text:outline-level="4">The Parser API</text:h>
            <text:p text:style-name="Text_20_body">Under normal circumstances, users of SmartFrog will not be expected to use the parser directly. Rather the parser will be invoked on the users behalf by the tools and scripts provided to start and run the SmartFrog framework. However, just in case the need arises to invoke the parser within user code the parser API is now described.</text:p>
            <text:p text:style-name="Text_20_body">Two aspects must be considered:</text:p>
            <text:list text:style-name="WW8Num103">
              <text:list-item>
                <text:p text:style-name="P78">Ensuring that security properties are maintained: if security is required, the appropriate actions should be taken to ensure that only streams from signed and trusted sources are used.</text:p>
              </text:list-item>
              <text:list-item>
                <text:p text:style-name="P78">Invoking the parser itself on the stream.</text:p>
              </text:list-item>
            </text:list>
            <text:p text:style-name="Text_20_body">The security model is covered in section <text:bookmark-ref text:reference-format="chapter" text:ref-name="_Ref532627919"/>, and this should be read in detail before implementing any secure code, however enough of the security API is defined here for completeness.</text:p>
            <text:h text:style-name="Heading_20_3" text:outline-level="4">Ensuring Security</text:h>
            <text:p text:style-name="Text_20_body">Two important steps must be carried out to ensure that the security of the SmartFrog framework is not compromised. The first is to initialize the SmartFrog security infrastructure, if this is not already done, and the second is to ensure that every resource (test file, URL, etc) is loaded through the secure mechanisms provided.</text:p>
            <text:p text:style-name="Text_20_body">Under normal circumstances, users will be using the parser from within the SmartFrog system itself; writing components that use the parser. However, just in case this is not so and security is still required, initializing the security mechanisms is carried out by invoking the <text:span text:style-name="code_20_inline"><text:span text:style-name="T2">initSecurity()</text:span></text:span> static method on the <text:span text:style-name="code_20_inline"><text:span text:style-name="T2">SFSecurity</text:span></text:span><text:span text:style-name="T4"> class from package </text:span><text:span text:style-name="code_20_inline"><text:span text:style-name="T2">org.smartfrog.sfcore.security</text:span></text:span><text:span text:style-name="T4">, as follows:</text:span></text:p>
            <text:p text:style-name="Code_20_indented">import org.smartfrog.sfcore.security.SFSecurity;</text:p>
            <text:p text:style-name="Code_20_indented">…</text:p>
            <text:p text:style-name="Code_20_indented">S<text:bookmark-start text:name="OLE_LINK1"/>FSecurity.initSecurity();<text:bookmark-end text:name="OLE_LINK1"/></text:p>
            <text:p text:style-name="Text_20_body"/>
            <text:p text:style-name="Text_20_body">Once the security has been initialized, streams may be created on strings or files as required. However, to ensure that security is maintained, it is important that the correct class loaders are used for accessing any external resources. This is achieved by using the following invocation to create a stream from the resource:</text:p>
            <text:p text:style-name="Code_20_indented">import org.smartfrog.sfcore.security.SFClassLoader;</text:p>
            <text:p text:style-name="Code_20_indented">…</text:p>
            <text:p text:style-name="Code_20_indented">InputStream stream = SFClassLoader.getResourceAsStream(url);</text:p>
            <text:h text:style-name="Heading_20_3" text:outline-level="4">Invoking The Parser </text:h>
            <text:p text:style-name="Text_20_body">Once a stream is created, a parser instance may be created and the input stream parsed to generate the data model. This is done through the following code</text:p>
            <text:p text:style-name="Code_20_indented">import org.smartfrog.sfcore.parser.SFParser;</text:p>
            <text:p text:style-name="Code_20_indented">import org.smartfrog.sfcore.parser.SFPhases;</text:p>
            <text:p text:style-name="Code_20_indented"/>
            <text:p text:style-name="Code_20_indented">…</text:p>
            <text:p text:style-name="Code_20_indented">Phases component = new SFParser().sfParse(stream);</text:p>
            <text:p text:style-name="Text_20_body"/>
            <text:p text:style-name="Text_20_body">The <text:span text:style-name="code_20_inline"><text:span text:style-name="T3">getParser()</text:span></text:span> method returns a parser for the currently selected language (currently only one is available) and this parser supports the <text:span text:style-name="code_20_inline"><text:span text:style-name="T3">sfParse(InputStream s)</text:span></text:span> method to parse the input stream. </text:p>
            <text:p text:style-name="Text_20_body">If the parser for a different language is required, say for the sf2 language, the following code is required</text:p>
            <text:p text:style-name="Code_20_indented">import org.smartfrog.sfcore.parser.SFParser;</text:p>
            <text:p text:style-name="Code_20_indented">import org.smartfrog.sfcore.parser.Phases;</text:p>
            <text:p text:style-name="Code_20_indented"/>
            <text:p text:style-name="Code_20_indented">…</text:p>
            <text:p text:style-name="Code_20_indented">Phases component = new SFParser("sf2").sfParse(stream);</text:p>
            <text:p text:style-name="Text_20_body"/>
            <text:p text:style-name="Text_20_body">The parser is built for the correct language, then asked to parse a stream.</text:p>
            <text:list text:style-name="WW8Num88">
              <text:list-item text:start-value="1">
                <text:p text:style-name="P70">The <text:span text:style-name="code_20_inline">SFSystem</text:span> command-line parameters</text:p>
              </text:list-item>
            </text:list>
          </text:deletion>
        </text:changed-region>
        <text:changed-region text:id="ct95339000">
          <text:deletion>
            <office:change-info>
              <dc:creator>unknown</dc:creator>
              <dc:date>2005-08-04T16:39:00</dc:date>
            </office:change-info>
            <text:p text:style-name="P56"><text:s/>- Expert</text:p>
          </text:deletion>
        </text:changed-region>
        <text:changed-region text:id="ct94849848">
          <text:deletion>
            <office:change-info>
              <dc:creator>unknown</dc:creator>
              <dc:date>2005-08-04T10:48:00</dc:date>
            </office:change-info>
            <text:p text:style-name="P56">SmartFrog Language Processing</text:p>
          </text:deletion>
        </text:changed-region>
        <text:changed-region text:id="ct95338896">
          <text:deletion>
            <office:change-info>
              <dc:creator>unknown</dc:creator>
              <dc:date>2005-10-28T15:10:00</dc:date>
            </office:change-info>
            <text:list text:style-name="WW8Num88">
              <text:list-item text:start-value="1">
                <text:p text:style-name="P70"><text:span text:style-name="code_20_inline"/></text:p>
              </text:list-item>
            </text:list>
            <text:h text:style-name="P17" text:outline-level="2"/>
            <text:list text:style-name="WW8Num88">
              <text:list-item text:start-value="1">
                <text:p text:style-name="P70"/>
              </text:list-item>
            </text:list>
          </text:deletion>
        </text:changed-region>
        <text:changed-region text:id="ct95338792">
          <text:deletion>
            <office:change-info>
              <dc:creator>unknown</dc:creator>
              <dc:date>2005-08-04T21:15:00</dc:date>
            </office:change-info>
            <text:list text:style-name="WW8Num87">
              <text:list-item text:start-value="1">
                <text:p text:style-name="P79">All of the tools provided with the SmartFrog system handle a SmartFrog text in an identical way to produce a fully resolved deployable description. The process is basically:</text:p>
              </text:list-item>
            </text:list>
            <text:list text:style-name="WW8Num88">
              <text:list-item text:start-value="1">
                <text:p text:style-name="P80">parse the text stream to produce hierarchical data structures</text:p>
              </text:list-item>
              <text:list-item>
                <text:p text:style-name="P80">type resolve the root </text:p>
              </text:list-item>
              <text:list-item>
                <text:p text:style-name="P80">place resolve the root</text:p>
              </text:list-item>
              <text:list-item>
                <text:p text:style-name="P80">extract attribute <text:span text:style-name="code_20_inline">sfConfig</text:span> from the root</text:p>
              </text:list-item>
              <text:list-item>
                <text:p text:style-name="P80">link resolve <text:span text:style-name="code_20_inline">sfConfig</text:span></text:p>
              </text:list-item>
              <text:list-item>
                <text:p text:style-name="P80">evaluate any functions in <text:span text:style-name="code_20_inline">sfConfig</text:span></text:p>
              </text:list-item>
              <text:list-item>
                <text:p text:style-name="P70">check predicates and schemas in <text:span text:style-name="code_20_inline">sfConfig</text:span></text:p>
              </text:list-item>
            </text:list>
          </text:deletion>
        </text:changed-region>
        <text:changed-region text:id="ct95338688">
          <text:deletion>
            <office:change-info>
              <dc:creator>unknown</dc:creator>
              <dc:date>2005-10-28T15:10:00</dc:date>
            </office:change-info>
            <text:list text:style-name="WW8Num87">
              <text:list-item text:start-value="1">
                <text:list>
                  <text:list-item text:start-value="1">
                    <text:h text:style-name="P81" text:outline-level="2" text:restart-numbering="true" text:start-value="1"><text:span text:style-name="code_20_inline"/></text:h>
                  </text:list-item>
                </text:list>
              </text:list-item>
              <text:list-item>
                <text:p text:style-name="P79"/>
              </text:list-item>
            </text:list>
          </text:deletion>
        </text:changed-region>
        <text:changed-region text:id="ct95338584">
          <text:deletion>
            <office:change-info>
              <dc:creator>unknown</dc:creator>
              <dc:date>2005-08-04T21:16:00</dc:date>
            </office:change-info>
            <text:h text:style-name="P82" text:outline-level="2">Summary of SmartFrog Language Processing</text:h>
          </text:deletion>
        </text:changed-region>
        <text:changed-region text:id="ct95338480">
          <text:deletion>
            <office:change-info>
              <dc:creator>Steve Loughran</dc:creator>
              <dc:date>2005-09-19T11:03:00</dc:date>
            </office:change-info>
            <text:h text:style-name="P82" text:outline-level="2">p</text:h>
          </text:deletion>
        </text:changed-region>
        <text:changed-region text:id="ct95338376">
          <text:deletion>
            <office:change-info>
              <dc:creator>unknown</dc:creator>
              <dc:date>2005-10-28T15:10:00</dc:date>
            </office:change-info>
            <text:list text:style-name="WW8Num87">
              <text:list-item text:start-value="1">
                <text:h text:style-name="P81" text:outline-level="2" text:restart-numbering="true" text:start-value="1"><text:s/>| (port == 8088));</text:h>
              </text:list-item>
            </text:list>
            <text:p text:style-name="Code_20_indented">}</text:p>
            <text:p text:style-name="Code_20_indented"/>
            <text:p text:style-name="Code_20_indented">WebServerTemplate extends Prim {</text:p>
            <text:p text:style-name="Code_20_indented"><text:s text:c="8"/>schema extends WebServerSchema;</text:p>
            <text:p text:style-name="Code_20_indented"><text:s text:c="8"/>assert extends WebServerAssertion;</text:p>
            <text:p text:style-name="Code_20_indented"><text:s text:c="8"/>port 80; <text:s/>// default value</text:p>
            <text:p text:style-name="Code_20_indented">}</text:p>
            <text:p text:style-name="Text_20_body"/>
            <text:p text:style-name="Text_20_body">In the same way that attributes may be added to an existing schema, attributes may also be placed into an “Assertions” description, or more than one “Assertions” may be provided.</text:p>
            <text:p text:style-name="Text_20_body">The <text:span text:style-name="code_20_inline">TBD</text:span> predicate is used to indicate that a specific attribute still requires to be assigned a value. If it has not been assigned, and an attempt is made to use it, an appropriate error message is given.</text:p>
            <text:p text:style-name="Text_20_body">An example of the predicate is as follows:</text:p>
            <text:p text:style-name="Code_20_indented">#include "/org/smartfrog/predicates.sf"</text:p>
            <text:p text:style-name="Code_20_indented"/>
            <text:p text:style-name="Code_20_indented">aTemplate extends Prim {</text:p>
            <text:p text:style-name="Code_20_indented"><text:s text:c="4"/>sfClass “org.smartfrog....”;</text:p>
            <text:p text:style-name="P83"><text:s text:c="4"/>anAttribute TBD;</text:p>
            <text:p text:style-name="Code_20_indented">}</text:p>
            <text:p text:style-name="Code_20_indented"/>
            <text:p text:style-name="Code_20_indented">sfConfig extends Compound {</text:p>
            <text:p text:style-name="Code_20_indented"><text:s text:c="3"/>anInstance extends aTemplate;</text:p>
            <text:p text:style-name="Code_20_indented"><text:s text:c="3"/>anotherInstance extends aTemplate {</text:p>
            <text:p text:style-name="Code_20_indented"><text:s text:c="7"/>anAttribute 45;</text:p>
            <text:p text:style-name="Code_20_indented"><text:s text:c="3"/>}</text:p>
            <text:p text:style-name="Code_20_last_20_line">}</text:p>
            <text:p text:style-name="Text_20_body">Here, the attribute <text:span text:style-name="code_20_inline"><text:span text:style-name="T3">anAttribute</text:span></text:span> of <text:span text:style-name="code_20_inline"><text:span text:style-name="T3">aTemplate</text:span></text:span> is defined as <text:span text:style-name="code_20_inline"><text:span text:style-name="T3">TBD</text:span></text:span>, so any use of the template that does not set this value will generate an error. In the definition of <text:span text:style-name="code_20_inline"><text:span text:style-name="T3">sfConfig</text:span></text:span>, the first use, to define <text:span text:style-name="code_20_inline"><text:span text:style-name="T3">anInstance</text:span></text:span>, is erroneous whereas the second to define <text:span text:style-name="code_20_inline"><text:span text:style-name="T3">anotherInstance</text:span></text:span> is valid.</text:p>
            <text:p text:style-name="Text_20_body">The <text:span text:style-name="code_20_inline">TBD</text:span> attribute ("To be determined") is a simple substitute for the more rigorous schema declaration. Note that the type of the attribute is not defined, which can be a useful feature.</text:p>
            <text:list text:style-name="WW8Num87">
              <text:list-item text:start-value="1">
                <text:h text:style-name="P81" text:outline-level="2" text:restart-numbering="true" text:start-value="1"/>
              </text:list-item>
            </text:list>
          </text:deletion>
        </text:changed-region>
        <text:changed-region text:id="ct95338272">
          <text:deletion>
            <office:change-info>
              <dc:creator>unknown</dc:creator>
              <dc:date>2005-08-04T17:41:00</dc:date>
            </office:change-info>
            <text:list text:style-name="WW8Num87">
              <text:list-item text:start-value="1">
                <text:p text:style-name="P84"><text:span text:style-name="code_20_inline"/></text:p>
              </text:list-item>
              <text:list-item>
                <text:h text:style-name="P81" text:outline-level="2"/>
              </text:list-item>
            </text:list>
          </text:deletion>
        </text:changed-region>
        <text:changed-region text:id="ct94835112">
          <text:deletion>
            <office:change-info>
              <dc:creator>unknown</dc:creator>
              <dc:date>2005-10-28T15:10:00</dc:date>
            </office:change-info>
            <text:list text:style-name="WW8Num87">
              <text:list-item text:start-value="1">
                <text:p text:style-name="P79"><text:span text:style-name="code_20_inline"/></text:p>
              </text:list-item>
            </text:list>
            <text:h text:style-name="Heading_20_1" text:outline-level="2">Functions and operators</text:h>
            <text:p text:style-name="Text_20_body">SmartFrog provides users with a small number of predefined functions to improve the expressiveness of the descriptions. In addition, it provides mechanisms by which users may add their own functions, effectively providing an escape mechanism into Java. These functions, whilst not part of the SmartFrog language, are provided for convenience. The mechanism, a special case of a more general phase mechanism, is described in detail in section <text:bookmark-ref text:reference-format="chapter" text:ref-name="_Ref532091848"/>. </text:p>
            <text:p text:style-name="Text_20_body"><text:bookmark-start text:name="_Ref535998535"/>Functions<text:bookmark-end text:name="_Ref535998535"/> appear, to the language, as predefined component descriptions that may be extended; the parameters are given as named attributes within the body of that description. For example, a use of the string concatenate function is </text:p>
            <text:p text:style-name="Code_20_indented">#include "/org/smartfrog/functions.sf" <text:s text:c="2"/>// the standard functions</text:p>
            <text:p text:style-name="Code_20_indented"/>
            <text:p text:style-name="Code_20_indented">val 42;</text:p>
            <text:p text:style-name="Code_20_indented">myString extends concat {</text:p>
            <text:p text:style-name="Code_20_indented"><text:s text:c="4"/>-- "the meaning of life is ";</text:p>
            <text:p text:style-name="Code_20_indented"><text:s text:c="4"/>-- val</text:p>
            <text:p text:style-name="Code_20_indented">}</text:p>
            <text:p text:style-name="Text_20_body"/>
            <text:p text:style-name="Text_20_body">that results in the value of the <text:span text:style-name="code_20_inline"><text:span text:style-name="T3">myString</text:span></text:span> attribute being <text:span text:style-name="code_20_inline"><text:span text:style-name="T2">"the meaning of life is 42"</text:span></text:span>. The names of the attributes have no effect in this case, the strings being concatenated in the order of definition, but may be important for some other functions. </text:p>
            <text:p text:style-name="Text_20_body">Functions are evaluated inner-first, providing for the nesting of function application, and are evaluated after all the other resolutions steps have be completed. The definitions are themselves affected by these resolutions. Thus a function may be extended with the resultant extension also be a function. The current set of predefined functions is given in section <text:bookmark-ref text:reference-format="chapter" text:ref-name="_Ref532093413"/>. </text:p>
            <text:p text:style-name="Text_20_body">In order to make the use of functions more natural, some syntactic forms are provided that appear to be infix or prefix operators. However, these are simply translated into the relevant template form during parsing. A more compete description of this process is given in section <text:bookmark-ref text:reference-format="chapter" text:ref-name="_Ref532093413"/>. </text:p>
            <text:h text:style-name="Heading_20_1" text:outline-level="2">Predicates, Assertions and Schemas</text:h>
            <text:p text:style-name="Text_20_body">It is frequently useful to be able to define a set of well-formedness conditions on the use of a template in order to guarantee that its use is correct. However, this should be done in a way in which all the benefits of template extension are not lost. To this end, an additional phase, similar to that defined for functions, is included which will check predicates defined and attached to a template.</text:p>
            <text:p text:style-name="Text_20_body">There are three predicate types provided as part of the SmartFrog framework. These are the assertion predicates, schema predicates and the TBD (to be defined) predicates.</text:p>
            <text:p text:style-name="Text_20_body">The most flexible predefined predicate supplied by the SmartFrog framework is the schema, a description that describes the set of attributes a template should contain. Users may add their own predicate types through a similar escape mechanism to Java provided for functions. Schemas are described in detail in section <text:bookmark-ref text:reference-format="chapter" text:ref-name="_Ref55695451"/>.</text:p>
            <text:p text:style-name="Text_20_body">Schemas are best described through the use of an example, in this case of a template for a web server component. The example defines a schema for a web server template, and defines the template linked to the schema.</text:p>
            <text:p text:style-name="Code_20_indented">// the definition of schemas</text:p>
            <text:p text:style-name="Code_20_indented">#include "/org/smartfrog/predicates.sf"</text:p>
            <text:p text:style-name="Code_20_indented"/>
            <text:p text:style-name="Code_20_indented">WebServerSchema extends Schema {</text:p>
            <text:p text:style-name="Code_20_indented"><text:s text:c="8"/>port extends Integer;</text:p>
            <text:p text:style-name="Code_20_indented"><text:s text:c="8"/>directory extends OptionalString;</text:p>
            <text:p text:style-name="Code_20_indented">}</text:p>
            <text:p text:style-name="Code_20_indented"/>
            <text:p text:style-name="Code_20_indented">WebServerTemplate extends Prim {</text:p>
            <text:p text:style-name="Code_20_indented"><text:s text:c="8"/>schema extends WebServerSchema;</text:p>
            <text:p text:style-name="Code_20_indented"><text:s text:c="8"/>port 80; <text:s/>// default value</text:p>
            <text:p text:style-name="Code_20_indented">}</text:p>
            <text:p text:style-name="Text_20_body"/>
            <text:p text:style-name="Text_20_body">Note that the name for the attribute linking the template to its schema need not be, as in this case, <text:span text:style-name="code_20_inline"><text:span text:style-name="T2">schema</text:span></text:span>. Indeed, a template may have more than one schema attached as attributes, in which case the uses of the templates are checked against all schemas attached. Schemas must extend the base schema template <text:span text:style-name="code_20_inline"><text:span text:style-name="T2">Schema</text:span></text:span>.</text:p>
            <text:p text:style-name="Text_20_body">Schemas may be extended in the same way as other templates, and their uses may easily be extended through placement as illustrated in the following examples.</text:p>
            <text:p text:style-name="Code_20_indented">// the definition of schemas</text:p>
            <text:p text:style-name="Code_20_indented">#include "/org/smartfrog/predicates.sf" </text:p>
            <text:p text:style-name="Code_20_indented"/>
            <text:p text:style-name="Code_20_indented">ThreadedWebServerSchema extends WebServerSchema {</text:p>
            <text:p text:style-name="Code_20_indented"><text:s text:c="4"/>minimumThreads extends Integer;</text:p>
            <text:p text:style-name="Code_20_indented">}</text:p>
            <text:p text:style-name="Code_20_indented"/>
            <text:p text:style-name="Code_20_indented">ThreadedWebServerTemplate extends WebServerTemplate { <text:s text:c="4"/></text:p>
            <text:p text:style-name="Code_20_indented"><text:s text:c="4"/>// overwrite existing schema with extended schema</text:p>
            <text:p text:style-name="Code_20_indented"><text:s text:c="4"/>Schema extends ThreadedWebServerSchema;</text:p>
            <text:p text:style-name="Code_20_indented"/>
            <text:p text:style-name="Code_20_indented"><text:s text:c="4"/>minimumThreads 7;</text:p>
            <text:p text:style-name="Code_20_indented">}</text:p>
            <text:p text:style-name="Code_20_indented"/>
            <text:p text:style-name="Code_20_indented">AlternativeThreadedWebServerTemplate extends WebServerTemplate {</text:p>
            <text:p text:style-name="Code_20_indented"><text:s text:c="4"/>// add to existing schema</text:p>
            <text:p text:style-name="Code_20_indented"><text:s text:c="4"/>schema:minimumThreads extends Integer; </text:p>
            <text:p text:style-name="Code_20_indented"/>
            <text:p text:style-name="Code_20_indented"><text:s text:c="4"/>minimumThreads 7;</text:p>
            <text:p text:style-name="Code_20_indented">}</text:p>
            <text:p text:style-name="Text_20_body"/>
            <text:p text:style-name="Text_20_body">Note that schemas are entirely optional and need be used only if desired. The value of a schema is that it provides a strict definition and the potentially type of the <text:s/>attributes, both required and optional, of a component. This should make it easier to work with, and so benefit users of the component.</text:p>
            <text:p text:style-name="Text_20_body">Similarly to schemas, assertions are descriptions that are interpreted as a predicate. An assertion consists of a description that contains attributes that should all evaluate to <text:span text:style-name="code_20_inline">true</text:span> - any attribute that evaluates to <text:span text:style-name="code_20_inline">false</text:span>, or indeed any other value, is considered to be an assertion failure. The names of these boolean attributes are not significant other than as documentation. There is an implicit conjunction (and) between the various assertion attributes given.</text:p>
            <text:p text:style-name="Text_20_body">An assertion description must extend <text:span text:style-name="code_20_inline">Assertion</text:span>, and must be included in the description to which it applies in the same way as a schema must.</text:p>
            <text:p text:style-name="Text_20_body">An example of an assertion is</text:p>
            <text:p text:style-name="Code_20_indented">// the definition of assertion</text:p>
            <text:p text:style-name="Code_20_indented">#include "/org/smartfrog/predicates.sf"</text:p>
            <text:p text:style-name="Code_20_indented"/>
            <text:p text:style-name="Code_20_indented">WebServerAssertion extends Assertions {</text:p>
            <text:list text:style-name="WW8Num87">
              <text:list-item text:start-value="1">
                <text:p text:style-name="P84"><text:s text:c="8"/>portValid ((port == 80) || (port == 8080) |definition</text:p>
              </text:list-item>
            </text:list>
          </text:deletion>
        </text:changed-region>
        <text:changed-region text:id="ct95338168">
          <text:deletion>
            <office:change-info>
              <dc:creator>Steve Loughran</dc:creator>
              <dc:date>2005-09-19T11:02:00</dc:date>
            </office:change-info>
            <text:p text:style-name="P56">defintion</text:p>
          </text:deletion>
        </text:changed-region>
        <text:changed-region text:id="ct95338064">
          <text:deletion>
            <office:change-info>
              <dc:creator>unknown</dc:creator>
              <dc:date>2005-10-28T15:10:00</dc:date>
            </office:change-info>
            <text:p text:style-name="P56">description</text:p>
          </text:deletion>
        </text:changed-region>
        <text:changed-region text:id="ct95337960">
          <text:deletion>
            <office:change-info>
              <dc:creator>Steve Loughran</dc:creator>
              <dc:date>2005-09-19T11:02:00</dc:date>
            </office:change-info>
            <text:p text:style-name="P56">descritpion</text:p>
          </text:deletion>
        </text:changed-region>
        <text:changed-region text:id="ct95337856">
          <text:deletion>
            <office:change-info>
              <dc:creator>unknown</dc:creator>
              <dc:date>2005-10-28T15:10:00</dc:date>
            </office:change-info>
            <text:p text:style-name="P56"><text:s/>the <text:span text:style-name="code_20_inline">LAZY</text:span> link unchanged, this being the attribute’s value.</text:p>
          </text:deletion>
        </text:changed-region>
        <text:changed-region text:id="ct94830840">
          <text:deletion>
            <office:change-info>
              <dc:creator>unknown</dc:creator>
              <dc:date>2005-08-04T17:15:00</dc:date>
            </office:change-info>
            <text:p text:style-name="P56">copy</text:p>
          </text:deletion>
        </text:changed-region>
        <text:changed-region text:id="ct95337752">
          <text:deletion>
            <office:change-info>
              <dc:creator>unknown</dc:creator>
              <dc:date>2005-10-28T15:10:00</dc:date>
            </office:change-info>
            <text:list text:style-name="WW8Num87">
              <text:list-item text:start-value="1">
                <text:p text:style-name="P79">.</text:p>
              </text:list-item>
              <text:list-item>
                <text:p text:style-name="P85">Links are always resolved in the contexts in which they are located after the type and placement resolution phases are over, not necessarily those in which they were defined.</text:p>
              </text:list-item>
              <text:list-item>
                <text:p text:style-name="P79">Links referring to an attribute whose value is a <text:span text:style-name="code_20_inline">LAZY</text:span> link will </text:p>
              </text:list-item>
            </text:list>
          </text:deletion>
        </text:changed-region>
        <text:changed-region text:id="ct95337648">
          <text:deletion>
            <office:change-info>
              <dc:creator>unknown</dc:creator>
              <dc:date>2005-08-05T16:26:00</dc:date>
            </office:change-info>
            <text:p text:style-name="P56">copied</text:p>
          </text:deletion>
        </text:changed-region>
        <text:changed-region text:id="ct95337544">
          <text:deletion>
            <office:change-info>
              <dc:creator>unknown</dc:creator>
              <dc:date>2005-10-28T15:10:00</dc:date>
            </office:change-info>
            <text:p text:style-name="P56">If the value of the attribute is a link, this is first resolved and the result </text:p>
          </text:deletion>
        </text:changed-region>
        <text:changed-region text:id="ct95337440">
          <text:deletion>
            <office:change-info>
              <dc:creator>unknown</dc:creator>
              <dc:date>2005-08-04T17:10:00</dc:date>
            </office:change-info>
            <text:p text:style-name="P56"><text:s/></text:p>
          </text:deletion>
        </text:changed-region>
        <text:changed-region text:id="ct95337336">
          <text:deletion>
            <office:change-info>
              <dc:creator>unknown</dc:creator>
              <dc:date>2005-08-04T17:15:00</dc:date>
            </office:change-info>
            <text:list text:style-name="WW8Num87">
              <text:list-item text:start-value="1">
                <text:p text:style-name="P79"><text:span text:style-name="code_20_inline"/></text:p>
              </text:list-item>
              <text:list-item>
                <text:p text:style-name="P79">In resolving a link, the value of the attribute referenced is copied.</text:p>
              </text:list-item>
            </text:list>
          </text:deletion>
        </text:changed-region>
        <text:changed-region text:id="ct95337232">
          <text:deletion>
            <office:change-info>
              <dc:creator>unknown</dc:creator>
              <dc:date>2005-10-28T15:10:00</dc:date>
            </office:change-info>
            <text:list text:style-name="WW8Num93">
              <text:list-item text:start-value="1">
                <text:p text:style-name="P86">points to note:</text:p>
              </text:list-item>
            </text:list>
            <text:list text:style-name="WW8Num87">
              <text:list-item text:start-value="1">
                <text:p text:style-name="P79">Only links that are <text:span text:style-name="T12">not</text:span> <text:span text:style-name="code_20_inline">LAZY</text:span> are resolved; those that are <text:span text:style-name="code_20_inline">LAZY</text:span> are left unresolved with the link itself being the value.</text:p>
              </text:list-item>
            </text:list>
          </text:deletion>
        </text:changed-region>
        <text:changed-region text:id="ct94825120">
          <text:deletion>
            <office:change-info>
              <dc:creator>unknown</dc:creator>
              <dc:date>2005-08-04T17:10:00</dc:date>
            </office:change-info>
            <text:p text:style-name="P56">minor </text:p>
          </text:deletion>
        </text:changed-region>
        <text:changed-region text:id="ct95337128">
          <text:deletion>
            <office:change-info>
              <dc:creator>unknown</dc:creator>
              <dc:date>2005-10-28T15:10:00</dc:date>
            </office:change-info>
            <text:p text:style-name="P56"><text:s/>the link as the value of the attribute. There are a number of </text:p>
          </text:deletion>
        </text:changed-region>
        <text:changed-region text:id="ct95337024">
          <text:deletion>
            <office:change-info>
              <dc:creator>unknown</dc:creator>
              <dc:date>2005-08-04T21:20:00</dc:date>
            </office:change-info>
            <text:p text:style-name="P56">ing</text:p>
          </text:deletion>
        </text:changed-region>
        <text:changed-region text:id="ct95336920">
          <text:deletion>
            <office:change-info>
              <dc:creator>unknown</dc:creator>
              <dc:date>2005-10-28T15:10:00</dc:date>
            </office:change-info>
            <text:p text:style-name="P56">replac</text:p>
          </text:deletion>
        </text:changed-region>
        <text:changed-region text:id="ct95336816">
          <text:deletion>
            <office:change-info>
              <dc:creator>unknown</dc:creator>
              <dc:date>2005-08-04T17:09:00</dc:date>
            </office:change-info>
            <text:p text:style-name="P56">copied</text:p>
          </text:deletion>
        </text:changed-region>
        <text:changed-region text:id="ct95336712">
          <text:deletion>
            <office:change-info>
              <dc:creator>unknown</dc:creator>
              <dc:date>2005-08-04T21:20:00</dc:date>
            </office:change-info>
            <text:p text:style-name="P56">, </text:p>
          </text:deletion>
        </text:changed-region>
        <text:changed-region text:id="ct95336608">
          <text:deletion>
            <office:change-info>
              <dc:creator>unknown</dc:creator>
              <dc:date>2005-10-28T15:10:00</dc:date>
            </office:change-info>
            <text:p text:style-name="P56"><text:s/></text:p>
          </text:deletion>
        </text:changed-region>
        <text:changed-region text:id="ct95336504">
          <text:deletion>
            <office:change-info>
              <dc:creator>unknown</dc:creator>
              <dc:date>2005-08-05T16:26:00</dc:date>
            </office:change-info>
            <text:p text:style-name="P56">s</text:p>
          </text:deletion>
        </text:changed-region>
        <text:changed-region text:id="ct95336400">
          <text:deletion>
            <office:change-info>
              <dc:creator>unknown</dc:creator>
              <dc:date>2005-10-28T15:10:00</dc:date>
            </office:change-info>
            <text:list text:style-name="WW8Num87">
              <text:list-item text:start-value="1">
                <text:p text:style-name="P79">This order dependency does not have much of an effect, except for when two identically named attributes are placed into the same component description. At this point understanding the order of resolution becomes important.</text:p>
              </text:list-item>
            </text:list>
            <text:p text:style-name="Text_20_body">Since placement resolution is carried out after type resolution, the following consequences should be noted:</text:p>
            <text:list text:style-name="WW8Num132">
              <text:list-item text:start-value="1">
                <text:p text:style-name="P87">As type resolution is carried out before placement, attributes placed into a prototype will not be inherited by those extending the prototype.</text:p>
              </text:list-item>
              <text:list-item>
                <text:p text:style-name="P87">Again, as type resolution is carried out before placement, do not place an attribute that is to be used as a super-type; it will not be found.</text:p>
              </text:list-item>
              <text:list-item>
                <text:p text:style-name="P87">Wherever possible, placement should be restricted to referencing downwards into a structure from the point of attribute definition. Descriptions can be very hard to understand if <text:span text:style-name="code_20_inline">PARENT</text:span>, <text:span text:style-name="code_20_inline">ROOT</text:span> or <text:span text:style-name="code_20_inline">ATTRIB</text:span> are used in a placement reference; this particularly so within a component description to be used as a type. As a consequence, this release of SmartFrog does not permit these reference parts to be used in a placement.</text:p>
              </text:list-item>
            </text:list>
            <text:p text:style-name="Text_20_body">The reason why type resolution is done before placement resolution is that the normal use for placement is to “fill-in” empty “attribute slots” in a prototype. As each instance of the prototype will in general need differently filled slots, placement must be done after the type has been resolved for each instance.</text:p>
            <text:p text:style-name="Text_20_body">Note that placement of attributes whose values are links do not modify the links to correct for the new location. Thus, links are resolved with respect to where they are placed, not where they are defined.</text:p>
            <text:h text:style-name="Heading_20_2" text:outline-level="3">Link Resolution</text:h>
            <text:list text:style-name="WW8Num93">
              <text:list-item text:start-value="1">
                <text:p text:style-name="P86">Link resolution is the most straightforward of the three forms of resolution; all links are resolved in their location after type and place resolution, and the referenced value</text:p>
              </text:list-item>
            </text:list>
          </text:deletion>
        </text:changed-region>
        <text:changed-region text:id="ct95336256">
          <text:deletion>
            <office:change-info>
              <dc:creator>unknown</dc:creator>
              <dc:date>2005-08-05T09:22:00</dc:date>
            </office:change-info>
            <text:list text:style-name="WW8Num93">
              <text:list-item text:start-value="1">
                <text:p text:style-name="P86"><text:span text:style-name="code_20_inline"/></text:p>
              </text:list-item>
            </text:list>
            <text:list text:style-name="WW8Num87">
              <text:list-item text:start-value="1">
                <text:p text:style-name="P79"/>
              </text:list-item>
            </text:list>
          </text:deletion>
        </text:changed-region>
        <text:changed-region text:id="ct95336112">
          <text:deletion>
            <office:change-info>
              <dc:creator>unknown</dc:creator>
              <dc:date>2005-10-28T15:10:00</dc:date>
            </office:change-info>
            <text:list text:style-name="WW8Num93">
              <text:list-item text:start-value="1">
                <text:p text:style-name="P86">This leaves a placement incomplete so a second pass is required. This time it succeeds, resulting in </text:p>
              </text:list-item>
            </text:list>
            <text:p text:style-name="Code_20_indented">foo extends {</text:p>
            <text:p text:style-name="Code_20_indented"><text:s text:c="5"/>a 21; </text:p>
            <text:p text:style-name="Code_20_indented"><text:s text:c="5"/>bar extends { </text:p>
            <text:p text:style-name="Code_20_indented"><text:s text:c="8"/>b 34;</text:p>
            <text:p text:style-name="Code_20_indented"><text:s text:c="8"/>a 42;</text:p>
            <text:p text:style-name="Code_20_indented"><text:s text:c="5"/>}</text:p>
            <text:p text:style-name="Code_20_last_20_line">}</text:p>
            <text:list text:style-name="WW8Num93">
              <text:list-item text:start-value="1">
                <text:p text:style-name="P86"><text:span text:style-name="code_20_inline"/></text:p>
              </text:list-item>
            </text:list>
          </text:deletion>
        </text:changed-region>
        <text:changed-region text:id="ct95335968">
          <text:deletion>
            <office:change-info>
              <dc:creator>unknown</dc:creator>
              <dc:date>2005-08-05T09:22:00</dc:date>
            </office:change-info>
            <text:list text:style-name="WW8Num93">
              <text:list-item text:start-value="1">
                <text:p text:style-name="P86"><text:span text:style-name="code_20_inline"/></text:p>
              </text:list-item>
              <text:list-item>
                <text:p text:style-name="P86"/>
              </text:list-item>
            </text:list>
          </text:deletion>
        </text:changed-region>
        <text:changed-region text:id="ct95335824">
          <text:deletion>
            <office:change-info>
              <dc:creator>unknown</dc:creator>
              <dc:date>2005-10-28T15:10:00</dc:date>
            </office:change-info>
            <text:list text:style-name="WW8Num93">
              <text:list-item text:start-value="1">
                <text:p text:style-name="P86">In the first pass, the attribute <text:span text:style-name="code_20_inline"><text:span text:style-name="T3">foo:bar:a</text:span></text:span> is first to be placed, but it fails since <text:span text:style-name="code_20_inline">foo</text:span> does not yet contain <text:span text:style-name="code_20_inline"><text:span text:style-name="T3">foo:ba</text:span></text:span><text:span text:style-name="T3">r</text:span> as a component description. Also in the first pass, but later since it is defined later, <text:span text:style-name="code_20_inline"><text:span text:style-name="T3">foo:bar</text:span></text:span> is placed, giving </text:p>
              </text:list-item>
            </text:list>
            <text:p text:style-name="Code_20_indented">foo extends {</text:p>
            <text:p text:style-name="Code_20_indented"><text:s text:c="5"/>a 21; </text:p>
            <text:p text:style-name="Code_20_indented"><text:s text:c="5"/>bar extends { b 34; }</text:p>
            <text:p text:style-name="Code_20_indented">}</text:p>
            <text:p text:style-name="Code_20_last_20_line">foo:bar:a 42;</text:p>
            <text:list text:style-name="WW8Num93">
              <text:list-item text:start-value="1">
                <text:p text:style-name="P86"><text:span text:style-name="code_20_inline"/></text:p>
              </text:list-item>
            </text:list>
          </text:deletion>
        </text:changed-region>
        <text:changed-region text:id="ct95335680">
          <text:deletion>
            <office:change-info>
              <dc:creator>unknown</dc:creator>
              <dc:date>2005-08-05T09:22:00</dc:date>
            </office:change-info>
            <text:list text:style-name="WW8Num93">
              <text:list-item text:start-value="1">
                <text:p text:style-name="P86"><text:span text:style-name="code_20_inline"/></text:p>
              </text:list-item>
              <text:list-item>
                <text:p text:style-name="P86"/>
              </text:list-item>
            </text:list>
          </text:deletion>
        </text:changed-region>
        <text:changed-region text:id="ct95335536">
          <text:deletion>
            <office:change-info>
              <dc:creator>unknown</dc:creator>
              <dc:date>2005-10-28T15:10:00</dc:date>
            </office:change-info>
            <text:list text:style-name="WW8Num93">
              <text:list-item text:start-value="1">
                <text:p text:style-name="P86">The <text:span text:style-name="code_20_inline"><text:span text:style-name="T3">foo:bar:</text:span></text:span> defines the target component description, and <text:span text:style-name="code_20_inline"><text:span text:style-name="T3">baz</text:span></text:span> defines the name for the attribute in that component description.</text:p>
              </text:list-item>
            </text:list>
            <text:p text:style-name="Text_20_body">Placement resolution is the transformation process that results in the attribute definitions being removed from their point of definition and placed in the target component descriptions. The process is a multi-pass process, for each pass:</text:p>
            <text:list text:style-name="WW8Num72">
              <text:list-item>
                <text:p text:style-name="P88">traverse the component description hierarchy</text:p>
                <text:list>
                  <text:list-item>
                    <text:p text:style-name="P89">depth first</text:p>
                  </text:list-item>
                  <text:list-item>
                    <text:p text:style-name="P89">visiting the attributes in the order of definition (as determined by type resolution)</text:p>
                  </text:list-item>
                </text:list>
              </text:list-item>
              <text:list-item>
                <text:p text:style-name="P89">each attribute visited is examined, if it should be placed elsewhere – try to do so, if it fails – leave as is.</text:p>
              </text:list-item>
            </text:list>
            <text:p text:style-name="Text_20_body">The pass is repeated until one of the following occurs:</text:p>
            <text:list text:style-name="WW8Num72">
              <text:list-item text:start-value="1">
                <text:p text:style-name="P89">there are no placements left to transform</text:p>
              </text:list-item>
              <text:list-item>
                <text:p text:style-name="P89">no placements have been successfully carried out, and at least one placement has failed</text:p>
              </text:list-item>
            </text:list>
            <text:p text:style-name="Text_20_body">In the first instance, the placement resolution has successfully completed, the second it has not and an error is generated.</text:p>
            <text:p text:style-name="Text_20_body">To see why multiple passes are necessary, consider the following:</text:p>
            <text:p text:style-name="Code_20_indented">foo extends {</text:p>
            <text:p text:style-name="Code_20_indented"><text:s text:c="5"/>a 21;</text:p>
            <text:p text:style-name="Code_20_indented">}</text:p>
            <text:p text:style-name="Code_20_indented">foo:bar:a 42;</text:p>
            <text:p text:style-name="Code_20_last_20_line">foo:bar extends { b 34; }</text:p>
            <text:list text:style-name="WW8Num93">
              <text:list-item text:start-value="1">
                <text:p text:style-name="P86"><text:span text:style-name="code_20_inline"/></text:p>
              </text:list-item>
            </text:list>
          </text:deletion>
        </text:changed-region>
        <text:changed-region text:id="ct95335392">
          <text:deletion>
            <office:change-info>
              <dc:creator>unknown</dc:creator>
              <dc:date>2005-08-05T09:22:00</dc:date>
            </office:change-info>
            <text:list text:style-name="WW8Num93">
              <text:list-item text:start-value="1">
                <text:p text:style-name="P86"><text:span text:style-name="code_20_inline"/></text:p>
              </text:list-item>
              <text:list-item>
                <text:p text:style-name="P86"/>
              </text:list-item>
            </text:list>
          </text:deletion>
        </text:changed-region>
        <text:changed-region text:id="ct95335248">
          <text:deletion>
            <office:change-info>
              <dc:creator>unknown</dc:creator>
              <dc:date>2005-10-28T15:10:00</dc:date>
            </office:change-info>
            <text:list text:style-name="WW8Num93">
              <text:list-item text:start-value="1">
                <text:p text:style-name="P86"><text:span text:style-name="code_20_inline"/></text:p>
              </text:list-item>
            </text:list>
            <text:p text:style-name="Text_20_body">There are two ways of representing the semantics, both roughly equivalent. </text:p>
            <text:list text:style-name="WW8Num68">
              <text:list-item>
                <text:p text:style-name="P90">By defining how the value of an attribute identified by a reference is obtained from a description; defining the semantics by providing a function from reference to value for all possible references.</text:p>
              </text:list-item>
            </text:list>
            <text:list text:style-name="WW8Num117">
              <text:list-header>
                <text:p text:style-name="P91">This would be the ideal way of defining the semantics, however for pragmatic reasons the semantics are less “pure” than may be desired and it is hard to define the semantics in this way. Two aspects that are particularly hard to define in this style are the order of type resolution and the placement of attributes.</text:p>
              </text:list-header>
            </text:list>
            <text:list text:style-name="WW8Num68" text:continue-numbering="true">
              <text:list-item>
                <text:p text:style-name="P90">By defining a set of transformation rules that eliminate the complexity of the typing (by expansion), placement (by relocation) and linking (by value copy), resulting in a normalized form of a description containing merely a hierarchical set of attribute lists.</text:p>
              </text:list-item>
            </text:list>
            <text:p text:style-name="Text_20_body">Either of these two forms of semantic definition would do, however the definition of the semantics through transformation has a distinct advantage: these transformations are required in practice and hence are implemented within the SmartFrog system. Thus, an understanding of these transformations is essential to the use of SmartFrog.</text:p>
            <text:p text:style-name="Text_20_body">The three transformation steps are known in SmartFrog as resolution steps. These are respectively type resolution, placement resolution and link resolution. They are carried out in that order: first the types are expanded, then attributes placed into the correct context from the context in which they were defined, and finally links are resolved. </text:p>
            <text:p text:style-name="Text_20_body">It should be noted that the entire description is type and place resolved, but only the top-level <text:span text:style-name="code_20_inline"><text:span text:style-name="T3">sfConfig</text:span></text:span> attribute is normally link resolved. In general if the other top-level attributes are link resolved, errors will occur; they are only present to be available as prototypes. Further, unnecessary work will have been done.</text:p>
            <text:p text:style-name="Text_20_body">The algorithms defined here for the transformations are the result of much empirical experimentation – other transformation algorithms produce more regular semantics, others are more efficient. However, those presented here are a balance between performance and semantic simplicity. They provide a great deal of control over the semantics of the resolution process.</text:p>
            <text:h text:style-name="Heading_20_2" text:outline-level="3">Type Resolution</text:h>
            <text:p text:style-name="Text_20_body">Type resolution is the expansion of the prototype reference optionally provided in the <text:span text:style-name="code_20_inline"><text:span text:style-name="T3">extends</text:span></text:span> part of a component description. The syntactic form for a component description is roughly</text:p>
            <text:p text:style-name="Code_20_indented">name extends Reference { AttributeList } </text:p>
            <text:p text:style-name="Text_20_body"/>
            <text:p text:style-name="Text_20_body">The reference refers to a prototype that is to be extended by the attributes in the provided attribute list. This process of type resolution is a depth-first pass over the root component description, in the order of definition of the attributes.</text:p>
            <text:list text:style-name="WW8Num132">
              <text:list-item text:start-value="1">
                <text:p text:style-name="P87">Copying the prototype indicated by the reference, creating a new component description</text:p>
              </text:list-item>
              <text:list-item>
                <text:p text:style-name="P87">Replacing the attribute values of the new component description also mentioned in the attribute list (i.e. the value, but not the order, changes)</text:p>
              </text:list-item>
              <text:list-item>
                <text:p text:style-name="P87">Adding the remaining attributes at the end of the new prototype.</text:p>
              </text:list-item>
              <text:list-item>
                <text:p text:style-name="P87">Type-resolving each of the component description’s attributes if they are component descriptions.</text:p>
              </text:list-item>
            </text:list>
            <text:p text:style-name="Text_20_body">If the prototype reference indicates a component description that is not yet resolved, it resolves it first before copying: i.e. each type resolution is carried out with respect to the location where the prototype is defined. The other point to note is that if the reference is only a <text:span text:style-name="T3">word,</text:span> it is interpreted as <text:span text:style-name="code_20_inline"><text:span text:style-name="T3">ATTRIB word</text:span></text:span> for the purposes of locating the prototype for the component description.</text:p>
            <text:p text:style-name="Text_20_body">If, at the end of the process, one or more component descriptions have failed to resolve, in that their prototypes cannot be found, the whole resolution process ceases and an exception is thrown indicating the missing prototypes and the locations at which they are referenced.</text:p>
            <text:p text:style-name="Text_20_body">Note that any references that may be copied as part of the extension process are not modified. Hence, copied placements are now relative to the new location and copied links similarly. Prototype references are never copied since a prototype is always resolved before copy.</text:p>
            <text:h text:style-name="Heading_20_2" text:outline-level="3">Placement Resolution</text:h>
            <text:p text:style-name="Text_20_body">Placement resolution is the process by which the attributes are placed into the correct location. Attributes are named, and this name may contain a reference to a component description as well as the name by which it is to be known in that component description. If the reference is not present, the attribute is assumed to be in the correct component description as defined.</text:p>
            <text:p text:style-name="Text_20_body">Thus in the example attribute declaration:</text:p>
            <text:p text:style-name="Code_20_last_20_line">foo:bar:baz 42;</text:p>
            <text:list text:style-name="WW8Num93">
              <text:list-item text:start-value="1">
                <text:p text:style-name="P86">separate</text:p>
              </text:list-item>
            </text:list>
          </text:deletion>
        </text:changed-region>
        <text:changed-region text:id="ct95335104">
          <text:deletion>
            <office:change-info>
              <dc:creator>Steve Loughran</dc:creator>
              <dc:date>2005-09-19T11:01:00</dc:date>
            </office:change-info>
            <text:p text:style-name="P56">seperate</text:p>
          </text:deletion>
        </text:changed-region>
        <text:changed-region text:id="ct95334960">
          <text:deletion>
            <office:change-info>
              <dc:creator>unknown</dc:creator>
              <dc:date>2005-10-28T15:10:00</dc:date>
            </office:change-info>
            <text:list text:style-name="WW8Num93">
              <text:list-item text:start-value="1">
                <text:p text:style-name="P86"><text:s/>extends {</text:p>
              </text:list-item>
            </text:list>
            <text:p text:style-name="Code_20_indented"><text:tab/>myFoo extends foo;</text:p>
            <text:p text:style-name="Code_20_indented"><text:tab/>foo extends {</text:p>
            <text:p text:style-name="Code_20_indented"><text:tab/><text:tab/>a 42;</text:p>
            <text:p text:style-name="Code_20_indented"><text:tab/>}</text:p>
            <text:p text:style-name="Code_20_last_20_line">}</text:p>
            <text:p text:style-name="Text_20_body">It should be noted that because includes may occur within other component descriptions, this may be used as a naming mechanism to prevent clashes of attribute name within multiple include files. Consider</text:p>
            <text:list text:style-name="WW8Num132">
              <text:list-item text:start-value="1">
                <text:p text:style-name="P87">file <text:span text:style-name="code_20_inline">foo1.sf </text:span>contains</text:p>
              </text:list-item>
            </text:list>
            <text:p text:style-name="Code_20_last_20_line">foo extends { a 42; }</text:p>
            <text:list text:style-name="WW8Num132">
              <text:list-item text:start-value="1">
                <text:p text:style-name="P87">file <text:span text:style-name="code_20_inline">foo2.sf</text:span> contains</text:p>
              </text:list-item>
            </text:list>
            <text:p text:style-name="Code_20_last_20_line">foo extends { b 42; }</text:p>
            <text:list text:style-name="WW8Num132">
              <text:list-item text:start-value="1">
                <text:p text:style-name="P87">the primary stream contains</text:p>
              </text:list-item>
            </text:list>
            <text:p text:style-name="Code_20_indented">foo1 extends { #include "foo1.sf" }</text:p>
            <text:p text:style-name="Code_20_indented">foo2 extends { #include "foo2.sf" }</text:p>
            <text:p text:style-name="Code_20_indented">sfConfig extends {</text:p>
            <text:p text:style-name="Code_20_indented">bar extends ATTRIB foo1:foo;</text:p>
            <text:p text:style-name="Code_20_indented">baz extends ATTRIB foo2:foo;</text:p>
            <text:p text:style-name="Code_20_last_20_line">}</text:p>
            <text:p text:style-name="Text_20_body">If the includes had not been buried within separately named components, but both had been included into the top level, only the second of the two mentioned <text:span text:style-name="code_20_inline"><text:span text:style-name="T3">foo</text:span></text:span> attributes would have been available for extension. The second would override the first.</text:p>
            <text:h text:style-name="Heading_20_2" text:outline-level="3">sfConfig</text:h>
            <text:p text:style-name="Text_20_body">A stream contains a whole collection of attributes at the top level. Most are merely there to act as building blocks – prototypes for building others. Typically, there is only a single attribute that is the essence of the description – that which describes the desired configuration and is not merely a building block on the way. By convention in SmartFrog, the reserved attribute name <text:span text:style-name="code_20_inline"><text:span text:style-name="T3">sfConfig</text:span></text:span> defines this special attribute and all the tools provided respect this convention.</text:p>
            <text:p text:style-name="Text_20_body">Thus, when a stream is parsed to an attribute set, the top-level attribute <text:span text:style-name="code_20_inline"><text:span text:style-name="T3">sfConfig</text:span></text:span> defines the system; the rest are ignored, apart from providing definitions for extensions and other resolutions. This is equivalent to the Java language use of the “special” method <text:span text:style-name="code_20_inline"><text:span text:style-name="T3">main(…)</text:span></text:span> to indicate the entry point to a program. The entry point to a configuration description is <text:span text:style-name="code_20_inline"><text:span text:style-name="T3">sfConfig</text:span></text:span>.</text:p>
            <text:p text:style-name="Text_20_body">Thus in the following example, the attributes <text:span text:style-name="code_20_inline"><text:span text:style-name="T3">def1</text:span></text:span>, <text:span text:style-name="code_20_inline"><text:span text:style-name="T3">def2</text:span></text:span> and <text:span text:style-name="code_20_inline"><text:span text:style-name="T3">def3</text:span></text:span> are only present for the purposes of defining <text:span text:style-name="code_20_inline"><text:span text:style-name="T3">sfConfig</text:span></text:span>, and it is only this last attribute that represents the actual configuration description.</text:p>
            <text:p text:style-name="Code_20_indented">def1 extends Prim {…}</text:p>
            <text:p text:style-name="Code_20_indented">def2 extends Compound {</text:p>
            <text:p text:style-name="Code_20_indented"><text:s text:c="4"/>foo extends Prim {…}</text:p>
            <text:p text:style-name="Code_20_indented"><text:s text:c="4"/>bar extends Prim {…}</text:p>
            <text:p text:style-name="Code_20_indented">}</text:p>
            <text:p text:style-name="Code_20_indented">def3 extends Prim {…}</text:p>
            <text:p text:style-name="Code_20_indented"/>
            <text:p text:style-name="Code_20_indented">sfConfig extends Compound {</text:p>
            <text:p text:style-name="Code_20_indented"><text:s text:c="4"/>d1 extends def1;</text:p>
            <text:p text:style-name="Code_20_indented"><text:s text:c="4"/>d2 extends def2;</text:p>
            <text:p text:style-name="Code_20_indented"><text:s text:c="4"/>d3 extends def3;</text:p>
            <text:p text:style-name="Code_20_last_20_line">}</text:p>
            <text:h text:style-name="Heading_20_1" text:outline-level="2">Resolution – Semantics <text:s/>For The SmartFrog Notation </text:h>
            <text:list text:style-name="WW8Num93">
              <text:list-item text:start-value="1">
                <text:p text:style-name="P86">Resolution is the process by which the raw SmartFrog definitions, with their extensions, placements and links, are turned into the set of attributes that they semantically represent.system</text:p>
              </text:list-item>
            </text:list>
          </text:deletion>
        </text:changed-region>
        <text:changed-region text:id="ct95334816">
          <text:deletion>
            <office:change-info>
              <dc:creator>Steve Loughran</dc:creator>
              <dc:date>2005-04-01T12:15:00</dc:date>
            </office:change-info>
            <text:p text:style-name="P56">sfConfig</text:p>
          </text:deletion>
        </text:changed-region>
        <text:changed-region text:id="ct95334672">
          <text:deletion>
            <office:change-info>
              <dc:creator>unknown</dc:creator>
              <dc:date>2005-10-28T15:10:00</dc:date>
            </office:change-info>
            <text:list text:style-name="WW8Num93">
              <text:list-item text:start-value="1">
                <text:p text:style-name="P86"><text:span text:style-name="code_20_inline"/></text:p>
              </text:list-item>
            </text:list>
            <text:h text:style-name="Heading_20_2" text:outline-level="3">Include Files</text:h>
            <text:p text:style-name="Text_20_body">A stream of text may reference include files at certain points in that text. Unlike a C include file, though, the include file is not merely textually embedded into the original stream. Rather the include file is itself parsed (and must be syntactically correct) as a stream in its own right. Every stream must parse as a collection of attribute definitions, and this is equally true of the include files.</text:p>
            <text:p text:style-name="Text_20_body">Include files may only be used within attribute lists (i.e. at the top level or within a component definition). The collection of attributes from the include file are simply added to the attribute list being parsed in the container stream.</text:p>
            <text:p text:style-name="Text_20_body"><text:bookmark-start text:name="_Ref532625461"/>Consider the <text:bookmark-end text:name="_Ref532625461"/>following example:</text:p>
            <text:list text:style-name="WW8Num132">
              <text:list-item text:start-value="1">
                <text:p text:style-name="P87">file <text:span text:style-name="code_20_inline">foo.sf</text:span> contains:</text:p>
              </text:list-item>
            </text:list>
            <text:p text:style-name="Code_20_indented">foo extends {</text:p>
            <text:p text:style-name="Code_20_indented"><text:s text:c="4"/>a 42;</text:p>
            <text:p text:style-name="Code_20_indented">}</text:p>
            <text:list text:style-name="WW8Num132">
              <text:list-item text:start-value="1">
                <text:p text:style-name="P87">the primary stream is:</text:p>
              </text:list-item>
            </text:list>
            <text:p text:style-name="Code_20_indented">#include "foo.sf"</text:p>
            <text:p text:style-name="Code_20_indented">system extends {</text:p>
            <text:p text:style-name="Code_20_indented"><text:tab/>myFoo extends foo;</text:p>
            <text:p text:style-name="Code_20_indented"><text:tab/>#include "foo.sf"</text:p>
            <text:p text:style-name="Code_20_last_20_line">}</text:p>
            <text:p text:style-name="Text_20_body">After the parsing is complete (but before type resolution), the following is obtained:</text:p>
            <text:p text:style-name="Code_20_indented">foo extends {</text:p>
            <text:p text:style-name="Code_20_indented"><text:tab/>a 42;</text:p>
            <text:p text:style-name="Code_20_indented">}</text:p>
            <text:list text:style-name="WW8Num93">
              <text:list-item text:start-value="1">
                <text:p text:style-name="P86"/>
              </text:list-item>
            </text:list>
          </text:deletion>
        </text:changed-region>
        <text:changed-region text:id="ct95334528">
          <text:deletion>
            <office:change-info>
              <dc:creator>unknown</dc:creator>
              <dc:date>2005-08-05T16:25:00</dc:date>
            </office:change-info>
            <text:list text:style-name="WW8Num93">
              <text:list-item text:start-value="1">
                <text:p text:style-name="P86"><text:span text:style-name="code_20_inline"/></text:p>
              </text:list-item>
              <text:list-item>
                <text:h text:style-name="P92" text:outline-level="2">Parameterization</text:h>
              </text:list-item>
            </text:list>
            <text:p text:style-name="Text_20_body">When extending a prototype, it is normal to override the values of certain attributes to customize the prototype to its actual use. The simplest way is to extend with the replacement attribute – however this only works for a top-level attribute. Modification of attributes deep in the structure requires the placement of the overriding attribute into the correct context, as in the example:</text:p>
            <text:p text:style-name="Code_20_indented">Service extends {</text:p>
            <text:p text:style-name="Code_20_indented"><text:s text:c="4"/>hostname "localhost";</text:p>
            <text:p text:style-name="Code_20_indented"><text:s text:c="4"/>portNum 4567;</text:p>
            <text:p text:style-name="Code_20_indented">}</text:p>
            <text:p text:style-name="Code_20_indented">ServicePair extends {</text:p>
            <text:p text:style-name="Code_20_indented"><text:s text:c="4"/>service1 extends Service ;</text:p>
            <text:p text:style-name="Code_20_indented"><text:s text:c="4"/>service2 extends Service ;</text:p>
            <text:p text:style-name="Code_20_indented">} </text:p>
            <text:p text:style-name="Code_20_indented">sfConfig extends ServicePair { </text:p>
            <text:p text:style-name="Code_20_indented"><text:s text:c="4"/>// user needs to know structure of ServicePair</text:p>
            <text:p text:style-name="Code_20_indented"><text:s text:c="4"/>service1:hostname <text:s/>"riker.smartfrog.org";</text:p>
            <text:p text:style-name="Code_20_indented"><text:s text:c="4"/>service2:hostname "ackbar.smartfrog.org";</text:p>
            <text:p text:style-name="Code_20_last_20_line">}</text:p>
            <text:p text:style-name="Text_20_body">This works adequately, but it has the disadvantage that the use of the <text:span text:style-name="T3">ServicePair</text:span> prototype requires knowledge of its structure, though it does have the advantage that any attribute in the structure may be changed if necessary. However, under normal circumstances, there are attributes whose values are expected to change, and others that are not. <text:s/>Under these circumstances, it would be good if the description could be parameterized on these attributes. However, the normal form of parameterization as provided in programming language functions is not a good fit to the SmartFrog notation semantics – so the language provides a way of finding a way of hiding the structure of a description and making it easier to override “deep” attributes.</text:p>
            <text:p text:style-name="P93">This technique, more of a pattern for the use of links, is shown in the following example: </text:p>
            <text:p text:style-name="Code_20_indented">Service extends {</text:p>
            <text:p text:style-name="Code_20_indented"><text:s text:c="4"/>hostname "localhost"; // default value</text:p>
            <text:p text:style-name="Code_20_indented"><text:s text:c="4"/>portNum 4567;</text:p>
            <text:p text:style-name="Code_20_indented">}</text:p>
            <text:p text:style-name="Code_20_indented">ServicePair extends {</text:p>
            <text:p text:style-name="Code_20_indented"><text:s text:c="4"/>s1Host "localhost"; // provide default value</text:p>
            <text:p text:style-name="Code_20_indented"><text:s text:c="4"/>s2Host "localhost";</text:p>
            <text:p text:style-name="Code_20_indented"><text:s text:c="4"/>service1 extends Service { hostname s1host; } // lift attribute</text:p>
            <text:p text:style-name="Code_20_indented"><text:s text:c="4"/>service2 extends Service { hostname s2host; } // ditto</text:p>
            <text:p text:style-name="Code_20_indented">}</text:p>
            <text:p text:style-name="Code_20_indented">sfConfig extends ServicePair { </text:p>
            <text:p text:style-name="Code_20_indented"><text:s text:c="4"/>// user needn’t know structure of ServicePair</text:p>
            <text:p text:style-name="Code_20_indented"><text:s text:c="4"/>s1host "riker.smartfrog.org";</text:p>
            <text:p text:style-name="Code_20_indented"><text:s text:c="4"/>s2host "ackbar.smartfrog.org";</text:p>
            <text:p text:style-name="Code_20_last_20_line">}</text:p>
            <text:p text:style-name="Text_20_body">It is clear that the use of <text:span text:style-name="code_20_inline"><text:span text:style-name="T3">ServicePair</text:span></text:span> requires only the extension with top-level attributes to set the attributes deeply defined in the <text:span text:style-name="code_20_inline"><text:span text:style-name="T3">Service</text:span></text:span> prototype. This pattern, of the use of links lifting an attribute value to one provided in the outermost context, is called the parameterization pattern and is very frequently used.</text:p>
            <text:list text:style-name="WW8Num93">
              <text:list-item text:start-value="1">
                <text:p text:style-name="P86">Note that if a default value for a lifted attribute is not given within the description (in this case <text:span text:style-name="code_20_inline"><text:span text:style-name="T3">ServicePair</text:span></text:span> provides defaults for both the lifted attributes <text:span text:style-name="code_20_inline"><text:span text:style-name="T3">s1Host</text:span></text:span> and <text:span text:style-name="code_20_inline"><text:span text:style-name="T3">s2Host</text:span></text:span>), a deploy resolution error will occur if the parameter is not provided at time of use, since the value to resolve the link will not be found.</text:p>
              </text:list-item>
            </text:list>
          </text:deletion>
        </text:changed-region>
        <text:changed-region text:id="ct95334384">
          <text:deletion>
            <office:change-info>
              <dc:creator>unknown</dc:creator>
              <dc:date>2005-10-28T15:10:00</dc:date>
            </office:change-info>
            <text:list text:style-name="WW8Num93">
              <text:list-item text:start-value="1">
                <text:p text:style-name="P86">The system contains a server and a client. The server and client both have an attribute <text:span text:style-name="code_20_inline"><text:span text:style-name="T3">portNum</text:span></text:span>, with that of the client being defined as a link to that of the server.</text:p>
              </text:list-item>
            </text:list>
            <text:p text:style-name="Text_20_body">There is a resolution step, known as link resolution (and occasionally deployment resolution), which replaces references by the values that they reference. During the resolution phase, chains of links are resolved appropriately.</text:p>
            <text:p text:style-name="Text_20_body">In the above example, the definition of <text:span text:style-name="code_20_inline"><text:span text:style-name="T3">System</text:span></text:span> is equivalent to the following:</text:p>
            <text:p text:style-name="Code_20_indented">System extends {</text:p>
            <text:p text:style-name="Code_20_indented"><text:s text:c="4"/>server extends {</text:p>
            <text:p text:style-name="Code_20_indented"><text:s text:c="9"/>portNum 4089;</text:p>
            <text:p text:style-name="Code_20_indented"><text:s text:c="4"/>}</text:p>
            <text:p text:style-name="Code_20_indented"><text:s text:c="4"/>client extends {</text:p>
            <text:p text:style-name="Code_20_indented"><text:s text:c="9"/>portNum 4089;</text:p>
            <text:p text:style-name="Code_20_indented"><text:s text:c="4"/>}</text:p>
            <text:p text:style-name="Code_20_last_20_line">}</text:p>
            <text:p text:style-name="Text_20_body">Consequently, both the server and client share the same value and maintenance is eased in that should the port number need be changed, this need happen in only one place in the description.</text:p>
            <text:p text:style-name="Text_20_body">It is frequently the case that the link itself is required as a value; i.e. the link should not be resolved to the value that it might refer to within the description. This reference may then be used within a SmartFrog application after deployment, for resolution at run-time rather than at the time of parsing the description. The primary use for this is described in section <text:bookmark-ref text:reference-format="chapter" text:ref-name="_Ref532625667"/>.</text:p>
            <text:p text:style-name="Text_20_body">In order to provide a reference value, rather than have it resolved to the value of another attribute during link resolution, the keyword <text:span text:style-name="code_20_inline">LAZY</text:span> may be prefixed to the link to indicate that the link resolution should not resolve the link. An example of this is:</text:p>
            <text:p text:style-name="Code_20_indented">System extends {</text:p>
            <text:p text:style-name="Code_20_indented"><text:s text:c="4"/>server extends {</text:p>
            <text:p text:style-name="Code_20_indented"><text:s text:c="8"/>foo 42;</text:p>
            <text:p text:style-name="Code_20_indented"><text:s text:c="4"/>}</text:p>
            <text:p text:style-name="Code_20_indented"><text:s text:c="4"/>client extends {</text:p>
            <text:p text:style-name="Code_20_indented"><text:s text:c="9"/>myServer LAZY ATTRIB server;</text:p>
            <text:p text:style-name="Code_20_indented"><text:s text:c="4"/>}</text:p>
            <text:p text:style-name="Code_20_last_20_line">}</text:p>
            <text:p text:style-name="Text_20_body">In this case, the client’s attribute <text:span text:style-name="code_20_inline"><text:span text:style-name="T3">myServer</text:span></text:span> is a reference to the server, not a copy of the server component. As is, resolution will have no effect, as the link will be left to be the attribute value. If the keyword <text:span text:style-name="code_20_inline">LAZY</text:span> had <text:span text:style-name="T6">not</text:span> been present, the following would have been the result of resolution:</text:p>
            <text:p text:style-name="Code_20_indented">System extends {</text:p>
            <text:p text:style-name="Code_20_indented"><text:s text:c="4"/>server extends {</text:p>
            <text:p text:style-name="Code_20_indented"><text:s text:c="9"/>foo 42;</text:p>
            <text:p text:style-name="Code_20_indented"><text:s text:c="4"/>}</text:p>
            <text:p text:style-name="Code_20_indented"><text:s text:c="4"/>client extends {</text:p>
            <text:p text:style-name="Code_20_indented"><text:s text:c="9"/>myServer extends {</text:p>
            <text:p text:style-name="Code_20_indented"><text:s text:c="14"/>foo 42;</text:p>
            <text:p text:style-name="Code_20_indented"><text:s text:c="9"/>};</text:p>
            <text:p text:style-name="Code_20_indented"><text:s text:c="4"/>}</text:p>
            <text:p text:style-name="Code_20_last_20_line">}</text:p>
            <text:p text:style-name="Text_20_body">The word <text:span text:style-name="code_20_inline">LAZY</text:span> is an indication that it will be resolved at run-time – so far as the notation is concerned, this means that the link <text:span text:style-name="T13">is</text:span> the value.</text:p>
            <text:h text:style-name="Heading_20_3" text:outline-level="4">Comments</text:h>
            <text:p text:style-name="Text_20_body">The SmartFrog notation follows most modern languages in providing both end-of-line comments and multi-line bounded comments. The syntax for these is identical to that of Java, namely</text:p>
            <text:list text:style-name="WW8Num93">
              <text:list-item text:start-value="1">
                <text:p text:style-name="P94"><text:span text:style-name="code_20_inline">// this is a comment to the end of the line</text:span></text:p>
              </text:list-item>
              <text:list-item>
                <text:p text:style-name="P86"><text:span text:style-name="code_20_inline">/* this is a comment which is terminated by */</text:span></text:p>
              </text:list-item>
            </text:list>
          </text:deletion>
        </text:changed-region>
        <text:changed-region text:id="ct95334240">
          <text:deletion>
            <office:change-info>
              <dc:creator>unknown</dc:creator>
              <dc:date>2005-08-05T09:21:00</dc:date>
            </office:change-info>
            <text:list text:style-name="WW8Num93">
              <text:list-item text:start-value="1">
                <text:p text:style-name="P86"><text:span text:style-name="code_20_inline"/></text:p>
              </text:list-item>
              <text:list-item>
                <text:p text:style-name="P86"/>
              </text:list-item>
            </text:list>
          </text:deletion>
        </text:changed-region>
        <text:changed-region text:id="ct95334096">
          <text:deletion>
            <office:change-info>
              <dc:creator>unknown</dc:creator>
              <dc:date>2005-10-28T15:10:00</dc:date>
            </office:change-info>
            <text:list text:style-name="WW8Num93">
              <text:list-item text:start-value="1">
                <text:p text:style-name="P95">foo4 extends PARENT:PARENT:Foo;</text:p>
              </text:list-item>
            </text:list>
            <text:p text:style-name="Code_20_last_20_line">}</text:p>
            <text:p text:style-name="Text_20_body">After type resolution, which includes the merging and overwrite of attributes as described in section <text:bookmark-ref text:reference-format="chapter" text:ref-name="_Ref529802686"/>, the example is equivalent to:</text:p>
            <text:p text:style-name="Code_20_indented">Foo extends { a 1; }</text:p>
            <text:p text:style-name="Code_20_indented"><text:hidden-text text:condition="ooow:" text:string-value="" text:is-hidden="true"/></text:p>
            <text:p text:style-name="Code_20_indented">Bar extends {</text:p>
            <text:p text:style-name="Code_20_indented"><text:s text:c="6"/>foo extends { a 1; } <text:s text:c="2"/>// ATTRIB Foo finds the outermost</text:p>
            <text:p text:style-name="Code_20_indented">}</text:p>
            <text:p text:style-name="Code_20_indented"><text:hidden-text text:condition="ooow:" text:string-value="" text:is-hidden="true"/></text:p>
            <text:p text:style-name="Code_20_indented">Baz extends {</text:p>
            <text:p text:style-name="Code_20_indented"><text:s text:c="6"/>foo extends { b 2; } <text:s text:c="7"/></text:p>
            <text:p text:style-name="Code_20_indented"><text:s text:c="6"/>foo1 extends { b 2; } // ATTRIB Foo finds the closest enclosing</text:p>
            <text:p text:style-name="Code_20_indented"><text:s text:c="6"/>foo2 extends { a 1; } // ROOT:Foo finds the one in the root</text:p>
            <text:p text:style-name="Code_20_indented"><text:s text:c="6"/>foo3 extends { b 2; } // PARENT:Foo finds that in the parent</text:p>
            <text:p text:style-name="Code_20_indented"><text:s text:c="6"/>foo4 extends { a 1; } // PARENT:PARENT:Foo finds that in</text:p>
            <text:p text:style-name="Code_20_indented"><text:s text:c="28"/>// the root (in this case)</text:p>
            <text:p text:style-name="Code_20_indented">}</text:p>
            <text:p text:style-name="Code_20_indented"/>
            <text:p text:style-name="Heading_20_4">Placement References</text:p>
            <text:p text:style-name="Text_20_body">An attribute’s name may be a reference, as described in the syntactic clauses</text:p>
            <text:p text:style-name="Code_20_indented">Attribute ::= Name Value</text:p>
            <text:p text:style-name="Code_20_last_20_line">Name ::= BaseReference</text:p>
            <text:p text:style-name="Text_20_body">This is not completely accurate, as the syntax in fact limits references to being a reference containing <text:span text:style-name="code_20_inline">WORD</text:span> values, the other reference parts are considered erroneous.</text:p>
            <text:p text:style-name="Text_20_body">The resolution of the reference is again largely as described above, with the following modification.</text:p>
            <text:p text:style-name="Text_20_body">The last reference part of the reference must be a WORD and is treated differently. This word part is not strictly part of the reference, but is used to identify the name of an attribute that is to be created (as opposed to referenced) in the context of the prefix part of the name reference. Thus in the attribute definition</text:p>
            <text:p text:style-name="Code_20_last_20_line">foo:baz:bar 42;</text:p>
            <text:p text:style-name="Text_20_body">the <text:span text:style-name="code_20_inline">foo:baz</text:span> <text:s/>is a reference to a location, <text:span text:style-name="code_20_inline">bar</text:span> is the name of the attribute to be created in that context.</text:p>
            <text:p text:style-name="Text_20_body">In most cases, the name consists only of that final WORD leaving the prefix reference empty, indicating the current context. Thus, the attribute is defined in that current context. Where a non-empty reference prefixes the final word, the reference is used to determine the appropriate context and the attribute with the given name is placed into that context.</text:p>
            <text:p text:style-name="Text_20_body">Consider the example</text:p>
            <text:p text:style-name="Code_20_indented">Service extends {</text:p>
            <text:p text:style-name="Code_20_indented"><text:s text:c="4"/>portNum 4089;</text:p>
            <text:p text:style-name="Code_20_indented">}</text:p>
            <text:p text:style-name="Code_20_indented"><text:hidden-text text:condition="ooow:" text:string-value="" text:is-hidden="true"/></text:p>
            <text:p text:style-name="Code_20_indented">Service:portNum 4074;</text:p>
            <text:p text:style-name="Code_20_indented">Service:hostname "ahost.smartfrog.org";</text:p>
            <text:p text:style-name="Text_20_body"/>
            <text:p text:style-name="Text_20_body">The prefix reference <text:span text:style-name="code_20_inline"><text:span text:style-name="T3">Service</text:span></text:span><text:span text:style-name="T3">:</text:span> is de-referenced to indicate the Service attribute. The two prefixed attributes are therefore placed within that reference context, overriding or placed at the end of the context as appropriate. Thus, the example is roughly equivalent to the following (there are some differences in their behaviour as prototypes):</text:p>
            <text:p text:style-name="Code_20_indented">Service extends {</text:p>
            <text:p text:style-name="Code_20_indented"><text:s text:c="4"/>portNum 4074;</text:p>
            <text:p text:style-name="Code_20_indented"><text:s text:c="4"/>hostname "ahost.smartfrog.org";</text:p>
            <text:p text:style-name="Code_20_last_20_line">}</text:p>
            <text:p text:style-name="Text_20_body">The act of placing the attributes into a location is known as placement resolution, and it occurs simultaneously with the removal of the reference-prefixed attribute from its defining context.</text:p>
            <text:p text:style-name="Text_20_body">Placement of attributes can lead to a great deal of confusion if not used properly. It reacts in interesting ways with type resolution; this interaction explained in the section on resolution.</text:p>
            <text:p text:style-name="Heading_20_4">Link And LAZY Link References</text:p>
            <text:p text:style-name="Text_20_body">Frequently, attributes need to take on the same values as other attributes. This can be for many reasons:</text:p>
            <text:list text:style-name="WW8Num54">
              <text:list-item text:start-value="1">
                <text:p text:style-name="P96">to avoid repetition of values at many points in a description making it easier to maintain that description</text:p>
              </text:list-item>
              <text:list-item>
                <text:p text:style-name="P96">to hide the structure of the description to a program; explained further in section <text:bookmark-ref text:reference-format="chapter" text:ref-name="_Ref532625667"/>.</text:p>
              </text:list-item>
              <text:list-item>
                <text:p text:style-name="P96">to provide a means of simple parameterization; explained further in the section <text:bookmark-ref text:reference-format="chapter" text:ref-name="_Ref532625936"/>.</text:p>
              </text:list-item>
            </text:list>
            <text:p text:style-name="Text_20_body">This association between the value of one attribute and that of another is defined by providing a reference in the place of a value of the attribute. This reference is resolved relative to the context at the point of definition.</text:p>
            <text:p text:style-name="Text_20_body">Consider the following example, in which a server and a client both need to know the TCP/IP port on which the server will listen.</text:p>
            <text:p text:style-name="Code_20_indented">System extends {</text:p>
            <text:p text:style-name="Code_20_indented"><text:s text:c="4"/>server extends {</text:p>
            <text:p text:style-name="Code_20_indented"><text:s text:c="9"/>portNum 4089;</text:p>
            <text:p text:style-name="Code_20_indented"><text:s text:c="4"/>}</text:p>
            <text:p text:style-name="Code_20_indented"><text:s text:c="4"/>client extends {</text:p>
            <text:p text:style-name="Code_20_indented"><text:s text:c="9"/>portNum ATTRIB server:portNum;</text:p>
            <text:p text:style-name="Code_20_indented"><text:s text:c="4"/>}</text:p>
            <text:p text:style-name="Code_20_last_20_line">}</text:p>
            <text:list text:style-name="WW8Num93">
              <text:list-item text:start-value="1">
                <text:p text:style-name="P86"><text:span text:style-name="code_20_inline"/></text:p>
              </text:list-item>
            </text:list>
          </text:deletion>
        </text:changed-region>
        <text:changed-region text:id="ct95333952">
          <text:deletion>
            <office:change-info>
              <dc:creator>unknown</dc:creator>
              <dc:date>2005-08-05T09:20:00</dc:date>
            </office:change-info>
            <text:p text:style-name="P76"><text:s text:c="5"/></text:p>
          </text:deletion>
        </text:changed-region>
        <text:changed-region text:id="ct95333808">
          <text:deletion>
            <office:change-info>
              <dc:creator>unknown</dc:creator>
              <dc:date>2005-10-28T15:10:00</dc:date>
            </office:change-info>
            <text:list text:style-name="WW8Num93">
              <text:list-item text:start-value="1">
                <text:p text:style-name="P95">foo3 extends PARENT:Foo;</text:p>
              </text:list-item>
              <text:list-item>
                <text:p text:style-name="P95"/>
              </text:list-item>
            </text:list>
          </text:deletion>
        </text:changed-region>
        <text:changed-region text:id="ct95333664">
          <text:deletion>
            <office:change-info>
              <dc:creator>unknown</dc:creator>
              <dc:date>2005-08-05T09:20:00</dc:date>
            </office:change-info>
            <text:p text:style-name="P76"><text:s text:c="5"/></text:p>
          </text:deletion>
        </text:changed-region>
        <text:changed-region text:id="ct95333520">
          <text:deletion>
            <office:change-info>
              <dc:creator>unknown</dc:creator>
              <dc:date>2005-10-28T15:10:00</dc:date>
            </office:change-info>
            <text:list text:style-name="WW8Num93">
              <text:list-item text:start-value="1">
                <text:p text:style-name="P95">foo2 extends ROOT:Foo;</text:p>
              </text:list-item>
              <text:list-item>
                <text:p text:style-name="P95"/>
              </text:list-item>
            </text:list>
          </text:deletion>
        </text:changed-region>
        <text:changed-region text:id="ct95333376">
          <text:deletion>
            <office:change-info>
              <dc:creator>unknown</dc:creator>
              <dc:date>2005-08-05T09:20:00</dc:date>
            </office:change-info>
            <text:p text:style-name="P76"><text:s text:c="5"/></text:p>
          </text:deletion>
        </text:changed-region>
        <text:changed-region text:id="ct95333232">
          <text:deletion>
            <office:change-info>
              <dc:creator>unknown</dc:creator>
              <dc:date>2005-10-28T15:10:00</dc:date>
            </office:change-info>
            <text:list text:style-name="WW8Num93">
              <text:list-item text:start-value="1">
                <text:p text:style-name="P95">foo1 extends Foo; <text:s/>// recall - this is equivalent to ATTRIB Foo</text:p>
              </text:list-item>
              <text:list-item>
                <text:p text:style-name="P95"/>
              </text:list-item>
            </text:list>
          </text:deletion>
        </text:changed-region>
        <text:changed-region text:id="ct95333088">
          <text:deletion>
            <office:change-info>
              <dc:creator>unknown</dc:creator>
              <dc:date>2005-08-05T09:19:00</dc:date>
            </office:change-info>
            <text:p text:style-name="P76"><text:s text:c="5"/></text:p>
          </text:deletion>
        </text:changed-region>
        <text:changed-region text:id="ct95332944">
          <text:deletion>
            <office:change-info>
              <dc:creator>unknown</dc:creator>
              <dc:date>2005-10-28T15:10:00</dc:date>
            </office:change-info>
            <text:list text:style-name="WW8Num93">
              <text:list-item text:start-value="1">
                <text:p text:style-name="P95">}</text:p>
              </text:list-item>
            </text:list>
            <text:p text:style-name="Code_20_indented"/>
            <text:list text:style-name="WW8Num93">
              <text:list-item text:start-value="1">
                <text:p text:style-name="P95"/>
              </text:list-item>
            </text:list>
          </text:deletion>
        </text:changed-region>
        <text:changed-region text:id="ct95332800">
          <text:deletion>
            <office:change-info>
              <dc:creator>unknown</dc:creator>
              <dc:date>2005-08-05T09:19:00</dc:date>
            </office:change-info>
            <text:p text:style-name="P76"><text:s text:c="5"/></text:p>
          </text:deletion>
        </text:changed-region>
        <text:changed-region text:id="ct95332656">
          <text:deletion>
            <office:change-info>
              <dc:creator>unknown</dc:creator>
              <dc:date>2005-10-28T15:10:00</dc:date>
            </office:change-info>
            <text:list text:style-name="WW8Num93">
              <text:list-item text:start-value="1">
                <text:p text:style-name="P95">b 2;</text:p>
              </text:list-item>
              <text:list-item>
                <text:p text:style-name="P95"/>
              </text:list-item>
            </text:list>
          </text:deletion>
        </text:changed-region>
        <text:changed-region text:id="ct95332512">
          <text:deletion>
            <office:change-info>
              <dc:creator>unknown</dc:creator>
              <dc:date>2005-08-05T09:19:00</dc:date>
            </office:change-info>
            <text:p text:style-name="P76"><text:tab/></text:p>
          </text:deletion>
        </text:changed-region>
        <text:changed-region text:id="ct95332368">
          <text:deletion>
            <office:change-info>
              <dc:creator>unknown</dc:creator>
              <dc:date>2005-10-28T15:10:00</dc:date>
            </office:change-info>
            <text:list text:style-name="WW8Num93">
              <text:list-item text:start-value="1">
                <text:p text:style-name="P95">foo extends {</text:p>
              </text:list-item>
              <text:list-item>
                <text:p text:style-name="P95"/>
              </text:list-item>
            </text:list>
          </text:deletion>
        </text:changed-region>
        <text:changed-region text:id="ct95332224">
          <text:deletion>
            <office:change-info>
              <dc:creator>unknown</dc:creator>
              <dc:date>2005-08-05T09:19:00</dc:date>
            </office:change-info>
            <text:p text:style-name="P76"><text:s text:c="5"/></text:p>
          </text:deletion>
        </text:changed-region>
        <text:changed-region text:id="ct95332080">
          <text:deletion>
            <office:change-info>
              <dc:creator>unknown</dc:creator>
              <dc:date>2005-10-28T15:10:00</dc:date>
            </office:change-info>
            <text:list text:style-name="WW8Num93">
              <text:list-item text:start-value="1">
                <text:p text:style-name="P95">foo extends Foo;</text:p>
              </text:list-item>
            </text:list>
            <text:p text:style-name="Code_20_indented">}</text:p>
            <text:p text:style-name="Code_20_indented"><text:hidden-text text:condition="ooow:" text:string-value="" text:is-hidden="true"/></text:p>
            <text:p text:style-name="Code_20_indented">Baz extends {</text:p>
            <text:list text:style-name="WW8Num93">
              <text:list-item text:start-value="1">
                <text:p text:style-name="P95"/>
              </text:list-item>
            </text:list>
          </text:deletion>
        </text:changed-region>
        <text:changed-region text:id="ct95331936">
          <text:deletion>
            <office:change-info>
              <dc:creator>unknown</dc:creator>
              <dc:date>2005-08-05T09:19:00</dc:date>
            </office:change-info>
            <text:p text:style-name="P76"><text:s text:c="4"/></text:p>
          </text:deletion>
        </text:changed-region>
        <text:changed-region text:id="ct95331792">
          <text:deletion>
            <office:change-info>
              <dc:creator>unknown</dc:creator>
              <dc:date>2005-10-28T15:10:00</dc:date>
            </office:change-info>
            <text:list text:style-name="WW8Num93">
              <text:list-item text:start-value="1">
                <text:p text:style-name="P86"><text:span text:style-name="code_20_inline"/></text:p>
              </text:list-item>
            </text:list>
            <text:p text:style-name="Text_20_body">Thus, the following are equivalent</text:p>
            <text:p text:style-name="Code_20_indented">Foo extends Bar { …}</text:p>
            <text:p text:style-name="Code_20_indented">Foo extends ATTRIB Bar {…}</text:p>
            <text:p text:style-name="Text_20_body">This is to provide a greater degree of convenience when referring to a prototype as these are most often defined in the outermost implicit root context, and frequently defined in an included file. Using this re-interpretation using <text:span text:style-name="code_20_inline">ATTRIB</text:span>, rather than adding an implicit <text:span text:style-name="code_20_inline">ROOT</text:span> reference part to the front, ensures that global definitions of prototypes at the top level may be locally overridden if required.</text:p>
            <text:p text:style-name="Text_20_body">The following example demonstrates most of the situations:</text:p>
            <text:p text:style-name="Code_20_indented">Foo extends { a 1; }</text:p>
            <text:p text:style-name="Code_20_indented"><text:hidden-text text:condition="ooow:" text:string-value="" text:is-hidden="true"/></text:p>
            <text:p text:style-name="Code_20_indented">Bar extends {</text:p>
            <text:list text:style-name="WW8Num93">
              <text:list-item text:start-value="1">
                <text:p text:style-name="P95"/>
              </text:list-item>
            </text:list>
          </text:deletion>
        </text:changed-region>
        <text:changed-region text:id="ct95331648">
          <text:deletion>
            <office:change-info>
              <dc:creator>unknown</dc:creator>
              <dc:date>2005-08-05T09:20:00</dc:date>
            </office:change-info>
            <text:p text:style-name="P56">. </text:p>
          </text:deletion>
        </text:changed-region>
        <text:changed-region text:id="ct95331504">
          <text:deletion>
            <office:change-info>
              <dc:creator>unknown</dc:creator>
              <dc:date>2005-10-28T15:10:00</dc:date>
            </office:change-info>
            <text:list text:style-name="WW8Num93">
              <text:list-item text:start-value="1">
                <text:p text:style-name="P95">strators ["patrick"];</text:p>
              </text:list-item>
            </text:list>
            <text:p text:style-name="Code_20_indented"><text:s text:c="4"/>users ["fred", "harry"];</text:p>
            <text:p text:style-name="Code_20_indented">}</text:p>
            <text:p text:style-name="Text_20_body">Note that the attributes in a component description are ordered and that when an attribute is overwritten it maintains its position, but when it is a new attribute it is added to the end. The process of expansion of the inheritance in this way is known as <text:span text:style-name="T3">Type Resolution</text:span> and is explained further below.</text:p>
            <text:p text:style-name="Text_20_body">Note also that the parsed stream is considered to be in an implicit, anonymous (i.e. not named in an outer component description), component description known as <text:span text:style-name="T3">ROOT</text:span>.</text:p>
            <text:p text:style-name="Text_20_body"><draw:frame draw:style-name="fr2" draw:name="Object2" text:anchor-type="as-char" svg:width="12.696cm" svg:height="9.521cm" draw:z-index="0"><draw:object-ole xlink:href="./Object 6" xlink:type="simple" xlink:show="embed" xlink:actuate="onLoad"/><draw:image xlink:href="./ObjectReplacements/Object 6" xlink:type="simple" xlink:show="embed" xlink:actuate="onLoad"/></draw:frame>The example is also shown in the diagram. It clearly shows that there are two kinds of relationship between component descriptions. One is the containment relationship, where a component description contains an attribute that is itself a component description. The second is the inheritance or extension relationship. This second class of relationship is one that can be transformed, by type resolution, to an equivalent one containing no extension (also indicated by the <text:span text:style-name="code_20_inline">NULL</text:span> extension).</text:p>
            <text:p text:style-name="Text_20_body">Whilst the extension relationship is merely a convenient way of defining attributes, the containment hierarchy is a more fundamental construct. It should be noticed that that containment hierarchy effectively provides a naming scheme by which attributes may be referenced. In this it is similar to other such named hierarchies, such as directory hierarchies common in files systems.</text:p>
            <text:h text:style-name="Heading_20_3" text:outline-level="4">Types vs. Prototypes</text:h>
            <text:p text:style-name="Text_20_body">SmartFrog does not define types for attributes and components. Rather it defines the notion of a prototype (c.f. the programming language Self). Each attribute whose value is a component description may be considered as a prototype for another: it may be taken and modified as appropriate to provide the value for the new attribute. The mechanism for this is the <text:span text:style-name="T3">extends</text:span> construct.</text:p>
            <text:p text:style-name="Text_20_body">Any attribute whose value is a component description may be, at a later juncture, selected and modified to provide a new component description to be bound to a name. This new attribute may be further modified by subsequent attributes. In this way, it is possible to provide partial definitions, with default values for attributes, to be completed or specialized when used. This provides a simple template mechanism for components.</text:p>
            <text:p text:style-name="Text_20_body">Consequently, there are no separate spaces of types and instances; every component is logically an instance, but may also be a prototype for another. However, it is clear that in providing descriptions, some components will be defined with the intention that they be used as prototypes for other components, whilst others will be defined without that expectation. Whilst this may appear strange in the first instance, it turns out to be one of the main strengths of the SmartFrog notation.</text:p>
            <text:h text:style-name="Heading_20_3" text:outline-level="4">References</text:h>
            <text:p text:style-name="Text_20_body">References may occur in three places in the syntax: as the name of an attribute – known as a placement, as a reference to the extended component (the prototype) of a component description, and as an attribute value referring to another attribute whose value is to be copied – known as a link.</text:p>
            <text:p text:style-name="Text_20_body">The primary purpose of a reference is to indicate a path through the containment hierarchy defined by the components. In this, it is similar to the notion of path common in file systems in operating systems such Linux. A path defines a traversal of the directory hierarchy, a structure similar to the component hierarchy.</text:p>
            <text:p text:style-name="Text_20_body">The syntax for references is as follows:</text:p>
            <text:p text:style-name="Code_20_indented">Reference::= [<text:span text:style-name="T6">LAZY</text:span>] BaseReference</text:p>
            <text:p text:style-name="Code_20_indented"/>
            <text:p text:style-name="Code_20_indented">BaseReference::= ReferencePart ( <text:span text:style-name="T6">: </text:span>ReferencePart)*</text:p>
            <text:p text:style-name="Code_20_indented"/>
            <text:p text:style-name="Code_20_indented">ReferencePart::= <text:span text:style-name="T6">ROOT</text:span></text:p>
            <text:p text:style-name="Code_20_indented"><text:s text:c="15"/>| <text:span text:style-name="T6">PARENT</text:span></text:p>
            <text:p text:style-name="Code_20_indented"><text:s text:c="15"/>| (<text:span text:style-name="T6">ATTRIB</text:span> WORD)</text:p>
            <text:p text:style-name="Code_20_indented"><text:s text:c="15"/>| (<text:span text:style-name="T6">HERE</text:span> WORD)</text:p>
            <text:p text:style-name="Code_20_indented"><text:s text:c="15"/>| <text:span text:style-name="T6">THIS</text:span></text:p>
            <text:p text:style-name="Code_20_indented"><text:s text:c="15"/>| WORD</text:p>
            <text:p text:style-name="Code_20_indented"><text:s text:c="15"/>| (<text:span text:style-name="T6">PROPERTY</text:span> WORD)</text:p>
            <text:p text:style-name="Code_20_indented"><text:s text:c="15"/>| (<text:span text:style-name="T6">IPROPERTY</text:span> WORD)</text:p>
            <text:p text:style-name="Code_20_indented"><text:s text:c="15"/>| (<text:span text:style-name="T6">HOST</text:span> (WORD | STRING))</text:p>
            <text:p text:style-name="Code_20_indented"><text:s text:c="15"/>| <text:span text:style-name="T6">PROCESS</text:span></text:p>
            <text:p text:style-name="Text_20_body"/>
            <text:p text:style-name="Text_20_body">Thus, a reference is a colon-separated list of parts each of which indicates a step in the path through the containment tree. Examples of references are:</text:p>
            <text:p text:style-name="Code_20_indented">PARENT:PARENT:foo:bar</text:p>
            <text:p text:style-name="Code_20_indented">ATTRIB a:b</text:p>
            <text:p text:style-name="Code_20_indented">ROOT</text:p>
            <text:p text:style-name="Code_20_indented">x</text:p>
            <text:p text:style-name="Code_20_indented">HOST 15.144.56.65:foo:bar</text:p>
            <text:p text:style-name="Code_20_indented"/>
            <text:p text:style-name="Text_20_body">Normally a reference indicates a path through the containment tree to an attribute whose value should be copied, or a component description in which an attribute should be placed. These references are “resolved” during the language processing to eliminate them and to carry out the appropriate copying or placement.</text:p>
            <text:p text:style-name="Text_20_body">However, occasionally the reference itself is the desired value, or the reference cannot be resolved during language processing as the data referenced is not available until a later stage. Under these circumstances, the keyword “LAZY” is prefixed to the reference to indicate that the reference resolution should be delayed.</text:p>
            <text:p text:style-name="Text_20_body">The general rule for the interpretation of a reference is that the reference is evaluated in a context (a component description somewhere in the description containment tree), and that each step moves the context to a possibly different component for the remainder of the reference to be evaluated. This is equivalent to path evaluation in a Linux file system, the path is evaluated in a current directory, and each part of the path moves the context to another directory.</text:p>
            <text:p text:style-name="Text_20_body">The semantics of each of the reference parts is as follows: starting at component in which the reference is defined…</text:p>
            <text:list text:style-name="WW8Num92">
              <text:list-item>
                <text:p text:style-name="P97"><text:span text:style-name="T6">PARENT</text:span> - move context to the parent (container) component if it exists, fail otherwise (c.f. Linux “..”)</text:p>
              </text:list-item>
              <text:list-item>
                <text:p text:style-name="P97"><text:span text:style-name="T6">HERE</text:span> WORD - look for the attribute named “word” in the current context, fail otherwise</text:p>
              </text:list-item>
              <text:list-item>
                <text:p text:style-name="P97"><text:span text:style-name="T6">ATTRIB</text:span> WORD - look for the attribute named “word” in the current context or anywhere in the containment hierarchy (the closest is chosen), move to the context defined by this attribute, fail if no attribute is found in the containment hierarchy</text:p>
              </text:list-item>
              <text:list-item>
                <text:p text:style-name="P97"><text:span text:style-name="T6">ROOT</text:span> - switch context to the outer-most component (normally the implicit root component (c.f. Linux “/ “)</text:p>
              </text:list-item>
              <text:list-item>
                <text:p text:style-name="P98">THIS<text:span text:style-name="T7"> – keep the context the same, don't switch (c.f. Linux “.”)</text:span></text:p>
              </text:list-item>
              <text:list-item>
                <text:p text:style-name="P99">WORD – the interpretation of the WORD depends on the location. If it is the only part in the reference, or the first part, it is interpreted as <text:span text:style-name="code_20_inline">ATTRIB</text:span>. If it is the second or later part of a reference it is interpreted as <text:span text:style-name="code_20_inline">HERE</text:span>.</text:p>
              </text:list-item>
            </text:list>
            <text:p text:style-name="Text_20_body">Some examples of references (in this case link references) are as follows:</text:p>
            <text:p text:style-name="Text_20_body"><text:bookmark-start text:name="_1066720095"/><text:span text:style-name="T14"><draw:frame draw:style-name="fr2" draw:name="Object3" text:anchor-type="as-char" svg:width="12.696cm" svg:height="9.521cm" draw:z-index="0"><draw:object-ole xlink:href="./Object 7" xlink:type="simple" xlink:show="embed" xlink:actuate="onLoad"/><draw:image xlink:href="./ObjectReplacements/Object 7" xlink:type="simple" xlink:show="embed" xlink:actuate="onLoad"/></draw:frame></text:span><text:bookmark-end text:name="_1066720095"/>The arrows in the left-hand text show the path followed as the references are resolved to obtain the referenced attribute values, noting that the resolution of <text:span text:style-name="code_20_inline"><text:span text:style-name="T3">ref3</text:span></text:span> will follow the resolution of <text:span text:style-name="code_20_inline"><text:span text:style-name="T3">ref2</text:span></text:span>. The contexts traversed as the resolutions progress are shown boxed and the right-hand text shows the result of resolving the three links.</text:p>
            <text:p text:style-name="Text_20_body">In addition to these four structural reference parts, there are four others that are not appropriate for all circumstances and are not related to the containment hierarchy. These are</text:p>
            <text:list text:style-name="WW8Num99">
              <text:list-item>
                <text:p text:style-name="P100"><text:span text:style-name="T6">PROPERTY</text:span> WORD – return the value that is the Java system property named WORD. It may only occur at the end of a reference, and only in a link. Syntactically it may occur anywhere, however the remainder of the link is ignored. It is usually used in conjunction with <text:span text:style-name="code_20_inline">LAZY</text:span>. Without <text:span text:style-name="code_20_inline">LAZY</text:span>, the value of the property at the time of parsing will be used; with <text:span text:style-name="code_20_inline">LAZY</text:span> the application run-time value of the property will be used when the link is resolved – see section <text:bookmark-ref text:reference-format="chapter" text:ref-name="_Ref532625667"/>. The property is always a string.</text:p>
              </text:list-item>
              <text:list-item>
                <text:p text:style-name="P100"><text:span text:style-name="T6">IPROPERTY</text:span> WORD – as for <text:span text:style-name="code_20_inline">PROPERTY</text:span>, but the property is interpreted as indicating an integer which is parsed and returned as such.</text:p>
              </text:list-item>
              <text:list-item>
                <text:p text:style-name="P100"><text:span text:style-name="T6">HOST</text:span> (WORD | STRING) – switch to the context of the process compound on the host name WORD (or STRING – which must be used if supplying an IP address, but may also be used with a host name). This reference part is also used in conjunction with the <text:span text:style-name="code_20_inline">LAZY</text:span> keyword and only in links. It is used to provide a naming service for applications within the SmartFrog system. Again, without <text:span text:style-name="code_20_inline">LAZY</text:span> the parser will look-up the value in the remote process compound, with <text:span text:style-name="code_20_inline">LAZY</text:span> this will be done at run-time when the link is resolved – see section <text:bookmark-ref text:reference-format="chapter" text:ref-name="_Ref532625667"/>.</text:p>
              </text:list-item>
              <text:list-item>
                <text:p text:style-name="P100"><text:span text:style-name="T6">PROCESS </text:span>– switch to the context of the process compound of the current process. This is also used in conjunction with the <text:span text:style-name="code_20_inline">LAZY</text:span> keyword and only in links. It is used to provide a naming service for applications within the SmartFrog system. Again, without <text:span text:style-name="code_20_inline">LAZY</text:span> the parser will look-up the value in the remote process compound, with <text:span text:style-name="code_20_inline">LAZY</text:span> this will be done at run-time when the link is resolved – see section <text:bookmark-ref text:reference-format="chapter" text:ref-name="_Ref532625667"/>.</text:p>
              </text:list-item>
            </text:list>
            <text:p text:style-name="Text_20_body">The above rules determine the general interpretation of references. However, each of the syntactic contexts has its own slight semantic variation; these variations appear in the detailed definition of the semantics for references. </text:p>
            <text:p text:style-name="Heading_20_4">Reference Elimination – Resolution</text:p>
            <text:p text:style-name="Text_20_body">The key to the semantics of the SmartFrog notation is the process by which references are eliminated. This is necessary for each of the three syntactic locations where references may occur – prototype references, placement references and link references. The process by which references are eliminated is known as reference resolution. However, each type of reference has a different notion of resolution and so each has a specific resolution action – known respectively as type resolution, placement resolution and link resolution. This last name is historically also known as deployment resolution; this old name appears in parts of the API and is kept for backward compatibility. The resolution steps are described in more detail in the next few sub-sections, and then revisited as a whole to examine their interaction with each other.</text:p>
            <text:p text:style-name="Heading_20_4">Prototype References</text:p>
            <text:p text:style-name="Text_20_body">References to prototypes, as defined in the following syntactic context,</text:p>
            <text:p text:style-name="Code_20_indented">Component ::= extends [<text:span text:style-name="T6">LAZY</text:span>] BaseComponent</text:p>
            <text:p text:style-name="Code_20_last_20_line">BaseComponent ::= [Reference] (<text:span text:style-name="T6"> ;</text:span> | { AttributeList } )</text:p>
            <text:list text:style-name="WW8Num93">
              <text:list-item text:start-value="1">
                <text:p text:style-name="P86">are resolved as described above except in one respect: if the reference to the prototype consists of a single <text:span text:style-name="code_20_inline"><text:span text:style-name="T3">WORD</text:span></text:span> part, it is interpreted as <text:span text:style-name="code_20_inline"><text:span text:style-name="T3">ATTRIB WORD</text:span></text:span><text:span text:style-name="T10"> in the usual way.</text:span></text:p>
              </text:list-item>
            </text:list>
          </text:deletion>
        </text:changed-region>
        <text:changed-region text:id="ct95331360">
          <text:deletion>
            <office:change-info>
              <dc:creator>Steve Loughran</dc:creator>
              <dc:date>2005-04-01T12:11:00</dc:date>
            </office:change-info>
            <text:p text:style-name="P76">n</text:p>
          </text:deletion>
        </text:changed-region>
        <text:changed-region text:id="ct95331216">
          <text:deletion>
            <office:change-info>
              <dc:creator>unknown</dc:creator>
              <dc:date>2005-10-28T15:10:00</dc:date>
            </office:change-info>
            <text:list text:style-name="WW8Num93">
              <text:list-item text:start-value="1">
                <text:p text:style-name="P95">];</text:p>
              </text:list-item>
            </text:list>
            <text:p text:style-name="Code_20_indented">}</text:p>
            <text:p text:style-name="Code_20_indented"/>
            <text:p text:style-name="Code_20_indented">UseableService extends {</text:p>
            <text:p text:style-name="Code_20_indented"><text:s text:c="4"/>portNum 4048;</text:p>
            <text:p text:style-name="Code_20_indented"><text:s text:c="4"/>hostname "ahost.smartfrog.org";</text:p>
            <text:list text:style-name="WW8Num93">
              <text:list-item text:start-value="1">
                <text:p text:style-name="P95"><text:s text:c="4"/>admini</text:p>
              </text:list-item>
            </text:list>
          </text:deletion>
        </text:changed-region>
        <text:changed-region text:id="ct95331072">
          <text:deletion>
            <office:change-info>
              <dc:creator>Steve Loughran</dc:creator>
              <dc:date>2005-04-01T12:11:00</dc:date>
            </office:change-info>
            <text:p text:style-name="P76">”</text:p>
          </text:deletion>
        </text:changed-region>
        <text:changed-region text:id="ct95330928">
          <text:deletion>
            <office:change-info>
              <dc:creator>unknown</dc:creator>
              <dc:date>2005-10-28T15:10:00</dc:date>
            </office:change-info>
            <text:p text:style-name="P76">"patrick</text:p>
          </text:deletion>
        </text:changed-region>
        <text:changed-region text:id="ct95330784">
          <text:deletion>
            <office:change-info>
              <dc:creator>Steve Loughran</dc:creator>
              <dc:date>2005-04-01T12:11:00</dc:date>
            </office:change-info>
            <text:p text:style-name="P76">“</text:p>
          </text:deletion>
        </text:changed-region>
        <text:changed-region text:id="ct95330640">
          <text:deletion>
            <office:change-info>
              <dc:creator>unknown</dc:creator>
              <dc:date>2005-10-28T15:10:00</dc:date>
            </office:change-info>
            <text:p text:style-name="P76">"strators [</text:p>
          </text:deletion>
        </text:changed-region>
        <text:changed-region text:id="ct95330496">
          <text:deletion>
            <office:change-info>
              <dc:creator>Steve Loughran</dc:creator>
              <dc:date>2005-04-01T12:11:00</dc:date>
            </office:change-info>
            <text:p text:style-name="P76">n</text:p>
          </text:deletion>
        </text:changed-region>
        <text:changed-region text:id="ct95330352">
          <text:deletion>
            <office:change-info>
              <dc:creator>unknown</dc:creator>
              <dc:date>2005-10-28T15:10:00</dc:date>
            </office:change-info>
            <text:list text:style-name="WW8Num93">
              <text:list-item text:start-value="1">
                <text:p text:style-name="P95">];</text:p>
              </text:list-item>
            </text:list>
            <text:p text:style-name="Code_20_indented">}</text:p>
            <text:p text:style-name="Code_20_indented"/>
            <text:p text:style-name="Code_20_indented">UseableService extends SFService {</text:p>
            <text:p text:style-name="Code_20_indented"><text:s text:c="27"/>// an extension of the previous compnent</text:p>
            <text:p text:style-name="Code_20_indented"><text:s text:c="4"/>portNum 4048; <text:s text:c="9"/>// override the definition of portNum</text:p>
            <text:p text:style-name="Code_20_indented"><text:s text:c="4"/>users ["fred", "harry"]; <text:s text:c="2"/>// add a new attribute</text:p>
            <text:p text:style-name="Code_20_indented">}</text:p>
            <text:p text:style-name="Text_20_body">The text consists of two attributes, both of which have values that are collections of attributes. The second of these, <text:span text:style-name="code_20_inline"><text:span text:style-name="T2">UseableService</text:span></text:span>, is defined as an extension of the first <text:span text:style-name="code_20_inline">SFService</text:span>, with two attributes added to or overwriting those inherited. The text is semantically identical to the following:</text:p>
            <text:p text:style-name="Code_20_indented">SFService extends {</text:p>
            <text:p text:style-name="Code_20_indented"><text:s text:c="4"/>portNum 4047;</text:p>
            <text:p text:style-name="Code_20_indented"><text:s text:c="4"/>hostname "ahost.smartfrog.org";</text:p>
            <text:list text:style-name="WW8Num93">
              <text:list-item text:start-value="1">
                <text:p text:style-name="P95"><text:s text:c="4"/>admini</text:p>
              </text:list-item>
            </text:list>
          </text:deletion>
        </text:changed-region>
        <text:changed-region text:id="ct95330208">
          <text:deletion>
            <office:change-info>
              <dc:creator>Steve Loughran</dc:creator>
              <dc:date>2005-04-01T12:11:00</dc:date>
            </office:change-info>
            <text:p text:style-name="P76">”</text:p>
          </text:deletion>
        </text:changed-region>
        <text:changed-region text:id="ct95330064">
          <text:deletion>
            <office:change-info>
              <dc:creator>unknown</dc:creator>
              <dc:date>2005-10-28T15:10:00</dc:date>
            </office:change-info>
            <text:p text:style-name="P76">"patrick"</text:p>
          </text:deletion>
        </text:changed-region>
        <text:changed-region text:id="ct95329920">
          <text:deletion>
            <office:change-info>
              <dc:creator>Steve Loughran</dc:creator>
              <dc:date>2005-04-01T12:11:00</dc:date>
            </office:change-info>
            <text:p text:style-name="P76">“</text:p>
          </text:deletion>
        </text:changed-region>
        <text:changed-region text:id="ct95329776">
          <text:deletion>
            <office:change-info>
              <dc:creator>unknown</dc:creator>
              <dc:date>2005-10-28T15:10:00</dc:date>
            </office:change-info>
            <text:p text:style-name="P76">strators [</text:p>
          </text:deletion>
        </text:changed-region>
        <text:changed-region text:id="ct95329632">
          <text:deletion>
            <office:change-info>
              <dc:creator>Steve Loughran</dc:creator>
              <dc:date>2005-04-01T12:11:00</dc:date>
            </office:change-info>
            <text:p text:style-name="P76">n</text:p>
          </text:deletion>
        </text:changed-region>
        <text:changed-region text:id="ct95329488">
          <text:deletion>
            <office:change-info>
              <dc:creator>unknown</dc:creator>
              <dc:date>2005-10-28T15:10:00</dc:date>
            </office:change-info>
            <text:list text:style-name="WW8Num93">
              <text:list-item text:start-value="1">
                <text:p text:style-name="P95"><text:span text:style-name="code_20_inline"/></text:p>
              </text:list-item>
            </text:list>
            <text:h text:style-name="Heading_20_3" text:outline-level="4">Component Descriptions</text:h>
            <text:p text:style-name="Text_20_body">Attributes may have values that are collections of other attributes, known as component descriptions. They obtain their name from the fact that they may be interpreted by the framework as the description of a component, though they may equally be used to describe structured data.</text:p>
            <text:p text:style-name="Text_20_body">A component description consists of two parts, a reference to another component description to act as a source of attributes (the type), and a collection of attributes that are then added to, or override, the attributes of the referenced collection (the body). The syntax is:</text:p>
            <text:p text:style-name="Code_20_indented"><text:bookmark-start text:name="_Ref529802686"/>Component::= <text:span text:style-name="T6">extends</text:span> [<text:bookmark-end text:name="_Ref529802686"/><text:span text:style-name="T6">LAZY] </text:span><text:span text:style-name="T7">Type Body</text:span></text:p>
            <text:p text:style-name="Code_20_indented"/>
            <text:p text:style-name="Code_20_indented">Type::= <text:s text:c="2"/>[ <text:span text:style-name="T6">NULL</text:span> | BaseReference ]</text:p>
            <text:p text:style-name="Code_20_indented"/>
            <text:p text:style-name="Code_20_indented">Body ::= (<text:span text:style-name="T6"> <text:s text:c="2"/>;</text:span> <text:s/>| <text:s/><text:span text:style-name="T6">{</text:span> <text:s/>AttributeList <text:span text:style-name="T6">} <text:s/></text:span>)</text:p>
            <text:p text:style-name="Text_20_body"/>
            <text:p text:style-name="Text_20_body">The <text:span text:style-name="code_20_inline">LAZY</text:span> keyword may be largely ignored; it is merely a tag and only has a semantic effect during the deployment of a SmartFrog application. Extension of an existing <text:span text:style-name="code_20_inline">LAZY</text:span> component description does not inherit the tag. </text:p>
            <text:p text:style-name="Text_20_body">Both the reference and the attribute list are effectively optional. If neither is present, the resultant attribute list is defined to be empty. The syntax is most easily explained through an example:</text:p>
            <text:p text:style-name="Code_20_indented">SFService extends { <text:s text:c="7"/>// an implicit extension of NULL</text:p>
            <text:p text:style-name="Code_20_indented"><text:s text:c="4"/>portNum 4047;</text:p>
            <text:p text:style-name="Code_20_indented"><text:s text:c="4"/>hostname "ahost.smartfrog.org";</text:p>
            <text:list text:style-name="WW8Num93">
              <text:list-item text:start-value="1">
                <text:p text:style-name="P95"><text:s text:c="4"/>admini</text:p>
              </text:list-item>
            </text:list>
          </text:deletion>
        </text:changed-region>
        <text:changed-region text:id="ct95329344">
          <text:deletion>
            <office:change-info>
              <dc:creator>unknown</dc:creator>
              <dc:date>2005-08-05T16:17:00</dc:date>
            </office:change-info>
            <text:list text:style-name="WW8Num93">
              <text:list-item text:start-value="1">
                <text:p text:style-name="P95">Other values may be used as attribute values, indeed anything that can be returned as the value of a function (just as the function vector returns a Java vector). However, these have no special syntactic support and unparsing these values (using the Java <text:span text:style-name="code_20_inline">toString</text:span> method) may result in a description that cannot be parsed back by the SmartFrog parser.</text:p>
              </text:list-item>
            </text:list>
          </text:deletion>
        </text:changed-region>
        <text:changed-region text:id="ct95329200">
          <text:deletion>
            <office:change-info>
              <dc:creator>unknown</dc:creator>
              <dc:date>2005-10-28T15:10:00</dc:date>
            </office:change-info>
            <text:list text:style-name="WW8Num93">
              <text:list-item text:start-value="1">
                <text:p text:style-name="P101"><text:s/>Values</text:p>
              </text:list-item>
              <text:list-item>
                <text:p text:style-name="P95"/>
              </text:list-item>
            </text:list>
          </text:deletion>
        </text:changed-region>
        <text:changed-region text:id="ct95329056">
          <text:deletion>
            <office:change-info>
              <dc:creator>unknown</dc:creator>
              <dc:date>2005-08-05T16:24:00</dc:date>
            </office:change-info>
            <text:p text:style-name="P102">Other</text:p>
          </text:deletion>
        </text:changed-region>
        <text:changed-region text:id="ct95328912">
          <text:deletion>
            <office:change-info>
              <dc:creator>unknown</dc:creator>
              <dc:date>2005-10-28T15:10:00</dc:date>
            </office:change-info>
            <text:list text:style-name="WW8Num93">
              <text:list-item text:start-value="1">
                <text:p text:style-name="P101">Note that there are two syntaxes for vectors – the one given here which provides the ability to embed references and which therefore requires a degree of processing (known as resolution). It is parsed into the use of the vector function rather than directly into a vector. The other form, using the “[| <text:s/>|]” delimiters, parses directly into a vector and hence may not have references within the definition. The reason for having simpler form in addition to the more general form is is that there are times when the fully processed (resolved) data structures need to be unparsed, and then re-parsed at some future time without further transformation. A example of this is during the signing of a description for security purposes.</text:p>
              </text:list-item>
              <text:list-item>
                <text:p text:style-name="P101"/>
              </text:list-item>
            </text:list>
          </text:deletion>
        </text:changed-region>
        <text:changed-region text:id="ct95328768">
          <text:deletion>
            <office:change-info>
              <dc:creator>unknown</dc:creator>
              <dc:date>2005-08-05T16:17:00</dc:date>
            </office:change-info>
            <text:list text:style-name="WW8Num93">
              <text:list-item text:start-value="1">
                <text:p text:style-name="P86"><text:span text:style-name="code_20_inline"><text:span text:style-name="T12"/></text:span></text:p>
              </text:list-item>
              <text:list-item>
                <text:p text:style-name="P101"/>
              </text:list-item>
            </text:list>
          </text:deletion>
        </text:changed-region>
        <text:changed-region text:id="ct95328624">
          <text:deletion>
            <office:change-info>
              <dc:creator>unknown</dc:creator>
              <dc:date>2005-10-28T15:10:00</dc:date>
            </office:change-info>
            <text:list text:style-name="WW8Num93">
              <text:list-item text:start-value="1">
                <text:p text:style-name="P86">Thus a vector is a sequence of values separated by “,” and delimited by “<text:span text:style-name="code_20_inline">[ ]</text:span>”. If no value is provided within the vector, an empty vector is returned. Vectors may be nested to produce vectors of vectors. Example uses of vectors are:</text:p>
              </text:list-item>
            </text:list>
            <text:p text:style-name="Code_20_indented">v1 <text:s/>[1,2,3];</text:p>
            <text:p text:style-name="Code_20_indented">v2 <text:s/>[9,8,7];</text:p>
            <text:p text:style-name="Code_20_last_20_line">v3 <text:s/>[v1, v2]; <text:s text:c="6"/>// same as [[1,2,3],[9,8,7]]</text:p>
            <text:list text:style-name="WW8Num93">
              <text:list-item text:start-value="1">
                <text:p text:style-name="P86"><text:span text:style-name="code_20_inline"><text:span text:style-name="T12"/></text:span></text:p>
              </text:list-item>
            </text:list>
          </text:deletion>
        </text:changed-region>
        <text:changed-region text:id="ct95328480">
          <text:deletion>
            <office:change-info>
              <dc:creator>unknown</dc:creator>
              <dc:date>2005-08-05T16:17:00</dc:date>
            </office:change-info>
            <text:list text:style-name="WW8Num93">
              <text:list-item text:start-value="1">
                <text:p text:style-name="P86"><text:span text:style-name="code_20_inline"><text:span text:style-name="T12"/></text:span></text:p>
              </text:list-item>
              <text:list-item>
                <text:p text:style-name="P86"/>
              </text:list-item>
            </text:list>
          </text:deletion>
        </text:changed-region>
        <text:changed-region text:id="ct95328336">
          <text:deletion>
            <office:change-info>
              <dc:creator>unknown</dc:creator>
              <dc:date>2005-10-28T15:10:00</dc:date>
            </office:change-info>
            <text:list text:style-name="WW8Num93">
              <text:list-item text:start-value="1">
                <text:p text:style-name="P86">This states that the use of an operator is always defined within brackets (...) and that there are three types of operator: unary, binary and nary. Although with the nary operators, more than one instance of the operator symbol is present, it must always be the same operator; they cannot be mixed. However, other operators may be nested within another set of ( ). The following examples may help to make the syntax clear:</text:p>
              </text:list-item>
            </text:list>
            <text:p text:style-name="Code_20_indented">aTruthValue <text:s text:c="3"/>true;</text:p>
            <text:p text:style-name="Code_20_indented">anotherValue <text:s text:c="2"/>(! aTruthValue ) <text:s text:c="5"/>// the only unary operator: not</text:p>
            <text:p text:style-name="Code_20_indented">aNumber <text:s/>45;</text:p>
            <text:p text:style-name="Code_20_indented">aMinus <text:s text:c="2"/>(100 – aNumber) <text:s text:c="12"/>// a binary operator</text:p>
            <text:p text:style-name="Code_20_last_20_line">aSum <text:s text:c="4"/>(aNumber + aMinus + 100) <text:s text:c="3"/>// an nary operator</text:p>
            <text:p text:style-name="Text_20_body">These operators are all converted at time of parsing into the template representation of a function, and hence at no time willl operators appear in an <text:s/>description generated from the parsed form.</text:p>
            <text:p text:style-name="Heading_20_4">If-Then-Else</text:p>
            <text:p text:style-name="Text_20_body">Similarly to operators, if-then-else expressions are shorthand for the template form. This is described in detail in section <text:bookmark-ref text:reference-format="chapter" text:ref-name="functions"/>. The syntax for this expression form is</text:p>
            <text:p text:style-name="Code_20_indented">IfThenElse::= <text:span text:style-name="T6">IF </text:span>SimpleValue </text:p>
            <text:p text:style-name="Code_20_indented"><text:span text:style-name="T6"><text:s text:c="14"/>THEN</text:span> SimpleValue</text:p>
            <text:p text:style-name="Code_20_indented"><text:span text:style-name="T6"><text:s text:c="14"/>ELSE</text:span> SimpleValue </text:p>
            <text:p text:style-name="Code_20_last_20_line"><text:s text:c="14"/><text:span text:style-name="T6">FI</text:span></text:p>
            <text:p text:style-name="Text_20_body">The line breaks being, of course, optional. The “if” value is a boolean and depending on the result the expression takes the value of the “then” or “else” values. The <text:span text:style-name="code_20_inline">FI</text:span> is merely a closing keyword. An example of its use is:-</text:p>
            <text:p text:style-name="Code_20_indented">val1 42;</text:p>
            <text:p text:style-name="Code_20_indented">val2 43;</text:p>
            <text:p text:style-name="Code_20_indented">diff <text:s text:c="2"/>IF (val1 &gt; val2) THEN (val1 – val2) ELSE (val2 – val1) FI;</text:p>
            <text:p text:style-name="Heading_20_4">Vectors</text:p>
            <text:p text:style-name="Text_20_body">The final form of simple value is the vector. Vectors are lists of values and are constructed using the vector function described in section <text:bookmark-ref text:reference-format="chapter" text:ref-name="functions"/>. However, to simplify its use, the following syntactic form has been provided.</text:p>
            <text:p text:style-name="Code_20_last_20_line">Vector::= <text:span text:style-name="T6">[</text:span> <text:s/>[SimpleValue ( <text:span text:style-name="T6">,</text:span> SimpleValue) *] <text:s/><text:span text:style-name="T6">]</text:span></text:p>
            <text:list text:style-name="WW8Num93">
              <text:list-item text:start-value="1">
                <text:p text:style-name="P86"><text:span text:style-name="code_20_inline"><text:span text:style-name="T12"/></text:span></text:p>
              </text:list-item>
            </text:list>
          </text:deletion>
        </text:changed-region>
        <text:changed-region text:id="ct95328192">
          <text:deletion>
            <office:change-info>
              <dc:creator>unknown</dc:creator>
              <dc:date>2005-08-05T16:16:00</dc:date>
            </office:change-info>
            <text:list text:style-name="WW8Num93">
              <text:list-item text:start-value="1">
                <text:p text:style-name="P86"><text:span text:style-name="code_20_inline"><text:span text:style-name="T12"/></text:span></text:p>
              </text:list-item>
              <text:list-item>
                <text:p text:style-name="P86"/>
              </text:list-item>
            </text:list>
          </text:deletion>
        </text:changed-region>
        <text:changed-region text:id="ct95328048">
          <text:deletion>
            <office:change-info>
              <dc:creator>unknown</dc:creator>
              <dc:date>2005-10-28T15:10:00</dc:date>
            </office:change-info>
            <text:list text:style-name="WW8Num93">
              <text:list-item text:start-value="1">
                <text:p text:style-name="P86">defines y to be the same value as x, namely 42;</text:p>
              </text:list-item>
            </text:list>
            <text:p text:style-name="Heading_20_4">Operators</text:p>
            <text:p text:style-name="Text_20_body">The remaining three forms of value definition are syntactic sugar for the use of functions. The semantics of functions are outlined in section <text:bookmark-ref text:reference-format="chapter" text:ref-name="functionOutline"/> and described in detail in section <text:bookmark-ref text:reference-format="chapter" text:ref-name="functions"/>. However, their syntax is </text:p>
            <text:p text:style-name="Code_20_indented">Operator::=</text:p>
            <text:p text:style-name="Code_20_indented"><text:s text:c="7"/><text:span text:style-name="T6">(</text:span></text:p>
            <text:p text:style-name="Code_20_indented"><text:s text:c="12"/>(UnaryOp SimpleValue ) </text:p>
            <text:p text:style-name="Code_20_indented"><text:s text:c="10"/>| (SimpleValue [ BinaryOp SimpleValue ])</text:p>
            <text:p text:style-name="Code_20_indented"><text:s text:c="10"/>| (SimpleValue [ (NaryOp SimpleValue)* ])</text:p>
            <text:p text:style-name="Code_20_indented"><text:s text:c="7"/><text:span text:style-name="T6">)</text:span></text:p>
            <text:p text:style-name="Code_20_indented"/>
            <text:p text:style-name="Code_20_indented">UnaryOp::= <text:span text:style-name="T6">!</text:span></text:p>
            <text:p text:style-name="Code_20_indented"/>
            <text:p text:style-name="Code_20_indented">BinaryOp::= <text:span text:style-name="T6">-</text:span> | <text:span text:style-name="T6">/</text:span> | <text:span text:style-name="T6">==</text:span> | <text:span text:style-name="T6">!=</text:span> | <text:span text:style-name="T6">&gt;=</text:span> | <text:span text:style-name="T6">&gt;</text:span> | <text:span text:style-name="T6">&lt;=</text:span> | <text:span text:style-name="T6">&lt;</text:span></text:p>
            <text:p text:style-name="Code_20_indented"/>
            <text:p text:style-name="Code_20_last_20_line"><text:span text:style-name="T7">NaryOp::= </text:span><text:span text:style-name="T6">+</text:span><text:span text:style-name="T7"> | </text:span><text:span text:style-name="T6">*</text:span><text:span text:style-name="T7"> | </text:span><text:span text:style-name="T6">++</text:span><text:span text:style-name="T7"> | </text:span><text:span text:style-name="T6">&lt;&gt;</text:span><text:span text:style-name="T7"> | </text:span><text:span text:style-name="T6">&amp;&amp;</text:span><text:span text:style-name="T7"> | </text:span><text:span text:style-name="T6">||</text:span></text:p>
            <text:list text:style-name="WW8Num93">
              <text:list-item text:start-value="1">
                <text:p text:style-name="P86"><text:span text:style-name="code_20_inline"><text:span text:style-name="T12"/></text:span></text:p>
              </text:list-item>
            </text:list>
          </text:deletion>
        </text:changed-region>
        <text:changed-region text:id="ct95327904">
          <text:deletion>
            <office:change-info>
              <dc:creator>unknown</dc:creator>
              <dc:date>2005-08-05T16:16:00</dc:date>
            </office:change-info>
            <text:list text:style-name="WW8Num93">
              <text:list-item text:start-value="1">
                <text:p text:style-name="P95"><text:span text:style-name="code_20_inline"><text:span text:style-name="T12"/></text:span></text:p>
              </text:list-item>
              <text:list-item>
                <text:p text:style-name="P86"/>
              </text:list-item>
            </text:list>
          </text:deletion>
        </text:changed-region>
        <text:changed-region text:id="ct95327760">
          <text:deletion>
            <office:change-info>
              <dc:creator>unknown</dc:creator>
              <dc:date>2005-10-28T15:10:00</dc:date>
            </office:change-info>
            <text:list text:style-name="WW8Num93">
              <text:list-item text:start-value="1">
                <text:p text:style-name="P95"><text:span text:style-name="code_20_inline"/></text:p>
              </text:list-item>
            </text:list>
            <text:p text:style-name="Heading_20_4">References</text:p>
            <text:p text:style-name="Text_20_body">The second form of simple value provided by the language is the reference. A reference is a link between the value of one attribute and that of another. This allows for the definition of data in one place and reused in many, easing maintenance issues for descriptions. References are dealt with in more detail in section <text:bookmark-ref text:reference-format="chapter" text:ref-name="references"/>, but as a first example the use of a name in the value position provides the link to the attribute of the same name. So for example:</text:p>
            <text:p text:style-name="Code_20_indented">x 42;</text:p>
            <text:p text:style-name="Code_20_last_20_line">y x;</text:p>
            <text:list text:style-name="WW8Num93">
              <text:list-item text:start-value="1">
                <text:p text:style-name="P103">p<text:span text:style-name="T15">The full syntax for the basic values is</text:span></text:p>
              </text:list-item>
            </text:list>
            <text:p text:style-name="Code_20_indented">Basic::= String</text:p>
            <text:p text:style-name="Code_20_indented"><text:s text:c="7"/>| Number</text:p>
            <text:p text:style-name="Code_20_indented"><text:s text:c="7"/>| Boolean</text:p>
            <text:p text:style-name="Code_20_indented"><text:s text:c="7"/>| <text:span text:style-name="T6">[|</text:span> [Basic (<text:span text:style-name="T6">,</text:span> Basic)*] <text:span text:style-name="T6">|]</text:span></text:p>
            <text:p text:style-name="Code_20_indented"><text:s text:c="7"/>| <text:span text:style-name="T6">NULL</text:span></text:p>
            <text:p text:style-name="Code_20_indented"/>
            <text:p text:style-name="Code_20_indented">Number::= DOUBLE </text:p>
            <text:p text:style-name="Code_20_indented"><text:s text:c="8"/>| FLOAT</text:p>
            <text:p text:style-name="Code_20_indented"><text:s text:c="8"/>| INTEGER</text:p>
            <text:p text:style-name="Code_20_indented"><text:s text:c="8"/>| LONG</text:p>
            <text:p text:style-name="Code_20_indented"/>
            <text:p text:style-name="Code_20_indented">String::= STRING</text:p>
            <text:p text:style-name="Code_20_indented"><text:s text:c="8"/>| MULTILINESTRING</text:p>
            <text:p text:style-name="Code_20_indented"/>
            <text:list text:style-name="WW8Num93">
              <text:list-item text:start-value="1">
                <text:p text:style-name="P95">Boolean::= <text:s/><text:span text:style-name="T12">true</text:span> | <text:span text:style-name="T12">false</text:span></text:p>
              </text:list-item>
            </text:list>
          </text:deletion>
        </text:changed-region>
        <text:changed-region text:id="ct95327616">
          <text:deletion>
            <office:change-info>
              <dc:creator>unknown</dc:creator>
              <dc:date>2005-08-03T16:08:00</dc:date>
            </office:change-info>
            <text:list text:style-name="WW8Num93">
              <text:list-item text:start-value="1">
                <text:p text:style-name="P95"><text:span text:style-name="code_20_inline"/></text:p>
              </text:list-item>
              <text:list-item>
                <text:p text:style-name="P95"><text:span text:style-name="code_20_inline"/></text:p>
              </text:list-item>
            </text:list>
          </text:deletion>
        </text:changed-region>
        <text:changed-region text:id="ct95327472">
          <text:deletion>
            <office:change-info>
              <dc:creator>unknown</dc:creator>
              <dc:date>2005-10-28T15:10:00</dc:date>
            </office:change-info>
            <text:list text:style-name="WW8Num93">
              <text:list-item text:start-value="1">
                <text:p text:style-name="P95"><text:span text:style-name="code_20_inline"/></text:p>
              </text:list-item>
            </text:list>
            <text:p text:style-name="Code_20_indented"><text:span text:style-name="T6">String:</text:span> "this is a string"</text:p>
            <text:p text:style-name="Code_20_indented"><text:span text:style-name="T6">Multi-line String:</text:span> ## This is a string</text:p>
            <text:p text:style-name="Code_20_indented"><text:s text:c="23"/>Over many lines <text:s/>#</text:p>
            <text:p text:style-name="Code_20_indented"><text:span text:style-name="T6">Boolean:</text:span> true</text:p>
            <text:p text:style-name="Code_20_indented"><text:span text:style-name="T6">SFNull</text:span>: NULL <text:s text:c="2"/>// alternatively, leave the value emptyConsequently, an example of a piece of SmartFrog text is as follows</text:p>
            <text:p text:style-name="Code_20_indented">portNum 4074;</text:p>
            <text:p text:style-name="Code_20_indented">hostname "ahost.smartfrog.org";</text:p>
            <text:p text:style-name="Code_20_last_20_line">isHighPriority false</text:p>
            <text:p text:style-name="Text_20_body">defining three attributes with the appropriate values.</text:p>
            <text:p text:style-name="Text_20_body">In addition to these basic values, it is also possible to give vectors of basic values (as opposed to the more extensive vector syntax given below). These vectors are limited to containing basic values, and other vectors of basic values.</text:p>
            <text:p text:style-name="Code_20_indented">userList [| "fred", "harry" |];</text:p>
            <text:p text:style-name="Code_20_indented">empty <text:s text:c="2"/>[| <text:s/>|];</text:p>
            <text:p text:style-name="Code_20_last_20_line">listOfLists <text:s/>[| [| 1,2,3 |], [| 4,5,6 |] |];</text:p>
            <text:list text:style-name="WW8Num93">
              <text:list-item text:start-value="1">
                <text:p text:style-name="P95"><text:span text:style-name="code_20_inline"/></text:p>
              </text:list-item>
            </text:list>
          </text:deletion>
        </text:changed-region>
        <text:changed-region text:id="ct95327328">
          <text:deletion>
            <office:change-info>
              <dc:creator>unknown</dc:creator>
              <dc:date>2005-03-31T18:22:00</dc:date>
            </office:change-info>
            <text:p text:style-name="P76">D</text:p>
          </text:deletion>
        </text:changed-region>
        <text:changed-region text:id="ct95327184">
          <text:deletion>
            <office:change-info>
              <dc:creator>unknown</dc:creator>
              <dc:date>2005-03-31T18:37:00</dc:date>
            </office:change-info>
            <text:p text:style-name="P76">6</text:p>
          </text:deletion>
        </text:changed-region>
        <text:changed-region text:id="ct95327040">
          <text:deletion>
            <office:change-info>
              <dc:creator>unknown</dc:creator>
              <dc:date>2005-10-28T15:10:00</dc:date>
            </office:change-info>
            <text:list text:style-name="WW8Num93">
              <text:list-item text:start-value="1">
                <text:p text:style-name="P95">From this it is clear that the input to the parser is a collection of attributes, each named and having an optional value. If the value is not present, <text:s/>the value is defined to be an instance of the class <text:span text:style-name="code_20_inline">SFNull</text:span> (note that the other way of defining a value of class <text:span text:style-name="code_20_inline">SFNull</text:span> is to use the basic value <text:span text:style-name="code_20_inline">NULL</text:span>). The reason for providing this feature is to enable the use of attributes where the presence of the attribute is what is important, not its value.</text:p>
              </text:list-item>
            </text:list>
            <text:p text:style-name="Text_20_body">The syntax for a name will be covered later, but for now it can be considered to be either a simple sequence of letters and digits, starting with a letter, or the double-hyphen “<text:span text:style-name="code_20_inline">--</text:span>“). The double hyphen is for use at times when the attribute name is not important and so a new unique name is generated and used. This is particularly useful with the function syntax described in Section <text:bookmark-ref text:reference-format="chapter" text:ref-name="_Ref535998535"/>, and most specifically the nary operators.</text:p>
            <text:p text:style-name="Text_20_body">Include files are covered in more detail in section <text:bookmark-ref text:reference-format="chapter" text:ref-name="_Ref532625461"/>, but in general they consist of parseable SmartFrog text which are parsed as attribute lists and unpacked into place within the container attribute list.</text:p>
            <text:p text:style-name="Text_20_body">Values can be divided up into two main categories: nested attribute sets (components) and the rest (simple values) which include numbers, strings, vectors of these, and so on. In addition it is possible not to provide a value for the attribute, or more precisely to give a null value to it (an instance of the <text:span text:style-name="code_20_inline">SFNull</text:span> class). This is captured by the third clause of the BNF for values above.</text:p>
            <text:h text:style-name="Heading_20_3" text:outline-level="4">Simple Values</text:h>
            <text:p text:style-name="P104">Values are expressible in several syntactic forms. </text:p>
            <text:p text:style-name="Code">SimpleValue::= Basic</text:p>
            <text:p text:style-name="Code"><text:s text:c="13"/>| Reference</text:p>
            <text:p text:style-name="Code"><text:s text:c="13"/>| Operator</text:p>
            <text:p text:style-name="Code"><text:s text:c="13"/>| IfThenElse</text:p>
            <text:p text:style-name="Code"><text:span text:style-name="T6"><text:s text:c="10"/></text:span><text:span text:style-name="T7"><text:s text:c="3"/>| Vector</text:span></text:p>
            <text:p text:style-name="Heading_20_4">Basic Values</text:p>
            <text:p text:style-name="Text_20_body">The primary way is to provide a basic value, a literal syntactic form for the basic core values in the SmartFrog language. The syntax for the basic values is best given by example.</text:p>
            <text:p text:style-name="Code_20_indented"><text:span text:style-name="T6">Integer:</text:span> 345</text:p>
            <text:p text:style-name="Code_20_indented"><text:span text:style-name="T6">Long:</text:span> 65325L</text:p>
            <text:p text:style-name="Code_20_indented"><text:span text:style-name="T6">Float:</text:span> 34.76</text:p>
            <text:list text:style-name="WW8Num93">
              <text:list-item text:start-value="1">
                <text:p text:style-name="P95"><text:span text:style-name="T12">Double:</text:span> 1534.45</text:p>
              </text:list-item>
            </text:list>
          </text:deletion>
        </text:changed-region>
        <text:changed-region text:id="ct95326896">
          <text:deletion>
            <office:change-info>
              <dc:creator>unknown</dc:creator>
              <dc:date>2005-08-05T16:16:00</dc:date>
            </office:change-info>
            <text:list text:style-name="WW8Num93">
              <text:list-item text:start-value="1">
                <text:p text:style-name="P86"><text:span text:style-name="code_20_inline"/></text:p>
              </text:list-item>
              <text:list-item>
                <text:p text:style-name="P95"/>
              </text:list-item>
            </text:list>
          </text:deletion>
        </text:changed-region>
        <text:changed-region text:id="ct95326752">
          <text:deletion>
            <office:change-info>
              <dc:creator>unknown</dc:creator>
              <dc:date>2005-10-28T15:10:00</dc:date>
            </office:change-info>
            <text:list text:style-name="WW8Num93">
              <text:list-item text:start-value="1">
                <text:p text:style-name="P86">), or an ordered collection of attributes known as a component description. This recursion provides a tree of attributes, the leaves of which are the basic values. A value may also be provided by reference to another attribute. This is described by the following BNF, where <text:span text:style-name="T3">Stream</text:span> indicates the entry point to the SmartFrog parser.</text:p>
              </text:list-item>
            </text:list>
            <text:p text:style-name="Code_20_indented">Stream ::= AttributeList</text:p>
            <text:p text:style-name="Code_20_indented"/>
            <text:p text:style-name="Code_20_indented">AttributeList::= <text:s/>(Attribute</text:p>
            <text:p text:style-name="Code_20_indented"><text:s text:c="18"/>| <text:span text:style-name="T6">#include</text:span> String</text:p>
            <text:p text:style-name="Code_20_indented"><text:s text:c="18"/>| <text:span text:style-name="T6">; <text:s text:c="16"/></text:span><text:span text:style-name="T7">//</text:span><text:span text:style-name="T6"> </text:span><text:span text:style-name="T7">allow arbitrary extra ";"</text:span></text:p>
            <text:p text:style-name="Code_20_indented"><text:s text:c="18"/>)*</text:p>
            <text:p text:style-name="Code_20_indented"/>
            <text:p text:style-name="Code_20_indented">Attribute::= <text:s text:c="2"/>Name Value</text:p>
            <text:p text:style-name="Code_20_indented"/>
            <text:p text:style-name="Code_20_indented">Name::= <text:s text:c="2"/><text:span text:style-name="T6">--</text:span> <text:s/>| (WORD [ <text:span text:style-name="T6">:</text:span> Name ])</text:p>
            <text:p text:style-name="Code_20_indented"/>
            <text:p text:style-name="Code_20_indented">Value::= Component</text:p>
            <text:p text:style-name="Code_20_indented"><text:s text:c="7"/>| SimpleValue <text:span text:style-name="T6">;</text:span></text:p>
            <text:p text:style-name="Code_20_last_20_line"><text:s text:c="7"/>| <text:span text:style-name="T6">; <text:s text:c="28"/></text:span><text:span text:style-name="T7">// instance of SFNull</text:span></text:p>
            <text:list text:style-name="WW8Num93">
              <text:list-item text:start-value="1">
                <text:p text:style-name="P86">etc.</text:p>
              </text:list-item>
            </text:list>
          </text:deletion>
        </text:changed-region>
        <text:changed-region text:id="ct95326608">
          <text:deletion>
            <office:change-info>
              <dc:creator>Steve Loughran</dc:creator>
              <dc:date>2005-09-19T10:59:00</dc:date>
            </office:change-info>
            <text:p text:style-name="P56">etc</text:p>
          </text:deletion>
        </text:changed-region>
        <text:changed-region text:id="ct95326464">
          <text:deletion>
            <office:change-info>
              <dc:creator>unknown</dc:creator>
              <dc:date>2005-10-28T15:10:00</dc:date>
            </office:change-info>
            <text:list text:style-name="WW8Num93">
              <text:list-item text:start-value="1">
                <text:p text:style-name="P86">A S<text:bookmark-start text:name="_1063090353"/>martFrog description consists of an ordered collection of attributes. The attributes are ordered because several of the operations in the SmartFrog framework require an order, for example the order in which the configuration should be instantiated.<text:bookmark-end text:name="_1063090353"/></text:p>
              </text:list-item>
              <text:list-item>
                <text:p text:style-name="P86">Each attribute has a name and a value, this value being either a simple value (integer, string, </text:p>
              </text:list-item>
            </text:list>
          </text:deletion>
        </text:changed-region>
        <text:changed-region text:id="ct95326320">
          <text:deletion>
            <office:change-info>
              <dc:creator>unknown</dc:creator>
              <dc:date>2005-08-04T21:30:00</dc:date>
            </office:change-info>
            <text:list text:style-name="WW8Num93">
              <text:list-item text:start-value="1">
                <text:p text:style-name="P86"><text:span text:style-name="code_20_inline"/></text:p>
              </text:list-item>
              <text:list-item>
                <text:p text:style-name="P86">The SmartFrog component model in no way depends on the nature of this notation. The interface between the framework and the notation is through the provision of a parser implementing an appropriate interface. This allows the use of other notations if desired (and indeed at the time of writing others are in preparation) but at this point only the language documented here is available.</text:p>
              </text:list-item>
            </text:list>
          </text:deletion>
        </text:changed-region>
        <text:changed-region text:id="ct95326176">
          <text:deletion>
            <office:change-info>
              <dc:creator>unknown</dc:creator>
              <dc:date>2005-08-04T21:29:00</dc:date>
            </office:change-info>
            <text:list text:style-name="WW8Num93">
              <text:list-item text:start-value="1">
                <text:p text:style-name="P105"><text:span text:style-name="code_20_inline"/></text:p>
              </text:list-item>
              <text:list-item>
                <text:p text:style-name="P86"><text:span text:style-name="code_20_inline"/></text:p>
              </text:list-item>
            </text:list>
          </text:deletion>
        </text:changed-region>
        <text:changed-region text:id="ct95326032">
          <text:deletion>
            <office:change-info>
              <dc:creator>unknown</dc:creator>
              <dc:date>2005-08-04T21:28:00</dc:date>
            </office:change-info>
            <text:list text:style-name="WW8Num93">
              <text:list-item text:start-value="1">
                <text:p text:style-name="P105">There are relatively few aspects of the notation that are specific to the SmartFrog framework (the LAZY Component is the only aspect which could be so described as it is specifically included to control deployment). Most of the language is simply for defining collections of attributes. The framework uses these attributes to achieve the desired configuration effect. The details of these attributes and their impact on the framework are left to the sections on the framework. This section concentrates on the use of the notation for defining attributes.</text:p>
              </text:list-item>
            </text:list>
          </text:deletion>
        </text:changed-region>
        <text:changed-region text:id="ct95325888">
          <text:deletion>
            <office:change-info>
              <dc:creator>unknown</dc:creator>
              <dc:date>2005-08-04T21:29:00</dc:date>
            </office:change-info>
            <text:list text:style-name="WW8Num93">
              <text:list-item text:start-value="1">
                <text:p text:style-name="P105"><text:span text:style-name="code_20_inline"/></text:p>
              </text:list-item>
            </text:list>
            <text:p text:style-name="Text_20_body">The role of the notation is summarized in the diagram below. The descriptions merely define collections of attributes, represented as data structures after parsing, and these may be used either:</text:p>
            <text:list text:style-name="WW8Num125">
              <text:list-item>
                <text:p text:style-name="P106">by the SmartFrog infrastructure as defining the configuration of some distributed system; though certain well-formedness conditions apply in that specific attributes must be present</text:p>
              </text:list-item>
              <text:list-item>
                <text:p text:style-name="P106">by other programs as the configuration data that they require, though here too, well-formedness criteria might exist - defined on a case by case basis.</text:p>
              </text:list-item>
            </text:list>
            <text:list text:style-name="WW8Num93">
              <text:list-item text:start-value="1">
                <text:p text:style-name="P105"/>
              </text:list-item>
            </text:list>
          </text:deletion>
        </text:changed-region>
        <text:changed-region text:id="ct95325744">
          <text:deletion>
            <office:change-info>
              <dc:creator>unknown</dc:creator>
              <dc:date>2005-10-28T15:10:00</dc:date>
            </office:change-info>
            <text:list text:style-name="L3">
              <text:list-item text:start-value="1">
                <text:p text:style-name="P107"><text:span text:style-name="code_20_inline"><text:span text:style-name="T16"/></text:span></text:p>
              </text:list-item>
            </text:list>
            <text:h text:style-name="Heading_20_2" text:outline-level="3">Background</text:h>
            <text:list text:style-name="WW8Num93">
              <text:list-item text:start-value="1">
                <text:p text:style-name="P86">The SmartFrog notation has been designed to provide users of the SmartFrog framework a simple, yet powerful, attribute description language. As such, the language has similar aims to that of XML - though it predates XML by a couple of years. There are a number of significant differences between XML and the SmartFrog notation that are worth explaining and this is done in a section <text:bookmark-ref text:reference-format="chapter" text:ref-name="_Ref532625368"/>.</text:p>
              </text:list-item>
            </text:list>
          </text:deletion>
        </text:changed-region>
        <text:changed-region text:id="ct95325600">
          <text:deletion>
            <office:change-info>
              <dc:creator>unknown</dc:creator>
              <dc:date>2005-08-04T21:27:00</dc:date>
            </office:change-info>
            <text:p text:style-name="P69"><text:span text:style-name="code_20_inline"><text:span text:style-name="T17"><text:s/>- Basic</text:span></text:span></text:p>
          </text:deletion>
        </text:changed-region>
        <text:changed-region text:id="ct95325456">
          <text:deletion>
            <office:change-info>
              <dc:creator>unknown</dc:creator>
              <dc:date>2005-10-28T15:10:00</dc:date>
            </office:change-info>
            <text:p text:style-name="P69"><text:span text:style-name="code_20_inline"><text:span text:style-name="T17">The SmartFrog Notation</text:span></text:span><text:span text:style-name="code_20_inline"><text:span text:style-name="T18">s</text:span></text:span></text:p>
          </text:deletion>
        </text:changed-region>
        <text:changed-region text:id="ct95325312">
          <text:deletion>
            <office:change-info>
              <dc:creator>Steve Loughran</dc:creator>
              <dc:date>2005-09-19T10:59:00</dc:date>
            </office:change-info>
            <text:p text:style-name="P69"><text:span text:style-name="code_20_inline"><text:span text:style-name="T19">'</text:span></text:span><text:span text:style-name="code_20_inline"><text:span text:style-name="T20">'</text:span></text:span></text:p>
          </text:deletion>
        </text:changed-region>
        <text:changed-region text:id="ct95325168">
          <text:deletion>
            <office:change-info>
              <dc:creator>unknown</dc:creator>
              <dc:date>2005-10-28T15:10:00</dc:date>
            </office:change-info>
            <text:list text:style-name="L3">
              <text:list-item text:start-value="1">
                <text:p text:style-name="P108"><text:span text:style-name="code_20_inline"><text:span text:style-name="T19">.</text:span></text:span></text:p>
              </text:list-item>
            </text:list>
            <text:h text:style-name="P109" text:outline-level="1">Introduction </text:h>
            <text:p text:style-name="Text_20_body">This manual is aimed at those wanting to use and understand the workings of SmartFrog. It is not a basic tutorial, though hopefully it is not too obscure, either. The notation is described fully, as is the component model. The framework, however, is only outlined. For a detailed reference description of the framework APIs, users should refer to the accompanying <text:span text:style-name="T2">Javadoc</text:span> files.</text:p>
            <text:p text:style-name="P110">The manual is divided into several sections:</text:p>
            <text:list text:style-name="WW8Num42">
              <text:list-item>
                <text:p text:style-name="P111">The aims of the SmartFrog system: defining the basic goals of the system, thus ensuring that there is an awareness of these aims to aid in understanding the technical details.</text:p>
              </text:list-item>
              <text:list-item>
                <text:p text:style-name="P111">The SmartFrog notation, describing the details and semantics of the first configuration description notation to be supported by the SmartFrog framework; other notations are in preparation but are not included in this manual.</text:p>
              </text:list-item>
              <text:list-item>
                <text:p text:style-name="P111"><text:bookmark-start text:name="_Ref532114627"/>The SmartFrog component model and framework, defining how to write components and run them within the SmartFrog system.<text:bookmark-end text:name="_Ref532114627"/></text:p>
              </text:list-item>
              <text:list-item>
                <text:p text:style-name="P111">The SmartFrog security infrastructure, describing how SmartFrog ensures that systems are appropriately protected.</text:p>
              </text:list-item>
            </text:list>
            <text:p text:style-name="P112">A separate document covers the details of installing and running the SmartFrog system. A number of examples are also provided and documented as part of the framework.</text:p>
            <text:p text:style-name="P112">This document contains sections that assume differing levels of knowledge and familiarity with the SmartFrog system. It is suggested that a first-time user read only those parts that are essential before experimenting, then progressing to more advanced topics as familiarity develops. To aid in this, sections or sub-sections are tagged with one of the following labels: <text:s/><text:span text:style-name="T3">basic</text:span>, <text:span text:style-name="T3">advanced</text:span> and <text:span text:style-name="T3">expert</text:span> indicating progressively more advanced topics. If a section is tagged as a particular level of complexity, and a sub-section is considered to be of higher level, the sub-section will be tagged with this higher level.</text:p>
            <text:h text:style-name="P17" text:outline-level="2">Aims Of The SmartFrog Framework - Basic</text:h>
            <text:h text:style-name="Heading_20_2" text:outline-level="3">Configuration</text:h>
            <text:p text:style-name="P113">For many years HP Labs has been involved in the development of large-scale distributed systems, and in particular management and measurement systems. From this experience, it became clear that configuration is often <text:span text:style-name="T2">the</text:span> major hurdle in the development, adoption and use of such large systems. This experience is supported by evidence from other domains, such as telecom service platforms, large scale e-service hosting environments, and so on. The weight of evidence clearly indicates that many of the problematic aspects of developing, delivering and maintaining such systems are resolved by the introduction of a well-designed, intuitive configuration system. These observations led to the development of the SmartFrog configuration framework described in this manual.</text:p>
            <text:p text:style-name="P113">There are several significant reasons for investing in a powerful and flexible configuration environment, which in combination illustrate why this area is in many cases essential for the success of a large system. These are discussed below as a clear understanding of these reasons help in determining the requirements for a supporting environment.</text:p>
            <text:h text:style-name="Heading_20_3" text:outline-level="4">Increased operational reliability </text:h>
            <text:p text:style-name="P113">Configuration errors are the major cause of system failure. It is no coincidence that at least one system development inside of HP has termed the development of a tailored configuration system as its ‘high-availability programme’. It is pointless spending money on expensive replicated databases and computation if they contain wrong data, or are carrying out the wrong calculations. From hard experience, they know that the human element is by far the weakest point in any system of even moderate complexity.</text:p>
            <text:p text:style-name="P113">Many systems are required to be resilient to a (small) number of failures, providing support for dynamic system reconfiguration in the case of such failures. This should be provided via failure detection mechanisms triggering re-configuration actions within the system components themselves (such as instigating fail-over) and through the configuration system to ensure a consistent view of the current configuration and to provide appropriate re-configuration policy (for example, where to create the replacement components in the case of a processor failure).</text:p>
            <text:h text:style-name="Heading_20_3" text:outline-level="4">Improved quality</text:h>
            <text:p text:style-name="P113">After examining the architecture and design of several large-scale systems it became clear that the developers of the various component sub-systems had each created their own configuration infrastructure, often not realizing that this area is of great importance to the overall system. Each makes separate decisions as to format of the data, how it is stored, and so on. In addition, since some aspects of configuration such as configuration description or failure detection and recovery can be extremely complex, the separate development groups frequently do not utilize best practice.</text:p>
            <text:h text:style-name="P114" text:outline-level="4">Reduced cost</text:h>
            <text:p text:style-name="P113">Costs can arise for several reasons and in several areas such as development, installation and maintenance. For each of these, providing well-defined best-practice procedures and well-implemented support environments for configuration can save significant time and hence money. From experience with several systems, the majority of support calls for these systems (and hence source of recurring cost to the platform provider) come from configuration issues. </text:p>
            <text:h text:style-name="Heading_20_3" text:outline-level="4">Assured correctness and consistency</text:h>
            <text:p text:style-name="P115">Validation rules need to be provided to ensure that a configuration is correct before it is deployed into the running system. These rules should include dependencies between various system components (e.g. version dependencies) as well as rules governing repetition (e.g. each web server should run the xxx process and …), replication (e.g. two cooperating instances of this component should exist for reliability...), location (e.g. this component should be close to the database...), and so on. Tools for modelling and reasoning about the configurations are required.</text:p>
            <text:p text:style-name="P113">Given a configuration that has been defined and validated, the configuration must then be correctly and verifiably instantiated, preferably automatically, with appropriate error handling in the case of failure. Discovery services must be present to enable binding of services to each other as defined in the configuration, and status monitoring capabilities are required to provide management tools with the ability to monitor the overall state of the system and to ensure it is correct with respect to the desired configuration. </text:p>
            <text:p text:style-name="P113">Complex systems may in fact be impossible to configure manually if the requirements change faster than individuals ability to track these changes and carry out the complex reconfiguration tasks. In these cases, automated, adaptive configuration, driven from general rules and auto discovery, is the only solution.</text:p>
            <text:h text:style-name="P114" text:outline-level="4">Increased security</text:h>
            <text:p text:style-name="P113">System configurations are vital to the integrity of the system. Consequently, in many environments where physical and network isolation cannot be guaranteed, a high level of basic system security must be provided. This involves not only protecting the configuration data itself from unauthorized access, but also the run-time environment must be secure. This includes discovery protocols, component instantiation services, management services and so on. It is typically hard to provide a secure environment when many independent and diverse techniques are used to provide the configuration, so again a single solution implementing best practice is an essential step to ensure system integrity. </text:p>
            <text:h text:style-name="P114" text:outline-level="4">Improved Customer Experience</text:h>
            <text:p text:style-name="P113">A major issue to be considered in designing systems is that different classes of user have different requirements. All too frequently, the configuration information is designed for the convenience of the system developer not the system operator. Data is required in a form that often does not reflect the skills of the administrator, or maybe is replicated in several files, or distributed over many processors, each of which can lead to a slow and error-prone configuration process. Configuration should be done in ways useful to the operator and adapted to the system and not by expecting the operator to adapt. This can be expensive and hard to implement unless there is extensive support for the systems developers.</text:p>
            <text:h text:style-name="Heading_20_2" text:outline-level="3">The SmartFrog Framework</text:h>
            <text:p text:style-name="P113">SmartFrog is a framework for the development of configuration-driven systems. It was originally designed as a framework for building and managing large monitoring systems where flexible configurations are essential. SmartFrog is currently in use within several products, though it is not a product in its own right.</text:p>
            <text:p text:style-name="P113">The name reflects its basic design concept – the <text:span text:style-name="T21">Smart</text:span> <text:span text:style-name="T21">Fr</text:span>amework for <text:span text:style-name="T21">O</text:span>bject <text:span text:style-name="T21">G</text:span>roups. It defines systems and sub-systems as collections of software components with certain properties. The framework provides mechanisms for describing these component collections, deploying and instantiating them and then managing them during their entire lifecycle. </text:p>
            <text:p text:style-name="P113">The framework consists of three major aspects:</text:p>
            <text:list text:style-name="WW8Num131">
              <text:list-item>
                <text:p text:style-name="P116">The SmartFrog configuration description environment, consisting of a description notation and tools to enable the storage, validation and manipulation of these descriptions.</text:p>
              </text:list-item>
              <text:list-item>
                <text:p text:style-name="P116">The SmartFrog component model, defining the interfaces that a software component (or a management adapter for a component) should implement. These interfaces are to support the various lifecycle operations such as creation, versioning and termination, as well as management actions such as accessing status information.</text:p>
              </text:list-item>
              <text:list-item>
                <text:p text:style-name="P116">The SmartFrog configuration management system, which uses these descriptions and management adapters to instantiate the software components and to monitor them throughout their lifecycle in a secure way, including an integrated run-time environment providing capabilities such as discovery and naming. </text:p>
              </text:list-item>
            </text:list>
            <text:h text:style-name="Heading_20_2" text:outline-level="3">Notation</text:h>
            <text:p text:style-name="Text_20_body">The SmartFrog ‘notation’ is in fact defined as a set of open data structures. In principle, this definition can support a number of parsers that provide different textual versions of the notation (for example using XML as a surface syntax). Additionally, it’s possible to develop GUI tools that allow the users to “drag-and-drop” their configurations using the data structures as the common form. At this stage, no generic GUI tools are available for SmartFrog, though experimental versions have been built; usually such tools are normally best tailored to a specific class of system.</text:p>
            <text:p text:style-name="Text_20_body">The notation is object-oriented, supporting inheritance and extension of configuration descriptions. These descriptions consist of component definitions, associations and relationships between the components, and workflows associated with the lifecycle of the components and the system as a whole. The descriptions may be parameterized enabling multiple instantiations with different configuration data, and validations may be provided which verify that these instances are correct before an attempt is made to deploy the configuration.</text:p>
            <text:p text:style-name="Text_20_body">The current version of SmartFrog, though in principle able to support multiple textual languages, just provides its own specialized notation “out-of-the-box”. Others are in preparation for future releases.</text:p>
            <text:p text:style-name="Text_20_body">The notation is not used to define behaviour, merely the structure of collections of components and their relationships with other collections. It is not a programming language. The behavioural part of a component is assumed to be defined in an existing programming language (such as C or Java) and the component will be started as needed by the SmartFrog configuration management system. Currently only Java is tightly integrated. Java adaptors must be used to wrap code written in other languages, and these are relatively simple to implement.</text:p>
            <text:h text:style-name="Heading_20_2" text:outline-level="3">Components</text:h>
            <text:p text:style-name="Text_20_body">The component model supported by SmartFrog is a simple, extensible set of interfaces providing access to key management actions – such as instance creation, configuration, termination, and so on. A component may be fully integrated (i.e. it may implement the defined management interfaces directly, and hence be written in Java) or it may be independent, in which case a management adapter must be provided. Several standard management adapters or base integrated components have been written to provide common behaviours and these may be extended or modified as appropriate.</text:p>
            <text:p text:style-name="Text_20_body">Each component (or adapter) must implement a standard lifecycle, implemented as a set of action routines that the environment invokes in the appropriate order and at the right time to carry out the configuration or other management task required. The lifecycle process is governed and controlled by the definition of workflows within the SmartFrog system to provide a very flexible and adaptable environment for carrying out the various configuration tasks.</text:p>
            <text:p text:style-name="Text_20_body">A complete set of APIs is available to the components that allow them to access the configuration information, locate other components as defined in the configuration and to alter the running configuration if so desired.</text:p>
            <text:h text:style-name="Heading_20_2" text:outline-level="3">Environment</text:h>
            <text:p text:style-name="Text_20_body">The SmartFrog configuration and management infrastructure is supported by a collection of services, such as: </text:p>
            <text:list text:style-name="WW8Num110">
              <text:list-item>
                <text:p text:style-name="P117">deployment – the distribution of code, configuration data and the instantiation of components in the right place with certain ‘transactional’ guarantees</text:p>
              </text:list-item>
              <text:list-item>
                <text:p text:style-name="P117">discovery and naming – providing a number of binding services to allow components to locate each other and communicate</text:p>
              </text:list-item>
              <text:list-item>
                <text:p text:style-name="P117">management – every component is manageable via tools provided with the framework, via the web, or other consoles (if so configured) with no developer effort.</text:p>
              </text:list-item>
            </text:list>
            <text:p text:style-name="Text_20_body">These services are incorporated so as to provide a seamless and coherent programming and configuration model. The benefits of this approach are in providing configuration abstractions to component developers that allow multiple configurations of different scale to be produced without altering the components in any way. The environment is broken into several well-defined functional units, each of which has some specific role to play. Furthermore each of these operates through well-defined and open interfaces, so it is easy to replace the existing functional units, or even to make the selection of which functional unit to use part of the configuration description.</text:p>
            <text:p text:style-name="Text_20_body">For example, suppose a component, say an SS7 stack, requires the use of another, a real-time database for storing connection information to help the recovery process in the case of system failure. This may be done in many ways. For example, the database could name itself under some well-known name in some well-known naming service, and the stack could find it there. Alternatively, the system may use SLP discovery to locate the database, or perhaps look in a file for this location information. Each approach has advantages in different system contexts, but the programmer typically has to decide up front which to support.</text:p>
            <text:p text:style-name="Text_20_body">Not so with the SmartFrog integrated environment. The SmartFrog system supports the notion of a binding and provides multiple ways – determined by the environment and driven by the configuration descriptions – for these bindings to be resolved. This includes all the above approaches and others may be added as required. So a programmer need only obtain its binding from the environment and the precise mechanism is handled by the SmartFrog environment as defined by the configuration.</text:p>
            <text:p text:style-name="Text_20_body">SmartFrog is a framework, and is designed to make it easy to provide additional binding mechanisms as they are required – for example changing the naming service or adding a specialized binding service which uses some other technologies such as databases or directories.</text:p>
            <text:p text:style-name="Text_20_body">This is equally true of the other services. Consider deployment; it is possible to provide different mechanisms for ensuring that a component is created in the right place. For instance, it might be by hostname, or perhaps by some computer’s role within the system, or perhaps it needs to be close to another existing component. Each of these location mechanisms may be integrated into the run-time environment and then referenced freely within the configuration descriptions.</text:p>
            <text:h text:style-name="Heading_20_2" text:outline-level="3">Final Comments</text:h>
            <text:p text:style-name="Text_20_body">The design goals for SmartFrog were to produce a very lightweight and flexible configuration and management infrastructure capable of scaling from small systems to very large. This has been achieved through the use of the framework concept and providing users with the ability to alter the low-level semantics by replacing functional units, yet providing standard capabilities by offering default implementations of these units. The system also provides a flexible configuration description notation, with potential for multiple textual or GUI syntaxes to be used targeted at specific system architectures.</text:p>
            <text:p text:style-name="Text_20_body">Applications of SmartFrog have clearly demonstrated that systems are more quickly implemented using the technology, and that the structure imposed upon the implementations by the use of SmartFrog is beneficial to long-term reliability, usability and manageability.</text:p>
            <text:list text:style-name="L3">
              <text:list-item text:start-value="1">
                <text:p text:style-name="P107"><text:span text:style-name="code_20_inline"><text:span text:style-name="T19"/></text:span></text:p>
              </text:list-item>
            </text:list>
          </text:deletion>
        </text:changed-region>
        <text:changed-region text:id="ct95325024">
          <text:deletion>
            <office:change-info>
              <dc:creator>unknown</dc:creator>
              <dc:date>2005-08-04T15:29:00</dc:date>
            </office:change-info>
            <text:list text:style-name="L3">
              <text:list-item text:start-value="1">
                <text:p text:style-name="P118"/>
              </text:list-item>
            </text:list>
            <text:h text:style-name="P4" text:outline-level="2"><text:span text:style-name="code_20_inline"><text:span text:style-name="T22"/></text:span></text:h>
            <text:p text:style-name="Text_20_body">Schemas are descriptions that may be attached to other descriptions and cause them to be checked against the schema description. Schemas are evaluated as part of the standard predicate phase.</text:p>
            <text:p text:style-name="Text_20_body">Schemas are defined by extending the predefined template Schema, defined in the file <text:span text:style-name="code_20_inline"><text:span text:style-name="T2">/org/smartfrog/predicates.sf</text:span></text:span>:</text:p>
            <text:p text:style-name="Code">mySchema extends Schema {</text:p>
            <text:p text:style-name="Code"><text:s text:c="5"/>// schema entries</text:p>
            <text:p text:style-name="Code_20_last_20_line">}</text:p>
            <text:p text:style-name="Text_20_body">Each of the schema entries are attributes whose names are to be found in the template to be validated. Each of these entries must extend a description that defines certain properties about the attribute. The properties are</text:p>
            <text:list text:style-name="WW8Num20">
              <text:list-item text:start-value="1">
                <text:p text:style-name="P119"><text:span text:style-name="code_20_inline">optional</text:span>: a Boolean that states whether the attribute is optional or compulsory</text:p>
              </text:list-item>
              <text:list-item>
                <text:p text:style-name="P119"><text:span text:style-name="code_20_inline">binding</text:span>: a string which defines whether the attribute must be lazy <text:span text:style-name="code_20_inline"><text:span text:style-name="T2">"lazy"</text:span></text:span>), must be eager (<text:span text:style-name="code_20_inline"><text:span text:style-name="T2">"eager"</text:span></text:span>), or may be either (<text:span text:style-name="code_20_inline">“</text:span><text:span text:style-name="code_20_inline"><text:span text:style-name="T2">anyBinding</text:span></text:span>”) – this controls whether a link may exist instead of a value of the correct class</text:p>
              </text:list-item>
              <text:list-item>
                <text:p text:style-name="P119"><text:span text:style-name="code_20_inline">class</text:span>: a string which defines the name of the class which should be found as the value of the attribute (e.g. <text:span text:style-name="code_20_inline">“</text:span><text:span text:style-name="code_20_inline"><text:span text:style-name="T2">java.lang.Integer</text:span></text:span><text:span text:style-name="code_20_inline">”</text:span>), or any class (<text:span text:style-name="code_20_inline">“</text:span><text:span text:style-name="code_20_inline"><text:span text:style-name="T2">anyClass</text:span></text:span><text:span text:style-name="code_20_inline">”</text:span>).</text:p>
              </text:list-item>
            </text:list>
            <text:p text:style-name="Text_20_body">Thus entries in a schema for a web server component may be</text:p>
            <text:p text:style-name="Code">WebServerSchema extends Schema {</text:p>
            <text:p text:style-name="Code"><text:s text:c="4"/>port extends { </text:p>
            <text:p text:style-name="Code"><text:s text:c="10"/>optional false;</text:p>
            <text:p text:style-name="Code"><text:s text:c="10"/>binding "anyBinding";</text:p>
            <text:p text:style-name="Code"><text:s text:c="10"/>class "java.lang.Integer"; }</text:p>
            <text:p text:style-name="Code"><text:s text:c="4"/>directory extends {</text:p>
            <text:p text:style-name="Code"><text:s text:c="10"/>optional true;</text:p>
            <text:p text:style-name="Code"><text:s text:c="10"/>binding "anyBinding";</text:p>
            <text:p text:style-name="Code"><text:s text:c="10"/>class "java.lang.String"; }</text:p>
            <text:p text:style-name="Code_20_last_20_line">}</text:p>
            <text:p text:style-name="Text_20_body">However this is rather cumbersome, so some helper templates are defined in the include file. These are defined as follows, with the obvious meanings.</text:p>
            <text:p text:style-name="Code">Compulsory extends {</text:p>
            <text:p text:style-name="Code"><text:s text:c="4"/>optional false;</text:p>
            <text:p text:style-name="Code"><text:s text:c="4"/>binding "anyBinding";</text:p>
            <text:p text:style-name="Code"><text:s text:c="4"/>class "anyClass";</text:p>
            <text:p text:style-name="Code">}</text:p>
            <text:p text:style-name="Code"/>
            <text:p text:style-name="Code">Optional extends {</text:p>
            <text:p text:style-name="Code"><text:s text:c="4"/>optional true;</text:p>
            <text:p text:style-name="Code"><text:s text:c="4"/>binding "anyBinding";</text:p>
            <text:p text:style-name="Code"><text:s text:c="4"/>class "anyClass";</text:p>
            <text:p text:style-name="Code">}</text:p>
            <text:p text:style-name="Code"/>
            <text:p text:style-name="Code">OptionalBoolean extends Optional {</text:p>
            <text:p text:style-name="Code"><text:s text:c="4"/>class "java.lang.Boolean";</text:p>
            <text:p text:style-name="Code">}</text:p>
            <text:p text:style-name="Code"/>
            <text:p text:style-name="Code">Boolean extends Compulsory {</text:p>
            <text:p text:style-name="Code"><text:s text:c="4"/>class "java.lang.Boolean";</text:p>
            <text:p text:style-name="Code">}</text:p>
            <text:p text:style-name="Code"/>
            <text:p text:style-name="Code">OptionalInteger extends Optional {</text:p>
            <text:p text:style-name="Code"><text:s text:c="4"/>class "java.lang.Integer";</text:p>
            <text:p text:style-name="Code">}</text:p>
            <text:p text:style-name="Code"/>
            <text:p text:style-name="Code">Integer extends Compulsory {</text:p>
            <text:p text:style-name="Code"><text:s text:c="4"/>class "java.lang.Integer";</text:p>
            <text:p text:style-name="Code">}</text:p>
            <text:p text:style-name="Code"/>
            <text:p text:style-name="Code">OptionalDouble extends Optional {</text:p>
            <text:p text:style-name="Code"><text:s text:c="4"/>class "java.lang.Double";</text:p>
            <text:p text:style-name="Code">}</text:p>
            <text:p text:style-name="Code"/>
            <text:p text:style-name="Code">Double extends Compulsory {</text:p>
            <text:p text:style-name="Code"><text:s text:c="4"/>class "java.lang.Double";</text:p>
            <text:p text:style-name="Code">}</text:p>
            <text:p text:style-name="Code"/>
            <text:p text:style-name="Code">OptionalLong extends Optional {</text:p>
            <text:p text:style-name="Code"><text:s text:c="4"/>class "java.lang.Long";</text:p>
            <text:p text:style-name="Code">}</text:p>
            <text:p text:style-name="Code"/>
            <text:p text:style-name="Code">Long extends Compulsory {</text:p>
            <text:p text:style-name="Code"><text:s text:c="4"/>class "java.lang.Long";</text:p>
            <text:p text:style-name="Code">}</text:p>
            <text:p text:style-name="Code"/>
            <text:p text:style-name="Code">OptionalFloat extends Optional {</text:p>
            <text:p text:style-name="Code"><text:s text:c="4"/>class "java.lang.Float";</text:p>
            <text:p text:style-name="Code">}</text:p>
            <text:p text:style-name="Code"/>
            <text:p text:style-name="Code">Float extends Compulsory {</text:p>
            <text:p text:style-name="Code"><text:s text:c="4"/>class "java.lang.Float";</text:p>
            <text:p text:style-name="Code">}</text:p>
            <text:p text:style-name="Code"/>
            <text:p text:style-name="Code">OptionalString extends Optional {</text:p>
            <text:p text:style-name="Code"><text:s text:c="4"/>class "java.lang.String";</text:p>
            <text:p text:style-name="Code">}</text:p>
            <text:p text:style-name="Code"/>
            <text:p text:style-name="Code">String extends Compulsory {</text:p>
            <text:p text:style-name="Code"><text:s text:c="4"/>class "java.lang.String";</text:p>
            <text:p text:style-name="Code">}</text:p>
            <text:p text:style-name="Code"/>
            <text:p text:style-name="Code">OptionalVector extends Optional {</text:p>
            <text:p text:style-name="Code"><text:s text:c="4"/>class "java.lang.Vector";</text:p>
            <text:p text:style-name="Code">}</text:p>
            <text:p text:style-name="Code"/>
            <text:p text:style-name="Code">Vector extends Compulsory {</text:p>
            <text:p text:style-name="Code"><text:s text:c="4"/>class "java.lang.Vector";</text:p>
            <text:p text:style-name="Code">}</text:p>
            <text:p text:style-name="Code"/>
            <text:p text:style-name="Code">OptionalReference extends Optional {</text:p>
            <text:p text:style-name="Code"><text:s text:c="4"/>class "org.smartfrog.sfcore.reference.Reference";</text:p>
            <text:p text:style-name="Code">}</text:p>
            <text:p text:style-name="Code"/>
            <text:p text:style-name="Code">Reference extends Compulsory {</text:p>
            <text:p text:style-name="Code"><text:s text:c="4"/>class "org.smartfrog.sfcore.reference.Reference";</text:p>
            <text:p text:style-name="Code">}</text:p>
            <text:p text:style-name="Code"/>
            <text:p text:style-name="Code">OptionalCD extends Optional {</text:p>
            <text:p text:style-name="Code">class "org.smartfrog.sfcore.componentdescription.ComponentDescription";</text:p>
            <text:p text:style-name="Code">}</text:p>
            <text:p text:style-name="Code"/>
            <text:p text:style-name="Code">CD extends Compulsory {</text:p>
            <text:p text:style-name="Code">class "org.smartfrog.sfcore.componentdescription.ComponentDescription";</text:p>
            <text:p text:style-name="Code_20_last_20_line">}</text:p>
            <text:p text:style-name="Text_20_body">These templates allow for a neater definition of the schema given above;</text:p>
            <text:p text:style-name="Code">WebServerSchema extends Schema {</text:p>
            <text:p text:style-name="Code"><text:s text:c="8"/>port extends Integer;</text:p>
            <text:p text:style-name="Code"><text:s text:c="8"/>directory extends OptionalString;</text:p>
            <text:p text:style-name="Code_20_last_20_line">}</text:p>
            <text:p text:style-name="Text_20_body">To attach a schema to a description, the schema need only be an attribute within the description to which it applies. Thus we can complete the above example as follows:</text:p>
            <text:p text:style-name="Code"><text:s/>// the definition of schemas</text:p>
            <text:p text:style-name="Code">#include "/org/smartfrog/predicates.sf"</text:p>
            <text:p text:style-name="Code"/>
            <text:p text:style-name="Code">WebServerSchema extends Schema {</text:p>
            <text:p text:style-name="Code"><text:s text:c="8"/>port extends Integer;</text:p>
            <text:p text:style-name="Code"><text:s text:c="8"/>directory extends OptionalString;</text:p>
            <text:p text:style-name="Code">}</text:p>
            <text:p text:style-name="Code"/>
            <text:p text:style-name="Code">WebServerTemplate extends Prim {</text:p>
            <text:p text:style-name="Code"><text:s text:c="8"/>schema extends WebServerSchema;</text:p>
            <text:p text:style-name="Code"><text:s text:c="8"/>// default value</text:p>
            <text:p text:style-name="Code"><text:s text:c="8"/>port 80; <text:s/></text:p>
            <text:p text:style-name="Code_20_last_20_line">}</text:p>
            <text:p text:style-name="Text_20_body">Note that the name for the attribute linking the template to its schema need not be, as in this case, <text:span text:style-name="code_20_inline"><text:span text:style-name="T2">schema</text:span></text:span>. Indeed, a template may have more than one schema attached as attributes, in which case the uses of the templates are checked against all schemas attached. </text:p>
            <text:p text:style-name="Text_20_body">Schemas may be extended in the same way as other templates, and their uses may easily be extended through placement as illustrated in the following examples.</text:p>
            <text:p text:style-name="Code">#include "/org/smartfrog/predicates.sf" // the definition of schemas</text:p>
            <text:p text:style-name="Code"/>
            <text:p text:style-name="Code">ThreadedWebServerSchema extends WebServerSchema {</text:p>
            <text:p text:style-name="Code"><text:s text:c="8"/>minimumThreads extends Integer;</text:p>
            <text:p text:style-name="Code">}</text:p>
            <text:p text:style-name="Code"/>
            <text:p text:style-name="Code">ThreadedWebServerTemplate extends WebServerTemplate {</text:p>
            <text:p text:style-name="Code"><text:s text:c="8"/>//overwrite with extended schema</text:p>
            <text:p text:style-name="Code"><text:s text:c="8"/>Schema extends ThreadedWebServerSchema; </text:p>
            <text:p text:style-name="Code"><text:s text:c="8"/>minimumThreads 7;</text:p>
            <text:p text:style-name="Code">}</text:p>
            <text:p text:style-name="Code"/>
            <text:p text:style-name="Code">AlternativeThreadedWebServerTemplate extends WebServerTemplate {</text:p>
            <text:p text:style-name="Code"><text:s text:c="8"/>// add to existing schema</text:p>
            <text:p text:style-name="Code"><text:s text:c="8"/>schema:minimumThreads extends Integer; </text:p>
            <text:p text:style-name="Code"><text:s text:c="8"/>minimumThreads 7;</text:p>
            <text:p text:style-name="Code_20_last_20_line">}</text:p>
            <text:list text:style-name="L3">
              <text:list-item text:start-value="1">
                <text:p text:style-name="P120">Note that schemas are entirely optional and need be used only if desired.</text:p>
              </text:list-item>
            </text:list>
          </text:deletion>
        </text:changed-region>
        <text:changed-region text:id="ct95324880">
          <text:deletion>
            <office:change-info>
              <dc:creator>unknown</dc:creator>
              <dc:date>2005-08-04T15:21:00</dc:date>
            </office:change-info>
            <text:p text:style-name="P121">Appendix E: Component Template</text:p>
          </text:deletion>
        </text:changed-region>
        <text:changed-region text:id="ct95324736">
          <text:deletion>
            <office:change-info>
              <dc:creator>unknown</dc:creator>
              <dc:date>2005-08-04T15:20:00</dc:date>
            </office:change-info>
            <text:p text:style-name="P121">s</text:p>
          </text:deletion>
        </text:changed-region>
        <text:changed-region text:id="ct95324592">
          <text:deletion>
            <office:change-info>
              <dc:creator>unknown</dc:creator>
              <dc:date>2005-08-04T14:15:00</dc:date>
            </office:change-info>
            <text:p text:style-name="P121"><text:s/>- Basic</text:p>
          </text:deletion>
        </text:changed-region>
        <text:changed-region text:id="ct95324448">
          <text:deletion>
            <office:change-info>
              <dc:creator>unknown</dc:creator>
              <dc:date>2005-08-04T15:21:00</dc:date>
            </office:change-info>
            <text:list text:style-name="L3">
              <text:list-item text:start-value="1">
                <text:h text:style-name="P122" text:outline-level="2" text:restart-numbering="true" text:start-value="1"/>
              </text:list-item>
            </text:list>
            <text:p text:style-name="Code">import org.smartfrog.sfcore.prim.Prim;</text:p>
            <text:p text:style-name="Code">import org.smartfrog.sfcore.prim.PrimImpl;</text:p>
            <text:p text:style-name="Code">import org.smartfrog.sfcore.prim.common.SmartFrogException;</text:p>
            <text:p text:style-name="Code"/>
            <text:p text:style-name="Code">import java.rmi.RemoteException;</text:p>
            <text:p text:style-name="Code"/>
            <text:p text:style-name="Code">public class MyPrim extends PrimImpl implements Prim {</text:p>
            <text:p text:style-name="Code"/>
            <text:p text:style-name="Code"><text:tab/>/* any component specific declarations */</text:p>
            <text:p text:style-name="Code"/>
            <text:p text:style-name="Code"><text:tab/>public MyPrim() throws RemoteException {</text:p>
            <text:p text:style-name="Code"><text:tab/>}</text:p>
            <text:p text:style-name="Code"/>
            <text:p text:style-name="Code"><text:tab/>public synchronized void sfDeploy() </text:p>
            <text:p text:style-name="Code"><text:s text:c="12"/>throws RemoteException, SmartFrogException {</text:p>
            <text:p text:style-name="Code"><text:tab/><text:tab/>super.sfDeploy();</text:p>
            <text:p text:style-name="Code"><text:tab/><text:tab/>/* any component specific initialization code */</text:p>
            <text:p text:style-name="Code"><text:tab/>}</text:p>
            <text:p text:style-name="Code"/>
            <text:p text:style-name="Code"><text:tab/>public synchronized void sfStart() </text:p>
            <text:p text:style-name="Code"><text:s text:c="9"/>throws RemoteException, SmartFrogException {</text:p>
            <text:p text:style-name="Code"><text:tab/><text:tab/>super.sfStart();</text:p>
            <text:p text:style-name="Code"><text:tab/><text:tab/>/* any component specific start-up code */</text:p>
            <text:p text:style-name="Code"><text:tab/>}</text:p>
            <text:p text:style-name="Code"/>
            <text:p text:style-name="Code"><text:tab/>public synchronized void sfTerminateWith(TerminationRecored tr) <text:s/>{ </text:p>
            <text:p text:style-name="Code"><text:tab/><text:tab/>/* any component specific termination code */</text:p>
            <text:p text:style-name="Code"><text:tab/><text:tab/>super.sfTerminateWith(tr);</text:p>
            <text:p text:style-name="Code"><text:tab/>}</text:p>
            <text:list text:style-name="L3">
              <text:list-item text:start-value="1">
                <text:p text:style-name="P118">}</text:p>
              </text:list-item>
            </text:list>
          </text:deletion>
        </text:changed-region>
        <text:changed-region text:id="ct95324304">
          <text:deletion>
            <office:change-info>
              <dc:creator>unknown</dc:creator>
              <dc:date>2005-08-04T15:32:00</dc:date>
            </office:change-info>
            <text:list text:style-name="L3">
              <text:list-item text:start-value="1">
                <text:p text:style-name="P123"/>
              </text:list-item>
              <text:list-item>
                <text:h text:style-name="P122" text:outline-level="2"/>
              </text:list-item>
            </text:list>
          </text:deletion>
        </text:changed-region>
        <text:changed-region text:id="ct95324160">
          <text:deletion>
            <office:change-info>
              <dc:creator>unknown</dc:creator>
              <dc:date>2005-08-04T15:20:00</dc:date>
            </office:change-info>
            <text:p text:style-name="P56">Appendix F: </text:p>
          </text:deletion>
        </text:changed-region>
        <text:changed-region text:id="ct95324016">
          <text:deletion>
            <office:change-info>
              <dc:creator>unknown</dc:creator>
              <dc:date>2005-08-04T15:30:00</dc:date>
            </office:change-info>
            <text:list text:style-name="L4">
              <text:list-item text:start-value="1">
                <text:p text:style-name="P124">Well-Known Attributes</text:p>
              </text:list-item>
            </text:list>
            <text:p text:style-name="Text_20_body">SmartFrog defines a number of predefined component templates, such as the ones for <text:span text:style-name="code_20_inline">ProcessCompound</text:span>, which require specific attributes to be defined. These attributes are captured in the interface: </text:p>
            <text:p text:style-name="Code_20_last_20_line">org.smartfrog.sfcore.common.SmartFrogCoreKeys</text:p>
            <text:p text:style-name="Text_20_body">The special attributes used in the framework are:</text:p>
            <text:list text:style-name="L5">
              <text:list-item>
                <text:p text:style-name="P125"><text:span text:style-name="code_20_inline">sfProcessHost</text:span>: Attribute used to determine the host to use to locate the root process compound on that host.</text:p>
              </text:list-item>
            </text:list>
            <text:list text:style-name="L6">
              <text:list-item>
                <text:p text:style-name="P126"><text:span text:style-name="code_20_inline">sfProcess</text:span>: Attribute used to determine the process/subprocess name where a component runs.</text:p>
              </text:list-item>
            </text:list>
            <text:list text:style-name="L7">
              <text:list-item>
                <text:p text:style-name="P127"><text:s/><text:span text:style-name="code_20_inline">sfProcessName</text:span>: Attribute used to name a process/subprocess</text:p>
              </text:list-item>
            </text:list>
            <text:list text:style-name="L8">
              <text:list-item>
                <text:p text:style-name="P128"><text:span text:style-name="code_20_inline">sfProcessComponentName</text:span>: Attribute used to name a component</text:p>
              </text:list-item>
            </text:list>
            <text:list text:style-name="L9">
              <text:list-item>
                <text:p text:style-name="P129"><text:span text:style-name="code_20_inline">sfRootLocatorPort</text:span>: Registry port used by the <text:span text:style-name="code_20_inline">rootProcess</text:span> daemon</text:p>
              </text:list-item>
            </text:list>
            <text:list text:style-name="L10">
              <text:list-item>
                <text:p text:style-name="P130"><text:span text:style-name="code_20_inline">sfSubprocessGCTimeout</text:span>: Attribute with garbage collection time out for subprocesses</text:p>
              </text:list-item>
            </text:list>
            <text:list text:style-name="L11">
              <text:list-item>
                <text:p text:style-name="P131"><text:span text:style-name="code_20_inline">sfHost</text:span>: attribute used to determine the host address where a component runs</text:p>
              </text:list-item>
            </text:list>
            <text:list text:style-name="L12">
              <text:list-item>
                <text:p text:style-name="P132"><text:span text:style-name="code_20_inline">sfProcessAllow</text:span>: Attribute used to define if subprocesses can be used</text:p>
              </text:list-item>
            </text:list>
            <text:list text:style-name="L13">
              <text:list-item>
                <text:p text:style-name="P133"><text:span text:style-name="code_20_inline">sfProcessTimeout</text:span>: Attribute with subprocess deployment timeout</text:p>
              </text:list-item>
            </text:list>
            <text:list text:style-name="L14">
              <text:list-item>
                <text:p text:style-name="P134"><text:span text:style-name="code_20_inline">sfProcessJava</text:span>: Attribute that holds the process java start command</text:p>
              </text:list-item>
            </text:list>
            <text:list text:style-name="L15">
              <text:list-item>
                <text:p text:style-name="P135"><text:span text:style-name="code_20_inline">sfProcessClass</text:span>: Attribute that holds the class name for subprocesses</text:p>
              </text:list-item>
            </text:list>
            <text:list text:style-name="L16">
              <text:list-item>
                <text:p text:style-name="P136"><text:span text:style-name="code_20_inline">sfDeployerClass</text:span>: Attribute that holds the class name for deployer</text:p>
              </text:list-item>
            </text:list>
            <text:list text:style-name="L17">
              <text:list-item>
                <text:p text:style-name="P137"><text:span text:style-name="code_20_inline">sfSyncTerminate</text:span>: Attribute that determines asynchronous or synchronous termination of compound</text:p>
              </text:list-item>
            </text:list>
            <text:list text:style-name="L18">
              <text:list-item>
                <text:p text:style-name="P138"><text:span text:style-name="code_20_inline">sfClass</text:span>: Attribute that holds the class that implements a component</text:p>
              </text:list-item>
            </text:list>
            <text:list text:style-name="L19">
              <text:list-item>
                <text:p text:style-name="P139"><text:span text:style-name="code_20_inline">sfConfig</text:span>: Attribute that determines the resolution root of a SmartFrog description</text:p>
              </text:list-item>
            </text:list>
            <text:list text:style-name="L20">
              <text:list-item>
                <text:p text:style-name="P140"><text:span text:style-name="code_20_inline">sfSchemaDescription</text:span>: Attribute that determines the definition of a schema</text:p>
              </text:list-item>
            </text:list>
            <text:list text:style-name="L21">
              <text:list-item>
                <text:p text:style-name="P141"><text:span text:style-name="code_20_inline">sfCodeBase</text:span>: Attribute that defines the codebase for a component</text:p>
              </text:list-item>
            </text:list>
            <text:list text:style-name="L22">
              <text:list-item>
                <text:p text:style-name="P142"><text:span text:style-name="code_20_inline">sfLivenessDelay</text:span>: Attribute that defines how often to send liveness in seconds.</text:p>
              </text:list-item>
            </text:list>
            <text:list text:style-name="L23">
              <text:list-item>
                <text:p text:style-name="P143"><text:span text:style-name="code_20_inline">sfLivenessFactor</text:span>: Attribute that defines how many multiples of the liveness delay to wait till a liveness failure of the parent is declared</text:p>
              </text:list-item>
            </text:list>
            <text:list text:style-name="L24">
              <text:list-item>
                <text:p text:style-name="P144"><text:span text:style-name="code_20_inline">sfExport</text:span>: Attribute that defines if a component has to accept remote method calls</text:p>
              </text:list-item>
            </text:list>
            <text:list text:style-name="L25">
              <text:list-item>
                <text:p text:style-name="P145"><text:span text:style-name="code_20_inline">sfRootLocatorClass</text:span>: Attribute that defines the root locator class</text:p>
              </text:list-item>
            </text:list>
            <text:list text:style-name="L26">
              <text:list-item>
                <text:p text:style-name="P146"><text:span text:style-name="code_20_inline">sfBootDate</text:span>: Attribute that hold the boot time of the root process daemon</text:p>
              </text:list-item>
            </text:list>
            <text:p text:style-name="Text_20_body"/>
            <text:p text:style-name="Text_20_body">Some special names used in the framework:</text:p>
            <text:list text:style-name="L3">
              <text:list-item text:start-value="1">
                <text:p text:style-name="P147"><text:span text:style-name="code_20_inline">rootProcess</text:span>: Name used to name root process</text:p>
              </text:list-item>
              <text:list-item>
                <text:p text:style-name="P123"><text:span text:style-name="code_20_inline">ROOT</text:span>: Name used to refer to the root reference in a particular h</text:p>
              </text:list-item>
            </text:list>
          </text:deletion>
        </text:changed-region>
        <text:changed-region text:id="ct95323872">
          <text:deletion>
            <office:change-info>
              <dc:creator>Steve Loughran</dc:creator>
              <dc:date>2005-04-01T12:32:00</dc:date>
            </office:change-info>
            <text:p text:style-name="P56">e</text:p>
          </text:deletion>
        </text:changed-region>
        <text:changed-region text:id="ct95323728">
          <text:deletion>
            <office:change-info>
              <dc:creator>unknown</dc:creator>
              <dc:date>2005-08-04T15:30:00</dc:date>
            </office:change-info>
            <text:list text:style-name="L3">
              <text:list-item text:start-value="1">
                <text:p text:style-name="P107">chy of components or description</text:p>
              </text:list-item>
            </text:list>
            <text:list text:style-name="L27">
              <text:list-item>
                <text:p text:style-name="P148"><text:span text:style-name="code_20_inline">sfRunProcess</text:span>: Name used to name a root process deployed without registry</text:p>
              </text:list-item>
            </text:list>
            <text:list text:style-name="L28">
              <text:list-item>
                <text:p text:style-name="P149"><text:span text:style-name="code_20_inline">unnamed_</text:span>: Prefix use to name unnamed deployments</text:p>
              </text:list-item>
            </text:list>
            <text:list text:style-name="L29">
              <text:list-item>
                <text:p text:style-name="P150"><text:span text:style-name="code_20_inline">sfDeployFailure</text:span>: Name used to name a deploy phase failure</text:p>
              </text:list-item>
            </text:list>
            <text:list text:style-name="L4">
              <text:list-item text:start-value="1">
                <text:p text:style-name="P124"><text:span text:style-name="code_20_inline">sfStartFailure</text:span>: Name used to name a start phase failurerraei</text:p>
              </text:list-item>
            </text:list>
          </text:deletion>
        </text:changed-region>
        <text:changed-region text:id="ct95323584">
          <text:deletion>
            <office:change-info>
              <dc:creator>unknown</dc:creator>
              <dc:date>2005-08-04T15:32:00</dc:date>
            </office:change-info>
            <text:list text:style-name="L1">
              <text:list-item text:start-value="1">
                <text:p text:style-name="P15"/>
              </text:list-item>
            </text:list>
            <text:list text:style-name="L3">
              <text:list-item text:start-value="1">
                <text:p text:style-name="P107"/>
              </text:list-item>
            </text:list>
          </text:deletion>
        </text:changed-region>
        <text:changed-region text:id="ct95323440">
          <text:deletion>
            <office:change-info>
              <dc:creator>unknown</dc:creator>
              <dc:date>2005-08-04T15:20:00</dc:date>
            </office:change-info>
            <text:p text:style-name="P56">Appendix G: </text:p>
          </text:deletion>
        </text:changed-region>
        <text:changed-region text:id="ct95323296">
          <text:deletion>
            <office:change-info>
              <dc:creator>unknown</dc:creator>
              <dc:date>2005-08-04T15:31:00</dc:date>
            </office:change-info>
            <text:list text:style-name="L3">
              <text:list-item text:start-value="1">
                <text:p text:style-name="P107">Properties</text:p>
              </text:list-item>
            </text:list>
            <text:p text:style-name="Text_20_body">SmartFrog may have a number of properties defined that alter the behaviour of the daemon. Some of these are required to be defined on the command line (typically those that affect the way Java itself works), others may be defined in a file (often <text:span text:style-name="code_20_inline"><text:span text:style-name="T3">default.ini</text:span></text:span><text:span text:style-name="T10">) and</text:span> passed to the daemon on the command line. </text:p>
            <text:p text:style-name="Text_20_body">These properties are captured in the class:</text:p>
            <text:p text:style-name="Code_20_last_20_line">org.smartfrog.sfcore.common.SmartFrogCoreProperty</text:p>
            <text:p text:style-name="Text_20_body">Some interesting properties are:</text:p>
            <text:list text:style-name="L30">
              <text:list-item>
                <text:p text:style-name="P151"><text:span text:style-name="code_20_inline">org.smartfrog.logger.logStackTrace</text:span>: Optional boolean property to include stack trace with error message. Default=false.</text:p>
              </text:list-item>
            </text:list>
            <text:list text:style-name="L31">
              <text:list-item>
                <text:p text:style-name="P152"><text:span text:style-name="code_20_inline"><text:span text:style-name="T23">org.smartfrog.sfcore.processcompound.</text:span></text:span><text:span text:style-name="code_20_inline">sfRootLocatorPort</text:span>: SmartFrog daemon connection port. Default=3800.</text:p>
              </text:list-item>
            </text:list>
            <text:list text:style-name="L32">
              <text:list-item>
                <text:p text:style-name="P153"><text:span text:style-name="code_20_inline"><text:span text:style-name="T23">org.smartfrog.sfcore.processcompound.</text:span></text:span><text:span text:style-name="code_20_inline">sfLivenessDelay</text:span>: Liveness check period (in seconds). Default=15.</text:p>
              </text:list-item>
            </text:list>
            <text:list text:style-name="L33">
              <text:list-item>
                <text:p text:style-name="P154"><text:span text:style-name="code_20_inline"><text:span text:style-name="T23">org.smartfrog.sfcore.processcompound.</text:span></text:span><text:span text:style-name="code_20_inline">sfLivenessFactor</text:span>. Liveness check retries. Default = 5.</text:p>
              </text:list-item>
            </text:list>
            <text:list text:style-name="L34">
              <text:list-item>
                <text:p text:style-name="P155"><text:span text:style-name="code_20_inline"><text:span text:style-name="T23">org.smartfrog.sfcore.processcompound.</text:span></text:span><text:span text:style-name="code_20_inline">sfProcessAllow</text:span>: Allow spawning of subprocess. Default=true.</text:p>
              </text:list-item>
            </text:list>
            <text:list text:style-name="L35">
              <text:list-item>
                <text:p text:style-name="P156"><text:span text:style-name="code_20_inline"><text:span text:style-name="T23">org.smartfrog.sfcore.processcompound.</text:span></text:span><text:span text:style-name="code_20_inline">sfProcessTimeout</text:span>: Subprocess creation/failure timeout. Default=60. Slower machines might need longer periods to start a new subprocess.</text:p>
                <text:p text:style-name="P156"/>
              </text:list-item>
            </text:list>
            <text:p text:style-name="Text_20_body">Properties that can only be defined using Java <text:span text:style-name="code_20_inline">-D</text:span> command line:</text:p>
            <text:list text:style-name="L1">
              <text:list-item text:start-value="1">
                <text:p text:style-name="P157"><text:span text:style-name="code_20_inline">org.smartfrog.sfcore.processcompound.sfProcessName</text:span>: A user may create a sub-process of an existing root process by setting this system property. To start a SmartFrog daemon this property has to be set to “<text:span text:style-name="code_20_inline">rootProcess</text:span>”.</text:p>
              </text:list-item>
              <text:list-item>
                <text:p text:style-name="P158"><text:span text:style-name="code_20_inline">org.smartfrog.iniFile</text:span>: to load a file with properties to define JVM system properties. This file may not contain properties that affect security or code loading – it is read after these are already initialized.</text:p>
              </text:list-item>
              <text:list-item>
                <text:p text:style-name="P157"><text:span text:style-name="code_20_inline">org.smartfrog.sfcore.processcompound.sfDefault.REGISTRATION_NAME</text:span>: This property is used to describe some descriptions that should be deployed in all daemons and sub-processes. Each description will be registered in the process using <text:span text:style-name="code_20_inline">REGISTRATION_NAME</text:span> as <text:span text:style-name="code_20_inline">name</text:span>. It is possible to have many of this properties but the <text:span text:style-name="code_20_inline">REGISTRATION_NAME</text:span> cannot be repeated.</text:p>
              </text:list-item>
              <text:list-item>
                <text:p text:style-name="P157"><text:span text:style-name="code_20_inline">org.smartfrog.codebase</text:span>: Property used to define the codebase, a list of space separated URLs of JAR files used by the daemon. </text:p>
              </text:list-item>
              <text:list-item>
                <text:p text:style-name="P157"><text:span text:style-name="code_20_inline">org.smartfrog.sfcore.security.keyStoreName</text:span>: to load the private keys for the daemon.</text:p>
              </text:list-item>
              <text:list-item>
                <text:p text:style-name="P157"><text:span text:style-name="code_20_inline">org.smartfrog.sfcore.security.propFile=</text:span> to load security <text:s/>properties.</text:p>
              </text:list-item>
              <text:list-item>
                <text:p text:style-name="P158"><text:span text:style-name="code_20_inline"><text:span text:style-name="T24">org.smartfrog.sfcore.security.debug</text:span></text:span><text:span text:style-name="T23">: to enable security debug information. Default</text:span>=<text:span text:style-name="code_20_inline">false</text:span>;</text:p>
              </text:list-item>
              <text:list-item>
                <text:p text:style-name="P157"><text:span text:style-name="code_20_inline">java.security.policy</text:span>: Property to define Java security properties.</text:p>
              </text:list-item>
              <text:list-item>
                <text:p text:style-name="P157"><text:span text:style-name="code_20_inline">java.security.debug</text:span>: Property to define debug level in Java security.</text:p>
              </text:list-item>
              <text:list-item>
                <text:p text:style-name="P157"><text:span text:style-name="code_20_inline">java.rmi.server.logCalls</text:span>: Property to enable RMI logging. Default=<text:span text:style-name="code_20_inline">false</text:span>;</text:p>
              </text:list-item>
              <text:list-item>
                <text:p text:style-name="P159"><text:span text:style-name="code_20_inline">sun.rmi.loader.logLevel</text:span>: Property to define debug RMI level. Examle: .<text:span text:style-name="code_20_inline">VERBOSE</text:span> </text:p>
              </text:list-item>
              <text:list-item>
                <text:p text:style-name="P15"><text:span text:style-name="code_20_inline">java.security.manager</text:span>: Property to define the Java security manager.</text:p>
              </text:list-item>
            </text:list>
          </text:deletion>
        </text:changed-region>
        <text:changed-region text:id="ct95323152">
          <text:deletion>
            <office:change-info>
              <dc:creator>unknown</dc:creator>
              <dc:date>2005-08-04T15:32:00</dc:date>
            </office:change-info>
            <text:list text:style-name="L1">
              <text:list-item text:start-value="1">
                <text:p text:style-name="P160"/>
              </text:list-item>
            </text:list>
            <text:list text:style-name="L3">
              <text:list-item text:start-value="1">
                <text:p text:style-name="P107"/>
              </text:list-item>
            </text:list>
          </text:deletion>
        </text:changed-region>
        <text:changed-region text:id="ct95323008">
          <text:deletion>
            <office:change-info>
              <dc:creator>unknown</dc:creator>
              <dc:date>2005-08-04T15:34:00</dc:date>
            </office:change-info>
            <text:list text:style-name="L1">
              <text:list-item text:start-value="1">
                <text:list>
                  <text:list-item text:start-value="1">
                    <text:h text:style-name="P161" text:outline-level="2" text:restart-numbering="true" text:start-value="1"/>
                  </text:list-item>
                </text:list>
              </text:list-item>
            </text:list>
            <text:p text:style-name="P162"/>
            <text:p text:style-name="P162"/>
            <text:p text:style-name="P162"/>
            <text:p text:style-name="Text_20_body"/>
            <text:p text:style-name="Text_20_body"/>
            <text:p text:style-name="Text_20_body"/>
            <text:list text:style-name="L1">
              <text:list-item text:start-value="1">
                <text:p text:style-name="P160"/>
              </text:list-item>
            </text:list>
          </text:deletion>
        </text:changed-region>
        <text:changed-region text:id="ct95322864">
          <text:deletion>
            <office:change-info>
              <dc:creator>unknown</dc:creator>
              <dc:date>2005-08-04T15:33:00</dc:date>
            </office:change-info>
            <text:list text:style-name="L1">
              <text:list-item text:start-value="1">
                <text:p text:style-name="P15"/>
              </text:list-item>
              <text:list-item>
                <text:h text:style-name="P163" text:outline-level="2">Appendix G: The SmartFrog Notation vs. XML</text:h>
              </text:list-item>
            </text:list>
          </text:deletion>
        </text:changed-region>
        <text:changed-region text:id="ct95322720">
          <text:deletion>
            <office:change-info>
              <dc:creator>unknown</dc:creator>
              <dc:date>2005-08-04T14:16:00</dc:date>
            </office:change-info>
            <text:p text:style-name="P56"><text:s/>- Advanced</text:p>
          </text:deletion>
        </text:changed-region>
        <text:changed-region text:id="ct95322576">
          <text:deletion>
            <office:change-info>
              <dc:creator>unknown</dc:creator>
              <dc:date>2005-08-04T15:33:00</dc:date>
            </office:change-info>
            <text:list text:style-name="L1">
              <text:list-item text:start-value="1">
                <text:list>
                  <text:list-item text:start-value="1">
                    <text:h text:style-name="P163" text:outline-level="2" text:restart-numbering="true" text:start-value="1"/>
                  </text:list-item>
                </text:list>
              </text:list-item>
            </text:list>
            <text:p text:style-name="Text_20_body">In this appendix, a comparison is provided between the SmartFrog notation and XML. This is intended to explain the rationale behind the design choices made in the definition of the SmartFrog notation, and to provide an explanation as to why XML has not been substituted for the SmartFrog notation (it predates XML by a couple of years).</text:p>
            <text:p text:style-name="Text_20_body">The main areas examined in detail are:</text:p>
            <text:list text:style-name="WW8Num129">
              <text:list-item>
                <text:p text:style-name="P164">Naming: how attributes are identified and referenced</text:p>
              </text:list-item>
              <text:list-item>
                <text:p text:style-name="P164">Composition: how attributes are composed into hierarchies or collections</text:p>
              </text:list-item>
              <text:list-item>
                <text:p text:style-name="P164">Inheritance: how collections of attributes are built from other collections</text:p>
              </text:list-item>
              <text:list-item>
                <text:p text:style-name="P164">Schemas, typing and validation: how collections are checked for correctness, and the correctness constraints defined</text:p>
              </text:list-item>
              <text:list-item>
                <text:p text:style-name="P164">Templates and parameterization: how the notations provide a degree of end-user customization of given configuration templates</text:p>
              </text:list-item>
            </text:list>
            <text:p text:style-name="Text_20_body">These are not the only differences, but they are some of the major ones, and have a particular importance when it comes to examining the requirements for a rationally designed configuration notation.</text:p>
            <text:p text:style-name="Heading_20_4">Naming and Composition</text:p>
            <text:p text:style-name="Text_20_body">Perhaps the most striking difference between the two notations is that in SmartFrog, every attribute is of the same kind (there is no distinction between attributes and elements), and every attribute is named. In XML, there are named attributes (given as an addition to the tag) and elements that are un-named in the parent element. </text:p>
            <text:p text:style-name="Text_20_body">The tag itself cannot be considered a name for two reasons. First, it is not required to be unique within the parent element, and secondly it is a property of the tagged element – the <text:span text:style-name="T2">infoset</text:span> model supported by XML has the tag belonging to the tagged element rather than merely the name it has in the parent. If the element were copied elsewhere, it would maintain the same tag.</text:p>
            <text:p text:style-name="Text_20_body">XML has three types of data that might be considered “attributes” (ignoring comments and processing instructions which are now obsolete). These are:</text:p>
            <text:list text:style-name="WW8Num132">
              <text:list-item text:start-value="1">
                <text:p text:style-name="P87">elements – a grouping and composition notion delineated by tags, in which the order in the parent is important;</text:p>
              </text:list-item>
              <text:list-item>
                <text:p text:style-name="P87">attributes – named values associated with an element;</text:p>
              </text:list-item>
              <text:list-item>
                <text:p text:style-name="P87">character data <text:s/>- strings of text associated with an element, unnamed but ordered.</text:p>
              </text:list-item>
            </text:list>
            <text:p text:style-name="Text_20_body">Not providing naming has one severe consequence – attributes cannot be uniquely identified within a structure. This is can be a real problem, though naming can be replaced by a somewhat heavy query mechanism returning a (possibly empty) set of elements. This is the <text:span text:style-name="T2">Xpath</text:span> standard in XML.</text:p>
            <text:p text:style-name="Text_20_body">SmartFrog, on the other hand, has but one notion – that of attributes. These are values that may be named within an attribute collection (known as a <text:span text:style-name="code_20_inline">ComponentDescription</text:span>), which is in turn an attribute. This provides a clean model but perhaps without the richness (or complexity) of XML – however this simplicity is a great advantage when describing and explaining the notation, and the extra notions present in XML are of uncertain benefit.</text:p>
            <text:p text:style-name="Heading_20_4">Inheritance</text:p>
            <text:p text:style-name="Text_20_body">Inheritance in this context is the ability to take a description of a configuration (as a collection of attributes) and extend or redefine some of these to provide a modified configuration. Its role is identical to inheritance in an object-oriented language. It is perhaps not a strictly necessary feature in a world where we have editors, cut and paste operations, and so on – but experience with OO languages is that without this capability the results are unmaintainable</text:p>
            <text:p text:style-name="Text_20_body">SmartFrog provides a model of single inheritance, where one definition may extend another. This use of single inheritance solves the issue of what happens when two attributes with the same name are inherited through two paths in the inheritance hierarchy. However, the model can easily be extended to provide multiple inheritance if a specific model of attribute precedence is provided or some name disambiguation scheme is used. The only other form of combinator provided in SmartFrog is aggregation, where an attribute set may be a named attribute within another attribute set.</text:p>
            <text:p text:style-name="Text_20_body">Unfortunately, XML does not provide any form of inheritance. It does provide a model of aggregation, where an existing document can be embedded into a new document, but it becomes a single element within that document.</text:p>
            <text:p text:style-name="Heading_20_4">Schemas, Typing and Validation</text:p>
            <text:p text:style-name="Text_20_body">SmartFrog is untyped – the attributes may be any value representable within the notation, currently various numeric types, strings and attribute sets. Under inheritance, the type may be changed to another. This has not proved to be a significant problem, however statically typed descriptions do have distinct advantages in certain areas. Finally, there is no way of specifying which attributes should, or should not, be present in a configuration description. SmartFrog takes a different approach to the problem. There is an optional way of describing predicates and attaching them as attributes to a configuration description. Being attributes, they are inherited in the same way as other attributes are inherited, and hence apply to the new description (unless explicitly overridden). The predicates may test the existence or type of any attribute, and may potentially execute arbitrarily complex tests over single or any combination of attributes taken from the collection of attributes as a whole. This provides a very powerful mechanism for defining the correctness of descriptions, without the need for a parallel schema mechanism.</text:p>
            <text:p text:style-name="Text_20_body">XML documents are basically untyped, or more specifically they only contain the single basic type “character data” on top of the basic notion of element. To extend this, a schema mechanism is provided which allows users to specify which attributes must be present and how the character data should be interpreted. In addition a small set of simple predicates are provided for defining such things as sub-ranges of numbers.</text:p>
            <text:p text:style-name="Text_20_body">XML schemas do provide inheritance in that one schema may be an extension of another, however this is unmatched in the document space. </text:p>
            <text:p text:style-name="Heading_20_4">Templates</text:p>
            <text:p text:style-name="Text_20_body">There is a clear requirement to provide templates for configurations that may be parameterized. We should be able to define a configuration that defines:</text:p>
            <text:list text:style-name="WW8Num51">
              <text:list-item>
                <text:p text:style-name="P165">A set of “parameter” attributes which must be provided to complete a configuration; this set is itself a configuration.</text:p>
              </text:list-item>
              <text:list-item>
                <text:p text:style-name="P165">A configuration template which, when instantiated with this set of attributes, produces a complete configuration.</text:p>
              </text:list-item>
              <text:list-item>
                <text:p text:style-name="P165">It must be possible to constrain this set of parameter attributes in a way that guarantees a valid configuration as the result of the instantiation.</text:p>
              </text:list-item>
            </text:list>
            <text:p text:style-name="Text_20_body">Put simply, the ability to write functions is required, producing a configuration from a configuration.</text:p>
            <text:p text:style-name="Text_20_body">XML provides no support for the notion of template. The very fixed notion of a document, without inheritance, limits the ability to even provide an approximation.</text:p>
            <text:list text:style-name="L1">
              <text:list-item text:start-value="1">
                <text:p text:style-name="P15">SmartFrog implicitly supports templates through a combination of capabilities – inheritance and linking. A requirement for an attribute can be expressed by providing an un-resolved link to a top-level attribute that may then be instantiated via inheritance. Although in many ways a satisfactory solution, it does not provide clear expression of the requirements for instantiation, as the parameter attributes are never clearly identified. However, even in the rather limited form provided in SmartFrog, the benefits of providing a template notion is clear.</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3"/>
      <text:p text:style-name="P1"/>
      <text:p text:style-name="P1"/>
      <text:p text:style-name="P1"/>
      <text:p text:style-name="P1"/>
      <text:p text:style-name="P1"/>
      <text:p text:style-name="P1">The SmartFrog <text:change text:change-id="ct94548248"/><text:change-start text:change-id="ct94548144"/>Cons<text:change-end text:change-id="ct94548144"/><text:change-start text:change-id="ct94763776"/>traint</text:p>
      <text:p text:style-name="P168">Extensions<text:change-end text:change-id="ct94763776"/></text:p>
      <text:p text:style-name="Subtitle"/>
      <text:p text:style-name="P2"><text:change text:change-id="ct94533920"/></text:p>
      <text:p text:style-name="P3">For SmartFrog Version 3.<text:change text:change-id="ct94762584"/>11</text:p>
      <text:p text:style-name="P3">Localized for UK English / A4 Paper</text:p>
      <text:p text:style-name="Subtitle"/>
      <text:p text:style-name="Text_20_body"/>
      <text:p text:style-name="Text_20_body"/>
      <text:p text:style-name="Text_20_body"/>
      <text:p text:style-name="P2"/>
      <text:p text:style-name="P171"/>
      <text:p text:style-name="P172"/>
      <text:p text:style-name="P173"/>
      <text:p text:style-name="P173"/>
      <text:p text:style-name="P174"/>
      <text:p text:style-name="P19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5">Introduction<text:tab/>3</text:p>
          <text:p text:style-name="P235">Constraints in SmartFrog<text:tab/>4</text:p>
          <text:p text:style-name="P236">1 <text:s text:c="2"/>Variables:<text:tab/>4</text:p>
          <text:p text:style-name="P236">2 <text:s text:c="2"/>Constraints:<text:tab/>5</text:p>
          <text:p text:style-name="P235">Plug-ins<text:tab/>7</text:p>
          <text:p text:style-name="P235">The Eclipse Plug-in<text:tab/>8</text:p>
          <text:p text:style-name="P236">1 <text:s text:c="2"/>Constraint Aggregation<text:tab/>8</text:p>
          <text:p text:style-name="P236">2 <text:s text:c="2"/>Compilation and Namespacing<text:tab/>8</text:p>
          <text:p text:style-name="P236">3 <text:s text:c="2"/>State Scoping<text:tab/>9</text:p>
          <text:p text:style-name="P236">4 <text:s text:c="2"/>Getting and setting attribute state<text:tab/>10</text:p>
        </text:index-body>
      </text:table-of-content>
      <text:p text:style-name="Text_20_body"/>
      <text:h text:style-name="Heading_20_1" text:outline-level="2"><text:change-start text:change-id="ct94534464"/>Introduction<text:change-end text:change-id="ct94534464"/></text:h>
      <text:p text:style-name="Text_20_body">This document describes some <text:s/>extensions provided to allow experimentation with constraint resolution technologies in conjunction with the SmartFrog language. These extensions are not intended to provide the definitive “SmartFrog Constraint System”, but are designed to allow a wide variety of different technologies to be used for this purpose. Consequently, the extensions themselves provide very limited syntactic or semantic support, and mostly the support is in the form of free textual annotations that are then interpreted by an appropriate plug-in for the specific constraint solver in use.</text:p>
      <text:p text:style-name="Text_20_body">This document covers the general model for how constraints may be used within the SmartFrog language. It documents how plug-ins may be written and loaded, and describes the use of the default plug-in, which uses the constraint satisfaction engine Eclipse (*).</text:p>
      <text:p text:style-name="Text_20_body">The extensions appear as a “new” language – the csf language, files of which are denoted by the extension .csf – which provides the extensions. If these extensions are not used, the language is completely equivalent to the core sf language.</text:p>
      <text:p text:style-name="Text_20_body">(*) Eclipse: <text:s/><text:a xlink:type="simple" xlink:href="http://http://eclipse.crosscoreop.com/index.html">http://eclipse.crosscoreop.com/index.html</text:a>. </text:p>
      <text:p text:style-name="Text_20_body"><text:change-start text:change-id="ct94763096"/></text:p>
      <text:h text:style-name="Heading_20_1" text:outline-level="2">Constraints in S<text:change-end text:change-id="ct94763096"/>martFrog</text:h>
      <text:p text:style-name="Text_20_body">The purpose of adding constraints to the SmartFrog language is to allow descriptions given in the SmartFrog language to be partially specified, and for the constraints to used to complete them. Indeed, the constraints are ultimately intended to act as both “verifier” and “completer” of descriptions. Thus attributes can be left unbound, and left to be bound by the constraint solver. Alternatively, they can be bound to specific values and the constraints used as predicates to validate the bindings.</text:p>
      <text:p text:style-name="Text_20_body">The core to the extensions is the introduction of a new experimental language, the csf language. This is a true extension of the existing sf language and if the new features are not used, the csf language has the same semantics as the sf language. Eventually, as the constraint system settles down, it might be envisioned that it replaces the existing function and assertion aspects of the language – replacing it with a uniform constraint model. This is for the future.</text:p>
      <text:p text:style-name="Text_20_body">The csf language introduces two new concepts: the variable and the constraint.</text:p>
      <text:h text:style-name="Heading_20_2" text:outline-level="3">Variables:</text:h>
      <text:p text:style-name="Text_20_body">A variable is introduced by a new keyword “VAR” which denotes an unbound attribute value. This is much as TBD does in the sf language, and indeed one possibility was to supersede the previous use of TBD, however it was decided to make the new language a proper extension of the old.</text:p>
      <text:p text:style-name="Text_20_body">Syntactically a VAR may be used anywhere a basic value (e.g. an Integer) may be used – for example as the value of an attribute or in a list. Note, however, that as functions are evaluated before constraints they should be avoided in such expressions unless the function can cope with a VAR parameter. Note that the Vector function is one that can cope with a VAR parameter, so VAR may be used within a list.</text:p>
      <text:p text:style-name="Text_20_body">The semantics of VAR need some explaining. </text:p>
      <text:list text:style-name="L36">
        <text:list-item>
          <text:p text:style-name="P285">Every syntactic occurrence of the keyword VAR introduces a new variable – i.e. it may be bound to a different value from other variables.</text:p>
        </text:list-item>
        <text:list-item>
          <text:p text:style-name="P285">Copying a Component Description containing <text:s/>a VAR as the value of an attribute, creates a new variable.</text:p>
        </text:list-item>
        <text:list-item>
          <text:p text:style-name="P285">An attribute that links to another which is defined as a VAR, shares that VAR. Consequently, the constraints that apply to both of these attributes constraint the value that may be bound to that variable. These attributes both take the same value when the variable is bound.</text:p>
        </text:list-item>
      </text:list>
      <text:p text:style-name="Text_20_body">Each variable is given an index – a unique integer. Whenever a variable is printed, it is shown as “VAR/n” where the “n” indicates this index. Using this mechanism, the sharing that exists between the attributes can be seen.</text:p>
      <text:p text:style-name="Text_20_body">In fact, the parser will also accept the syntax with the index, but its use is not recommended – it is simply there for completeness.</text:p>
      <text:p text:style-name="Text_20_body">Bearing this in mind, consider the following example:</text:p>
      <text:p text:style-name="Code">Example extends {</text:p>
      <text:p text:style-name="Code"><text:s text:c="4"/>a VAR;</text:p>
      <text:p text:style-name="Code"><text:s text:c="4"/>b VAR;</text:p>
      <text:p text:style-name="Code">}</text:p>
      <text:p text:style-name="Code"/>
      <text:p text:style-name="Code">Example2 extends Example {</text:p>
      <text:p text:style-name="Code"><text:s text:c="4"/>b a;</text:p>
      <text:p text:style-name="Code">}</text:p>
      <text:p text:style-name="Code"/>
      <text:p text:style-name="Code">sfConfig extends {</text:p>
      <text:p text:style-name="Code"><text:s text:c="4"/>x extends Example;</text:p>
      <text:p text:style-name="Code"><text:s text:c="4"/>y extends Example { a x:a; };</text:p>
      <text:p text:style-name="Code"><text:s text:c="4"/>z extends Examlpe2;</text:p>
      <text:p text:style-name="Code_20_last_20_line">}</text:p>
      <text:p text:style-name="Text_20_body">Running this through the sfParser will result in the following (equivalent up to the actual indices that are generated):</text:p>
      <text:p text:style-name="Code">extends {</text:p>
      <text:p text:style-name="Code"><text:s text:c="3"/>x extends {</text:p>
      <text:p text:style-name="Code"><text:s text:c="7"/>a VAR/0;</text:p>
      <text:p text:style-name="Code"><text:s text:c="7"/>b VAR/1;</text:p>
      <text:p text:style-name="Code"><text:s text:c="3"/>}</text:p>
      <text:p text:style-name="Code"><text:s text:c="3"/>y extends {</text:p>
      <text:p text:style-name="Code"><text:s text:c="7"/>a VAR/0;</text:p>
      <text:p text:style-name="Code"><text:s text:c="7"/>b VAR/2;</text:p>
      <text:p text:style-name="Code"><text:s text:c="3"/>}</text:p>
      <text:p text:style-name="Code"><text:s text:c="3"/>z extends {</text:p>
      <text:p text:style-name="Code"><text:s text:c="7"/>a VAR/3;</text:p>
      <text:p text:style-name="Code"><text:s text:c="7"/>b VAR/3;</text:p>
      <text:p text:style-name="Code"><text:s text:c="3"/>}</text:p>
      <text:p text:style-name="Code_20_last_20_line">}</text:p>
      <text:p text:style-name="Text_20_body">The sharing and copying should be clear from the indices that are printed.</text:p>
      <text:p text:style-name="Text_20_body">Note that any VARs that are left unbound by the constraint resolution are considered erroneous and errors are reported.</text:p>
      <text:h text:style-name="Heading_20_2" text:outline-level="3">Constraints:</text:h>
      <text:p text:style-name="Text_20_body">These are the second of the syntactic features added to the csf language. </text:p>
      <text:p text:style-name="Text_20_body">This version of the constraint system is for experimentation – there is no specific constraint language. Instead, the constraints are given as textual annotations <text:s/>which are interpreted by one or more plug-in constraint solvers. There is no expectation that every plug-in will be able to interpret any textual annotation, but each will have its own “internal” syntax for these annotations.</text:p>
      <text:p text:style-name="Text_20_body">For example, the default Eclipse plug-in treats the annotations as prolog clauses to be used in a search for variable bindings.</text:p>
      <text:p text:style-name="Text_20_body">Constraints may be added to component descriptions, as annotations, using a form of the SmartFrog long-string syntax – the delimiters of which are</text:p>
      <text:p text:style-name="Code_20_last_20_line">#cons:nnn#...\#</text:p>
      <text:p text:style-name="Text_20_body">where the “...” indicates the text that will be passed to the plug-in, and nnn indicates any positive integer. This integer is intended for use as an instruction to the solvers regarding the priority of the constraint with respect to others. It is assumed, unless otherwise stated, that the <text:span text:style-name="T3">lower</text:span> numbers are solved earlier. Note that the last # is escaped – this allows for #s used within the annotation not to be escaped. This convention may be changed, as appropriate, in future.</text:p>
      <text:p text:style-name="Text_20_body">To make it easier to write constraints, some pre-defined values are given and are associated with specific keywords. So:</text:p>
      <text:p text:style-name="Code">#do:m#...\# <text:s text:c="9"/>is equivalent to </text:p>
      <text:p text:style-name="Code_20_last_20_line">#cons:n#...\# <text:s text:c="7"/>where n=m+j+1, where j is the highest index <text:s text:c="9"/><text:tab/><text:tab/><text:tab/> <text:s text:c="4"/>attached to a "cons" annotation in the original <text:tab/><text:tab/><text:tab/> <text:s text:c="4"/>description</text:p>
      <text:p text:style-name="Text_20_body">Also:</text:p>
      <text:p text:style-name="Code">#decl#...\# <text:s text:c="9"/>is equivalent to </text:p>
      <text:p text:style-name="Code_20_last_20_line">#cons:0#...\#</text:p>
      <text:p text:style-name="Code">#cons#...\# <text:s text:c="9"/>is equivalent to </text:p>
      <text:p text:style-name="Code_20_last_20_line">#cons:1#...\#</text:p>
      <text:p text:style-name="Code">#do#...# <text:s text:c="9"/>is equivalent to </text:p>
      <text:p text:style-name="Code_20_last_20_line">#do:0#...\#</text:p>
      <text:p text:style-name="Text_20_body">Use of <text:s/>#decl# is meant for declaring the range of prolog logical variables, which often would be done early on in constraint solving. Hence, it is prescribed the highest priority. Of course, declarations may be made at any time – just attach an appropriate priority to a #cons# annotation.</text:p>
      <text:p text:style-name="Text_20_body">Use of #cons# is meant for the specification of further constraints on the range of variables, such as alldifferent([X,Y,Z]), which says that the values of each of the logical variables X,Y,Z must be pair-wise distinct. </text:p>
      <text:p text:style-name="Text_20_body">Use of #do# is meant for general prolog goals, including search goals which guide the selection process of values for constraint variables. </text:p>
      <text:p text:style-name="Text_20_body">Each component description may have a list of constraint annotations attached, <text:s/>and the intended interpretation is that of the conjunction of all the constraints in the list – however, in reality the plug-ins can interpret lists of constraints in any way that they desire.</text:p>
      <text:p text:style-name="Text_20_body">An additional feature is that constraints are propagated through extension. Consequently, descriptions can be created that are “typed” with constraints relating its attributes and which, when extended can also add additional constraints.</text:p>
      <text:p text:style-name="Text_20_body">Consider the example (using some abstract constraint language)</text:p>
      <text:p text:style-name="Code">AllDifferent extends {</text:p>
      <text:p text:style-name="Code"><text:s text:c="4"/>a VAR;</text:p>
      <text:p text:style-name="Code"><text:s text:c="4"/>b VAR;</text:p>
      <text:p text:style-name="Code"><text:s text:c="4"/>c VAR;</text:p>
      <text:p text:style-name="Code">} #cons# alldifferent([a,b,c]) \#</text:p>
      <text:p text:style-name="Code"/>
      <text:p text:style-name="Code">Ordered extends AllDifferent #cons# a&lt;b, b&lt;c \#</text:p>
      <text:p text:style-name="Text_20_body"/>
      <text:p text:style-name="Text_20_body">Ordered has both constraints, and thus will ensure that the three attributes are strictly ordered.</text:p>
      <text:p text:style-name="Text_20_body">Beyond this abstract description, all the details of the semantics of a constraint resolution depends upon the plug-in that is used.</text:p>
      <text:h text:style-name="Heading_20_1" text:outline-level="2">Plug-ins</text:h>
      <text:p text:style-name="Text_20_body">The way in which constraints are solved to bind variables is defined by a plug-in. These plug-ins are given the description, with its variables and constraint strings, and are then expected to replace the variables within the description with values that satisfy the constraints, reporting failures to find suitable solutions or if the solutions leave some variables unbound. <text:s/></text:p>
      <text:p text:style-name="Text_20_body">The reason for this architecture is that there are a large range of constraint systems, each with different semantics and search strategies for finding solutions. Furthermore, some of the best solvers are commercial products and there is no way that the SmartFrog system can be made to depend on one of these.</text:p>
      <text:p text:style-name="Text_20_body">As each of these solvers can deal with a different range of constraint types, so it is not even possible to provide a single fixed constraint syntax without in some sense limiting this syntax to the least common subset – hence the decision to make the constraints uninterpreted strings so far as the SmartFrog system is concerned.</text:p>
      <text:p text:style-name="Text_20_body">This document does not go into the details of implementing plug-ins, but in essence a plug-in must implement the interface:</text:p>
      <text:p text:style-name="Code_20_last_20_line"><text:s/>org.smartfrog.sfcore.languages.csf.constraints.Solver</text:p>
      <text:p text:style-name="Text_20_body">During execution of the parser, an additional phase is included in the standard set of phases (between function and assertion) which invokes the plug-in. The plug-in is selected by setting the java property</text:p>
      <text:p text:style-name="Code_20_last_20_line"><text:s/>org.smartfrog.sfcore.languages.csf.constraints.SolverClassName</text:p>
      <text:p text:style-name="Text_20_body">This should be set to the name of the plug-in class. This can either be done on the Java command line using the -D option or, perhaps more easily, this can be set in the default.ini file used by the default SmartFrog command-line scripts to set system properties (for details of this file, see the SmartFrog user manual).</text:p>
      <text:p text:style-name="Text_20_body">If this property is not set, the default solver is used and this has the following semantics:</text:p>
      <text:list text:style-name="L37">
        <text:list-item>
          <text:p text:style-name="P288">No constraints are solved, any annotations are ignored</text:p>
        </text:list-item>
        <text:list-item>
          <text:p text:style-name="P288">The description is checked to see if there are any unbound variables and if so, reports an error.</text:p>
        </text:list-item>
      </text:list>
      <text:p text:style-name="Text_20_body">Consequently, if the constraint and variable syntax is not used, and if the default plug-in is used, the net semantics is that of the basic sf language.</text:p>
      <text:p text:style-name="Text_20_body">Currently there are two plug-ins implemented, one that uses a vanilla prolog engine, and one that uses Eclipse, which is essentially a variant of prolog augmented with constraint satisfaction. We are seeking only to continue to support the second of these – as the capability of this solver subsumes that of the first. <text:s/></text:p>
      <text:p text:style-name="P178"/>
      <text:h text:style-name="Heading_20_1" text:outline-level="2">The Eclipse Plug-in</text:h>
      <text:p text:style-name="Text_20_body">Eclipse (<text:a xlink:type="simple" xlink:href="http://eclipse.crosscoreop.com/index.html">http://eclipse.crosscoreop.com/index.html</text:a><text:a xlink:type="simple" xlink:href="http://http://eclipse.crosscoreop.com/index.html"><text:span text:style-name="T50">) is a Prolog-based constraint satisfaction engine, available under a Mozilla Public Licence. The engine is maintained currently by Cisco Systems. </text:span></text:a></text:p>
      <text:p text:style-name="Text_20_body">The Eclipse Plug-in for SmartFrog is implemented as a single class, which has the following genealogy. </text:p>
      <text:p text:style-name="P227"><text:tab/>java.lang.Object</text:p>
      <text:p text:style-name="Preformatted_20_Text"><text:span text:style-name="T51"><text:s text:c="2"/><text:tab/> <text:s/></text:span><text:span text:style-name="T51"><draw:frame draw:style-name="fr4" draw:name="graphics1" text:anchor-type="as-char" svg:width="0.397cm" svg:height="0.37cm" draw:z-index="0"><draw:image xlink:href="../../../../sf_svn2/smartfrog/dist/docs/jdocs/resources/inherit.gif" xlink:type="simple" xlink:show="embed" xlink:actuate="onLoad"/><svg:desc>extended by </svg:desc></draw:frame></text:span><text:a xlink:type="simple" xlink:href="../../../../sf_svn2/smartfrog/dist/docs/jdocs/org/smartfrog/sfcore/languages/csf/constraints/CoreSolver.html"><text:span text:style-name="T52">org.smartfrog.sfcore.languages.csf.constraints.CoreSolver</text:span></text:a></text:p>
      <text:p text:style-name="P228"><text:s text:c="6"/><text:tab/> <text:s text:c="3"/><draw:frame draw:style-name="fr4" draw:name="graphics2" text:anchor-type="as-char" svg:width="0.397cm" svg:height="0.37cm" draw:z-index="1"><draw:image xlink:href="../../../../sf_svn2/smartfrog/dist/docs/jdocs/resources/inherit.gif" xlink:type="simple" xlink:show="embed" xlink:actuate="onLoad"/><svg:desc>extended by </svg:desc></draw:frame><text:span text:style-name="T12">org.smartfrog.sfcore.languages.csf.constraints.PrologSolver</text:span><text:span text:style-name="T53"> <text:s text:c="12"/><text:tab/> <text:s text:c="5"/></text:span><text:span text:style-name="T53"><draw:frame draw:style-name="fr4" draw:name="graphics3" text:anchor-type="as-char" svg:width="0.397cm" svg:height="0.37cm" draw:z-index="2"><draw:image xlink:href="../../../../sf_svn2/smartfrog/dist/docs/jdocs/resources/inherit.gif" xlink:type="simple" xlink:show="embed" xlink:actuate="onLoad"/><svg:desc>extended by </svg:desc></draw:frame></text:span><text:span text:style-name="T54">org.smartfrog.sfcore.languages.csf.plugins.EclipseSolver</text:span></text:p>
      <text:p text:style-name="Text_20_body">CoreSolver contains logic for instantiating the solver specified for use (see <text:span text:style-name="T6">Plug-ins</text:span>). PrologSolver is an abstract class, which may be used as a base class for prolog-based solvers. It implements the method:</text:p>
      <text:p text:style-name="Code"><text:span text:style-name="Source_20_Text"><text:span text:style-name="T55">void</text:span></text:span> <text:a xlink:type="simple" xlink:href="../../../../sf_svn2/smartfrog/dist/docs/jdocs/org/smartfrog/sfcore/languages/csf/constraints/Solver.html#solve%28org.smartfrog.sfcore.languages.csf.csfcomponentdescription.CSFComponentDescription%29"><text:span text:style-name="Source_20_Text"><text:span text:style-name="T12">solve</text:span></text:span></text:a><text:span text:style-name="Source_20_Text">(</text:span><text:a xlink:type="simple" xlink:href="../../../../sf_svn2/smartfrog/dist/docs/jdocs/org/smartfrog/sfcore/languages/csf/csfcomponentdescription/CSFComponentDescription.html"><text:span text:style-name="Source_20_Text">CSFComponentDescription</text:span></text:a><text:span text:style-name="Source_20_Text"> cd)</text:span> </text:p>
      <text:p text:style-name="Code"/>
      <text:p text:style-name="Text_20_body">which is the sole method of the</text:p>
      <text:p text:style-name="Code"/>
      <text:p text:style-name="P222">org.smartfrog.sfcore.languages.csf.constraints.Solver </text:p>
      <text:p text:style-name="P222"/>
      <text:p text:style-name="Text_20_body">interface, which any CoreSolver must implement. </text:p>
      <text:p text:style-name="P229">PrologSolver also collects the constraint annotations and amalgamates them into a single constraint goal, to be solved by the Eclipse engine; and, gets the results of the various variable bindings, made by the given prolog engine, <text:s/>replacing them appropriately within component descriptions. </text:p>
      <text:p text:style-name="Text_20_body">EclipseSolver handles the Eclipse-specific aspects of the constraint solving process. <text:s/>We now proceed to describe the basic features of our support for constraints with Eclipse, for SmartFrog, and give a flavour of how things work under-the-hood.</text:p>
      <text:p text:style-name="P300">Important information concerning source hierarchy – <text:span text:style-name="T7">For now, EclipseSolver lives in trunk/core/components/constraints/... Shortly, it will be migrated into the SmartFrog core. Currently, you need to download the Eclipse distribution, in order to obtain the eclipse.jar jar file for the purpose of building this class. When this source moves to the core, however, it is planned to incorporate, subject to licensing, the jar with the source release, in order that builds are possible without need for explicit downloading. </text:span></text:p>
      <text:h text:style-name="Heading_20_2" text:outline-level="3">Constraint Aggregation</text:h>
      <text:p text:style-name="Text_20_body">The constraint annotations attached to component descriptions in the sfConfig hierarchy are collected together, and sorted in order of their respective priorities. The annotations are then presented to the Eclipse engine as a single aggregated goal.</text:p>
      <text:h text:style-name="Heading_20_2" text:outline-level="3">Compilation and Namespacing</text:h>
      <text:p text:style-name="Text_20_body">Eclipse prolog sources may be compiled as a part of the base theory of an Eclipse engine instance, using one of these goals (as part of a constraint annotation): </text:p>
      <text:p text:style-name="Code">source(FN)</text:p>
      <text:p text:style-name="Code">source(FN,NS) </text:p>
      <text:p text:style-name="Text_20_body"/>
      <text:p text:style-name="Text_20_body">When either of these goals is reached in executing the aggregated constraint goal (see <text:span text:style-name="T6">Constraint Aggregation</text:span><text:span text:style-name="T7">), the named source (FN) is compiled. The predicates defined therein are thus available for the remaining lifetime of the engine instance, unless explicitly retracted. Note that the specification of the source to be compiled (FN), and the namespace (NS), are both strings. </text:span></text:p>
      <text:p text:style-name="Text_20_body">FN is a relative name; and, the default path used in resolving it is the current working directory. <text:s/>Ideally, the following property will have been previously set, and, if so, it is this that determines the path with which FN should be resolved. </text:p>
      <text:p text:style-name="Code">opt.smartfrog.sfcore.languages.csf.constraints.prologTheoryPath</text:p>
      <text:p text:style-name="Code"/>
      <text:p text:style-name="Text_20_body">This can be set on the command-line with the Java -D option, or in the default.ini file used by the default SmartFrog scripts. </text:p>
      <text:p text:style-name="Text_20_body">Note that Eclipse expects the path to be specified using forward obliques (/). Also, under Windows, the path “C:\” is written “//C/”. </text:p>
      <text:p text:style-name="Text_20_body">For source/2 (the 2-arity version of source), the NS parameter is a namespace, used for the compiled source. Each predicate defined within the compiled source will be renamed. The string given by NS will be prefixed to the front of the name of each such predicate, together with a double underscore.</text:p>
      <text:p text:style-name="Text_20_body">Note:</text:p>
      <text:list text:style-name="L38">
        <text:list-item>
          <text:p text:style-name="P290">All user-defined predicates should be compiled with a namespace. If they are not, there is the possibility of predicate name clashes.</text:p>
        </text:list-item>
        <text:list-item>
          <text:p text:style-name="P290">No user-defined predicate should explicitly make use of a double underscore</text:p>
        </text:list-item>
      </text:list>
      <text:p text:style-name="Text_20_body">When referring to a predicate, whose definition has been compiled in this way, the fully-qualified name should be used. Say we define the predicate 'member', and compile the file containing it according to the namespace 'foo', then all references to the predicate should be 'foo__member'. Another example of renaming predicates, by namespace prefixing, is provided later.</text:p>
      <text:p text:style-name="Text_20_body">Namespacing is useful to distinguish predicates defined in different prolog source files, which have common names. </text:p>
      <text:h text:style-name="Heading_20_2" text:outline-level="3">State Scoping</text:h>
      <text:p text:style-name="Text_20_body">State scoping is useful for scoping clausal state which may be asserted in the course of Eclipse goal execution. Two key predicates are sos/0 and eos/0. When 'sos' is processed, as part of executing the aggregated constraint goal, <text:s/>a state level counter is increased. When 'eos' is processed, the state level counter is decreased. If any clausal state is asserted in between, it is asserted to “exist at” the current state level. <text:s/>When 'eos' is processed, all “scoped” clausal state, asserted for the current level, is retracted. </text:p>
      <text:p text:style-name="Text_20_body">Scoped clausal state may be asserted using the following predicates:</text:p>
      <text:p text:style-name="Code">assert_state(C) – As Eclipse's assert/1, except asserts C to current <text:tab/><text:tab/><text:tab/> <text:s text:c="2"/>state level</text:p>
      <text:p text:style-name="Code">asserta_state(C) – As Eclipse's asserta/1, except ...</text:p>
      <text:p text:style-name="Code">assertz_state(C) – As Eclipse's asserta/1, except ...</text:p>
      <text:p text:style-name="Text_20_body"/>
      <text:p text:style-name="Code">replace_state_level(C) – Retracts all scoped state at the current state <text:tab/><text:tab/><text:tab/><text:tab/> <text:s/>level which matches the functor and arity of C, <text:tab/><text:tab/><text:tab/><text:tab/> <text:s/>and then asserts C to the current state level</text:p>
      <text:p text:style-name="Code"/>
      <text:p text:style-name="Text_20_body"/>
      <text:p text:style-name="Code">retract_all_state – Retracts all scoped clausal state, ie that asserted <text:tab/><text:tab/><text:tab/> <text:s text:c="4"/>using assert_state/asserta_state/assertz_state</text:p>
      <text:p text:style-name="Code">retract_all_state(C) <text:s/>- Retracts all scoped clausal state matching C </text:p>
      <text:p text:style-name="Code">retract_all_state_level(C) - <text:s/>Retracts all scoped clausal state </text:p>
      <text:p text:style-name="Code"><text:s text:c="30"/>matching C for current state level</text:p>
      <text:p text:style-name="Code">retract_all_state_level - <text:s/>Retracts all scoped clausal state for <text:s/></text:p>
      <text:p text:style-name="Code"><text:s text:c="27"/>level</text:p>
      <text:p text:style-name="Code">retract_state(C) – Retract a piece of clausal state matching C. Tries <text:tab/><text:tab/><text:tab/> <text:s text:c="3"/>with current scope level first, and works back <text:tab/><text:tab/><text:tab/><text:tab/> <text:s text:c="3"/>through previous levels until find matching. </text:p>
      <text:p text:style-name="Code"><text:s text:c="19"/>Fails if no match.</text:p>
      <text:p text:style-name="Code"/>
      <text:p text:style-name="Text_20_body"/>
      <text:p text:style-name="Code">clause_state(C) – Unifies C with matching clausal scoped state. Tries <text:tab/><text:tab/><text:tab/> <text:s text:c="3"/>with current scope level first, and works back <text:tab/><text:tab/><text:tab/><text:tab/> <text:s text:c="3"/>through previous levels until find matching. </text:p>
      <text:p text:style-name="Code"><text:s text:c="19"/>Fails if no match.</text:p>
      <text:p text:style-name="Code"><text:s text:c="23"/></text:p>
      <text:p text:style-name="Code">clause_state_level(C) – Unifies C with matching clausal scope state for </text:p>
      <text:p text:style-name="Code"><text:s text:c="23"/>current state level. Fails if no match.</text:p>
      <text:p text:style-name="Text_20_body"/>
      <text:p text:style-name="Text_20_body">An example is the following.</text:p>
      <text:p text:style-name="Code">foo extends {}#do# assert_state(p(1)), </text:p>
      <text:p text:style-name="Code"><text:s text:c="6"/><text:tab/> <text:s text:c="10"/>assert_state(p(2)),</text:p>
      <text:p text:style-name="Code"><text:s text:c="6"/><text:tab/><text:tab/>assert_state(q(1)),</text:p>
      <text:p text:style-name="Code"><text:s text:c="6"/><text:tab/><text:tab/><text:span text:style-name="T6">sos</text:span>, </text:p>
      <text:p text:style-name="Code"><text:tab/><text:tab/><text:tab/>assert_state(q(2)),</text:p>
      <text:p text:style-name="Code"><text:s text:c="6"/><text:tab/><text:tab/>assert_state(q(3)),</text:p>
      <text:p text:style-name="Code"><text:s text:c="6"/><text:tab/><text:tab/>retract_state(q(_)),</text:p>
      <text:p text:style-name="Code"><text:s text:c="6"/><text:tab/><text:tab/>retract_state(p(_)), </text:p>
      <text:p text:style-name="Code"><text:tab/><text:tab/><text:tab/><text:span text:style-name="T6">eos</text:span>\#</text:p>
      <text:p text:style-name="Text_20_body"/>
      <text:p text:style-name="P230">The (aggregated) constraint is evaluated as scope level 0 to begin with. p(1), p(2), q(1) are asserted to scope level 0. <text:s/>q(2), q(3) are asserted to scope level 1. <text:s/>retract_state(q(_)) will retract q(2) – it retracts in the closest scope. retract_state(p(_)) will retract p(1). </text:p>
      <text:p text:style-name="Text_20_body">Finally, eos will retract remaining scope state for level 1, so q(3) will also be retracted. Just p(2) remains asserted.</text:p>
      <text:p text:style-name="Text_20_body">Further notes:</text:p>
      <text:list text:style-name="L39">
        <text:list-item>
          <text:p text:style-name="P292">sos and eos calls are inserted at the start and end (respectively) of constraint annotations, which means that constraint annotations effect self-contained islands of clausal state. </text:p>
        </text:list-item>
        <text:list-item>
          <text:p text:style-name="P292">When sourcing an Eclipse source, with namespace renaming, the following renaming of predicates will also take place:</text:p>
        </text:list-item>
      </text:list>
      <table:table table:name="Table1" table:style-name="Table1">
        <table:table-column table:style-name="Table1.A"/>
        <table:table-column table:style-name="Table1.B"/>
        <table:table-row>
          <table:table-cell table:style-name="Table1.A1" office:value-type="string">
            <text:p text:style-name="P190">assert/1 <text:s text:c="2"/>asserta/1 <text:s/>assertz/1</text:p>
          </table:table-cell>
          <table:table-cell table:style-name="Table1.B1" office:value-type="string">
            <text:p text:style-name="P190">assert_state/1 asserta_state/1 assertz_state/1</text:p>
          </table:table-cell>
        </table:table-row>
        <table:table-row>
          <table:table-cell table:style-name="Table1.A2" office:value-type="string">
            <text:p text:style-name="P190">retract/1</text:p>
            <text:p text:style-name="P190">retract_all/1</text:p>
          </table:table-cell>
          <table:table-cell table:style-name="Table1.B2" office:value-type="string">
            <text:p text:style-name="P190">retract_state/1</text:p>
            <text:p text:style-name="P190">retract_all_state/1</text:p>
          </table:table-cell>
        </table:table-row>
        <table:table-row>
          <table:table-cell table:style-name="Table1.A2" office:value-type="string">
            <text:p text:style-name="P190">clause/1</text:p>
          </table:table-cell>
          <table:table-cell table:style-name="Table1.B2" office:value-type="string">
            <text:p text:style-name="P190">clause_state/1</text:p>
          </table:table-cell>
        </table:table-row>
      </table:table>
      <text:p text:style-name="Text_20_body"/>
      <text:list text:style-name="L40">
        <text:list-item>
          <text:p text:style-name="P294">In order to access the original predicates, in the event that a source is namespaced-renamed, the following predicates may be used; where, the predicates in the first column are renamed to those in the second:</text:p>
        </text:list-item>
      </text:list>
      <table:table table:name="Table2" table:style-name="Table2">
        <table:table-column table:style-name="Table2.A"/>
        <table:table-column table:style-name="Table2.B"/>
        <table:table-row>
          <table:table-cell table:style-name="Table2.A1" office:value-type="string">
            <text:p text:style-name="P190">ecl_assert/1 <text:s text:c="2"/>ecl_asserta/1 <text:s/>ecl_assertz/1</text:p>
          </table:table-cell>
          <table:table-cell table:style-name="Table2.B1" office:value-type="string">
            <text:p text:style-name="P190">assert/1 <text:s text:c="2"/>asserta/1 <text:s/>assertz/1</text:p>
          </table:table-cell>
        </table:table-row>
        <table:table-row>
          <table:table-cell table:style-name="Table2.A2" office:value-type="string">
            <text:p text:style-name="P190">ecl_retract/1</text:p>
            <text:p text:style-name="P190">ecl_retract_all/1</text:p>
          </table:table-cell>
          <table:table-cell table:style-name="Table2.B2" office:value-type="string">
            <text:p text:style-name="P190">retract/1</text:p>
            <text:p text:style-name="P190">retract_all/1</text:p>
          </table:table-cell>
        </table:table-row>
        <table:table-row>
          <table:table-cell table:style-name="Table2.A2" office:value-type="string">
            <text:p text:style-name="P190">ecl_clause/1</text:p>
          </table:table-cell>
          <table:table-cell table:style-name="Table2.B2" office:value-type="string">
            <text:p text:style-name="P190">clause/1</text:p>
          </table:table-cell>
        </table:table-row>
      </table:table>
      <text:h text:style-name="Heading_20_2" text:outline-level="3"><text:change text:change-id="ct95358984"/><text:change text:change-id="ct95358840"/><text:change text:change-id="ct95358736"/><text:change text:change-id="ct95234992"/><text:change text:change-id="ct95358632"/><text:change text:change-id="ct95229832"/><text:change text:change-id="ct95358528"/><text:change text:change-id="ct95358424"/><text:change text:change-id="ct95358320"/><text:change text:change-id="ct95358216"/><text:change text:change-id="ct95358112"/><text:change text:change-id="ct95358008"/><text:change text:change-id="ct95357904"/><text:change text:change-id="ct95357800"/><text:change text:change-id="ct95357696"/><text:change text:change-id="ct95357592"/><text:change text:change-id="ct95357488"/><text:change text:change-id="ct95357384"/><text:change text:change-id="ct95357280"/><text:change text:change-id="ct95357176"/><text:change text:change-id="ct95357072"/><text:change text:change-id="ct95356968"/><text:change text:change-id="ct95356864"/><text:change text:change-id="ct95356760"/><text:change text:change-id="ct95356656"/><text:change text:change-id="ct95356552"/><text:change text:change-id="ct95356448"/><text:change text:change-id="ct95356344"/><text:change text:change-id="ct95356240"/><text:change text:change-id="ct95356136"/><text:change text:change-id="ct95356032"/><text:change text:change-id="ct95355928"/><text:change text:change-id="ct95355824"/><text:change text:change-id="ct95355720"/><text:change text:change-id="ct95355616"/><text:change text:change-id="ct95355512"/><text:change text:change-id="ct95355408"/><text:change text:change-id="ct95355304"/><text:change text:change-id="ct95355200"/><text:change text:change-id="ct95355096"/><text:change text:change-id="ct95354992"/><text:change text:change-id="ct95354888"/><text:change text:change-id="ct95354744"/><text:change text:change-id="ct95354640"/><text:change text:change-id="ct95354536"/><text:change text:change-id="ct95354432"/><text:change text:change-id="ct95354328"/><text:change text:change-id="ct95354224"/><text:change text:change-id="ct95354120"/><text:change text:change-id="ct95354016"/><text:change text:change-id="ct95353912"/><text:change text:change-id="ct95353808"/><text:change text:change-id="ct95353704"/><text:change text:change-id="ct95353600"/><text:change text:change-id="ct95353496"/><text:change text:change-id="ct95353392"/><text:change text:change-id="ct95353288"/><text:change text:change-id="ct95353184"/><text:change text:change-id="ct95353080"/><text:change text:change-id="ct95352976"/><text:change text:change-id="ct95352872"/><text:change text:change-id="ct95352768"/><text:change text:change-id="ct95352664"/><text:change text:change-id="ct95352560"/><text:change text:change-id="ct95352456"/><text:change text:change-id="ct95352352"/><text:change text:change-id="ct95352248"/><text:change text:change-id="ct95352144"/><text:change text:change-id="ct95352040"/><text:change text:change-id="ct95351936"/><text:change text:change-id="ct95351832"/><text:change text:change-id="ct95351728"/><text:change text:change-id="ct95351624"/><text:change text:change-id="ct95351520"/><text:change text:change-id="ct95351416"/><text:change text:change-id="ct95351312"/><text:change text:change-id="ct95351208"/><text:change text:change-id="ct95351104"/><text:change text:change-id="ct95351000"/><text:change text:change-id="ct95350896"/><text:change text:change-id="ct95350792"/><text:change text:change-id="ct95350648"/><text:change text:change-id="ct95350544"/><text:change text:change-id="ct95350440"/><text:change text:change-id="ct95350336"/><text:change text:change-id="ct95350232"/><text:change text:change-id="ct95350128"/><text:change text:change-id="ct95350024"/><text:change text:change-id="ct95349920"/><text:change text:change-id="ct95349816"/><text:change text:change-id="ct95349712"/><text:change text:change-id="ct95349608"/><text:change text:change-id="ct95349504"/><text:change text:change-id="ct95349400"/><text:change text:change-id="ct95349296"/><text:change text:change-id="ct95349192"/><text:change text:change-id="ct95349088"/><text:change text:change-id="ct95348984"/><text:change text:change-id="ct95348880"/><text:change text:change-id="ct95348776"/><text:change text:change-id="ct95348672"/><text:change text:change-id="ct95348568"/><text:change text:change-id="ct95348464"/><text:change text:change-id="ct95348360"/><text:change text:change-id="ct95348256"/><text:change text:change-id="ct95348152"/><text:change text:change-id="ct95348048"/><text:change text:change-id="ct95347944"/><text:change text:change-id="ct95347840"/><text:change text:change-id="ct95347736"/><text:change text:change-id="ct95347632"/><text:change text:change-id="ct95347528"/><text:change text:change-id="ct95186136"/><text:change text:change-id="ct95347424"/><text:change text:change-id="ct95347320"/><text:change text:change-id="ct95347216"/><text:change text:change-id="ct95347112"/><text:change text:change-id="ct95347008"/><text:change text:change-id="ct95346904"/><text:change text:change-id="ct95346800"/><text:change text:change-id="ct95148704"/><text:change text:change-id="ct95346696"/><text:change text:change-id="ct95346592"/><text:change text:change-id="ct95346488"/><text:change text:change-id="ct95346384"/><text:change text:change-id="ct95346280"/><text:change text:change-id="ct95346176"/><text:change text:change-id="ct95346072"/><text:change text:change-id="ct95345968"/><text:change text:change-id="ct95071512"/><text:change text:change-id="ct95345864"/><text:change text:change-id="ct95345760"/><text:change text:change-id="ct95345656"/><text:change text:change-id="ct95345552"/><text:change text:change-id="ct95345448"/><text:change text:change-id="ct95345344"/><text:change text:change-id="ct95067080"/><text:change text:change-id="ct95345240"/><text:change text:change-id="ct95345136"/><text:change text:change-id="ct95345032"/><text:change text:change-id="ct95344928"/><text:change text:change-id="ct95344824"/><text:change text:change-id="ct95344720"/><text:change text:change-id="ct95055312"/><text:change text:change-id="ct95344616"/><text:change text:change-id="ct95344512"/><text:change text:change-id="ct95344408"/><text:change text:change-id="ct95344304"/><text:change text:change-id="ct95344200"/><text:change text:change-id="ct95344096"/><text:change text:change-id="ct95343992"/><text:change text:change-id="ct95026136"/><text:change text:change-id="ct95343888"/><text:change text:change-id="ct95025992"/><text:change text:change-id="ct95343784"/><text:change text:change-id="ct94972360"/><text:change text:change-id="ct95343680"/><text:change text:change-id="ct95343576"/><text:change text:change-id="ct95343472"/><text:change text:change-id="ct95343368"/><text:change text:change-id="ct95343264"/><text:change text:change-id="ct95343160"/><text:change text:change-id="ct95343056"/><text:change text:change-id="ct95342952"/><text:change text:change-id="ct95342848"/><text:change text:change-id="ct95342744"/><text:change text:change-id="ct95342640"/><text:change text:change-id="ct95342536"/><text:change text:change-id="ct95342432"/><text:change text:change-id="ct95342328"/><text:change text:change-id="ct95342224"/><text:change text:change-id="ct95342120"/><text:change text:change-id="ct95342016"/><text:change text:change-id="ct95341912"/><text:change text:change-id="ct95341808"/><text:change text:change-id="ct94907512"/><text:change text:change-id="ct94907408"/><text:change text:change-id="ct95341704"/><text:change text:change-id="ct95341600"/><text:change text:change-id="ct95341496"/><text:change text:change-id="ct95341392"/><text:change text:change-id="ct95341288"/><text:change text:change-id="ct95341184"/><text:change text:change-id="ct95341080"/><text:change text:change-id="ct95340976"/><text:change text:change-id="ct95340872"/><text:change text:change-id="ct95340768"/><text:change text:change-id="ct95340664"/><text:change text:change-id="ct95340560"/><text:change text:change-id="ct95340456"/><text:change text:change-id="ct95340352"/><text:change text:change-id="ct95340248"/><text:change text:change-id="ct95340144"/><text:change text:change-id="ct95340040"/><text:change text:change-id="ct95339936"/><text:change text:change-id="ct94880288"/><text:change text:change-id="ct95339832"/><text:change text:change-id="ct95339728"/><text:change text:change-id="ct95339624"/><text:change text:change-id="ct95339520"/><text:change text:change-id="ct95339416"/><text:change text:change-id="ct95339312"/><text:change text:change-id="ct95339208"/><text:change text:change-id="ct95339104"/><text:change text:change-id="ct95339000"/><text:change text:change-id="ct94849848"/><text:change text:change-id="ct95338896"/><text:change text:change-id="ct95338792"/><text:change text:change-id="ct95338688"/><text:change text:change-id="ct95338584"/><text:change text:change-id="ct95338480"/><text:change text:change-id="ct95338376"/><text:change text:change-id="ct95338272"/><text:change text:change-id="ct94835112"/><text:change text:change-id="ct95338168"/><text:change text:change-id="ct95338064"/><text:change text:change-id="ct95337960"/><text:change text:change-id="ct95337856"/><text:change text:change-id="ct94830840"/><text:change text:change-id="ct95337752"/><text:change text:change-id="ct95337648"/><text:change text:change-id="ct95337544"/><text:change text:change-id="ct95337440"/><text:change text:change-id="ct95337336"/><text:change text:change-id="ct95337232"/><text:change text:change-id="ct94825120"/><text:change text:change-id="ct95337128"/><text:change text:change-id="ct95337024"/><text:change text:change-id="ct95336920"/><text:change text:change-id="ct95336816"/><text:change text:change-id="ct95336712"/><text:change text:change-id="ct95336608"/><text:change text:change-id="ct95336504"/><text:change text:change-id="ct95336400"/><text:change text:change-id="ct95336256"/><text:change text:change-id="ct95336112"/><text:change text:change-id="ct95335968"/><text:change text:change-id="ct95335824"/><text:change text:change-id="ct95335680"/><text:change text:change-id="ct95335536"/><text:change text:change-id="ct95335392"/><text:change text:change-id="ct95335248"/><text:change text:change-id="ct95335104"/><text:change text:change-id="ct95334960"/><text:change text:change-id="ct95334816"/><text:change text:change-id="ct95334672"/><text:change text:change-id="ct95334528"/><text:change text:change-id="ct95334384"/><text:change text:change-id="ct95334240"/><text:change text:change-id="ct95334096"/><text:change text:change-id="ct95333952"/><text:change text:change-id="ct95333808"/><text:change text:change-id="ct95333664"/><text:change text:change-id="ct95333520"/><text:change text:change-id="ct95333376"/><text:change text:change-id="ct95333232"/><text:change text:change-id="ct95333088"/><text:change text:change-id="ct95332944"/><text:change text:change-id="ct95332800"/><text:change text:change-id="ct95332656"/><text:change text:change-id="ct95332512"/><text:change text:change-id="ct95332368"/><text:change text:change-id="ct95332224"/><text:change text:change-id="ct95332080"/><text:change text:change-id="ct95331936"/><text:change text:change-id="ct95331792"/><text:change text:change-id="ct95331648"/><text:change text:change-id="ct95331504"/><text:change text:change-id="ct95331360"/><text:change text:change-id="ct95331216"/><text:change text:change-id="ct95331072"/><text:change text:change-id="ct95330928"/><text:change text:change-id="ct95330784"/><text:change text:change-id="ct95330640"/><text:change text:change-id="ct95330496"/><text:change text:change-id="ct95330352"/><text:change text:change-id="ct95330208"/><text:change text:change-id="ct95330064"/><text:change text:change-id="ct95329920"/><text:change text:change-id="ct95329776"/><text:change text:change-id="ct95329632"/><text:change text:change-id="ct95329488"/><text:change text:change-id="ct95329344"/><text:change text:change-id="ct95329200"/><text:change text:change-id="ct95329056"/><text:change text:change-id="ct95328912"/><text:change text:change-id="ct95328768"/><text:change text:change-id="ct95328624"/><text:change text:change-id="ct95328480"/><text:change text:change-id="ct95328336"/><text:change text:change-id="ct95328192"/><text:change text:change-id="ct95328048"/><text:change text:change-id="ct95327904"/><text:change text:change-id="ct95327760"/><text:change text:change-id="ct95327616"/><text:change text:change-id="ct95327472"/><text:change text:change-id="ct95327328"/><text:change text:change-id="ct95327184"/><text:change text:change-id="ct95327040"/><text:change text:change-id="ct95326896"/><text:change text:change-id="ct95326752"/><text:change text:change-id="ct95326608"/><text:change text:change-id="ct95326464"/><text:change text:change-id="ct95326320"/><text:change text:change-id="ct95326176"/><text:change text:change-id="ct95326032"/><text:change text:change-id="ct95325888"/><text:change text:change-id="ct95325744"/><text:change text:change-id="ct95325600"/><text:change text:change-id="ct95325456"/><text:change text:change-id="ct95325312"/><text:change text:change-id="ct95325168"/><text:change text:change-id="ct95325024"/><text:change text:change-id="ct95324880"/><text:change text:change-id="ct95324736"/><text:change text:change-id="ct95324592"/><text:change text:change-id="ct95324448"/><text:change text:change-id="ct95324304"/><text:change text:change-id="ct95324160"/><text:change text:change-id="ct95324016"/><text:change text:change-id="ct95323872"/><text:change text:change-id="ct95323728"/><text:change text:change-id="ct95323584"/><text:change text:change-id="ct95323440"/><text:change text:change-id="ct95323296"/><text:change text:change-id="ct95323152"/><text:change text:change-id="ct95323008"/><text:change text:change-id="ct95322864"/><text:change text:change-id="ct95322720"/><text:change text:change-id="ct95322576"/>Getting and setting attribute state</text:h>
      <text:p text:style-name="Text_20_body">It is not necessary to use VAR declarations for attributes within component descriptions, unless they are required for link referencing, as the attribute list is not treated as being static by the constraint implementation; the set of attributes of a description may be added to as constraint evaluation progresses. </text:p>
      <text:p text:style-name="Text_20_body">Firstly, we need to make some introductory points:</text:p>
      <text:list text:style-name="L41">
        <text:list-item>
          <text:p text:style-name="P295">The logical variables used within any individual constraint annotation are local, viz. scoped, to that annotation. <text:s/>That is, variables sharing the same name in different annotations refer to different logical variables. In the implementation of the Eclipse plug-in, a preprocessor is used to rename variables to assure distinctness.</text:p>
        </text:list-item>
        <text:list-item>
          <text:p text:style-name="P295">A number of predicates are made available for getting and setting state. The single-argument versions of these predicates are: sfset/1, sfget/1 and sfattr/1. <text:s/>In all of them, the single argument is the name of the attribute being set/got (in the context of the pertinent component description). </text:p>
          <text:p text:style-name="P295">Aside: Attribute names may be unprefixed, local names; or, they may have a reference part prefixed to them. In the latter case, they must be written as strings. Examples are:</text:p>
        </text:list-item>
        <text:list-item>
          <text:p text:style-name="P561">Local names: attr, attr2, “attr”, “attr2”...</text:p>
        </text:list-item>
        <text:list-item>
          <text:p text:style-name="P561">Prefixed names: “foo:attr”, “foo:foo2:attr2”, ...</text:p>
          <text:p text:style-name="P295">A preprocessor will rewrite the use of these single-argument predicates as three-argument predicates, the first argument being a handle to the component description, the second argument being the attribute name (as above), and the third argument being a logical variable. </text:p>
        </text:list-item>
      </text:list>
      <text:p text:style-name="P215">In the case of sfget/1, this is the variable to which the value of the attribute is bound. In the case of sfset/1, this is the already-bound variable from which the value to be set is extracted. <text:span text:style-name="T6">Importantly, </text:span><text:span text:style-name="T7">whenever the same attribute is used in occurrences of sfget/1, sfset/1, sfattr/1 in a single constraint annotation, the implicit logical variable in each occurrence will be the </text:span><text:span text:style-name="T6">same</text:span><text:span text:style-name="T7"> logical variable. More details will be provided on this as we go along. </text:span></text:p>
      <text:list text:style-name="L41">
        <text:list-item text:start-value="1">
          <text:p text:style-name="P295">When the same attribute is referred to in different constraint annotations, possibly attached to different component descriptions, there is wiring that exists 'under-the-hood' to connect their use. If we use any of the attribute manipulation predicates, described in this section, the following applies. We use the following example for <text:s/>discussion. </text:p>
        </text:list-item>
      </text:list>
      <text:p text:style-name="P219">ListElement extends {</text:p>
      <text:p text:style-name="P219">}#do:1# member(sfattr(element), sfget(list))\#</text:p>
      <text:p text:style-name="P219"/>
      <text:p text:style-name="P219">System extends {</text:p>
      <text:p text:style-name="P219"><text:s text:c="3"/>x extends ListElement { list theList; }</text:p>
      <text:p text:style-name="P219"><text:s text:c="3"/>y extends ListElement { list theList; }</text:p>
      <text:p text:style-name="P219"><text:s text:c="3"/>z extends ListElement { list theList; }</text:p>
      <text:p text:style-name="P219">}#cons:1# lib(sd),</text:p>
      <text:p text:style-name="P219"><text:span text:style-name="T7"><text:s text:c="10"/>&amp;::(</text:span>sfget("x:element"), sfget(theList)), <text:s/></text:p>
      <text:p text:style-name="P219"><text:s text:c="10"/><text:span text:style-name="T7">&amp;::(</text:span>sfget("y:element"), sfget(theList)),</text:p>
      <text:p text:style-name="P219"><text:s text:c="10"/><text:span text:style-name="T7">&amp;::(</text:span>sfget("z:element"), sfget(theList)),</text:p>
      <text:p text:style-name="P219"><text:s text:c="10"/>alldifferent(sfget("x:element"), sfget("y:element"), </text:p>
      <text:p text:style-name="P219"><text:s text:c="42"/>sfget("z:element"))\#</text:p>
      <text:p text:style-name="P219">sfConfig extends System {</text:p>
      <text:p text:style-name="P219"><text:s text:c="3"/>theList ["one", VAR, "three", VAR];</text:p>
      <text:p text:style-name="P219"><text:s text:c="3"/>aList [VAR, "two", VAR, "four"];</text:p>
      <text:p text:style-name="P219">}#cons# sfattr(theList)=sfattr(aList)\#</text:p>
      <text:p text:style-name="P218"/>
      <text:p text:style-name="P215"/>
      <text:p text:style-name="P215">Note, as will be described properly below, the use of sfattr/1 is equivalent to doing an sfget/1 (at the start of the annotation), where the value obtained is bound (if set) to a logical variable; followed by doing an sfset/1 (at the end of the annotation) where the value that has been bound (if not previously bound) <text:span text:style-name="T3">to the same logical variable</text:span>, in the course of executing the annotation, is written back in the pertaining description for the given attribute. </text:p>
      <text:p text:style-name="P215">In the example, once the preprocessor has done its job, the annotation using the alldifferent/1 predicate will look as follows (as indicated in bold font):</text:p>
      <text:p text:style-name="P219">sfConfig extends System {</text:p>
      <text:p text:style-name="P219"><text:s text:c="3"/>x extends{ </text:p>
      <text:p text:style-name="P219"><text:tab/> <text:s/>list ["one", VAR/1, "three", VAR/2];</text:p>
      <text:p text:style-name="P219"><text:s text:c="3"/>}#do:1# sos, sfget(Cxt, element, E), sfget(Cxt, list, L), </text:p>
      <text:p text:style-name="P219"><text:s text:c="11"/>member(E, L), sfset(Cxt, element, E), eos\#</text:p>
      <text:p text:style-name="P219"/>
      <text:p text:style-name="P219"><text:s text:c="3"/>y extends{ </text:p>
      <text:p text:style-name="P219"><text:tab/> <text:s/>list ["one", VAR/1, "three", VAR/2];</text:p>
      <text:p text:style-name="P219"><text:s text:c="3"/>}#do:1# sos, sfget(Cxt, element, E), sfget(Cxt, list, L), </text:p>
      <text:p text:style-name="P219"><text:s text:c="11"/>member(E, L), sfset(Cxt, element, E), eos\#</text:p>
      <text:p text:style-name="P219"/>
      <text:p text:style-name="P219"><text:s text:c="3"/>z extends{ </text:p>
      <text:p text:style-name="P219"><text:tab/> <text:s/>list ["one", VAR/1, "three", VAR/2];</text:p>
      <text:p text:style-name="P219"><text:s text:c="3"/>}#do:1# sos, sfget(Cxt, element, E), sfget(Cxt, list, L), </text:p>
      <text:p text:style-name="P219"><text:s text:c="11"/>member(E, L), sfset(Cxt, element, E), eos\#</text:p>
      <text:p text:style-name="P219"><text:s text:c="3"/></text:p>
      <text:p text:style-name="P219"><text:s text:c="3"/>theList ["one", VAR/1, "three", VAR/2];</text:p>
      <text:p text:style-name="P219"><text:s text:c="3"/>aList [VAR/3, "two", VAR/4, "four"];</text:p>
      <text:p text:style-name="P219"/>
      <text:p text:style-name="P219">}#cons# sos, sfget(Cxt, theList, L), sfget(Cxt, aList, A), L=A, </text:p>
      <text:p text:style-name="P219"><text:s text:c="8"/>sfset(Cxt, theList, L), sfset(Cxt, aList, A), eos\#</text:p>
      <text:p text:style-name="P237"><text:span text:style-name="T7"><text:s/></text:span><text:span text:style-name="T6">#cons:1#sos, lib(sd),</text:span></text:p>
      <text:p text:style-name="P237"><text:span text:style-name="T6"><text:s text:c="8"/>sfget(Cxt, "x:element", X), sfget(Cxt, "y:element", Y), </text:span></text:p>
      <text:p text:style-name="P238"><text:s text:c="8"/>sfget(Cxt, "z:element", Z), sfget(Cxt, theList, L), <text:s/><text:tab/> &amp;::(X,L), &amp;::(Y,L), &amp;::(Z,L), alldifferent([X,Y,Z]), </text:p>
      <text:p text:style-name="P238"><text:s text:c="8"/>eos\# </text:p>
      <text:p text:style-name="Text_20_body"/>
      <text:p text:style-name="Text_20_body"><text:tab/>Note also the transformation in the ListElements, say for x, from:<text:tab/></text:p>
      <text:p text:style-name="P219">x extends{ </text:p>
      <text:p text:style-name="P219"><text:tab/>list ["one", VAR/1, "three", VAR/2];</text:p>
      <text:p text:style-name="P219">}#do:1# member(sfattr(element), sfget(list))\#</text:p>
      <text:p text:style-name="P216"/>
      <text:p text:style-name="P216">To:</text:p>
      <text:p text:style-name="P219">x extends{ </text:p>
      <text:p text:style-name="P219"><text:tab/>list ["one", VAR/1, "three", VAR/2];</text:p>
      <text:p text:style-name="P219">}#do:1# sos, sfget(Cxt, element, E), sfget(Cxt, list, L), </text:p>
      <text:p text:style-name="P219"><text:s text:c="8"/>member(E, L), sfset(Cxt, element, E), eos\#</text:p>
      <text:p text:style-name="P216"/>
      <text:p text:style-name="P216">Notably, the wiring that is made 'under-the-hood' unifies the occurrence of E in the annotation for description x, with X in the second annotation for sfConfig. This means that when we reach member(E, L), E is constrained to have the range [“one”, “two”, “three”, “four”]. Moreover, for the other ListElements, propagation of the alldifferent/1 constraint means that, when choosing a value for “y:element”, its range will be [“two”, “three”, “four”] (assuming that “one” was bound to "x:element"), and that, when choosing a value for "z:element", its range will be [“three”, “four”] (assuming that “two” was bound to "y:element"). <text:s/></text:p>
      <text:p text:style-name="Text_20_body">To set attributes, the sfset/3 predicate may be used. The predicate takes a context – pertaining to the component description to which the given constraint annotation is attached – as its first argument. It also takes the attribute to be set as the second argument, and the intended value as the third.</text:p>
      <text:p text:style-name="Code">sfset(Cxt, Attr, Value) – Sets Attr to have Value in Cxt</text:p>
      <text:p text:style-name="Text_20_body"/>
      <text:p text:style-name="Text_20_body">If the attribute does not already exist, then the attribute is added to the component description. If the attribute does already exist, then the old value and the new value must be unifiable; that is, the new value must be the same value as the old (modulo variable renaming), or must be more specific. For example, an attribute may have the value: [1,2,VAR]. Setting it to have the value [1,2,3] would be permitted, but attempting to set it to be [2,1,3] would fail. </text:p>
      <text:p text:style-name="Text_20_body">Note that in atoms that appear in a constraint annotation, use of the three-argument version of this predicate is redundant. <text:s/><text:span text:style-name="T10">Instead, the following one- and two-argument versions should be used.</text:span></text:p>
      <text:p text:style-name="Code">sfset(Attr, Value) – Sets Attr to have Value</text:p>
      <text:p text:style-name="Code">sfset(Attr) – Sets Attr. Replaced by common logical variable, plus an </text:p>
      <text:p text:style-name="Code"><text:s text:c="14"/>occurrence of sfset/3 (if not already present)</text:p>
      <text:p text:style-name="P202"/>
      <text:p text:style-name="P202">These versions of sfset (/1, /2) may be used only in constraint annotations, attached to component descriptions, and not in predicate definitions provided in auxiliary theory files. For this latter purpose, the three-argument version must be used. </text:p>
      <text:p text:style-name="P202">The said preprocessor will insert the component description Cxt into uses of sfset/1 and sfset/2. The preprocessing of sfset/1 is interesting. It is replaced by a logical variable, which, as previously noted, is the same as that used for <text:s/><text:span text:style-name="T10">all other occurrences of sfset/1, sfget/1 and sfattr/1 used in a constraint annotation. The generated occurrence of sfset/3 is moved to the end of the constraint, but if such an occurrence already exists then it is discarded. </text:span></text:p>
      <text:p text:style-name="Text_20_body"><text:span text:style-name="T10">A simple example </text:span><text:span text:style-name="T32">is that of the “allocate/2” goal (which comes from a use-case concerned with allocating virtual machines to hosts). For its second argument, <text:s/>allocate (see embolded fragment) takes a logical variable, which will be bound to the allocation result. (Note, allocate is sourced as in the 'foo' namespace, so we use foo__allocate to refer to it.)</text:span></text:p>
      <text:p text:style-name="Code">#include "org/smartfrog/components.sf"</text:p>
      <text:p text:style-name="Code"/>
      <text:p text:style-name="Code">sfConfig extends {</text:p>
      <text:p text:style-name="Code"><text:s text:c="2"/>Test1 extends {</text:p>
      <text:p text:style-name="Code"><text:s text:c="4"/>producers [["h0",[4]],["h1",[3]],["h2",[3]]];</text:p>
      <text:p text:style-name="Code"><text:s text:c="4"/>consumers [["v0",[3]], ["v1",[3]], ["v2",[2]], ["v3",[2]]];</text:p>
      <text:p text:style-name="Code"><text:s text:c="2"/>}<text:span text:style-name="T6">#do:1#foo__allocate(sfcxt,sfset(ass))\#</text:span></text:p>
      <text:p text:style-name="P223">}#do#source("alloc.ecl","foo")\#</text:p>
      <text:p text:style-name="P203"/>
      <text:p text:style-name="P203">After preprocessing the annotation becomes:</text:p>
      <text:p text:style-name="Code">#do:1#sos, foo__allocate(Cxt, Ass), sfset(Cxt, ass, Ass), eos\#</text:p>
      <text:p text:style-name="P203"/>
      <text:p text:style-name="P203">That is, the occurrence of sfset/1 is replaced by a logical variable Ass, and a copy of sfset/3 is tagged to the end of the annotation. </text:p>
      <text:p text:style-name="P203">Note, as an important aside, the use of sfcxt. Whenever sfcxt is used in a constraint annotation, the preprocessor replaces it with a handle to the actual component description to which the annotation is attached. This is essential when authoring predicates which are stored in auxiliary theory files. For example, the definition of allocate/2 (in part) is:</text:p>
      <text:p text:style-name="P224">allocate(Cxt, Ass):-</text:p>
      <text:p text:style-name="P224"><text:s text:c="8"/>sfget(Cxt, producers, P), </text:p>
      <text:p text:style-name="P224"><text:s text:c="8"/>writeln(P), flush(stdout),</text:p>
      <text:p text:style-name="P224"><text:s text:c="8"/>(var(P) -&gt;</text:p>
      <text:p text:style-name="P224"><text:s text:c="12"/>writeln("Must be producers in an allocation problem"), </text:p>
      <text:p text:style-name="P224"><text:s text:c="12"/>flush(stdout),</text:p>
      <text:p text:style-name="P224"><text:s text:c="12"/>fail;</text:p>
      <text:p text:style-name="P224"><text:s text:c="12"/>preprocess_producers(P)), ...</text:p>
      <text:p text:style-name="P203"/>
      <text:p text:style-name="P203">Here, allocate/2 uses the Cxt supplied as an input argument in all uses of sfget/3 and sfset/3, as can be seen: </text:p>
      <text:p text:style-name="P224"><text:tab/><text:tab/>sfget(Cxt, producers, P), </text:p>
      <text:p text:style-name="Text_20_body"/>
      <text:p text:style-name="Text_20_body">In predicates defined in auxiliary theory files, the only attribute manipulation predicates that may be used are sfget/3 and sfset/3. </text:p>
      <text:p text:style-name="Text_20_body">To get the values of attributes, as already alluded to, use:</text:p>
      <text:p text:style-name="Code">sfget(Cxt, Attr, Value) – Gets value of Attr in Cxt, and binds to <text:s/></text:p>
      <text:p text:style-name="Code"><text:s text:c="26"/>Value. Value is left unbound, if no such <text:s/></text:p>
      <text:p text:style-name="Code"><text:s text:c="26"/>value.</text:p>
      <text:p text:style-name="Code">sfget(Attr, Value) – Gets value of Attr and binds Value. Value is ...</text:p>
      <text:p text:style-name="Code">sfget(Attr) – Gets Attr. Replaced by common logical variable, plus an </text:p>
      <text:p text:style-name="Code"><text:s text:c="14"/>occurrence of sfget/3 (if not already present)</text:p>
      <text:p text:style-name="P202"/>
      <text:p text:style-name="P202">An occurrence of the one-argument version, sfget/1, is replaced by a logical variable (common to all occurrences of sfget/1, sfset/1, sfattr/1 for that attribute in the annotation); a three-argument version is inserted at the start of the annotation, if not already there for the pertaining attribute. </text:p>
      <text:p text:style-name="Text_20_body">An example, from above, is:</text:p>
      <text:p text:style-name="P223">#cons:1# use(sd),</text:p>
      <text:p text:style-name="P223"><text:span text:style-name="T7"><text:s text:c="9"/>&amp;::(</text:span>sfget("x:element"), sfget(theList)), <text:s/></text:p>
      <text:p text:style-name="P223"><text:s text:c="9"/><text:span text:style-name="T7">&amp;::(</text:span>sfget("y:element"), sfget(theList)),</text:p>
      <text:p text:style-name="P223"><text:s text:c="9"/><text:span text:style-name="T7">&amp;::(</text:span>sfget("z:element"), sfget(theList)),</text:p>
      <text:p text:style-name="P223"><text:s text:c="10"/>alldifferent(sfget("x:element"), sfget("y:element"), </text:p>
      <text:p text:style-name="P223"><text:s text:c="42"/>sfget("z:element"))\#</text:p>
      <text:p text:style-name="Code"/>
      <text:p text:style-name="Text_20_body">which becomes:</text:p>
      <text:p text:style-name="P233"><text:span text:style-name="T7"><text:s/></text:span><text:span text:style-name="T6">#cons:1# sos, use(sd),</text:span></text:p>
      <text:p text:style-name="P233"><text:span text:style-name="T6"><text:s text:c="8"/>sfget(Cxt, "x:element", X), sfget(Cxt, "y:element", Y), </text:span></text:p>
      <text:p text:style-name="P232"><text:s text:c="8"/>sfget(Cxt, "z:element", Z), sfget(Cxt, theList, L), <text:s/><text:tab/> <text:s text:c="3"/></text:p>
      <text:p text:style-name="P232"><text:s text:c="8"/>&amp;::(X,L), &amp;::(Y,L), &amp;::(Z,L), alldifferent([X,Y,Z]), </text:p>
      <text:p text:style-name="P232"><text:s text:c="8"/>eos\# </text:p>
      <text:p text:style-name="P231"/>
      <text:p text:style-name="P231">Finally, there is a predicate sfattr/1, which is also replaced by a logical variable common to all occurrences of sfget/1, sfset/1, sfattr/1, for the named attribute, in the constraint annotation. The preprocessor also generates an sfget/3, and inserts it at the start of the annotation, if not already present for the attribute; and generates an occurrence of sfset/3, <text:s/>and inserts it at the end of the annotation, if not already present for the attribute. </text:p>
      <text:p text:style-name="Text_20_body">An example is: </text:p>
      <text:p text:style-name="P234">#do:1# member(sfattr(element), sfget(list))\#</text:p>
      <text:p text:style-name="P234"/>
      <text:p text:style-name="P104"/>
      <text:p text:style-name="P104">which becomes:</text:p>
      <text:p text:style-name="P223">#do:1# sos, sfget(Cxt, element, E), sfget(Cxt, list, L), </text:p>
      <text:p text:style-name="P223"><text:s text:c="11"/>member(E, L), sfset(Cxt, element, E), eos\#</text:p>
      <text:h text:style-name="Heading_20_2" text:outline-level="3" text:is-list-header="true"/>
      <text:h text:style-name="Heading_20_2" text:outline-level="3"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905cm" fo:margin-right="0cm" fo:orphans="2" fo:widows="2" fo:text-indent="0cm" style:auto-text-indent="false"/>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2.54cm" fo:margin-right="0cm" fo:margin-top="0cm" fo:margin-bottom="0.388cm" style:line-height-at-least="0.388cm" fo:text-align="justify" style:justify-single-word="false" fo:text-indent="0cm" style:auto-text-indent="false"/>
      <style:text-properties style:font-name="Arial"/>
    </style:style>
    <style:style style:name="Text_20_body_20_indent" style:display-name="Text body indent" style:family="paragraph" style:parent-style-name="Text_20_body" style:class="text">
      <style:paragraph-properties fo:margin-left="3.048cm" fo:margin-right="0cm" fo:margin-top="0cm" fo:margin-bottom="0cm" fo:text-align="start" style:justify-single-word="false" fo:text-indent="0cm" style:auto-text-indent="false"/>
      <style:text-properties fo:color="#0000ff" style:font-name="Lucida Console" fo:font-size="8pt" style:font-size-asian="8pt"/>
    </style:style>
    <style:style style:name="Heading" style:family="paragraph" style:parent-style-name="Standard" style:next-style-name="Text_20_body" style:class="text">
      <style:paragraph-properties fo:margin-left="0.011cm" fo:margin-right="0cm" fo:margin-top="0.423cm" fo:margin-bottom="0.212cm" fo:text-indent="0cm" style:auto-text-indent="false" fo:keep-with-next="always"/>
      <style:text-properties style:font-name="Arial" fo:font-size="14pt" style:text-underline-style="solid" style:text-underline-width="auto" style:text-underline-color="font-color" fo:font-weight="bold" style:font-name-asian="Lucida Sans Unicode" style:font-size-asian="14pt" style:font-name-complex="Tahoma1" style:font-size-complex="14pt"/>
    </style:style>
    <style:style style:name="Heading_20_1" style:display-name="Heading 1" style:family="paragraph" style:parent-style-name="Heading_20_Base" style:next-style-name="Text_20_body" style:class="text" style:default-outline-level="2">
      <style:paragraph-properties fo:margin-left="0cm" fo:margin-right="0cm" fo:margin-top="0.381cm" fo:margin-bottom="0.254cm" fo:line-height="100%" fo:text-indent="20.498cm" style:auto-text-indent="false" fo:break-before="page" fo:background-color="transparent">
        <style:background-image/>
      </style:paragraph-properties>
      <style:text-properties style:text-position="0% 100%" fo:font-size="14pt" fo:letter-spacing="-0.018cm" style:text-underline-style="none" fo:font-weight="bold" style:font-size-asian="10pt" style:font-weight-asian="bold"/>
    </style:style>
    <style:style style:name="Heading_20_2" style:display-name="Heading 2" style:family="paragraph" style:parent-style-name="Heading_20_Base" style:next-style-name="Text_20_body" style:class="text" style:default-outline-level="3">
      <style:paragraph-properties fo:margin-left="0cm" fo:margin-right="0cm" style:line-height-at-least="0cm" fo:text-indent="5.283cm" style:auto-text-indent="false"/>
      <style:text-properties fo:font-size="13pt" style:text-underline-style="none" fo:font-weight="bold" style:font-size-asian="10pt" style:font-weight-asian="bold"/>
    </style:style>
    <style:style style:name="Heading_20_3" style:display-name="Heading 3" style:family="paragraph" style:parent-style-name="Heading_20_Base" style:next-style-name="Text_20_body" style:class="text" style:default-outline-level="4">
      <style:paragraph-properties fo:margin-left="-3cm" fo:margin-right="0cm" fo:margin-top="0.247cm" fo:margin-bottom="0.106cm" fo:text-indent="0cm" style:auto-text-indent="false"/>
      <style:text-properties fo:font-size="11pt" fo:font-style="normal" fo:font-weight="bold" style:font-size-asian="10pt" style:font-style-asian="italic" style:font-weight-asian="bold" style:font-name-complex="Arial" style:font-style-complex="italic" style:font-weight-complex="bold"/>
    </style:style>
    <style:style style:name="Heading_20_4" style:display-name="Heading 4" style:family="paragraph" style:parent-style-name="Heading_20_Base" style:next-style-name="Text_20_body" style:class="text">
      <style:paragraph-properties fo:margin-left="2.499cm" fo:margin-right="0cm" fo:margin-top="0.4cm" fo:margin-bottom="0cm" fo:text-indent="0cm" style:auto-text-indent="false"/>
      <style:text-properties fo:font-size="11pt" fo:font-style="italic" fo:font-weight="bold" style:font-size-asian="9pt" style:font-weight-asian="bold"/>
    </style:style>
    <style:style style:name="Heading_20_5" style:display-name="Heading 5" style:family="paragraph" style:parent-style-name="Heading_20_Base" style:next-style-name="Text_20_body" style:class="text" style:default-outline-level="5">
      <style:paragraph-properties fo:margin-top="0.388cm" fo:margin-bottom="0.388cm"/>
      <style:text-properties style:font-name="Times New Roman" fo:font-size="10pt" fo:font-style="italic" style:font-size-asian="10pt" style:font-style-asian="italic"/>
    </style:style>
    <style:style style:name="Heading_20_6" style:display-name="Heading 6" style:family="paragraph" style:parent-style-name="Heading_20_Base" style:next-style-name="Text_20_body" style:class="text" style:default-outline-level="6">
      <style:text-properties style:font-name="Times New Roman" fo:font-size="10pt" fo:font-style="italic" style:font-size-asian="10pt" style:font-style-asian="italic"/>
    </style:style>
    <style:style style:name="Heading_20_7" style:display-name="Heading 7" style:family="paragraph" style:parent-style-name="Heading_20_Base" style:next-style-name="Text_20_body" style:class="text" style:default-outline-level="7">
      <style:text-properties style:font-name="Times New Roman" fo:font-size="10pt" style:font-size-asian="10pt"/>
    </style:style>
    <style:style style:name="Heading_20_8" style:display-name="Heading 8" style:family="paragraph" style:parent-style-name="Heading_20_Base" style:next-style-name="Text_20_body" style:class="text" style:default-outline-level="8">
      <style:text-properties fo:font-size="9pt" fo:font-style="italic" style:font-size-asian="9pt" style:font-style-asian="italic"/>
    </style:style>
    <style:style style:name="Heading_20_9" style:display-name="Heading 9" style:family="paragraph" style:parent-style-name="Heading_20_Base" style:next-style-name="Text_20_body" style:class="text" style:default-outline-level="9">
      <style:text-properties fo:font-size="9pt" style:font-size-asian="9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left="2.54cm" fo:margin-right="0cm" fo:text-indent="-0.635cm" style:auto-text-indent="false"/>
    </style:style>
    <style:style style:name="Header" style:family="paragraph" style:parent-style-name="Header_20_Base" style:class="extra"/>
    <style:style style:name="Footer" style:family="paragraph" style:parent-style-name="Header_20_Base"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ootnote" style:family="paragraph" style:parent-style-name="Footnote_20_Base" style:class="extra"/>
    <style:style style:name="Endnote" style:family="paragraph" style:parent-style-name="Footnote_20_Base" style:class="extra"/>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Heading_20_Base" style:next-style-name="Index_20_1" style:class="index">
      <style:paragraph-properties fo:margin-left="0cm" fo:margin-right="0cm" fo:margin-top="0.776cm" fo:margin-bottom="0cm" fo:keep-together="auto" fo:text-indent="0cm" style:auto-text-indent="false"/>
      <style:text-properties fo:text-transform="uppercase" fo:font-size="12pt" fo:letter-spacing="normal" fo:font-weight="bold" style:letter-kerning="true" style:font-size-asian="12pt" style:font-weight-asian="bold"/>
    </style:style>
    <style:style style:name="Index_20_1" style:display-name="Index 1" style:family="paragraph" style:parent-style-name="Index_20_Base" style:class="index">
      <style:paragraph-properties fo:margin-left="0.635cm" fo:margin-right="0cm" fo:text-indent="-0.635cm" style:auto-text-indent="false">
        <style:tab-stops>
          <style:tab-stop style:position="6.562cm" style:type="right"/>
        </style:tab-stops>
      </style:paragraph-properties>
    </style:style>
    <style:style style:name="Index_20_2" style:display-name="Index 2" style:family="paragraph" style:parent-style-name="Index_20_Base" style:class="index">
      <style:paragraph-properties fo:margin-left="1.27cm" fo:margin-right="0cm" fo:text-indent="-0.635cm" style:auto-text-indent="false">
        <style:tab-stops>
          <style:tab-stop style:position="5.927cm" style:type="right"/>
        </style:tab-stops>
      </style:paragraph-properties>
    </style:style>
    <style:style style:name="Index_20_3" style:display-name="Index 3" style:family="paragraph" style:parent-style-name="Index_20_Base" style:class="index">
      <style:paragraph-properties fo:margin-left="1.27cm" fo:margin-right="0cm" fo:text-indent="-0.635cm" style:auto-text-indent="false">
        <style:tab-stops>
          <style:tab-stop style:position="5.92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OC_20_Base" style:class="index">
      <style:paragraph-properties fo:margin-top="0.212cm" fo:margin-bottom="0.212cm" fo:line-height="100%">
        <style:tab-stops/>
      </style:paragraph-properties>
      <style:text-properties fo:text-transform="uppercase" style:font-name="Times New Roman" fo:font-weight="bold" style:font-weight-asian="bold" style:font-size-complex="12pt" style:font-weight-complex="bold"/>
    </style:style>
    <style:style style:name="Contents_20_2" style:display-name="Contents 2" style:family="paragraph" style:parent-style-name="TOC_20_Base" style:class="index">
      <style:paragraph-properties fo:margin-left="0.353cm" fo:margin-right="0cm" fo:margin-top="0cm" fo:margin-bottom="0cm" fo:line-height="100%" fo:text-indent="0cm" style:auto-text-indent="false">
        <style:tab-stops/>
      </style:paragraph-properties>
      <style:text-properties fo:font-variant="small-caps" style:font-name="Times New Roman" style:font-size-complex="12pt"/>
    </style:style>
    <style:style style:name="Contents_20_3" style:display-name="Contents 3" style:family="paragraph" style:parent-style-name="TOC_20_Base" style:class="index">
      <style:paragraph-properties fo:margin-left="0.706cm" fo:margin-right="0cm" fo:margin-top="0cm" fo:margin-bottom="0cm" fo:line-height="100%" fo:text-indent="0cm" style:auto-text-indent="false">
        <style:tab-stops/>
      </style:paragraph-properties>
      <style:text-properties style:font-name="Times New Roman" fo:font-style="italic" style:font-style-asian="italic" style:font-size-complex="12pt" style:font-style-complex="italic"/>
    </style:style>
    <style:style style:name="Contents_20_4" style:display-name="Contents 4" style:family="paragraph" style:parent-style-name="TOC_20_Base" style:class="index">
      <style:paragraph-properties fo:margin-left="1.058cm" fo:margin-right="0cm" fo:margin-top="0cm" fo:margin-bottom="0cm" fo:line-height="100%" fo:text-indent="0cm" style:auto-text-indent="false">
        <style:tab-stops/>
      </style:paragraph-properties>
      <style:text-properties style:font-name="Times New Roman" style:font-size-complex="10.5pt"/>
    </style:style>
    <style:style style:name="Contents_20_5" style:display-name="Contents 5" style:family="paragraph" style:parent-style-name="TOC_20_Base" style:class="index">
      <style:paragraph-properties fo:margin-left="1.411cm" fo:margin-right="0cm" fo:margin-top="0cm" fo:margin-bottom="0cm" fo:line-height="100%" fo:text-indent="0cm" style:auto-text-indent="false">
        <style:tab-stops/>
      </style:paragraph-properties>
      <style:text-properties style:font-name="Times New Roman"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74cm" style:type="right" style:leader-style="dotted" style:leader-text="."/>
        </style:tab-stops>
      </style:paragraph-properties>
    </style:style>
    <style:style style:name="Title" style:family="paragraph" style:parent-style-name="Heading_20_Base" style:next-style-name="Subtitle" style:class="chapter">
      <style:paragraph-properties fo:margin-left="1.905cm" fo:margin-right="3.81cm" fo:margin-top="1.164cm" fo:margin-bottom="0.706cm" style:line-height-at-least="0.953cm" fo:text-indent="0cm" style:auto-text-indent="false"/>
      <style:text-properties style:font-name="Times New Roman" fo:font-size="30pt" fo:letter-spacing="-0.071cm" style:font-size-asian="30pt"/>
    </style:style>
    <style:style style:name="Subtitle" style:family="paragraph" style:parent-style-name="Title" style:next-style-name="Text_20_body" style:class="chapter">
      <style:paragraph-properties fo:margin-left="1.27cm" fo:margin-right="1.27cm" fo:margin-top="0cm" fo:margin-bottom="0.282cm" style:line-height-at-least="0.706cm" fo:text-align="center" style:justify-single-word="false" fo:text-indent="0cm" style:auto-text-indent="false"/>
      <style:text-properties fo:font-size="17pt" fo:letter-spacing="-0.025cm" fo:language="en" fo:country="GB" style:font-size-asian="17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Base" style:display-name="Heading Base" style:family="paragraph" style:parent-style-name="Standard" style:next-style-name="Text_20_body">
      <style:paragraph-properties fo:margin-top="0.247cm" fo:margin-bottom="0cm" style:line-height-at-least="0.388cm" fo:keep-together="always" fo:keep-with-next="always"/>
      <style:text-properties style:font-name="Arial" fo:font-size="11pt" fo:letter-spacing="-0.007cm" style:letter-kerning="true" style:font-size-asian="11pt"/>
    </style:style>
    <style:style style:name="Footnote_20_Base" style:display-name="Footnote Base" style:family="paragraph" style:parent-style-name="Standard">
      <style:paragraph-properties style:line-height-at-least="0.388cm" fo:keep-together="always"/>
      <style:text-properties fo:font-size="9pt" style:font-size-asian="9pt"/>
    </style:style>
    <style:style style:name="Block_20_Quotation" style:display-name="Block Quotation" style:family="paragraph" style:parent-style-name="Text_20_body">
      <style:paragraph-properties fo:margin-left="2.54cm" fo:margin-right="1.27cm" fo:margin-top="0cm" fo:margin-bottom="0.106cm" fo:keep-together="always" fo:text-indent="0cm" style:auto-text-indent="false" fo:padding-left="0.106cm" fo:padding-right="0cm" fo:padding-top="0cm" fo:padding-bottom="0.106cm" fo:border-left="0.141cm solid #808080" fo:border-right="none" fo:border-top="none" fo:border-bottom="0.176cm solid #ffffff"/>
      <style:text-properties fo:font-style="italic" style:font-style-asian="italic"/>
    </style:style>
    <style:style style:name="Body_20_Text_20_Keep" style:display-name="Body Text Keep" style:family="paragraph" style:parent-style-name="Text_20_body">
      <style:paragraph-properties fo:keep-with-next="always"/>
    </style:style>
    <style:style style:name="Picture" style:family="paragraph" style:parent-style-name="Standard" style:next-style-name="WW-Caption">
      <style:paragraph-properties fo:keep-with-next="always"/>
    </style:style>
    <style:style style:name="WW-Caption" style:family="paragraph" style:parent-style-name="Picture" style:next-style-name="Text_20_body">
      <style:paragraph-properties fo:margin-left="3.175cm" fo:margin-right="0cm" fo:margin-top="0.106cm" fo:margin-bottom="0.388cm" style:line-height-at-least="0.388cm" fo:text-indent="0cm" style:auto-text-indent="false"/>
      <style:text-properties fo:font-size="9pt" fo:font-style="italic" style:font-size-asian="9pt" style:font-style-asian="italic"/>
    </style:style>
    <style:style style:name="Document_20_Label" style:display-name="Document Label" style:family="paragraph" style:parent-style-name="Heading_20_Base" style:next-style-name="Text_20_body">
      <style:paragraph-properties fo:margin-top="0.282cm" fo:margin-bottom="0cm"/>
      <style:text-properties style:font-name="Times New Roman" fo:font-size="30pt" fo:letter-spacing="-0.053cm" style:font-size-asian="30pt"/>
    </style:style>
    <style:style style:name="Header_20_Base" style:display-name="Header Base" style:family="paragraph" style:parent-style-name="Standard">
      <style:paragraph-properties fo:margin-left="0cm" fo:margin-right="0cm" fo:keep-together="always" fo:text-indent="0cm" style:auto-text-indent="false">
        <style:tab-stops>
          <style:tab-stop style:position="7.62cm" style:type="center"/>
          <style:tab-stop style:position="15.24cm" style:type="right"/>
        </style:tab-stops>
      </style:paragraph-properties>
      <style:text-properties style:font-name="Arial" fo:letter-spacing="-0.007cm"/>
    </style:style>
    <style:style style:name="Index_20_Base" style:display-name="Index Base" style:family="paragraph" style:parent-style-name="Standard">
      <style:paragraph-properties fo:margin-left="0.635cm" fo:margin-right="0cm" style:line-height-at-least="0.388cm" fo:text-indent="0cm" style:auto-text-indent="false"/>
    </style:style>
    <style:style style:name="WW-Index_20_4" style:display-name="WW-Index 4" style:family="paragraph" style:parent-style-name="Index_20_Base">
      <style:paragraph-properties fo:margin-left="1.27cm" fo:margin-right="0cm" fo:text-indent="-0.635cm" style:auto-text-indent="false">
        <style:tab-stops>
          <style:tab-stop style:position="5.927cm" style:type="right"/>
        </style:tab-stops>
      </style:paragraph-properties>
    </style:style>
    <style:style style:name="WW-Index_20_5" style:display-name="WW-Index 5" style:family="paragraph" style:parent-style-name="Index_20_Base">
      <style:paragraph-properties fo:margin-left="1.27cm" fo:margin-right="0cm" fo:text-indent="-0.635cm" style:auto-text-indent="false">
        <style:tab-stops>
          <style:tab-stop style:position="5.927cm" style:type="right"/>
        </style:tab-stops>
      </style:paragraph-properties>
    </style:style>
    <style:style style:name="Section_20_Heading" style:display-name="Section Heading" style:family="paragraph" style:parent-style-name="Heading_20_1" style:next-style-name="Text_20_body" style:list-style-name="WW8Num89">
      <style:paragraph-properties fo:margin-left="0cm" fo:margin-right="0cm" fo:margin-top="0.388cm" fo:margin-bottom="0.706cm" fo:text-indent="0cm" style:auto-text-indent="false" fo:break-before="page" text:number-lines="false" text:line-number="0"/>
      <style:text-properties fo:font-size="12pt" style:text-underline-style="solid" style:text-underline-width="auto" style:text-underline-color="font-color" style:font-size-asian="12pt"/>
    </style:style>
    <style:style style:name="WW-List_20_Bullet" style:display-name="WW-List Bullet" style:family="paragraph" style:parent-style-name="List" style:list-style-name="WW8Num69">
      <style:paragraph-properties fo:margin-left="0cm" fo:margin-right="1.27cm" fo:text-indent="0cm" style:auto-text-indent="false"/>
    </style:style>
    <style:style style:name="WW-List_20_Number" style:display-name="WW-List Number" style:family="paragraph" style:parent-style-name="List" style:list-style-name="WW8StyleNum">
      <style:paragraph-properties fo:margin-left="3.175cm" fo:margin-right="1.27cm" fo:text-indent="-0.635cm" style:auto-text-indent="false"/>
    </style:style>
    <style:style style:name="WW-Macro_20_Text" style:display-name="WW-Macro Text" style:family="paragraph" style:parent-style-name="Standard">
      <style:text-properties style:font-name="Courier New1"/>
    </style:style>
    <style:style style:name="Title_20_Cover" style:display-name="Title Cover" style:family="paragraph" style:parent-style-name="Heading_20_Base" style:next-style-name="Subtitle_20_Cover">
      <style:paragraph-properties fo:margin-top="3.175cm" fo:margin-bottom="0cm" style:line-height-at-least="0.423cm"/>
      <style:text-properties fo:font-size="36pt" fo:letter-spacing="-0.085cm" fo:font-weight="bold" style:font-size-asian="36pt" style:font-weight-asian="bold"/>
    </style:style>
    <style:style style:name="Subtitle_20_Cover" style:display-name="Subtitle Cover" style:family="paragraph" style:parent-style-name="Title_20_Cover" style:next-style-name="Text_20_body">
      <style:paragraph-properties fo:margin-left="1.905cm" fo:margin-right="2.963cm" fo:margin-top="2.681cm" fo:margin-bottom="0cm" fo:text-indent="0cm" style:auto-text-indent="false"/>
      <style:text-properties style:font-name="Times New Roman" fo:font-size="20pt" fo:letter-spacing="-0.035cm" fo:font-style="italic" fo:font-weight="normal" style:font-size-asian="20pt" style:font-style-asian="italic" style:font-weight-asian="normal"/>
    </style:style>
    <style:style style:name="TOC_20_Base" style:display-name="TOC Base" style:family="paragraph" style:parent-style-name="Standard">
      <style:paragraph-properties fo:margin-left="0cm" fo:margin-right="0cm" fo:margin-top="0cm" fo:margin-bottom="0.388cm" style:line-height-at-least="0.388cm" fo:text-indent="0cm" style:auto-text-indent="false">
        <style:tab-stops>
          <style:tab-stop style:position="11.43cm" style:type="right" style:leader-style="dotted" style:leader-text="."/>
        </style:tab-stops>
      </style:paragraph-properties>
      <style:text-properties style:font-name="Arial"/>
    </style:style>
    <style:style style:name="WW-Table_20_of_20_Figures" style:display-name="WW-Table of Figures" style:family="paragraph" style:parent-style-name="TOC_20_Base">
      <style:paragraph-properties fo:margin-left="2.54cm" fo:margin-right="0cm" fo:text-indent="-0.635cm" style:auto-text-indent="false"/>
    </style:style>
    <style:style style:name="Section_20_Label" style:display-name="Section Label" style:family="paragraph" style:parent-style-name="Heading_20_Base" style:next-style-name="Text_20_body">
      <style:paragraph-properties fo:margin-top="0.706cm" fo:margin-bottom="0.776cm"/>
      <style:text-properties style:font-name="Times New Roman" fo:font-size="30pt" fo:letter-spacing="-0.053cm" style:font-size-asian="30pt"/>
    </style:style>
    <style:style style:name="Footer_20_First" style:display-name="Footer First" style:family="paragraph" style:parent-style-name="Footer">
      <style:paragraph-properties fo:margin-top="1.058cm" fo:margin-bottom="0cm" fo:padding-left="0cm" fo:padding-right="0cm" fo:padding-top="0cm" fo:padding-bottom="0.035cm" fo:border-left="none" fo:border-right="none" fo:border-top="none" fo:border-bottom="0.002cm solid #000000"/>
      <style:text-properties fo:font-weight="bold" style:font-weight-asian="bold"/>
    </style:style>
    <style:style style:name="Footer_20_Even" style:display-name="Footer Even" style:family="paragraph" style:parent-style-name="Footer">
      <style:paragraph-properties fo:margin-top="1.058cm" fo:margin-bottom="0cm" fo:padding-left="0cm" fo:padding-right="0cm" fo:padding-top="0cm" fo:padding-bottom="0.035cm" fo:border-left="none" fo:border-right="none" fo:border-top="none" fo:border-bottom="0.002cm solid #000000"/>
      <style:text-properties fo:font-weight="bold" style:font-weight-asian="bold"/>
    </style:style>
    <style:style style:name="Footer_20_Odd" style:display-name="Footer Odd" style:family="paragraph" style:parent-style-name="Footer">
      <style:paragraph-properties fo:margin-top="1.058cm" fo:margin-bottom="0cm" fo:padding-left="0cm" fo:padding-right="0cm" fo:padding-top="0cm" fo:padding-bottom="0.035cm" fo:border-left="none" fo:border-right="none" fo:border-top="none" fo:border-bottom="0.002cm solid #000000"/>
      <style:text-properties fo:font-weight="bold" style:font-weight-asian="bold"/>
    </style:style>
    <style:style style:name="Header_20_First" style:display-name="Header First" style:family="paragraph" style:parent-style-name="Header"/>
    <style:style style:name="Header_20_Even" style:display-name="Header Even" style:family="paragraph" style:parent-style-name="Header"/>
    <style:style style:name="Header_20_Odd" style:display-name="Header Odd" style:family="paragraph" style:parent-style-name="Header"/>
    <style:style style:name="Chapter_20_Label" style:display-name="Chapter Label" style:family="paragraph" style:parent-style-name="Heading_20_Base" style:next-style-name="Chapter_20_Title">
      <style:paragraph-properties fo:margin-top="1.358cm" fo:margin-bottom="0.776cm"/>
      <style:text-properties style:font-name="Times New Roman" fo:font-size="30pt" fo:letter-spacing="-0.053cm" style:font-size-asian="30pt"/>
    </style:style>
    <style:style style:name="Chapter_20_Title" style:display-name="Chapter Title" style:family="paragraph" style:parent-style-name="Heading_20_Base" style:next-style-name="Chapter_20_Subtitle">
      <style:paragraph-properties fo:margin-left="1.905cm" fo:margin-right="3.81cm" fo:margin-top="1.27cm" fo:margin-bottom="0.706cm" style:line-height-at-least="0.953cm" fo:text-indent="0cm" style:auto-text-indent="false"/>
      <style:text-properties style:font-name="Times New Roman" fo:font-size="30pt" fo:letter-spacing="-0.071cm" style:font-size-asian="30pt"/>
    </style:style>
    <style:style style:name="Chapter_20_Subtitle" style:display-name="Chapter Subtitle" style:family="paragraph" style:parent-style-name="Chapter_20_Title" style:next-style-name="Text_20_body">
      <style:paragraph-properties fo:margin-top="0cm" fo:margin-bottom="0.706cm" style:line-height-at-least="0.706cm"/>
      <style:text-properties fo:font-size="17pt" fo:letter-spacing="-0.025cm" fo:font-style="italic" style:font-size-asian="17pt" style:font-style-asian="italic"/>
    </style:style>
    <style:style style:name="WW-List_20_Number_20_5" style:display-name="WW-List Number 5" style:family="paragraph" style:parent-style-name="WW-List_20_Number">
      <style:paragraph-properties fo:margin-left="5.715cm" fo:margin-right="1.27cm" fo:text-indent="-0.635cm" style:auto-text-indent="false"/>
    </style:style>
    <style:style style:name="WW-List_20_Number_20_4" style:display-name="WW-List Number 4" style:family="paragraph" style:parent-style-name="WW-List_20_Number">
      <style:paragraph-properties fo:margin-left="5.08cm" fo:margin-right="1.27cm" fo:text-indent="-0.635cm" style:auto-text-indent="false"/>
    </style:style>
    <style:style style:name="WW-List_20_Number_20_3" style:display-name="WW-List Number 3" style:family="paragraph" style:parent-style-name="WW-List_20_Number">
      <style:paragraph-properties fo:margin-left="4.445cm" fo:margin-right="1.27cm" fo:text-indent="-0.635cm" style:auto-text-indent="false"/>
    </style:style>
    <style:style style:name="WW-List_20_Bullet_20_5" style:display-name="WW-List Bullet 5" style:family="paragraph" style:parent-style-name="WW-List_20_Bullet">
      <style:paragraph-properties fo:margin-left="5.715cm" fo:margin-right="1.27cm" fo:text-indent="-0.635cm" style:auto-text-indent="false"/>
    </style:style>
    <style:style style:name="WW-List_20_Bullet_20_4" style:display-name="WW-List Bullet 4" style:family="paragraph" style:parent-style-name="WW-List_20_Bullet">
      <style:paragraph-properties fo:margin-left="5.08cm" fo:margin-right="1.27cm" fo:text-indent="-0.635cm" style:auto-text-indent="false"/>
    </style:style>
    <style:style style:name="WW-List_20_Bullet_20_3" style:display-name="WW-List Bullet 3" style:family="paragraph" style:parent-style-name="WW-List_20_Bullet">
      <style:paragraph-properties fo:margin-left="4.445cm" fo:margin-right="1.27cm" fo:text-indent="-0.635cm" style:auto-text-indent="false"/>
    </style:style>
    <style:style style:name="WW-List_20_Bullet_20_2" style:display-name="WW-List Bullet 2" style:family="paragraph" style:parent-style-name="WW-List_20_Bullet" style:list-style-name="WW8Num13">
      <style:paragraph-properties fo:margin-left="0cm" fo:margin-right="1.27cm" fo:text-indent="0cm" style:auto-text-indent="false"/>
    </style:style>
    <style:style style:name="WW-List_20_5" style:display-name="WW-List 5" style:family="paragraph" style:parent-style-name="List">
      <style:paragraph-properties fo:margin-left="5.08cm" fo:margin-right="0cm" fo:text-indent="-0.635cm" style:auto-text-indent="false"/>
    </style:style>
    <style:style style:name="WW-List_20_4" style:display-name="WW-List 4" style:family="paragraph" style:parent-style-name="List">
      <style:paragraph-properties fo:margin-left="4.445cm" fo:margin-right="0cm" fo:text-indent="-0.635cm" style:auto-text-indent="false"/>
    </style:style>
    <style:style style:name="WW-List_20_3" style:display-name="WW-List 3" style:family="paragraph" style:parent-style-name="List">
      <style:paragraph-properties fo:margin-left="3.81cm" fo:margin-right="0cm" fo:text-indent="-0.635cm" style:auto-text-indent="false"/>
    </style:style>
    <style:style style:name="WW-List_20_2" style:display-name="WW-List 2" style:family="paragraph" style:parent-style-name="List">
      <style:paragraph-properties fo:margin-left="3.175cm" fo:margin-right="0cm" fo:text-indent="-0.635cm" style:auto-text-indent="false"/>
    </style:style>
    <style:style style:name="WW-Comment_20_Text" style:display-name="WW-Comment Text" style:family="paragraph" style:parent-style-name="Footnote_20_Base"/>
    <style:style style:name="WW-List_20_Number_20_2" style:display-name="WW-List Number 2" style:family="paragraph" style:parent-style-name="WW-List_20_Number">
      <style:paragraph-properties fo:margin-left="3.81cm" fo:margin-right="1.27cm" fo:text-indent="-0.635cm" style:auto-text-indent="false"/>
    </style:style>
    <style:style style:name="WW-List_20_Continue" style:display-name="WW-List Continue" style:family="paragraph" style:parent-style-name="List" style:list-style-name="WW8StyleNum1">
      <style:paragraph-properties fo:margin-left="3.175cm" fo:margin-right="0cm" fo:text-indent="0cm" style:auto-text-indent="false"/>
    </style:style>
    <style:style style:name="WW-List_20_Continue_20_2" style:display-name="WW-List Continue 2" style:family="paragraph" style:parent-style-name="WW-List_20_Continue">
      <style:paragraph-properties fo:margin-left="3.81cm" fo:margin-right="0cm" fo:text-indent="0cm" style:auto-text-indent="false"/>
    </style:style>
    <style:style style:name="WW-List_20_Continue_20_3" style:display-name="WW-List Continue 3" style:family="paragraph" style:parent-style-name="WW-List_20_Continue">
      <style:paragraph-properties fo:margin-left="4.445cm" fo:margin-right="0cm" fo:text-indent="0cm" style:auto-text-indent="false"/>
    </style:style>
    <style:style style:name="WW-List_20_Continue_20_4" style:display-name="WW-List Continue 4" style:family="paragraph" style:parent-style-name="WW-List_20_Continue">
      <style:paragraph-properties fo:margin-left="5.08cm" fo:margin-right="0cm" fo:text-indent="0cm" style:auto-text-indent="false"/>
    </style:style>
    <style:style style:name="WW-List_20_Continue_20_5" style:display-name="WW-List Continue 5" style:family="paragraph" style:parent-style-name="WW-List_20_Continue">
      <style:paragraph-properties fo:margin-left="5.715cm" fo:margin-right="0cm" fo:text-indent="0cm" style:auto-text-indent="false"/>
    </style:style>
    <style:style style:name="WW-Normal_20_Indent" style:display-name="WW-Normal Indent" style:family="paragraph" style:parent-style-name="Standard">
      <style:paragraph-properties fo:margin-left="2.54cm" fo:margin-right="0cm" fo:text-indent="0cm" style:auto-text-indent="false"/>
    </style:style>
    <style:style style:name="Return_20_Address" style:display-name="Return Address" style:family="paragraph" style:parent-style-name="Standard">
      <style:paragraph-properties fo:margin-left="0cm" fo:margin-right="0cm" style:line-height-at-least="0.388cm" fo:keep-together="always" fo:text-indent="0cm" style:auto-text-indent="false"/>
      <style:text-properties fo:font-size="8pt" style:font-size-asian="8pt"/>
    </style:style>
    <style:style style:name="Company_20_Name" style:display-name="Company Name" style:family="paragraph" style:parent-style-name="Document_20_Label">
      <style:paragraph-properties fo:margin-top="0cm" fo:margin-bottom="0cm"/>
    </style:style>
    <style:style style:name="Part_20_Label" style:display-name="Part Label" style:family="paragraph" style:parent-style-name="Heading_20_Base" style:next-style-name="Standard">
      <style:paragraph-properties fo:margin-top="0.706cm" fo:margin-bottom="0.776cm"/>
      <style:text-properties style:font-name="Times New Roman" fo:font-size="30pt" fo:letter-spacing="-0.053cm" style:font-size-asian="30pt"/>
    </style:style>
    <style:style style:name="Part_20_Subtitle" style:display-name="Part Subtitle" style:family="paragraph" style:parent-style-name="Standard" style:next-style-name="Text_20_body">
      <style:paragraph-properties fo:margin-left="1.905cm" fo:margin-right="3.81cm" fo:margin-top="0cm" fo:margin-bottom="0.282cm" style:line-height-at-least="0.706cm" fo:keep-together="always" fo:text-indent="0cm" style:auto-text-indent="false" fo:keep-with-next="always"/>
      <style:text-properties fo:font-size="17pt" fo:letter-spacing="-0.025cm" fo:font-style="italic" style:letter-kerning="true" style:font-size-asian="17pt" style:font-style-asian="italic"/>
    </style:style>
    <style:style style:name="Part_20_Title" style:display-name="Part Title" style:family="paragraph" style:parent-style-name="Heading_20_Base" style:next-style-name="Part_20_Subtitle">
      <style:paragraph-properties fo:margin-left="1.905cm" fo:margin-right="3.81cm" fo:margin-top="1.164cm" fo:margin-bottom="0.706cm" style:line-height-at-least="0.953cm" fo:text-indent="0cm" style:auto-text-indent="false"/>
      <style:text-properties style:font-name="Times New Roman" fo:font-size="30pt" fo:letter-spacing="-0.071cm" style:font-size-asian="30pt"/>
    </style:style>
    <style:style style:name="WW-Table_20_of_20_Authorities" style:display-name="WW-Table of Authorities" style:family="paragraph" style:parent-style-name="Standard">
      <style:paragraph-properties fo:margin-left="2.54cm" fo:margin-right="0cm" fo:text-indent="-0.635cm" style:auto-text-indent="false">
        <style:tab-stops>
          <style:tab-stop style:position="10.795cm" style:type="right" style:leader-style="dotted" style:leader-text="."/>
        </style:tab-stops>
      </style:paragraph-properties>
    </style:style>
    <style:style style:name="WW-TOA_20_Heading" style:display-name="WW-TOA Heading" style:family="paragraph" style:parent-style-name="Standard" style:next-style-name="WW-Table_20_of_20_Authorities">
      <style:paragraph-properties fo:margin-top="0.423cm" fo:margin-bottom="0.212cm" fo:line-height="0.635cm" fo:keep-with-next="always"/>
      <style:text-properties style:font-name="Arial" fo:font-size="14pt" fo:font-weight="bold" style:letter-kerning="true" style:font-size-asian="14pt" style:font-weight-asian="bold"/>
    </style:style>
    <style:style style:name="WW-Message_20_Header" style:display-name="WW-Message Header" style:family="paragraph" style:parent-style-name="Text_20_body">
      <style:paragraph-properties fo:margin-left="2.54cm" fo:margin-right="3.81cm" fo:margin-top="0cm" fo:margin-bottom="0.212cm" fo:line-height="0.494cm" fo:keep-together="always" fo:text-indent="-1.905cm" style:auto-text-indent="false">
        <style:tab-stops>
          <style:tab-stop style:position="3.81cm"/>
          <style:tab-stop style:position="5.715cm"/>
        </style:tab-stops>
      </style:paragraph-properties>
      <style:text-properties style:font-name="Arial" fo:font-size="11pt" style:font-size-asian="11pt"/>
    </style:style>
    <style:style style:name="body_20_text_20_alternative" style:display-name="body text alternative" style:family="paragraph" style:parent-style-name="Text_20_body_20_indent">
      <style:paragraph-properties fo:margin-left="3.81cm" fo:margin-right="0cm" fo:text-indent="0cm" style:auto-text-indent="false" fo:keep-with-next="always"/>
      <style:text-properties fo:color="#993300"/>
    </style:style>
    <style:style style:name="Body_20_Text_20_Indent_20_Last" style:display-name="Body Text Indent Last" style:family="paragraph" style:parent-style-name="Text_20_body_20_indent" style:next-style-name="Text_20_body">
      <style:paragraph-properties fo:margin-top="0cm" fo:margin-bottom="0.388cm"/>
    </style:style>
    <style:style style:name="body_20_text_20_last_20_alternative" style:display-name="body text last alternative" style:family="paragraph" style:parent-style-name="Body_20_Text_20_Indent_20_Last">
      <style:paragraph-properties fo:margin-left="3.81cm" fo:margin-right="0cm" fo:text-indent="0cm" style:auto-text-indent="false"/>
      <style:text-properties fo:color="#993300"/>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Body_20_Text_20_Compact" style:display-name="Body Text Compact" style:family="paragraph" style:parent-style-name="Text_20_body">
      <style:paragraph-properties fo:margin-top="0cm" fo:margin-bottom="0cm"/>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Code" style:family="paragraph" style:parent-style-name="Text_20_body">
      <style:paragraph-properties fo:margin-left="2.54cm" fo:margin-right="0cm" fo:margin-top="0cm" fo:margin-bottom="0cm" style:line-height-at-least="0cm" fo:text-align="start" style:justify-single-word="false" fo:text-indent="0cm" style:auto-text-indent="false" fo:background-color="#e6e6e6">
        <style:tab-stops>
          <style:tab-stop style:position="0.658cm"/>
        </style:tab-stops>
        <style:background-image/>
      </style:paragraph-properties>
      <style:text-properties fo:color="#000080" style:font-name="Courier" fo:font-size="8pt" fo:language="zxx" fo:country="none" fo:font-weight="normal"/>
    </style:style>
    <style:style style:name="Code_20_last_20_line" style:display-name="Code last line" style:family="paragraph" style:parent-style-name="Code">
      <style:paragraph-properties fo:margin-left="2.54cm" fo:margin-right="0cm" fo:margin-top="0cm" fo:margin-bottom="0.3cm" fo:text-indent="0cm" style:auto-text-indent="false"/>
    </style:style>
    <style:style style:name="Code_20_indented" style:display-name="Code indented" style:family="paragraph" style:parent-style-name="Code"/>
    <style:style style:name="Part" style:family="paragraph" style:parent-style-name="Header_20_Base" style:class="text" style:default-outline-level="1">
      <style:paragraph-properties fo:margin-left="0cm" fo:margin-right="0cm" fo:margin-top="9.999cm" fo:margin-bottom="0.711cm" fo:line-height="150%" fo:text-align="start" style:justify-single-word="false" fo:text-indent="0cm" style:auto-text-indent="false" fo:break-before="page" fo:background-color="#333366" fo:keep-with-next="auto">
        <style:tab-stops/>
        <style:background-image/>
      </style:paragraph-properties>
      <style:text-properties fo:color="#ffffff" style:font-name="Arial1" fo:font-size="24pt"/>
    </style:style>
    <style:style style:name="Footnote_20_Symbol" style:display-name="Footnote Symbol" style:family="text">
      <style:text-properties style:text-position="super 58%"/>
    </style:style>
    <style:style style:name="Page_20_Number" style:display-name="Page Number" style:family="text">
      <style:text-properties style:font-name="Arial" fo:font-size="9pt" fo:font-weight="bold" style:font-size-asian="9pt" style:font-weight-asian="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fo:font-weight="bold" style:font-weight-asian="bold"/>
    </style:style>
    <style:style style:name="Line_20_numbering" style:display-name="Line numbering" style:family="text">
      <style:text-properties fo:font-size="9pt" style:font-size-asian="9pt"/>
    </style:style>
    <style:style style:name="Emphasis" style:family="text">
      <style:text-properties style:font-name="Arial" fo:letter-spacing="-0.007cm" fo:font-weight="bold" style:font-weight-asian="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fo:font-size="11pt" style:font-size-asian="11pt"/>
    </style:style>
    <style:style style:name="WW8Num13z1" style:family="text">
      <style:text-properties style:font-name="Courier New1"/>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1"/>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1"/>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1"/>
    </style:style>
    <style:style style:name="WW8Num23z2" style:family="text">
      <style:text-properties style:font-name="Wingdings"/>
    </style:style>
    <style:style style:name="WW8Num26z0" style:family="text">
      <style:text-properties style:font-name="Symbol"/>
    </style:style>
    <style:style style:name="WW8Num27z0" style:family="text">
      <style:text-properties style:font-name="Symbol"/>
    </style:style>
    <style:style style:name="WW8Num27z1" style:family="text">
      <style:text-properties style:font-name="Courier New1"/>
    </style:style>
    <style:style style:name="WW8Num27z2" style:family="text">
      <style:text-properties style:font-name="Wingdings"/>
    </style:style>
    <style:style style:name="WW8Num29z0" style:family="text">
      <style:text-properties style:font-name="Symbol"/>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1"/>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1"/>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1"/>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1"/>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1"/>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1"/>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1"/>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1"/>
    </style:style>
    <style:style style:name="WW8Num41z2" style:family="text">
      <style:text-properties style:font-name="Wingdings"/>
    </style:style>
    <style:style style:name="WW8Num43z0" style:family="text">
      <style:text-properties style:font-name="Symbol"/>
    </style:style>
    <style:style style:name="WW8Num43z1" style:family="text">
      <style:text-properties style:font-name="Courier New1"/>
    </style:style>
    <style:style style:name="WW8Num43z2" style:family="text">
      <style:text-properties style:font-name="Wingdings"/>
    </style:style>
    <style:style style:name="WW8Num44z0" style:family="text">
      <style:text-properties style:font-name="Arial" fo:font-size="9pt" fo:font-style="normal" fo:font-weight="bold" style:font-size-asian="9pt" style:font-style-asian="normal" style:font-weight-asian="bold"/>
    </style:style>
    <style:style style:name="WW8Num46z0" style:family="text">
      <style:text-properties style:font-name="Symbol"/>
    </style:style>
    <style:style style:name="WW8Num46z1" style:family="text">
      <style:text-properties style:font-name="Courier New1"/>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1"/>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1"/>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1"/>
    </style:style>
    <style:style style:name="WW8Num50z2" style:family="text">
      <style:text-properties style:font-name="Wingdings"/>
    </style:style>
    <style:style style:name="WW8Num52z0" style:family="text">
      <style:text-properties style:font-name="Symbol"/>
    </style:style>
    <style:style style:name="WW8Num52z1" style:family="text">
      <style:text-properties style:font-name="Courier New1"/>
    </style:style>
    <style:style style:name="WW8Num52z2" style:family="text">
      <style:text-properties style:font-name="Wingdings"/>
    </style:style>
    <style:style style:name="WW8Num53z1" style:family="text">
      <style:text-properties style:font-name="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1"/>
    </style:style>
    <style:style style:name="WW8Num55z2" style:family="text">
      <style:text-properties style:font-name="Wingdings"/>
    </style:style>
    <style:style style:name="WW8Num58z0" style:family="text">
      <style:text-properties style:font-name="Symbol"/>
    </style:style>
    <style:style style:name="WW8Num58z1" style:family="text">
      <style:text-properties style:font-name="Courier New1"/>
    </style:style>
    <style:style style:name="WW8Num58z2" style:family="text">
      <style:text-properties style:font-name="Wingdings"/>
    </style:style>
    <style:style style:name="WW8Num60z0" style:family="text">
      <style:text-properties style:font-name="Symbol"/>
    </style:style>
    <style:style style:name="WW8Num60z1" style:family="text">
      <style:text-properties style:font-name="Courier New1"/>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1"/>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1"/>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1"/>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1"/>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9z0" style:family="text">
      <style:text-properties style:font-name="Symbol" fo:font-size="11pt" style:font-size-asian="11pt"/>
    </style:style>
    <style:style style:name="WW8Num69z1" style:family="text">
      <style:text-properties style:font-name="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style:font-name="Symbol"/>
    </style:style>
    <style:style style:name="WW8Num72z0" style:family="text">
      <style:text-properties style:font-name="Symbol"/>
    </style:style>
    <style:style style:name="WW8Num72z1" style:family="text">
      <style:text-properties style:font-name="Courier New1"/>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1"/>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1"/>
    </style:style>
    <style:style style:name="WW8Num74z2" style:family="text">
      <style:text-properties style:font-name="Wingdings"/>
    </style:style>
    <style:style style:name="WW8Num75z0" style:family="text">
      <style:text-properties style:font-name="Symbol" fo:font-size="11pt" style:font-size-asian="11pt"/>
    </style:style>
    <style:style style:name="WW8Num75z1" style:family="text">
      <style:text-properties style:font-name="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style:font-name="Symbol"/>
    </style:style>
    <style:style style:name="WW8Num76z1" style:family="text">
      <style:text-properties style:font-name="Courier New1"/>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1"/>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81z0" style:family="text">
      <style:text-properties style:font-name="Symbol"/>
    </style:style>
    <style:style style:name="WW8Num81z1" style:family="text">
      <style:text-properties style:font-name="Courier New1"/>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1"/>
    </style:style>
    <style:style style:name="WW8Num82z2" style:family="text">
      <style:text-properties style:font-name="Wingdings"/>
    </style:style>
    <style:style style:name="WW8Num83z0" style:family="text">
      <style:text-properties style:font-name="Symbo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5z1" style:family="text">
      <style:text-properties style:font-name="Courier New1"/>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1"/>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1"/>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1"/>
    </style:style>
    <style:style style:name="WW8Num88z2" style:family="text">
      <style:text-properties style:font-name="Wingdings"/>
    </style:style>
    <style:style style:name="WW8Num89z1" style:family="text">
      <style:text-properties style:text-position="25% 100%" style:font-name="Symbol" fo:letter-spacing="-0.018cm" fo:language="en" fo:country="US" fo:font-weight="bold" style:font-weight-asian="bold" style:language-complex="en" style:country-complex="US"/>
    </style:style>
    <style:style style:name="WW8Num90z0" style:family="text">
      <style:text-properties style:font-name="Symbol"/>
    </style:style>
    <style:style style:name="WW8Num90z1" style:family="text">
      <style:text-properties style:font-name="Courier New1"/>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1"/>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1"/>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6z0" style:family="text">
      <style:text-properties style:font-name="Times New Roman" fo:font-size="8pt" style:font-size-asian="8pt" style:font-name-complex="Times New Roman"/>
    </style:style>
    <style:style style:name="WW8Num96z1" style:family="text">
      <style:text-properties style:font-name="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99z0" style:family="text">
      <style:text-properties style:font-name="Symbol"/>
    </style:style>
    <style:style style:name="WW8Num99z1" style:family="text">
      <style:text-properties style:font-name="Courier New1"/>
    </style:style>
    <style:style style:name="WW8Num99z2" style:family="text">
      <style:text-properties style:font-name="Wingdings"/>
    </style:style>
    <style:style style:name="WW8Num101z0" style:family="text">
      <style:text-properties style:font-name="Symbol"/>
    </style:style>
    <style:style style:name="WW8Num101z1" style:family="text">
      <style:text-properties style:font-name="Courier New1"/>
    </style:style>
    <style:style style:name="WW8Num101z2" style:family="text">
      <style:text-properties style:font-name="Wingdings"/>
    </style:style>
    <style:style style:name="WW8Num102z0" style:family="text">
      <style:text-properties style:font-name="Symbol"/>
    </style:style>
    <style:style style:name="WW8Num104z0" style:family="text">
      <style:text-properties style:font-name="Symbol"/>
    </style:style>
    <style:style style:name="WW8Num104z1" style:family="text">
      <style:text-properties style:font-name="Courier New1"/>
    </style:style>
    <style:style style:name="WW8Num104z2" style:family="text">
      <style:text-properties style:font-name="Wingdings"/>
    </style:style>
    <style:style style:name="WW8Num105z0" style:family="text">
      <style:text-properties style:font-name="Symbol"/>
    </style:style>
    <style:style style:name="WW8Num105z1" style:family="text">
      <style:text-properties style:font-name="Courier New1"/>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1"/>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1"/>
    </style:style>
    <style:style style:name="WW8Num108z2" style:family="text">
      <style:text-properties style:font-name="Wingdings"/>
    </style:style>
    <style:style style:name="WW8Num110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2z1" style:family="text">
      <style:text-properties style:font-name="Courier New1"/>
    </style:style>
    <style:style style:name="WW8Num112z2" style:family="text">
      <style:text-properties style:font-name="Wingdings"/>
    </style:style>
    <style:style style:name="WW8Num113z0" style:family="text">
      <style:text-properties style:font-name="Symbol"/>
    </style:style>
    <style:style style:name="WW8Num113z1" style:family="text">
      <style:text-properties style:font-name="Courier New1"/>
    </style:style>
    <style:style style:name="WW8Num113z2" style:family="text">
      <style:text-properties style:font-name="Wingdings"/>
    </style:style>
    <style:style style:name="WW8Num115z0" style:family="text">
      <style:text-properties style:font-name="Symbol"/>
    </style:style>
    <style:style style:name="WW8Num115z1" style:family="text">
      <style:text-properties style:font-name="Courier New1"/>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1"/>
    </style:style>
    <style:style style:name="WW8Num116z2" style:family="text">
      <style:text-properties style:font-name="Wingdings"/>
    </style:style>
    <style:style style:name="WW8Num119z1" style:family="text">
      <style:text-properties style:font-name="Symbol"/>
    </style:style>
    <style:style style:name="WW8Num121z0" style:family="text">
      <style:text-properties style:font-name="Symbol"/>
    </style:style>
    <style:style style:name="WW8Num121z1" style:family="text">
      <style:text-properties style:font-name="Courier New1"/>
    </style:style>
    <style:style style:name="WW8Num121z2" style:family="text">
      <style:text-properties style:font-name="Wingdings"/>
    </style:style>
    <style:style style:name="WW8Num123z0" style:family="text">
      <style:text-properties style:font-name="Symbol"/>
    </style:style>
    <style:style style:name="WW8Num123z1" style:family="text">
      <style:text-properties style:font-name="Courier New1"/>
    </style:style>
    <style:style style:name="WW8Num123z5" style:family="text">
      <style:text-properties style:font-name="Wingdings"/>
    </style:style>
    <style:style style:name="WW8Num125z0" style:family="text">
      <style:text-properties style:font-name="Symbol"/>
    </style:style>
    <style:style style:name="WW8Num125z1" style:family="text">
      <style:text-properties style:font-name="Courier New1"/>
    </style:style>
    <style:style style:name="WW8Num125z2" style:family="text">
      <style:text-properties style:font-name="Wingdings"/>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1"/>
    </style:style>
    <style:style style:name="WW8Num130z2" style:family="text">
      <style:text-properties style:font-name="Wingdings"/>
    </style:style>
    <style:style style:name="WW8Num132z0" style:family="text">
      <style:text-properties style:font-name="Symbol"/>
    </style:style>
    <style:style style:name="WW8Num132z2" style:family="text">
      <style:text-properties style:font-name="Wingdings"/>
    </style:style>
    <style:style style:name="WW8Num132z4" style:family="text">
      <style:text-properties style:font-name="Courier New1"/>
    </style:style>
    <style:style style:name="WW8NumSt11z0" style:family="text">
      <style:text-properties style:font-name="Symbol" fo:font-size="11pt" style:font-size-asian="11pt"/>
    </style:style>
    <style:style style:name="WW8NumSt13z0" style:family="text">
      <style:text-properties style:font-name="Arial" fo:font-size="11pt" style:font-size-asian="11pt"/>
    </style:style>
    <style:style style:name="WW8NumSt14z0" style:family="text">
      <style:text-properties style:font-name="Times" fo:font-size="8pt" style:font-size-asian="8pt"/>
    </style:style>
    <style:style style:name="WW8NumSt15z0" style:family="text">
      <style:text-properties style:font-name="Times" fo:font-size="6pt" style:font-size-asian="6pt"/>
    </style:style>
    <style:style style:name="WW8NumSt26z0" style:family="text">
      <style:text-properties style:font-name="Symbol" fo:font-size="11pt" style:font-size-asian="11pt"/>
    </style:style>
    <style:style style:name="WW8NumSt27z0" style:family="text">
      <style:text-properties style:font-name="Arial" fo:font-size="11pt" style:font-size-asian="11pt"/>
    </style:style>
    <style:style style:name="WW8NumSt28z0" style:family="text">
      <style:text-properties style:font-name="Times" fo:font-size="8pt" style:font-size-asian="8pt"/>
    </style:style>
    <style:style style:name="WW8NumSt29z0" style:family="text">
      <style:text-properties style:font-name="Times" fo:font-size="6pt" style:font-size-asian="6pt"/>
    </style:style>
    <style:style style:name="WW8NumSt104z0" style:family="text">
      <style:text-properties style:font-name="Monotype Sorts" fo:font-size="16pt" style:font-size-asian="16pt"/>
    </style:style>
    <style:style style:name="WW-Default_20_Paragraph_20_Font" style:display-name="WW-Default Paragraph Font" style:family="text"/>
    <style:style style:name="Lead-in_20_Emphasis" style:display-name="Lead-in Emphasis" style:family="text">
      <style:text-properties style:font-name="Arial" fo:letter-spacing="-0.007cm" fo:font-weight="bold" style:font-weight-asian="bold"/>
    </style:style>
    <style:style style:name="Superscript" style:family="text">
      <style:text-properties style:text-position="super 58%" fo:font-weight="bold" style:font-weight-asian="bold"/>
    </style:style>
    <style:style style:name="WW-Comment_20_Reference" style:display-name="WW-Comment Reference" style:family="text">
      <style:text-properties fo:font-size="8pt" style:font-size-asian="8pt"/>
    </style:style>
    <style:style style:name="Slogan" style:family="text" style:parent-style-name="WW-Default_20_Paragraph_20_Font">
      <style:text-properties fo:font-size="12pt" fo:letter-spacing="-0.011cm" fo:font-style="italic" style:font-size-asian="12pt" style:font-style-asian="italic"/>
    </style:style>
    <style:style style:name="code_20_inline" style:display-name="code inline" style:family="text">
      <style:text-properties style:use-window-font-color="true" style:font-name="Courier2" fo:font-size="10pt" fo:language="zxx" fo:country="none" fo:font-style="italic" fo:font-weight="normal" style:font-name-asian="Times New Roman" style:font-size-asian="10pt" style:font-style-asian="italic" style:font-name-complex="Times New Roman" style:font-size-complex="10pt" style:language-complex="ar" style:country-complex="SA" style:font-style-complex="italic"/>
    </style:style>
    <style:style style:name="code-inline" style:family="text">
      <style:text-properties style:use-window-font-color="true" style:font-name="Courier1" fo:font-size="9pt" fo:language="zxx" fo:country="none" fo:font-weight="normal" style:font-name-asian="Times New Roman" style:font-size-asian="8pt" style:font-name-complex="Times New Roman" style:font-size-complex="8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89z1" style:num-suffix="   " style:num-format="">
        <style:list-level-properties text:min-label-width="0.635cm"/>
      </text:outline-level-style>
      <text:outline-level-style text:level="2" style:num-suffix="   " style:num-format="">
        <style:list-level-properties text:space-before="1.27cm" text:min-label-width="1.27cm"/>
      </text:outline-level-style>
      <text:outline-level-style text:level="3" style:num-suffix="   " style:num-format="1" text:display-levels="3">
        <style:list-level-properties text:space-before="1.27cm" text:min-label-width="1.27cm"/>
      </text:outline-level-style>
      <text:outline-level-style text:level="4" style:num-suffix="   " style:num-format="1" text:display-levels="4">
        <style:list-level-properties text:space-before="4.445cm" text:min-label-width="1.143cm"/>
      </text:outline-level-style>
      <text:outline-level-style text:level="5" style:num-format="">
        <style:list-level-properties text:space-before="5.08cm" text:min-label-width="2.54cm"/>
      </text:outline-level-style>
      <text:outline-level-style text:level="6" style:num-suffix="." style:num-format="1" text:display-levels="6">
        <style:list-level-properties text:space-before="5.715cm" text:min-label-width="2.54cm"/>
      </text:outline-level-style>
      <text:outline-level-style text:level="7" style:num-suffix="." style:num-format="1" text:display-levels="7">
        <style:list-level-properties text:space-before="6.35cm" text:min-label-width="3.175cm"/>
      </text:outline-level-style>
      <text:outline-level-style text:level="8" style:num-suffix="." style:num-format="1" text:display-levels="8">
        <style:list-level-properties text:space-before="6.985cm" text:min-label-width="3.81cm"/>
      </text:outline-level-style>
      <text:outline-level-style text:level="9" style:num-suffix="." style:num-format="1" text:display-levels="9">
        <style:list-level-properties text:space-before="7.62cm" text:min-label-width="3.81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2.54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3.175cm" text:min-label-width="0.635cm"/>
        <style:text-properties style:font-name="Symbol"/>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2" style:num-suffix="." text:bullet-char="">
        <style:list-level-properties text:space-before="5.715cm" text:min-label-width="0.635cm"/>
        <style:text-properties style:font-name="Wingdings"/>
      </text:list-level-style-bullet>
      <text:list-level-style-bullet text:level="4" text:style-name="WW8Num14z0"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2" style:num-suffix="." text:bullet-char="">
        <style:list-level-properties text:space-before="9.525cm" text:min-label-width="0.635cm"/>
        <style:text-properties style:font-name="Wingdings"/>
      </text:list-level-style-bullet>
      <text:list-level-style-bullet text:level="7" text:style-name="WW8Num14z0"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space-before="3.175cm" text:min-label-width="0.635cm"/>
        <style:text-properties style:font-name="Symbol"/>
      </text:list-level-style-bullet>
      <text:list-level-style-bullet text:level="2" text:style-name="WW8Num17z1" style:num-suffix="." text:bullet-char="o">
        <style:list-level-properties text:space-before="4.445cm" text:min-label-width="0.635cm"/>
        <style:text-properties style:font-name="Courier New"/>
      </text:list-level-style-bullet>
      <text:list-level-style-bullet text:level="3" text:style-name="WW8Num17z2" style:num-suffix="." text:bullet-char="">
        <style:list-level-properties text:space-before="5.715cm" text:min-label-width="0.635cm"/>
        <style:text-properties style:font-name="Wingdings"/>
      </text:list-level-style-bullet>
      <text:list-level-style-bullet text:level="4" text:style-name="WW8Num17z0" style:num-suffix="." text:bullet-char="">
        <style:list-level-properties text:space-before="6.985cm" text:min-label-width="0.635cm"/>
        <style:text-properties style:font-name="Symbol"/>
      </text:list-level-style-bullet>
      <text:list-level-style-bullet text:level="5" text:style-name="WW8Num17z1" style:num-suffix="." text:bullet-char="o">
        <style:list-level-properties text:space-before="8.255cm" text:min-label-width="0.635cm"/>
        <style:text-properties style:font-name="Courier New"/>
      </text:list-level-style-bullet>
      <text:list-level-style-bullet text:level="6" text:style-name="WW8Num17z2" style:num-suffix="." text:bullet-char="">
        <style:list-level-properties text:space-before="9.525cm" text:min-label-width="0.635cm"/>
        <style:text-properties style:font-name="Wingdings"/>
      </text:list-level-style-bullet>
      <text:list-level-style-bullet text:level="7" text:style-name="WW8Num17z0" style:num-suffix="." text:bullet-char="">
        <style:list-level-properties text:space-before="10.795cm" text:min-label-width="0.635cm"/>
        <style:text-properties style:font-name="Symbol"/>
      </text:list-level-style-bullet>
      <text:list-level-style-bullet text:level="8" text:style-name="WW8Num17z1" style:num-suffix="." text:bullet-char="o">
        <style:list-level-properties text:space-before="12.065cm" text:min-label-width="0.635cm"/>
        <style:text-properties style:font-name="Courier New"/>
      </text:list-level-style-bullet>
      <text:list-level-style-bullet text:level="9" text:style-name="WW8Num1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style:num-suffix="." text:bullet-char="">
        <style:list-level-properties text:space-before="3.81cm" text:min-label-width="0.635cm"/>
        <style:text-properties style:font-name="Symbol"/>
      </text:list-level-style-bullet>
      <text:list-level-style-bullet text:level="2" text:style-name="WW8Num18z1" style:num-suffix="." text:bullet-char="o">
        <style:list-level-properties text:space-before="5.08cm" text:min-label-width="0.635cm"/>
        <style:text-properties style:font-name="Courier New"/>
      </text:list-level-style-bullet>
      <text:list-level-style-bullet text:level="3" text:style-name="WW8Num18z2" style:num-suffix="." text:bullet-char="">
        <style:list-level-properties text:space-before="6.35cm" text:min-label-width="0.635cm"/>
        <style:text-properties style:font-name="Wingdings"/>
      </text:list-level-style-bullet>
      <text:list-level-style-bullet text:level="4" text:style-name="WW8Num18z0" style:num-suffix="." text:bullet-char="">
        <style:list-level-properties text:space-before="7.62cm" text:min-label-width="0.635cm"/>
        <style:text-properties style:font-name="Symbol"/>
      </text:list-level-style-bullet>
      <text:list-level-style-bullet text:level="5" text:style-name="WW8Num18z1" style:num-suffix="." text:bullet-char="o">
        <style:list-level-properties text:space-before="8.89cm" text:min-label-width="0.635cm"/>
        <style:text-properties style:font-name="Courier New"/>
      </text:list-level-style-bullet>
      <text:list-level-style-bullet text:level="6" text:style-name="WW8Num18z2" style:num-suffix="." text:bullet-char="">
        <style:list-level-properties text:space-before="10.16cm" text:min-label-width="0.635cm"/>
        <style:text-properties style:font-name="Wingdings"/>
      </text:list-level-style-bullet>
      <text:list-level-style-bullet text:level="7" text:style-name="WW8Num18z0" style:num-suffix="." text:bullet-char="">
        <style:list-level-properties text:space-before="11.43cm" text:min-label-width="0.635cm"/>
        <style:text-properties style:font-name="Symbol"/>
      </text:list-level-style-bullet>
      <text:list-level-style-bullet text:level="8" text:style-name="WW8Num18z1" style:num-suffix="." text:bullet-char="o">
        <style:list-level-properties text:space-before="12.7cm" text:min-label-width="0.635cm"/>
        <style:text-properties style:font-name="Courier New"/>
      </text:list-level-style-bullet>
      <text:list-level-style-bullet text:level="9" text:style-name="WW8Num18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4.445cm" text:min-label-width="0.635cm"/>
        <style:text-properties style:font-name="Symbol"/>
      </text:list-level-style-bullet>
      <text:list-level-style-bullet text:level="2" text:style-name="WW8Num19z1" style:num-suffix="." text:bullet-char="o">
        <style:list-level-properties text:space-before="5.715cm" text:min-label-width="0.635cm"/>
        <style:text-properties style:font-name="Courier New"/>
      </text:list-level-style-bullet>
      <text:list-level-style-bullet text:level="3" text:style-name="WW8Num19z2" style:num-suffix="." text:bullet-char="">
        <style:list-level-properties text:space-before="6.985cm" text:min-label-width="0.635cm"/>
        <style:text-properties style:font-name="Wingdings"/>
      </text:list-level-style-bullet>
      <text:list-level-style-bullet text:level="4" text:style-name="WW8Num19z0" style:num-suffix="." text:bullet-char="">
        <style:list-level-properties text:space-before="8.255cm" text:min-label-width="0.635cm"/>
        <style:text-properties style:font-name="Symbol"/>
      </text:list-level-style-bullet>
      <text:list-level-style-bullet text:level="5" text:style-name="WW8Num19z1" style:num-suffix="." text:bullet-char="o">
        <style:list-level-properties text:space-before="9.525cm" text:min-label-width="0.635cm"/>
        <style:text-properties style:font-name="Courier New"/>
      </text:list-level-style-bullet>
      <text:list-level-style-bullet text:level="6" text:style-name="WW8Num19z2" style:num-suffix="." text:bullet-char="">
        <style:list-level-properties text:space-before="10.795cm" text:min-label-width="0.635cm"/>
        <style:text-properties style:font-name="Wingdings"/>
      </text:list-level-style-bullet>
      <text:list-level-style-bullet text:level="7" text:style-name="WW8Num19z0" style:num-suffix="." text:bullet-char="">
        <style:list-level-properties text:space-before="12.065cm" text:min-label-width="0.635cm"/>
        <style:text-properties style:font-name="Symbol"/>
      </text:list-level-style-bullet>
      <text:list-level-style-bullet text:level="8" text:style-name="WW8Num19z1" style:num-suffix="." text:bullet-char="o">
        <style:list-level-properties text:space-before="13.335cm" text:min-label-width="0.635cm"/>
        <style:text-properties style:font-name="Courier New"/>
      </text:list-level-style-bullet>
      <text:list-level-style-bullet text:level="9" text:style-name="WW8Num19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3.175cm" text:min-label-width="0.635cm"/>
        <style:text-properties style:font-name="Symbol"/>
      </text:list-level-style-bullet>
      <text:list-level-style-bullet text:level="2" text:style-name="WW8Num20z1" style:num-suffix="." text:bullet-char="o">
        <style:list-level-properties text:space-before="4.445cm" text:min-label-width="0.635cm"/>
        <style:text-properties style:font-name="Courier New"/>
      </text:list-level-style-bullet>
      <text:list-level-style-bullet text:level="3" text:style-name="WW8Num20z2" style:num-suffix="." text:bullet-char="">
        <style:list-level-properties text:space-before="5.715cm" text:min-label-width="0.635cm"/>
        <style:text-properties style:font-name="Wingdings"/>
      </text:list-level-style-bullet>
      <text:list-level-style-bullet text:level="4" text:style-name="WW8Num20z0" style:num-suffix="." text:bullet-char="">
        <style:list-level-properties text:space-before="6.985cm" text:min-label-width="0.635cm"/>
        <style:text-properties style:font-name="Symbol"/>
      </text:list-level-style-bullet>
      <text:list-level-style-bullet text:level="5" text:style-name="WW8Num20z1" style:num-suffix="." text:bullet-char="o">
        <style:list-level-properties text:space-before="8.255cm" text:min-label-width="0.635cm"/>
        <style:text-properties style:font-name="Courier New"/>
      </text:list-level-style-bullet>
      <text:list-level-style-bullet text:level="6" text:style-name="WW8Num20z2" style:num-suffix="." text:bullet-char="">
        <style:list-level-properties text:space-before="9.525cm" text:min-label-width="0.635cm"/>
        <style:text-properties style:font-name="Wingdings"/>
      </text:list-level-style-bullet>
      <text:list-level-style-bullet text:level="7" text:style-name="WW8Num20z0" style:num-suffix="." text:bullet-char="">
        <style:list-level-properties text:space-before="10.795cm" text:min-label-width="0.635cm"/>
        <style:text-properties style:font-name="Symbol"/>
      </text:list-level-style-bullet>
      <text:list-level-style-bullet text:level="8" text:style-name="WW8Num20z1" style:num-suffix="." text:bullet-char="o">
        <style:list-level-properties text:space-before="12.065cm" text:min-label-width="0.635cm"/>
        <style:text-properties style:font-name="Courier New"/>
      </text:list-level-style-bullet>
      <text:list-level-style-bullet text:level="9" text:style-name="WW8Num2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3.81cm" text:min-label-width="0.635cm"/>
        <style:text-properties style:font-name="Symbol"/>
      </text:list-level-style-bullet>
      <text:list-level-style-bullet text:level="2" text:style-name="WW8Num22z1" style:num-suffix="." text:bullet-char="o">
        <style:list-level-properties text:space-before="5.08cm" text:min-label-width="0.635cm"/>
        <style:text-properties style:font-name="Courier New"/>
      </text:list-level-style-bullet>
      <text:list-level-style-bullet text:level="3" text:style-name="WW8Num22z2" style:num-suffix="." text:bullet-char="">
        <style:list-level-properties text:space-before="6.35cm" text:min-label-width="0.635cm"/>
        <style:text-properties style:font-name="Wingdings"/>
      </text:list-level-style-bullet>
      <text:list-level-style-bullet text:level="4" text:style-name="WW8Num22z0" style:num-suffix="." text:bullet-char="">
        <style:list-level-properties text:space-before="7.62cm" text:min-label-width="0.635cm"/>
        <style:text-properties style:font-name="Symbol"/>
      </text:list-level-style-bullet>
      <text:list-level-style-bullet text:level="5" text:style-name="WW8Num22z1" style:num-suffix="." text:bullet-char="o">
        <style:list-level-properties text:space-before="8.89cm" text:min-label-width="0.635cm"/>
        <style:text-properties style:font-name="Courier New"/>
      </text:list-level-style-bullet>
      <text:list-level-style-bullet text:level="6" text:style-name="WW8Num22z2" style:num-suffix="." text:bullet-char="">
        <style:list-level-properties text:space-before="10.16cm" text:min-label-width="0.635cm"/>
        <style:text-properties style:font-name="Wingdings"/>
      </text:list-level-style-bullet>
      <text:list-level-style-bullet text:level="7" text:style-name="WW8Num22z0" style:num-suffix="." text:bullet-char="">
        <style:list-level-properties text:space-before="11.43cm" text:min-label-width="0.635cm"/>
        <style:text-properties style:font-name="Symbol"/>
      </text:list-level-style-bullet>
      <text:list-level-style-bullet text:level="8" text:style-name="WW8Num22z1" style:num-suffix="." text:bullet-char="o">
        <style:list-level-properties text:space-before="12.7cm" text:min-label-width="0.635cm"/>
        <style:text-properties style:font-name="Courier New"/>
      </text:list-level-style-bullet>
      <text:list-level-style-bullet text:level="9" text:style-name="WW8Num22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3.175cm" text:min-label-width="0.635cm"/>
        <style:text-properties style:font-name="Symbol"/>
      </text:list-level-style-bullet>
      <text:list-level-style-bullet text:level="2" text:style-name="WW8Num23z1" style:num-suffix="." text:bullet-char="o">
        <style:list-level-properties text:space-before="4.445cm" text:min-label-width="0.635cm"/>
        <style:text-properties style:font-name="Courier New"/>
      </text:list-level-style-bullet>
      <text:list-level-style-bullet text:level="3" text:style-name="WW8Num23z2" style:num-suffix="." text:bullet-char="">
        <style:list-level-properties text:space-before="5.715cm" text:min-label-width="0.635cm"/>
        <style:text-properties style:font-name="Wingdings"/>
      </text:list-level-style-bullet>
      <text:list-level-style-bullet text:level="4" text:style-name="WW8Num23z0" style:num-suffix="." text:bullet-char="">
        <style:list-level-properties text:space-before="6.985cm" text:min-label-width="0.635cm"/>
        <style:text-properties style:font-name="Symbol"/>
      </text:list-level-style-bullet>
      <text:list-level-style-bullet text:level="5" text:style-name="WW8Num23z1" style:num-suffix="." text:bullet-char="o">
        <style:list-level-properties text:space-before="8.255cm" text:min-label-width="0.635cm"/>
        <style:text-properties style:font-name="Courier New"/>
      </text:list-level-style-bullet>
      <text:list-level-style-bullet text:level="6" text:style-name="WW8Num23z2" style:num-suffix="." text:bullet-char="">
        <style:list-level-properties text:space-before="9.525cm" text:min-label-width="0.635cm"/>
        <style:text-properties style:font-name="Wingdings"/>
      </text:list-level-style-bullet>
      <text:list-level-style-bullet text:level="7" text:style-name="WW8Num23z0" style:num-suffix="." text:bullet-char="">
        <style:list-level-properties text:space-before="10.795cm" text:min-label-width="0.635cm"/>
        <style:text-properties style:font-name="Symbol"/>
      </text:list-level-style-bullet>
      <text:list-level-style-bullet text:level="8" text:style-name="WW8Num23z1" style:num-suffix="." text:bullet-char="o">
        <style:list-level-properties text:space-before="12.065cm" text:min-label-width="0.635cm"/>
        <style:text-properties style:font-name="Courier New"/>
      </text:list-level-style-bullet>
      <text:list-level-style-bullet text:level="9" text:style-name="WW8Num2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space-before="0.004cm" text:min-label-width="0.631cm"/>
      </text:list-level-style-number>
      <text:list-level-style-number text:level="2" style:num-format="1" text:display-levels="2">
        <style:list-level-properties text:space-before="0.002cm" text:min-label-width="1.266cm"/>
      </text:list-level-style-number>
      <text:list-level-style-number text:level="3" style:num-suffix=".." style:num-format="">
        <style:list-level-properties text:space-before="1.27cm" text:min-label-width="1.27cm"/>
      </text:list-level-style-number>
      <text:list-level-style-number text:level="4" style:num-suffix="." style:num-format="1" text:display-levels="4">
        <style:list-level-properties text:space-before="1.905cm" text:min-label-width="1.27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1.905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2.54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3.175cm" text:min-label-width="0.635cm"/>
        <style:text-properties style:font-name="Symbol"/>
      </text:list-level-style-bullet>
      <text:list-level-style-bullet text:level="2" text:style-name="WW8Num27z1" style:num-suffix="." text:bullet-char="o">
        <style:list-level-properties text:space-before="4.445cm" text:min-label-width="0.635cm"/>
        <style:text-properties style:font-name="Courier New"/>
      </text:list-level-style-bullet>
      <text:list-level-style-bullet text:level="3" text:style-name="WW8Num27z2" style:num-suffix="." text:bullet-char="">
        <style:list-level-properties text:space-before="5.715cm" text:min-label-width="0.635cm"/>
        <style:text-properties style:font-name="Wingdings"/>
      </text:list-level-style-bullet>
      <text:list-level-style-bullet text:level="4" text:style-name="WW8Num27z0" style:num-suffix="." text:bullet-char="">
        <style:list-level-properties text:space-before="6.985cm" text:min-label-width="0.635cm"/>
        <style:text-properties style:font-name="Symbol"/>
      </text:list-level-style-bullet>
      <text:list-level-style-bullet text:level="5" text:style-name="WW8Num27z1" style:num-suffix="." text:bullet-char="o">
        <style:list-level-properties text:space-before="8.255cm" text:min-label-width="0.635cm"/>
        <style:text-properties style:font-name="Courier New"/>
      </text:list-level-style-bullet>
      <text:list-level-style-bullet text:level="6" text:style-name="WW8Num27z2" style:num-suffix="." text:bullet-char="">
        <style:list-level-properties text:space-before="9.525cm" text:min-label-width="0.635cm"/>
        <style:text-properties style:font-name="Wingdings"/>
      </text:list-level-style-bullet>
      <text:list-level-style-bullet text:level="7" text:style-name="WW8Num27z0" style:num-suffix="." text:bullet-char="">
        <style:list-level-properties text:space-before="10.795cm" text:min-label-width="0.635cm"/>
        <style:text-properties style:font-name="Symbol"/>
      </text:list-level-style-bullet>
      <text:list-level-style-bullet text:level="8" text:style-name="WW8Num27z1" style:num-suffix="." text:bullet-char="o">
        <style:list-level-properties text:space-before="12.065cm" text:min-label-width="0.635cm"/>
        <style:text-properties style:font-name="Courier New"/>
      </text:list-level-style-bullet>
      <text:list-level-style-bullet text:level="9" text:style-name="WW8Num2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3.175cm" text:min-label-width="0.635cm"/>
        <style:text-properties style:font-name="Symbol"/>
      </text:list-level-style-bullet>
      <text:list-level-style-bullet text:level="2" text:style-name="WW8Num30z1" style:num-suffix="." text:bullet-char="o">
        <style:list-level-properties text:space-before="4.445cm" text:min-label-width="0.635cm"/>
        <style:text-properties style:font-name="Courier New"/>
      </text:list-level-style-bullet>
      <text:list-level-style-bullet text:level="3" text:style-name="WW8Num30z2" style:num-suffix="." text:bullet-char="">
        <style:list-level-properties text:space-before="5.715cm" text:min-label-width="0.635cm"/>
        <style:text-properties style:font-name="Wingdings"/>
      </text:list-level-style-bullet>
      <text:list-level-style-bullet text:level="4" text:style-name="WW8Num30z0" style:num-suffix="." text:bullet-char="">
        <style:list-level-properties text:space-before="6.985cm" text:min-label-width="0.635cm"/>
        <style:text-properties style:font-name="Symbol"/>
      </text:list-level-style-bullet>
      <text:list-level-style-bullet text:level="5" text:style-name="WW8Num30z1" style:num-suffix="." text:bullet-char="o">
        <style:list-level-properties text:space-before="8.255cm" text:min-label-width="0.635cm"/>
        <style:text-properties style:font-name="Courier New"/>
      </text:list-level-style-bullet>
      <text:list-level-style-bullet text:level="6" text:style-name="WW8Num30z2" style:num-suffix="." text:bullet-char="">
        <style:list-level-properties text:space-before="9.525cm" text:min-label-width="0.635cm"/>
        <style:text-properties style:font-name="Wingdings"/>
      </text:list-level-style-bullet>
      <text:list-level-style-bullet text:level="7" text:style-name="WW8Num30z0" style:num-suffix="." text:bullet-char="">
        <style:list-level-properties text:space-before="10.795cm" text:min-label-width="0.635cm"/>
        <style:text-properties style:font-name="Symbol"/>
      </text:list-level-style-bullet>
      <text:list-level-style-bullet text:level="8" text:style-name="WW8Num30z1" style:num-suffix="." text:bullet-char="o">
        <style:list-level-properties text:space-before="12.065cm" text:min-label-width="0.635cm"/>
        <style:text-properties style:font-name="Courier New"/>
      </text:list-level-style-bullet>
      <text:list-level-style-bullet text:level="9" text:style-name="WW8Num3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style:num-suffix="." text:bullet-char="">
        <style:list-level-properties text:space-before="3.175cm" text:min-label-width="0.635cm"/>
        <style:text-properties style:font-name="Symbol"/>
      </text:list-level-style-bullet>
      <text:list-level-style-bullet text:level="2" text:style-name="WW8Num31z1" style:num-suffix="." text:bullet-char="o">
        <style:list-level-properties text:space-before="4.445cm" text:min-label-width="0.635cm"/>
        <style:text-properties style:font-name="Courier New"/>
      </text:list-level-style-bullet>
      <text:list-level-style-bullet text:level="3" text:style-name="WW8Num31z2" style:num-suffix="." text:bullet-char="">
        <style:list-level-properties text:space-before="5.715cm" text:min-label-width="0.635cm"/>
        <style:text-properties style:font-name="Wingdings"/>
      </text:list-level-style-bullet>
      <text:list-level-style-bullet text:level="4" text:style-name="WW8Num31z0" style:num-suffix="." text:bullet-char="">
        <style:list-level-properties text:space-before="6.985cm" text:min-label-width="0.635cm"/>
        <style:text-properties style:font-name="Symbol"/>
      </text:list-level-style-bullet>
      <text:list-level-style-bullet text:level="5" text:style-name="WW8Num31z1" style:num-suffix="." text:bullet-char="o">
        <style:list-level-properties text:space-before="8.255cm" text:min-label-width="0.635cm"/>
        <style:text-properties style:font-name="Courier New"/>
      </text:list-level-style-bullet>
      <text:list-level-style-bullet text:level="6" text:style-name="WW8Num31z2" style:num-suffix="." text:bullet-char="">
        <style:list-level-properties text:space-before="9.525cm" text:min-label-width="0.635cm"/>
        <style:text-properties style:font-name="Wingdings"/>
      </text:list-level-style-bullet>
      <text:list-level-style-bullet text:level="7" text:style-name="WW8Num31z0" style:num-suffix="." text:bullet-char="">
        <style:list-level-properties text:space-before="10.795cm" text:min-label-width="0.635cm"/>
        <style:text-properties style:font-name="Symbol"/>
      </text:list-level-style-bullet>
      <text:list-level-style-bullet text:level="8" text:style-name="WW8Num31z1" style:num-suffix="." text:bullet-char="o">
        <style:list-level-properties text:space-before="12.065cm" text:min-label-width="0.635cm"/>
        <style:text-properties style:font-name="Courier New"/>
      </text:list-level-style-bullet>
      <text:list-level-style-bullet text:level="9" text:style-name="WW8Num3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list-level-style-number text:level="1" style:num-suffix="." style:num-format="1">
        <style:list-level-properties text:min-label-width="0.639cm"/>
      </text:list-level-style-number>
      <text:list-level-style-number text:level="2" style:num-suffix="." style:num-format="1" text:display-levels="2">
        <style:list-level-properties text:min-label-width="0.635cm"/>
      </text:list-level-style-number>
      <text:list-level-style-number text:level="3" style:num-suffix="." style:num-format="1" text:display-levels="3">
        <style:list-level-properties text:space-before="2.54cm" text:min-label-width="1.27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style:num-suffix="." text:bullet-char="">
        <style:list-level-properties text:space-before="3.175cm" text:min-label-width="0.635cm"/>
        <style:text-properties style:font-name="Symbol"/>
      </text:list-level-style-bullet>
      <text:list-level-style-bullet text:level="2" text:style-name="WW8Num33z1" style:num-suffix="." text:bullet-char="o">
        <style:list-level-properties text:space-before="4.445cm" text:min-label-width="0.635cm"/>
        <style:text-properties style:font-name="Courier New"/>
      </text:list-level-style-bullet>
      <text:list-level-style-bullet text:level="3" text:style-name="WW8Num33z2" style:num-suffix="." text:bullet-char="">
        <style:list-level-properties text:space-before="5.715cm" text:min-label-width="0.635cm"/>
        <style:text-properties style:font-name="Wingdings"/>
      </text:list-level-style-bullet>
      <text:list-level-style-bullet text:level="4" text:style-name="WW8Num33z0" style:num-suffix="." text:bullet-char="">
        <style:list-level-properties text:space-before="6.985cm" text:min-label-width="0.635cm"/>
        <style:text-properties style:font-name="Symbol"/>
      </text:list-level-style-bullet>
      <text:list-level-style-bullet text:level="5" text:style-name="WW8Num33z1" style:num-suffix="." text:bullet-char="o">
        <style:list-level-properties text:space-before="8.255cm" text:min-label-width="0.635cm"/>
        <style:text-properties style:font-name="Courier New"/>
      </text:list-level-style-bullet>
      <text:list-level-style-bullet text:level="6" text:style-name="WW8Num33z2" style:num-suffix="." text:bullet-char="">
        <style:list-level-properties text:space-before="9.525cm" text:min-label-width="0.635cm"/>
        <style:text-properties style:font-name="Wingdings"/>
      </text:list-level-style-bullet>
      <text:list-level-style-bullet text:level="7" text:style-name="WW8Num33z0" style:num-suffix="." text:bullet-char="">
        <style:list-level-properties text:space-before="10.795cm" text:min-label-width="0.635cm"/>
        <style:text-properties style:font-name="Symbol"/>
      </text:list-level-style-bullet>
      <text:list-level-style-bullet text:level="8" text:style-name="WW8Num33z1" style:num-suffix="." text:bullet-char="o">
        <style:list-level-properties text:space-before="12.065cm" text:min-label-width="0.635cm"/>
        <style:text-properties style:font-name="Courier New"/>
      </text:list-level-style-bullet>
      <text:list-level-style-bullet text:level="9" text:style-name="WW8Num3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style:num-suffix="." text:bullet-char="">
        <style:list-level-properties text:space-before="3.175cm" text:min-label-width="0.635cm"/>
        <style:text-properties style:font-name="Symbol"/>
      </text:list-level-style-bullet>
      <text:list-level-style-bullet text:level="2" text:style-name="WW8Num34z1" style:num-suffix="." text:bullet-char="o">
        <style:list-level-properties text:space-before="4.445cm" text:min-label-width="0.635cm"/>
        <style:text-properties style:font-name="Courier New"/>
      </text:list-level-style-bullet>
      <text:list-level-style-bullet text:level="3" text:style-name="WW8Num34z2" style:num-suffix="." text:bullet-char="">
        <style:list-level-properties text:space-before="5.715cm" text:min-label-width="0.635cm"/>
        <style:text-properties style:font-name="Wingdings"/>
      </text:list-level-style-bullet>
      <text:list-level-style-bullet text:level="4" text:style-name="WW8Num34z0" style:num-suffix="." text:bullet-char="">
        <style:list-level-properties text:space-before="6.985cm" text:min-label-width="0.635cm"/>
        <style:text-properties style:font-name="Symbol"/>
      </text:list-level-style-bullet>
      <text:list-level-style-bullet text:level="5" text:style-name="WW8Num34z1" style:num-suffix="." text:bullet-char="o">
        <style:list-level-properties text:space-before="8.255cm" text:min-label-width="0.635cm"/>
        <style:text-properties style:font-name="Courier New"/>
      </text:list-level-style-bullet>
      <text:list-level-style-bullet text:level="6" text:style-name="WW8Num34z2" style:num-suffix="." text:bullet-char="">
        <style:list-level-properties text:space-before="9.525cm" text:min-label-width="0.635cm"/>
        <style:text-properties style:font-name="Wingdings"/>
      </text:list-level-style-bullet>
      <text:list-level-style-bullet text:level="7" text:style-name="WW8Num34z0" style:num-suffix="." text:bullet-char="">
        <style:list-level-properties text:space-before="10.795cm" text:min-label-width="0.635cm"/>
        <style:text-properties style:font-name="Symbol"/>
      </text:list-level-style-bullet>
      <text:list-level-style-bullet text:level="8" text:style-name="WW8Num34z1" style:num-suffix="." text:bullet-char="o">
        <style:list-level-properties text:space-before="12.065cm" text:min-label-width="0.635cm"/>
        <style:text-properties style:font-name="Courier New"/>
      </text:list-level-style-bullet>
      <text:list-level-style-bullet text:level="9" text:style-name="WW8Num3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style:num-suffix="." text:bullet-char="">
        <style:list-level-properties text:space-before="3.175cm" text:min-label-width="0.635cm"/>
        <style:text-properties style:font-name="Symbol"/>
      </text:list-level-style-bullet>
      <text:list-level-style-bullet text:level="2" text:style-name="WW8Num35z1" style:num-suffix="." text:bullet-char="o">
        <style:list-level-properties text:space-before="4.445cm" text:min-label-width="0.635cm"/>
        <style:text-properties style:font-name="Courier New"/>
      </text:list-level-style-bullet>
      <text:list-level-style-bullet text:level="3" text:style-name="WW8Num35z2" style:num-suffix="." text:bullet-char="">
        <style:list-level-properties text:space-before="5.715cm" text:min-label-width="0.635cm"/>
        <style:text-properties style:font-name="Wingdings"/>
      </text:list-level-style-bullet>
      <text:list-level-style-bullet text:level="4" text:style-name="WW8Num35z0" style:num-suffix="." text:bullet-char="">
        <style:list-level-properties text:space-before="6.985cm" text:min-label-width="0.635cm"/>
        <style:text-properties style:font-name="Symbol"/>
      </text:list-level-style-bullet>
      <text:list-level-style-bullet text:level="5" text:style-name="WW8Num35z1" style:num-suffix="." text:bullet-char="o">
        <style:list-level-properties text:space-before="8.255cm" text:min-label-width="0.635cm"/>
        <style:text-properties style:font-name="Courier New"/>
      </text:list-level-style-bullet>
      <text:list-level-style-bullet text:level="6" text:style-name="WW8Num35z2" style:num-suffix="." text:bullet-char="">
        <style:list-level-properties text:space-before="9.525cm" text:min-label-width="0.635cm"/>
        <style:text-properties style:font-name="Wingdings"/>
      </text:list-level-style-bullet>
      <text:list-level-style-bullet text:level="7" text:style-name="WW8Num35z0" style:num-suffix="." text:bullet-char="">
        <style:list-level-properties text:space-before="10.795cm" text:min-label-width="0.635cm"/>
        <style:text-properties style:font-name="Symbol"/>
      </text:list-level-style-bullet>
      <text:list-level-style-bullet text:level="8" text:style-name="WW8Num35z1" style:num-suffix="." text:bullet-char="o">
        <style:list-level-properties text:space-before="12.065cm" text:min-label-width="0.635cm"/>
        <style:text-properties style:font-name="Courier New"/>
      </text:list-level-style-bullet>
      <text:list-level-style-bullet text:level="9" text:style-name="WW8Num3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consecutive-numbering="true">
      <text:list-level-style-bullet text:level="1" text:style-name="WW8Num36z0" style:num-suffix="." text:bullet-char="">
        <style:list-level-properties text:space-before="3.175cm" text:min-label-width="0.635cm"/>
        <style:text-properties style:font-name="Symbol"/>
      </text:list-level-style-bullet>
      <text:list-level-style-bullet text:level="2" text:style-name="WW8Num36z1" style:num-suffix="." text:bullet-char="o">
        <style:list-level-properties text:space-before="4.445cm" text:min-label-width="0.635cm"/>
        <style:text-properties style:font-name="Courier New"/>
      </text:list-level-style-bullet>
      <text:list-level-style-bullet text:level="3" text:style-name="WW8Num36z2" style:num-suffix="." text:bullet-char="">
        <style:list-level-properties text:space-before="5.715cm" text:min-label-width="0.635cm"/>
        <style:text-properties style:font-name="Wingdings"/>
      </text:list-level-style-bullet>
      <text:list-level-style-bullet text:level="4" text:style-name="WW8Num36z0" style:num-suffix="." text:bullet-char="">
        <style:list-level-properties text:space-before="6.985cm" text:min-label-width="0.635cm"/>
        <style:text-properties style:font-name="Symbol"/>
      </text:list-level-style-bullet>
      <text:list-level-style-bullet text:level="5" text:style-name="WW8Num36z1" style:num-suffix="." text:bullet-char="o">
        <style:list-level-properties text:space-before="8.255cm" text:min-label-width="0.635cm"/>
        <style:text-properties style:font-name="Courier New"/>
      </text:list-level-style-bullet>
      <text:list-level-style-bullet text:level="6" text:style-name="WW8Num36z2" style:num-suffix="." text:bullet-char="">
        <style:list-level-properties text:space-before="9.525cm" text:min-label-width="0.635cm"/>
        <style:text-properties style:font-name="Wingdings"/>
      </text:list-level-style-bullet>
      <text:list-level-style-bullet text:level="7" text:style-name="WW8Num36z0" style:num-suffix="." text:bullet-char="">
        <style:list-level-properties text:space-before="10.795cm" text:min-label-width="0.635cm"/>
        <style:text-properties style:font-name="Symbol"/>
      </text:list-level-style-bullet>
      <text:list-level-style-bullet text:level="8" text:style-name="WW8Num36z1" style:num-suffix="." text:bullet-char="o">
        <style:list-level-properties text:space-before="12.065cm" text:min-label-width="0.635cm"/>
        <style:text-properties style:font-name="Courier New"/>
      </text:list-level-style-bullet>
      <text:list-level-style-bullet text:level="9" text:style-name="WW8Num3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3.175cm" text:min-label-width="0.635cm"/>
        <style:text-properties style:font-name="Symbol"/>
      </text:list-level-style-bullet>
      <text:list-level-style-bullet text:level="2" text:style-name="WW8Num38z1" style:num-suffix="." text:bullet-char="o">
        <style:list-level-properties text:space-before="4.445cm" text:min-label-width="0.635cm"/>
        <style:text-properties style:font-name="Courier New"/>
      </text:list-level-style-bullet>
      <text:list-level-style-bullet text:level="3" text:style-name="WW8Num38z2" style:num-suffix="." text:bullet-char="">
        <style:list-level-properties text:space-before="5.715cm" text:min-label-width="0.635cm"/>
        <style:text-properties style:font-name="Wingdings"/>
      </text:list-level-style-bullet>
      <text:list-level-style-bullet text:level="4" text:style-name="WW8Num38z0" style:num-suffix="." text:bullet-char="">
        <style:list-level-properties text:space-before="6.985cm" text:min-label-width="0.635cm"/>
        <style:text-properties style:font-name="Symbol"/>
      </text:list-level-style-bullet>
      <text:list-level-style-bullet text:level="5" text:style-name="WW8Num38z1" style:num-suffix="." text:bullet-char="o">
        <style:list-level-properties text:space-before="8.255cm" text:min-label-width="0.635cm"/>
        <style:text-properties style:font-name="Courier New"/>
      </text:list-level-style-bullet>
      <text:list-level-style-bullet text:level="6" text:style-name="WW8Num38z2" style:num-suffix="." text:bullet-char="">
        <style:list-level-properties text:space-before="9.525cm" text:min-label-width="0.635cm"/>
        <style:text-properties style:font-name="Wingdings"/>
      </text:list-level-style-bullet>
      <text:list-level-style-bullet text:level="7" text:style-name="WW8Num38z0" style:num-suffix="." text:bullet-char="">
        <style:list-level-properties text:space-before="10.795cm" text:min-label-width="0.635cm"/>
        <style:text-properties style:font-name="Symbol"/>
      </text:list-level-style-bullet>
      <text:list-level-style-bullet text:level="8" text:style-name="WW8Num38z1" style:num-suffix="." text:bullet-char="o">
        <style:list-level-properties text:space-before="12.065cm" text:min-label-width="0.635cm"/>
        <style:text-properties style:font-name="Courier New"/>
      </text:list-level-style-bullet>
      <text:list-level-style-bullet text:level="9" text:style-name="WW8Num3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3.175cm" text:min-label-width="0.635cm"/>
        <style:text-properties style:font-name="Symbol"/>
      </text:list-level-style-bullet>
      <text:list-level-style-bullet text:level="2" text:style-name="WW8Num39z1" style:num-suffix="." text:bullet-char="o">
        <style:list-level-properties text:space-before="4.445cm" text:min-label-width="0.635cm"/>
        <style:text-properties style:font-name="Courier New"/>
      </text:list-level-style-bullet>
      <text:list-level-style-bullet text:level="3" text:style-name="WW8Num39z2" style:num-suffix="." text:bullet-char="">
        <style:list-level-properties text:space-before="5.715cm" text:min-label-width="0.635cm"/>
        <style:text-properties style:font-name="Wingdings"/>
      </text:list-level-style-bullet>
      <text:list-level-style-bullet text:level="4" text:style-name="WW8Num39z0" style:num-suffix="." text:bullet-char="">
        <style:list-level-properties text:space-before="6.985cm" text:min-label-width="0.635cm"/>
        <style:text-properties style:font-name="Symbol"/>
      </text:list-level-style-bullet>
      <text:list-level-style-bullet text:level="5" text:style-name="WW8Num39z1" style:num-suffix="." text:bullet-char="o">
        <style:list-level-properties text:space-before="8.255cm" text:min-label-width="0.635cm"/>
        <style:text-properties style:font-name="Courier New"/>
      </text:list-level-style-bullet>
      <text:list-level-style-bullet text:level="6" text:style-name="WW8Num39z2" style:num-suffix="." text:bullet-char="">
        <style:list-level-properties text:space-before="9.525cm" text:min-label-width="0.635cm"/>
        <style:text-properties style:font-name="Wingdings"/>
      </text:list-level-style-bullet>
      <text:list-level-style-bullet text:level="7" text:style-name="WW8Num39z0" style:num-suffix="." text:bullet-char="">
        <style:list-level-properties text:space-before="10.795cm" text:min-label-width="0.635cm"/>
        <style:text-properties style:font-name="Symbol"/>
      </text:list-level-style-bullet>
      <text:list-level-style-bullet text:level="8" text:style-name="WW8Num39z1" style:num-suffix="." text:bullet-char="o">
        <style:list-level-properties text:space-before="12.065cm" text:min-label-width="0.635cm"/>
        <style:text-properties style:font-name="Courier New"/>
      </text:list-level-style-bullet>
      <text:list-level-style-bullet text:level="9" text:style-name="WW8Num39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3.175cm" text:min-label-width="0.635cm"/>
        <style:text-properties style:font-name="Symbol"/>
      </text:list-level-style-bullet>
      <text:list-level-style-bullet text:level="2" text:style-name="WW8Num40z1" style:num-suffix="." text:bullet-char="o">
        <style:list-level-properties text:space-before="4.445cm" text:min-label-width="0.635cm"/>
        <style:text-properties style:font-name="Courier New"/>
      </text:list-level-style-bullet>
      <text:list-level-style-bullet text:level="3" text:style-name="WW8Num40z2" style:num-suffix="." text:bullet-char="">
        <style:list-level-properties text:space-before="5.715cm" text:min-label-width="0.635cm"/>
        <style:text-properties style:font-name="Wingdings"/>
      </text:list-level-style-bullet>
      <text:list-level-style-bullet text:level="4" text:style-name="WW8Num40z0" style:num-suffix="." text:bullet-char="">
        <style:list-level-properties text:space-before="6.985cm" text:min-label-width="0.635cm"/>
        <style:text-properties style:font-name="Symbol"/>
      </text:list-level-style-bullet>
      <text:list-level-style-bullet text:level="5" text:style-name="WW8Num40z1" style:num-suffix="." text:bullet-char="o">
        <style:list-level-properties text:space-before="8.255cm" text:min-label-width="0.635cm"/>
        <style:text-properties style:font-name="Courier New"/>
      </text:list-level-style-bullet>
      <text:list-level-style-bullet text:level="6" text:style-name="WW8Num40z2" style:num-suffix="." text:bullet-char="">
        <style:list-level-properties text:space-before="9.525cm" text:min-label-width="0.635cm"/>
        <style:text-properties style:font-name="Wingdings"/>
      </text:list-level-style-bullet>
      <text:list-level-style-bullet text:level="7" text:style-name="WW8Num40z0" style:num-suffix="." text:bullet-char="">
        <style:list-level-properties text:space-before="10.795cm" text:min-label-width="0.635cm"/>
        <style:text-properties style:font-name="Symbol"/>
      </text:list-level-style-bullet>
      <text:list-level-style-bullet text:level="8" text:style-name="WW8Num40z1" style:num-suffix="." text:bullet-char="o">
        <style:list-level-properties text:space-before="12.065cm" text:min-label-width="0.635cm"/>
        <style:text-properties style:font-name="Courier New"/>
      </text:list-level-style-bullet>
      <text:list-level-style-bullet text:level="9" text:style-name="WW8Num4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style:num-suffix="." text:bullet-char="">
        <style:list-level-properties text:space-before="2.54cm" text:min-label-width="0.635cm"/>
        <style:text-properties style:font-name="Symbol"/>
      </text:list-level-style-bullet>
      <text:list-level-style-bullet text:level="2" text:style-name="WW8Num41z1" style:num-suffix="." text:bullet-char="o">
        <style:list-level-properties text:space-before="3.81cm" text:min-label-width="0.635cm"/>
        <style:text-properties style:font-name="Courier New"/>
      </text:list-level-style-bullet>
      <text:list-level-style-bullet text:level="3" text:style-name="WW8Num41z2" style:num-suffix="." text:bullet-char="">
        <style:list-level-properties text:space-before="5.08cm" text:min-label-width="0.635cm"/>
        <style:text-properties style:font-name="Wingdings"/>
      </text:list-level-style-bullet>
      <text:list-level-style-bullet text:level="4" text:style-name="WW8Num41z0" style:num-suffix="." text:bullet-char="">
        <style:list-level-properties text:space-before="6.35cm" text:min-label-width="0.635cm"/>
        <style:text-properties style:font-name="Symbol"/>
      </text:list-level-style-bullet>
      <text:list-level-style-bullet text:level="5" text:style-name="WW8Num41z1" style:num-suffix="." text:bullet-char="o">
        <style:list-level-properties text:space-before="7.62cm" text:min-label-width="0.635cm"/>
        <style:text-properties style:font-name="Courier New"/>
      </text:list-level-style-bullet>
      <text:list-level-style-bullet text:level="6" text:style-name="WW8Num41z2" style:num-suffix="." text:bullet-char="">
        <style:list-level-properties text:space-before="8.89cm" text:min-label-width="0.635cm"/>
        <style:text-properties style:font-name="Wingdings"/>
      </text:list-level-style-bullet>
      <text:list-level-style-bullet text:level="7" text:style-name="WW8Num41z0" style:num-suffix="." text:bullet-char="">
        <style:list-level-properties text:space-before="10.16cm" text:min-label-width="0.635cm"/>
        <style:text-properties style:font-name="Symbol"/>
      </text:list-level-style-bullet>
      <text:list-level-style-bullet text:level="8" text:style-name="WW8Num41z1" style:num-suffix="." text:bullet-char="o">
        <style:list-level-properties text:space-before="11.43cm" text:min-label-width="0.635cm"/>
        <style:text-properties style:font-name="Courier New"/>
      </text:list-level-style-bullet>
      <text:list-level-style-bullet text:level="9" text:style-name="WW8Num41z2" style:num-suffix="." text:bullet-char="">
        <style:list-level-properties text:space-before="12.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3.81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style:num-suffix="." text:bullet-char="">
        <style:list-level-properties text:space-before="3.175cm" text:min-label-width="0.635cm"/>
        <style:text-properties style:font-name="Symbol"/>
      </text:list-level-style-bullet>
      <text:list-level-style-bullet text:level="2" text:style-name="WW8Num43z1" style:num-suffix="." text:bullet-char="o">
        <style:list-level-properties text:space-before="4.445cm" text:min-label-width="0.635cm"/>
        <style:text-properties style:font-name="Courier New"/>
      </text:list-level-style-bullet>
      <text:list-level-style-bullet text:level="3" text:style-name="WW8Num43z2" style:num-suffix="." text:bullet-char="">
        <style:list-level-properties text:space-before="5.715cm" text:min-label-width="0.635cm"/>
        <style:text-properties style:font-name="Wingdings"/>
      </text:list-level-style-bullet>
      <text:list-level-style-bullet text:level="4" text:style-name="WW8Num43z0" style:num-suffix="." text:bullet-char="">
        <style:list-level-properties text:space-before="6.985cm" text:min-label-width="0.635cm"/>
        <style:text-properties style:font-name="Symbol"/>
      </text:list-level-style-bullet>
      <text:list-level-style-bullet text:level="5" text:style-name="WW8Num43z1" style:num-suffix="." text:bullet-char="o">
        <style:list-level-properties text:space-before="8.255cm" text:min-label-width="0.635cm"/>
        <style:text-properties style:font-name="Courier New"/>
      </text:list-level-style-bullet>
      <text:list-level-style-bullet text:level="6" text:style-name="WW8Num43z2" style:num-suffix="." text:bullet-char="">
        <style:list-level-properties text:space-before="9.525cm" text:min-label-width="0.635cm"/>
        <style:text-properties style:font-name="Wingdings"/>
      </text:list-level-style-bullet>
      <text:list-level-style-bullet text:level="7" text:style-name="WW8Num43z0" style:num-suffix="." text:bullet-char="">
        <style:list-level-properties text:space-before="10.795cm" text:min-label-width="0.635cm"/>
        <style:text-properties style:font-name="Symbol"/>
      </text:list-level-style-bullet>
      <text:list-level-style-bullet text:level="8" text:style-name="WW8Num43z1" style:num-suffix="." text:bullet-char="o">
        <style:list-level-properties text:space-before="12.065cm" text:min-label-width="0.635cm"/>
        <style:text-properties style:font-name="Courier New"/>
      </text:list-level-style-bullet>
      <text:list-level-style-bullet text:level="9" text:style-name="WW8Num4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text:style-name="WW8Num44z0" style:num-suffix="." style:num-format="1">
        <style:list-level-properties text:space-before="2.5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3.81cm" text:min-label-width="0.508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style:num-suffix="." text:bullet-char="">
        <style:list-level-properties text:space-before="3.175cm" text:min-label-width="0.635cm"/>
        <style:text-properties style:font-name="Symbol"/>
      </text:list-level-style-bullet>
      <text:list-level-style-bullet text:level="2" text:style-name="WW8Num46z1" style:num-suffix="." text:bullet-char="o">
        <style:list-level-properties text:space-before="4.445cm" text:min-label-width="0.635cm"/>
        <style:text-properties style:font-name="Courier New"/>
      </text:list-level-style-bullet>
      <text:list-level-style-bullet text:level="3" text:style-name="WW8Num46z2" style:num-suffix="." text:bullet-char="">
        <style:list-level-properties text:space-before="5.715cm" text:min-label-width="0.635cm"/>
        <style:text-properties style:font-name="Wingdings"/>
      </text:list-level-style-bullet>
      <text:list-level-style-bullet text:level="4" text:style-name="WW8Num46z0" style:num-suffix="." text:bullet-char="">
        <style:list-level-properties text:space-before="6.985cm" text:min-label-width="0.635cm"/>
        <style:text-properties style:font-name="Symbol"/>
      </text:list-level-style-bullet>
      <text:list-level-style-bullet text:level="5" text:style-name="WW8Num46z1" style:num-suffix="." text:bullet-char="o">
        <style:list-level-properties text:space-before="8.255cm" text:min-label-width="0.635cm"/>
        <style:text-properties style:font-name="Courier New"/>
      </text:list-level-style-bullet>
      <text:list-level-style-bullet text:level="6" text:style-name="WW8Num46z2" style:num-suffix="." text:bullet-char="">
        <style:list-level-properties text:space-before="9.525cm" text:min-label-width="0.635cm"/>
        <style:text-properties style:font-name="Wingdings"/>
      </text:list-level-style-bullet>
      <text:list-level-style-bullet text:level="7" text:style-name="WW8Num46z0" style:num-suffix="." text:bullet-char="">
        <style:list-level-properties text:space-before="10.795cm" text:min-label-width="0.635cm"/>
        <style:text-properties style:font-name="Symbol"/>
      </text:list-level-style-bullet>
      <text:list-level-style-bullet text:level="8" text:style-name="WW8Num46z1" style:num-suffix="." text:bullet-char="o">
        <style:list-level-properties text:space-before="12.065cm" text:min-label-width="0.635cm"/>
        <style:text-properties style:font-name="Courier New"/>
      </text:list-level-style-bullet>
      <text:list-level-style-bullet text:level="9" text:style-name="WW8Num4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style:num-suffix="." text:bullet-char="">
        <style:list-level-properties text:space-before="3.81cm" text:min-label-width="0.635cm"/>
        <style:text-properties style:font-name="Symbol"/>
      </text:list-level-style-bullet>
      <text:list-level-style-bullet text:level="2" text:style-name="WW8Num47z1" style:num-suffix="." text:bullet-char="o">
        <style:list-level-properties text:space-before="5.08cm" text:min-label-width="0.635cm"/>
        <style:text-properties style:font-name="Courier New"/>
      </text:list-level-style-bullet>
      <text:list-level-style-bullet text:level="3" text:style-name="WW8Num47z2" style:num-suffix="." text:bullet-char="">
        <style:list-level-properties text:space-before="6.35cm" text:min-label-width="0.635cm"/>
        <style:text-properties style:font-name="Wingdings"/>
      </text:list-level-style-bullet>
      <text:list-level-style-bullet text:level="4" text:style-name="WW8Num47z0" style:num-suffix="." text:bullet-char="">
        <style:list-level-properties text:space-before="7.62cm" text:min-label-width="0.635cm"/>
        <style:text-properties style:font-name="Symbol"/>
      </text:list-level-style-bullet>
      <text:list-level-style-bullet text:level="5" text:style-name="WW8Num47z1" style:num-suffix="." text:bullet-char="o">
        <style:list-level-properties text:space-before="8.89cm" text:min-label-width="0.635cm"/>
        <style:text-properties style:font-name="Courier New"/>
      </text:list-level-style-bullet>
      <text:list-level-style-bullet text:level="6" text:style-name="WW8Num47z2" style:num-suffix="." text:bullet-char="">
        <style:list-level-properties text:space-before="10.16cm" text:min-label-width="0.635cm"/>
        <style:text-properties style:font-name="Wingdings"/>
      </text:list-level-style-bullet>
      <text:list-level-style-bullet text:level="7" text:style-name="WW8Num47z0" style:num-suffix="." text:bullet-char="">
        <style:list-level-properties text:space-before="11.43cm" text:min-label-width="0.635cm"/>
        <style:text-properties style:font-name="Symbol"/>
      </text:list-level-style-bullet>
      <text:list-level-style-bullet text:level="8" text:style-name="WW8Num47z1" style:num-suffix="." text:bullet-char="o">
        <style:list-level-properties text:space-before="12.7cm" text:min-label-width="0.635cm"/>
        <style:text-properties style:font-name="Courier New"/>
      </text:list-level-style-bullet>
      <text:list-level-style-bullet text:level="9" text:style-name="WW8Num47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bullet text:level="1" text:style-name="WW8Num48z0" style:num-suffix="." text:bullet-char="">
        <style:list-level-properties text:space-before="3.175cm" text:min-label-width="0.635cm"/>
        <style:text-properties style:font-name="Symbol"/>
      </text:list-level-style-bullet>
      <text:list-level-style-bullet text:level="2" text:style-name="WW8Num48z1" style:num-suffix="." text:bullet-char="o">
        <style:list-level-properties text:space-before="4.445cm" text:min-label-width="0.635cm"/>
        <style:text-properties style:font-name="Courier New"/>
      </text:list-level-style-bullet>
      <text:list-level-style-bullet text:level="3" text:style-name="WW8Num48z2" style:num-suffix="." text:bullet-char="">
        <style:list-level-properties text:space-before="5.715cm" text:min-label-width="0.635cm"/>
        <style:text-properties style:font-name="Wingdings"/>
      </text:list-level-style-bullet>
      <text:list-level-style-bullet text:level="4" text:style-name="WW8Num48z0" style:num-suffix="." text:bullet-char="">
        <style:list-level-properties text:space-before="6.985cm" text:min-label-width="0.635cm"/>
        <style:text-properties style:font-name="Symbol"/>
      </text:list-level-style-bullet>
      <text:list-level-style-bullet text:level="5" text:style-name="WW8Num48z1" style:num-suffix="." text:bullet-char="o">
        <style:list-level-properties text:space-before="8.255cm" text:min-label-width="0.635cm"/>
        <style:text-properties style:font-name="Courier New"/>
      </text:list-level-style-bullet>
      <text:list-level-style-bullet text:level="6" text:style-name="WW8Num48z2" style:num-suffix="." text:bullet-char="">
        <style:list-level-properties text:space-before="9.525cm" text:min-label-width="0.635cm"/>
        <style:text-properties style:font-name="Wingdings"/>
      </text:list-level-style-bullet>
      <text:list-level-style-bullet text:level="7" text:style-name="WW8Num48z0" style:num-suffix="." text:bullet-char="">
        <style:list-level-properties text:space-before="10.795cm" text:min-label-width="0.635cm"/>
        <style:text-properties style:font-name="Symbol"/>
      </text:list-level-style-bullet>
      <text:list-level-style-bullet text:level="8" text:style-name="WW8Num48z1" style:num-suffix="." text:bullet-char="o">
        <style:list-level-properties text:space-before="12.065cm" text:min-label-width="0.635cm"/>
        <style:text-properties style:font-name="Courier New"/>
      </text:list-level-style-bullet>
      <text:list-level-style-bullet text:level="9" text:style-name="WW8Num4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3.175cm" text:min-label-width="0.635cm"/>
        <style:text-properties style:font-name="Symbol"/>
      </text:list-level-style-bullet>
      <text:list-level-style-bullet text:level="2" text:style-name="WW8Num50z1" style:num-suffix="." text:bullet-char="o">
        <style:list-level-properties text:space-before="4.445cm" text:min-label-width="0.635cm"/>
        <style:text-properties style:font-name="Courier New"/>
      </text:list-level-style-bullet>
      <text:list-level-style-bullet text:level="3" text:style-name="WW8Num50z2" style:num-suffix="." text:bullet-char="">
        <style:list-level-properties text:space-before="5.715cm" text:min-label-width="0.635cm"/>
        <style:text-properties style:font-name="Wingdings"/>
      </text:list-level-style-bullet>
      <text:list-level-style-bullet text:level="4" text:style-name="WW8Num50z0" style:num-suffix="." text:bullet-char="">
        <style:list-level-properties text:space-before="6.985cm" text:min-label-width="0.635cm"/>
        <style:text-properties style:font-name="Symbol"/>
      </text:list-level-style-bullet>
      <text:list-level-style-bullet text:level="5" text:style-name="WW8Num50z1" style:num-suffix="." text:bullet-char="o">
        <style:list-level-properties text:space-before="8.255cm" text:min-label-width="0.635cm"/>
        <style:text-properties style:font-name="Courier New"/>
      </text:list-level-style-bullet>
      <text:list-level-style-bullet text:level="6" text:style-name="WW8Num50z2" style:num-suffix="." text:bullet-char="">
        <style:list-level-properties text:space-before="9.525cm" text:min-label-width="0.635cm"/>
        <style:text-properties style:font-name="Wingdings"/>
      </text:list-level-style-bullet>
      <text:list-level-style-bullet text:level="7" text:style-name="WW8Num50z0" style:num-suffix="." text:bullet-char="">
        <style:list-level-properties text:space-before="10.795cm" text:min-label-width="0.635cm"/>
        <style:text-properties style:font-name="Symbol"/>
      </text:list-level-style-bullet>
      <text:list-level-style-bullet text:level="8" text:style-name="WW8Num50z1" style:num-suffix="." text:bullet-char="o">
        <style:list-level-properties text:space-before="12.065cm" text:min-label-width="0.635cm"/>
        <style:text-properties style:font-name="Courier New"/>
      </text:list-level-style-bullet>
      <text:list-level-style-bullet text:level="9" text:style-name="WW8Num5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bullet text:level="1" text:style-name="WW8Num52z0" style:num-suffix="." text:bullet-char="">
        <style:list-level-properties text:space-before="4.445cm" text:min-label-width="0.635cm"/>
        <style:text-properties style:font-name="Symbol"/>
      </text:list-level-style-bullet>
      <text:list-level-style-bullet text:level="2" text:style-name="WW8Num52z1" style:num-suffix="." text:bullet-char="o">
        <style:list-level-properties text:space-before="4.445cm" text:min-label-width="0.635cm"/>
        <style:text-properties style:font-name="Courier New"/>
      </text:list-level-style-bullet>
      <text:list-level-style-bullet text:level="3" text:style-name="WW8Num52z2" style:num-suffix="." text:bullet-char="">
        <style:list-level-properties text:space-before="5.715cm" text:min-label-width="0.635cm"/>
        <style:text-properties style:font-name="Wingdings"/>
      </text:list-level-style-bullet>
      <text:list-level-style-bullet text:level="4" text:style-name="WW8Num52z0" style:num-suffix="." text:bullet-char="">
        <style:list-level-properties text:space-before="6.985cm" text:min-label-width="0.635cm"/>
        <style:text-properties style:font-name="Symbol"/>
      </text:list-level-style-bullet>
      <text:list-level-style-bullet text:level="5" text:style-name="WW8Num52z1" style:num-suffix="." text:bullet-char="o">
        <style:list-level-properties text:space-before="8.255cm" text:min-label-width="0.635cm"/>
        <style:text-properties style:font-name="Courier New"/>
      </text:list-level-style-bullet>
      <text:list-level-style-bullet text:level="6" text:style-name="WW8Num52z2" style:num-suffix="." text:bullet-char="">
        <style:list-level-properties text:space-before="9.525cm" text:min-label-width="0.635cm"/>
        <style:text-properties style:font-name="Wingdings"/>
      </text:list-level-style-bullet>
      <text:list-level-style-bullet text:level="7" text:style-name="WW8Num52z0" style:num-suffix="." text:bullet-char="">
        <style:list-level-properties text:space-before="10.795cm" text:min-label-width="0.635cm"/>
        <style:text-properties style:font-name="Symbol"/>
      </text:list-level-style-bullet>
      <text:list-level-style-bullet text:level="8" text:style-name="WW8Num52z1" style:num-suffix="." text:bullet-char="o">
        <style:list-level-properties text:space-before="12.065cm" text:min-label-width="0.635cm"/>
        <style:text-properties style:font-name="Courier New"/>
      </text:list-level-style-bullet>
      <text:list-level-style-bullet text:level="9" text:style-name="WW8Num5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1">
        <style:list-level-properties text:min-label-width="0.635cm"/>
      </text:list-level-style-number>
      <text:list-level-style-bullet text:level="2" text:style-name="WW8Num53z1" style:num-suffix="." text:bullet-char="o">
        <style:list-level-properties text:min-label-width="0.635cm"/>
        <style:text-properties style:font-name="Courier New"/>
      </text:list-level-style-bullet>
      <text:list-level-style-bullet text:level="3" text:style-name="WW8Num53z2" style:num-suffix="." text:bullet-char="">
        <style:list-level-properties text:space-before="0.635cm" text:min-label-width="0.635cm"/>
        <style:text-properties style:font-name="Wingdings"/>
      </text:list-level-style-bullet>
      <text:list-level-style-bullet text:level="4" text:style-name="WW8Num53z3" style:num-suffix="." text:bullet-char="">
        <style:list-level-properties text:space-before="1.905cm" text:min-label-width="0.635cm"/>
        <style:text-properties style:font-name="Symbol"/>
      </text:list-level-style-bullet>
      <text:list-level-style-bullet text:level="5" text:style-name="WW8Num53z1" style:num-suffix="." text:bullet-char="o">
        <style:list-level-properties text:space-before="3.175cm" text:min-label-width="0.635cm"/>
        <style:text-properties style:font-name="Courier New"/>
      </text:list-level-style-bullet>
      <text:list-level-style-bullet text:level="6" text:style-name="WW8Num53z2" style:num-suffix="." text:bullet-char="">
        <style:list-level-properties text:space-before="4.445cm" text:min-label-width="0.635cm"/>
        <style:text-properties style:font-name="Wingdings"/>
      </text:list-level-style-bullet>
      <text:list-level-style-bullet text:level="7" text:style-name="WW8Num53z3" style:num-suffix="." text:bullet-char="">
        <style:list-level-properties text:space-before="5.715cm" text:min-label-width="0.635cm"/>
        <style:text-properties style:font-name="Symbol"/>
      </text:list-level-style-bullet>
      <text:list-level-style-bullet text:level="8" text:style-name="WW8Num53z1" style:num-suffix="." text:bullet-char="o">
        <style:list-level-properties text:space-before="6.985cm" text:min-label-width="0.635cm"/>
        <style:text-properties style:font-name="Courier New"/>
      </text:list-level-style-bullet>
      <text:list-level-style-bullet text:level="9" text:style-name="WW8Num53z2" style:num-suffix="." text:bullet-char="">
        <style:list-level-properties text:space-before="8.25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3.175cm" text:min-label-width="0.635cm"/>
        <style:text-properties style:font-name="Symbol"/>
      </text:list-level-style-bullet>
      <text:list-level-style-bullet text:level="2" text:style-name="WW8Num54z1" style:num-suffix="." text:bullet-char="o">
        <style:list-level-properties text:space-before="4.445cm" text:min-label-width="0.635cm"/>
        <style:text-properties style:font-name="Courier New"/>
      </text:list-level-style-bullet>
      <text:list-level-style-bullet text:level="3" text:style-name="WW8Num54z2" style:num-suffix="." text:bullet-char="">
        <style:list-level-properties text:space-before="5.715cm" text:min-label-width="0.635cm"/>
        <style:text-properties style:font-name="Wingdings"/>
      </text:list-level-style-bullet>
      <text:list-level-style-bullet text:level="4" text:style-name="WW8Num54z0" style:num-suffix="." text:bullet-char="">
        <style:list-level-properties text:space-before="6.985cm" text:min-label-width="0.635cm"/>
        <style:text-properties style:font-name="Symbol"/>
      </text:list-level-style-bullet>
      <text:list-level-style-bullet text:level="5" text:style-name="WW8Num54z1" style:num-suffix="." text:bullet-char="o">
        <style:list-level-properties text:space-before="8.255cm" text:min-label-width="0.635cm"/>
        <style:text-properties style:font-name="Courier New"/>
      </text:list-level-style-bullet>
      <text:list-level-style-bullet text:level="6" text:style-name="WW8Num54z2" style:num-suffix="." text:bullet-char="">
        <style:list-level-properties text:space-before="9.525cm" text:min-label-width="0.635cm"/>
        <style:text-properties style:font-name="Wingdings"/>
      </text:list-level-style-bullet>
      <text:list-level-style-bullet text:level="7" text:style-name="WW8Num54z0" style:num-suffix="." text:bullet-char="">
        <style:list-level-properties text:space-before="10.795cm" text:min-label-width="0.635cm"/>
        <style:text-properties style:font-name="Symbol"/>
      </text:list-level-style-bullet>
      <text:list-level-style-bullet text:level="8" text:style-name="WW8Num54z1" style:num-suffix="." text:bullet-char="o">
        <style:list-level-properties text:space-before="12.065cm" text:min-label-width="0.635cm"/>
        <style:text-properties style:font-name="Courier New"/>
      </text:list-level-style-bullet>
      <text:list-level-style-bullet text:level="9" text:style-name="WW8Num5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bullet text:level="1" text:style-name="WW8Num55z0" style:num-suffix="." text:bullet-char="">
        <style:list-level-properties text:space-before="3.175cm" text:min-label-width="0.635cm"/>
        <style:text-properties style:font-name="Symbol"/>
      </text:list-level-style-bullet>
      <text:list-level-style-bullet text:level="2" text:style-name="WW8Num55z1" style:num-suffix="." text:bullet-char="o">
        <style:list-level-properties text:space-before="4.445cm" text:min-label-width="0.635cm"/>
        <style:text-properties style:font-name="Courier New"/>
      </text:list-level-style-bullet>
      <text:list-level-style-bullet text:level="3" text:style-name="WW8Num55z2" style:num-suffix="." text:bullet-char="">
        <style:list-level-properties text:space-before="5.715cm" text:min-label-width="0.635cm"/>
        <style:text-properties style:font-name="Wingdings"/>
      </text:list-level-style-bullet>
      <text:list-level-style-bullet text:level="4" text:style-name="WW8Num55z0" style:num-suffix="." text:bullet-char="">
        <style:list-level-properties text:space-before="6.985cm" text:min-label-width="0.635cm"/>
        <style:text-properties style:font-name="Symbol"/>
      </text:list-level-style-bullet>
      <text:list-level-style-bullet text:level="5" text:style-name="WW8Num55z1" style:num-suffix="." text:bullet-char="o">
        <style:list-level-properties text:space-before="8.255cm" text:min-label-width="0.635cm"/>
        <style:text-properties style:font-name="Courier New"/>
      </text:list-level-style-bullet>
      <text:list-level-style-bullet text:level="6" text:style-name="WW8Num55z2" style:num-suffix="." text:bullet-char="">
        <style:list-level-properties text:space-before="9.525cm" text:min-label-width="0.635cm"/>
        <style:text-properties style:font-name="Wingdings"/>
      </text:list-level-style-bullet>
      <text:list-level-style-bullet text:level="7" text:style-name="WW8Num55z0" style:num-suffix="." text:bullet-char="">
        <style:list-level-properties text:space-before="10.795cm" text:min-label-width="0.635cm"/>
        <style:text-properties style:font-name="Symbol"/>
      </text:list-level-style-bullet>
      <text:list-level-style-bullet text:level="8" text:style-name="WW8Num55z1" style:num-suffix="." text:bullet-char="o">
        <style:list-level-properties text:space-before="12.065cm" text:min-label-width="0.635cm"/>
        <style:text-properties style:font-name="Courier New"/>
      </text:list-level-style-bullet>
      <text:list-level-style-bullet text:level="9" text:style-name="WW8Num5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bullet text:level="1" text:style-name="WW8Num58z0" style:num-suffix="." text:bullet-char="">
        <style:list-level-properties text:space-before="3.175cm" text:min-label-width="0.635cm"/>
        <style:text-properties style:font-name="Symbol"/>
      </text:list-level-style-bullet>
      <text:list-level-style-bullet text:level="2" text:style-name="WW8Num58z1" style:num-suffix="." text:bullet-char="o">
        <style:list-level-properties text:space-before="4.445cm" text:min-label-width="0.635cm"/>
        <style:text-properties style:font-name="Courier New"/>
      </text:list-level-style-bullet>
      <text:list-level-style-bullet text:level="3" text:style-name="WW8Num58z2" style:num-suffix="." text:bullet-char="">
        <style:list-level-properties text:space-before="5.715cm" text:min-label-width="0.635cm"/>
        <style:text-properties style:font-name="Wingdings"/>
      </text:list-level-style-bullet>
      <text:list-level-style-bullet text:level="4" text:style-name="WW8Num58z0" style:num-suffix="." text:bullet-char="">
        <style:list-level-properties text:space-before="6.985cm" text:min-label-width="0.635cm"/>
        <style:text-properties style:font-name="Symbol"/>
      </text:list-level-style-bullet>
      <text:list-level-style-bullet text:level="5" text:style-name="WW8Num58z1" style:num-suffix="." text:bullet-char="o">
        <style:list-level-properties text:space-before="8.255cm" text:min-label-width="0.635cm"/>
        <style:text-properties style:font-name="Courier New"/>
      </text:list-level-style-bullet>
      <text:list-level-style-bullet text:level="6" text:style-name="WW8Num58z2" style:num-suffix="." text:bullet-char="">
        <style:list-level-properties text:space-before="9.525cm" text:min-label-width="0.635cm"/>
        <style:text-properties style:font-name="Wingdings"/>
      </text:list-level-style-bullet>
      <text:list-level-style-bullet text:level="7" text:style-name="WW8Num58z0" style:num-suffix="." text:bullet-char="">
        <style:list-level-properties text:space-before="10.795cm" text:min-label-width="0.635cm"/>
        <style:text-properties style:font-name="Symbol"/>
      </text:list-level-style-bullet>
      <text:list-level-style-bullet text:level="8" text:style-name="WW8Num58z1" style:num-suffix="." text:bullet-char="o">
        <style:list-level-properties text:space-before="12.065cm" text:min-label-width="0.635cm"/>
        <style:text-properties style:font-name="Courier New"/>
      </text:list-level-style-bullet>
      <text:list-level-style-bullet text:level="9" text:style-name="WW8Num5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bullet text:level="1" text:style-name="WW8Num60z0" style:num-suffix="." text:bullet-char="">
        <style:list-level-properties text:space-before="3.175cm" text:min-label-width="0.635cm"/>
        <style:text-properties style:font-name="Symbol"/>
      </text:list-level-style-bullet>
      <text:list-level-style-bullet text:level="2" text:style-name="WW8Num60z1" style:num-suffix="." text:bullet-char="o">
        <style:list-level-properties text:space-before="4.445cm" text:min-label-width="0.635cm"/>
        <style:text-properties style:font-name="Courier New"/>
      </text:list-level-style-bullet>
      <text:list-level-style-bullet text:level="3" text:style-name="WW8Num60z2" style:num-suffix="." text:bullet-char="">
        <style:list-level-properties text:space-before="5.715cm" text:min-label-width="0.635cm"/>
        <style:text-properties style:font-name="Wingdings"/>
      </text:list-level-style-bullet>
      <text:list-level-style-bullet text:level="4" text:style-name="WW8Num60z0" style:num-suffix="." text:bullet-char="">
        <style:list-level-properties text:space-before="6.985cm" text:min-label-width="0.635cm"/>
        <style:text-properties style:font-name="Symbol"/>
      </text:list-level-style-bullet>
      <text:list-level-style-bullet text:level="5" text:style-name="WW8Num60z1" style:num-suffix="." text:bullet-char="o">
        <style:list-level-properties text:space-before="8.255cm" text:min-label-width="0.635cm"/>
        <style:text-properties style:font-name="Courier New"/>
      </text:list-level-style-bullet>
      <text:list-level-style-bullet text:level="6" text:style-name="WW8Num60z2" style:num-suffix="." text:bullet-char="">
        <style:list-level-properties text:space-before="9.525cm" text:min-label-width="0.635cm"/>
        <style:text-properties style:font-name="Wingdings"/>
      </text:list-level-style-bullet>
      <text:list-level-style-bullet text:level="7" text:style-name="WW8Num60z0" style:num-suffix="." text:bullet-char="">
        <style:list-level-properties text:space-before="10.795cm" text:min-label-width="0.635cm"/>
        <style:text-properties style:font-name="Symbol"/>
      </text:list-level-style-bullet>
      <text:list-level-style-bullet text:level="8" text:style-name="WW8Num60z1" style:num-suffix="." text:bullet-char="o">
        <style:list-level-properties text:space-before="12.065cm" text:min-label-width="0.635cm"/>
        <style:text-properties style:font-name="Courier New"/>
      </text:list-level-style-bullet>
      <text:list-level-style-bullet text:level="9" text:style-name="WW8Num6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3.175cm" text:min-label-width="0.635cm"/>
        <style:text-properties style:font-name="Symbol"/>
      </text:list-level-style-bullet>
      <text:list-level-style-bullet text:level="2" text:style-name="WW8Num61z1" style:num-suffix="." text:bullet-char="o">
        <style:list-level-properties text:space-before="4.445cm" text:min-label-width="0.635cm"/>
        <style:text-properties style:font-name="Courier New"/>
      </text:list-level-style-bullet>
      <text:list-level-style-bullet text:level="3" text:style-name="WW8Num61z2" style:num-suffix="." text:bullet-char="">
        <style:list-level-properties text:space-before="5.715cm" text:min-label-width="0.635cm"/>
        <style:text-properties style:font-name="Wingdings"/>
      </text:list-level-style-bullet>
      <text:list-level-style-bullet text:level="4" text:style-name="WW8Num61z0" style:num-suffix="." text:bullet-char="">
        <style:list-level-properties text:space-before="6.985cm" text:min-label-width="0.635cm"/>
        <style:text-properties style:font-name="Symbol"/>
      </text:list-level-style-bullet>
      <text:list-level-style-bullet text:level="5" text:style-name="WW8Num61z1" style:num-suffix="." text:bullet-char="o">
        <style:list-level-properties text:space-before="8.255cm" text:min-label-width="0.635cm"/>
        <style:text-properties style:font-name="Courier New"/>
      </text:list-level-style-bullet>
      <text:list-level-style-bullet text:level="6" text:style-name="WW8Num61z2" style:num-suffix="." text:bullet-char="">
        <style:list-level-properties text:space-before="9.525cm" text:min-label-width="0.635cm"/>
        <style:text-properties style:font-name="Wingdings"/>
      </text:list-level-style-bullet>
      <text:list-level-style-bullet text:level="7" text:style-name="WW8Num61z0" style:num-suffix="." text:bullet-char="">
        <style:list-level-properties text:space-before="10.795cm" text:min-label-width="0.635cm"/>
        <style:text-properties style:font-name="Symbol"/>
      </text:list-level-style-bullet>
      <text:list-level-style-bullet text:level="8" text:style-name="WW8Num61z1" style:num-suffix="." text:bullet-char="o">
        <style:list-level-properties text:space-before="12.065cm" text:min-label-width="0.635cm"/>
        <style:text-properties style:font-name="Courier New"/>
      </text:list-level-style-bullet>
      <text:list-level-style-bullet text:level="9" text:style-name="WW8Num6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style:num-suffix="." text:bullet-char="">
        <style:list-level-properties text:space-before="3.175cm" text:min-label-width="0.635cm"/>
        <style:text-properties style:font-name="Symbol"/>
      </text:list-level-style-bullet>
      <text:list-level-style-bullet text:level="2" text:style-name="WW8Num62z1" style:num-suffix="." text:bullet-char="o">
        <style:list-level-properties text:space-before="4.445cm" text:min-label-width="0.635cm"/>
        <style:text-properties style:font-name="Courier New"/>
      </text:list-level-style-bullet>
      <text:list-level-style-bullet text:level="3" text:style-name="WW8Num62z2" style:num-suffix="." text:bullet-char="">
        <style:list-level-properties text:space-before="5.715cm" text:min-label-width="0.635cm"/>
        <style:text-properties style:font-name="Wingdings"/>
      </text:list-level-style-bullet>
      <text:list-level-style-bullet text:level="4" text:style-name="WW8Num62z0" style:num-suffix="." text:bullet-char="">
        <style:list-level-properties text:space-before="6.985cm" text:min-label-width="0.635cm"/>
        <style:text-properties style:font-name="Symbol"/>
      </text:list-level-style-bullet>
      <text:list-level-style-bullet text:level="5" text:style-name="WW8Num62z1" style:num-suffix="." text:bullet-char="o">
        <style:list-level-properties text:space-before="8.255cm" text:min-label-width="0.635cm"/>
        <style:text-properties style:font-name="Courier New"/>
      </text:list-level-style-bullet>
      <text:list-level-style-bullet text:level="6" text:style-name="WW8Num62z2" style:num-suffix="." text:bullet-char="">
        <style:list-level-properties text:space-before="9.525cm" text:min-label-width="0.635cm"/>
        <style:text-properties style:font-name="Wingdings"/>
      </text:list-level-style-bullet>
      <text:list-level-style-bullet text:level="7" text:style-name="WW8Num62z0" style:num-suffix="." text:bullet-char="">
        <style:list-level-properties text:space-before="10.795cm" text:min-label-width="0.635cm"/>
        <style:text-properties style:font-name="Symbol"/>
      </text:list-level-style-bullet>
      <text:list-level-style-bullet text:level="8" text:style-name="WW8Num62z1" style:num-suffix="." text:bullet-char="o">
        <style:list-level-properties text:space-before="12.065cm" text:min-label-width="0.635cm"/>
        <style:text-properties style:font-name="Courier New"/>
      </text:list-level-style-bullet>
      <text:list-level-style-bullet text:level="9" text:style-name="WW8Num6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bullet text:level="1" text:style-name="WW8Num63z0" style:num-suffix="." text:bullet-char="">
        <style:list-level-properties text:space-before="3.81cm" text:min-label-width="0.635cm"/>
        <style:text-properties style:font-name="Symbol"/>
      </text:list-level-style-bullet>
      <text:list-level-style-bullet text:level="2" text:style-name="WW8Num63z1" style:num-suffix="." text:bullet-char="o">
        <style:list-level-properties text:space-before="5.08cm" text:min-label-width="0.635cm"/>
        <style:text-properties style:font-name="Courier New"/>
      </text:list-level-style-bullet>
      <text:list-level-style-bullet text:level="3" text:style-name="WW8Num63z2" style:num-suffix="." text:bullet-char="">
        <style:list-level-properties text:space-before="6.35cm" text:min-label-width="0.635cm"/>
        <style:text-properties style:font-name="Wingdings"/>
      </text:list-level-style-bullet>
      <text:list-level-style-bullet text:level="4" text:style-name="WW8Num63z0" style:num-suffix="." text:bullet-char="">
        <style:list-level-properties text:space-before="7.62cm" text:min-label-width="0.635cm"/>
        <style:text-properties style:font-name="Symbol"/>
      </text:list-level-style-bullet>
      <text:list-level-style-bullet text:level="5" text:style-name="WW8Num63z1" style:num-suffix="." text:bullet-char="o">
        <style:list-level-properties text:space-before="8.89cm" text:min-label-width="0.635cm"/>
        <style:text-properties style:font-name="Courier New"/>
      </text:list-level-style-bullet>
      <text:list-level-style-bullet text:level="6" text:style-name="WW8Num63z2" style:num-suffix="." text:bullet-char="">
        <style:list-level-properties text:space-before="10.16cm" text:min-label-width="0.635cm"/>
        <style:text-properties style:font-name="Wingdings"/>
      </text:list-level-style-bullet>
      <text:list-level-style-bullet text:level="7" text:style-name="WW8Num63z0" style:num-suffix="." text:bullet-char="">
        <style:list-level-properties text:space-before="11.43cm" text:min-label-width="0.635cm"/>
        <style:text-properties style:font-name="Symbol"/>
      </text:list-level-style-bullet>
      <text:list-level-style-bullet text:level="8" text:style-name="WW8Num63z1" style:num-suffix="." text:bullet-char="o">
        <style:list-level-properties text:space-before="12.7cm" text:min-label-width="0.635cm"/>
        <style:text-properties style:font-name="Courier New"/>
      </text:list-level-style-bullet>
      <text:list-level-style-bullet text:level="9" text:style-name="WW8Num63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bullet text:level="2" text:style-name="WW8Num64z1" style:num-suffix="." text:bullet-char="o">
        <style:list-level-properties text:space-before="1.27cm" text:min-label-width="0.635cm"/>
        <style:text-properties style:font-name="Courier New"/>
      </text:list-level-style-bullet>
      <text:list-level-style-bullet text:level="3" text:style-name="WW8Num64z2" style:num-suffix="." text:bullet-char="">
        <style:list-level-properties text:space-before="2.54cm" text:min-label-width="0.635cm"/>
        <style:text-properties style:font-name="Wingdings"/>
      </text:list-level-style-bullet>
      <text:list-level-style-bullet text:level="4" text:style-name="WW8Num64z0" style:num-suffix="." text:bullet-char="">
        <style:list-level-properties text:space-before="3.81cm" text:min-label-width="0.635cm"/>
        <style:text-properties style:font-name="Symbol"/>
      </text:list-level-style-bullet>
      <text:list-level-style-bullet text:level="5" text:style-name="WW8Num64z1" style:num-suffix="." text:bullet-char="o">
        <style:list-level-properties text:space-before="5.08cm" text:min-label-width="0.635cm"/>
        <style:text-properties style:font-name="Courier New"/>
      </text:list-level-style-bullet>
      <text:list-level-style-bullet text:level="6" text:style-name="WW8Num64z2" style:num-suffix="." text:bullet-char="">
        <style:list-level-properties text:space-before="6.35cm" text:min-label-width="0.635cm"/>
        <style:text-properties style:font-name="Wingdings"/>
      </text:list-level-style-bullet>
      <text:list-level-style-bullet text:level="7" text:style-name="WW8Num64z0" style:num-suffix="." text:bullet-char="">
        <style:list-level-properties text:space-before="7.62cm" text:min-label-width="0.635cm"/>
        <style:text-properties style:font-name="Symbol"/>
      </text:list-level-style-bullet>
      <text:list-level-style-bullet text:level="8" text:style-name="WW8Num64z1" style:num-suffix="." text:bullet-char="o">
        <style:list-level-properties text:space-before="8.89cm" text:min-label-width="0.635cm"/>
        <style:text-properties style:font-name="Courier New"/>
      </text:list-level-style-bullet>
      <text:list-level-style-bullet text:level="9" text:style-name="WW8Num6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bullet text:level="1" text:style-name="WW8Num65z0" style:num-suffix="." text:bullet-char="">
        <style:list-level-properties text:space-before="3.175cm" text:min-label-width="0.635cm"/>
        <style:text-properties style:font-name="Symbol"/>
      </text:list-level-style-bullet>
      <text:list-level-style-bullet text:level="2" text:style-name="WW8Num65z1" style:num-suffix="." text:bullet-char="o">
        <style:list-level-properties text:space-before="4.445cm" text:min-label-width="0.635cm"/>
        <style:text-properties style:font-name="Courier New"/>
      </text:list-level-style-bullet>
      <text:list-level-style-bullet text:level="3" text:style-name="WW8Num65z2" style:num-suffix="." text:bullet-char="">
        <style:list-level-properties text:space-before="5.715cm" text:min-label-width="0.635cm"/>
        <style:text-properties style:font-name="Wingdings"/>
      </text:list-level-style-bullet>
      <text:list-level-style-bullet text:level="4" text:style-name="WW8Num65z0" style:num-suffix="." text:bullet-char="">
        <style:list-level-properties text:space-before="6.985cm" text:min-label-width="0.635cm"/>
        <style:text-properties style:font-name="Symbol"/>
      </text:list-level-style-bullet>
      <text:list-level-style-bullet text:level="5" text:style-name="WW8Num65z1" style:num-suffix="." text:bullet-char="o">
        <style:list-level-properties text:space-before="8.255cm" text:min-label-width="0.635cm"/>
        <style:text-properties style:font-name="Courier New"/>
      </text:list-level-style-bullet>
      <text:list-level-style-bullet text:level="6" text:style-name="WW8Num65z2" style:num-suffix="." text:bullet-char="">
        <style:list-level-properties text:space-before="9.525cm" text:min-label-width="0.635cm"/>
        <style:text-properties style:font-name="Wingdings"/>
      </text:list-level-style-bullet>
      <text:list-level-style-bullet text:level="7" text:style-name="WW8Num65z0" style:num-suffix="." text:bullet-char="">
        <style:list-level-properties text:space-before="10.795cm" text:min-label-width="0.635cm"/>
        <style:text-properties style:font-name="Symbol"/>
      </text:list-level-style-bullet>
      <text:list-level-style-bullet text:level="8" text:style-name="WW8Num65z1" style:num-suffix="." text:bullet-char="o">
        <style:list-level-properties text:space-before="12.065cm" text:min-label-width="0.635cm"/>
        <style:text-properties style:font-name="Courier New"/>
      </text:list-level-style-bullet>
      <text:list-level-style-bullet text:level="9" text:style-name="WW8Num6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6" text:consecutive-numbering="true">
      <text:list-level-style-bullet text:level="1" text:style-name="WW8Num66z0" style:num-suffix="." text:bullet-char="">
        <style:list-level-properties text:space-before="3.175cm" text:min-label-width="0.635cm"/>
        <style:text-properties style:font-name="Symbol"/>
      </text:list-level-style-bullet>
      <text:list-level-style-bullet text:level="2" text:style-name="WW8Num66z1" style:num-suffix="." text:bullet-char="o">
        <style:list-level-properties text:space-before="4.445cm" text:min-label-width="0.635cm"/>
        <style:text-properties style:font-name="Courier New"/>
      </text:list-level-style-bullet>
      <text:list-level-style-bullet text:level="3" text:style-name="WW8Num66z2" style:num-suffix="." text:bullet-char="">
        <style:list-level-properties text:space-before="5.715cm" text:min-label-width="0.635cm"/>
        <style:text-properties style:font-name="Wingdings"/>
      </text:list-level-style-bullet>
      <text:list-level-style-bullet text:level="4" text:style-name="WW8Num66z0" style:num-suffix="." text:bullet-char="">
        <style:list-level-properties text:space-before="6.985cm" text:min-label-width="0.635cm"/>
        <style:text-properties style:font-name="Symbol"/>
      </text:list-level-style-bullet>
      <text:list-level-style-bullet text:level="5" text:style-name="WW8Num66z1" style:num-suffix="." text:bullet-char="o">
        <style:list-level-properties text:space-before="8.255cm" text:min-label-width="0.635cm"/>
        <style:text-properties style:font-name="Courier New"/>
      </text:list-level-style-bullet>
      <text:list-level-style-bullet text:level="6" text:style-name="WW8Num66z2" style:num-suffix="." text:bullet-char="">
        <style:list-level-properties text:space-before="9.525cm" text:min-label-width="0.635cm"/>
        <style:text-properties style:font-name="Wingdings"/>
      </text:list-level-style-bullet>
      <text:list-level-style-bullet text:level="7" text:style-name="WW8Num66z0" style:num-suffix="." text:bullet-char="">
        <style:list-level-properties text:space-before="10.795cm" text:min-label-width="0.635cm"/>
        <style:text-properties style:font-name="Symbol"/>
      </text:list-level-style-bullet>
      <text:list-level-style-bullet text:level="8" text:style-name="WW8Num66z1" style:num-suffix="." text:bullet-char="o">
        <style:list-level-properties text:space-before="12.065cm" text:min-label-width="0.635cm"/>
        <style:text-properties style:font-name="Courier New"/>
      </text:list-level-style-bullet>
      <text:list-level-style-bullet text:level="9" text:style-name="WW8Num6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7" text:consecutive-numbering="true">
      <text:list-level-style-bullet text:level="1" text:style-name="WW8Num67z0" style:num-suffix="." text:bullet-char="">
        <style:list-level-properties text:space-before="3.175cm" text:min-label-width="0.635cm"/>
        <style:text-properties style:font-name="Symbol"/>
      </text:list-level-style-bullet>
      <text:list-level-style-bullet text:level="2" text:style-name="WW8Num67z1" style:num-suffix="." text:bullet-char="o">
        <style:list-level-properties text:space-before="4.445cm" text:min-label-width="0.635cm"/>
        <style:text-properties style:font-name="Courier New"/>
      </text:list-level-style-bullet>
      <text:list-level-style-bullet text:level="3" text:style-name="WW8Num67z2" style:num-suffix="." text:bullet-char="">
        <style:list-level-properties text:space-before="5.715cm" text:min-label-width="0.635cm"/>
        <style:text-properties style:font-name="Wingdings"/>
      </text:list-level-style-bullet>
      <text:list-level-style-bullet text:level="4" text:style-name="WW8Num67z0" style:num-suffix="." text:bullet-char="">
        <style:list-level-properties text:space-before="6.985cm" text:min-label-width="0.635cm"/>
        <style:text-properties style:font-name="Symbol"/>
      </text:list-level-style-bullet>
      <text:list-level-style-bullet text:level="5" text:style-name="WW8Num67z1" style:num-suffix="." text:bullet-char="o">
        <style:list-level-properties text:space-before="8.255cm" text:min-label-width="0.635cm"/>
        <style:text-properties style:font-name="Courier New"/>
      </text:list-level-style-bullet>
      <text:list-level-style-bullet text:level="6" text:style-name="WW8Num67z2" style:num-suffix="." text:bullet-char="">
        <style:list-level-properties text:space-before="9.525cm" text:min-label-width="0.635cm"/>
        <style:text-properties style:font-name="Wingdings"/>
      </text:list-level-style-bullet>
      <text:list-level-style-bullet text:level="7" text:style-name="WW8Num67z0" style:num-suffix="." text:bullet-char="">
        <style:list-level-properties text:space-before="10.795cm" text:min-label-width="0.635cm"/>
        <style:text-properties style:font-name="Symbol"/>
      </text:list-level-style-bullet>
      <text:list-level-style-bullet text:level="8" text:style-name="WW8Num67z1" style:num-suffix="." text:bullet-char="o">
        <style:list-level-properties text:space-before="12.065cm" text:min-label-width="0.635cm"/>
        <style:text-properties style:font-name="Courier New"/>
      </text:list-level-style-bullet>
      <text:list-level-style-bullet text:level="9" text:style-name="WW8Num6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style:num-suffix="." text:bullet-char="">
        <style:list-level-properties text:space-before="2.54cm" text:min-label-width="0.635cm"/>
        <style:text-properties style:font-name="Symbol"/>
      </text:list-level-style-bullet>
      <text:list-level-style-bullet text:level="2" text:style-name="WW8Num69z1" style:num-suffix="." text:bullet-char="o">
        <style:list-level-properties text:space-before="1.905cm" text:min-label-width="0.635cm"/>
        <style:text-properties style:font-name="Courier New"/>
      </text:list-level-style-bullet>
      <text:list-level-style-bullet text:level="3" text:style-name="WW8Num69z2" style:num-suffix="." text:bullet-char="">
        <style:list-level-properties text:space-before="3.175cm" text:min-label-width="0.635cm"/>
        <style:text-properties style:font-name="Wingdings"/>
      </text:list-level-style-bullet>
      <text:list-level-style-bullet text:level="4" text:style-name="WW8Num69z3" style:num-suffix="." text:bullet-char="">
        <style:list-level-properties text:space-before="4.445cm" text:min-label-width="0.635cm"/>
        <style:text-properties style:font-name="Symbol"/>
      </text:list-level-style-bullet>
      <text:list-level-style-bullet text:level="5" text:style-name="WW8Num69z1" style:num-suffix="." text:bullet-char="o">
        <style:list-level-properties text:space-before="5.715cm" text:min-label-width="0.635cm"/>
        <style:text-properties style:font-name="Courier New"/>
      </text:list-level-style-bullet>
      <text:list-level-style-bullet text:level="6" text:style-name="WW8Num69z2" style:num-suffix="." text:bullet-char="">
        <style:list-level-properties text:space-before="6.985cm" text:min-label-width="0.635cm"/>
        <style:text-properties style:font-name="Wingdings"/>
      </text:list-level-style-bullet>
      <text:list-level-style-bullet text:level="7" text:style-name="WW8Num69z3" style:num-suffix="." text:bullet-char="">
        <style:list-level-properties text:space-before="8.255cm" text:min-label-width="0.635cm"/>
        <style:text-properties style:font-name="Symbol"/>
      </text:list-level-style-bullet>
      <text:list-level-style-bullet text:level="8" text:style-name="WW8Num69z1" style:num-suffix="." text:bullet-char="o">
        <style:list-level-properties text:space-before="9.525cm" text:min-label-width="0.635cm"/>
        <style:text-properties style:font-name="Courier New"/>
      </text:list-level-style-bullet>
      <text:list-level-style-bullet text:level="9" text:style-name="WW8Num6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bullet text:level="1" text:style-name="WW8Num7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list-level-style-bullet text:level="1" text:style-name="WW8Num72z0" style:num-suffix="." text:bullet-char="">
        <style:list-level-properties text:space-before="3.175cm" text:min-label-width="0.635cm"/>
        <style:text-properties style:font-name="Symbol"/>
      </text:list-level-style-bullet>
      <text:list-level-style-bullet text:level="2" text:style-name="WW8Num72z1" style:num-suffix="." text:bullet-char="o">
        <style:list-level-properties text:space-before="4.445cm" text:min-label-width="0.635cm"/>
        <style:text-properties style:font-name="Courier New"/>
      </text:list-level-style-bullet>
      <text:list-level-style-bullet text:level="3" text:style-name="WW8Num72z2" style:num-suffix="." text:bullet-char="">
        <style:list-level-properties text:space-before="5.715cm" text:min-label-width="0.635cm"/>
        <style:text-properties style:font-name="Wingdings"/>
      </text:list-level-style-bullet>
      <text:list-level-style-bullet text:level="4" text:style-name="WW8Num72z0" style:num-suffix="." text:bullet-char="">
        <style:list-level-properties text:space-before="6.985cm" text:min-label-width="0.635cm"/>
        <style:text-properties style:font-name="Symbol"/>
      </text:list-level-style-bullet>
      <text:list-level-style-bullet text:level="5" text:style-name="WW8Num72z1" style:num-suffix="." text:bullet-char="o">
        <style:list-level-properties text:space-before="8.255cm" text:min-label-width="0.635cm"/>
        <style:text-properties style:font-name="Courier New"/>
      </text:list-level-style-bullet>
      <text:list-level-style-bullet text:level="6" text:style-name="WW8Num72z2" style:num-suffix="." text:bullet-char="">
        <style:list-level-properties text:space-before="9.525cm" text:min-label-width="0.635cm"/>
        <style:text-properties style:font-name="Wingdings"/>
      </text:list-level-style-bullet>
      <text:list-level-style-bullet text:level="7" text:style-name="WW8Num72z0" style:num-suffix="." text:bullet-char="">
        <style:list-level-properties text:space-before="10.795cm" text:min-label-width="0.635cm"/>
        <style:text-properties style:font-name="Symbol"/>
      </text:list-level-style-bullet>
      <text:list-level-style-bullet text:level="8" text:style-name="WW8Num72z1" style:num-suffix="." text:bullet-char="o">
        <style:list-level-properties text:space-before="12.065cm" text:min-label-width="0.635cm"/>
        <style:text-properties style:font-name="Courier New"/>
      </text:list-level-style-bullet>
      <text:list-level-style-bullet text:level="9" text:style-name="WW8Num7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3" text:consecutive-numbering="true">
      <text:list-level-style-bullet text:level="1" text:style-name="WW8Num73z0" style:num-suffix="." text:bullet-char="">
        <style:list-level-properties text:space-before="3.175cm" text:min-label-width="0.635cm"/>
        <style:text-properties style:font-name="Symbol"/>
      </text:list-level-style-bullet>
      <text:list-level-style-bullet text:level="2" text:style-name="WW8Num73z1" style:num-suffix="." text:bullet-char="o">
        <style:list-level-properties text:space-before="4.445cm" text:min-label-width="0.635cm"/>
        <style:text-properties style:font-name="Courier New"/>
      </text:list-level-style-bullet>
      <text:list-level-style-bullet text:level="3" text:style-name="WW8Num73z2" style:num-suffix="." text:bullet-char="">
        <style:list-level-properties text:space-before="5.715cm" text:min-label-width="0.635cm"/>
        <style:text-properties style:font-name="Wingdings"/>
      </text:list-level-style-bullet>
      <text:list-level-style-bullet text:level="4" text:style-name="WW8Num73z0" style:num-suffix="." text:bullet-char="">
        <style:list-level-properties text:space-before="6.985cm" text:min-label-width="0.635cm"/>
        <style:text-properties style:font-name="Symbol"/>
      </text:list-level-style-bullet>
      <text:list-level-style-bullet text:level="5" text:style-name="WW8Num73z1" style:num-suffix="." text:bullet-char="o">
        <style:list-level-properties text:space-before="8.255cm" text:min-label-width="0.635cm"/>
        <style:text-properties style:font-name="Courier New"/>
      </text:list-level-style-bullet>
      <text:list-level-style-bullet text:level="6" text:style-name="WW8Num73z2" style:num-suffix="." text:bullet-char="">
        <style:list-level-properties text:space-before="9.525cm" text:min-label-width="0.635cm"/>
        <style:text-properties style:font-name="Wingdings"/>
      </text:list-level-style-bullet>
      <text:list-level-style-bullet text:level="7" text:style-name="WW8Num73z0" style:num-suffix="." text:bullet-char="">
        <style:list-level-properties text:space-before="10.795cm" text:min-label-width="0.635cm"/>
        <style:text-properties style:font-name="Symbol"/>
      </text:list-level-style-bullet>
      <text:list-level-style-bullet text:level="8" text:style-name="WW8Num73z1" style:num-suffix="." text:bullet-char="o">
        <style:list-level-properties text:space-before="12.065cm" text:min-label-width="0.635cm"/>
        <style:text-properties style:font-name="Courier New"/>
      </text:list-level-style-bullet>
      <text:list-level-style-bullet text:level="9" text:style-name="WW8Num7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4" text:consecutive-numbering="true">
      <text:list-level-style-bullet text:level="1" text:style-name="WW8Num74z0" style:num-suffix="." text:bullet-char="">
        <style:list-level-properties text:space-before="3.175cm" text:min-label-width="0.635cm"/>
        <style:text-properties style:font-name="Symbol"/>
      </text:list-level-style-bullet>
      <text:list-level-style-bullet text:level="2" text:style-name="WW8Num74z1" style:num-suffix="." text:bullet-char="o">
        <style:list-level-properties text:space-before="4.445cm" text:min-label-width="0.635cm"/>
        <style:text-properties style:font-name="Courier New"/>
      </text:list-level-style-bullet>
      <text:list-level-style-bullet text:level="3" text:style-name="WW8Num74z2" style:num-suffix="." text:bullet-char="">
        <style:list-level-properties text:space-before="5.715cm" text:min-label-width="0.635cm"/>
        <style:text-properties style:font-name="Wingdings"/>
      </text:list-level-style-bullet>
      <text:list-level-style-bullet text:level="4" text:style-name="WW8Num74z0" style:num-suffix="." text:bullet-char="">
        <style:list-level-properties text:space-before="6.985cm" text:min-label-width="0.635cm"/>
        <style:text-properties style:font-name="Symbol"/>
      </text:list-level-style-bullet>
      <text:list-level-style-bullet text:level="5" text:style-name="WW8Num74z1" style:num-suffix="." text:bullet-char="o">
        <style:list-level-properties text:space-before="8.255cm" text:min-label-width="0.635cm"/>
        <style:text-properties style:font-name="Courier New"/>
      </text:list-level-style-bullet>
      <text:list-level-style-bullet text:level="6" text:style-name="WW8Num74z2" style:num-suffix="." text:bullet-char="">
        <style:list-level-properties text:space-before="9.525cm" text:min-label-width="0.635cm"/>
        <style:text-properties style:font-name="Wingdings"/>
      </text:list-level-style-bullet>
      <text:list-level-style-bullet text:level="7" text:style-name="WW8Num74z0" style:num-suffix="." text:bullet-char="">
        <style:list-level-properties text:space-before="10.795cm" text:min-label-width="0.635cm"/>
        <style:text-properties style:font-name="Symbol"/>
      </text:list-level-style-bullet>
      <text:list-level-style-bullet text:level="8" text:style-name="WW8Num74z1" style:num-suffix="." text:bullet-char="o">
        <style:list-level-properties text:space-before="12.065cm" text:min-label-width="0.635cm"/>
        <style:text-properties style:font-name="Courier New"/>
      </text:list-level-style-bullet>
      <text:list-level-style-bullet text:level="9" text:style-name="WW8Num7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5" text:consecutive-numbering="true">
      <text:list-level-style-bullet text:level="1" text:style-name="WW8Num75z0" style:num-suffix="." text:bullet-char="">
        <style:list-level-properties text:space-before="5.08cm" text:min-label-width="0.635cm"/>
        <style:text-properties style:font-name="Symbol"/>
      </text:list-level-style-bullet>
      <text:list-level-style-bullet text:level="2" text:style-name="WW8Num75z1" style:num-suffix="." text:bullet-char="o">
        <style:list-level-properties text:space-before="4.445cm" text:min-label-width="0.635cm"/>
        <style:text-properties style:font-name="Courier New"/>
      </text:list-level-style-bullet>
      <text:list-level-style-bullet text:level="3" text:style-name="WW8Num75z2" style:num-suffix="." text:bullet-char="">
        <style:list-level-properties text:space-before="5.715cm" text:min-label-width="0.635cm"/>
        <style:text-properties style:font-name="Wingdings"/>
      </text:list-level-style-bullet>
      <text:list-level-style-bullet text:level="4" text:style-name="WW8Num75z3" style:num-suffix="." text:bullet-char="">
        <style:list-level-properties text:space-before="6.985cm" text:min-label-width="0.635cm"/>
        <style:text-properties style:font-name="Symbol"/>
      </text:list-level-style-bullet>
      <text:list-level-style-bullet text:level="5" text:style-name="WW8Num75z1" style:num-suffix="." text:bullet-char="o">
        <style:list-level-properties text:space-before="8.255cm" text:min-label-width="0.635cm"/>
        <style:text-properties style:font-name="Courier New"/>
      </text:list-level-style-bullet>
      <text:list-level-style-bullet text:level="6" text:style-name="WW8Num75z2" style:num-suffix="." text:bullet-char="">
        <style:list-level-properties text:space-before="9.525cm" text:min-label-width="0.635cm"/>
        <style:text-properties style:font-name="Wingdings"/>
      </text:list-level-style-bullet>
      <text:list-level-style-bullet text:level="7" text:style-name="WW8Num75z3" style:num-suffix="." text:bullet-char="">
        <style:list-level-properties text:space-before="10.795cm" text:min-label-width="0.635cm"/>
        <style:text-properties style:font-name="Symbol"/>
      </text:list-level-style-bullet>
      <text:list-level-style-bullet text:level="8" text:style-name="WW8Num75z1" style:num-suffix="." text:bullet-char="o">
        <style:list-level-properties text:space-before="12.065cm" text:min-label-width="0.635cm"/>
        <style:text-properties style:font-name="Courier New"/>
      </text:list-level-style-bullet>
      <text:list-level-style-bullet text:level="9" text:style-name="WW8Num7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bullet text:level="1" text:style-name="WW8Num76z0" style:num-suffix="." text:bullet-char="">
        <style:list-level-properties text:space-before="3.175cm" text:min-label-width="0.635cm"/>
        <style:text-properties style:font-name="Symbol"/>
      </text:list-level-style-bullet>
      <text:list-level-style-bullet text:level="2" text:style-name="WW8Num76z1" style:num-suffix="." text:bullet-char="o">
        <style:list-level-properties text:space-before="4.445cm" text:min-label-width="0.635cm"/>
        <style:text-properties style:font-name="Courier New"/>
      </text:list-level-style-bullet>
      <text:list-level-style-bullet text:level="3" text:style-name="WW8Num76z2" style:num-suffix="." text:bullet-char="">
        <style:list-level-properties text:space-before="5.715cm" text:min-label-width="0.635cm"/>
        <style:text-properties style:font-name="Wingdings"/>
      </text:list-level-style-bullet>
      <text:list-level-style-bullet text:level="4" text:style-name="WW8Num76z0" style:num-suffix="." text:bullet-char="">
        <style:list-level-properties text:space-before="6.985cm" text:min-label-width="0.635cm"/>
        <style:text-properties style:font-name="Symbol"/>
      </text:list-level-style-bullet>
      <text:list-level-style-bullet text:level="5" text:style-name="WW8Num76z1" style:num-suffix="." text:bullet-char="o">
        <style:list-level-properties text:space-before="8.255cm" text:min-label-width="0.635cm"/>
        <style:text-properties style:font-name="Courier New"/>
      </text:list-level-style-bullet>
      <text:list-level-style-bullet text:level="6" text:style-name="WW8Num76z2" style:num-suffix="." text:bullet-char="">
        <style:list-level-properties text:space-before="9.525cm" text:min-label-width="0.635cm"/>
        <style:text-properties style:font-name="Wingdings"/>
      </text:list-level-style-bullet>
      <text:list-level-style-bullet text:level="7" text:style-name="WW8Num76z0" style:num-suffix="." text:bullet-char="">
        <style:list-level-properties text:space-before="10.795cm" text:min-label-width="0.635cm"/>
        <style:text-properties style:font-name="Symbol"/>
      </text:list-level-style-bullet>
      <text:list-level-style-bullet text:level="8" text:style-name="WW8Num76z1" style:num-suffix="." text:bullet-char="o">
        <style:list-level-properties text:space-before="12.065cm" text:min-label-width="0.635cm"/>
        <style:text-properties style:font-name="Courier New"/>
      </text:list-level-style-bullet>
      <text:list-level-style-bullet text:level="9" text:style-name="WW8Num7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7" text:consecutive-numbering="true">
      <text:list-level-style-bullet text:level="1" text:style-name="WW8Num77z0" style:num-suffix="." text:bullet-char="">
        <style:list-level-properties text:space-before="3.175cm" text:min-label-width="0.635cm"/>
        <style:text-properties style:font-name="Symbol"/>
      </text:list-level-style-bullet>
      <text:list-level-style-bullet text:level="2" text:style-name="WW8Num77z1" style:num-suffix="." text:bullet-char="o">
        <style:list-level-properties text:space-before="4.445cm" text:min-label-width="0.635cm"/>
        <style:text-properties style:font-name="Courier New"/>
      </text:list-level-style-bullet>
      <text:list-level-style-bullet text:level="3" text:style-name="WW8Num77z2" style:num-suffix="." text:bullet-char="">
        <style:list-level-properties text:space-before="5.715cm" text:min-label-width="0.635cm"/>
        <style:text-properties style:font-name="Wingdings"/>
      </text:list-level-style-bullet>
      <text:list-level-style-bullet text:level="4" text:style-name="WW8Num77z0" style:num-suffix="." text:bullet-char="">
        <style:list-level-properties text:space-before="6.985cm" text:min-label-width="0.635cm"/>
        <style:text-properties style:font-name="Symbol"/>
      </text:list-level-style-bullet>
      <text:list-level-style-bullet text:level="5" text:style-name="WW8Num77z1" style:num-suffix="." text:bullet-char="o">
        <style:list-level-properties text:space-before="8.255cm" text:min-label-width="0.635cm"/>
        <style:text-properties style:font-name="Courier New"/>
      </text:list-level-style-bullet>
      <text:list-level-style-bullet text:level="6" text:style-name="WW8Num77z2" style:num-suffix="." text:bullet-char="">
        <style:list-level-properties text:space-before="9.525cm" text:min-label-width="0.635cm"/>
        <style:text-properties style:font-name="Wingdings"/>
      </text:list-level-style-bullet>
      <text:list-level-style-bullet text:level="7" text:style-name="WW8Num77z0" style:num-suffix="." text:bullet-char="">
        <style:list-level-properties text:space-before="10.795cm" text:min-label-width="0.635cm"/>
        <style:text-properties style:font-name="Symbol"/>
      </text:list-level-style-bullet>
      <text:list-level-style-bullet text:level="8" text:style-name="WW8Num77z1" style:num-suffix="." text:bullet-char="o">
        <style:list-level-properties text:space-before="12.065cm" text:min-label-width="0.635cm"/>
        <style:text-properties style:font-name="Courier New"/>
      </text:list-level-style-bullet>
      <text:list-level-style-bullet text:level="9" text:style-name="WW8Num7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3.175cm" text:min-label-width="0.635cm"/>
        <style:text-properties style:font-name="Symbol"/>
      </text:list-level-style-bullet>
      <text:list-level-style-bullet text:level="2" text:style-name="WW8Num78z1" style:num-suffix="." text:bullet-char="o">
        <style:list-level-properties text:space-before="4.445cm" text:min-label-width="0.635cm"/>
        <style:text-properties style:font-name="Courier New"/>
      </text:list-level-style-bullet>
      <text:list-level-style-bullet text:level="3" text:style-name="WW8Num78z2" style:num-suffix="." text:bullet-char="">
        <style:list-level-properties text:space-before="5.715cm" text:min-label-width="0.635cm"/>
        <style:text-properties style:font-name="Wingdings"/>
      </text:list-level-style-bullet>
      <text:list-level-style-bullet text:level="4" text:style-name="WW8Num78z0" style:num-suffix="." text:bullet-char="">
        <style:list-level-properties text:space-before="6.985cm" text:min-label-width="0.635cm"/>
        <style:text-properties style:font-name="Symbol"/>
      </text:list-level-style-bullet>
      <text:list-level-style-bullet text:level="5" text:style-name="WW8Num78z1" style:num-suffix="." text:bullet-char="o">
        <style:list-level-properties text:space-before="8.255cm" text:min-label-width="0.635cm"/>
        <style:text-properties style:font-name="Courier New"/>
      </text:list-level-style-bullet>
      <text:list-level-style-bullet text:level="6" text:style-name="WW8Num78z2" style:num-suffix="." text:bullet-char="">
        <style:list-level-properties text:space-before="9.525cm" text:min-label-width="0.635cm"/>
        <style:text-properties style:font-name="Wingdings"/>
      </text:list-level-style-bullet>
      <text:list-level-style-bullet text:level="7" text:style-name="WW8Num78z0" style:num-suffix="." text:bullet-char="">
        <style:list-level-properties text:space-before="10.795cm" text:min-label-width="0.635cm"/>
        <style:text-properties style:font-name="Symbol"/>
      </text:list-level-style-bullet>
      <text:list-level-style-bullet text:level="8" text:style-name="WW8Num78z1" style:num-suffix="." text:bullet-char="o">
        <style:list-level-properties text:space-before="12.065cm" text:min-label-width="0.635cm"/>
        <style:text-properties style:font-name="Courier New"/>
      </text:list-level-style-bullet>
      <text:list-level-style-bullet text:level="9" text:style-name="WW8Num7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style:num-suffix="." text:bullet-char="">
        <style:list-level-properties text:space-before="0.635cm" text:min-label-width="0.635cm"/>
        <style:text-properties style:font-name="Symbol"/>
      </text:list-level-style-bullet>
      <text:list-level-style-bullet text:level="2" text:style-name="WW8Num81z1" style:num-suffix="." text:bullet-char="o">
        <style:list-level-properties text:space-before="1.905cm" text:min-label-width="0.635cm"/>
        <style:text-properties style:font-name="Courier New"/>
      </text:list-level-style-bullet>
      <text:list-level-style-bullet text:level="3" text:style-name="WW8Num81z2" style:num-suffix="." text:bullet-char="">
        <style:list-level-properties text:space-before="3.175cm" text:min-label-width="0.635cm"/>
        <style:text-properties style:font-name="Wingdings"/>
      </text:list-level-style-bullet>
      <text:list-level-style-bullet text:level="4" text:style-name="WW8Num81z0" style:num-suffix="." text:bullet-char="">
        <style:list-level-properties text:space-before="4.445cm" text:min-label-width="0.635cm"/>
        <style:text-properties style:font-name="Symbol"/>
      </text:list-level-style-bullet>
      <text:list-level-style-bullet text:level="5" text:style-name="WW8Num81z1" style:num-suffix="." text:bullet-char="o">
        <style:list-level-properties text:space-before="5.715cm" text:min-label-width="0.635cm"/>
        <style:text-properties style:font-name="Courier New"/>
      </text:list-level-style-bullet>
      <text:list-level-style-bullet text:level="6" text:style-name="WW8Num81z2" style:num-suffix="." text:bullet-char="">
        <style:list-level-properties text:space-before="6.985cm" text:min-label-width="0.635cm"/>
        <style:text-properties style:font-name="Wingdings"/>
      </text:list-level-style-bullet>
      <text:list-level-style-bullet text:level="7" text:style-name="WW8Num81z0" style:num-suffix="." text:bullet-char="">
        <style:list-level-properties text:space-before="8.255cm" text:min-label-width="0.635cm"/>
        <style:text-properties style:font-name="Symbol"/>
      </text:list-level-style-bullet>
      <text:list-level-style-bullet text:level="8" text:style-name="WW8Num81z1" style:num-suffix="." text:bullet-char="o">
        <style:list-level-properties text:space-before="9.525cm" text:min-label-width="0.635cm"/>
        <style:text-properties style:font-name="Courier New"/>
      </text:list-level-style-bullet>
      <text:list-level-style-bullet text:level="9" text:style-name="WW8Num8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bullet text:level="1" text:style-name="WW8Num82z0" style:num-suffix="." text:bullet-char="">
        <style:list-level-properties text:space-before="3.281cm" text:min-label-width="0.635cm"/>
        <style:text-properties style:font-name="Symbol"/>
      </text:list-level-style-bullet>
      <text:list-level-style-bullet text:level="2" text:style-name="WW8Num82z1" style:num-suffix="." text:bullet-char="o">
        <style:list-level-properties text:space-before="4.551cm" text:min-label-width="0.635cm"/>
        <style:text-properties style:font-name="Courier New"/>
      </text:list-level-style-bullet>
      <text:list-level-style-bullet text:level="3" text:style-name="WW8Num82z2" style:num-suffix="." text:bullet-char="">
        <style:list-level-properties text:space-before="5.821cm" text:min-label-width="0.635cm"/>
        <style:text-properties style:font-name="Wingdings"/>
      </text:list-level-style-bullet>
      <text:list-level-style-bullet text:level="4" text:style-name="WW8Num82z0" style:num-suffix="." text:bullet-char="">
        <style:list-level-properties text:space-before="7.091cm" text:min-label-width="0.635cm"/>
        <style:text-properties style:font-name="Symbol"/>
      </text:list-level-style-bullet>
      <text:list-level-style-bullet text:level="5" text:style-name="WW8Num82z1" style:num-suffix="." text:bullet-char="o">
        <style:list-level-properties text:space-before="8.361cm" text:min-label-width="0.635cm"/>
        <style:text-properties style:font-name="Courier New"/>
      </text:list-level-style-bullet>
      <text:list-level-style-bullet text:level="6" text:style-name="WW8Num82z2" style:num-suffix="." text:bullet-char="">
        <style:list-level-properties text:space-before="9.631cm" text:min-label-width="0.635cm"/>
        <style:text-properties style:font-name="Wingdings"/>
      </text:list-level-style-bullet>
      <text:list-level-style-bullet text:level="7" text:style-name="WW8Num82z0" style:num-suffix="." text:bullet-char="">
        <style:list-level-properties text:space-before="10.901cm" text:min-label-width="0.635cm"/>
        <style:text-properties style:font-name="Symbol"/>
      </text:list-level-style-bullet>
      <text:list-level-style-bullet text:level="8" text:style-name="WW8Num82z1" style:num-suffix="." text:bullet-char="o">
        <style:list-level-properties text:space-before="12.171cm" text:min-label-width="0.635cm"/>
        <style:text-properties style:font-name="Courier New"/>
      </text:list-level-style-bullet>
      <text:list-level-style-bullet text:level="9" text:style-name="WW8Num82z2" style:num-suffix="." text:bullet-char="">
        <style:list-level-properties text:space-before="13.44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3" text:consecutive-numbering="true">
      <text:list-level-style-bullet text:level="1" text:style-name="WW8Num83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bullet text:level="1" text:style-name="WW8Num84z0" style:num-suffix="." text:bullet-char="">
        <style:list-level-properties text:space-before="3.175cm" text:min-label-width="0.635cm"/>
        <style:text-properties style:font-name="Symbol"/>
      </text:list-level-style-bullet>
      <text:list-level-style-bullet text:level="2" text:style-name="WW8Num84z1" style:num-suffix="." text:bullet-char="o">
        <style:list-level-properties text:space-before="4.445cm" text:min-label-width="0.635cm"/>
        <style:text-properties style:font-name="Courier New"/>
      </text:list-level-style-bullet>
      <text:list-level-style-bullet text:level="3" text:style-name="WW8Num84z2" style:num-suffix="." text:bullet-char="">
        <style:list-level-properties text:space-before="5.715cm" text:min-label-width="0.635cm"/>
        <style:text-properties style:font-name="Wingdings"/>
      </text:list-level-style-bullet>
      <text:list-level-style-bullet text:level="4" text:style-name="WW8Num84z0" style:num-suffix="." text:bullet-char="">
        <style:list-level-properties text:space-before="6.985cm" text:min-label-width="0.635cm"/>
        <style:text-properties style:font-name="Symbol"/>
      </text:list-level-style-bullet>
      <text:list-level-style-bullet text:level="5" text:style-name="WW8Num84z1" style:num-suffix="." text:bullet-char="o">
        <style:list-level-properties text:space-before="8.255cm" text:min-label-width="0.635cm"/>
        <style:text-properties style:font-name="Courier New"/>
      </text:list-level-style-bullet>
      <text:list-level-style-bullet text:level="6" text:style-name="WW8Num84z2" style:num-suffix="." text:bullet-char="">
        <style:list-level-properties text:space-before="9.525cm" text:min-label-width="0.635cm"/>
        <style:text-properties style:font-name="Wingdings"/>
      </text:list-level-style-bullet>
      <text:list-level-style-bullet text:level="7" text:style-name="WW8Num84z0" style:num-suffix="." text:bullet-char="">
        <style:list-level-properties text:space-before="10.795cm" text:min-label-width="0.635cm"/>
        <style:text-properties style:font-name="Symbol"/>
      </text:list-level-style-bullet>
      <text:list-level-style-bullet text:level="8" text:style-name="WW8Num84z1" style:num-suffix="." text:bullet-char="o">
        <style:list-level-properties text:space-before="12.065cm" text:min-label-width="0.635cm"/>
        <style:text-properties style:font-name="Courier New"/>
      </text:list-level-style-bullet>
      <text:list-level-style-bullet text:level="9" text:style-name="WW8Num8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5" text:consecutive-numbering="true">
      <text:list-level-style-bullet text:level="1" text:style-name="WW8Num85z0" style:num-suffix="." text:bullet-char="">
        <style:list-level-properties text:space-before="0.635cm" text:min-label-width="0.635cm"/>
        <style:text-properties style:font-name="Symbol"/>
      </text:list-level-style-bullet>
      <text:list-level-style-bullet text:level="2" text:style-name="WW8Num85z1" style:num-suffix="." text:bullet-char="o">
        <style:list-level-properties text:space-before="1.905cm" text:min-label-width="0.635cm"/>
        <style:text-properties style:font-name="Courier New"/>
      </text:list-level-style-bullet>
      <text:list-level-style-bullet text:level="3" text:style-name="WW8Num85z2" style:num-suffix="." text:bullet-char="">
        <style:list-level-properties text:space-before="3.175cm" text:min-label-width="0.635cm"/>
        <style:text-properties style:font-name="Wingdings"/>
      </text:list-level-style-bullet>
      <text:list-level-style-bullet text:level="4" text:style-name="WW8Num85z0" style:num-suffix="." text:bullet-char="">
        <style:list-level-properties text:space-before="4.445cm" text:min-label-width="0.635cm"/>
        <style:text-properties style:font-name="Symbol"/>
      </text:list-level-style-bullet>
      <text:list-level-style-bullet text:level="5" text:style-name="WW8Num85z1" style:num-suffix="." text:bullet-char="o">
        <style:list-level-properties text:space-before="5.715cm" text:min-label-width="0.635cm"/>
        <style:text-properties style:font-name="Courier New"/>
      </text:list-level-style-bullet>
      <text:list-level-style-bullet text:level="6" text:style-name="WW8Num85z2" style:num-suffix="." text:bullet-char="">
        <style:list-level-properties text:space-before="6.985cm" text:min-label-width="0.635cm"/>
        <style:text-properties style:font-name="Wingdings"/>
      </text:list-level-style-bullet>
      <text:list-level-style-bullet text:level="7" text:style-name="WW8Num85z0" style:num-suffix="." text:bullet-char="">
        <style:list-level-properties text:space-before="8.255cm" text:min-label-width="0.635cm"/>
        <style:text-properties style:font-name="Symbol"/>
      </text:list-level-style-bullet>
      <text:list-level-style-bullet text:level="8" text:style-name="WW8Num85z1" style:num-suffix="." text:bullet-char="o">
        <style:list-level-properties text:space-before="9.525cm" text:min-label-width="0.635cm"/>
        <style:text-properties style:font-name="Courier New"/>
      </text:list-level-style-bullet>
      <text:list-level-style-bullet text:level="9" text:style-name="WW8Num8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6" text:consecutive-numbering="true">
      <text:list-level-style-bullet text:level="1" text:style-name="WW8Num86z0" style:num-suffix="." text:bullet-char="">
        <style:list-level-properties text:space-before="3.175cm" text:min-label-width="0.635cm"/>
        <style:text-properties style:font-name="Symbol"/>
      </text:list-level-style-bullet>
      <text:list-level-style-bullet text:level="2" text:style-name="WW8Num86z1" style:num-suffix="." text:bullet-char="o">
        <style:list-level-properties text:space-before="4.445cm" text:min-label-width="0.635cm"/>
        <style:text-properties style:font-name="Courier New"/>
      </text:list-level-style-bullet>
      <text:list-level-style-bullet text:level="3" text:style-name="WW8Num86z2" style:num-suffix="." text:bullet-char="">
        <style:list-level-properties text:space-before="5.715cm" text:min-label-width="0.635cm"/>
        <style:text-properties style:font-name="Wingdings"/>
      </text:list-level-style-bullet>
      <text:list-level-style-bullet text:level="4" text:style-name="WW8Num86z0" style:num-suffix="." text:bullet-char="">
        <style:list-level-properties text:space-before="6.985cm" text:min-label-width="0.635cm"/>
        <style:text-properties style:font-name="Symbol"/>
      </text:list-level-style-bullet>
      <text:list-level-style-bullet text:level="5" text:style-name="WW8Num86z1" style:num-suffix="." text:bullet-char="o">
        <style:list-level-properties text:space-before="8.255cm" text:min-label-width="0.635cm"/>
        <style:text-properties style:font-name="Courier New"/>
      </text:list-level-style-bullet>
      <text:list-level-style-bullet text:level="6" text:style-name="WW8Num86z2" style:num-suffix="." text:bullet-char="">
        <style:list-level-properties text:space-before="9.525cm" text:min-label-width="0.635cm"/>
        <style:text-properties style:font-name="Wingdings"/>
      </text:list-level-style-bullet>
      <text:list-level-style-bullet text:level="7" text:style-name="WW8Num86z0" style:num-suffix="." text:bullet-char="">
        <style:list-level-properties text:space-before="10.795cm" text:min-label-width="0.635cm"/>
        <style:text-properties style:font-name="Symbol"/>
      </text:list-level-style-bullet>
      <text:list-level-style-bullet text:level="8" text:style-name="WW8Num86z1" style:num-suffix="." text:bullet-char="o">
        <style:list-level-properties text:space-before="12.065cm" text:min-label-width="0.635cm"/>
        <style:text-properties style:font-name="Courier New"/>
      </text:list-level-style-bullet>
      <text:list-level-style-bullet text:level="9" text:style-name="WW8Num8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style:num-suffix="." text:bullet-char="">
        <style:list-level-properties text:space-before="3.175cm" text:min-label-width="0.635cm"/>
        <style:text-properties style:font-name="Symbol"/>
      </text:list-level-style-bullet>
      <text:list-level-style-bullet text:level="2" text:style-name="WW8Num87z1" style:num-suffix="." text:bullet-char="o">
        <style:list-level-properties text:space-before="4.445cm" text:min-label-width="0.635cm"/>
        <style:text-properties style:font-name="Courier New"/>
      </text:list-level-style-bullet>
      <text:list-level-style-bullet text:level="3" text:style-name="WW8Num87z2" style:num-suffix="." text:bullet-char="">
        <style:list-level-properties text:space-before="5.715cm" text:min-label-width="0.635cm"/>
        <style:text-properties style:font-name="Wingdings"/>
      </text:list-level-style-bullet>
      <text:list-level-style-bullet text:level="4" text:style-name="WW8Num87z0" style:num-suffix="." text:bullet-char="">
        <style:list-level-properties text:space-before="6.985cm" text:min-label-width="0.635cm"/>
        <style:text-properties style:font-name="Symbol"/>
      </text:list-level-style-bullet>
      <text:list-level-style-bullet text:level="5" text:style-name="WW8Num87z1" style:num-suffix="." text:bullet-char="o">
        <style:list-level-properties text:space-before="8.255cm" text:min-label-width="0.635cm"/>
        <style:text-properties style:font-name="Courier New"/>
      </text:list-level-style-bullet>
      <text:list-level-style-bullet text:level="6" text:style-name="WW8Num87z2" style:num-suffix="." text:bullet-char="">
        <style:list-level-properties text:space-before="9.525cm" text:min-label-width="0.635cm"/>
        <style:text-properties style:font-name="Wingdings"/>
      </text:list-level-style-bullet>
      <text:list-level-style-bullet text:level="7" text:style-name="WW8Num87z0" style:num-suffix="." text:bullet-char="">
        <style:list-level-properties text:space-before="10.795cm" text:min-label-width="0.635cm"/>
        <style:text-properties style:font-name="Symbol"/>
      </text:list-level-style-bullet>
      <text:list-level-style-bullet text:level="8" text:style-name="WW8Num87z1" style:num-suffix="." text:bullet-char="o">
        <style:list-level-properties text:space-before="12.065cm" text:min-label-width="0.635cm"/>
        <style:text-properties style:font-name="Courier New"/>
      </text:list-level-style-bullet>
      <text:list-level-style-bullet text:level="9" text:style-name="WW8Num8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bullet text:level="1" text:style-name="WW8Num88z0" style:num-suffix="." text:bullet-char="">
        <style:list-level-properties text:space-before="3.175cm" text:min-label-width="0.635cm"/>
        <style:text-properties style:font-name="Symbol"/>
      </text:list-level-style-bullet>
      <text:list-level-style-bullet text:level="2" text:style-name="WW8Num88z1" style:num-suffix="." text:bullet-char="o">
        <style:list-level-properties text:space-before="4.445cm" text:min-label-width="0.635cm"/>
        <style:text-properties style:font-name="Courier New"/>
      </text:list-level-style-bullet>
      <text:list-level-style-bullet text:level="3" text:style-name="WW8Num88z2" style:num-suffix="." text:bullet-char="">
        <style:list-level-properties text:space-before="5.715cm" text:min-label-width="0.635cm"/>
        <style:text-properties style:font-name="Wingdings"/>
      </text:list-level-style-bullet>
      <text:list-level-style-bullet text:level="4" text:style-name="WW8Num88z0" style:num-suffix="." text:bullet-char="">
        <style:list-level-properties text:space-before="6.985cm" text:min-label-width="0.635cm"/>
        <style:text-properties style:font-name="Symbol"/>
      </text:list-level-style-bullet>
      <text:list-level-style-bullet text:level="5" text:style-name="WW8Num88z1" style:num-suffix="." text:bullet-char="o">
        <style:list-level-properties text:space-before="8.255cm" text:min-label-width="0.635cm"/>
        <style:text-properties style:font-name="Courier New"/>
      </text:list-level-style-bullet>
      <text:list-level-style-bullet text:level="6" text:style-name="WW8Num88z2" style:num-suffix="." text:bullet-char="">
        <style:list-level-properties text:space-before="9.525cm" text:min-label-width="0.635cm"/>
        <style:text-properties style:font-name="Wingdings"/>
      </text:list-level-style-bullet>
      <text:list-level-style-bullet text:level="7" text:style-name="WW8Num88z0" style:num-suffix="." text:bullet-char="">
        <style:list-level-properties text:space-before="10.795cm" text:min-label-width="0.635cm"/>
        <style:text-properties style:font-name="Symbol"/>
      </text:list-level-style-bullet>
      <text:list-level-style-bullet text:level="8" text:style-name="WW8Num88z1" style:num-suffix="." text:bullet-char="o">
        <style:list-level-properties text:space-before="12.065cm" text:min-label-width="0.635cm"/>
        <style:text-properties style:font-name="Courier New"/>
      </text:list-level-style-bullet>
      <text:list-level-style-bullet text:level="9" text:style-name="WW8Num8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9">
      <text:list-level-style-number text:level="1" style:num-format="1">
        <style:list-level-properties text:min-label-width="0.639cm"/>
      </text:list-level-style-number>
      <text:list-level-style-number text:level="2" text:style-name="WW8Num89z1" style:num-format="1" text:display-levels="2">
        <style:list-level-properties text:min-label-width="0.635cm"/>
      </text:list-level-style-number>
      <text:list-level-style-number text:level="3" style:num-format="1" text:display-levels="3">
        <style:list-level-properties text:space-before="1.27cm" text:min-label-width="1.27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bullet text:level="1" text:style-name="WW8Num90z0" style:num-suffix="." text:bullet-char="">
        <style:list-level-properties text:space-before="3.175cm" text:min-label-width="0.635cm"/>
        <style:text-properties style:font-name="Symbol"/>
      </text:list-level-style-bullet>
      <text:list-level-style-bullet text:level="2" text:style-name="WW8Num90z1" style:num-suffix="." text:bullet-char="o">
        <style:list-level-properties text:space-before="4.445cm" text:min-label-width="0.635cm"/>
        <style:text-properties style:font-name="Courier New"/>
      </text:list-level-style-bullet>
      <text:list-level-style-bullet text:level="3" text:style-name="WW8Num90z2" style:num-suffix="." text:bullet-char="">
        <style:list-level-properties text:space-before="5.715cm" text:min-label-width="0.635cm"/>
        <style:text-properties style:font-name="Wingdings"/>
      </text:list-level-style-bullet>
      <text:list-level-style-bullet text:level="4" text:style-name="WW8Num90z0" style:num-suffix="." text:bullet-char="">
        <style:list-level-properties text:space-before="6.985cm" text:min-label-width="0.635cm"/>
        <style:text-properties style:font-name="Symbol"/>
      </text:list-level-style-bullet>
      <text:list-level-style-bullet text:level="5" text:style-name="WW8Num90z1" style:num-suffix="." text:bullet-char="o">
        <style:list-level-properties text:space-before="8.255cm" text:min-label-width="0.635cm"/>
        <style:text-properties style:font-name="Courier New"/>
      </text:list-level-style-bullet>
      <text:list-level-style-bullet text:level="6" text:style-name="WW8Num90z2" style:num-suffix="." text:bullet-char="">
        <style:list-level-properties text:space-before="9.525cm" text:min-label-width="0.635cm"/>
        <style:text-properties style:font-name="Wingdings"/>
      </text:list-level-style-bullet>
      <text:list-level-style-bullet text:level="7" text:style-name="WW8Num90z0" style:num-suffix="." text:bullet-char="">
        <style:list-level-properties text:space-before="10.795cm" text:min-label-width="0.635cm"/>
        <style:text-properties style:font-name="Symbol"/>
      </text:list-level-style-bullet>
      <text:list-level-style-bullet text:level="8" text:style-name="WW8Num90z1" style:num-suffix="." text:bullet-char="o">
        <style:list-level-properties text:space-before="12.065cm" text:min-label-width="0.635cm"/>
        <style:text-properties style:font-name="Courier New"/>
      </text:list-level-style-bullet>
      <text:list-level-style-bullet text:level="9" text:style-name="WW8Num9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bullet text:level="1" text:style-name="WW8Num92z0" style:num-suffix="." text:bullet-char="">
        <style:list-level-properties text:space-before="3.175cm" text:min-label-width="0.635cm"/>
        <style:text-properties style:font-name="Symbol"/>
      </text:list-level-style-bullet>
      <text:list-level-style-bullet text:level="2" text:style-name="WW8Num92z1" style:num-suffix="." text:bullet-char="o">
        <style:list-level-properties text:space-before="4.445cm" text:min-label-width="0.635cm"/>
        <style:text-properties style:font-name="Courier New"/>
      </text:list-level-style-bullet>
      <text:list-level-style-bullet text:level="3" text:style-name="WW8Num92z2" style:num-suffix="." text:bullet-char="">
        <style:list-level-properties text:space-before="5.715cm" text:min-label-width="0.635cm"/>
        <style:text-properties style:font-name="Wingdings"/>
      </text:list-level-style-bullet>
      <text:list-level-style-bullet text:level="4" text:style-name="WW8Num92z0" style:num-suffix="." text:bullet-char="">
        <style:list-level-properties text:space-before="6.985cm" text:min-label-width="0.635cm"/>
        <style:text-properties style:font-name="Symbol"/>
      </text:list-level-style-bullet>
      <text:list-level-style-bullet text:level="5" text:style-name="WW8Num92z1" style:num-suffix="." text:bullet-char="o">
        <style:list-level-properties text:space-before="8.255cm" text:min-label-width="0.635cm"/>
        <style:text-properties style:font-name="Courier New"/>
      </text:list-level-style-bullet>
      <text:list-level-style-bullet text:level="6" text:style-name="WW8Num92z2" style:num-suffix="." text:bullet-char="">
        <style:list-level-properties text:space-before="9.525cm" text:min-label-width="0.635cm"/>
        <style:text-properties style:font-name="Wingdings"/>
      </text:list-level-style-bullet>
      <text:list-level-style-bullet text:level="7" text:style-name="WW8Num92z0" style:num-suffix="." text:bullet-char="">
        <style:list-level-properties text:space-before="10.795cm" text:min-label-width="0.635cm"/>
        <style:text-properties style:font-name="Symbol"/>
      </text:list-level-style-bullet>
      <text:list-level-style-bullet text:level="8" text:style-name="WW8Num92z1" style:num-suffix="." text:bullet-char="o">
        <style:list-level-properties text:space-before="12.065cm" text:min-label-width="0.635cm"/>
        <style:text-properties style:font-name="Courier New"/>
      </text:list-level-style-bullet>
      <text:list-level-style-bullet text:level="9" text:style-name="WW8Num9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3" text:consecutive-numbering="true">
      <text:list-level-style-bullet text:level="1" text:style-name="WW8Num93z0" style:num-suffix="." text:bullet-char="">
        <style:list-level-properties text:space-before="3.175cm" text:min-label-width="0.635cm"/>
        <style:text-properties style:font-name="Symbol"/>
      </text:list-level-style-bullet>
      <text:list-level-style-bullet text:level="2" text:style-name="WW8Num93z1" style:num-suffix="." text:bullet-char="o">
        <style:list-level-properties text:space-before="4.445cm" text:min-label-width="0.635cm"/>
        <style:text-properties style:font-name="Courier New"/>
      </text:list-level-style-bullet>
      <text:list-level-style-bullet text:level="3" text:style-name="WW8Num93z2" style:num-suffix="." text:bullet-char="">
        <style:list-level-properties text:space-before="5.715cm" text:min-label-width="0.635cm"/>
        <style:text-properties style:font-name="Wingdings"/>
      </text:list-level-style-bullet>
      <text:list-level-style-bullet text:level="4" text:style-name="WW8Num93z0" style:num-suffix="." text:bullet-char="">
        <style:list-level-properties text:space-before="6.985cm" text:min-label-width="0.635cm"/>
        <style:text-properties style:font-name="Symbol"/>
      </text:list-level-style-bullet>
      <text:list-level-style-bullet text:level="5" text:style-name="WW8Num93z1" style:num-suffix="." text:bullet-char="o">
        <style:list-level-properties text:space-before="8.255cm" text:min-label-width="0.635cm"/>
        <style:text-properties style:font-name="Courier New"/>
      </text:list-level-style-bullet>
      <text:list-level-style-bullet text:level="6" text:style-name="WW8Num93z2" style:num-suffix="." text:bullet-char="">
        <style:list-level-properties text:space-before="9.525cm" text:min-label-width="0.635cm"/>
        <style:text-properties style:font-name="Wingdings"/>
      </text:list-level-style-bullet>
      <text:list-level-style-bullet text:level="7" text:style-name="WW8Num93z0" style:num-suffix="." text:bullet-char="">
        <style:list-level-properties text:space-before="10.795cm" text:min-label-width="0.635cm"/>
        <style:text-properties style:font-name="Symbol"/>
      </text:list-level-style-bullet>
      <text:list-level-style-bullet text:level="8" text:style-name="WW8Num93z1" style:num-suffix="." text:bullet-char="o">
        <style:list-level-properties text:space-before="12.065cm" text:min-label-width="0.635cm"/>
        <style:text-properties style:font-name="Courier New"/>
      </text:list-level-style-bullet>
      <text:list-level-style-bullet text:level="9" text:style-name="WW8Num9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4" text:consecutive-numbering="true">
      <text:list-level-style-bullet text:level="1" text:style-name="WW8Num94z0" style:num-suffix="." text:bullet-char="">
        <style:list-level-properties text:space-before="3.175cm" text:min-label-width="0.635cm"/>
        <style:text-properties style:font-name="Symbol"/>
      </text:list-level-style-bullet>
      <text:list-level-style-bullet text:level="2" text:style-name="WW8Num94z1" style:num-suffix="." text:bullet-char="o">
        <style:list-level-properties text:space-before="4.445cm" text:min-label-width="0.635cm"/>
        <style:text-properties style:font-name="Courier New"/>
      </text:list-level-style-bullet>
      <text:list-level-style-bullet text:level="3" text:style-name="WW8Num94z2" style:num-suffix="." text:bullet-char="">
        <style:list-level-properties text:space-before="5.715cm" text:min-label-width="0.635cm"/>
        <style:text-properties style:font-name="Wingdings"/>
      </text:list-level-style-bullet>
      <text:list-level-style-bullet text:level="4" text:style-name="WW8Num94z0" style:num-suffix="." text:bullet-char="">
        <style:list-level-properties text:space-before="6.985cm" text:min-label-width="0.635cm"/>
        <style:text-properties style:font-name="Symbol"/>
      </text:list-level-style-bullet>
      <text:list-level-style-bullet text:level="5" text:style-name="WW8Num94z1" style:num-suffix="." text:bullet-char="o">
        <style:list-level-properties text:space-before="8.255cm" text:min-label-width="0.635cm"/>
        <style:text-properties style:font-name="Courier New"/>
      </text:list-level-style-bullet>
      <text:list-level-style-bullet text:level="6" text:style-name="WW8Num94z2" style:num-suffix="." text:bullet-char="">
        <style:list-level-properties text:space-before="9.525cm" text:min-label-width="0.635cm"/>
        <style:text-properties style:font-name="Wingdings"/>
      </text:list-level-style-bullet>
      <text:list-level-style-bullet text:level="7" text:style-name="WW8Num94z0" style:num-suffix="." text:bullet-char="">
        <style:list-level-properties text:space-before="10.795cm" text:min-label-width="0.635cm"/>
        <style:text-properties style:font-name="Symbol"/>
      </text:list-level-style-bullet>
      <text:list-level-style-bullet text:level="8" text:style-name="WW8Num94z1" style:num-suffix="." text:bullet-char="o">
        <style:list-level-properties text:space-before="12.065cm" text:min-label-width="0.635cm"/>
        <style:text-properties style:font-name="Courier New"/>
      </text:list-level-style-bullet>
      <text:list-level-style-bullet text:level="9" text:style-name="WW8Num9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style:num-suffix="." text:bullet-char="o">
        <style:list-level-properties text:space-before="1.27cm" text:min-label-width="0.635cm"/>
        <style:text-properties style:font-name="Times New Roman"/>
      </text:list-level-style-bullet>
      <text:list-level-style-bullet text:level="2" text:style-name="WW8Num96z1" style:num-suffix="." text:bullet-char="o">
        <style:list-level-properties text:space-before="0.635cm" text:min-label-width="0.635cm"/>
        <style:text-properties style:font-name="Courier New"/>
      </text:list-level-style-bullet>
      <text:list-level-style-bullet text:level="3" text:style-name="WW8Num96z2" style:num-suffix="." text:bullet-char="">
        <style:list-level-properties text:space-before="1.905cm" text:min-label-width="0.635cm"/>
        <style:text-properties style:font-name="Wingdings"/>
      </text:list-level-style-bullet>
      <text:list-level-style-bullet text:level="4" text:style-name="WW8Num96z3" style:num-suffix="." text:bullet-char="">
        <style:list-level-properties text:space-before="3.175cm" text:min-label-width="0.635cm"/>
        <style:text-properties style:font-name="Symbol"/>
      </text:list-level-style-bullet>
      <text:list-level-style-bullet text:level="5" text:style-name="WW8Num96z1" style:num-suffix="." text:bullet-char="o">
        <style:list-level-properties text:space-before="4.445cm" text:min-label-width="0.635cm"/>
        <style:text-properties style:font-name="Courier New"/>
      </text:list-level-style-bullet>
      <text:list-level-style-bullet text:level="6" text:style-name="WW8Num96z2" style:num-suffix="." text:bullet-char="">
        <style:list-level-properties text:space-before="5.715cm" text:min-label-width="0.635cm"/>
        <style:text-properties style:font-name="Wingdings"/>
      </text:list-level-style-bullet>
      <text:list-level-style-bullet text:level="7" text:style-name="WW8Num96z3" style:num-suffix="." text:bullet-char="">
        <style:list-level-properties text:space-before="6.985cm" text:min-label-width="0.635cm"/>
        <style:text-properties style:font-name="Symbol"/>
      </text:list-level-style-bullet>
      <text:list-level-style-bullet text:level="8" text:style-name="WW8Num96z1" style:num-suffix="." text:bullet-char="o">
        <style:list-level-properties text:space-before="8.255cm" text:min-label-width="0.635cm"/>
        <style:text-properties style:font-name="Courier New"/>
      </text:list-level-style-bullet>
      <text:list-level-style-bullet text:level="9" text:style-name="WW8Num96z2" style:num-suffix="."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bullet text:level="1" text:style-name="WW8Num97z0" style:num-suffix="." text:bullet-char="">
        <style:list-level-properties text:space-before="3.81cm" text:min-label-width="0.635cm"/>
        <style:text-properties style:font-name="Symbol"/>
      </text:list-level-style-bullet>
      <text:list-level-style-bullet text:level="2" text:style-name="WW8Num97z1" style:num-suffix="." text:bullet-char="o">
        <style:list-level-properties text:space-before="5.08cm" text:min-label-width="0.635cm"/>
        <style:text-properties style:font-name="Courier New"/>
      </text:list-level-style-bullet>
      <text:list-level-style-bullet text:level="3" text:style-name="WW8Num97z2" style:num-suffix="." text:bullet-char="">
        <style:list-level-properties text:space-before="6.35cm" text:min-label-width="0.635cm"/>
        <style:text-properties style:font-name="Wingdings"/>
      </text:list-level-style-bullet>
      <text:list-level-style-bullet text:level="4" text:style-name="WW8Num97z0" style:num-suffix="." text:bullet-char="">
        <style:list-level-properties text:space-before="7.62cm" text:min-label-width="0.635cm"/>
        <style:text-properties style:font-name="Symbol"/>
      </text:list-level-style-bullet>
      <text:list-level-style-bullet text:level="5" text:style-name="WW8Num97z1" style:num-suffix="." text:bullet-char="o">
        <style:list-level-properties text:space-before="8.89cm" text:min-label-width="0.635cm"/>
        <style:text-properties style:font-name="Courier New"/>
      </text:list-level-style-bullet>
      <text:list-level-style-bullet text:level="6" text:style-name="WW8Num97z2" style:num-suffix="." text:bullet-char="">
        <style:list-level-properties text:space-before="10.16cm" text:min-label-width="0.635cm"/>
        <style:text-properties style:font-name="Wingdings"/>
      </text:list-level-style-bullet>
      <text:list-level-style-bullet text:level="7" text:style-name="WW8Num97z0" style:num-suffix="." text:bullet-char="">
        <style:list-level-properties text:space-before="11.43cm" text:min-label-width="0.635cm"/>
        <style:text-properties style:font-name="Symbol"/>
      </text:list-level-style-bullet>
      <text:list-level-style-bullet text:level="8" text:style-name="WW8Num97z1" style:num-suffix="." text:bullet-char="o">
        <style:list-level-properties text:space-before="12.7cm" text:min-label-width="0.635cm"/>
        <style:text-properties style:font-name="Courier New"/>
      </text:list-level-style-bullet>
      <text:list-level-style-bullet text:level="9" text:style-name="WW8Num97z2" style:num-suffix="." text:bullet-char="">
        <style:list-level-properties text:space-before="13.97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style:num-suffix="." text:bullet-char="">
        <style:list-level-properties text:space-before="3.175cm" text:min-label-width="0.635cm"/>
        <style:text-properties style:font-name="Symbol"/>
      </text:list-level-style-bullet>
      <text:list-level-style-bullet text:level="2" text:style-name="WW8Num99z1" style:num-suffix="." text:bullet-char="o">
        <style:list-level-properties text:space-before="4.445cm" text:min-label-width="0.635cm"/>
        <style:text-properties style:font-name="Courier New"/>
      </text:list-level-style-bullet>
      <text:list-level-style-bullet text:level="3" text:style-name="WW8Num99z2" style:num-suffix="." text:bullet-char="">
        <style:list-level-properties text:space-before="5.715cm" text:min-label-width="0.635cm"/>
        <style:text-properties style:font-name="Wingdings"/>
      </text:list-level-style-bullet>
      <text:list-level-style-bullet text:level="4" text:style-name="WW8Num99z0" style:num-suffix="." text:bullet-char="">
        <style:list-level-properties text:space-before="6.985cm" text:min-label-width="0.635cm"/>
        <style:text-properties style:font-name="Symbol"/>
      </text:list-level-style-bullet>
      <text:list-level-style-bullet text:level="5" text:style-name="WW8Num99z1" style:num-suffix="." text:bullet-char="o">
        <style:list-level-properties text:space-before="8.255cm" text:min-label-width="0.635cm"/>
        <style:text-properties style:font-name="Courier New"/>
      </text:list-level-style-bullet>
      <text:list-level-style-bullet text:level="6" text:style-name="WW8Num99z2" style:num-suffix="." text:bullet-char="">
        <style:list-level-properties text:space-before="9.525cm" text:min-label-width="0.635cm"/>
        <style:text-properties style:font-name="Wingdings"/>
      </text:list-level-style-bullet>
      <text:list-level-style-bullet text:level="7" text:style-name="WW8Num99z0" style:num-suffix="." text:bullet-char="">
        <style:list-level-properties text:space-before="10.795cm" text:min-label-width="0.635cm"/>
        <style:text-properties style:font-name="Symbol"/>
      </text:list-level-style-bullet>
      <text:list-level-style-bullet text:level="8" text:style-name="WW8Num99z1" style:num-suffix="." text:bullet-char="o">
        <style:list-level-properties text:space-before="12.065cm" text:min-label-width="0.635cm"/>
        <style:text-properties style:font-name="Courier New"/>
      </text:list-level-style-bullet>
      <text:list-level-style-bullet text:level="9" text:style-name="WW8Num99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space-before="3.175cm" text:min-label-width="0.635cm"/>
        <style:text-properties style:font-name="Symbol"/>
      </text:list-level-style-bullet>
      <text:list-level-style-bullet text:level="2" text:style-name="WW8Num101z1" style:num-suffix="." text:bullet-char="o">
        <style:list-level-properties text:space-before="4.445cm" text:min-label-width="0.635cm"/>
        <style:text-properties style:font-name="Courier New"/>
      </text:list-level-style-bullet>
      <text:list-level-style-bullet text:level="3" text:style-name="WW8Num101z2" style:num-suffix="." text:bullet-char="">
        <style:list-level-properties text:space-before="5.715cm" text:min-label-width="0.635cm"/>
        <style:text-properties style:font-name="Wingdings"/>
      </text:list-level-style-bullet>
      <text:list-level-style-bullet text:level="4" text:style-name="WW8Num101z0" style:num-suffix="." text:bullet-char="">
        <style:list-level-properties text:space-before="6.985cm" text:min-label-width="0.635cm"/>
        <style:text-properties style:font-name="Symbol"/>
      </text:list-level-style-bullet>
      <text:list-level-style-bullet text:level="5" text:style-name="WW8Num101z1" style:num-suffix="." text:bullet-char="o">
        <style:list-level-properties text:space-before="8.255cm" text:min-label-width="0.635cm"/>
        <style:text-properties style:font-name="Courier New"/>
      </text:list-level-style-bullet>
      <text:list-level-style-bullet text:level="6" text:style-name="WW8Num101z2" style:num-suffix="." text:bullet-char="">
        <style:list-level-properties text:space-before="9.525cm" text:min-label-width="0.635cm"/>
        <style:text-properties style:font-name="Wingdings"/>
      </text:list-level-style-bullet>
      <text:list-level-style-bullet text:level="7" text:style-name="WW8Num101z0" style:num-suffix="." text:bullet-char="">
        <style:list-level-properties text:space-before="10.795cm" text:min-label-width="0.635cm"/>
        <style:text-properties style:font-name="Symbol"/>
      </text:list-level-style-bullet>
      <text:list-level-style-bullet text:level="8" text:style-name="WW8Num101z1" style:num-suffix="." text:bullet-char="o">
        <style:list-level-properties text:space-before="12.065cm" text:min-label-width="0.635cm"/>
        <style:text-properties style:font-name="Courier New"/>
      </text:list-level-style-bullet>
      <text:list-level-style-bullet text:level="9" text:style-name="WW8Num10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space-before="3.175cm" text:min-label-width="0.635cm"/>
      </text:list-level-style-number>
      <text:list-level-style-number text:level="2" style:num-suffix="." style:num-format="a" style:num-letter-sync="true">
        <style:list-level-properties text:space-before="4.445cm" text:min-label-width="0.635cm"/>
      </text:list-level-style-number>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bullet text:level="1" text:style-name="WW8Num104z0" style:num-suffix="." text:bullet-char="">
        <style:list-level-properties text:space-before="3.175cm" text:min-label-width="0.635cm"/>
        <style:text-properties style:font-name="Symbol"/>
      </text:list-level-style-bullet>
      <text:list-level-style-bullet text:level="2" text:style-name="WW8Num104z1" style:num-suffix="." text:bullet-char="o">
        <style:list-level-properties text:space-before="4.445cm" text:min-label-width="0.635cm"/>
        <style:text-properties style:font-name="Courier New"/>
      </text:list-level-style-bullet>
      <text:list-level-style-bullet text:level="3" text:style-name="WW8Num104z2" style:num-suffix="." text:bullet-char="">
        <style:list-level-properties text:space-before="5.715cm" text:min-label-width="0.635cm"/>
        <style:text-properties style:font-name="Wingdings"/>
      </text:list-level-style-bullet>
      <text:list-level-style-bullet text:level="4" text:style-name="WW8Num104z0" style:num-suffix="." text:bullet-char="">
        <style:list-level-properties text:space-before="6.985cm" text:min-label-width="0.635cm"/>
        <style:text-properties style:font-name="Symbol"/>
      </text:list-level-style-bullet>
      <text:list-level-style-bullet text:level="5" text:style-name="WW8Num104z1" style:num-suffix="." text:bullet-char="o">
        <style:list-level-properties text:space-before="8.255cm" text:min-label-width="0.635cm"/>
        <style:text-properties style:font-name="Courier New"/>
      </text:list-level-style-bullet>
      <text:list-level-style-bullet text:level="6" text:style-name="WW8Num104z2" style:num-suffix="." text:bullet-char="">
        <style:list-level-properties text:space-before="9.525cm" text:min-label-width="0.635cm"/>
        <style:text-properties style:font-name="Wingdings"/>
      </text:list-level-style-bullet>
      <text:list-level-style-bullet text:level="7" text:style-name="WW8Num104z0" style:num-suffix="." text:bullet-char="">
        <style:list-level-properties text:space-before="10.795cm" text:min-label-width="0.635cm"/>
        <style:text-properties style:font-name="Symbol"/>
      </text:list-level-style-bullet>
      <text:list-level-style-bullet text:level="8" text:style-name="WW8Num104z1" style:num-suffix="." text:bullet-char="o">
        <style:list-level-properties text:space-before="12.065cm" text:min-label-width="0.635cm"/>
        <style:text-properties style:font-name="Courier New"/>
      </text:list-level-style-bullet>
      <text:list-level-style-bullet text:level="9" text:style-name="WW8Num104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3.175cm" text:min-label-width="0.635cm"/>
        <style:text-properties style:font-name="Symbol"/>
      </text:list-level-style-bullet>
      <text:list-level-style-bullet text:level="2" text:style-name="WW8Num105z1" style:num-suffix="." text:bullet-char="o">
        <style:list-level-properties text:space-before="4.445cm" text:min-label-width="0.635cm"/>
        <style:text-properties style:font-name="Courier New"/>
      </text:list-level-style-bullet>
      <text:list-level-style-bullet text:level="3" text:style-name="WW8Num105z2" style:num-suffix="." text:bullet-char="">
        <style:list-level-properties text:space-before="5.715cm" text:min-label-width="0.635cm"/>
        <style:text-properties style:font-name="Wingdings"/>
      </text:list-level-style-bullet>
      <text:list-level-style-bullet text:level="4" text:style-name="WW8Num105z0" style:num-suffix="." text:bullet-char="">
        <style:list-level-properties text:space-before="6.985cm" text:min-label-width="0.635cm"/>
        <style:text-properties style:font-name="Symbol"/>
      </text:list-level-style-bullet>
      <text:list-level-style-bullet text:level="5" text:style-name="WW8Num105z1" style:num-suffix="." text:bullet-char="o">
        <style:list-level-properties text:space-before="8.255cm" text:min-label-width="0.635cm"/>
        <style:text-properties style:font-name="Courier New"/>
      </text:list-level-style-bullet>
      <text:list-level-style-bullet text:level="6" text:style-name="WW8Num105z2" style:num-suffix="." text:bullet-char="">
        <style:list-level-properties text:space-before="9.525cm" text:min-label-width="0.635cm"/>
        <style:text-properties style:font-name="Wingdings"/>
      </text:list-level-style-bullet>
      <text:list-level-style-bullet text:level="7" text:style-name="WW8Num105z0" style:num-suffix="." text:bullet-char="">
        <style:list-level-properties text:space-before="10.795cm" text:min-label-width="0.635cm"/>
        <style:text-properties style:font-name="Symbol"/>
      </text:list-level-style-bullet>
      <text:list-level-style-bullet text:level="8" text:style-name="WW8Num105z1" style:num-suffix="." text:bullet-char="o">
        <style:list-level-properties text:space-before="12.065cm" text:min-label-width="0.635cm"/>
        <style:text-properties style:font-name="Courier New"/>
      </text:list-level-style-bullet>
      <text:list-level-style-bullet text:level="9" text:style-name="WW8Num10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3.175cm" text:min-label-width="0.635cm"/>
        <style:text-properties style:font-name="Symbol"/>
      </text:list-level-style-bullet>
      <text:list-level-style-bullet text:level="2" text:style-name="WW8Num106z1" style:num-suffix="." text:bullet-char="o">
        <style:list-level-properties text:space-before="4.445cm" text:min-label-width="0.635cm"/>
        <style:text-properties style:font-name="Courier New"/>
      </text:list-level-style-bullet>
      <text:list-level-style-bullet text:level="3" text:style-name="WW8Num106z2" style:num-suffix="." text:bullet-char="">
        <style:list-level-properties text:space-before="5.715cm" text:min-label-width="0.635cm"/>
        <style:text-properties style:font-name="Wingdings"/>
      </text:list-level-style-bullet>
      <text:list-level-style-bullet text:level="4" text:style-name="WW8Num106z0" style:num-suffix="." text:bullet-char="">
        <style:list-level-properties text:space-before="6.985cm" text:min-label-width="0.635cm"/>
        <style:text-properties style:font-name="Symbol"/>
      </text:list-level-style-bullet>
      <text:list-level-style-bullet text:level="5" text:style-name="WW8Num106z1" style:num-suffix="." text:bullet-char="o">
        <style:list-level-properties text:space-before="8.255cm" text:min-label-width="0.635cm"/>
        <style:text-properties style:font-name="Courier New"/>
      </text:list-level-style-bullet>
      <text:list-level-style-bullet text:level="6" text:style-name="WW8Num106z2" style:num-suffix="." text:bullet-char="">
        <style:list-level-properties text:space-before="9.525cm" text:min-label-width="0.635cm"/>
        <style:text-properties style:font-name="Wingdings"/>
      </text:list-level-style-bullet>
      <text:list-level-style-bullet text:level="7" text:style-name="WW8Num106z0" style:num-suffix="." text:bullet-char="">
        <style:list-level-properties text:space-before="10.795cm" text:min-label-width="0.635cm"/>
        <style:text-properties style:font-name="Symbol"/>
      </text:list-level-style-bullet>
      <text:list-level-style-bullet text:level="8" text:style-name="WW8Num106z1" style:num-suffix="." text:bullet-char="o">
        <style:list-level-properties text:space-before="12.065cm" text:min-label-width="0.635cm"/>
        <style:text-properties style:font-name="Courier New"/>
      </text:list-level-style-bullet>
      <text:list-level-style-bullet text:level="9" text:style-name="WW8Num106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bullet text:level="1" text:style-name="WW8Num107z0" style:num-suffix="." text:bullet-char="">
        <style:list-level-properties text:space-before="3.175cm" text:min-label-width="0.635cm"/>
        <style:text-properties style:font-name="Symbol"/>
      </text:list-level-style-bullet>
      <text:list-level-style-bullet text:level="2" text:style-name="WW8Num107z1" style:num-suffix="." text:bullet-char="o">
        <style:list-level-properties text:space-before="4.445cm" text:min-label-width="0.635cm"/>
        <style:text-properties style:font-name="Courier New"/>
      </text:list-level-style-bullet>
      <text:list-level-style-bullet text:level="3" text:style-name="WW8Num107z2" style:num-suffix="." text:bullet-char="">
        <style:list-level-properties text:space-before="5.715cm" text:min-label-width="0.635cm"/>
        <style:text-properties style:font-name="Wingdings"/>
      </text:list-level-style-bullet>
      <text:list-level-style-bullet text:level="4" text:style-name="WW8Num107z0" style:num-suffix="." text:bullet-char="">
        <style:list-level-properties text:space-before="6.985cm" text:min-label-width="0.635cm"/>
        <style:text-properties style:font-name="Symbol"/>
      </text:list-level-style-bullet>
      <text:list-level-style-bullet text:level="5" text:style-name="WW8Num107z1" style:num-suffix="." text:bullet-char="o">
        <style:list-level-properties text:space-before="8.255cm" text:min-label-width="0.635cm"/>
        <style:text-properties style:font-name="Courier New"/>
      </text:list-level-style-bullet>
      <text:list-level-style-bullet text:level="6" text:style-name="WW8Num107z2" style:num-suffix="." text:bullet-char="">
        <style:list-level-properties text:space-before="9.525cm" text:min-label-width="0.635cm"/>
        <style:text-properties style:font-name="Wingdings"/>
      </text:list-level-style-bullet>
      <text:list-level-style-bullet text:level="7" text:style-name="WW8Num107z0" style:num-suffix="." text:bullet-char="">
        <style:list-level-properties text:space-before="10.795cm" text:min-label-width="0.635cm"/>
        <style:text-properties style:font-name="Symbol"/>
      </text:list-level-style-bullet>
      <text:list-level-style-bullet text:level="8" text:style-name="WW8Num107z1" style:num-suffix="." text:bullet-char="o">
        <style:list-level-properties text:space-before="12.065cm" text:min-label-width="0.635cm"/>
        <style:text-properties style:font-name="Courier New"/>
      </text:list-level-style-bullet>
      <text:list-level-style-bullet text:level="9" text:style-name="WW8Num107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space-before="3.175cm" text:min-label-width="0.635cm"/>
        <style:text-properties style:font-name="Symbol"/>
      </text:list-level-style-bullet>
      <text:list-level-style-bullet text:level="2" text:style-name="WW8Num108z1" style:num-suffix="." text:bullet-char="o">
        <style:list-level-properties text:space-before="4.445cm" text:min-label-width="0.635cm"/>
        <style:text-properties style:font-name="Courier New"/>
      </text:list-level-style-bullet>
      <text:list-level-style-bullet text:level="3" text:style-name="WW8Num108z2" style:num-suffix="." text:bullet-char="">
        <style:list-level-properties text:space-before="5.715cm" text:min-label-width="0.635cm"/>
        <style:text-properties style:font-name="Wingdings"/>
      </text:list-level-style-bullet>
      <text:list-level-style-bullet text:level="4" text:style-name="WW8Num108z0" style:num-suffix="." text:bullet-char="">
        <style:list-level-properties text:space-before="6.985cm" text:min-label-width="0.635cm"/>
        <style:text-properties style:font-name="Symbol"/>
      </text:list-level-style-bullet>
      <text:list-level-style-bullet text:level="5" text:style-name="WW8Num108z1" style:num-suffix="." text:bullet-char="o">
        <style:list-level-properties text:space-before="8.255cm" text:min-label-width="0.635cm"/>
        <style:text-properties style:font-name="Courier New"/>
      </text:list-level-style-bullet>
      <text:list-level-style-bullet text:level="6" text:style-name="WW8Num108z2" style:num-suffix="." text:bullet-char="">
        <style:list-level-properties text:space-before="9.525cm" text:min-label-width="0.635cm"/>
        <style:text-properties style:font-name="Wingdings"/>
      </text:list-level-style-bullet>
      <text:list-level-style-bullet text:level="7" text:style-name="WW8Num108z0" style:num-suffix="." text:bullet-char="">
        <style:list-level-properties text:space-before="10.795cm" text:min-label-width="0.635cm"/>
        <style:text-properties style:font-name="Symbol"/>
      </text:list-level-style-bullet>
      <text:list-level-style-bullet text:level="8" text:style-name="WW8Num108z1" style:num-suffix="." text:bullet-char="o">
        <style:list-level-properties text:space-before="12.065cm" text:min-label-width="0.635cm"/>
        <style:text-properties style:font-name="Courier New"/>
      </text:list-level-style-bullet>
      <text:list-level-style-bullet text:level="9" text:style-name="WW8Num10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2.54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3.175cm"/>
      </text:list-level-style-number>
      <text:list-level-style-number text:level="8" style:num-suffix="." style:num-format="1" text:display-levels="8">
        <style:list-level-properties text:space-before="4.445cm" text:min-label-width="3.81cm"/>
      </text:list-level-style-number>
      <text:list-level-style-number text:level="9" style:num-suffix="." style:num-format="1" text:display-levels="9">
        <style:list-level-properties text:space-before="5.08cm" text:min-label-width="3.81cm"/>
      </text:list-level-style-number>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1" text:consecutive-numbering="true">
      <text:list-level-style-bullet text:level="1" text:style-name="WW8Num111z0" style:num-suffix="." text:bullet-char="">
        <style:list-level-properties text:space-before="3.281cm" text:min-label-width="0.635cm"/>
        <style:text-properties style:font-name="Symbol"/>
      </text:list-level-style-bullet>
      <text:list-level-style-bullet text:level="2" text:style-name="WW8Num111z1" style:num-suffix="." text:bullet-char="o">
        <style:list-level-properties text:space-before="4.551cm" text:min-label-width="0.635cm"/>
        <style:text-properties style:font-name="Courier New"/>
      </text:list-level-style-bullet>
      <text:list-level-style-bullet text:level="3" text:style-name="WW8Num111z2" style:num-suffix="." text:bullet-char="">
        <style:list-level-properties text:space-before="5.821cm" text:min-label-width="0.635cm"/>
        <style:text-properties style:font-name="Wingdings"/>
      </text:list-level-style-bullet>
      <text:list-level-style-bullet text:level="4" text:style-name="WW8Num111z0" style:num-suffix="." text:bullet-char="">
        <style:list-level-properties text:space-before="7.091cm" text:min-label-width="0.635cm"/>
        <style:text-properties style:font-name="Symbol"/>
      </text:list-level-style-bullet>
      <text:list-level-style-bullet text:level="5" text:style-name="WW8Num111z1" style:num-suffix="." text:bullet-char="o">
        <style:list-level-properties text:space-before="8.361cm" text:min-label-width="0.635cm"/>
        <style:text-properties style:font-name="Courier New"/>
      </text:list-level-style-bullet>
      <text:list-level-style-bullet text:level="6" text:style-name="WW8Num111z2" style:num-suffix="." text:bullet-char="">
        <style:list-level-properties text:space-before="9.631cm" text:min-label-width="0.635cm"/>
        <style:text-properties style:font-name="Wingdings"/>
      </text:list-level-style-bullet>
      <text:list-level-style-bullet text:level="7" text:style-name="WW8Num111z0" style:num-suffix="." text:bullet-char="">
        <style:list-level-properties text:space-before="10.901cm" text:min-label-width="0.635cm"/>
        <style:text-properties style:font-name="Symbol"/>
      </text:list-level-style-bullet>
      <text:list-level-style-bullet text:level="8" text:style-name="WW8Num111z1" style:num-suffix="." text:bullet-char="o">
        <style:list-level-properties text:space-before="12.171cm" text:min-label-width="0.635cm"/>
        <style:text-properties style:font-name="Courier New"/>
      </text:list-level-style-bullet>
      <text:list-level-style-bullet text:level="9" text:style-name="WW8Num111z2" style:num-suffix="." text:bullet-char="">
        <style:list-level-properties text:space-before="13.441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space-before="3.175cm" text:min-label-width="0.635cm"/>
        <style:text-properties style:font-name="Symbol"/>
      </text:list-level-style-bullet>
      <text:list-level-style-bullet text:level="2" text:style-name="WW8Num112z1" style:num-suffix="." text:bullet-char="o">
        <style:list-level-properties text:space-before="4.445cm" text:min-label-width="0.635cm"/>
        <style:text-properties style:font-name="Courier New"/>
      </text:list-level-style-bullet>
      <text:list-level-style-bullet text:level="3" text:style-name="WW8Num112z2" style:num-suffix="." text:bullet-char="">
        <style:list-level-properties text:space-before="5.715cm" text:min-label-width="0.635cm"/>
        <style:text-properties style:font-name="Wingdings"/>
      </text:list-level-style-bullet>
      <text:list-level-style-bullet text:level="4" text:style-name="WW8Num112z0" style:num-suffix="." text:bullet-char="">
        <style:list-level-properties text:space-before="6.985cm" text:min-label-width="0.635cm"/>
        <style:text-properties style:font-name="Symbol"/>
      </text:list-level-style-bullet>
      <text:list-level-style-bullet text:level="5" text:style-name="WW8Num112z1" style:num-suffix="." text:bullet-char="o">
        <style:list-level-properties text:space-before="8.255cm" text:min-label-width="0.635cm"/>
        <style:text-properties style:font-name="Courier New"/>
      </text:list-level-style-bullet>
      <text:list-level-style-bullet text:level="6" text:style-name="WW8Num112z2" style:num-suffix="." text:bullet-char="">
        <style:list-level-properties text:space-before="9.525cm" text:min-label-width="0.635cm"/>
        <style:text-properties style:font-name="Wingdings"/>
      </text:list-level-style-bullet>
      <text:list-level-style-bullet text:level="7" text:style-name="WW8Num112z0" style:num-suffix="." text:bullet-char="">
        <style:list-level-properties text:space-before="10.795cm" text:min-label-width="0.635cm"/>
        <style:text-properties style:font-name="Symbol"/>
      </text:list-level-style-bullet>
      <text:list-level-style-bullet text:level="8" text:style-name="WW8Num112z1" style:num-suffix="." text:bullet-char="o">
        <style:list-level-properties text:space-before="12.065cm" text:min-label-width="0.635cm"/>
        <style:text-properties style:font-name="Courier New"/>
      </text:list-level-style-bullet>
      <text:list-level-style-bullet text:level="9" text:style-name="WW8Num11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style:num-suffix="." text:bullet-char="">
        <style:list-level-properties text:space-before="3.175cm" text:min-label-width="0.635cm"/>
        <style:text-properties style:font-name="Symbol"/>
      </text:list-level-style-bullet>
      <text:list-level-style-bullet text:level="2" text:style-name="WW8Num113z1" style:num-suffix="." text:bullet-char="o">
        <style:list-level-properties text:space-before="4.445cm" text:min-label-width="0.635cm"/>
        <style:text-properties style:font-name="Courier New"/>
      </text:list-level-style-bullet>
      <text:list-level-style-bullet text:level="3" text:style-name="WW8Num113z2" style:num-suffix="." text:bullet-char="">
        <style:list-level-properties text:space-before="5.715cm" text:min-label-width="0.635cm"/>
        <style:text-properties style:font-name="Wingdings"/>
      </text:list-level-style-bullet>
      <text:list-level-style-bullet text:level="4" text:style-name="WW8Num113z0" style:num-suffix="." text:bullet-char="">
        <style:list-level-properties text:space-before="6.985cm" text:min-label-width="0.635cm"/>
        <style:text-properties style:font-name="Symbol"/>
      </text:list-level-style-bullet>
      <text:list-level-style-bullet text:level="5" text:style-name="WW8Num113z1" style:num-suffix="." text:bullet-char="o">
        <style:list-level-properties text:space-before="8.255cm" text:min-label-width="0.635cm"/>
        <style:text-properties style:font-name="Courier New"/>
      </text:list-level-style-bullet>
      <text:list-level-style-bullet text:level="6" text:style-name="WW8Num113z2" style:num-suffix="." text:bullet-char="">
        <style:list-level-properties text:space-before="9.525cm" text:min-label-width="0.635cm"/>
        <style:text-properties style:font-name="Wingdings"/>
      </text:list-level-style-bullet>
      <text:list-level-style-bullet text:level="7" text:style-name="WW8Num113z0" style:num-suffix="." text:bullet-char="">
        <style:list-level-properties text:space-before="10.795cm" text:min-label-width="0.635cm"/>
        <style:text-properties style:font-name="Symbol"/>
      </text:list-level-style-bullet>
      <text:list-level-style-bullet text:level="8" text:style-name="WW8Num113z1" style:num-suffix="." text:bullet-char="o">
        <style:list-level-properties text:space-before="12.065cm" text:min-label-width="0.635cm"/>
        <style:text-properties style:font-name="Courier New"/>
      </text:list-level-style-bullet>
      <text:list-level-style-bullet text:level="9" text:style-name="WW8Num11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style:num-suffix="." text:bullet-char="">
        <style:list-level-properties text:space-before="3.175cm" text:min-label-width="0.635cm"/>
        <style:text-properties style:font-name="Symbol"/>
      </text:list-level-style-bullet>
      <text:list-level-style-bullet text:level="2" text:style-name="WW8Num115z1" style:num-suffix="." text:bullet-char="o">
        <style:list-level-properties text:space-before="4.445cm" text:min-label-width="0.635cm"/>
        <style:text-properties style:font-name="Courier New"/>
      </text:list-level-style-bullet>
      <text:list-level-style-bullet text:level="3" text:style-name="WW8Num115z2" style:num-suffix="." text:bullet-char="">
        <style:list-level-properties text:space-before="5.715cm" text:min-label-width="0.635cm"/>
        <style:text-properties style:font-name="Wingdings"/>
      </text:list-level-style-bullet>
      <text:list-level-style-bullet text:level="4" text:style-name="WW8Num115z0" style:num-suffix="." text:bullet-char="">
        <style:list-level-properties text:space-before="6.985cm" text:min-label-width="0.635cm"/>
        <style:text-properties style:font-name="Symbol"/>
      </text:list-level-style-bullet>
      <text:list-level-style-bullet text:level="5" text:style-name="WW8Num115z1" style:num-suffix="." text:bullet-char="o">
        <style:list-level-properties text:space-before="8.255cm" text:min-label-width="0.635cm"/>
        <style:text-properties style:font-name="Courier New"/>
      </text:list-level-style-bullet>
      <text:list-level-style-bullet text:level="6" text:style-name="WW8Num115z2" style:num-suffix="." text:bullet-char="">
        <style:list-level-properties text:space-before="9.525cm" text:min-label-width="0.635cm"/>
        <style:text-properties style:font-name="Wingdings"/>
      </text:list-level-style-bullet>
      <text:list-level-style-bullet text:level="7" text:style-name="WW8Num115z0" style:num-suffix="." text:bullet-char="">
        <style:list-level-properties text:space-before="10.795cm" text:min-label-width="0.635cm"/>
        <style:text-properties style:font-name="Symbol"/>
      </text:list-level-style-bullet>
      <text:list-level-style-bullet text:level="8" text:style-name="WW8Num115z1" style:num-suffix="." text:bullet-char="o">
        <style:list-level-properties text:space-before="12.065cm" text:min-label-width="0.635cm"/>
        <style:text-properties style:font-name="Courier New"/>
      </text:list-level-style-bullet>
      <text:list-level-style-bullet text:level="9" text:style-name="WW8Num11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bullet text:level="1" text:style-name="WW8Num116z0" style:num-suffix="." text:bullet-char="">
        <style:list-level-properties text:space-before="0.635cm" text:min-label-width="0.635cm"/>
        <style:text-properties style:font-name="Symbol"/>
      </text:list-level-style-bullet>
      <text:list-level-style-bullet text:level="2" text:style-name="WW8Num116z1" style:num-suffix="." text:bullet-char="o">
        <style:list-level-properties text:space-before="1.905cm" text:min-label-width="0.635cm"/>
        <style:text-properties style:font-name="Courier New"/>
      </text:list-level-style-bullet>
      <text:list-level-style-bullet text:level="3" text:style-name="WW8Num116z2" style:num-suffix="." text:bullet-char="">
        <style:list-level-properties text:space-before="3.175cm" text:min-label-width="0.635cm"/>
        <style:text-properties style:font-name="Wingdings"/>
      </text:list-level-style-bullet>
      <text:list-level-style-bullet text:level="4" text:style-name="WW8Num116z0" style:num-suffix="." text:bullet-char="">
        <style:list-level-properties text:space-before="4.445cm" text:min-label-width="0.635cm"/>
        <style:text-properties style:font-name="Symbol"/>
      </text:list-level-style-bullet>
      <text:list-level-style-bullet text:level="5" text:style-name="WW8Num116z1" style:num-suffix="." text:bullet-char="o">
        <style:list-level-properties text:space-before="5.715cm" text:min-label-width="0.635cm"/>
        <style:text-properties style:font-name="Courier New"/>
      </text:list-level-style-bullet>
      <text:list-level-style-bullet text:level="6" text:style-name="WW8Num116z2" style:num-suffix="." text:bullet-char="">
        <style:list-level-properties text:space-before="6.985cm" text:min-label-width="0.635cm"/>
        <style:text-properties style:font-name="Wingdings"/>
      </text:list-level-style-bullet>
      <text:list-level-style-bullet text:level="7" text:style-name="WW8Num116z0" style:num-suffix="." text:bullet-char="">
        <style:list-level-properties text:space-before="8.255cm" text:min-label-width="0.635cm"/>
        <style:text-properties style:font-name="Symbol"/>
      </text:list-level-style-bullet>
      <text:list-level-style-bullet text:level="8" text:style-name="WW8Num116z1" style:num-suffix="." text:bullet-char="o">
        <style:list-level-properties text:space-before="9.525cm" text:min-label-width="0.635cm"/>
        <style:text-properties style:font-name="Courier New"/>
      </text:list-level-style-bullet>
      <text:list-level-style-bullet text:level="9" text:style-name="WW8Num1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9" text:consecutive-numbering="true">
      <text:list-level-style-number text:level="1" style:num-suffix="." style:num-format="1">
        <style:list-level-properties text:space-before="3.175cm" text:min-label-width="0.635cm"/>
      </text:list-level-style-number>
      <text:list-level-style-bullet text:level="2" text:style-name="WW8Num119z1" style:num-suffix="." text:bullet-char="">
        <style:list-level-properties text:space-before="4.445cm" text:min-label-width="0.635cm"/>
        <style:text-properties style:font-name="Symbol"/>
      </text:list-level-style-bullet>
      <text:list-level-style-number text:level="3" style:num-suffix="." style:num-format="i">
        <style:list-level-properties text:min-label-width="6.35cm" text:min-label-distance="0.318cm" fo:text-align="end"/>
      </text:list-level-style-number>
      <text:list-level-style-number text:level="4" style:num-suffix="." style:num-format="1">
        <style:list-level-properties text:space-before="6.985cm" text:min-label-width="0.635cm"/>
      </text:list-level-style-number>
      <text:list-level-style-number text:level="5" style:num-suffix="." style:num-format="a" style:num-letter-sync="true">
        <style:list-level-properties text:space-before="8.255cm" text:min-label-width="0.635cm"/>
      </text:list-level-style-number>
      <text:list-level-style-number text:level="6" style:num-suffix="." style:num-format="i">
        <style:list-level-properties text:min-label-width="10.16cm" text:min-label-distance="0.318cm" fo:text-align="end"/>
      </text:list-level-style-number>
      <text:list-level-style-number text:level="7" style:num-suffix="." style:num-format="1">
        <style:list-level-properties text:space-before="10.795cm" text:min-label-width="0.635cm"/>
      </text:list-level-style-number>
      <text:list-level-style-number text:level="8" style:num-suffix="." style:num-format="a" style:num-letter-sync="true">
        <style:list-level-properties text:space-before="12.065cm" text:min-label-width="0.635cm"/>
      </text:list-level-style-number>
      <text:list-level-style-number text:level="9" style:num-suffix="." style:num-format="i">
        <style:list-level-properties text:min-label-width="13.97cm" text:min-label-distance="0.318cm" fo:text-align="end"/>
      </text:list-level-style-number>
      <text:list-level-style-number text:level="10" style:num-suffix="." style:num-format="1">
        <style:list-level-properties text:space-before="4.502cm" text:min-label-width="0.499cm"/>
      </text:list-level-style-number>
    </text:list-style>
    <text:list-style style:name="WW8Num120"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3.175cm" text:min-label-width="0.635cm"/>
        <style:text-properties style:font-name="Symbol"/>
      </text:list-level-style-bullet>
      <text:list-level-style-bullet text:level="2" text:style-name="WW8Num121z1" style:num-suffix="." text:bullet-char="o">
        <style:list-level-properties text:space-before="4.445cm" text:min-label-width="0.635cm"/>
        <style:text-properties style:font-name="Courier New"/>
      </text:list-level-style-bullet>
      <text:list-level-style-bullet text:level="3" text:style-name="WW8Num121z2" style:num-suffix="." text:bullet-char="">
        <style:list-level-properties text:space-before="5.715cm" text:min-label-width="0.635cm"/>
        <style:text-properties style:font-name="Wingdings"/>
      </text:list-level-style-bullet>
      <text:list-level-style-bullet text:level="4" text:style-name="WW8Num121z0" style:num-suffix="." text:bullet-char="">
        <style:list-level-properties text:space-before="6.985cm" text:min-label-width="0.635cm"/>
        <style:text-properties style:font-name="Symbol"/>
      </text:list-level-style-bullet>
      <text:list-level-style-bullet text:level="5" text:style-name="WW8Num121z1" style:num-suffix="." text:bullet-char="o">
        <style:list-level-properties text:space-before="8.255cm" text:min-label-width="0.635cm"/>
        <style:text-properties style:font-name="Courier New"/>
      </text:list-level-style-bullet>
      <text:list-level-style-bullet text:level="6" text:style-name="WW8Num121z2" style:num-suffix="." text:bullet-char="">
        <style:list-level-properties text:space-before="9.525cm" text:min-label-width="0.635cm"/>
        <style:text-properties style:font-name="Wingdings"/>
      </text:list-level-style-bullet>
      <text:list-level-style-bullet text:level="7" text:style-name="WW8Num121z0" style:num-suffix="." text:bullet-char="">
        <style:list-level-properties text:space-before="10.795cm" text:min-label-width="0.635cm"/>
        <style:text-properties style:font-name="Symbol"/>
      </text:list-level-style-bullet>
      <text:list-level-style-bullet text:level="8" text:style-name="WW8Num121z1" style:num-suffix="." text:bullet-char="o">
        <style:list-level-properties text:space-before="12.065cm" text:min-label-width="0.635cm"/>
        <style:text-properties style:font-name="Courier New"/>
      </text:list-level-style-bullet>
      <text:list-level-style-bullet text:level="9" text:style-name="WW8Num1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3.81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style:num-suffix="." text:bullet-char="">
        <style:list-level-properties text:space-before="3.175cm" text:min-label-width="0.635cm"/>
        <style:text-properties style:font-name="Symbol"/>
      </text:list-level-style-bullet>
      <text:list-level-style-bullet text:level="2" text:style-name="WW8Num123z1" style:num-suffix="." text:bullet-char="o">
        <style:list-level-properties text:space-before="4.445cm" text:min-label-width="0.635cm"/>
        <style:text-properties style:font-name="Courier New"/>
      </text:list-level-style-bullet>
      <text:list-level-style-bullet text:level="3" text:style-name="WW8Num123z0" style:num-suffix="." text:bullet-char="">
        <style:list-level-properties text:space-before="5.715cm" text:min-label-width="0.635cm"/>
        <style:text-properties style:font-name="Symbol"/>
      </text:list-level-style-bullet>
      <text:list-level-style-bullet text:level="4" text:style-name="WW8Num123z0" style:num-suffix="." text:bullet-char="">
        <style:list-level-properties text:space-before="6.985cm" text:min-label-width="0.635cm"/>
        <style:text-properties style:font-name="Symbol"/>
      </text:list-level-style-bullet>
      <text:list-level-style-bullet text:level="5" text:style-name="WW8Num123z1" style:num-suffix="." text:bullet-char="o">
        <style:list-level-properties text:space-before="8.255cm" text:min-label-width="0.635cm"/>
        <style:text-properties style:font-name="Courier New"/>
      </text:list-level-style-bullet>
      <text:list-level-style-bullet text:level="6" text:style-name="WW8Num123z5" style:num-suffix="." text:bullet-char="">
        <style:list-level-properties text:space-before="9.525cm" text:min-label-width="0.635cm"/>
        <style:text-properties style:font-name="Wingdings"/>
      </text:list-level-style-bullet>
      <text:list-level-style-bullet text:level="7" text:style-name="WW8Num123z0" style:num-suffix="." text:bullet-char="">
        <style:list-level-properties text:space-before="10.795cm" text:min-label-width="0.635cm"/>
        <style:text-properties style:font-name="Symbol"/>
      </text:list-level-style-bullet>
      <text:list-level-style-bullet text:level="8" text:style-name="WW8Num123z1" style:num-suffix="." text:bullet-char="o">
        <style:list-level-properties text:space-before="12.065cm" text:min-label-width="0.635cm"/>
        <style:text-properties style:font-name="Courier New"/>
      </text:list-level-style-bullet>
      <text:list-level-style-bullet text:level="9" text:style-name="WW8Num123z5"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bullet text:level="1" text:style-name="WW8Num125z0" style:num-suffix="." text:bullet-char="">
        <style:list-level-properties text:space-before="3.175cm" text:min-label-width="0.635cm"/>
        <style:text-properties style:font-name="Symbol"/>
      </text:list-level-style-bullet>
      <text:list-level-style-bullet text:level="2" text:style-name="WW8Num125z1" style:num-suffix="." text:bullet-char="o">
        <style:list-level-properties text:space-before="4.445cm" text:min-label-width="0.635cm"/>
        <style:text-properties style:font-name="Courier New"/>
      </text:list-level-style-bullet>
      <text:list-level-style-bullet text:level="3" text:style-name="WW8Num125z2" style:num-suffix="." text:bullet-char="">
        <style:list-level-properties text:space-before="5.715cm" text:min-label-width="0.635cm"/>
        <style:text-properties style:font-name="Wingdings"/>
      </text:list-level-style-bullet>
      <text:list-level-style-bullet text:level="4" text:style-name="WW8Num125z0" style:num-suffix="." text:bullet-char="">
        <style:list-level-properties text:space-before="6.985cm" text:min-label-width="0.635cm"/>
        <style:text-properties style:font-name="Symbol"/>
      </text:list-level-style-bullet>
      <text:list-level-style-bullet text:level="5" text:style-name="WW8Num125z1" style:num-suffix="." text:bullet-char="o">
        <style:list-level-properties text:space-before="8.255cm" text:min-label-width="0.635cm"/>
        <style:text-properties style:font-name="Courier New"/>
      </text:list-level-style-bullet>
      <text:list-level-style-bullet text:level="6" text:style-name="WW8Num125z2" style:num-suffix="." text:bullet-char="">
        <style:list-level-properties text:space-before="9.525cm" text:min-label-width="0.635cm"/>
        <style:text-properties style:font-name="Wingdings"/>
      </text:list-level-style-bullet>
      <text:list-level-style-bullet text:level="7" text:style-name="WW8Num125z0" style:num-suffix="." text:bullet-char="">
        <style:list-level-properties text:space-before="10.795cm" text:min-label-width="0.635cm"/>
        <style:text-properties style:font-name="Symbol"/>
      </text:list-level-style-bullet>
      <text:list-level-style-bullet text:level="8" text:style-name="WW8Num125z1" style:num-suffix="." text:bullet-char="o">
        <style:list-level-properties text:space-before="12.065cm" text:min-label-width="0.635cm"/>
        <style:text-properties style:font-name="Courier New"/>
      </text:list-level-style-bullet>
      <text:list-level-style-bullet text:level="9" text:style-name="WW8Num125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6">
      <text:list-level-style-number text:level="1" style:num-suffix="." style:num-format="1">
        <style:list-level-properties text:min-label-width="0.639cm"/>
      </text:list-level-style-number>
      <text:list-level-style-number text:level="2" style:num-suffix="." style:num-format="1" text:display-levels="2">
        <style:list-level-properties text:min-label-width="0.635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4.445cm" text:min-label-width="1.143cm"/>
      </text:list-level-style-number>
      <text:list-level-style-number text:level="5" style:num-suffix="." style:num-format="1" text:display-levels="5">
        <style:list-level-properties text:space-before="5.08cm" text:min-label-width="2.54cm"/>
      </text:list-level-style-number>
      <text:list-level-style-number text:level="6" style:num-suffix="." style:num-format="1" text:display-levels="6">
        <style:list-level-properties text:space-before="5.715cm" text:min-label-width="2.54cm"/>
      </text:list-level-style-number>
      <text:list-level-style-number text:level="7" style:num-suffix="." style:num-format="1" text:display-levels="7">
        <style:list-level-properties text:space-before="6.35cm" text:min-label-width="3.175cm"/>
      </text:list-level-style-number>
      <text:list-level-style-number text:level="8" style:num-suffix="." style:num-format="1" text:display-levels="8">
        <style:list-level-properties text:space-before="6.985cm" text:min-label-width="3.81cm"/>
      </text:list-level-style-number>
      <text:list-level-style-number text:level="9" style:num-suffix="." style:num-format="1" text:display-levels="9">
        <style:list-level-properties text:space-before="7.62cm" text:min-label-width="3.81cm"/>
      </text:list-level-style-number>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3.175cm" text:min-label-width="0.635cm"/>
        <style:text-properties style:font-name="Symbol"/>
      </text:list-level-style-bullet>
      <text:list-level-style-bullet text:level="2" text:style-name="WW8Num128z1" style:num-suffix="." text:bullet-char="o">
        <style:list-level-properties text:space-before="4.445cm" text:min-label-width="0.635cm"/>
        <style:text-properties style:font-name="Courier New"/>
      </text:list-level-style-bullet>
      <text:list-level-style-bullet text:level="3" text:style-name="WW8Num128z2" style:num-suffix="." text:bullet-char="">
        <style:list-level-properties text:space-before="5.715cm" text:min-label-width="0.635cm"/>
        <style:text-properties style:font-name="Wingdings"/>
      </text:list-level-style-bullet>
      <text:list-level-style-bullet text:level="4" text:style-name="WW8Num128z0" style:num-suffix="." text:bullet-char="">
        <style:list-level-properties text:space-before="6.985cm" text:min-label-width="0.635cm"/>
        <style:text-properties style:font-name="Symbol"/>
      </text:list-level-style-bullet>
      <text:list-level-style-bullet text:level="5" text:style-name="WW8Num128z1" style:num-suffix="." text:bullet-char="o">
        <style:list-level-properties text:space-before="8.255cm" text:min-label-width="0.635cm"/>
        <style:text-properties style:font-name="Courier New"/>
      </text:list-level-style-bullet>
      <text:list-level-style-bullet text:level="6" text:style-name="WW8Num128z2" style:num-suffix="." text:bullet-char="">
        <style:list-level-properties text:space-before="9.525cm" text:min-label-width="0.635cm"/>
        <style:text-properties style:font-name="Wingdings"/>
      </text:list-level-style-bullet>
      <text:list-level-style-bullet text:level="7" text:style-name="WW8Num128z0" style:num-suffix="." text:bullet-char="">
        <style:list-level-properties text:space-before="10.795cm" text:min-label-width="0.635cm"/>
        <style:text-properties style:font-name="Symbol"/>
      </text:list-level-style-bullet>
      <text:list-level-style-bullet text:level="8" text:style-name="WW8Num128z1" style:num-suffix="." text:bullet-char="o">
        <style:list-level-properties text:space-before="12.065cm" text:min-label-width="0.635cm"/>
        <style:text-properties style:font-name="Courier New"/>
      </text:list-level-style-bullet>
      <text:list-level-style-bullet text:level="9" text:style-name="WW8Num128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number text:level="1" style:num-suffix="." style:num-format="1">
        <style:list-level-properties text:space-before="2.54cm" text:min-label-width="0.635cm"/>
      </text:list-level-style-number>
      <text:list-level-style-number text:level="2" style:num-suffix="." style:num-format="a" style:num-letter-sync="true">
        <style:list-level-properties text:space-before="3.81cm" text:min-label-width="0.635cm"/>
      </text:list-level-style-number>
      <text:list-level-style-number text:level="3" style:num-suffix="." style:num-format="i">
        <style:list-level-properties text:min-label-width="5.715cm" text:min-label-distance="0.318cm" fo:text-align="end"/>
      </text:list-level-style-number>
      <text:list-level-style-number text:level="4" style:num-suffix="." style:num-format="1">
        <style:list-level-properties text:space-before="6.35cm" text:min-label-width="0.635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4.502cm" text:min-label-width="0.499cm"/>
      </text:list-level-style-number>
    </text:list-style>
    <text:list-style style:name="WW8Num130" text:consecutive-numbering="true">
      <text:list-level-style-bullet text:level="1" text:style-name="WW8Num130z0" style:num-suffix="." text:bullet-char="">
        <style:list-level-properties text:space-before="3.175cm" text:min-label-width="0.635cm"/>
        <style:text-properties style:font-name="Symbol"/>
      </text:list-level-style-bullet>
      <text:list-level-style-bullet text:level="2" text:style-name="WW8Num130z1" style:num-suffix="." text:bullet-char="o">
        <style:list-level-properties text:space-before="4.445cm" text:min-label-width="0.635cm"/>
        <style:text-properties style:font-name="Courier New"/>
      </text:list-level-style-bullet>
      <text:list-level-style-bullet text:level="3" text:style-name="WW8Num130z2" style:num-suffix="." text:bullet-char="">
        <style:list-level-properties text:space-before="5.715cm" text:min-label-width="0.635cm"/>
        <style:text-properties style:font-name="Wingdings"/>
      </text:list-level-style-bullet>
      <text:list-level-style-bullet text:level="4" text:style-name="WW8Num130z0" style:num-suffix="." text:bullet-char="">
        <style:list-level-properties text:space-before="6.985cm" text:min-label-width="0.635cm"/>
        <style:text-properties style:font-name="Symbol"/>
      </text:list-level-style-bullet>
      <text:list-level-style-bullet text:level="5" text:style-name="WW8Num130z1" style:num-suffix="." text:bullet-char="o">
        <style:list-level-properties text:space-before="8.255cm" text:min-label-width="0.635cm"/>
        <style:text-properties style:font-name="Courier New"/>
      </text:list-level-style-bullet>
      <text:list-level-style-bullet text:level="6" text:style-name="WW8Num130z2" style:num-suffix="." text:bullet-char="">
        <style:list-level-properties text:space-before="9.525cm" text:min-label-width="0.635cm"/>
        <style:text-properties style:font-name="Wingdings"/>
      </text:list-level-style-bullet>
      <text:list-level-style-bullet text:level="7" text:style-name="WW8Num130z0" style:num-suffix="." text:bullet-char="">
        <style:list-level-properties text:space-before="10.795cm" text:min-label-width="0.635cm"/>
        <style:text-properties style:font-name="Symbol"/>
      </text:list-level-style-bullet>
      <text:list-level-style-bullet text:level="8" text:style-name="WW8Num130z1" style:num-suffix="." text:bullet-char="o">
        <style:list-level-properties text:space-before="12.065cm" text:min-label-width="0.635cm"/>
        <style:text-properties style:font-name="Courier New"/>
      </text:list-level-style-bullet>
      <text:list-level-style-bullet text:level="9" text:style-name="WW8Num130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style:num-suffix="." text:bullet-char="">
        <style:list-level-properties text:space-before="3.175cm" text:min-label-width="0.635cm"/>
        <style:text-properties style:font-name="Symbol"/>
      </text:list-level-style-bullet>
      <text:list-level-style-number text:level="2" style:num-suffix="." style:num-format="1">
        <style:list-level-properties text:space-before="4.445cm" text:min-label-width="0.635cm"/>
      </text:list-level-style-number>
      <text:list-level-style-bullet text:level="3" text:style-name="WW8Num132z2" style:num-suffix="." text:bullet-char="">
        <style:list-level-properties text:space-before="5.715cm" text:min-label-width="0.635cm"/>
        <style:text-properties style:font-name="Wingdings"/>
      </text:list-level-style-bullet>
      <text:list-level-style-bullet text:level="4" text:style-name="WW8Num132z0" style:num-suffix="." text:bullet-char="">
        <style:list-level-properties text:space-before="6.985cm" text:min-label-width="0.635cm"/>
        <style:text-properties style:font-name="Symbol"/>
      </text:list-level-style-bullet>
      <text:list-level-style-bullet text:level="5" text:style-name="WW8Num132z4" style:num-suffix="." text:bullet-char="o">
        <style:list-level-properties text:space-before="8.255cm" text:min-label-width="0.635cm"/>
        <style:text-properties style:font-name="Courier New"/>
      </text:list-level-style-bullet>
      <text:list-level-style-bullet text:level="6" text:style-name="WW8Num132z2" style:num-suffix="." text:bullet-char="">
        <style:list-level-properties text:space-before="9.525cm" text:min-label-width="0.635cm"/>
        <style:text-properties style:font-name="Wingdings"/>
      </text:list-level-style-bullet>
      <text:list-level-style-bullet text:level="7" text:style-name="WW8Num132z0" style:num-suffix="." text:bullet-char="">
        <style:list-level-properties text:space-before="10.795cm" text:min-label-width="0.635cm"/>
        <style:text-properties style:font-name="Symbol"/>
      </text:list-level-style-bullet>
      <text:list-level-style-bullet text:level="8" text:style-name="WW8Num132z4" style:num-suffix="." text:bullet-char="o">
        <style:list-level-properties text:space-before="12.065cm" text:min-label-width="0.635cm"/>
        <style:text-properties style:font-name="Courier New"/>
      </text:list-level-style-bullet>
      <text:list-level-style-bullet text:level="9" text:style-name="WW8Num132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StyleNum1">
      <text:list-level-style-number text:level="1" style:num-forma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name-complex="Arial"/>
    </style:style>
    <style:page-layout style:name="pm1">
      <style:page-layout-properties fo:page-width="21.006cm" fo:page-height="29.693cm" style:num-format="1" style:print-orientation="portrait" fo:margin-top="1.27cm" fo:margin-bottom="1.27cm" fo:margin-left="3.17cm" fo:margin-right="3.1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0.771cm"/>
      </style:header-style>
      <style:footer-style>
        <style:header-footer-properties fo:min-height="1.27cm" fo:margin-left="0cm" fo:margin-right="0cm" fo:margin-top="0.771cm"/>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tracked-changes>
          <text:changed-region text:id="ct94391040">
            <text:deletion>
              <office:change-info>
                <dc:creator>unknown</dc:creator>
                <dc:date>2005-08-24T16:52:00</dc:date>
              </office:change-info>
              <text:p text:style-name="Header">4</text:p>
            </text:deletion>
          </text:changed-region>
        </text:tracked-changes>
        <text:p text:style-name="Header">SmartFrog Reference Manual v3.<text:change text:change-id="ct94391040"/>11<text:tab/>- <text:page-number text:select-page="current">15</text:page-number> -<text:tab/>last modified on 18 June 2007</text:p>
      </style:header>
      <style:footer>
        <text:p text:style-name="P1"><text:span text:style-name="T1">© C</text:span>opyright 1998-2005 Hewlett-Packard Development Company, LP</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SmartFrog Reference Manual</dc:title>
    <meta:initial-creator>Patrick Goldsack</meta:initial-creator>
    <meta:creation-date>2003-10-28T23:22:00</meta:creation-date>
    <dc:creator>andrew farrell</dc:creator>
    <dc:date>2007-06-21T23:25:59</dc:date>
    <meta:printed-by>andrew farrell</meta:printed-by>
    <meta:print-date>2007-06-19T15:16:21</meta:print-date>
    <dc:language>en-US</dc:language>
    <meta:editing-cycles>576</meta:editing-cycles>
    <meta:editing-duration>P17DT15H3M8S</meta:editing-duration>
    <meta:user-defined meta:name="Info 1"/>
    <meta:user-defined meta:name="Info 2"/>
    <meta:user-defined meta:name="Info 3"/>
    <meta:user-defined meta:name="Info 4"/>
    <meta:document-statistic meta:table-count="2" meta:image-count="3" meta:object-count="5" meta:page-count="15" meta:paragraph-count="2729" meta:word-count="37709" meta:character-count="248935"/>
  </office:meta>
</office:document-meta>
</file>